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Inconsolata" svg:font-family="Inconsolata" style:font-pitch="fixed"/>
    <style:font-face style:name="Mangal" svg:font-family="Mang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99pt"/>
    </style:style>
    <style:style style:name="co2" style:family="table-column">
      <style:table-column-properties fo:break-before="auto" style:column-width="214.75pt"/>
    </style:style>
    <style:style style:name="co3" style:family="table-column">
      <style:table-column-properties fo:break-before="auto" style:column-width="94.51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36.65pt"/>
    </style:style>
    <style:style style:name="co6" style:family="table-column">
      <style:table-column-properties fo:break-before="auto" style:column-width="28.35pt"/>
    </style:style>
    <style:style style:name="co7" style:family="table-column">
      <style:table-column-properties fo:break-before="auto" style:column-width="74.86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7.2pt"/>
    </style:style>
    <style:style style:name="ro1" style:family="table-row">
      <style:table-row-properties style:row-height="7.46pt" fo:break-before="auto" style:use-optimal-row-height="false"/>
    </style:style>
    <style:style style:name="ro2" style:family="table-row">
      <style:table-row-properties style:row-height="21.71pt" fo:break-before="auto" style:use-optimal-row-height="true"/>
    </style:style>
    <style:style style:name="ro3" style:family="table-row">
      <style:table-row-properties style:row-height="19.36pt" fo:break-before="auto" style:use-optimal-row-height="true"/>
    </style:style>
    <style:style style:name="ro4" style:family="table-row">
      <style:table-row-properties style:row-height="15.79pt" fo:break-before="auto" style:use-optimal-row-height="true"/>
    </style:style>
    <style:style style:name="ro5" style:family="table-row">
      <style:table-row-properties style:row-height="116.39pt" fo:break-before="auto" style:use-optimal-row-height="true"/>
    </style:style>
    <style:style style:name="ro6" style:family="table-row">
      <style:table-row-properties style:row-height="17.01pt" fo:break-before="auto" style:use-optimal-row-height="true"/>
    </style:style>
    <style:style style:name="ro7" style:family="table-row">
      <style:table-row-properties style:row-height="25.34pt" fo:break-before="auto" style:use-optimal-row-height="true"/>
    </style:style>
    <style:style style:name="ro8" style:family="table-row">
      <style:table-row-properties style:row-height="23.3pt" fo:break-before="auto" style:use-optimal-row-height="true"/>
    </style:style>
    <style:style style:name="ro9" style:family="table-row">
      <style:table-row-properties style:row-height="26.05pt" fo:break-before="auto" style:use-optimal-row-height="false"/>
    </style:style>
    <style:style style:name="ro10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Default">
      <style:text-properties style:font-name="Inconsolata"/>
    </style:style>
    <style:style style:name="ce2" style:family="table-cell" style:parent-style-name="Default">
      <style:table-cell-properties fo:border="none"/>
      <style:text-properties style:font-name="Inconsolata"/>
    </style:style>
    <style:style style:name="ce3" style:family="table-cell" style:parent-style-name="Default">
      <style:table-cell-properties fo:border="none" style:rotation-angle="0"/>
      <style:text-properties style:font-name="Inconsolata"/>
    </style:style>
    <style:style style:name="ce4" style:family="table-cell" style:parent-style-name="Default">
      <style:table-cell-properties fo:wrap-option="no-wrap" fo:border="none"/>
      <style:text-properties style:font-name="Inconsolata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000000" fo:border-left="none" fo:border-right="none" style:rotation-angle="0" fo:border-top="none"/>
      <style:text-properties style:font-name="Inconsolata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pt"/>
      <style:text-properties style:font-name="Inconsolata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dfdfdf" fo:background-color="#808080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pt"/>
      <style:text-properties style:font-name="Inconsolata" fo:font-weight="bold" style:font-weight-asian="bold" style:font-weight-complex="bold"/>
    </style:style>
    <style:style style:name="ce8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pt"/>
      <style:text-properties style:font-name="Inconsolata" fo:font-weight="normal" style:font-weight-asian="normal" style:font-weight-complex="normal"/>
    </style:style>
    <style:style style:name="ce9" style:family="table-cell" style:parent-style-name="Default">
      <style:table-cell-properties fo:border-bottom="0.06pt solid #dfdfdf" fo:background-color="#cccccc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pt"/>
      <style:text-properties style:font-name="Inconsolata" fo:font-weight="bold" style:font-weight-asian="bold" style:font-weight-complex="bold"/>
    </style:style>
    <style:style style:name="ce10" style:family="table-cell" style:parent-style-name="Default">
      <style:table-cell-properties fo:border-bottom="0.06pt solid #dfdfdf" style:cell-protect="none" style:print-content="true" style:text-align-source="fix" style:repeat-content="false" fo:background-color="transparent" fo:border-left="0.06pt solid #000000" fo:border-right="0.06pt solid #dfdfdf" fo:border-top="0.06pt solid #dfdfdf"/>
      <style:paragraph-properties fo:text-align="start" fo:margin-left="0pt"/>
      <style:text-properties style:font-name="Inconsolata" fo:font-weight="normal" style:font-weight-asian="normal" style:font-weight-complex="normal"/>
    </style:style>
    <style:style style:name="ce11" style:family="table-cell" style:parent-style-name="Default">
      <style:table-cell-properties fo:border-bottom="0.06pt solid #dfdfdf" style:cell-protect="none" style:print-content="true" style:text-align-source="fix" style:repeat-content="false" fo:background-color="transparent" fo:border-left="0.06pt solid #000000" fo:border-right="0.06pt solid #dfdfdf" fo:border-top="0.06pt solid #dfdfdf"/>
      <style:paragraph-properties fo:text-align="start" fo:margin-left="0pt"/>
      <style:text-properties style:font-name="Inconsolata" fo:font-weight="bold" style:font-weight-asian="bold" style:font-weight-complex="bold"/>
    </style:style>
    <style:style style:name="ce12" style:family="table-cell" style:parent-style-name="Default">
      <style:table-cell-properties fo:border-bottom="0.06pt solid #dfdfdf" style:cell-protect="none" style:print-content="true" style:text-align-source="fix" style:repeat-content="false" fo:background-color="transparent" fo:border-left="0.06pt solid #000000" fo:border-right="0.06pt solid #dfdfdf" fo:border-top="0.06pt solid #dfdfdf"/>
      <style:paragraph-properties fo:text-align="start" fo:margin-left="0pt"/>
      <style:text-properties style:font-name="Inconsolata"/>
    </style:style>
    <style:style style:name="ce13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pt"/>
      <style:text-properties style:font-name="Inconsolata"/>
    </style:style>
    <style:style style:name="ce14" style:family="table-cell" style:parent-style-name="Default">
      <style:table-cell-properties fo:border-bottom="0.06pt solid #dfdfdf" fo:background-color="#eeeeee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pt"/>
      <style:text-properties style:font-name="Inconsolata"/>
    </style:style>
    <style:style style:name="ce15" style:family="table-cell" style:parent-style-name="Default">
      <style:table-cell-properties fo:border-bottom="0.06pt solid #dfdfdf" style:cell-protect="none" style:print-content="true" style:text-align-source="fix" style:repeat-content="false" fo:background-color="transparent" fo:border-left="0.06pt solid #000000" fo:border-right="0.06pt solid #dfdfdf" fo:border-top="0.06pt solid #dfdfdf"/>
      <style:paragraph-properties fo:text-align="start" fo:margin-left="0pt"/>
      <style:text-properties style:font-name="Inconsolata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06pt solid #dfdfdf" fo:background-color="#eeeeee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pt"/>
      <style:text-properties style:font-name="Inconsolata" fo:font-weight="normal" style:font-weight-asian="normal" style:font-weight-complex="normal"/>
    </style:style>
    <style:style style:name="ce17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pt"/>
      <style:text-properties style:font-name="Inconsolata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0.06pt solid #dfdfdf" style:cell-protect="none" style:print-content="true" fo:background-color="transparent" fo:border-left="0.06pt solid #000000" fo:border-right="0.06pt solid #dfdfdf" fo:border-top="0.06pt solid #dfdfdf"/>
      <style:text-properties style:font-name="Inconsolata"/>
    </style:style>
    <style:style style:name="ce19" style:family="table-cell" style:parent-style-name="Default">
      <style:table-cell-properties fo:border-bottom="0.06pt solid #000000" style:cell-protect="none" style:print-content="true" fo:background-color="transparent" fo:border-left="0.06pt solid #000000" fo:border-right="0.06pt solid #dfdfdf" fo:border-top="none"/>
      <style:text-properties style:font-name="Inconsolata"/>
    </style:style>
    <style:style style:name="ce20" style:family="table-cell" style:parent-style-name="Default">
      <style:table-cell-properties fo:border-bottom="none" fo:background-color="transparent" fo:border-left="none" fo:border-right="none" fo:border-top="0.06pt solid #000000"/>
      <style:text-properties style:font-name="Inconsolata"/>
    </style:style>
    <style:style style:name="ce21" style:family="table-cell" style:parent-style-name="Default">
      <style:table-cell-properties fo:background-color="#cccccc"/>
      <style:text-properties style:font-name="Inconsolata"/>
    </style:style>
    <style:style style:name="ce22" style:family="table-cell" style:parent-style-name="Default">
      <style:table-cell-properties fo:background-color="transparent"/>
      <style:text-properties style:font-name="Inconsolata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Inconsolata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808080"/>
      <style:text-properties style:font-name="Inconsolata" fo:font-weight="bold" style:font-weight-asian="bold" style:font-weight-complex="bold"/>
    </style:style>
    <style:style style:name="ce25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pt"/>
      <style:text-properties style:font-name="Inconsolata"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pt"/>
      <style:text-properties style:font-name="Inconsolata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  <style:text-properties style:font-name="Inconsolata"/>
    </style:style>
    <style:style style:name="ce28" style:family="table-cell" style:parent-style-name="Default">
      <style:table-cell-properties fo:border-bottom="0.06pt solid #000000" fo:background-color="#000000" fo:border-left="none" fo:border-right="none" style:rotation-angle="0" fo:border-top="none"/>
      <style:text-properties fo:color="#ffffff" style:font-name="Inconsolata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style:font-name="Inconsolata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808080" style:text-align-source="fix" style:repeat-content="false" fo:wrap-option="wrap" fo:border="0.2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nconsolat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fo:border="0.2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nconsolat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ackground-color="#cccccc" style:text-align-source="fix" style:repeat-content="false" fo:wrap-option="wrap" fo:border="0.26pt solid #000000" style:direction="ltr" style:rotation-angle="0" style:rotation-align="none" style:shrink-to-fit="false" style:vertical-align="top" loext:vertical-justify="auto"/>
      <style:paragraph-properties fo:text-align="start" css3t:text-justify="auto" fo:margin-left="13.21pt" style:writing-mode="page"/>
      <style:text-properties fo:color="#000000" style:text-outline="false" style:text-line-through-style="none" style:text-line-through-type="none" style:font-name="Inconsolat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26pt solid #000000" style:direction="ltr" style:rotation-angle="0" style:rotation-align="none" style:shrink-to-fit="false" style:vertical-align="top" loext:vertical-justify="auto"/>
      <style:paragraph-properties fo:text-align="start" css3t:text-justify="auto" fo:margin-left="26.39pt" style:writing-mode="page"/>
      <style:text-properties fo:color="#000000" style:text-outline="false" style:text-line-through-style="none" style:text-line-through-type="none" style:font-name="Inconsolat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wrap" fo:border="0.26pt solid #000000" style:direction="ltr" style:rotation-angle="0" style:rotation-align="none" style:shrink-to-fit="false" style:vertical-align="top" loext:vertical-justify="auto"/>
      <style:paragraph-properties fo:text-align="start" css3t:text-justify="auto" fo:margin-left="13.21pt" style:writing-mode="page"/>
      <style:text-properties fo:color="#000000" style:text-outline="false" style:text-line-through-style="none" style:text-line-through-type="none" style:font-name="Inconsolat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ackground-color="#eeeeee" style:text-align-source="fix" style:repeat-content="false" fo:wrap-option="wrap" fo:border="0.26pt solid #000000" style:direction="ltr" style:rotation-angle="0" style:rotation-align="none" style:shrink-to-fit="false" style:vertical-align="top" loext:vertical-justify="auto"/>
      <style:paragraph-properties fo:text-align="start" css3t:text-justify="auto" fo:margin-left="26.39pt" style:writing-mode="page"/>
      <style:text-properties fo:color="#000000" style:text-outline="false" style:text-line-through-style="none" style:text-line-through-type="none" style:font-name="Inconsolat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26pt solid #000000" style:direction="ltr" style:rotation-angle="0" style:rotation-align="none" style:shrink-to-fit="false" style:vertical-align="top" loext:vertical-justify="auto"/>
      <style:paragraph-properties fo:text-align="start" css3t:text-justify="auto" fo:margin-left="39.6pt" style:writing-mode="page"/>
      <style:text-properties fo:color="#000000" style:text-outline="false" style:text-line-through-style="none" style:text-line-through-type="none" style:font-name="Inconsolat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fo:border="0.26pt solid #000000" style:direction="ltr" style:rotation-angle="0" style:rotation-align="none" style:shrink-to-fit="false" style:vertical-align="top" loext:vertical-justify="auto"/>
      <style:paragraph-properties fo:text-align="start" css3t:text-justify="auto" fo:margin-left="39.6pt" style:writing-mode="page"/>
      <style:text-properties fo:color="#000000" style:text-outline="false" style:text-line-through-style="none" style:text-line-through-type="none" style:font-name="Inconsolat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wrap" fo:border="0.26pt solid #000000" style:direction="ltr" style:rotation-angle="0" style:rotation-align="none" style:shrink-to-fit="false" style:vertical-align="top" loext:vertical-justify="auto"/>
      <style:paragraph-properties fo:text-align="start" css3t:text-justify="auto" fo:margin-left="26.39pt" style:writing-mode="page"/>
      <style:text-properties fo:color="#000000" style:text-outline="false" style:text-line-through-style="none" style:text-line-through-type="none" style:font-name="Inconsolat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fo:background-color="#cccccc" style:text-align-source="fix" style:repeat-content="false" fo:wrap-option="wrap" fo:border="0.26pt solid #000000" style:direction="ltr" style:rotation-angle="0" style:rotation-align="none" style:shrink-to-fit="false" style:vertical-align="top" loext:vertical-justify="auto"/>
      <style:paragraph-properties fo:text-align="start" css3t:text-justify="auto" fo:margin-left="13.21pt" style:writing-mode="page"/>
      <style:text-properties fo:color="#000000" style:text-outline="false" style:text-line-through-style="none" style:text-line-through-type="none" style:font-name="Inconsolat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26pt solid #000000" style:direction="ltr" style:rotation-angle="0" style:rotation-align="none" style:shrink-to-fit="false" style:vertical-align="top" loext:vertical-justify="auto"/>
      <style:paragraph-properties fo:text-align="start" css3t:text-justify="auto" fo:margin-left="13.21pt" style:writing-mode="page"/>
      <style:text-properties fo:color="#000000" style:text-outline="false" style:text-line-through-style="none" style:text-line-through-type="none" style:font-name="Inconsolat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fo:border="0.26pt solid #000000"/>
      <style:text-properties style:font-name="Inconsolata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Inconsolata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Inconsolata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Inconsolata"/>
    </style:style>
    <style:style style:name="ce45" style:family="table-cell" style:parent-style-name="Default">
      <style:table-cell-properties fo:background-color="#808080" style:cell-protect="none" style:print-content="true" fo:border="0.26pt solid #000000"/>
      <style:text-properties style:font-name="Inconsolata" fo:font-weight="bold" style:font-weight-asian="bold" style:font-weight-complex="bold"/>
    </style:style>
    <style:style style:name="ce46" style:family="table-cell" style:parent-style-name="Default">
      <style:table-cell-properties style:cell-protect="none" style:print-content="true" fo:border="0.26pt solid #000000"/>
      <style:text-properties style:font-name="Inconsolata" fo:font-weight="normal" style:font-weight-asian="normal" style:font-weight-complex="normal"/>
    </style:style>
    <style:style style:name="ce47" style:family="table-cell" style:parent-style-name="Default">
      <style:table-cell-properties fo:background-color="#cccccc" style:cell-protect="none" style:print-content="true" fo:border="0.26pt solid #000000"/>
      <style:text-properties style:font-name="Inconsolata" fo:font-weight="bold" style:font-weight-asian="bold" style:font-weight-complex="bold"/>
    </style:style>
    <style:style style:name="ce48" style:family="table-cell" style:parent-style-name="Default">
      <style:table-cell-properties style:cell-protect="none" style:print-content="true" fo:background-color="transparent" fo:border="0.26pt solid #000000"/>
      <style:text-properties style:font-name="Inconsolata" fo:font-weight="normal" style:font-weight-asian="normal" style:font-weight-complex="normal"/>
    </style:style>
    <style:style style:name="ce49" style:family="table-cell" style:parent-style-name="Default">
      <style:table-cell-properties style:cell-protect="none" style:print-content="true" fo:background-color="transparent" fo:border="0.26pt solid #000000"/>
      <style:text-properties style:font-name="Inconsolata" fo:font-weight="bold" style:font-weight-asian="bold" style:font-weight-complex="bold"/>
    </style:style>
    <style:style style:name="ce50" style:family="table-cell" style:parent-style-name="Default">
      <style:table-cell-properties style:cell-protect="none" style:print-content="true" fo:background-color="transparent" fo:border="0.26pt solid #000000"/>
      <style:text-properties style:font-name="Inconsolata"/>
    </style:style>
    <style:style style:name="ce51" style:family="table-cell" style:parent-style-name="Default">
      <style:table-cell-properties style:cell-protect="none" style:print-content="true" fo:border="0.26pt solid #000000"/>
      <style:text-properties style:font-name="Inconsolata"/>
    </style:style>
    <style:style style:name="ce52" style:family="table-cell" style:parent-style-name="Default">
      <style:table-cell-properties fo:background-color="#cccccc" style:cell-protect="none" style:print-content="true" fo:border="0.26pt solid #000000"/>
      <style:text-properties style:font-name="Inconsolata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eeeeee" style:cell-protect="none" style:print-content="true" fo:border="0.26pt solid #000000"/>
      <style:text-properties style:font-name="Inconsolata"/>
    </style:style>
    <style:style style:name="ce54" style:family="table-cell" style:parent-style-name="Default">
      <style:table-cell-properties fo:background-color="#eeeeee" style:cell-protect="none" style:print-content="true" fo:border="0.26pt solid #000000"/>
      <style:text-properties style:font-name="Inconsolata" fo:font-weight="normal" style:font-weight-asian="normal" style:font-weight-complex="normal"/>
    </style:style>
    <style:style style:name="ce55" style:family="table-cell" style:parent-style-name="Default">
      <style:table-cell-properties fo:background-color="transparent" fo:border="0.26pt solid #000000"/>
      <style:text-properties style:font-name="Inconsolata"/>
    </style:style>
    <style:style style:name="ce56" style:family="table-cell" style:parent-style-name="Default">
      <style:table-cell-properties fo:background-color="#cccccc" fo:border="0.26pt solid #000000"/>
      <style:text-properties style:font-name="Inconsolata"/>
    </style:style>
    <style:style style:name="ce57" style:family="table-cell" style:parent-style-name="Default">
      <style:table-cell-properties fo:background-color="transparent" fo:border="0.26pt solid #000000"/>
      <style:text-properties style:font-name="Inconsolata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808080" fo:border="0.26pt solid #000000"/>
      <style:text-properties style:font-name="Inconsolata"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Inconsolata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10.01pt"/>
      <style:text-properties style:font-name="Inconsolata"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20.01pt"/>
      <style:text-properties style:font-name="Inconsolata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20.01pt"/>
      <style:text-properties style:text-outline="false" style:text-line-through-style="none" style:text-line-through-type="none" style:font-name="Inconsolata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outline="false" style:text-line-through-style="none" style:text-line-through-type="none" style:font-name="Inconsolata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178">
      <style:table-cell-properties style:text-align-source="fix" style:repeat-content="false"/>
      <style:paragraph-properties fo:text-align="center" fo:margin-left="0pt"/>
      <style:text-properties style:font-name="Inconsolata" fo:font-weight="normal" style:font-weight-asian="normal" style:font-weight-complex="normal"/>
    </style:style>
    <style:style style:name="ce65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pt"/>
      <style:text-properties style:font-name="Inconsolata" fo:font-weight="normal" style:font-weight-asian="normal" style:font-weight-complex="normal"/>
    </style:style>
    <style:style style:name="ce66" style:family="table-cell" style:parent-style-name="Default">
      <style:table-cell-properties fo:border="none"/>
      <style:text-properties style:font-name="Inconsolata" fo:font-weight="normal" style:font-weight-asian="normal" style:font-weight-complex="normal"/>
    </style:style>
    <style:style style:name="ce67" style:family="table-cell" style:parent-style-name="Default" style:data-style-name="N178">
      <style:table-cell-properties style:text-align-source="fix" style:repeat-content="false" fo:border="none" style:rotation-angle="0"/>
      <style:paragraph-properties fo:text-align="center" fo:margin-left="0pt"/>
      <style:text-properties style:font-name="Inconsolata" fo:font-weight="normal" style:font-weight-asian="normal" style:font-weight-complex="normal"/>
    </style:style>
    <style:style style:name="ce68" style:family="table-cell" style:parent-style-name="Default" style:data-style-name="N178">
      <style:table-cell-properties style:text-align-source="fix" style:repeat-content="false" fo:wrap-option="no-wrap" fo:border="none"/>
      <style:paragraph-properties fo:text-align="center" fo:margin-left="0pt"/>
      <style:text-properties style:font-name="Inconsolata" fo:font-size="12pt" fo:font-weight="normal" style:font-size-asian="12pt" style:font-weight-asian="normal" style:font-size-complex="12pt" style:font-weight-complex="normal"/>
    </style:style>
    <style:style style:name="ce69" style:family="table-cell" style:parent-style-name="Default" style:data-style-name="N178">
      <style:table-cell-properties fo:background-color="#000000" style:cell-protect="none" style:print-content="true" style:text-align-source="fix" style:repeat-content="false" fo:border="0.26pt solid #000000"/>
      <style:paragraph-properties fo:text-align="center" fo:margin-left="0pt"/>
      <style:text-properties fo:color="#ffffff" style:font-name="Inconsolata" fo:font-weight="normal" style:font-weight-asian="normal" style:font-weight-complex="normal"/>
    </style:style>
    <style:style style:name="ce70" style:family="table-cell" style:parent-style-name="Default" style:data-style-name="N178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pt"/>
      <style:text-properties style:font-name="Inconsolata" fo:font-size="12pt" fo:font-weight="normal" style:font-size-asian="12pt" style:font-weight-asian="normal" style:font-size-complex="12pt" style:font-weight-complex="normal"/>
    </style:style>
    <style:style style:name="ce71" style:family="table-cell" style:parent-style-name="Default" style:data-style-name="N178">
      <style:table-cell-properties fo:background-color="#808080" style:cell-protect="none" style:print-content="true" style:text-align-source="fix" style:repeat-content="false" fo:border="0.26pt solid #000000"/>
      <style:paragraph-properties fo:text-align="center" fo:margin-left="0pt"/>
      <style:text-properties style:font-name="Inconsolata" fo:font-weight="bold" style:font-weight-asian="bold" style:font-weight-complex="bold"/>
    </style:style>
    <style:style style:name="ce72" style:family="table-cell" style:parent-style-name="Default" style:data-style-name="N178">
      <style:table-cell-properties style:cell-protect="none" style:print-content="true" style:text-align-source="fix" style:repeat-content="false" fo:background-color="transparent" fo:border="0.26pt solid #000000"/>
      <style:paragraph-properties fo:text-align="center" fo:margin-left="0pt"/>
      <style:text-properties style:font-name="Inconsolata" fo:font-weight="normal" style:font-weight-asian="normal" style:font-weight-complex="normal"/>
    </style:style>
    <style:style style:name="ce73" style:family="table-cell" style:parent-style-name="Default" style:data-style-name="N178">
      <style:table-cell-properties fo:background-color="#cccccc" style:cell-protect="none" style:print-content="true" style:text-align-source="fix" style:repeat-content="false" fo:border="0.26pt solid #000000"/>
      <style:paragraph-properties fo:text-align="center" fo:margin-left="0pt"/>
      <style:text-properties style:font-name="Inconsolata" fo:font-weight="normal" style:font-weight-asian="normal" style:font-weight-complex="normal"/>
    </style:style>
    <style:style style:name="ce74" style:family="table-cell" style:parent-style-name="Default" style:data-style-name="N178">
      <style:table-cell-properties fo:background-color="#cccccc" style:cell-protect="none" style:print-content="true" style:text-align-source="fix" style:repeat-content="false" fo:border="0.26pt solid #000000"/>
      <style:paragraph-properties fo:text-align="center" fo:margin-left="0pt"/>
      <style:text-properties style:font-name="Inconsolata" fo:font-size="12pt" fo:font-weight="normal" style:font-size-asian="12pt" style:font-weight-asian="normal" style:font-size-complex="12pt" style:font-weight-complex="normal"/>
    </style:style>
    <style:style style:name="ce75" style:family="table-cell" style:parent-style-name="Default" style:data-style-name="N178">
      <style:table-cell-properties fo:background-color="#eeeeee" style:cell-protect="none" style:print-content="true" style:text-align-source="fix" style:repeat-content="false" fo:border="0.26pt solid #000000"/>
      <style:paragraph-properties fo:text-align="center" fo:margin-left="0pt"/>
      <style:text-properties style:font-name="Inconsolata" fo:font-weight="normal" style:font-weight-asian="normal" style:font-weight-complex="normal"/>
    </style:style>
    <style:style style:name="ce76" style:family="table-cell" style:parent-style-name="Default" style:data-style-name="N178">
      <style:table-cell-properties fo:background-color="#dddddd" style:cell-protect="none" style:print-content="true" style:text-align-source="fix" style:repeat-content="false" fo:border="0.26pt solid #000000"/>
      <style:paragraph-properties fo:text-align="center" fo:margin-left="0pt"/>
      <style:text-properties style:font-name="Inconsolata" fo:font-weight="normal" style:font-weight-asian="normal" style:font-weight-complex="normal"/>
    </style:style>
    <style:style style:name="ce77" style:family="table-cell" style:parent-style-name="Default" style:data-style-name="N178">
      <style:table-cell-properties style:text-align-source="fix" style:repeat-content="false" fo:border="0.26pt solid #000000"/>
      <style:paragraph-properties fo:text-align="center" fo:margin-left="0pt"/>
      <style:text-properties style:font-name="Inconsolata" fo:font-weight="normal" style:font-weight-asian="normal" style:font-weight-complex="normal"/>
    </style:style>
    <style:style style:name="ce78" style:family="table-cell" style:parent-style-name="Default" style:data-style-name="N178">
      <style:table-cell-properties fo:background-color="#cccccc" style:text-align-source="fix" style:repeat-content="false" fo:border="0.26pt solid #000000"/>
      <style:paragraph-properties fo:text-align="center" fo:margin-left="0pt"/>
      <style:text-properties style:font-name="Inconsolata" fo:font-weight="normal" style:font-weight-asian="normal" style:font-weight-complex="normal"/>
    </style:style>
    <style:style style:name="ce79" style:family="table-cell" style:parent-style-name="Default" style:data-style-name="N178">
      <style:table-cell-properties style:text-align-source="fix" style:repeat-content="false" fo:background-color="transparent" fo:border="0.26pt solid #000000"/>
      <style:paragraph-properties fo:text-align="center" fo:margin-left="0pt"/>
      <style:text-properties style:font-name="Inconsolata" fo:font-weight="normal" style:font-weight-asian="normal" style:font-weight-complex="normal"/>
    </style:style>
    <style:style style:name="ce80" style:family="table-cell" style:parent-style-name="Default">
      <style:table-cell-properties fo:border="0.26pt solid #000000"/>
      <style:text-properties style:font-name="Inconsolata" fo:font-weight="normal" style:font-weight-asian="normal" style:font-weight-complex="normal"/>
    </style:style>
    <style:style style:name="ce81" style:family="table-cell" style:parent-style-name="Default" style:data-style-name="N178">
      <style:table-cell-properties fo:background-color="#cccccc" fo:border="0.26pt solid #000000"/>
      <style:text-properties style:font-name="Inconsolata" fo:font-weight="normal" style:font-weight-asian="normal" style:font-weight-complex="normal"/>
    </style:style>
    <style:style style:name="ce82" style:family="table-cell" style:parent-style-name="Default" style:data-style-name="N178">
      <style:table-cell-properties fo:background-color="#808080" fo:border="0.26pt solid #000000"/>
      <style:text-properties style:font-name="Inconsolata" fo:font-weight="bold" style:font-weight-asian="bold" style:font-weight-complex="bold"/>
    </style:style>
    <style:style style:name="ce83" style:family="table-cell" style:parent-style-name="Default" style:data-style-name="N178">
      <style:table-cell-properties fo:background-color="transparent" fo:border="0.26pt solid #000000"/>
      <style:text-properties style:font-name="Inconsolata" fo:font-weight="normal" style:font-weight-asian="normal" style:font-weight-complex="normal"/>
    </style:style>
    <style:style style:name="ce84" style:family="table-cell" style:parent-style-name="Default">
      <style:text-properties style:font-name="Inconsolata"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Inconsolata" fo:font-weight="normal" style:font-weight-asian="normal" style:font-weight-complex="normal"/>
    </style:style>
    <style:style style:name="ce86" style:family="table-cell" style:parent-style-name="Default" style:data-style-name="N30">
      <style:table-cell-properties fo:border-bottom="none" fo:border-left="0.06pt solid #000000" fo:border-right="0.06pt solid #000000" fo:border-top="0.06pt solid #000000"/>
      <style:text-properties style:font-name="Inconsolata" fo:font-weight="normal" style:font-weight-asian="normal" style:font-weight-complex="normal"/>
    </style:style>
    <style:style style:name="ce87" style:family="table-cell" style:parent-style-name="Default" style:data-style-name="N30">
      <style:table-cell-properties fo:border-bottom="none" fo:border-left="0.06pt solid #000000" fo:border-right="0.06pt solid #000000" fo:border-top="none"/>
      <style:text-properties style:font-name="Inconsolata" fo:font-weight="normal" style:font-weight-asian="normal" style:font-weight-complex="normal"/>
    </style:style>
    <style:style style:name="ce88" style:family="table-cell" style:parent-style-name="Default" style:data-style-name="N30">
      <style:table-cell-properties fo:border-bottom="0.06pt solid #000000" fo:border-left="0.06pt solid #000000" fo:border-right="0.06pt solid #000000" fo:border-top="none"/>
      <style:text-properties style:font-name="Inconsolata"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Inconsolata"/>
    </style:style>
    <style:style style:name="ce90" style:family="table-cell" style:parent-style-name="Default">
      <style:table-cell-properties style:text-align-source="fix" style:repeat-content="false" fo:border="none" style:rotation-angle="0"/>
      <style:paragraph-properties fo:text-align="center" fo:margin-left="0pt"/>
      <style:text-properties style:font-name="Inconsolata"/>
    </style:style>
    <style:style style:name="ce9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pt"/>
      <style:text-properties style:font-name="Inconsolata"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order-bottom="0.06pt solid #000000" fo:background-color="#000000" style:text-align-source="fix" style:repeat-content="false" fo:border-left="none" fo:border-right="none" style:rotation-angle="0" fo:border-top="none"/>
      <style:paragraph-properties fo:text-align="center" fo:margin-left="0pt"/>
      <style:text-properties fo:color="#ffffff" style:font-name="Inconsolata"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pt"/>
      <style:text-properties style:font-name="Inconsolata"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fo:background-color="#efffdf" style:cell-protect="none" style:print-content="true" style:text-align-source="fix" style:repeat-content="false" fo:border="0.26pt solid #000000"/>
      <style:paragraph-properties fo:text-align="center" fo:margin-left="0pt"/>
      <style:text-properties style:font-name="Inconsolata"/>
    </style:style>
    <style:style style:name="ce96" style:family="table-cell" style:parent-style-name="Default">
      <style:table-cell-properties fo:background-color="#808080" style:cell-protect="none" style:print-content="true" style:text-align-source="fix" style:repeat-content="false" fo:border="0.26pt solid #000000"/>
      <style:paragraph-properties fo:text-align="center" fo:margin-left="0pt"/>
      <style:text-properties style:font-name="Inconsolata" fo:font-weight="bold" style:font-weight-asian="bold" style:font-weight-complex="bold"/>
    </style:style>
    <style:style style:name="ce97" style:family="table-cell" style:parent-style-name="Default">
      <style:table-cell-properties style:cell-protect="none" style:print-content="true" style:text-align-source="fix" style:repeat-content="false" fo:background-color="transparent" fo:border="0.26pt solid #000000"/>
      <style:paragraph-properties fo:text-align="center" fo:margin-left="0pt"/>
      <style:text-properties style:font-name="Inconsolata" fo:font-weight="normal" style:font-weight-asian="normal" style:font-weight-complex="normal"/>
    </style:style>
    <style:style style:name="ce98" style:family="table-cell" style:parent-style-name="Default">
      <style:table-cell-properties style:cell-protect="none" style:print-content="true" style:text-align-source="fix" style:repeat-content="false" fo:background-color="transparent" fo:border="0.26pt solid #000000"/>
      <style:paragraph-properties fo:text-align="center" fo:margin-left="0pt"/>
      <style:text-properties style:font-name="Inconsolata"/>
    </style:style>
    <style:style style:name="ce99" style:family="table-cell" style:parent-style-name="Default">
      <style:table-cell-properties fo:background-color="#efffdf" style:cell-protect="none" style:print-content="true" style:text-align-source="fix" style:repeat-content="false" fo:border="0.26pt solid #000000"/>
      <style:paragraph-properties fo:text-align="center" fo:margin-left="0pt"/>
      <style:text-properties style:font-name="Inconsolata" fo:font-weight="normal" style:font-weight-asian="normal" style:font-weight-complex="normal"/>
    </style:style>
    <style:style style:name="ce100" style:family="table-cell" style:parent-style-name="Default">
      <style:table-cell-properties fo:background-color="#eeeeee" style:cell-protect="none" style:print-content="true" style:text-align-source="fix" style:repeat-content="false" fo:border="0.26pt solid #000000"/>
      <style:paragraph-properties fo:text-align="center" fo:margin-left="0pt"/>
      <style:text-properties style:font-name="Inconsolata" fo:font-weight="normal" style:font-weight-asian="normal" style:font-weight-complex="normal"/>
    </style:style>
    <style:style style:name="ce101" style:family="table-cell" style:parent-style-name="Default">
      <style:table-cell-properties fo:background-color="#eeeeee" style:cell-protect="none" style:print-content="true" style:text-align-source="fix" style:repeat-content="false" fo:border="0.26pt solid #000000"/>
      <style:paragraph-properties fo:text-align="center" fo:margin-left="0pt"/>
      <style:text-properties style:font-name="Inconsolata"/>
    </style:style>
    <style:style style:name="ce102" style:family="table-cell" style:parent-style-name="Default">
      <style:table-cell-properties fo:background-color="#cccccc" style:cell-protect="none" style:print-content="true" style:text-align-source="fix" style:repeat-content="false" fo:border="0.26pt solid #000000"/>
      <style:paragraph-properties fo:text-align="center" fo:margin-left="0pt"/>
      <style:text-properties style:font-name="Inconsolata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Inconsolata" fo:font-weight="bold" style:font-weight-asian="bold" style:font-weight-complex="bold"/>
    </style:style>
    <style:style style:name="ce104" style:family="table-cell" style:parent-style-name="Default" style:data-style-name="N1">
      <style:table-cell-properties fo:background-color="#cccccc" style:text-align-source="fix" style:repeat-content="false" fo:border="0.26pt solid #000000"/>
      <style:paragraph-properties fo:text-align="center" fo:margin-left="0pt"/>
      <style:text-properties style:font-name="Inconsolata" fo:font-weight="bold" style:font-weight-asian="bold" style:font-weight-complex="bold"/>
    </style:style>
    <style:style style:name="ce105" style:family="table-cell" style:parent-style-name="Default">
      <style:table-cell-properties fo:background-color="#cccccc" style:cell-protect="none" style:print-content="true" style:text-align-source="fix" style:repeat-content="false" fo:border="0.26pt solid #000000"/>
      <style:paragraph-properties fo:text-align="center" fo:margin-left="0pt"/>
      <style:text-properties style:font-name="Inconsolata" fo:font-weight="bold" style:font-weight-asian="bold" style:font-weight-complex="bold"/>
    </style:style>
    <style:style style:name="ce106" style:family="table-cell" style:parent-style-name="Default" style:data-style-name="N1">
      <style:table-cell-properties fo:border-bottom="0.06pt solid #000000" fo:background-color="#000000" style:text-align-source="fix" style:repeat-content="false" fo:border-left="none" fo:border-right="none" style:rotation-angle="0" fo:border-top="none"/>
      <style:paragraph-properties fo:text-align="center" fo:margin-left="0pt"/>
      <style:text-properties fo:color="#ffffff" style:font-name="Inconsolata"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 style:data-style-name="N178">
      <style:table-cell-properties style:text-align-source="fix" style:repeat-content="false"/>
      <style:paragraph-properties fo:text-align="center" fo:margin-left="0pt"/>
      <style:text-properties style:font-name="Inconsolata"/>
    </style:style>
    <style:style style:name="ce108" style:family="table-cell" style:parent-style-name="Default" style:data-style-name="N178">
      <style:table-cell-properties style:text-align-source="fix" style:repeat-content="false"/>
      <style:paragraph-properties fo:text-align="center" fo:margin-left="0pt"/>
      <style:text-properties style:font-name="Inconsolata" fo:font-weight="bold" style:font-weight-asian="bold" style:font-weight-complex="bold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style:font-name="Inconsolata"/>
    </style:style>
    <style:style style:name="ce110" style:family="table-cell" style:parent-style-name="Default" style:data-style-name="N1">
      <style:table-cell-properties style:text-align-source="fix" style:repeat-content="false" fo:border="none"/>
      <style:paragraph-properties fo:text-align="center" fo:margin-left="0pt"/>
      <style:text-properties style:font-name="Inconsolata"/>
    </style:style>
    <style:style style:name="ce11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pt"/>
      <style:text-properties style:font-name="Inconsolata"/>
    </style:style>
    <style:style style:name="ce112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pt"/>
      <style:text-properties style:font-name="Inconsolata" fo:font-size="12pt" fo:font-weight="normal" style:font-size-asian="12pt" style:font-weight-asian="normal" style:font-size-complex="12pt" style:font-weight-complex="normal"/>
    </style:style>
    <style:style style:name="ce113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pt"/>
      <style:text-properties style:font-name="Inconsolata"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fo:background-color="#808080" style:text-align-source="fix" style:repeat-content="false" fo:border="0.26pt solid #000000"/>
      <style:paragraph-properties fo:text-align="center" fo:margin-left="0pt"/>
      <style:text-properties style:font-name="Inconsolata" fo:font-weight="bold" style:font-weight-asian="bold" style:font-weight-complex="bold"/>
    </style:style>
    <style:style style:name="ce115" style:family="table-cell" style:parent-style-name="Default" style:data-style-name="N1">
      <style:table-cell-properties style:text-align-source="fix" style:repeat-content="false" fo:border="0.26pt solid #000000"/>
      <style:paragraph-properties fo:text-align="center" fo:margin-left="0pt"/>
      <style:text-properties style:font-name="Inconsolata" fo:font-weight="bold" style:font-weight-asian="bold" style:font-weight-complex="bold"/>
    </style:style>
    <style:style style:name="ce116" style:family="table-cell" style:parent-style-name="Default" style:data-style-name="N1">
      <style:table-cell-properties style:text-align-source="fix" style:repeat-content="false" fo:background-color="transparent" fo:border="0.26pt solid #000000"/>
      <style:paragraph-properties fo:text-align="center" fo:margin-left="0pt"/>
      <style:text-properties style:font-name="Inconsolata" fo:font-weight="bold" style:font-weight-asian="bold" style:font-weight-complex="bold"/>
    </style:style>
    <style:style style:name="ce117" style:family="table-cell" style:parent-style-name="Default" style:data-style-name="N1">
      <style:table-cell-properties fo:background-color="#cccccc" style:text-align-source="fix" style:repeat-content="false" fo:border="0.26pt solid #000000"/>
      <style:paragraph-properties fo:text-align="center" fo:margin-left="0pt"/>
      <style:text-properties style:font-name="Inconsolata"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 style:data-style-name="N1">
      <style:table-cell-properties fo:background-color="#eeeeee" style:text-align-source="fix" style:repeat-content="false" fo:border="0.26pt solid #000000"/>
      <style:paragraph-properties fo:text-align="center" fo:margin-left="0pt"/>
      <style:text-properties style:font-name="Inconsolata" fo:font-weight="bold" style:font-weight-asian="bold" style:font-weight-complex="bold"/>
    </style:style>
    <style:style style:name="ce119" style:family="table-cell" style:parent-style-name="Default" style:data-style-name="N1">
      <style:table-cell-properties style:text-align-source="fix" style:repeat-content="false" fo:background-color="transparent" fo:border="0.26pt solid #000000"/>
      <style:paragraph-properties fo:text-align="center" fo:margin-left="0pt"/>
      <style:text-properties style:font-name="Inconsolata"/>
    </style:style>
    <style:style style:name="ce120" style:family="table-cell" style:parent-style-name="Default" style:data-style-name="N1">
      <style:table-cell-properties style:text-align-source="fix" style:repeat-content="false" fo:border="0.26pt solid #000000"/>
      <style:paragraph-properties fo:text-align="center" fo:margin-left="0pt"/>
      <style:text-properties style:font-name="Inconsolata"/>
    </style:style>
    <style:style style:name="ce121" style:family="table-cell" style:parent-style-name="Default" style:data-style-name="N1">
      <style:table-cell-properties fo:background-color="#cccccc" style:text-align-source="fix" style:repeat-content="false" fo:border="0.26pt solid #000000"/>
      <style:paragraph-properties fo:text-align="center" fo:margin-left="0pt"/>
      <style:text-properties style:font-name="Inconsolata"/>
    </style:style>
    <style:style style:name="ce122" style:family="table-cell" style:parent-style-name="Default" style:data-style-name="N1">
      <style:table-cell-properties style:text-align-source="fix" style:repeat-content="false" fo:background-color="transparent" fo:border="0.26pt solid #000000"/>
      <style:paragraph-properties fo:text-align="center" fo:margin-left="0pt"/>
      <style:text-properties style:font-name="Inconsolata"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Inconsolata" fo:font-weight="normal" style:font-weight-asian="normal" style:font-weight-complex="normal"/>
    </style:style>
    <style:style style:name="ce124" style:family="table-cell" style:parent-style-name="Default" style:data-style-name="N10">
      <style:table-cell-properties fo:background-color="#ffffb0"/>
      <style:text-properties style:font-name="Inconsolata" fo:font-size="16pt" fo:font-weight="normal" style:font-size-asian="16pt" style:font-weight-asian="normal" style:font-size-complex="16pt" style:font-weight-complex="normal"/>
    </style:style>
    <style:style style:name="ce125" style:family="table-cell" style:parent-style-name="Default" style:data-style-name="N178">
      <style:table-cell-properties fo:border-bottom="0.06pt solid #000000" fo:background-color="#000000" style:text-align-source="fix" style:repeat-content="false" fo:border-left="none" fo:border-right="none" style:rotation-angle="0" fo:border-top="none"/>
      <style:paragraph-properties fo:text-align="center" fo:margin-left="0pt"/>
      <style:text-properties fo:color="#ffffff" style:font-name="Inconsolata" fo:font-size="12pt" fo:font-weight="normal" style:font-size-asian="12pt" style:font-weight-asian="normal" style:font-size-complex="12pt" style:font-weight-complex="normal"/>
    </style:style>
    <style:style style:name="ce126" style:family="table-cell" style:parent-style-name="Default" style:data-style-name="N178">
      <style:table-cell-properties fo:background-color="#dfdfdf" style:text-align-source="fix" style:repeat-content="false" fo:border="0.06pt solid #dfdfdf"/>
      <style:paragraph-properties fo:text-align="center" fo:margin-left="0pt"/>
      <style:text-properties style:font-name="Inconsolata" fo:font-size="12pt" fo:font-weight="normal" style:font-size-asian="12pt" style:font-weight-asian="normal" style:font-size-complex="12pt" style:font-weight-complex="normal"/>
    </style:style>
    <style:style style:name="ce127" style:family="table-cell" style:parent-style-name="Default" style:data-style-name="N178">
      <style:table-cell-properties fo:background-color="#808080" style:text-align-source="fix" style:repeat-content="false" fo:border="0.26pt solid #000000"/>
      <style:paragraph-properties fo:text-align="center" fo:margin-left="0pt"/>
      <style:text-properties style:font-name="Inconsolata" fo:font-weight="bold" style:font-weight-asian="bold" style:font-weight-complex="bold"/>
    </style:style>
    <style:style style:name="ce128" style:family="table-cell" style:parent-style-name="Default" style:data-style-name="N178">
      <style:table-cell-properties fo:background-color="#cccccc" style:text-align-source="fix" style:repeat-content="false" fo:border="0.26pt solid #000000"/>
      <style:paragraph-properties fo:text-align="center" fo:margin-left="0pt"/>
      <style:text-properties style:font-name="Inconsolata"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 style:data-style-name="N178">
      <style:table-cell-properties fo:background-color="#eeeeee" style:text-align-source="fix" style:repeat-content="false" fo:border="0.26pt solid #000000"/>
      <style:paragraph-properties fo:text-align="center" fo:margin-left="0pt"/>
      <style:text-properties style:font-name="Inconsolata" fo:font-weight="normal" style:font-weight-asian="normal" style:font-weight-complex="normal"/>
    </style:style>
    <style:style style:name="ce130" style:family="table-cell" style:parent-style-name="Default" style:data-style-name="N10">
      <style:text-properties style:font-name="Inconsolata" fo:font-weight="normal" style:font-weight-asian="normal" style:font-weight-complex="normal"/>
    </style:style>
    <style:style style:name="ce131" style:family="table-cell" style:parent-style-name="Default" style:data-style-name="N10">
      <style:table-cell-properties fo:border="none" style:rotation-angle="0"/>
      <style:text-properties style:font-name="Inconsolata" fo:font-weight="normal" style:font-weight-asian="normal" style:font-weight-complex="normal"/>
    </style:style>
    <style:style style:name="ce132" style:family="table-cell" style:parent-style-name="Default" style:data-style-name="N10">
      <style:table-cell-properties style:text-align-source="fix" style:repeat-content="false" fo:wrap-option="no-wrap" fo:border="none"/>
      <style:paragraph-properties fo:text-align="center" fo:margin-left="0pt"/>
      <style:text-properties style:font-name="Inconsolata" fo:font-size="12pt" fo:font-weight="normal" style:font-size-asian="12pt" style:font-weight-asian="normal" style:font-size-complex="12pt" style:font-weight-complex="normal"/>
    </style:style>
    <style:style style:name="ce133" style:family="table-cell" style:parent-style-name="Default" style:data-style-name="N10">
      <style:table-cell-properties fo:border-bottom="0.06pt solid #000000" fo:background-color="#000000" fo:border-left="0.06pt solid #dfdfdf" fo:border-right="0.06pt solid #dfdfdf" fo:border-top="0.06pt solid #dfdfdf"/>
      <style:text-properties fo:color="#ffffff" style:font-name="Inconsolata" fo:font-size="11pt" fo:font-weight="normal" style:font-name-asian="Andale Sans UI" style:font-size-asian="11pt" style:font-weight-asian="normal" style:font-name-complex="Tahoma" style:font-size-complex="11pt" style:font-weight-complex="normal"/>
    </style:style>
    <style:style style:name="ce134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style:font-name="Inconsolata" fo:font-size="12pt" fo:font-weight="normal" style:font-size-asian="12pt" style:font-weight-asian="normal" style:font-size-complex="12pt" style:font-weight-complex="normal"/>
    </style:style>
    <style:style style:name="ce135" style:family="table-cell" style:parent-style-name="Default" style:data-style-name="N10">
      <style:table-cell-properties fo:background-color="#808080" style:cell-protect="none" style:print-content="true" fo:border="0.26pt solid #000000"/>
      <style:text-properties style:font-name="Inconsolata" fo:font-weight="bold" style:font-weight-asian="bold" style:font-weight-complex="bold"/>
    </style:style>
    <style:style style:name="ce136" style:family="table-cell" style:parent-style-name="Default" style:data-style-name="N10">
      <style:table-cell-properties fo:background-color="#efffdf" style:cell-protect="none" style:print-content="true" fo:border="0.26pt solid #000000"/>
      <style:text-properties style:font-name="Inconsolata" fo:font-weight="normal" style:font-weight-asian="normal" style:font-weight-complex="normal"/>
    </style:style>
    <style:style style:name="ce137" style:family="table-cell" style:parent-style-name="Default" style:data-style-name="N10">
      <style:table-cell-properties fo:background-color="#cccccc" style:cell-protect="none" style:print-content="true" fo:border="0.26pt solid #000000"/>
      <style:text-properties style:font-name="Inconsolata" fo:font-weight="normal" style:font-weight-asian="normal" style:font-weight-complex="normal"/>
    </style:style>
    <style:style style:name="ce138" style:family="table-cell" style:parent-style-name="Default" style:data-style-name="N10">
      <style:table-cell-properties style:cell-protect="none" style:print-content="true" fo:background-color="transparent" fo:border="0.26pt solid #000000"/>
      <style:text-properties style:font-name="Inconsolata" fo:font-weight="normal" style:font-weight-asian="normal" style:font-weight-complex="normal"/>
    </style:style>
    <style:style style:name="ce139" style:family="table-cell" style:parent-style-name="Default" style:data-style-name="N10">
      <style:table-cell-properties fo:background-color="#cccccc" style:cell-protect="none" style:print-content="true" fo:border="0.26pt solid #000000"/>
      <style:text-properties style:font-name="Inconsolata" fo:font-size="12pt" fo:font-weight="normal" style:font-size-asian="12pt" style:font-weight-asian="normal" style:font-size-complex="12pt" style:font-weight-complex="normal"/>
    </style:style>
    <style:style style:name="ce140" style:family="table-cell" style:parent-style-name="Default" style:data-style-name="N10">
      <style:table-cell-properties fo:background-color="#eeeeee" style:cell-protect="none" style:print-content="true" fo:border="0.26pt solid #000000"/>
      <style:text-properties style:font-name="Inconsolata" fo:font-size="12pt" fo:font-weight="normal" style:font-size-asian="12pt" style:font-weight-asian="normal" style:font-size-complex="12pt" style:font-weight-complex="normal"/>
    </style:style>
    <style:style style:name="ce141" style:family="table-cell" style:parent-style-name="Default" style:data-style-name="N10">
      <style:table-cell-properties fo:background-color="#eeeeee" style:cell-protect="none" style:print-content="true" fo:border="0.26pt solid #000000"/>
      <style:text-properties style:font-name="Inconsolata" fo:font-size="12pt" fo:font-weight="normal" style:font-size-asian="12pt" style:font-weight-asian="normal" style:font-size-complex="12pt" style:font-weight-complex="normal"/>
    </style:style>
    <style:style style:name="ce142" style:family="table-cell" style:parent-style-name="Default" style:data-style-name="N10">
      <style:table-cell-properties style:cell-protect="none" style:print-content="true" fo:background-color="transparent" fo:border="0.26pt solid #000000"/>
      <style:text-properties style:font-name="Inconsolata" fo:font-weight="normal" style:font-weight-asian="normal" style:font-weight-complex="normal"/>
    </style:style>
    <style:style style:name="ce143" style:family="table-cell" style:parent-style-name="Default" style:data-style-name="N10">
      <style:table-cell-properties style:cell-protect="none" style:print-content="true" fo:background-color="transparent" fo:border="0.26pt solid #000000"/>
      <style:text-properties style:font-name="Inconsolata" fo:font-weight="normal" style:font-weight-asian="normal" style:font-weight-complex="normal"/>
    </style:style>
    <style:style style:name="ce144" style:family="table-cell" style:parent-style-name="Default" style:data-style-name="N10">
      <style:table-cell-properties fo:background-color="#efffdf" style:cell-protect="none" style:print-content="true" fo:border="0.26pt solid #000000"/>
      <style:text-properties style:font-name="Inconsolata" fo:font-weight="normal" style:font-weight-asian="normal" style:font-weight-complex="normal"/>
    </style:style>
    <style:style style:name="ce145" style:family="table-cell" style:parent-style-name="Default" style:data-style-name="N10">
      <style:table-cell-properties fo:background-color="#cccccc" style:cell-protect="none" style:print-content="true" fo:border="0.26pt solid #000000"/>
      <style:text-properties style:font-name="Inconsolata" fo:font-size="12pt" fo:font-weight="normal" style:font-size-asian="12pt" style:font-weight-asian="normal" style:font-size-complex="12pt" style:font-weight-complex="normal"/>
    </style:style>
    <style:style style:name="ce146" style:family="table-cell" style:parent-style-name="Default" style:data-style-name="N10">
      <style:table-cell-properties fo:background-color="#eeeeee" style:cell-protect="none" style:print-content="true" fo:border="0.26pt solid #000000"/>
      <style:text-properties style:font-name="Inconsolata" fo:font-weight="normal" style:font-weight-asian="normal" style:font-weight-complex="normal"/>
    </style:style>
    <style:style style:name="ce147" style:family="table-cell" style:parent-style-name="Default" style:data-style-name="N10">
      <style:table-cell-properties style:cell-protect="none" style:print-content="true" fo:background-color="transparent" fo:border="0.26pt solid #000000"/>
      <style:text-properties style:font-name="Inconsolata" fo:font-weight="normal" style:font-weight-asian="normal" style:font-weight-complex="normal"/>
    </style:style>
    <style:style style:name="ce148" style:family="table-cell" style:parent-style-name="Default" style:data-style-name="N10">
      <style:table-cell-properties style:cell-protect="none" style:print-content="true" fo:background-color="transparent" fo:border="0.26pt solid #000000"/>
      <style:text-properties style:font-name="Inconsolata" fo:font-weight="normal" style:font-weight-asian="normal" style:font-weight-complex="normal"/>
    </style:style>
    <style:style style:name="ce149" style:family="table-cell" style:parent-style-name="Default" style:data-style-name="N10">
      <style:table-cell-properties fo:background-color="#cccccc" style:cell-protect="none" style:print-content="true" fo:border="0.26pt solid #000000"/>
      <style:text-properties style:font-name="Inconsolata" fo:font-size="12pt" fo:font-weight="normal" style:font-size-asian="12pt" style:font-weight-asian="normal" style:font-size-complex="12pt" style:font-weight-complex="normal"/>
    </style:style>
    <style:style style:name="ce150" style:family="table-cell" style:parent-style-name="Default" style:data-style-name="N10">
      <style:table-cell-properties style:cell-protect="none" style:print-content="true" fo:background-color="transparent" fo:border="0.26pt solid #000000"/>
      <style:text-properties style:font-name="Inconsolata" fo:font-weight="normal" style:font-weight-asian="normal" style:font-weight-complex="normal"/>
    </style:style>
    <style:style style:name="ce151" style:family="table-cell" style:parent-style-name="Default" style:data-style-name="N10">
      <style:table-cell-properties style:cell-protect="none" style:print-content="true" fo:background-color="transparent" fo:border="0.26pt solid #000000"/>
      <style:text-properties style:font-name="Inconsolata" fo:font-weight="normal" style:font-weight-asian="normal" style:font-weight-complex="normal"/>
    </style:style>
    <style:style style:name="ce152" style:family="table-cell" style:parent-style-name="Default" style:data-style-name="N10">
      <style:table-cell-properties style:cell-protect="none" style:print-content="true" fo:background-color="transparent" fo:border="0.26pt solid #000000"/>
      <style:text-properties style:font-name="Inconsolata" fo:font-weight="normal" style:font-weight-asian="normal" style:font-weight-complex="normal"/>
    </style:style>
    <style:style style:name="ce153" style:family="table-cell" style:parent-style-name="Default" style:data-style-name="N10">
      <style:table-cell-properties fo:background-color="#cccccc" style:cell-protect="none" style:print-content="true" fo:border="0.26pt solid #000000"/>
      <style:text-properties style:font-name="Inconsolata" fo:font-weight="normal" style:font-weight-asian="normal" style:font-weight-complex="normal"/>
    </style:style>
    <style:style style:name="ce154" style:family="table-cell" style:parent-style-name="Default" style:data-style-name="N10">
      <style:table-cell-properties fo:background-color="#808080" style:cell-protect="none" style:print-content="true" fo:border="0.26pt solid #000000"/>
      <style:text-properties style:font-name="Inconsolata" fo:font-size="12pt" fo:font-weight="bold" style:font-size-asian="12pt" style:font-weight-asian="bold" style:font-size-complex="12pt" style:font-weight-complex="bold"/>
    </style:style>
    <style:style style:name="ce155" style:family="table-cell" style:parent-style-name="Default" style:data-style-name="N10">
      <style:table-cell-properties style:cell-protect="none" style:print-content="true" fo:background-color="transparent" fo:border="0.26pt solid #000000"/>
      <style:text-properties style:font-name="Inconsolata" fo:font-weight="normal" style:font-weight-asian="normal" style:font-weight-complex="normal"/>
    </style:style>
    <style:style style:name="ce156" style:family="table-cell" style:parent-style-name="Default" style:data-style-name="N10">
      <style:table-cell-properties style:cell-protect="none" style:print-content="true" fo:background-color="transparent" fo:border="0.26pt solid #000000"/>
      <style:text-properties style:font-name="Inconsolata" fo:font-weight="normal" style:font-weight-asian="normal" style:font-weight-complex="normal"/>
    </style:style>
    <style:style style:name="ce157" style:family="table-cell" style:parent-style-name="Default" style:data-style-name="N10">
      <style:table-cell-properties fo:background-color="#efffdf" style:cell-protect="none" style:print-content="true" fo:border="0.26pt solid #000000"/>
      <style:text-properties style:font-name="Inconsolata" fo:font-weight="normal" style:font-weight-asian="normal" style:font-weight-complex="normal"/>
    </style:style>
    <style:style style:name="ce158" style:family="table-cell" style:parent-style-name="Default" style:data-style-name="N10">
      <style:table-cell-properties fo:background-color="#808080" style:cell-protect="none" style:print-content="true" fo:border="0.26pt solid #000000"/>
      <style:text-properties style:font-name="Inconsolata" fo:font-size="12pt" fo:font-weight="bold" style:font-size-asian="12pt" style:font-weight-asian="bold" style:font-size-complex="12pt" style:font-weight-complex="bold"/>
    </style:style>
    <style:style style:name="ce159" style:family="table-cell" style:parent-style-name="Default">
      <style:table-cell-properties fo:background-color="#eeeeee"/>
      <style:text-properties style:font-name="Inconsolata"/>
    </style:style>
    <style:style style:name="ce160" style:family="table-cell" style:parent-style-name="Default">
      <style:table-cell-properties fo:border-bottom="0.06pt solid #000000" fo:border-left="none" fo:border-right="none" style:rotation-angle="90" fo:border-top="none"/>
      <style:text-properties style:font-name="Inconsolata"/>
    </style:style>
    <style:style style:name="ce161" style:family="table-cell" style:parent-style-name="Default" style:data-style-name="N177">
      <style:table-cell-properties style:text-align-source="fix" style:repeat-content="false" fo:border="none" style:rotation-angle="0"/>
      <style:paragraph-properties fo:text-align="center" fo:margin-left="0pt"/>
      <style:text-properties style:font-name="Inconsolata"/>
      <style:map style:condition="is-true-formula([.O$10]=TODAY())" style:apply-style-name="Today" style:base-cell-address="'Gantt Chart'.O8"/>
      <style:map style:condition="is-true-formula(OR(WEEKDAY([.O$10])=1;WEEKDAY([.O$10])=7))" style:apply-style-name="Weekend" style:base-cell-address="'Gantt Chart'.O8"/>
      <style:map style:condition="is-true-formula(ISNUMBER(MATCH([.O$10];Holidays;0)))" style:apply-style-name="Holiday" style:base-cell-address="'Gantt Chart'.O8"/>
    </style:style>
    <style:style style:name="ce162" style:family="table-cell" style:parent-style-name="Default" style:data-style-name="N157">
      <style:table-cell-properties style:text-align-source="fix" style:repeat-content="false" fo:wrap-option="no-wrap" style:rotation-angle="90"/>
      <style:paragraph-properties fo:text-align="center" fo:margin-left="0pt"/>
      <style:text-properties style:font-name="Inconsolata" fo:font-weight="bold" style:font-weight-asian="bold" style:font-weight-complex="bold"/>
      <style:map style:condition="is-true-formula([.O$10]=TODAY())" style:apply-style-name="Today" style:base-cell-address="'Gantt Chart'.O8"/>
      <style:map style:condition="is-true-formula(OR(WEEKDAY([.O$10])=1;WEEKDAY([.O$10])=7))" style:apply-style-name="Weekend" style:base-cell-address="'Gantt Chart'.O8"/>
      <style:map style:condition="is-true-formula(ISNUMBER(MATCH([.O$10];Holidays;0)))" style:apply-style-name="Holiday" style:base-cell-address="'Gantt Chart'.O8"/>
    </style:style>
    <style:style style:name="ce163" style:family="table-cell" style:parent-style-name="Default" style:data-style-name="N155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pt"/>
      <style:text-properties style:font-name="Inconsolata" fo:font-size="11pt" style:font-size-asian="11pt" style:font-size-complex="11pt"/>
      <style:map style:condition="is-true-formula([.O$10]=TODAY())" style:apply-style-name="Today" style:base-cell-address="'Gantt Chart'.O8"/>
      <style:map style:condition="is-true-formula(OR(WEEKDAY([.O$10])=1;WEEKDAY([.O$10])=7))" style:apply-style-name="Weekend" style:base-cell-address="'Gantt Chart'.O8"/>
      <style:map style:condition="is-true-formula(ISNUMBER(MATCH([.O$10];Holidays;0)))" style:apply-style-name="Holiday" style:base-cell-address="'Gantt Chart'.O8"/>
    </style:style>
    <style:style style:name="ce164" style:family="table-cell" style:parent-style-name="Default">
      <style:table-cell-properties fo:border-bottom="0.06pt solid #dfdfdf" fo:background-color="#dfdfdf" fo:border-left="none" fo:border-right="none" fo:border-top="none"/>
      <style:text-properties style:font-name="Inconsolata" fo:font-size="12pt" fo:font-weight="bold" style:font-size-asian="12pt" style:font-weight-asian="bold" style:font-size-complex="12pt" style:font-weight-complex="bold"/>
      <style:map style:condition="is-true-formula([.O$10]=TODAY())" style:apply-style-name="Today" style:base-cell-address="'Gantt Chart'.O11"/>
      <style:map style:condition="is-true-formula(OR(WEEKDAY([.O$10])=1;WEEKDAY([.O$10])=7))" style:apply-style-name="Weekend" style:base-cell-address="'Gantt Chart'.O11"/>
      <style:map style:condition="is-true-formula(ISNUMBER(MATCH([.O$10];Holidays;0)))" style:apply-style-name="Holiday" style:base-cell-address="'Gantt Chart'.O11"/>
    </style:style>
    <style:style style:name="ce165" style:family="table-cell" style:parent-style-name="Default">
      <style:table-cell-properties fo:border-bottom="0.06pt solid #dfdfdf" fo:background-color="#808080" fo:border-left="none" fo:border-right="none" fo:border-top="0.06pt solid #dfdfdf"/>
      <style:text-properties style:font-name="Inconsolata" fo:font-weight="bold" style:font-weight-asian="bold" style:font-weight-complex="bold"/>
      <style:map style:condition="is-true-formula([.O$10]=TODAY())" style:apply-style-name="Today" style:base-cell-address="'Gantt Chart'.O11"/>
      <style:map style:condition="is-true-formula(OR(WEEKDAY([.O$10])=1;WEEKDAY([.O$10])=7))" style:apply-style-name="Weekend" style:base-cell-address="'Gantt Chart'.O11"/>
      <style:map style:condition="is-true-formula(ISNUMBER(MATCH([.O$10];Holidays;0)))" style:apply-style-name="Holiday" style:base-cell-address="'Gantt Chart'.O11"/>
    </style:style>
    <style:style style:name="ce166" style:family="table-cell" style:parent-style-name="Default">
      <style:table-cell-properties fo:border-bottom="0.06pt solid #dfdfdf" fo:border-left="none" fo:border-right="none" fo:border-top="0.06pt solid #dfdfdf"/>
      <style:text-properties style:font-name="Inconsolata"/>
      <style:map style:condition="is-true-formula([.O$10]=TODAY())" style:apply-style-name="Today" style:base-cell-address="'Gantt Chart'.O11"/>
      <style:map style:condition="is-true-formula(OR(WEEKDAY([.O$10])=1;WEEKDAY([.O$10])=7))" style:apply-style-name="Weekend" style:base-cell-address="'Gantt Chart'.O11"/>
      <style:map style:condition="is-true-formula(ISNUMBER(MATCH([.O$10];Holidays;0)))" style:apply-style-name="Holiday" style:base-cell-address="'Gantt Chart'.O11"/>
    </style:style>
    <style:style style:name="ce167" style:family="table-cell" style:parent-style-name="Default">
      <style:table-cell-properties fo:border-bottom="0.06pt solid #dfdfdf" fo:background-color="#cccccc" fo:border-left="none" fo:border-right="none" fo:border-top="0.06pt solid #dfdfdf"/>
      <style:text-properties style:font-name="Inconsolata" fo:font-weight="bold" style:font-weight-asian="bold" style:font-weight-complex="bold"/>
      <style:map style:condition="is-true-formula([.O$10]=TODAY())" style:apply-style-name="Today" style:base-cell-address="'Gantt Chart'.O11"/>
      <style:map style:condition="is-true-formula(OR(WEEKDAY([.O$10])=1;WEEKDAY([.O$10])=7))" style:apply-style-name="Weekend" style:base-cell-address="'Gantt Chart'.O11"/>
      <style:map style:condition="is-true-formula(ISNUMBER(MATCH([.O$10];Holidays;0)))" style:apply-style-name="Holiday" style:base-cell-address="'Gantt Chart'.O11"/>
    </style:style>
    <style:style style:name="ce168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/>
      <style:map style:condition="is-true-formula([.O$10]=TODAY())" style:apply-style-name="Today" style:base-cell-address="'Gantt Chart'.O11"/>
      <style:map style:condition="is-true-formula(OR(WEEKDAY([.O$10])=1;WEEKDAY([.O$10])=7))" style:apply-style-name="Weekend" style:base-cell-address="'Gantt Chart'.O11"/>
      <style:map style:condition="is-true-formula(ISNUMBER(MATCH([.O$10];Holidays;0)))" style:apply-style-name="Holiday" style:base-cell-address="'Gantt Chart'.O11"/>
    </style:style>
    <style:style style:name="ce169" style:family="table-cell" style:parent-style-name="Default">
      <style:table-cell-properties fo:border-bottom="0.06pt solid #dfdfdf" fo:background-color="#eeeeee" fo:border-left="none" fo:border-right="none" fo:border-top="0.06pt solid #dfdfdf"/>
      <style:text-properties style:font-name="Inconsolata"/>
      <style:map style:condition="is-true-formula([.O$10]=TODAY())" style:apply-style-name="Today" style:base-cell-address="'Gantt Chart'.O11"/>
      <style:map style:condition="is-true-formula(OR(WEEKDAY([.O$10])=1;WEEKDAY([.O$10])=7))" style:apply-style-name="Weekend" style:base-cell-address="'Gantt Chart'.O11"/>
      <style:map style:condition="is-true-formula(ISNUMBER(MATCH([.O$10];Holidays;0)))" style:apply-style-name="Holiday" style:base-cell-address="'Gantt Chart'.O11"/>
    </style:style>
    <style:style style:name="ce170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size="12pt" fo:font-weight="bold" style:font-size-asian="12pt" style:font-weight-asian="bold" style:font-size-complex="12pt" style:font-weight-complex="bold"/>
      <style:map style:condition="is-true-formula([.O$10]=TODAY())" style:apply-style-name="Today" style:base-cell-address="'Gantt Chart'.O11"/>
      <style:map style:condition="is-true-formula(OR(WEEKDAY([.O$10])=1;WEEKDAY([.O$10])=7))" style:apply-style-name="Weekend" style:base-cell-address="'Gantt Chart'.O11"/>
      <style:map style:condition="is-true-formula(ISNUMBER(MATCH([.O$10];Holidays;0)))" style:apply-style-name="Holiday" style:base-cell-address="'Gantt Chart'.O11"/>
    </style:style>
    <style:style style:name="ce171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bold" style:font-weight-asian="bold" style:font-weight-complex="bold"/>
      <style:map style:condition="is-true-formula([.O$10]=TODAY())" style:apply-style-name="Today" style:base-cell-address="'Gantt Chart'.O11"/>
      <style:map style:condition="is-true-formula(OR(WEEKDAY([.O$10])=1;WEEKDAY([.O$10])=7))" style:apply-style-name="Weekend" style:base-cell-address="'Gantt Chart'.O11"/>
      <style:map style:condition="is-true-formula(ISNUMBER(MATCH([.O$10];Holidays;0)))" style:apply-style-name="Holiday" style:base-cell-address="'Gantt Chart'.O11"/>
    </style:style>
    <style:style style:name="ce172" style:family="table-cell" style:parent-style-name="Default">
      <style:table-cell-properties fo:border-bottom="0.06pt solid #dfdfdf" fo:background-color="#eeeeee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O$10]=TODAY())" style:apply-style-name="Today" style:base-cell-address="'Gantt Chart'.O11"/>
      <style:map style:condition="is-true-formula(OR(WEEKDAY([.O$10])=1;WEEKDAY([.O$10])=7))" style:apply-style-name="Weekend" style:base-cell-address="'Gantt Chart'.O11"/>
      <style:map style:condition="is-true-formula(ISNUMBER(MATCH([.O$10];Holidays;0)))" style:apply-style-name="Holiday" style:base-cell-address="'Gantt Chart'.O11"/>
    </style:style>
    <style:style style:name="ce173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O$10]=TODAY())" style:apply-style-name="Today" style:base-cell-address="'Gantt Chart'.O11"/>
      <style:map style:condition="is-true-formula(OR(WEEKDAY([.O$10])=1;WEEKDAY([.O$10])=7))" style:apply-style-name="Weekend" style:base-cell-address="'Gantt Chart'.O11"/>
      <style:map style:condition="is-true-formula(ISNUMBER(MATCH([.O$10];Holidays;0)))" style:apply-style-name="Holiday" style:base-cell-address="'Gantt Chart'.O11"/>
    </style:style>
    <style:style style:name="ce174" style:family="table-cell" style:parent-style-name="Default">
      <style:table-cell-properties fo:border-bottom="0.06pt solid #dfdfdf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O$10]=TODAY())" style:apply-style-name="Today" style:base-cell-address="'Gantt Chart'.O11"/>
      <style:map style:condition="is-true-formula(OR(WEEKDAY([.O$10])=1;WEEKDAY([.O$10])=7))" style:apply-style-name="Weekend" style:base-cell-address="'Gantt Chart'.O11"/>
      <style:map style:condition="is-true-formula(ISNUMBER(MATCH([.O$10];Holidays;0)))" style:apply-style-name="Holiday" style:base-cell-address="'Gantt Chart'.O11"/>
    </style:style>
    <style:style style:name="ce175" style:family="table-cell" style:parent-style-name="Default">
      <style:table-cell-properties fo:border-bottom="0.06pt solid #dfdfdf" fo:background-color="#cccccc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O$10]=TODAY())" style:apply-style-name="Today" style:base-cell-address="'Gantt Chart'.O11"/>
      <style:map style:condition="is-true-formula(OR(WEEKDAY([.O$10])=1;WEEKDAY([.O$10])=7))" style:apply-style-name="Weekend" style:base-cell-address="'Gantt Chart'.O11"/>
      <style:map style:condition="is-true-formula(ISNUMBER(MATCH([.O$10];Holidays;0)))" style:apply-style-name="Holiday" style:base-cell-address="'Gantt Chart'.O11"/>
    </style:style>
    <style:style style:name="ce176" style:family="table-cell" style:parent-style-name="Default">
      <style:table-cell-properties fo:background-color="transparent"/>
      <style:text-properties style:font-name="Inconsolata"/>
      <style:map style:condition="is-true-formula([.O$10]=TODAY())" style:apply-style-name="Today" style:base-cell-address="'Gantt Chart'.O11"/>
      <style:map style:condition="is-true-formula(OR(WEEKDAY([.O$10])=1;WEEKDAY([.O$10])=7))" style:apply-style-name="Weekend" style:base-cell-address="'Gantt Chart'.O11"/>
      <style:map style:condition="is-true-formula(ISNUMBER(MATCH([.O$10];Holidays;0)))" style:apply-style-name="Holiday" style:base-cell-address="'Gantt Chart'.O11"/>
    </style:style>
    <style:style style:name="ce177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/>
      <style:map style:condition="is-true-formula([.O$10]=TODAY())" style:apply-style-name="Today" style:base-cell-address="'Gantt Chart'.O37"/>
      <style:map style:condition="is-true-formula(OR(WEEKDAY([.O$10])=1;WEEKDAY([.O$10])=7))" style:apply-style-name="Weekend" style:base-cell-address="'Gantt Chart'.O37"/>
      <style:map style:condition="is-true-formula(ISNUMBER(MATCH([.O$10];Holidays;0)))" style:apply-style-name="Holiday" style:base-cell-address="'Gantt Chart'.O37"/>
    </style:style>
    <style:style style:name="ce178" style:family="table-cell" style:parent-style-name="Default">
      <style:table-cell-properties fo:border-bottom="0.06pt solid #dfdfdf" fo:border-left="none" fo:border-right="none" fo:border-top="0.06pt solid #dfdfdf"/>
      <style:text-properties style:font-name="Inconsolata" fo:font-weight="bold" style:font-weight-asian="bold" style:font-weight-complex="bold"/>
      <style:map style:condition="is-true-formula([.O$10]=TODAY())" style:apply-style-name="Today" style:base-cell-address="'Gantt Chart'.O37"/>
      <style:map style:condition="is-true-formula(OR(WEEKDAY([.O$10])=1;WEEKDAY([.O$10])=7))" style:apply-style-name="Weekend" style:base-cell-address="'Gantt Chart'.O37"/>
      <style:map style:condition="is-true-formula(ISNUMBER(MATCH([.O$10];Holidays;0)))" style:apply-style-name="Holiday" style:base-cell-address="'Gantt Chart'.O37"/>
    </style:style>
    <style:style style:name="ce179" style:family="table-cell" style:parent-style-name="Default">
      <style:table-cell-properties fo:border-bottom="0.06pt solid #dfdfdf" fo:background-color="#cccccc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O$10]=TODAY())" style:apply-style-name="Today" style:base-cell-address="'Gantt Chart'.O37"/>
      <style:map style:condition="is-true-formula(OR(WEEKDAY([.O$10])=1;WEEKDAY([.O$10])=7))" style:apply-style-name="Weekend" style:base-cell-address="'Gantt Chart'.O37"/>
      <style:map style:condition="is-true-formula(ISNUMBER(MATCH([.O$10];Holidays;0)))" style:apply-style-name="Holiday" style:base-cell-address="'Gantt Chart'.O37"/>
    </style:style>
    <style:style style:name="ce180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O$10]=TODAY())" style:apply-style-name="Today" style:base-cell-address="'Gantt Chart'.O37"/>
      <style:map style:condition="is-true-formula(OR(WEEKDAY([.O$10])=1;WEEKDAY([.O$10])=7))" style:apply-style-name="Weekend" style:base-cell-address="'Gantt Chart'.O37"/>
      <style:map style:condition="is-true-formula(ISNUMBER(MATCH([.O$10];Holidays;0)))" style:apply-style-name="Holiday" style:base-cell-address="'Gantt Chart'.O37"/>
    </style:style>
    <style:style style:name="ce181" style:family="table-cell" style:parent-style-name="Default">
      <style:table-cell-properties fo:border-bottom="0.06pt solid #dfdfdf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O$10]=TODAY())" style:apply-style-name="Today" style:base-cell-address="'Gantt Chart'.O37"/>
      <style:map style:condition="is-true-formula(OR(WEEKDAY([.O$10])=1;WEEKDAY([.O$10])=7))" style:apply-style-name="Weekend" style:base-cell-address="'Gantt Chart'.O37"/>
      <style:map style:condition="is-true-formula(ISNUMBER(MATCH([.O$10];Holidays;0)))" style:apply-style-name="Holiday" style:base-cell-address="'Gantt Chart'.O37"/>
    </style:style>
    <style:style style:name="ce182" style:family="table-cell" style:parent-style-name="Default">
      <style:table-cell-properties fo:border-bottom="0.06pt solid #dfdfdf" fo:background-color="#dddddd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O$10]=TODAY())" style:apply-style-name="Today" style:base-cell-address="'Gantt Chart'.O37"/>
      <style:map style:condition="is-true-formula(OR(WEEKDAY([.O$10])=1;WEEKDAY([.O$10])=7))" style:apply-style-name="Weekend" style:base-cell-address="'Gantt Chart'.O37"/>
      <style:map style:condition="is-true-formula(ISNUMBER(MATCH([.O$10];Holidays;0)))" style:apply-style-name="Holiday" style:base-cell-address="'Gantt Chart'.O37"/>
    </style:style>
    <style:style style:name="ce183" style:family="table-cell" style:parent-style-name="Default">
      <style:table-cell-properties fo:border-bottom="0.06pt solid #dfdfdf" fo:background-color="#808080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O$10]=TODAY())" style:apply-style-name="Today" style:base-cell-address="'Gantt Chart'.O37"/>
      <style:map style:condition="is-true-formula(OR(WEEKDAY([.O$10])=1;WEEKDAY([.O$10])=7))" style:apply-style-name="Weekend" style:base-cell-address="'Gantt Chart'.O37"/>
      <style:map style:condition="is-true-formula(ISNUMBER(MATCH([.O$10];Holidays;0)))" style:apply-style-name="Holiday" style:base-cell-address="'Gantt Chart'.O37"/>
    </style:style>
    <style:style style:name="ce184" style:family="table-cell" style:parent-style-name="Default">
      <style:table-cell-properties fo:background-color="transparent"/>
      <style:text-properties style:font-name="Inconsolata"/>
      <style:map style:condition="is-true-formula([.O$10]=TODAY())" style:apply-style-name="Today" style:base-cell-address="'Gantt Chart'.O37"/>
      <style:map style:condition="is-true-formula(OR(WEEKDAY([.O$10])=1;WEEKDAY([.O$10])=7))" style:apply-style-name="Weekend" style:base-cell-address="'Gantt Chart'.O37"/>
      <style:map style:condition="is-true-formula(ISNUMBER(MATCH([.O$10];Holidays;0)))" style:apply-style-name="Holiday" style:base-cell-address="'Gantt Chart'.O37"/>
    </style:style>
    <style:style style:name="ce185" style:family="table-cell" style:parent-style-name="Default">
      <style:table-cell-properties fo:border-bottom="0.06pt solid #dfdfdf" fo:background-color="#eeeeee" fo:border-left="none" fo:border-right="none" fo:border-top="0.06pt solid #dfdfdf"/>
      <style:text-properties style:font-name="Inconsolata"/>
      <style:map style:condition="is-true-formula([.O$10]=TODAY())" style:apply-style-name="Today" style:base-cell-address="'Gantt Chart'.O52"/>
      <style:map style:condition="is-true-formula(OR(WEEKDAY([.O$10])=1;WEEKDAY([.O$10])=7))" style:apply-style-name="Weekend" style:base-cell-address="'Gantt Chart'.O52"/>
      <style:map style:condition="is-true-formula(ISNUMBER(MATCH([.O$10];Holidays;0)))" style:apply-style-name="Holiday" style:base-cell-address="'Gantt Chart'.O52"/>
    </style:style>
    <style:style style:name="ce186" style:family="table-cell" style:parent-style-name="Default">
      <style:table-cell-properties fo:border-bottom="0.06pt solid #dfdfdf" fo:background-color="#808080" fo:border-left="none" fo:border-right="none" fo:border-top="0.06pt solid #dfdfdf"/>
      <style:text-properties style:font-name="Inconsolata"/>
      <style:map style:condition="is-true-formula([.O$10]=TODAY())" style:apply-style-name="Today" style:base-cell-address="'Gantt Chart'.O52"/>
      <style:map style:condition="is-true-formula(OR(WEEKDAY([.O$10])=1;WEEKDAY([.O$10])=7))" style:apply-style-name="Weekend" style:base-cell-address="'Gantt Chart'.O52"/>
      <style:map style:condition="is-true-formula(ISNUMBER(MATCH([.O$10];Holidays;0)))" style:apply-style-name="Holiday" style:base-cell-address="'Gantt Chart'.O52"/>
    </style:style>
    <style:style style:name="ce187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style:font-name="Inconsolata" fo:font-size="12pt" fo:font-weight="bold" style:font-size-asian="12pt" style:font-weight-asian="bold" style:font-size-complex="12pt" style:font-weight-complex="bold"/>
      <style:map style:condition="is-true-formula([.O$10]=TODAY())" style:apply-style-name="Today" style:base-cell-address="'Gantt Chart'.O52"/>
      <style:map style:condition="is-true-formula(OR(WEEKDAY([.O$10])=1;WEEKDAY([.O$10])=7))" style:apply-style-name="Weekend" style:base-cell-address="'Gantt Chart'.O52"/>
      <style:map style:condition="is-true-formula(ISNUMBER(MATCH([.O$10];Holidays;0)))" style:apply-style-name="Holiday" style:base-cell-address="'Gantt Chart'.O52"/>
    </style:style>
    <style:style style:name="ce188" style:family="table-cell" style:parent-style-name="Default">
      <style:table-cell-properties fo:border-bottom="0.06pt solid #dfdfdf" fo:border-left="none" fo:border-right="none" fo:border-top="0.06pt solid #dfdfdf"/>
      <style:text-properties style:font-name="Inconsolata" fo:font-weight="bold" style:font-weight-asian="bold" style:font-weight-complex="bold"/>
      <style:map style:condition="is-true-formula([.O$10]=TODAY())" style:apply-style-name="Today" style:base-cell-address="'Gantt Chart'.O52"/>
      <style:map style:condition="is-true-formula(OR(WEEKDAY([.O$10])=1;WEEKDAY([.O$10])=7))" style:apply-style-name="Weekend" style:base-cell-address="'Gantt Chart'.O52"/>
      <style:map style:condition="is-true-formula(ISNUMBER(MATCH([.O$10];Holidays;0)))" style:apply-style-name="Holiday" style:base-cell-address="'Gantt Chart'.O52"/>
    </style:style>
    <style:style style:name="ce189" style:family="table-cell" style:parent-style-name="Default">
      <style:table-cell-properties fo:border-bottom="0.06pt solid #dfdfdf" fo:background-color="#eeeeee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O$10]=TODAY())" style:apply-style-name="Today" style:base-cell-address="'Gantt Chart'.O52"/>
      <style:map style:condition="is-true-formula(OR(WEEKDAY([.O$10])=1;WEEKDAY([.O$10])=7))" style:apply-style-name="Weekend" style:base-cell-address="'Gantt Chart'.O52"/>
      <style:map style:condition="is-true-formula(ISNUMBER(MATCH([.O$10];Holidays;0)))" style:apply-style-name="Holiday" style:base-cell-address="'Gantt Chart'.O52"/>
    </style:style>
    <style:style style:name="ce190" style:family="table-cell" style:parent-style-name="Default">
      <style:table-cell-properties fo:border-bottom="0.06pt solid #dfdfdf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O$10]=TODAY())" style:apply-style-name="Today" style:base-cell-address="'Gantt Chart'.O52"/>
      <style:map style:condition="is-true-formula(OR(WEEKDAY([.O$10])=1;WEEKDAY([.O$10])=7))" style:apply-style-name="Weekend" style:base-cell-address="'Gantt Chart'.O52"/>
      <style:map style:condition="is-true-formula(ISNUMBER(MATCH([.O$10];Holidays;0)))" style:apply-style-name="Holiday" style:base-cell-address="'Gantt Chart'.O52"/>
    </style:style>
    <style:style style:name="ce191" style:family="table-cell" style:parent-style-name="Default">
      <style:table-cell-properties fo:border-bottom="0.06pt solid #dfdfdf" fo:background-color="#dddddd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O$10]=TODAY())" style:apply-style-name="Today" style:base-cell-address="'Gantt Chart'.O52"/>
      <style:map style:condition="is-true-formula(OR(WEEKDAY([.O$10])=1;WEEKDAY([.O$10])=7))" style:apply-style-name="Weekend" style:base-cell-address="'Gantt Chart'.O52"/>
      <style:map style:condition="is-true-formula(ISNUMBER(MATCH([.O$10];Holidays;0)))" style:apply-style-name="Holiday" style:base-cell-address="'Gantt Chart'.O52"/>
    </style:style>
    <style:style style:name="ce192" style:family="table-cell" style:parent-style-name="Default">
      <style:table-cell-properties fo:border-bottom="0.06pt solid #dfdfdf" fo:border-left="none" fo:border-right="none" fo:border-top="0.06pt solid #dfdfdf"/>
      <style:text-properties style:font-name="Inconsolata"/>
      <style:map style:condition="is-true-formula([.O$10]=TODAY())" style:apply-style-name="Today" style:base-cell-address="'Gantt Chart'.O52"/>
      <style:map style:condition="is-true-formula(OR(WEEKDAY([.O$10])=1;WEEKDAY([.O$10])=7))" style:apply-style-name="Weekend" style:base-cell-address="'Gantt Chart'.O52"/>
      <style:map style:condition="is-true-formula(ISNUMBER(MATCH([.O$10];Holidays;0)))" style:apply-style-name="Holiday" style:base-cell-address="'Gantt Chart'.O52"/>
    </style:style>
    <style:style style:name="ce193" style:family="table-cell" style:parent-style-name="Default">
      <style:table-cell-properties fo:background-color="#eeeeee"/>
    </style:style>
    <style:style style:name="ce194" style:family="table-cell" style:parent-style-name="Default">
      <style:table-cell-properties fo:background-color="transparent"/>
    </style:style>
    <style:style style:name="ce195" style:family="table-cell" style:parent-style-name="Default">
      <style:table-cell-properties fo:background-color="#808080"/>
    </style:style>
    <style:style style:name="ce196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Q$10]=TODAY())" style:apply-style-name="Today" style:base-cell-address="'Gantt Chart'.Q29"/>
      <style:map style:condition="is-true-formula(OR(WEEKDAY([.Q$10])=1;WEEKDAY([.Q$10])=7))" style:apply-style-name="Weekend" style:base-cell-address="'Gantt Chart'.Q29"/>
      <style:map style:condition="is-true-formula(ISNUMBER(MATCH([.Q$10];Holidays;0)))" style:apply-style-name="Holiday" style:base-cell-address="'Gantt Chart'.Q29"/>
    </style:style>
    <style:style style:name="ce197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Q$10]=TODAY())" style:apply-style-name="Today" style:base-cell-address="'Gantt Chart'.Q43"/>
      <style:map style:condition="is-true-formula(OR(WEEKDAY([.Q$10])=1;WEEKDAY([.Q$10])=7))" style:apply-style-name="Weekend" style:base-cell-address="'Gantt Chart'.Q43"/>
      <style:map style:condition="is-true-formula(ISNUMBER(MATCH([.Q$10];Holidays;0)))" style:apply-style-name="Holiday" style:base-cell-address="'Gantt Chart'.Q43"/>
    </style:style>
    <style:style style:name="ce198" style:family="table-cell" style:parent-style-name="Default">
      <style:table-cell-properties fo:border-bottom="0.06pt solid #dfdfdf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Q$10]=TODAY())" style:apply-style-name="Today" style:base-cell-address="'Gantt Chart'.Q58"/>
      <style:map style:condition="is-true-formula(OR(WEEKDAY([.Q$10])=1;WEEKDAY([.Q$10])=7))" style:apply-style-name="Weekend" style:base-cell-address="'Gantt Chart'.Q58"/>
      <style:map style:condition="is-true-formula(ISNUMBER(MATCH([.Q$10];Holidays;0)))" style:apply-style-name="Holiday" style:base-cell-address="'Gantt Chart'.Q58"/>
    </style:style>
    <style:style style:name="ce199" style:family="table-cell" style:parent-style-name="Default">
      <style:table-cell-properties fo:border-bottom="0.06pt solid #dfdfdf" fo:background-color="#dfdfdf" fo:border-left="none" fo:border-right="none" fo:border-top="none"/>
      <style:text-properties style:font-name="Inconsolata" fo:font-size="12pt" fo:font-weight="bold" style:font-size-asian="12pt" style:font-weight-asian="bold" style:font-size-complex="12pt" style:font-weight-complex="bold"/>
      <style:map style:condition="is-true-formula([.AO$10]=TODAY())" style:apply-style-name="Today" style:base-cell-address="'Gantt Chart'.AO11"/>
      <style:map style:condition="is-true-formula(OR(WEEKDAY([.AO$10])=1;WEEKDAY([.AO$10])=7))" style:apply-style-name="Weekend" style:base-cell-address="'Gantt Chart'.AO11"/>
      <style:map style:condition="is-true-formula(ISNUMBER(MATCH([.AO$10];Holidays;0)))" style:apply-style-name="Holiday" style:base-cell-address="'Gantt Chart'.AO11"/>
    </style:style>
    <style:style style:name="ce200" style:family="table-cell" style:parent-style-name="Default">
      <style:table-cell-properties fo:border-bottom="0.06pt solid #dfdfdf" fo:background-color="#808080" fo:border-left="none" fo:border-right="none" fo:border-top="0.06pt solid #dfdfdf"/>
      <style:text-properties style:font-name="Inconsolata" fo:font-weight="bold" style:font-weight-asian="bold" style:font-weight-complex="bold"/>
      <style:map style:condition="is-true-formula([.AO$10]=TODAY())" style:apply-style-name="Today" style:base-cell-address="'Gantt Chart'.AO11"/>
      <style:map style:condition="is-true-formula(OR(WEEKDAY([.AO$10])=1;WEEKDAY([.AO$10])=7))" style:apply-style-name="Weekend" style:base-cell-address="'Gantt Chart'.AO11"/>
      <style:map style:condition="is-true-formula(ISNUMBER(MATCH([.AO$10];Holidays;0)))" style:apply-style-name="Holiday" style:base-cell-address="'Gantt Chart'.AO11"/>
    </style:style>
    <style:style style:name="ce201" style:family="table-cell" style:parent-style-name="Default">
      <style:table-cell-properties fo:border-bottom="0.06pt solid #dfdfdf" fo:border-left="none" fo:border-right="none" fo:border-top="0.06pt solid #dfdfdf"/>
      <style:text-properties style:font-name="Inconsolata"/>
      <style:map style:condition="is-true-formula([.AO$10]=TODAY())" style:apply-style-name="Today" style:base-cell-address="'Gantt Chart'.AO11"/>
      <style:map style:condition="is-true-formula(OR(WEEKDAY([.AO$10])=1;WEEKDAY([.AO$10])=7))" style:apply-style-name="Weekend" style:base-cell-address="'Gantt Chart'.AO11"/>
      <style:map style:condition="is-true-formula(ISNUMBER(MATCH([.AO$10];Holidays;0)))" style:apply-style-name="Holiday" style:base-cell-address="'Gantt Chart'.AO11"/>
    </style:style>
    <style:style style:name="ce202" style:family="table-cell" style:parent-style-name="Default">
      <style:table-cell-properties fo:border-bottom="0.06pt solid #dfdfdf" fo:background-color="#cccccc" fo:border-left="none" fo:border-right="none" fo:border-top="0.06pt solid #dfdfdf"/>
      <style:text-properties style:font-name="Inconsolata" fo:font-weight="bold" style:font-weight-asian="bold" style:font-weight-complex="bold"/>
      <style:map style:condition="is-true-formula([.AO$10]=TODAY())" style:apply-style-name="Today" style:base-cell-address="'Gantt Chart'.AO11"/>
      <style:map style:condition="is-true-formula(OR(WEEKDAY([.AO$10])=1;WEEKDAY([.AO$10])=7))" style:apply-style-name="Weekend" style:base-cell-address="'Gantt Chart'.AO11"/>
      <style:map style:condition="is-true-formula(ISNUMBER(MATCH([.AO$10];Holidays;0)))" style:apply-style-name="Holiday" style:base-cell-address="'Gantt Chart'.AO11"/>
    </style:style>
    <style:style style:name="ce203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/>
      <style:map style:condition="is-true-formula([.AO$10]=TODAY())" style:apply-style-name="Today" style:base-cell-address="'Gantt Chart'.AO11"/>
      <style:map style:condition="is-true-formula(OR(WEEKDAY([.AO$10])=1;WEEKDAY([.AO$10])=7))" style:apply-style-name="Weekend" style:base-cell-address="'Gantt Chart'.AO11"/>
      <style:map style:condition="is-true-formula(ISNUMBER(MATCH([.AO$10];Holidays;0)))" style:apply-style-name="Holiday" style:base-cell-address="'Gantt Chart'.AO11"/>
    </style:style>
    <style:style style:name="ce204" style:family="table-cell" style:parent-style-name="Default">
      <style:table-cell-properties fo:border-bottom="0.06pt solid #dfdfdf" fo:background-color="#eeeeee" fo:border-left="none" fo:border-right="none" fo:border-top="0.06pt solid #dfdfdf"/>
      <style:text-properties style:font-name="Inconsolata"/>
      <style:map style:condition="is-true-formula([.AO$10]=TODAY())" style:apply-style-name="Today" style:base-cell-address="'Gantt Chart'.AO11"/>
      <style:map style:condition="is-true-formula(OR(WEEKDAY([.AO$10])=1;WEEKDAY([.AO$10])=7))" style:apply-style-name="Weekend" style:base-cell-address="'Gantt Chart'.AO11"/>
      <style:map style:condition="is-true-formula(ISNUMBER(MATCH([.AO$10];Holidays;0)))" style:apply-style-name="Holiday" style:base-cell-address="'Gantt Chart'.AO11"/>
    </style:style>
    <style:style style:name="ce205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size="12pt" fo:font-weight="bold" style:font-size-asian="12pt" style:font-weight-asian="bold" style:font-size-complex="12pt" style:font-weight-complex="bold"/>
      <style:map style:condition="is-true-formula([.AO$10]=TODAY())" style:apply-style-name="Today" style:base-cell-address="'Gantt Chart'.AO11"/>
      <style:map style:condition="is-true-formula(OR(WEEKDAY([.AO$10])=1;WEEKDAY([.AO$10])=7))" style:apply-style-name="Weekend" style:base-cell-address="'Gantt Chart'.AO11"/>
      <style:map style:condition="is-true-formula(ISNUMBER(MATCH([.AO$10];Holidays;0)))" style:apply-style-name="Holiday" style:base-cell-address="'Gantt Chart'.AO11"/>
    </style:style>
    <style:style style:name="ce206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bold" style:font-weight-asian="bold" style:font-weight-complex="bold"/>
      <style:map style:condition="is-true-formula([.AO$10]=TODAY())" style:apply-style-name="Today" style:base-cell-address="'Gantt Chart'.AO11"/>
      <style:map style:condition="is-true-formula(OR(WEEKDAY([.AO$10])=1;WEEKDAY([.AO$10])=7))" style:apply-style-name="Weekend" style:base-cell-address="'Gantt Chart'.AO11"/>
      <style:map style:condition="is-true-formula(ISNUMBER(MATCH([.AO$10];Holidays;0)))" style:apply-style-name="Holiday" style:base-cell-address="'Gantt Chart'.AO11"/>
    </style:style>
    <style:style style:name="ce207" style:family="table-cell" style:parent-style-name="Default">
      <style:table-cell-properties fo:border-bottom="0.06pt solid #dfdfdf" fo:background-color="#eeeeee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AO$10]=TODAY())" style:apply-style-name="Today" style:base-cell-address="'Gantt Chart'.AO11"/>
      <style:map style:condition="is-true-formula(OR(WEEKDAY([.AO$10])=1;WEEKDAY([.AO$10])=7))" style:apply-style-name="Weekend" style:base-cell-address="'Gantt Chart'.AO11"/>
      <style:map style:condition="is-true-formula(ISNUMBER(MATCH([.AO$10];Holidays;0)))" style:apply-style-name="Holiday" style:base-cell-address="'Gantt Chart'.AO11"/>
    </style:style>
    <style:style style:name="ce208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AO$10]=TODAY())" style:apply-style-name="Today" style:base-cell-address="'Gantt Chart'.AO11"/>
      <style:map style:condition="is-true-formula(OR(WEEKDAY([.AO$10])=1;WEEKDAY([.AO$10])=7))" style:apply-style-name="Weekend" style:base-cell-address="'Gantt Chart'.AO11"/>
      <style:map style:condition="is-true-formula(ISNUMBER(MATCH([.AO$10];Holidays;0)))" style:apply-style-name="Holiday" style:base-cell-address="'Gantt Chart'.AO11"/>
    </style:style>
    <style:style style:name="ce209" style:family="table-cell" style:parent-style-name="Default">
      <style:table-cell-properties fo:border-bottom="0.06pt solid #dfdfdf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AO$10]=TODAY())" style:apply-style-name="Today" style:base-cell-address="'Gantt Chart'.AO11"/>
      <style:map style:condition="is-true-formula(OR(WEEKDAY([.AO$10])=1;WEEKDAY([.AO$10])=7))" style:apply-style-name="Weekend" style:base-cell-address="'Gantt Chart'.AO11"/>
      <style:map style:condition="is-true-formula(ISNUMBER(MATCH([.AO$10];Holidays;0)))" style:apply-style-name="Holiday" style:base-cell-address="'Gantt Chart'.AO11"/>
    </style:style>
    <style:style style:name="ce210" style:family="table-cell" style:parent-style-name="Default">
      <style:table-cell-properties fo:border-bottom="0.06pt solid #dfdfdf" fo:background-color="#cccccc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AO$10]=TODAY())" style:apply-style-name="Today" style:base-cell-address="'Gantt Chart'.AO11"/>
      <style:map style:condition="is-true-formula(OR(WEEKDAY([.AO$10])=1;WEEKDAY([.AO$10])=7))" style:apply-style-name="Weekend" style:base-cell-address="'Gantt Chart'.AO11"/>
      <style:map style:condition="is-true-formula(ISNUMBER(MATCH([.AO$10];Holidays;0)))" style:apply-style-name="Holiday" style:base-cell-address="'Gantt Chart'.AO11"/>
    </style:style>
    <style:style style:name="ce211" style:family="table-cell" style:parent-style-name="Default">
      <style:table-cell-properties fo:background-color="transparent"/>
      <style:text-properties style:font-name="Inconsolata"/>
      <style:map style:condition="is-true-formula([.AO$10]=TODAY())" style:apply-style-name="Today" style:base-cell-address="'Gantt Chart'.AO11"/>
      <style:map style:condition="is-true-formula(OR(WEEKDAY([.AO$10])=1;WEEKDAY([.AO$10])=7))" style:apply-style-name="Weekend" style:base-cell-address="'Gantt Chart'.AO11"/>
      <style:map style:condition="is-true-formula(ISNUMBER(MATCH([.AO$10];Holidays;0)))" style:apply-style-name="Holiday" style:base-cell-address="'Gantt Chart'.AO11"/>
    </style:style>
    <style:style style:name="ce212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/>
      <style:map style:condition="is-true-formula([.AO$10]=TODAY())" style:apply-style-name="Today" style:base-cell-address="'Gantt Chart'.AO37"/>
      <style:map style:condition="is-true-formula(OR(WEEKDAY([.AO$10])=1;WEEKDAY([.AO$10])=7))" style:apply-style-name="Weekend" style:base-cell-address="'Gantt Chart'.AO37"/>
      <style:map style:condition="is-true-formula(ISNUMBER(MATCH([.AO$10];Holidays;0)))" style:apply-style-name="Holiday" style:base-cell-address="'Gantt Chart'.AO37"/>
    </style:style>
    <style:style style:name="ce213" style:family="table-cell" style:parent-style-name="Default">
      <style:table-cell-properties fo:border-bottom="0.06pt solid #dfdfdf" fo:border-left="none" fo:border-right="none" fo:border-top="0.06pt solid #dfdfdf"/>
      <style:text-properties style:font-name="Inconsolata" fo:font-weight="bold" style:font-weight-asian="bold" style:font-weight-complex="bold"/>
      <style:map style:condition="is-true-formula([.AO$10]=TODAY())" style:apply-style-name="Today" style:base-cell-address="'Gantt Chart'.AO37"/>
      <style:map style:condition="is-true-formula(OR(WEEKDAY([.AO$10])=1;WEEKDAY([.AO$10])=7))" style:apply-style-name="Weekend" style:base-cell-address="'Gantt Chart'.AO37"/>
      <style:map style:condition="is-true-formula(ISNUMBER(MATCH([.AO$10];Holidays;0)))" style:apply-style-name="Holiday" style:base-cell-address="'Gantt Chart'.AO37"/>
    </style:style>
    <style:style style:name="ce214" style:family="table-cell" style:parent-style-name="Default">
      <style:table-cell-properties fo:border-bottom="0.06pt solid #dfdfdf" fo:background-color="#cccccc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AO$10]=TODAY())" style:apply-style-name="Today" style:base-cell-address="'Gantt Chart'.AO37"/>
      <style:map style:condition="is-true-formula(OR(WEEKDAY([.AO$10])=1;WEEKDAY([.AO$10])=7))" style:apply-style-name="Weekend" style:base-cell-address="'Gantt Chart'.AO37"/>
      <style:map style:condition="is-true-formula(ISNUMBER(MATCH([.AO$10];Holidays;0)))" style:apply-style-name="Holiday" style:base-cell-address="'Gantt Chart'.AO37"/>
    </style:style>
    <style:style style:name="ce215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AO$10]=TODAY())" style:apply-style-name="Today" style:base-cell-address="'Gantt Chart'.AO37"/>
      <style:map style:condition="is-true-formula(OR(WEEKDAY([.AO$10])=1;WEEKDAY([.AO$10])=7))" style:apply-style-name="Weekend" style:base-cell-address="'Gantt Chart'.AO37"/>
      <style:map style:condition="is-true-formula(ISNUMBER(MATCH([.AO$10];Holidays;0)))" style:apply-style-name="Holiday" style:base-cell-address="'Gantt Chart'.AO37"/>
    </style:style>
    <style:style style:name="ce216" style:family="table-cell" style:parent-style-name="Default">
      <style:table-cell-properties fo:border-bottom="0.06pt solid #dfdfdf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AO$10]=TODAY())" style:apply-style-name="Today" style:base-cell-address="'Gantt Chart'.AO37"/>
      <style:map style:condition="is-true-formula(OR(WEEKDAY([.AO$10])=1;WEEKDAY([.AO$10])=7))" style:apply-style-name="Weekend" style:base-cell-address="'Gantt Chart'.AO37"/>
      <style:map style:condition="is-true-formula(ISNUMBER(MATCH([.AO$10];Holidays;0)))" style:apply-style-name="Holiday" style:base-cell-address="'Gantt Chart'.AO37"/>
    </style:style>
    <style:style style:name="ce217" style:family="table-cell" style:parent-style-name="Default">
      <style:table-cell-properties fo:border-bottom="0.06pt solid #dfdfdf" fo:background-color="#dddddd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AO$10]=TODAY())" style:apply-style-name="Today" style:base-cell-address="'Gantt Chart'.AO37"/>
      <style:map style:condition="is-true-formula(OR(WEEKDAY([.AO$10])=1;WEEKDAY([.AO$10])=7))" style:apply-style-name="Weekend" style:base-cell-address="'Gantt Chart'.AO37"/>
      <style:map style:condition="is-true-formula(ISNUMBER(MATCH([.AO$10];Holidays;0)))" style:apply-style-name="Holiday" style:base-cell-address="'Gantt Chart'.AO37"/>
    </style:style>
    <style:style style:name="ce218" style:family="table-cell" style:parent-style-name="Default">
      <style:table-cell-properties fo:border-bottom="0.06pt solid #dfdfdf" fo:background-color="#808080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AO$10]=TODAY())" style:apply-style-name="Today" style:base-cell-address="'Gantt Chart'.AO37"/>
      <style:map style:condition="is-true-formula(OR(WEEKDAY([.AO$10])=1;WEEKDAY([.AO$10])=7))" style:apply-style-name="Weekend" style:base-cell-address="'Gantt Chart'.AO37"/>
      <style:map style:condition="is-true-formula(ISNUMBER(MATCH([.AO$10];Holidays;0)))" style:apply-style-name="Holiday" style:base-cell-address="'Gantt Chart'.AO37"/>
    </style:style>
    <style:style style:name="ce219" style:family="table-cell" style:parent-style-name="Default">
      <style:table-cell-properties fo:background-color="transparent"/>
      <style:text-properties style:font-name="Inconsolata"/>
      <style:map style:condition="is-true-formula([.AO$10]=TODAY())" style:apply-style-name="Today" style:base-cell-address="'Gantt Chart'.AO37"/>
      <style:map style:condition="is-true-formula(OR(WEEKDAY([.AO$10])=1;WEEKDAY([.AO$10])=7))" style:apply-style-name="Weekend" style:base-cell-address="'Gantt Chart'.AO37"/>
      <style:map style:condition="is-true-formula(ISNUMBER(MATCH([.AO$10];Holidays;0)))" style:apply-style-name="Holiday" style:base-cell-address="'Gantt Chart'.AO37"/>
    </style:style>
    <style:style style:name="ce220" style:family="table-cell" style:parent-style-name="Default">
      <style:table-cell-properties fo:border-bottom="0.06pt solid #dfdfdf" fo:background-color="#eeeeee" fo:border-left="none" fo:border-right="none" fo:border-top="0.06pt solid #dfdfdf"/>
      <style:text-properties style:font-name="Inconsolata"/>
      <style:map style:condition="is-true-formula([.AO$10]=TODAY())" style:apply-style-name="Today" style:base-cell-address="'Gantt Chart'.AO52"/>
      <style:map style:condition="is-true-formula(OR(WEEKDAY([.AO$10])=1;WEEKDAY([.AO$10])=7))" style:apply-style-name="Weekend" style:base-cell-address="'Gantt Chart'.AO52"/>
      <style:map style:condition="is-true-formula(ISNUMBER(MATCH([.AO$10];Holidays;0)))" style:apply-style-name="Holiday" style:base-cell-address="'Gantt Chart'.AO52"/>
    </style:style>
    <style:style style:name="ce221" style:family="table-cell" style:parent-style-name="Default">
      <style:table-cell-properties fo:border-bottom="0.06pt solid #dfdfdf" fo:background-color="#808080" fo:border-left="none" fo:border-right="none" fo:border-top="0.06pt solid #dfdfdf"/>
      <style:text-properties style:font-name="Inconsolata"/>
      <style:map style:condition="is-true-formula([.AO$10]=TODAY())" style:apply-style-name="Today" style:base-cell-address="'Gantt Chart'.AO52"/>
      <style:map style:condition="is-true-formula(OR(WEEKDAY([.AO$10])=1;WEEKDAY([.AO$10])=7))" style:apply-style-name="Weekend" style:base-cell-address="'Gantt Chart'.AO52"/>
      <style:map style:condition="is-true-formula(ISNUMBER(MATCH([.AO$10];Holidays;0)))" style:apply-style-name="Holiday" style:base-cell-address="'Gantt Chart'.AO52"/>
    </style:style>
    <style:style style:name="ce222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style:font-name="Inconsolata" fo:font-size="12pt" fo:font-weight="bold" style:font-size-asian="12pt" style:font-weight-asian="bold" style:font-size-complex="12pt" style:font-weight-complex="bold"/>
      <style:map style:condition="is-true-formula([.AO$10]=TODAY())" style:apply-style-name="Today" style:base-cell-address="'Gantt Chart'.AO52"/>
      <style:map style:condition="is-true-formula(OR(WEEKDAY([.AO$10])=1;WEEKDAY([.AO$10])=7))" style:apply-style-name="Weekend" style:base-cell-address="'Gantt Chart'.AO52"/>
      <style:map style:condition="is-true-formula(ISNUMBER(MATCH([.AO$10];Holidays;0)))" style:apply-style-name="Holiday" style:base-cell-address="'Gantt Chart'.AO52"/>
    </style:style>
    <style:style style:name="ce223" style:family="table-cell" style:parent-style-name="Default">
      <style:table-cell-properties fo:border-bottom="0.06pt solid #dfdfdf" fo:border-left="none" fo:border-right="none" fo:border-top="0.06pt solid #dfdfdf"/>
      <style:text-properties style:font-name="Inconsolata" fo:font-weight="bold" style:font-weight-asian="bold" style:font-weight-complex="bold"/>
      <style:map style:condition="is-true-formula([.AO$10]=TODAY())" style:apply-style-name="Today" style:base-cell-address="'Gantt Chart'.AO52"/>
      <style:map style:condition="is-true-formula(OR(WEEKDAY([.AO$10])=1;WEEKDAY([.AO$10])=7))" style:apply-style-name="Weekend" style:base-cell-address="'Gantt Chart'.AO52"/>
      <style:map style:condition="is-true-formula(ISNUMBER(MATCH([.AO$10];Holidays;0)))" style:apply-style-name="Holiday" style:base-cell-address="'Gantt Chart'.AO52"/>
    </style:style>
    <style:style style:name="ce224" style:family="table-cell" style:parent-style-name="Default">
      <style:table-cell-properties fo:border-bottom="0.06pt solid #dfdfdf" fo:background-color="#eeeeee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AO$10]=TODAY())" style:apply-style-name="Today" style:base-cell-address="'Gantt Chart'.AO52"/>
      <style:map style:condition="is-true-formula(OR(WEEKDAY([.AO$10])=1;WEEKDAY([.AO$10])=7))" style:apply-style-name="Weekend" style:base-cell-address="'Gantt Chart'.AO52"/>
      <style:map style:condition="is-true-formula(ISNUMBER(MATCH([.AO$10];Holidays;0)))" style:apply-style-name="Holiday" style:base-cell-address="'Gantt Chart'.AO52"/>
    </style:style>
    <style:style style:name="ce225" style:family="table-cell" style:parent-style-name="Default">
      <style:table-cell-properties fo:border-bottom="0.06pt solid #dfdfdf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AO$10]=TODAY())" style:apply-style-name="Today" style:base-cell-address="'Gantt Chart'.AO52"/>
      <style:map style:condition="is-true-formula(OR(WEEKDAY([.AO$10])=1;WEEKDAY([.AO$10])=7))" style:apply-style-name="Weekend" style:base-cell-address="'Gantt Chart'.AO52"/>
      <style:map style:condition="is-true-formula(ISNUMBER(MATCH([.AO$10];Holidays;0)))" style:apply-style-name="Holiday" style:base-cell-address="'Gantt Chart'.AO52"/>
    </style:style>
    <style:style style:name="ce226" style:family="table-cell" style:parent-style-name="Default">
      <style:table-cell-properties fo:border-bottom="0.06pt solid #dfdfdf" fo:background-color="#dddddd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AO$10]=TODAY())" style:apply-style-name="Today" style:base-cell-address="'Gantt Chart'.AO52"/>
      <style:map style:condition="is-true-formula(OR(WEEKDAY([.AO$10])=1;WEEKDAY([.AO$10])=7))" style:apply-style-name="Weekend" style:base-cell-address="'Gantt Chart'.AO52"/>
      <style:map style:condition="is-true-formula(ISNUMBER(MATCH([.AO$10];Holidays;0)))" style:apply-style-name="Holiday" style:base-cell-address="'Gantt Chart'.AO52"/>
    </style:style>
    <style:style style:name="ce227" style:family="table-cell" style:parent-style-name="Default">
      <style:table-cell-properties fo:border-bottom="0.06pt solid #dfdfdf" fo:border-left="none" fo:border-right="none" fo:border-top="0.06pt solid #dfdfdf"/>
      <style:text-properties style:font-name="Inconsolata"/>
      <style:map style:condition="is-true-formula([.AO$10]=TODAY())" style:apply-style-name="Today" style:base-cell-address="'Gantt Chart'.AO52"/>
      <style:map style:condition="is-true-formula(OR(WEEKDAY([.AO$10])=1;WEEKDAY([.AO$10])=7))" style:apply-style-name="Weekend" style:base-cell-address="'Gantt Chart'.AO52"/>
      <style:map style:condition="is-true-formula(ISNUMBER(MATCH([.AO$10];Holidays;0)))" style:apply-style-name="Holiday" style:base-cell-address="'Gantt Chart'.AO52"/>
    </style:style>
    <style:style style:name="ce228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AQ$10]=TODAY())" style:apply-style-name="Today" style:base-cell-address="'Gantt Chart'.AQ29"/>
      <style:map style:condition="is-true-formula(OR(WEEKDAY([.AQ$10])=1;WEEKDAY([.AQ$10])=7))" style:apply-style-name="Weekend" style:base-cell-address="'Gantt Chart'.AQ29"/>
      <style:map style:condition="is-true-formula(ISNUMBER(MATCH([.AQ$10];Holidays;0)))" style:apply-style-name="Holiday" style:base-cell-address="'Gantt Chart'.AQ29"/>
    </style:style>
    <style:style style:name="ce229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AQ$10]=TODAY())" style:apply-style-name="Today" style:base-cell-address="'Gantt Chart'.AQ43"/>
      <style:map style:condition="is-true-formula(OR(WEEKDAY([.AQ$10])=1;WEEKDAY([.AQ$10])=7))" style:apply-style-name="Weekend" style:base-cell-address="'Gantt Chart'.AQ43"/>
      <style:map style:condition="is-true-formula(ISNUMBER(MATCH([.AQ$10];Holidays;0)))" style:apply-style-name="Holiday" style:base-cell-address="'Gantt Chart'.AQ43"/>
    </style:style>
    <style:style style:name="ce230" style:family="table-cell" style:parent-style-name="Default">
      <style:table-cell-properties fo:border-bottom="0.06pt solid #dfdfdf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AQ$10]=TODAY())" style:apply-style-name="Today" style:base-cell-address="'Gantt Chart'.AQ58"/>
      <style:map style:condition="is-true-formula(OR(WEEKDAY([.AQ$10])=1;WEEKDAY([.AQ$10])=7))" style:apply-style-name="Weekend" style:base-cell-address="'Gantt Chart'.AQ58"/>
      <style:map style:condition="is-true-formula(ISNUMBER(MATCH([.AQ$10];Holidays;0)))" style:apply-style-name="Holiday" style:base-cell-address="'Gantt Chart'.AQ58"/>
    </style:style>
    <style:style style:name="ce231" style:family="table-cell" style:parent-style-name="Default">
      <style:table-cell-properties fo:border-bottom="0.06pt solid #000000" fo:border-left="none" fo:border-right="none" fo:border-top="none"/>
      <style:text-properties style:font-name="Inconsolata"/>
    </style:style>
    <style:style style:name="ce232" style:family="table-cell" style:parent-style-name="Default">
      <style:table-cell-properties fo:border-bottom="0.06pt solid #dfdfdf" fo:background-color="#dfdfdf" fo:border-left="none" fo:border-right="none" fo:border-top="none"/>
      <style:text-properties style:font-name="Inconsolata" fo:font-size="12pt" fo:font-weight="bold" style:font-size-asian="12pt" style:font-weight-asian="bold" style:font-size-complex="12pt" style:font-weight-complex="bold"/>
      <style:map style:condition="is-true-formula([.BO$10]=TODAY())" style:apply-style-name="Today" style:base-cell-address="'Gantt Chart'.BO11"/>
      <style:map style:condition="is-true-formula(OR(WEEKDAY([.BO$10])=1;WEEKDAY([.BO$10])=7))" style:apply-style-name="Weekend" style:base-cell-address="'Gantt Chart'.BO11"/>
      <style:map style:condition="is-true-formula(ISNUMBER(MATCH([.BO$10];Holidays;0)))" style:apply-style-name="Holiday" style:base-cell-address="'Gantt Chart'.BO11"/>
    </style:style>
    <style:style style:name="ce233" style:family="table-cell" style:parent-style-name="Default">
      <style:table-cell-properties fo:border-bottom="0.06pt solid #dfdfdf" fo:background-color="#808080" fo:border-left="none" fo:border-right="none" fo:border-top="0.06pt solid #dfdfdf"/>
      <style:text-properties style:font-name="Inconsolata" fo:font-weight="bold" style:font-weight-asian="bold" style:font-weight-complex="bold"/>
      <style:map style:condition="is-true-formula([.BO$10]=TODAY())" style:apply-style-name="Today" style:base-cell-address="'Gantt Chart'.BO11"/>
      <style:map style:condition="is-true-formula(OR(WEEKDAY([.BO$10])=1;WEEKDAY([.BO$10])=7))" style:apply-style-name="Weekend" style:base-cell-address="'Gantt Chart'.BO11"/>
      <style:map style:condition="is-true-formula(ISNUMBER(MATCH([.BO$10];Holidays;0)))" style:apply-style-name="Holiday" style:base-cell-address="'Gantt Chart'.BO11"/>
    </style:style>
    <style:style style:name="ce234" style:family="table-cell" style:parent-style-name="Default">
      <style:table-cell-properties fo:border-bottom="0.06pt solid #dfdfdf" fo:border-left="none" fo:border-right="none" fo:border-top="0.06pt solid #dfdfdf"/>
      <style:text-properties style:font-name="Inconsolata"/>
      <style:map style:condition="is-true-formula([.BO$10]=TODAY())" style:apply-style-name="Today" style:base-cell-address="'Gantt Chart'.BO11"/>
      <style:map style:condition="is-true-formula(OR(WEEKDAY([.BO$10])=1;WEEKDAY([.BO$10])=7))" style:apply-style-name="Weekend" style:base-cell-address="'Gantt Chart'.BO11"/>
      <style:map style:condition="is-true-formula(ISNUMBER(MATCH([.BO$10];Holidays;0)))" style:apply-style-name="Holiday" style:base-cell-address="'Gantt Chart'.BO11"/>
    </style:style>
    <style:style style:name="ce235" style:family="table-cell" style:parent-style-name="Default">
      <style:table-cell-properties fo:border-bottom="0.06pt solid #dfdfdf" fo:background-color="#cccccc" fo:border-left="none" fo:border-right="none" fo:border-top="0.06pt solid #dfdfdf"/>
      <style:text-properties style:font-name="Inconsolata" fo:font-weight="bold" style:font-weight-asian="bold" style:font-weight-complex="bold"/>
      <style:map style:condition="is-true-formula([.BO$10]=TODAY())" style:apply-style-name="Today" style:base-cell-address="'Gantt Chart'.BO11"/>
      <style:map style:condition="is-true-formula(OR(WEEKDAY([.BO$10])=1;WEEKDAY([.BO$10])=7))" style:apply-style-name="Weekend" style:base-cell-address="'Gantt Chart'.BO11"/>
      <style:map style:condition="is-true-formula(ISNUMBER(MATCH([.BO$10];Holidays;0)))" style:apply-style-name="Holiday" style:base-cell-address="'Gantt Chart'.BO11"/>
    </style:style>
    <style:style style:name="ce236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/>
      <style:map style:condition="is-true-formula([.BO$10]=TODAY())" style:apply-style-name="Today" style:base-cell-address="'Gantt Chart'.BO11"/>
      <style:map style:condition="is-true-formula(OR(WEEKDAY([.BO$10])=1;WEEKDAY([.BO$10])=7))" style:apply-style-name="Weekend" style:base-cell-address="'Gantt Chart'.BO11"/>
      <style:map style:condition="is-true-formula(ISNUMBER(MATCH([.BO$10];Holidays;0)))" style:apply-style-name="Holiday" style:base-cell-address="'Gantt Chart'.BO11"/>
    </style:style>
    <style:style style:name="ce237" style:family="table-cell" style:parent-style-name="Default">
      <style:table-cell-properties fo:border-bottom="0.06pt solid #dfdfdf" fo:background-color="#eeeeee" fo:border-left="none" fo:border-right="none" fo:border-top="0.06pt solid #dfdfdf"/>
      <style:text-properties style:font-name="Inconsolata"/>
      <style:map style:condition="is-true-formula([.BO$10]=TODAY())" style:apply-style-name="Today" style:base-cell-address="'Gantt Chart'.BO11"/>
      <style:map style:condition="is-true-formula(OR(WEEKDAY([.BO$10])=1;WEEKDAY([.BO$10])=7))" style:apply-style-name="Weekend" style:base-cell-address="'Gantt Chart'.BO11"/>
      <style:map style:condition="is-true-formula(ISNUMBER(MATCH([.BO$10];Holidays;0)))" style:apply-style-name="Holiday" style:base-cell-address="'Gantt Chart'.BO11"/>
    </style:style>
    <style:style style:name="ce238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size="12pt" fo:font-weight="bold" style:font-size-asian="12pt" style:font-weight-asian="bold" style:font-size-complex="12pt" style:font-weight-complex="bold"/>
      <style:map style:condition="is-true-formula([.BO$10]=TODAY())" style:apply-style-name="Today" style:base-cell-address="'Gantt Chart'.BO11"/>
      <style:map style:condition="is-true-formula(OR(WEEKDAY([.BO$10])=1;WEEKDAY([.BO$10])=7))" style:apply-style-name="Weekend" style:base-cell-address="'Gantt Chart'.BO11"/>
      <style:map style:condition="is-true-formula(ISNUMBER(MATCH([.BO$10];Holidays;0)))" style:apply-style-name="Holiday" style:base-cell-address="'Gantt Chart'.BO11"/>
    </style:style>
    <style:style style:name="ce239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bold" style:font-weight-asian="bold" style:font-weight-complex="bold"/>
      <style:map style:condition="is-true-formula([.BO$10]=TODAY())" style:apply-style-name="Today" style:base-cell-address="'Gantt Chart'.BO11"/>
      <style:map style:condition="is-true-formula(OR(WEEKDAY([.BO$10])=1;WEEKDAY([.BO$10])=7))" style:apply-style-name="Weekend" style:base-cell-address="'Gantt Chart'.BO11"/>
      <style:map style:condition="is-true-formula(ISNUMBER(MATCH([.BO$10];Holidays;0)))" style:apply-style-name="Holiday" style:base-cell-address="'Gantt Chart'.BO11"/>
    </style:style>
    <style:style style:name="ce240" style:family="table-cell" style:parent-style-name="Default">
      <style:table-cell-properties fo:border-bottom="0.06pt solid #dfdfdf" fo:background-color="#eeeeee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BO$10]=TODAY())" style:apply-style-name="Today" style:base-cell-address="'Gantt Chart'.BO11"/>
      <style:map style:condition="is-true-formula(OR(WEEKDAY([.BO$10])=1;WEEKDAY([.BO$10])=7))" style:apply-style-name="Weekend" style:base-cell-address="'Gantt Chart'.BO11"/>
      <style:map style:condition="is-true-formula(ISNUMBER(MATCH([.BO$10];Holidays;0)))" style:apply-style-name="Holiday" style:base-cell-address="'Gantt Chart'.BO11"/>
    </style:style>
    <style:style style:name="ce241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BO$10]=TODAY())" style:apply-style-name="Today" style:base-cell-address="'Gantt Chart'.BO11"/>
      <style:map style:condition="is-true-formula(OR(WEEKDAY([.BO$10])=1;WEEKDAY([.BO$10])=7))" style:apply-style-name="Weekend" style:base-cell-address="'Gantt Chart'.BO11"/>
      <style:map style:condition="is-true-formula(ISNUMBER(MATCH([.BO$10];Holidays;0)))" style:apply-style-name="Holiday" style:base-cell-address="'Gantt Chart'.BO11"/>
    </style:style>
    <style:style style:name="ce242" style:family="table-cell" style:parent-style-name="Default">
      <style:table-cell-properties fo:border-bottom="0.06pt solid #dfdfdf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BO$10]=TODAY())" style:apply-style-name="Today" style:base-cell-address="'Gantt Chart'.BO11"/>
      <style:map style:condition="is-true-formula(OR(WEEKDAY([.BO$10])=1;WEEKDAY([.BO$10])=7))" style:apply-style-name="Weekend" style:base-cell-address="'Gantt Chart'.BO11"/>
      <style:map style:condition="is-true-formula(ISNUMBER(MATCH([.BO$10];Holidays;0)))" style:apply-style-name="Holiday" style:base-cell-address="'Gantt Chart'.BO11"/>
    </style:style>
    <style:style style:name="ce243" style:family="table-cell" style:parent-style-name="Default">
      <style:table-cell-properties fo:border-bottom="0.06pt solid #dfdfdf" fo:background-color="#cccccc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BO$10]=TODAY())" style:apply-style-name="Today" style:base-cell-address="'Gantt Chart'.BO11"/>
      <style:map style:condition="is-true-formula(OR(WEEKDAY([.BO$10])=1;WEEKDAY([.BO$10])=7))" style:apply-style-name="Weekend" style:base-cell-address="'Gantt Chart'.BO11"/>
      <style:map style:condition="is-true-formula(ISNUMBER(MATCH([.BO$10];Holidays;0)))" style:apply-style-name="Holiday" style:base-cell-address="'Gantt Chart'.BO11"/>
    </style:style>
    <style:style style:name="ce244" style:family="table-cell" style:parent-style-name="Default">
      <style:table-cell-properties fo:background-color="transparent"/>
      <style:text-properties style:font-name="Inconsolata"/>
      <style:map style:condition="is-true-formula([.BO$10]=TODAY())" style:apply-style-name="Today" style:base-cell-address="'Gantt Chart'.BO11"/>
      <style:map style:condition="is-true-formula(OR(WEEKDAY([.BO$10])=1;WEEKDAY([.BO$10])=7))" style:apply-style-name="Weekend" style:base-cell-address="'Gantt Chart'.BO11"/>
      <style:map style:condition="is-true-formula(ISNUMBER(MATCH([.BO$10];Holidays;0)))" style:apply-style-name="Holiday" style:base-cell-address="'Gantt Chart'.BO11"/>
    </style:style>
    <style:style style:name="ce245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/>
      <style:map style:condition="is-true-formula([.BO$10]=TODAY())" style:apply-style-name="Today" style:base-cell-address="'Gantt Chart'.BO37"/>
      <style:map style:condition="is-true-formula(OR(WEEKDAY([.BO$10])=1;WEEKDAY([.BO$10])=7))" style:apply-style-name="Weekend" style:base-cell-address="'Gantt Chart'.BO37"/>
      <style:map style:condition="is-true-formula(ISNUMBER(MATCH([.BO$10];Holidays;0)))" style:apply-style-name="Holiday" style:base-cell-address="'Gantt Chart'.BO37"/>
    </style:style>
    <style:style style:name="ce246" style:family="table-cell" style:parent-style-name="Default">
      <style:table-cell-properties fo:border-bottom="0.06pt solid #dfdfdf" fo:border-left="none" fo:border-right="none" fo:border-top="0.06pt solid #dfdfdf"/>
      <style:text-properties style:font-name="Inconsolata" fo:font-weight="bold" style:font-weight-asian="bold" style:font-weight-complex="bold"/>
      <style:map style:condition="is-true-formula([.BO$10]=TODAY())" style:apply-style-name="Today" style:base-cell-address="'Gantt Chart'.BO37"/>
      <style:map style:condition="is-true-formula(OR(WEEKDAY([.BO$10])=1;WEEKDAY([.BO$10])=7))" style:apply-style-name="Weekend" style:base-cell-address="'Gantt Chart'.BO37"/>
      <style:map style:condition="is-true-formula(ISNUMBER(MATCH([.BO$10];Holidays;0)))" style:apply-style-name="Holiday" style:base-cell-address="'Gantt Chart'.BO37"/>
    </style:style>
    <style:style style:name="ce247" style:family="table-cell" style:parent-style-name="Default">
      <style:table-cell-properties fo:border-bottom="0.06pt solid #dfdfdf" fo:background-color="#cccccc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BO$10]=TODAY())" style:apply-style-name="Today" style:base-cell-address="'Gantt Chart'.BO37"/>
      <style:map style:condition="is-true-formula(OR(WEEKDAY([.BO$10])=1;WEEKDAY([.BO$10])=7))" style:apply-style-name="Weekend" style:base-cell-address="'Gantt Chart'.BO37"/>
      <style:map style:condition="is-true-formula(ISNUMBER(MATCH([.BO$10];Holidays;0)))" style:apply-style-name="Holiday" style:base-cell-address="'Gantt Chart'.BO37"/>
    </style:style>
    <style:style style:name="ce248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BO$10]=TODAY())" style:apply-style-name="Today" style:base-cell-address="'Gantt Chart'.BO37"/>
      <style:map style:condition="is-true-formula(OR(WEEKDAY([.BO$10])=1;WEEKDAY([.BO$10])=7))" style:apply-style-name="Weekend" style:base-cell-address="'Gantt Chart'.BO37"/>
      <style:map style:condition="is-true-formula(ISNUMBER(MATCH([.BO$10];Holidays;0)))" style:apply-style-name="Holiday" style:base-cell-address="'Gantt Chart'.BO37"/>
    </style:style>
    <style:style style:name="ce249" style:family="table-cell" style:parent-style-name="Default">
      <style:table-cell-properties fo:border-bottom="0.06pt solid #dfdfdf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BO$10]=TODAY())" style:apply-style-name="Today" style:base-cell-address="'Gantt Chart'.BO37"/>
      <style:map style:condition="is-true-formula(OR(WEEKDAY([.BO$10])=1;WEEKDAY([.BO$10])=7))" style:apply-style-name="Weekend" style:base-cell-address="'Gantt Chart'.BO37"/>
      <style:map style:condition="is-true-formula(ISNUMBER(MATCH([.BO$10];Holidays;0)))" style:apply-style-name="Holiday" style:base-cell-address="'Gantt Chart'.BO37"/>
    </style:style>
    <style:style style:name="ce250" style:family="table-cell" style:parent-style-name="Default">
      <style:table-cell-properties fo:border-bottom="0.06pt solid #dfdfdf" fo:background-color="#dddddd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BO$10]=TODAY())" style:apply-style-name="Today" style:base-cell-address="'Gantt Chart'.BO37"/>
      <style:map style:condition="is-true-formula(OR(WEEKDAY([.BO$10])=1;WEEKDAY([.BO$10])=7))" style:apply-style-name="Weekend" style:base-cell-address="'Gantt Chart'.BO37"/>
      <style:map style:condition="is-true-formula(ISNUMBER(MATCH([.BO$10];Holidays;0)))" style:apply-style-name="Holiday" style:base-cell-address="'Gantt Chart'.BO37"/>
    </style:style>
    <style:style style:name="ce251" style:family="table-cell" style:parent-style-name="Default">
      <style:table-cell-properties fo:border-bottom="0.06pt solid #dfdfdf" fo:background-color="#808080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BO$10]=TODAY())" style:apply-style-name="Today" style:base-cell-address="'Gantt Chart'.BO37"/>
      <style:map style:condition="is-true-formula(OR(WEEKDAY([.BO$10])=1;WEEKDAY([.BO$10])=7))" style:apply-style-name="Weekend" style:base-cell-address="'Gantt Chart'.BO37"/>
      <style:map style:condition="is-true-formula(ISNUMBER(MATCH([.BO$10];Holidays;0)))" style:apply-style-name="Holiday" style:base-cell-address="'Gantt Chart'.BO37"/>
    </style:style>
    <style:style style:name="ce252" style:family="table-cell" style:parent-style-name="Default">
      <style:table-cell-properties fo:background-color="transparent"/>
      <style:text-properties style:font-name="Inconsolata"/>
      <style:map style:condition="is-true-formula([.BO$10]=TODAY())" style:apply-style-name="Today" style:base-cell-address="'Gantt Chart'.BO37"/>
      <style:map style:condition="is-true-formula(OR(WEEKDAY([.BO$10])=1;WEEKDAY([.BO$10])=7))" style:apply-style-name="Weekend" style:base-cell-address="'Gantt Chart'.BO37"/>
      <style:map style:condition="is-true-formula(ISNUMBER(MATCH([.BO$10];Holidays;0)))" style:apply-style-name="Holiday" style:base-cell-address="'Gantt Chart'.BO37"/>
    </style:style>
    <style:style style:name="ce253" style:family="table-cell" style:parent-style-name="Default">
      <style:table-cell-properties fo:border-bottom="0.06pt solid #dfdfdf" fo:background-color="#eeeeee" fo:border-left="none" fo:border-right="none" fo:border-top="0.06pt solid #dfdfdf"/>
      <style:text-properties style:font-name="Inconsolata"/>
      <style:map style:condition="is-true-formula([.BO$10]=TODAY())" style:apply-style-name="Today" style:base-cell-address="'Gantt Chart'.BO52"/>
      <style:map style:condition="is-true-formula(OR(WEEKDAY([.BO$10])=1;WEEKDAY([.BO$10])=7))" style:apply-style-name="Weekend" style:base-cell-address="'Gantt Chart'.BO52"/>
      <style:map style:condition="is-true-formula(ISNUMBER(MATCH([.BO$10];Holidays;0)))" style:apply-style-name="Holiday" style:base-cell-address="'Gantt Chart'.BO52"/>
    </style:style>
    <style:style style:name="ce254" style:family="table-cell" style:parent-style-name="Default">
      <style:table-cell-properties fo:border-bottom="0.06pt solid #dfdfdf" fo:background-color="#808080" fo:border-left="none" fo:border-right="none" fo:border-top="0.06pt solid #dfdfdf"/>
      <style:text-properties style:font-name="Inconsolata"/>
      <style:map style:condition="is-true-formula([.BO$10]=TODAY())" style:apply-style-name="Today" style:base-cell-address="'Gantt Chart'.BO52"/>
      <style:map style:condition="is-true-formula(OR(WEEKDAY([.BO$10])=1;WEEKDAY([.BO$10])=7))" style:apply-style-name="Weekend" style:base-cell-address="'Gantt Chart'.BO52"/>
      <style:map style:condition="is-true-formula(ISNUMBER(MATCH([.BO$10];Holidays;0)))" style:apply-style-name="Holiday" style:base-cell-address="'Gantt Chart'.BO52"/>
    </style:style>
    <style:style style:name="ce255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style:font-name="Inconsolata" fo:font-size="12pt" fo:font-weight="bold" style:font-size-asian="12pt" style:font-weight-asian="bold" style:font-size-complex="12pt" style:font-weight-complex="bold"/>
      <style:map style:condition="is-true-formula([.BO$10]=TODAY())" style:apply-style-name="Today" style:base-cell-address="'Gantt Chart'.BO52"/>
      <style:map style:condition="is-true-formula(OR(WEEKDAY([.BO$10])=1;WEEKDAY([.BO$10])=7))" style:apply-style-name="Weekend" style:base-cell-address="'Gantt Chart'.BO52"/>
      <style:map style:condition="is-true-formula(ISNUMBER(MATCH([.BO$10];Holidays;0)))" style:apply-style-name="Holiday" style:base-cell-address="'Gantt Chart'.BO52"/>
    </style:style>
    <style:style style:name="ce256" style:family="table-cell" style:parent-style-name="Default">
      <style:table-cell-properties fo:border-bottom="0.06pt solid #dfdfdf" fo:border-left="none" fo:border-right="none" fo:border-top="0.06pt solid #dfdfdf"/>
      <style:text-properties style:font-name="Inconsolata" fo:font-weight="bold" style:font-weight-asian="bold" style:font-weight-complex="bold"/>
      <style:map style:condition="is-true-formula([.BO$10]=TODAY())" style:apply-style-name="Today" style:base-cell-address="'Gantt Chart'.BO52"/>
      <style:map style:condition="is-true-formula(OR(WEEKDAY([.BO$10])=1;WEEKDAY([.BO$10])=7))" style:apply-style-name="Weekend" style:base-cell-address="'Gantt Chart'.BO52"/>
      <style:map style:condition="is-true-formula(ISNUMBER(MATCH([.BO$10];Holidays;0)))" style:apply-style-name="Holiday" style:base-cell-address="'Gantt Chart'.BO52"/>
    </style:style>
    <style:style style:name="ce257" style:family="table-cell" style:parent-style-name="Default">
      <style:table-cell-properties fo:border-bottom="0.06pt solid #dfdfdf" fo:background-color="#eeeeee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BO$10]=TODAY())" style:apply-style-name="Today" style:base-cell-address="'Gantt Chart'.BO52"/>
      <style:map style:condition="is-true-formula(OR(WEEKDAY([.BO$10])=1;WEEKDAY([.BO$10])=7))" style:apply-style-name="Weekend" style:base-cell-address="'Gantt Chart'.BO52"/>
      <style:map style:condition="is-true-formula(ISNUMBER(MATCH([.BO$10];Holidays;0)))" style:apply-style-name="Holiday" style:base-cell-address="'Gantt Chart'.BO52"/>
    </style:style>
    <style:style style:name="ce258" style:family="table-cell" style:parent-style-name="Default">
      <style:table-cell-properties fo:border-bottom="0.06pt solid #dfdfdf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BO$10]=TODAY())" style:apply-style-name="Today" style:base-cell-address="'Gantt Chart'.BO52"/>
      <style:map style:condition="is-true-formula(OR(WEEKDAY([.BO$10])=1;WEEKDAY([.BO$10])=7))" style:apply-style-name="Weekend" style:base-cell-address="'Gantt Chart'.BO52"/>
      <style:map style:condition="is-true-formula(ISNUMBER(MATCH([.BO$10];Holidays;0)))" style:apply-style-name="Holiday" style:base-cell-address="'Gantt Chart'.BO52"/>
    </style:style>
    <style:style style:name="ce259" style:family="table-cell" style:parent-style-name="Default">
      <style:table-cell-properties fo:border-bottom="0.06pt solid #dfdfdf" fo:background-color="#dddddd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BO$10]=TODAY())" style:apply-style-name="Today" style:base-cell-address="'Gantt Chart'.BO52"/>
      <style:map style:condition="is-true-formula(OR(WEEKDAY([.BO$10])=1;WEEKDAY([.BO$10])=7))" style:apply-style-name="Weekend" style:base-cell-address="'Gantt Chart'.BO52"/>
      <style:map style:condition="is-true-formula(ISNUMBER(MATCH([.BO$10];Holidays;0)))" style:apply-style-name="Holiday" style:base-cell-address="'Gantt Chart'.BO52"/>
    </style:style>
    <style:style style:name="ce260" style:family="table-cell" style:parent-style-name="Default">
      <style:table-cell-properties fo:border-bottom="0.06pt solid #dfdfdf" fo:border-left="none" fo:border-right="none" fo:border-top="0.06pt solid #dfdfdf"/>
      <style:text-properties style:font-name="Inconsolata"/>
      <style:map style:condition="is-true-formula([.BO$10]=TODAY())" style:apply-style-name="Today" style:base-cell-address="'Gantt Chart'.BO52"/>
      <style:map style:condition="is-true-formula(OR(WEEKDAY([.BO$10])=1;WEEKDAY([.BO$10])=7))" style:apply-style-name="Weekend" style:base-cell-address="'Gantt Chart'.BO52"/>
      <style:map style:condition="is-true-formula(ISNUMBER(MATCH([.BO$10];Holidays;0)))" style:apply-style-name="Holiday" style:base-cell-address="'Gantt Chart'.BO52"/>
    </style:style>
    <style:style style:name="ce261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BQ$10]=TODAY())" style:apply-style-name="Today" style:base-cell-address="'Gantt Chart'.BQ29"/>
      <style:map style:condition="is-true-formula(OR(WEEKDAY([.BQ$10])=1;WEEKDAY([.BQ$10])=7))" style:apply-style-name="Weekend" style:base-cell-address="'Gantt Chart'.BQ29"/>
      <style:map style:condition="is-true-formula(ISNUMBER(MATCH([.BQ$10];Holidays;0)))" style:apply-style-name="Holiday" style:base-cell-address="'Gantt Chart'.BQ29"/>
    </style:style>
    <style:style style:name="ce262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BQ$10]=TODAY())" style:apply-style-name="Today" style:base-cell-address="'Gantt Chart'.BQ43"/>
      <style:map style:condition="is-true-formula(OR(WEEKDAY([.BQ$10])=1;WEEKDAY([.BQ$10])=7))" style:apply-style-name="Weekend" style:base-cell-address="'Gantt Chart'.BQ43"/>
      <style:map style:condition="is-true-formula(ISNUMBER(MATCH([.BQ$10];Holidays;0)))" style:apply-style-name="Holiday" style:base-cell-address="'Gantt Chart'.BQ43"/>
    </style:style>
    <style:style style:name="ce263" style:family="table-cell" style:parent-style-name="Default">
      <style:table-cell-properties fo:border-bottom="0.06pt solid #dfdfdf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BQ$10]=TODAY())" style:apply-style-name="Today" style:base-cell-address="'Gantt Chart'.BQ58"/>
      <style:map style:condition="is-true-formula(OR(WEEKDAY([.BQ$10])=1;WEEKDAY([.BQ$10])=7))" style:apply-style-name="Weekend" style:base-cell-address="'Gantt Chart'.BQ58"/>
      <style:map style:condition="is-true-formula(ISNUMBER(MATCH([.BQ$10];Holidays;0)))" style:apply-style-name="Holiday" style:base-cell-address="'Gantt Chart'.BQ58"/>
    </style:style>
    <style:style style:name="ce264" style:family="table-cell" style:parent-style-name="Default">
      <style:table-cell-properties fo:border-bottom="0.06pt solid #dfdfdf" fo:background-color="#dfdfdf" fo:border-left="none" fo:border-right="none" fo:border-top="none"/>
      <style:text-properties style:font-name="Inconsolata" fo:font-size="12pt" fo:font-weight="bold" style:font-size-asian="12pt" style:font-weight-asian="bold" style:font-size-complex="12pt" style:font-weight-complex="bold"/>
      <style:map style:condition="is-true-formula([.O$10]=TODAY())" style:apply-style-name="Today" style:base-cell-address="'Gantt Chart'.O8"/>
      <style:map style:condition="is-true-formula(OR(WEEKDAY([.O$10])=1;WEEKDAY([.O$10])=7))" style:apply-style-name="Weekend" style:base-cell-address="'Gantt Chart'.O8"/>
      <style:map style:condition="is-true-formula(ISNUMBER(MATCH([.O$10];Holidays;0)))" style:apply-style-name="Holiday" style:base-cell-address="'Gantt Chart'.O8"/>
    </style:style>
    <style:style style:name="ce265" style:family="table-cell" style:parent-style-name="Default">
      <style:table-cell-properties fo:border-bottom="0.06pt solid #dfdfdf" fo:background-color="#808080" fo:border-left="none" fo:border-right="none" fo:border-top="0.06pt solid #dfdfdf"/>
      <style:text-properties style:font-name="Inconsolata" fo:font-weight="bold" style:font-weight-asian="bold" style:font-weight-complex="bold"/>
      <style:map style:condition="is-true-formula([.O$10]=TODAY())" style:apply-style-name="Today" style:base-cell-address="'Gantt Chart'.O8"/>
      <style:map style:condition="is-true-formula(OR(WEEKDAY([.O$10])=1;WEEKDAY([.O$10])=7))" style:apply-style-name="Weekend" style:base-cell-address="'Gantt Chart'.O8"/>
      <style:map style:condition="is-true-formula(ISNUMBER(MATCH([.O$10];Holidays;0)))" style:apply-style-name="Holiday" style:base-cell-address="'Gantt Chart'.O8"/>
    </style:style>
    <style:style style:name="ce266" style:family="table-cell" style:parent-style-name="Default">
      <style:table-cell-properties fo:border-bottom="0.06pt solid #dfdfdf" fo:border-left="none" fo:border-right="none" fo:border-top="0.06pt solid #dfdfdf"/>
      <style:text-properties style:font-name="Inconsolata"/>
      <style:map style:condition="is-true-formula([.O$10]=TODAY())" style:apply-style-name="Today" style:base-cell-address="'Gantt Chart'.O8"/>
      <style:map style:condition="is-true-formula(OR(WEEKDAY([.O$10])=1;WEEKDAY([.O$10])=7))" style:apply-style-name="Weekend" style:base-cell-address="'Gantt Chart'.O8"/>
      <style:map style:condition="is-true-formula(ISNUMBER(MATCH([.O$10];Holidays;0)))" style:apply-style-name="Holiday" style:base-cell-address="'Gantt Chart'.O8"/>
    </style:style>
    <style:style style:name="ce267" style:family="table-cell" style:parent-style-name="Default">
      <style:table-cell-properties fo:border-bottom="0.06pt solid #dfdfdf" fo:background-color="#cccccc" fo:border-left="none" fo:border-right="none" fo:border-top="0.06pt solid #dfdfdf"/>
      <style:text-properties style:font-name="Inconsolata" fo:font-weight="bold" style:font-weight-asian="bold" style:font-weight-complex="bold"/>
      <style:map style:condition="is-true-formula([.O$10]=TODAY())" style:apply-style-name="Today" style:base-cell-address="'Gantt Chart'.O8"/>
      <style:map style:condition="is-true-formula(OR(WEEKDAY([.O$10])=1;WEEKDAY([.O$10])=7))" style:apply-style-name="Weekend" style:base-cell-address="'Gantt Chart'.O8"/>
      <style:map style:condition="is-true-formula(ISNUMBER(MATCH([.O$10];Holidays;0)))" style:apply-style-name="Holiday" style:base-cell-address="'Gantt Chart'.O8"/>
    </style:style>
    <style:style style:name="ce268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/>
      <style:map style:condition="is-true-formula([.O$10]=TODAY())" style:apply-style-name="Today" style:base-cell-address="'Gantt Chart'.O8"/>
      <style:map style:condition="is-true-formula(OR(WEEKDAY([.O$10])=1;WEEKDAY([.O$10])=7))" style:apply-style-name="Weekend" style:base-cell-address="'Gantt Chart'.O8"/>
      <style:map style:condition="is-true-formula(ISNUMBER(MATCH([.O$10];Holidays;0)))" style:apply-style-name="Holiday" style:base-cell-address="'Gantt Chart'.O8"/>
    </style:style>
    <style:style style:name="ce269" style:family="table-cell" style:parent-style-name="Default">
      <style:table-cell-properties fo:border-bottom="0.06pt solid #dfdfdf" fo:background-color="#eeeeee" fo:border-left="none" fo:border-right="none" fo:border-top="0.06pt solid #dfdfdf"/>
      <style:text-properties style:font-name="Inconsolata"/>
      <style:map style:condition="is-true-formula([.O$10]=TODAY())" style:apply-style-name="Today" style:base-cell-address="'Gantt Chart'.O8"/>
      <style:map style:condition="is-true-formula(OR(WEEKDAY([.O$10])=1;WEEKDAY([.O$10])=7))" style:apply-style-name="Weekend" style:base-cell-address="'Gantt Chart'.O8"/>
      <style:map style:condition="is-true-formula(ISNUMBER(MATCH([.O$10];Holidays;0)))" style:apply-style-name="Holiday" style:base-cell-address="'Gantt Chart'.O8"/>
    </style:style>
    <style:style style:name="ce270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size="12pt" fo:font-weight="bold" style:font-size-asian="12pt" style:font-weight-asian="bold" style:font-size-complex="12pt" style:font-weight-complex="bold"/>
      <style:map style:condition="is-true-formula([.O$10]=TODAY())" style:apply-style-name="Today" style:base-cell-address="'Gantt Chart'.O8"/>
      <style:map style:condition="is-true-formula(OR(WEEKDAY([.O$10])=1;WEEKDAY([.O$10])=7))" style:apply-style-name="Weekend" style:base-cell-address="'Gantt Chart'.O8"/>
      <style:map style:condition="is-true-formula(ISNUMBER(MATCH([.O$10];Holidays;0)))" style:apply-style-name="Holiday" style:base-cell-address="'Gantt Chart'.O8"/>
    </style:style>
    <style:style style:name="ce271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bold" style:font-weight-asian="bold" style:font-weight-complex="bold"/>
      <style:map style:condition="is-true-formula([.O$10]=TODAY())" style:apply-style-name="Today" style:base-cell-address="'Gantt Chart'.O8"/>
      <style:map style:condition="is-true-formula(OR(WEEKDAY([.O$10])=1;WEEKDAY([.O$10])=7))" style:apply-style-name="Weekend" style:base-cell-address="'Gantt Chart'.O8"/>
      <style:map style:condition="is-true-formula(ISNUMBER(MATCH([.O$10];Holidays;0)))" style:apply-style-name="Holiday" style:base-cell-address="'Gantt Chart'.O8"/>
    </style:style>
    <style:style style:name="ce272" style:family="table-cell" style:parent-style-name="Default">
      <style:table-cell-properties fo:border-bottom="0.06pt solid #dfdfdf" fo:background-color="#eeeeee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O$10]=TODAY())" style:apply-style-name="Today" style:base-cell-address="'Gantt Chart'.O8"/>
      <style:map style:condition="is-true-formula(OR(WEEKDAY([.O$10])=1;WEEKDAY([.O$10])=7))" style:apply-style-name="Weekend" style:base-cell-address="'Gantt Chart'.O8"/>
      <style:map style:condition="is-true-formula(ISNUMBER(MATCH([.O$10];Holidays;0)))" style:apply-style-name="Holiday" style:base-cell-address="'Gantt Chart'.O8"/>
    </style:style>
    <style:style style:name="ce273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O$10]=TODAY())" style:apply-style-name="Today" style:base-cell-address="'Gantt Chart'.O8"/>
      <style:map style:condition="is-true-formula(OR(WEEKDAY([.O$10])=1;WEEKDAY([.O$10])=7))" style:apply-style-name="Weekend" style:base-cell-address="'Gantt Chart'.O8"/>
      <style:map style:condition="is-true-formula(ISNUMBER(MATCH([.O$10];Holidays;0)))" style:apply-style-name="Holiday" style:base-cell-address="'Gantt Chart'.O8"/>
    </style:style>
    <style:style style:name="ce274" style:family="table-cell" style:parent-style-name="Default">
      <style:table-cell-properties fo:border-bottom="0.06pt solid #dfdfdf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O$10]=TODAY())" style:apply-style-name="Today" style:base-cell-address="'Gantt Chart'.O8"/>
      <style:map style:condition="is-true-formula(OR(WEEKDAY([.O$10])=1;WEEKDAY([.O$10])=7))" style:apply-style-name="Weekend" style:base-cell-address="'Gantt Chart'.O8"/>
      <style:map style:condition="is-true-formula(ISNUMBER(MATCH([.O$10];Holidays;0)))" style:apply-style-name="Holiday" style:base-cell-address="'Gantt Chart'.O8"/>
    </style:style>
    <style:style style:name="ce275" style:family="table-cell" style:parent-style-name="Default">
      <style:table-cell-properties fo:border-bottom="0.06pt solid #dfdfdf" fo:background-color="#cccccc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O$10]=TODAY())" style:apply-style-name="Today" style:base-cell-address="'Gantt Chart'.O8"/>
      <style:map style:condition="is-true-formula(OR(WEEKDAY([.O$10])=1;WEEKDAY([.O$10])=7))" style:apply-style-name="Weekend" style:base-cell-address="'Gantt Chart'.O8"/>
      <style:map style:condition="is-true-formula(ISNUMBER(MATCH([.O$10];Holidays;0)))" style:apply-style-name="Holiday" style:base-cell-address="'Gantt Chart'.O8"/>
    </style:style>
    <style:style style:name="ce276" style:family="table-cell" style:parent-style-name="Default">
      <style:table-cell-properties fo:background-color="transparent"/>
      <style:text-properties style:font-name="Inconsolata"/>
      <style:map style:condition="is-true-formula([.O$10]=TODAY())" style:apply-style-name="Today" style:base-cell-address="'Gantt Chart'.O8"/>
      <style:map style:condition="is-true-formula(OR(WEEKDAY([.O$10])=1;WEEKDAY([.O$10])=7))" style:apply-style-name="Weekend" style:base-cell-address="'Gantt Chart'.O8"/>
      <style:map style:condition="is-true-formula(ISNUMBER(MATCH([.O$10];Holidays;0)))" style:apply-style-name="Holiday" style:base-cell-address="'Gantt Chart'.O8"/>
    </style:style>
    <style:style style:name="ce277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/>
      <style:map style:condition="is-true-formula([.BS$10]=TODAY())" style:apply-style-name="Today" style:base-cell-address="'Gantt Chart'.BS37"/>
      <style:map style:condition="is-true-formula(OR(WEEKDAY([.BS$10])=1;WEEKDAY([.BS$10])=7))" style:apply-style-name="Weekend" style:base-cell-address="'Gantt Chart'.BS37"/>
      <style:map style:condition="is-true-formula(ISNUMBER(MATCH([.BS$10];Holidays;0)))" style:apply-style-name="Holiday" style:base-cell-address="'Gantt Chart'.BS37"/>
    </style:style>
    <style:style style:name="ce278" style:family="table-cell" style:parent-style-name="Default">
      <style:table-cell-properties fo:border-bottom="0.06pt solid #dfdfdf" fo:border-left="none" fo:border-right="none" fo:border-top="0.06pt solid #dfdfdf"/>
      <style:text-properties style:font-name="Inconsolata" fo:font-weight="bold" style:font-weight-asian="bold" style:font-weight-complex="bold"/>
      <style:map style:condition="is-true-formula([.BS$10]=TODAY())" style:apply-style-name="Today" style:base-cell-address="'Gantt Chart'.BS37"/>
      <style:map style:condition="is-true-formula(OR(WEEKDAY([.BS$10])=1;WEEKDAY([.BS$10])=7))" style:apply-style-name="Weekend" style:base-cell-address="'Gantt Chart'.BS37"/>
      <style:map style:condition="is-true-formula(ISNUMBER(MATCH([.BS$10];Holidays;0)))" style:apply-style-name="Holiday" style:base-cell-address="'Gantt Chart'.BS37"/>
    </style:style>
    <style:style style:name="ce279" style:family="table-cell" style:parent-style-name="Default">
      <style:table-cell-properties fo:border-bottom="0.06pt solid #dfdfdf" fo:background-color="#cccccc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BS$10]=TODAY())" style:apply-style-name="Today" style:base-cell-address="'Gantt Chart'.BS37"/>
      <style:map style:condition="is-true-formula(OR(WEEKDAY([.BS$10])=1;WEEKDAY([.BS$10])=7))" style:apply-style-name="Weekend" style:base-cell-address="'Gantt Chart'.BS37"/>
      <style:map style:condition="is-true-formula(ISNUMBER(MATCH([.BS$10];Holidays;0)))" style:apply-style-name="Holiday" style:base-cell-address="'Gantt Chart'.BS37"/>
    </style:style>
    <style:style style:name="ce280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BS$10]=TODAY())" style:apply-style-name="Today" style:base-cell-address="'Gantt Chart'.BS37"/>
      <style:map style:condition="is-true-formula(OR(WEEKDAY([.BS$10])=1;WEEKDAY([.BS$10])=7))" style:apply-style-name="Weekend" style:base-cell-address="'Gantt Chart'.BS37"/>
      <style:map style:condition="is-true-formula(ISNUMBER(MATCH([.BS$10];Holidays;0)))" style:apply-style-name="Holiday" style:base-cell-address="'Gantt Chart'.BS37"/>
    </style:style>
    <style:style style:name="ce281" style:family="table-cell" style:parent-style-name="Default">
      <style:table-cell-properties fo:border-bottom="0.06pt solid #dfdfdf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BS$10]=TODAY())" style:apply-style-name="Today" style:base-cell-address="'Gantt Chart'.BS37"/>
      <style:map style:condition="is-true-formula(OR(WEEKDAY([.BS$10])=1;WEEKDAY([.BS$10])=7))" style:apply-style-name="Weekend" style:base-cell-address="'Gantt Chart'.BS37"/>
      <style:map style:condition="is-true-formula(ISNUMBER(MATCH([.BS$10];Holidays;0)))" style:apply-style-name="Holiday" style:base-cell-address="'Gantt Chart'.BS37"/>
    </style:style>
    <style:style style:name="ce282" style:family="table-cell" style:parent-style-name="Default">
      <style:table-cell-properties fo:border-bottom="0.06pt solid #dfdfdf" fo:background-color="#dddddd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BS$10]=TODAY())" style:apply-style-name="Today" style:base-cell-address="'Gantt Chart'.BS37"/>
      <style:map style:condition="is-true-formula(OR(WEEKDAY([.BS$10])=1;WEEKDAY([.BS$10])=7))" style:apply-style-name="Weekend" style:base-cell-address="'Gantt Chart'.BS37"/>
      <style:map style:condition="is-true-formula(ISNUMBER(MATCH([.BS$10];Holidays;0)))" style:apply-style-name="Holiday" style:base-cell-address="'Gantt Chart'.BS37"/>
    </style:style>
    <style:style style:name="ce283" style:family="table-cell" style:parent-style-name="Default">
      <style:table-cell-properties fo:border-bottom="0.06pt solid #dfdfdf" fo:background-color="#808080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BS$10]=TODAY())" style:apply-style-name="Today" style:base-cell-address="'Gantt Chart'.BS37"/>
      <style:map style:condition="is-true-formula(OR(WEEKDAY([.BS$10])=1;WEEKDAY([.BS$10])=7))" style:apply-style-name="Weekend" style:base-cell-address="'Gantt Chart'.BS37"/>
      <style:map style:condition="is-true-formula(ISNUMBER(MATCH([.BS$10];Holidays;0)))" style:apply-style-name="Holiday" style:base-cell-address="'Gantt Chart'.BS37"/>
    </style:style>
    <style:style style:name="ce284" style:family="table-cell" style:parent-style-name="Default">
      <style:table-cell-properties fo:background-color="transparent"/>
      <style:text-properties style:font-name="Inconsolata"/>
      <style:map style:condition="is-true-formula([.BS$10]=TODAY())" style:apply-style-name="Today" style:base-cell-address="'Gantt Chart'.BS37"/>
      <style:map style:condition="is-true-formula(OR(WEEKDAY([.BS$10])=1;WEEKDAY([.BS$10])=7))" style:apply-style-name="Weekend" style:base-cell-address="'Gantt Chart'.BS37"/>
      <style:map style:condition="is-true-formula(ISNUMBER(MATCH([.BS$10];Holidays;0)))" style:apply-style-name="Holiday" style:base-cell-address="'Gantt Chart'.BS37"/>
    </style:style>
    <style:style style:name="ce285" style:family="table-cell" style:parent-style-name="Default">
      <style:table-cell-properties fo:border-bottom="0.06pt solid #dfdfdf" fo:background-color="#eeeeee" fo:border-left="none" fo:border-right="none" fo:border-top="0.06pt solid #dfdfdf"/>
      <style:text-properties style:font-name="Inconsolata"/>
      <style:map style:condition="is-true-formula([.BS$10]=TODAY())" style:apply-style-name="Today" style:base-cell-address="'Gantt Chart'.BS52"/>
      <style:map style:condition="is-true-formula(OR(WEEKDAY([.BS$10])=1;WEEKDAY([.BS$10])=7))" style:apply-style-name="Weekend" style:base-cell-address="'Gantt Chart'.BS52"/>
      <style:map style:condition="is-true-formula(ISNUMBER(MATCH([.BS$10];Holidays;0)))" style:apply-style-name="Holiday" style:base-cell-address="'Gantt Chart'.BS52"/>
    </style:style>
    <style:style style:name="ce286" style:family="table-cell" style:parent-style-name="Default">
      <style:table-cell-properties fo:border-bottom="0.06pt solid #dfdfdf" fo:background-color="#808080" fo:border-left="none" fo:border-right="none" fo:border-top="0.06pt solid #dfdfdf"/>
      <style:text-properties style:font-name="Inconsolata"/>
      <style:map style:condition="is-true-formula([.BS$10]=TODAY())" style:apply-style-name="Today" style:base-cell-address="'Gantt Chart'.BS52"/>
      <style:map style:condition="is-true-formula(OR(WEEKDAY([.BS$10])=1;WEEKDAY([.BS$10])=7))" style:apply-style-name="Weekend" style:base-cell-address="'Gantt Chart'.BS52"/>
      <style:map style:condition="is-true-formula(ISNUMBER(MATCH([.BS$10];Holidays;0)))" style:apply-style-name="Holiday" style:base-cell-address="'Gantt Chart'.BS52"/>
    </style:style>
    <style:style style:name="ce287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style:font-name="Inconsolata" fo:font-size="12pt" fo:font-weight="bold" style:font-size-asian="12pt" style:font-weight-asian="bold" style:font-size-complex="12pt" style:font-weight-complex="bold"/>
      <style:map style:condition="is-true-formula([.BS$10]=TODAY())" style:apply-style-name="Today" style:base-cell-address="'Gantt Chart'.BS52"/>
      <style:map style:condition="is-true-formula(OR(WEEKDAY([.BS$10])=1;WEEKDAY([.BS$10])=7))" style:apply-style-name="Weekend" style:base-cell-address="'Gantt Chart'.BS52"/>
      <style:map style:condition="is-true-formula(ISNUMBER(MATCH([.BS$10];Holidays;0)))" style:apply-style-name="Holiday" style:base-cell-address="'Gantt Chart'.BS52"/>
    </style:style>
    <style:style style:name="ce288" style:family="table-cell" style:parent-style-name="Default">
      <style:table-cell-properties fo:border-bottom="0.06pt solid #dfdfdf" fo:border-left="none" fo:border-right="none" fo:border-top="0.06pt solid #dfdfdf"/>
      <style:text-properties style:font-name="Inconsolata" fo:font-weight="bold" style:font-weight-asian="bold" style:font-weight-complex="bold"/>
      <style:map style:condition="is-true-formula([.BS$10]=TODAY())" style:apply-style-name="Today" style:base-cell-address="'Gantt Chart'.BS52"/>
      <style:map style:condition="is-true-formula(OR(WEEKDAY([.BS$10])=1;WEEKDAY([.BS$10])=7))" style:apply-style-name="Weekend" style:base-cell-address="'Gantt Chart'.BS52"/>
      <style:map style:condition="is-true-formula(ISNUMBER(MATCH([.BS$10];Holidays;0)))" style:apply-style-name="Holiday" style:base-cell-address="'Gantt Chart'.BS52"/>
    </style:style>
    <style:style style:name="ce289" style:family="table-cell" style:parent-style-name="Default">
      <style:table-cell-properties fo:border-bottom="0.06pt solid #dfdfdf" fo:background-color="#eeeeee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BS$10]=TODAY())" style:apply-style-name="Today" style:base-cell-address="'Gantt Chart'.BS52"/>
      <style:map style:condition="is-true-formula(OR(WEEKDAY([.BS$10])=1;WEEKDAY([.BS$10])=7))" style:apply-style-name="Weekend" style:base-cell-address="'Gantt Chart'.BS52"/>
      <style:map style:condition="is-true-formula(ISNUMBER(MATCH([.BS$10];Holidays;0)))" style:apply-style-name="Holiday" style:base-cell-address="'Gantt Chart'.BS52"/>
    </style:style>
    <style:style style:name="ce290" style:family="table-cell" style:parent-style-name="Default">
      <style:table-cell-properties fo:border-bottom="0.06pt solid #dfdfdf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BS$10]=TODAY())" style:apply-style-name="Today" style:base-cell-address="'Gantt Chart'.BS52"/>
      <style:map style:condition="is-true-formula(OR(WEEKDAY([.BS$10])=1;WEEKDAY([.BS$10])=7))" style:apply-style-name="Weekend" style:base-cell-address="'Gantt Chart'.BS52"/>
      <style:map style:condition="is-true-formula(ISNUMBER(MATCH([.BS$10];Holidays;0)))" style:apply-style-name="Holiday" style:base-cell-address="'Gantt Chart'.BS52"/>
    </style:style>
    <style:style style:name="ce291" style:family="table-cell" style:parent-style-name="Default">
      <style:table-cell-properties fo:border-bottom="0.06pt solid #dfdfdf" fo:background-color="#dddddd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BS$10]=TODAY())" style:apply-style-name="Today" style:base-cell-address="'Gantt Chart'.BS52"/>
      <style:map style:condition="is-true-formula(OR(WEEKDAY([.BS$10])=1;WEEKDAY([.BS$10])=7))" style:apply-style-name="Weekend" style:base-cell-address="'Gantt Chart'.BS52"/>
      <style:map style:condition="is-true-formula(ISNUMBER(MATCH([.BS$10];Holidays;0)))" style:apply-style-name="Holiday" style:base-cell-address="'Gantt Chart'.BS52"/>
    </style:style>
    <style:style style:name="ce292" style:family="table-cell" style:parent-style-name="Default">
      <style:table-cell-properties fo:border-bottom="0.06pt solid #dfdfdf" fo:border-left="none" fo:border-right="none" fo:border-top="0.06pt solid #dfdfdf"/>
      <style:text-properties style:font-name="Inconsolata"/>
      <style:map style:condition="is-true-formula([.BS$10]=TODAY())" style:apply-style-name="Today" style:base-cell-address="'Gantt Chart'.BS52"/>
      <style:map style:condition="is-true-formula(OR(WEEKDAY([.BS$10])=1;WEEKDAY([.BS$10])=7))" style:apply-style-name="Weekend" style:base-cell-address="'Gantt Chart'.BS52"/>
      <style:map style:condition="is-true-formula(ISNUMBER(MATCH([.BS$10];Holidays;0)))" style:apply-style-name="Holiday" style:base-cell-address="'Gantt Chart'.BS52"/>
    </style:style>
    <style:style style:name="ce293" style:family="table-cell" style:parent-style-name="Default">
      <style:text-properties style:font-name="Inconsolata"/>
      <style:map style:condition="is-true-formula([.BS$10]=TODAY())" style:apply-style-name="Today" style:base-cell-address="'Gantt Chart'.BS52"/>
      <style:map style:condition="is-true-formula(OR(WEEKDAY([.BS$10])=1;WEEKDAY([.BS$10])=7))" style:apply-style-name="Weekend" style:base-cell-address="'Gantt Chart'.BS52"/>
      <style:map style:condition="is-true-formula(ISNUMBER(MATCH([.BS$10];Holidays;0)))" style:apply-style-name="Holiday" style:base-cell-address="'Gantt Chart'.BS52"/>
    </style:style>
    <style:style style:name="ce294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BU$10]=TODAY())" style:apply-style-name="Today" style:base-cell-address="'Gantt Chart'.BU29"/>
      <style:map style:condition="is-true-formula(OR(WEEKDAY([.BU$10])=1;WEEKDAY([.BU$10])=7))" style:apply-style-name="Weekend" style:base-cell-address="'Gantt Chart'.BU29"/>
      <style:map style:condition="is-true-formula(ISNUMBER(MATCH([.BU$10];Holidays;0)))" style:apply-style-name="Holiday" style:base-cell-address="'Gantt Chart'.BU29"/>
    </style:style>
    <style:style style:name="ce295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BU$10]=TODAY())" style:apply-style-name="Today" style:base-cell-address="'Gantt Chart'.BU43"/>
      <style:map style:condition="is-true-formula(OR(WEEKDAY([.BU$10])=1;WEEKDAY([.BU$10])=7))" style:apply-style-name="Weekend" style:base-cell-address="'Gantt Chart'.BU43"/>
      <style:map style:condition="is-true-formula(ISNUMBER(MATCH([.BU$10];Holidays;0)))" style:apply-style-name="Holiday" style:base-cell-address="'Gantt Chart'.BU43"/>
    </style:style>
    <style:style style:name="ce296" style:family="table-cell" style:parent-style-name="Default">
      <style:table-cell-properties fo:border-bottom="0.06pt solid #dfdfdf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BU$10]=TODAY())" style:apply-style-name="Today" style:base-cell-address="'Gantt Chart'.BU58"/>
      <style:map style:condition="is-true-formula(OR(WEEKDAY([.BU$10])=1;WEEKDAY([.BU$10])=7))" style:apply-style-name="Weekend" style:base-cell-address="'Gantt Chart'.BU58"/>
      <style:map style:condition="is-true-formula(ISNUMBER(MATCH([.BU$10];Holidays;0)))" style:apply-style-name="Holiday" style:base-cell-address="'Gantt Chart'.BU58"/>
    </style:style>
    <style:style style:name="ce297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/>
      <style:map style:condition="is-true-formula([.GK$10]=TODAY())" style:apply-style-name="Today" style:base-cell-address="'Gantt Chart'.GK35"/>
      <style:map style:condition="is-true-formula(OR(WEEKDAY([.GK$10])=1;WEEKDAY([.GK$10])=7))" style:apply-style-name="Weekend" style:base-cell-address="'Gantt Chart'.GK35"/>
      <style:map style:condition="is-true-formula(ISNUMBER(MATCH([.GK$10];Holidays;0)))" style:apply-style-name="Holiday" style:base-cell-address="'Gantt Chart'.GK35"/>
    </style:style>
    <style:style style:name="ce298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/>
      <style:map style:condition="is-true-formula([.GK$10]=TODAY())" style:apply-style-name="Today" style:base-cell-address="'Gantt Chart'.GK50"/>
      <style:map style:condition="is-true-formula(OR(WEEKDAY([.GK$10])=1;WEEKDAY([.GK$10])=7))" style:apply-style-name="Weekend" style:base-cell-address="'Gantt Chart'.GK50"/>
      <style:map style:condition="is-true-formula(ISNUMBER(MATCH([.GK$10];Holidays;0)))" style:apply-style-name="Holiday" style:base-cell-address="'Gantt Chart'.GK50"/>
    </style:style>
    <style:style style:name="ce299" style:family="table-cell" style:parent-style-name="Default">
      <style:table-cell-properties fo:border-bottom="0.06pt solid #dfdfdf" fo:background-color="#eeeeee" fo:border-left="none" fo:border-right="none" fo:border-top="0.06pt solid #dfdfdf"/>
      <style:text-properties style:font-name="Inconsolata"/>
      <style:map style:condition="is-true-formula([.GK$10]=TODAY())" style:apply-style-name="Today" style:base-cell-address="'Gantt Chart'.GK65"/>
      <style:map style:condition="is-true-formula(OR(WEEKDAY([.GK$10])=1;WEEKDAY([.GK$10])=7))" style:apply-style-name="Weekend" style:base-cell-address="'Gantt Chart'.GK65"/>
      <style:map style:condition="is-true-formula(ISNUMBER(MATCH([.GK$10];Holidays;0)))" style:apply-style-name="Holiday" style:base-cell-address="'Gantt Chart'.GK65"/>
    </style:style>
    <style:style style:name="ce300" style:family="table-cell" style:parent-style-name="Default">
      <style:table-cell-properties fo:border-bottom="0.06pt solid #dfdfdf" fo:border-left="none" fo:border-right="none" fo:border-top="0.06pt solid #dfdfdf"/>
      <style:text-properties style:font-name="Inconsolata"/>
      <style:map style:condition="is-true-formula([.GK$10]=TODAY())" style:apply-style-name="Today" style:base-cell-address="'Gantt Chart'.GK65"/>
      <style:map style:condition="is-true-formula(OR(WEEKDAY([.GK$10])=1;WEEKDAY([.GK$10])=7))" style:apply-style-name="Weekend" style:base-cell-address="'Gantt Chart'.GK65"/>
      <style:map style:condition="is-true-formula(ISNUMBER(MATCH([.GK$10];Holidays;0)))" style:apply-style-name="Holiday" style:base-cell-address="'Gantt Chart'.GK65"/>
    </style:style>
    <style:style style:name="ce301" style:family="table-cell" style:parent-style-name="Default">
      <style:table-cell-properties fo:border-bottom="0.06pt solid #dfdfdf" fo:background-color="#dfdfdf" fo:border-left="none" fo:border-right="none" fo:border-top="none"/>
      <style:text-properties style:font-name="Inconsolata" fo:font-size="12pt" fo:font-weight="bold" style:font-size-asian="12pt" style:font-weight-asian="bold" style:font-size-complex="12pt" style:font-weight-complex="bold"/>
    </style:style>
    <style:style style:name="ce302" style:family="table-cell" style:parent-style-name="Default">
      <style:table-cell-properties fo:border-bottom="0.06pt solid #dfdfdf" fo:background-color="#808080" fo:border-left="none" fo:border-right="none" fo:border-top="0.06pt solid #dfdfdf"/>
      <style:text-properties style:font-name="Inconsolata" fo:font-weight="bold" style:font-weight-asian="bold" style:font-weight-complex="bold"/>
    </style:style>
    <style:style style:name="ce303" style:family="table-cell" style:parent-style-name="Default">
      <style:table-cell-properties fo:border-bottom="0.06pt solid #dfdfdf" fo:border-left="none" fo:border-right="none" fo:border-top="0.06pt solid #dfdfdf"/>
      <style:text-properties style:font-name="Inconsolata"/>
    </style:style>
    <style:style style:name="ce304" style:family="table-cell" style:parent-style-name="Default">
      <style:table-cell-properties fo:border-bottom="0.06pt solid #dfdfdf" fo:background-color="#cccccc" fo:border-left="none" fo:border-right="none" fo:border-top="0.06pt solid #dfdfdf"/>
      <style:text-properties style:font-name="Inconsolata" fo:font-weight="bold" style:font-weight-asian="bold" style:font-weight-complex="bold"/>
    </style:style>
    <style:style style:name="ce305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/>
    </style:style>
    <style:style style:name="ce306" style:family="table-cell" style:parent-style-name="Default">
      <style:table-cell-properties fo:border-bottom="0.06pt solid #dfdfdf" fo:background-color="#eeeeee" fo:border-left="none" fo:border-right="none" fo:border-top="0.06pt solid #dfdfdf"/>
      <style:text-properties style:font-name="Inconsolata"/>
    </style:style>
    <style:style style:name="ce307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size="12pt" fo:font-weight="bold" style:font-size-asian="12pt" style:font-weight-asian="bold" style:font-size-complex="12pt" style:font-weight-complex="bold"/>
    </style:style>
    <style:style style:name="ce308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bold" style:font-weight-asian="bold" style:font-weight-complex="bold"/>
    </style:style>
    <style:style style:name="ce309" style:family="table-cell" style:parent-style-name="Default">
      <style:table-cell-properties fo:border-bottom="0.06pt solid #dfdfdf" fo:background-color="#eeeeee" fo:border-left="none" fo:border-right="none" fo:border-top="0.06pt solid #dfdfdf"/>
      <style:text-properties style:font-name="Inconsolata" fo:font-weight="normal" style:font-weight-asian="normal" style:font-weight-complex="normal"/>
    </style:style>
    <style:style style:name="ce310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</style:style>
    <style:style style:name="ce311" style:family="table-cell" style:parent-style-name="Default">
      <style:table-cell-properties fo:border-bottom="0.06pt solid #dfdfdf" fo:border-left="none" fo:border-right="none" fo:border-top="0.06pt solid #dfdfdf"/>
      <style:text-properties style:font-name="Inconsolata" fo:font-weight="normal" style:font-weight-asian="normal" style:font-weight-complex="normal"/>
    </style:style>
    <style:style style:name="ce312" style:family="table-cell" style:parent-style-name="Default">
      <style:table-cell-properties fo:border-bottom="0.06pt solid #dfdfdf" fo:background-color="#cccccc" fo:border-left="none" fo:border-right="none" fo:border-top="0.06pt solid #dfdfdf"/>
      <style:text-properties style:font-name="Inconsolata" fo:font-size="12pt" fo:font-weight="bold" style:font-size-asian="12pt" style:font-weight-asian="bold" style:font-size-complex="12pt" style:font-weight-complex="bold"/>
      <style:map style:condition="is-true-formula([.GN$10]=TODAY())" style:apply-style-name="Today" style:base-cell-address="'Gantt Chart'.GN32"/>
      <style:map style:condition="is-true-formula(OR(WEEKDAY([.GN$10])=1;WEEKDAY([.GN$10])=7))" style:apply-style-name="Weekend" style:base-cell-address="'Gantt Chart'.GN32"/>
      <style:map style:condition="is-true-formula(ISNUMBER(MATCH([.GN$10];Holidays;0)))" style:apply-style-name="Holiday" style:base-cell-address="'Gantt Chart'.GN32"/>
    </style:style>
    <style:style style:name="ce313" style:family="table-cell" style:parent-style-name="Default">
      <style:table-cell-properties fo:border-bottom="0.06pt solid #dfdfdf" fo:border-left="none" fo:border-right="none" fo:border-top="0.06pt solid #dfdfdf"/>
      <style:text-properties style:font-name="Inconsolata" fo:font-weight="bold" style:font-weight-asian="bold" style:font-weight-complex="bold"/>
      <style:map style:condition="is-true-formula([.GN$10]=TODAY())" style:apply-style-name="Today" style:base-cell-address="'Gantt Chart'.GN32"/>
      <style:map style:condition="is-true-formula(OR(WEEKDAY([.GN$10])=1;WEEKDAY([.GN$10])=7))" style:apply-style-name="Weekend" style:base-cell-address="'Gantt Chart'.GN32"/>
      <style:map style:condition="is-true-formula(ISNUMBER(MATCH([.GN$10];Holidays;0)))" style:apply-style-name="Holiday" style:base-cell-address="'Gantt Chart'.GN32"/>
    </style:style>
    <style:style style:name="ce314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GN$10]=TODAY())" style:apply-style-name="Today" style:base-cell-address="'Gantt Chart'.GN32"/>
      <style:map style:condition="is-true-formula(OR(WEEKDAY([.GN$10])=1;WEEKDAY([.GN$10])=7))" style:apply-style-name="Weekend" style:base-cell-address="'Gantt Chart'.GN32"/>
      <style:map style:condition="is-true-formula(ISNUMBER(MATCH([.GN$10];Holidays;0)))" style:apply-style-name="Holiday" style:base-cell-address="'Gantt Chart'.GN32"/>
    </style:style>
    <style:style style:name="ce315" style:family="table-cell" style:parent-style-name="Default">
      <style:table-cell-properties fo:border-bottom="0.06pt solid #dfdfdf" fo:background-color="#dddddd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GN$10]=TODAY())" style:apply-style-name="Today" style:base-cell-address="'Gantt Chart'.GN32"/>
      <style:map style:condition="is-true-formula(OR(WEEKDAY([.GN$10])=1;WEEKDAY([.GN$10])=7))" style:apply-style-name="Weekend" style:base-cell-address="'Gantt Chart'.GN32"/>
      <style:map style:condition="is-true-formula(ISNUMBER(MATCH([.GN$10];Holidays;0)))" style:apply-style-name="Holiday" style:base-cell-address="'Gantt Chart'.GN32"/>
    </style:style>
    <style:style style:name="ce316" style:family="table-cell" style:parent-style-name="Default">
      <style:table-cell-properties fo:border-bottom="0.06pt solid #dfdfdf" fo:background-color="#cccccc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GN$10]=TODAY())" style:apply-style-name="Today" style:base-cell-address="'Gantt Chart'.GN32"/>
      <style:map style:condition="is-true-formula(OR(WEEKDAY([.GN$10])=1;WEEKDAY([.GN$10])=7))" style:apply-style-name="Weekend" style:base-cell-address="'Gantt Chart'.GN32"/>
      <style:map style:condition="is-true-formula(ISNUMBER(MATCH([.GN$10];Holidays;0)))" style:apply-style-name="Holiday" style:base-cell-address="'Gantt Chart'.GN32"/>
    </style:style>
    <style:style style:name="ce317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/>
      <style:map style:condition="is-true-formula([.GN$10]=TODAY())" style:apply-style-name="Today" style:base-cell-address="'Gantt Chart'.GN32"/>
      <style:map style:condition="is-true-formula(OR(WEEKDAY([.GN$10])=1;WEEKDAY([.GN$10])=7))" style:apply-style-name="Weekend" style:base-cell-address="'Gantt Chart'.GN32"/>
      <style:map style:condition="is-true-formula(ISNUMBER(MATCH([.GN$10];Holidays;0)))" style:apply-style-name="Holiday" style:base-cell-address="'Gantt Chart'.GN32"/>
    </style:style>
    <style:style style:name="ce318" style:family="table-cell" style:parent-style-name="Default">
      <style:table-cell-properties fo:background-color="transparent"/>
      <style:text-properties style:font-name="Inconsolata"/>
      <style:map style:condition="is-true-formula([.GN$10]=TODAY())" style:apply-style-name="Today" style:base-cell-address="'Gantt Chart'.GN32"/>
      <style:map style:condition="is-true-formula(OR(WEEKDAY([.GN$10])=1;WEEKDAY([.GN$10])=7))" style:apply-style-name="Weekend" style:base-cell-address="'Gantt Chart'.GN32"/>
      <style:map style:condition="is-true-formula(ISNUMBER(MATCH([.GN$10];Holidays;0)))" style:apply-style-name="Holiday" style:base-cell-address="'Gantt Chart'.GN32"/>
    </style:style>
    <style:style style:name="ce319" style:family="table-cell" style:parent-style-name="Default">
      <style:table-cell-properties fo:border-bottom="0.06pt solid #dfdfdf" fo:background-color="#eeeeee" fo:border-left="none" fo:border-right="none" fo:border-top="0.06pt solid #dfdfdf"/>
      <style:text-properties style:font-name="Inconsolata"/>
      <style:map style:condition="is-true-formula([.GN$10]=TODAY())" style:apply-style-name="Today" style:base-cell-address="'Gantt Chart'.GN45"/>
      <style:map style:condition="is-true-formula(OR(WEEKDAY([.GN$10])=1;WEEKDAY([.GN$10])=7))" style:apply-style-name="Weekend" style:base-cell-address="'Gantt Chart'.GN45"/>
      <style:map style:condition="is-true-formula(ISNUMBER(MATCH([.GN$10];Holidays;0)))" style:apply-style-name="Holiday" style:base-cell-address="'Gantt Chart'.GN45"/>
    </style:style>
    <style:style style:name="ce320" style:family="table-cell" style:parent-style-name="Default">
      <style:table-cell-properties fo:border-bottom="0.06pt solid #dfdfdf" fo:background-color="#cccccc" fo:border-left="none" fo:border-right="none" fo:border-top="0.06pt solid #dfdfdf"/>
      <style:text-properties style:font-name="Inconsolata"/>
      <style:map style:condition="is-true-formula([.GN$10]=TODAY())" style:apply-style-name="Today" style:base-cell-address="'Gantt Chart'.GN45"/>
      <style:map style:condition="is-true-formula(OR(WEEKDAY([.GN$10])=1;WEEKDAY([.GN$10])=7))" style:apply-style-name="Weekend" style:base-cell-address="'Gantt Chart'.GN45"/>
      <style:map style:condition="is-true-formula(ISNUMBER(MATCH([.GN$10];Holidays;0)))" style:apply-style-name="Holiday" style:base-cell-address="'Gantt Chart'.GN45"/>
    </style:style>
    <style:style style:name="ce321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style:font-name="Inconsolata" fo:font-size="12pt" fo:font-weight="bold" style:font-size-asian="12pt" style:font-weight-asian="bold" style:font-size-complex="12pt" style:font-weight-complex="bold"/>
      <style:map style:condition="is-true-formula([.GN$10]=TODAY())" style:apply-style-name="Today" style:base-cell-address="'Gantt Chart'.GN45"/>
      <style:map style:condition="is-true-formula(OR(WEEKDAY([.GN$10])=1;WEEKDAY([.GN$10])=7))" style:apply-style-name="Weekend" style:base-cell-address="'Gantt Chart'.GN45"/>
      <style:map style:condition="is-true-formula(ISNUMBER(MATCH([.GN$10];Holidays;0)))" style:apply-style-name="Holiday" style:base-cell-address="'Gantt Chart'.GN45"/>
    </style:style>
    <style:style style:name="ce322" style:family="table-cell" style:parent-style-name="Default">
      <style:table-cell-properties fo:border-bottom="0.06pt solid #dfdfdf" fo:background-color="#808080" fo:border-left="none" fo:border-right="none" fo:border-top="0.06pt solid #dfdfdf"/>
      <style:text-properties style:font-name="Inconsolata" fo:font-weight="bold" style:font-weight-asian="bold" style:font-weight-complex="bold"/>
      <style:map style:condition="is-true-formula([.GN$10]=TODAY())" style:apply-style-name="Today" style:base-cell-address="'Gantt Chart'.GN45"/>
      <style:map style:condition="is-true-formula(OR(WEEKDAY([.GN$10])=1;WEEKDAY([.GN$10])=7))" style:apply-style-name="Weekend" style:base-cell-address="'Gantt Chart'.GN45"/>
      <style:map style:condition="is-true-formula(ISNUMBER(MATCH([.GN$10];Holidays;0)))" style:apply-style-name="Holiday" style:base-cell-address="'Gantt Chart'.GN45"/>
    </style:style>
    <style:style style:name="ce323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GN$10]=TODAY())" style:apply-style-name="Today" style:base-cell-address="'Gantt Chart'.GN45"/>
      <style:map style:condition="is-true-formula(OR(WEEKDAY([.GN$10])=1;WEEKDAY([.GN$10])=7))" style:apply-style-name="Weekend" style:base-cell-address="'Gantt Chart'.GN45"/>
      <style:map style:condition="is-true-formula(ISNUMBER(MATCH([.GN$10];Holidays;0)))" style:apply-style-name="Holiday" style:base-cell-address="'Gantt Chart'.GN45"/>
    </style:style>
    <style:style style:name="ce324" style:family="table-cell" style:parent-style-name="Default">
      <style:table-cell-properties fo:border-bottom="0.06pt solid #dfdfdf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GN$10]=TODAY())" style:apply-style-name="Today" style:base-cell-address="'Gantt Chart'.GN45"/>
      <style:map style:condition="is-true-formula(OR(WEEKDAY([.GN$10])=1;WEEKDAY([.GN$10])=7))" style:apply-style-name="Weekend" style:base-cell-address="'Gantt Chart'.GN45"/>
      <style:map style:condition="is-true-formula(ISNUMBER(MATCH([.GN$10];Holidays;0)))" style:apply-style-name="Holiday" style:base-cell-address="'Gantt Chart'.GN45"/>
    </style:style>
    <style:style style:name="ce325" style:family="table-cell" style:parent-style-name="Default">
      <style:table-cell-properties fo:border-bottom="0.06pt solid #dfdfdf" fo:background-color="#808080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GN$10]=TODAY())" style:apply-style-name="Today" style:base-cell-address="'Gantt Chart'.GN45"/>
      <style:map style:condition="is-true-formula(OR(WEEKDAY([.GN$10])=1;WEEKDAY([.GN$10])=7))" style:apply-style-name="Weekend" style:base-cell-address="'Gantt Chart'.GN45"/>
      <style:map style:condition="is-true-formula(ISNUMBER(MATCH([.GN$10];Holidays;0)))" style:apply-style-name="Holiday" style:base-cell-address="'Gantt Chart'.GN45"/>
    </style:style>
    <style:style style:name="ce326" style:family="table-cell" style:parent-style-name="Default">
      <style:table-cell-properties fo:border-bottom="0.06pt solid #dfdfdf" fo:background-color="#dddddd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GN$10]=TODAY())" style:apply-style-name="Today" style:base-cell-address="'Gantt Chart'.GN45"/>
      <style:map style:condition="is-true-formula(OR(WEEKDAY([.GN$10])=1;WEEKDAY([.GN$10])=7))" style:apply-style-name="Weekend" style:base-cell-address="'Gantt Chart'.GN45"/>
      <style:map style:condition="is-true-formula(ISNUMBER(MATCH([.GN$10];Holidays;0)))" style:apply-style-name="Holiday" style:base-cell-address="'Gantt Chart'.GN45"/>
    </style:style>
    <style:style style:name="ce327" style:family="table-cell" style:parent-style-name="Default">
      <style:table-cell-properties fo:border-bottom="0.06pt solid #dfdfdf" fo:background-color="#eeeeee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GN$10]=TODAY())" style:apply-style-name="Today" style:base-cell-address="'Gantt Chart'.GN45"/>
      <style:map style:condition="is-true-formula(OR(WEEKDAY([.GN$10])=1;WEEKDAY([.GN$10])=7))" style:apply-style-name="Weekend" style:base-cell-address="'Gantt Chart'.GN45"/>
      <style:map style:condition="is-true-formula(ISNUMBER(MATCH([.GN$10];Holidays;0)))" style:apply-style-name="Holiday" style:base-cell-address="'Gantt Chart'.GN45"/>
    </style:style>
    <style:style style:name="ce328" style:family="table-cell" style:parent-style-name="Default">
      <style:table-cell-properties fo:border-bottom="0.06pt solid #dfdfdf" fo:border-left="none" fo:border-right="none" fo:border-top="0.06pt solid #dfdfdf"/>
      <style:text-properties style:font-name="Inconsolata"/>
      <style:map style:condition="is-true-formula([.GN$10]=TODAY())" style:apply-style-name="Today" style:base-cell-address="'Gantt Chart'.GN45"/>
      <style:map style:condition="is-true-formula(OR(WEEKDAY([.GN$10])=1;WEEKDAY([.GN$10])=7))" style:apply-style-name="Weekend" style:base-cell-address="'Gantt Chart'.GN45"/>
      <style:map style:condition="is-true-formula(ISNUMBER(MATCH([.GN$10];Holidays;0)))" style:apply-style-name="Holiday" style:base-cell-address="'Gantt Chart'.GN45"/>
    </style:style>
    <style:style style:name="ce329" style:family="table-cell" style:parent-style-name="Default">
      <style:text-properties style:font-name="Inconsolata"/>
      <style:map style:condition="is-true-formula([.GN$10]=TODAY())" style:apply-style-name="Today" style:base-cell-address="'Gantt Chart'.GN45"/>
      <style:map style:condition="is-true-formula(OR(WEEKDAY([.GN$10])=1;WEEKDAY([.GN$10])=7))" style:apply-style-name="Weekend" style:base-cell-address="'Gantt Chart'.GN45"/>
      <style:map style:condition="is-true-formula(ISNUMBER(MATCH([.GN$10];Holidays;0)))" style:apply-style-name="Holiday" style:base-cell-address="'Gantt Chart'.GN45"/>
    </style:style>
    <style:style style:name="ce330" style:family="table-cell" style:parent-style-name="Default">
      <style:table-cell-properties fo:border-bottom="0.06pt solid #dfdfdf" fo:background-color="#eeeeee" fo:border-left="none" fo:border-right="none" fo:border-top="0.06pt solid #dfdfdf"/>
      <style:text-properties style:font-name="Inconsolata"/>
      <style:map style:condition="is-true-formula([.GN$10]=TODAY())" style:apply-style-name="Today" style:base-cell-address="'Gantt Chart'.GN60"/>
      <style:map style:condition="is-true-formula(OR(WEEKDAY([.GN$10])=1;WEEKDAY([.GN$10])=7))" style:apply-style-name="Weekend" style:base-cell-address="'Gantt Chart'.GN60"/>
      <style:map style:condition="is-true-formula(ISNUMBER(MATCH([.GN$10];Holidays;0)))" style:apply-style-name="Holiday" style:base-cell-address="'Gantt Chart'.GN60"/>
    </style:style>
    <style:style style:name="ce331" style:family="table-cell" style:parent-style-name="Default">
      <style:table-cell-properties fo:border-bottom="0.06pt solid #dfdfdf" fo:border-left="none" fo:border-right="none" fo:border-top="0.06pt solid #dfdfdf"/>
      <style:text-properties style:font-name="Inconsolata"/>
      <style:map style:condition="is-true-formula([.GN$10]=TODAY())" style:apply-style-name="Today" style:base-cell-address="'Gantt Chart'.GN60"/>
      <style:map style:condition="is-true-formula(OR(WEEKDAY([.GN$10])=1;WEEKDAY([.GN$10])=7))" style:apply-style-name="Weekend" style:base-cell-address="'Gantt Chart'.GN60"/>
      <style:map style:condition="is-true-formula(ISNUMBER(MATCH([.GN$10];Holidays;0)))" style:apply-style-name="Holiday" style:base-cell-address="'Gantt Chart'.GN60"/>
    </style:style>
    <style:style style:name="ce332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style:font-name="Inconsolata" fo:font-size="12pt" fo:font-weight="bold" style:font-size-asian="12pt" style:font-weight-asian="bold" style:font-size-complex="12pt" style:font-weight-complex="bold"/>
      <style:map style:condition="is-true-formula([.GN$10]=TODAY())" style:apply-style-name="Today" style:base-cell-address="'Gantt Chart'.GN60"/>
      <style:map style:condition="is-true-formula(OR(WEEKDAY([.GN$10])=1;WEEKDAY([.GN$10])=7))" style:apply-style-name="Weekend" style:base-cell-address="'Gantt Chart'.GN60"/>
      <style:map style:condition="is-true-formula(ISNUMBER(MATCH([.GN$10];Holidays;0)))" style:apply-style-name="Holiday" style:base-cell-address="'Gantt Chart'.GN60"/>
    </style:style>
    <style:style style:name="ce333" style:family="table-cell" style:parent-style-name="Default">
      <style:table-cell-properties fo:border-bottom="0.06pt solid #dfdfdf" fo:border-left="none" fo:border-right="none" fo:border-top="0.06pt solid #dfdfdf"/>
      <style:text-properties style:font-name="Inconsolata" fo:font-weight="bold" style:font-weight-asian="bold" style:font-weight-complex="bold"/>
      <style:map style:condition="is-true-formula([.GN$10]=TODAY())" style:apply-style-name="Today" style:base-cell-address="'Gantt Chart'.GN60"/>
      <style:map style:condition="is-true-formula(OR(WEEKDAY([.GN$10])=1;WEEKDAY([.GN$10])=7))" style:apply-style-name="Weekend" style:base-cell-address="'Gantt Chart'.GN60"/>
      <style:map style:condition="is-true-formula(ISNUMBER(MATCH([.GN$10];Holidays;0)))" style:apply-style-name="Holiday" style:base-cell-address="'Gantt Chart'.GN60"/>
    </style:style>
    <style:style style:name="ce334" style:family="table-cell" style:parent-style-name="Default">
      <style:table-cell-properties fo:border-bottom="0.06pt solid #dfdfdf" fo:background-color="#eeeeee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GN$10]=TODAY())" style:apply-style-name="Today" style:base-cell-address="'Gantt Chart'.GN60"/>
      <style:map style:condition="is-true-formula(OR(WEEKDAY([.GN$10])=1;WEEKDAY([.GN$10])=7))" style:apply-style-name="Weekend" style:base-cell-address="'Gantt Chart'.GN60"/>
      <style:map style:condition="is-true-formula(ISNUMBER(MATCH([.GN$10];Holidays;0)))" style:apply-style-name="Holiday" style:base-cell-address="'Gantt Chart'.GN60"/>
    </style:style>
    <style:style style:name="ce335" style:family="table-cell" style:parent-style-name="Default">
      <style:table-cell-properties fo:border-bottom="0.06pt solid #dfdfdf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GN$10]=TODAY())" style:apply-style-name="Today" style:base-cell-address="'Gantt Chart'.GN60"/>
      <style:map style:condition="is-true-formula(OR(WEEKDAY([.GN$10])=1;WEEKDAY([.GN$10])=7))" style:apply-style-name="Weekend" style:base-cell-address="'Gantt Chart'.GN60"/>
      <style:map style:condition="is-true-formula(ISNUMBER(MATCH([.GN$10];Holidays;0)))" style:apply-style-name="Holiday" style:base-cell-address="'Gantt Chart'.GN60"/>
    </style:style>
    <style:style style:name="ce336" style:family="table-cell" style:parent-style-name="Default">
      <style:table-cell-properties fo:border-bottom="0.06pt solid #dfdfdf" fo:background-color="#dddddd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GN$10]=TODAY())" style:apply-style-name="Today" style:base-cell-address="'Gantt Chart'.GN60"/>
      <style:map style:condition="is-true-formula(OR(WEEKDAY([.GN$10])=1;WEEKDAY([.GN$10])=7))" style:apply-style-name="Weekend" style:base-cell-address="'Gantt Chart'.GN60"/>
      <style:map style:condition="is-true-formula(ISNUMBER(MATCH([.GN$10];Holidays;0)))" style:apply-style-name="Holiday" style:base-cell-address="'Gantt Chart'.GN60"/>
    </style:style>
    <style:style style:name="ce337" style:family="table-cell" style:parent-style-name="Default">
      <style:table-cell-properties fo:border-bottom="0.06pt solid #dfdfdf" fo:border-left="none" fo:border-right="none" fo:border-top="0.06pt solid #dfdfdf"/>
      <style:text-properties style:font-name="Inconsolata"/>
      <style:map style:condition="is-true-formula([.GN$10]=TODAY())" style:apply-style-name="Today" style:base-cell-address="'Gantt Chart'.GN60"/>
      <style:map style:condition="is-true-formula(OR(WEEKDAY([.GN$10])=1;WEEKDAY([.GN$10])=7))" style:apply-style-name="Weekend" style:base-cell-address="'Gantt Chart'.GN60"/>
      <style:map style:condition="is-true-formula(ISNUMBER(MATCH([.GN$10];Holidays;0)))" style:apply-style-name="Holiday" style:base-cell-address="'Gantt Chart'.GN60"/>
    </style:style>
    <style:style style:name="ce338" style:family="table-cell" style:parent-style-name="Default">
      <style:table-cell-properties fo:border-bottom="0.06pt solid #dfdfdf" fo:background-color="#808080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HA$10]=TODAY())" style:apply-style-name="Today" style:base-cell-address="'Gantt Chart'.HA53"/>
      <style:map style:condition="is-true-formula(OR(WEEKDAY([.HA$10])=1;WEEKDAY([.HA$10])=7))" style:apply-style-name="Weekend" style:base-cell-address="'Gantt Chart'.HA53"/>
      <style:map style:condition="is-true-formula(ISNUMBER(MATCH([.HA$10];Holidays;0)))" style:apply-style-name="Holiday" style:base-cell-address="'Gantt Chart'.HA53"/>
    </style:style>
    <style:style style:name="ce339" style:family="table-cell" style:parent-style-name="Default">
      <style:table-cell-properties fo:border-bottom="0.06pt solid #dfdfdf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HA$10]=TODAY())" style:apply-style-name="Today" style:base-cell-address="'Gantt Chart'.HA53"/>
      <style:map style:condition="is-true-formula(OR(WEEKDAY([.HA$10])=1;WEEKDAY([.HA$10])=7))" style:apply-style-name="Weekend" style:base-cell-address="'Gantt Chart'.HA53"/>
      <style:map style:condition="is-true-formula(ISNUMBER(MATCH([.HA$10];Holidays;0)))" style:apply-style-name="Holiday" style:base-cell-address="'Gantt Chart'.HA53"/>
    </style:style>
    <style:style style:name="ce340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HC$10]=TODAY())" style:apply-style-name="Today" style:base-cell-address="'Gantt Chart'.HC29"/>
      <style:map style:condition="is-true-formula(OR(WEEKDAY([.HC$10])=1;WEEKDAY([.HC$10])=7))" style:apply-style-name="Weekend" style:base-cell-address="'Gantt Chart'.HC29"/>
      <style:map style:condition="is-true-formula(ISNUMBER(MATCH([.HC$10];Holidays;0)))" style:apply-style-name="Holiday" style:base-cell-address="'Gantt Chart'.HC29"/>
    </style:style>
    <style:style style:name="ce341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HC$10]=TODAY())" style:apply-style-name="Today" style:base-cell-address="'Gantt Chart'.HC31"/>
      <style:map style:condition="is-true-formula(OR(WEEKDAY([.HC$10])=1;WEEKDAY([.HC$10])=7))" style:apply-style-name="Weekend" style:base-cell-address="'Gantt Chart'.HC31"/>
      <style:map style:condition="is-true-formula(ISNUMBER(MATCH([.HC$10];Holidays;0)))" style:apply-style-name="Holiday" style:base-cell-address="'Gantt Chart'.HC31"/>
    </style:style>
    <style:style style:name="ce342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HC$10]=TODAY())" style:apply-style-name="Today" style:base-cell-address="'Gantt Chart'.HC33"/>
      <style:map style:condition="is-true-formula(OR(WEEKDAY([.HC$10])=1;WEEKDAY([.HC$10])=7))" style:apply-style-name="Weekend" style:base-cell-address="'Gantt Chart'.HC33"/>
      <style:map style:condition="is-true-formula(ISNUMBER(MATCH([.HC$10];Holidays;0)))" style:apply-style-name="Holiday" style:base-cell-address="'Gantt Chart'.HC33"/>
    </style:style>
    <style:style style:name="ce343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HC$10]=TODAY())" style:apply-style-name="Today" style:base-cell-address="'Gantt Chart'.HC35"/>
      <style:map style:condition="is-true-formula(OR(WEEKDAY([.HC$10])=1;WEEKDAY([.HC$10])=7))" style:apply-style-name="Weekend" style:base-cell-address="'Gantt Chart'.HC35"/>
      <style:map style:condition="is-true-formula(ISNUMBER(MATCH([.HC$10];Holidays;0)))" style:apply-style-name="Holiday" style:base-cell-address="'Gantt Chart'.HC35"/>
    </style:style>
    <style:style style:name="ce344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HC$10]=TODAY())" style:apply-style-name="Today" style:base-cell-address="'Gantt Chart'.HC37"/>
      <style:map style:condition="is-true-formula(OR(WEEKDAY([.HC$10])=1;WEEKDAY([.HC$10])=7))" style:apply-style-name="Weekend" style:base-cell-address="'Gantt Chart'.HC37"/>
      <style:map style:condition="is-true-formula(ISNUMBER(MATCH([.HC$10];Holidays;0)))" style:apply-style-name="Holiday" style:base-cell-address="'Gantt Chart'.HC37"/>
    </style:style>
    <style:style style:name="ce345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HC$10]=TODAY())" style:apply-style-name="Today" style:base-cell-address="'Gantt Chart'.HC39"/>
      <style:map style:condition="is-true-formula(OR(WEEKDAY([.HC$10])=1;WEEKDAY([.HC$10])=7))" style:apply-style-name="Weekend" style:base-cell-address="'Gantt Chart'.HC39"/>
      <style:map style:condition="is-true-formula(ISNUMBER(MATCH([.HC$10];Holidays;0)))" style:apply-style-name="Holiday" style:base-cell-address="'Gantt Chart'.HC39"/>
    </style:style>
    <style:style style:name="ce346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HC$10]=TODAY())" style:apply-style-name="Today" style:base-cell-address="'Gantt Chart'.HC41"/>
      <style:map style:condition="is-true-formula(OR(WEEKDAY([.HC$10])=1;WEEKDAY([.HC$10])=7))" style:apply-style-name="Weekend" style:base-cell-address="'Gantt Chart'.HC41"/>
      <style:map style:condition="is-true-formula(ISNUMBER(MATCH([.HC$10];Holidays;0)))" style:apply-style-name="Holiday" style:base-cell-address="'Gantt Chart'.HC41"/>
    </style:style>
    <style:style style:name="ce347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HC$10]=TODAY())" style:apply-style-name="Today" style:base-cell-address="'Gantt Chart'.HC44"/>
      <style:map style:condition="is-true-formula(OR(WEEKDAY([.HC$10])=1;WEEKDAY([.HC$10])=7))" style:apply-style-name="Weekend" style:base-cell-address="'Gantt Chart'.HC44"/>
      <style:map style:condition="is-true-formula(ISNUMBER(MATCH([.HC$10];Holidays;0)))" style:apply-style-name="Holiday" style:base-cell-address="'Gantt Chart'.HC44"/>
    </style:style>
    <style:style style:name="ce348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HC$10]=TODAY())" style:apply-style-name="Today" style:base-cell-address="'Gantt Chart'.HC46"/>
      <style:map style:condition="is-true-formula(OR(WEEKDAY([.HC$10])=1;WEEKDAY([.HC$10])=7))" style:apply-style-name="Weekend" style:base-cell-address="'Gantt Chart'.HC46"/>
      <style:map style:condition="is-true-formula(ISNUMBER(MATCH([.HC$10];Holidays;0)))" style:apply-style-name="Holiday" style:base-cell-address="'Gantt Chart'.HC46"/>
    </style:style>
    <style:style style:name="ce349" style:family="table-cell" style:parent-style-name="Default">
      <style:table-cell-properties fo:border-bottom="0.06pt solid #dfdfdf" fo:background-color="#808080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HC$10]=TODAY())" style:apply-style-name="Today" style:base-cell-address="'Gantt Chart'.HC48"/>
      <style:map style:condition="is-true-formula(OR(WEEKDAY([.HC$10])=1;WEEKDAY([.HC$10])=7))" style:apply-style-name="Weekend" style:base-cell-address="'Gantt Chart'.HC48"/>
      <style:map style:condition="is-true-formula(ISNUMBER(MATCH([.HC$10];Holidays;0)))" style:apply-style-name="Holiday" style:base-cell-address="'Gantt Chart'.HC48"/>
    </style:style>
    <style:style style:name="ce350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HC$10]=TODAY())" style:apply-style-name="Today" style:base-cell-address="'Gantt Chart'.HC49"/>
      <style:map style:condition="is-true-formula(OR(WEEKDAY([.HC$10])=1;WEEKDAY([.HC$10])=7))" style:apply-style-name="Weekend" style:base-cell-address="'Gantt Chart'.HC49"/>
      <style:map style:condition="is-true-formula(ISNUMBER(MATCH([.HC$10];Holidays;0)))" style:apply-style-name="Holiday" style:base-cell-address="'Gantt Chart'.HC49"/>
    </style:style>
    <style:style style:name="ce351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HC$10]=TODAY())" style:apply-style-name="Today" style:base-cell-address="'Gantt Chart'.HC50"/>
      <style:map style:condition="is-true-formula(OR(WEEKDAY([.HC$10])=1;WEEKDAY([.HC$10])=7))" style:apply-style-name="Weekend" style:base-cell-address="'Gantt Chart'.HC50"/>
      <style:map style:condition="is-true-formula(ISNUMBER(MATCH([.HC$10];Holidays;0)))" style:apply-style-name="Holiday" style:base-cell-address="'Gantt Chart'.HC50"/>
    </style:style>
    <style:style style:name="ce352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HC$10]=TODAY())" style:apply-style-name="Today" style:base-cell-address="'Gantt Chart'.HC52"/>
      <style:map style:condition="is-true-formula(OR(WEEKDAY([.HC$10])=1;WEEKDAY([.HC$10])=7))" style:apply-style-name="Weekend" style:base-cell-address="'Gantt Chart'.HC52"/>
      <style:map style:condition="is-true-formula(ISNUMBER(MATCH([.HC$10];Holidays;0)))" style:apply-style-name="Holiday" style:base-cell-address="'Gantt Chart'.HC52"/>
    </style:style>
    <style:style style:name="ce353" style:family="table-cell" style:parent-style-name="Default">
      <style:table-cell-properties fo:border-bottom="0.06pt solid #dfdfdf" fo:background-color="#808080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HC$10]=TODAY())" style:apply-style-name="Today" style:base-cell-address="'Gantt Chart'.HC53"/>
      <style:map style:condition="is-true-formula(OR(WEEKDAY([.HC$10])=1;WEEKDAY([.HC$10])=7))" style:apply-style-name="Weekend" style:base-cell-address="'Gantt Chart'.HC53"/>
      <style:map style:condition="is-true-formula(ISNUMBER(MATCH([.HC$10];Holidays;0)))" style:apply-style-name="Holiday" style:base-cell-address="'Gantt Chart'.HC53"/>
    </style:style>
    <style:style style:name="ce354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HC$10]=TODAY())" style:apply-style-name="Today" style:base-cell-address="'Gantt Chart'.HC54"/>
      <style:map style:condition="is-true-formula(OR(WEEKDAY([.HC$10])=1;WEEKDAY([.HC$10])=7))" style:apply-style-name="Weekend" style:base-cell-address="'Gantt Chart'.HC54"/>
      <style:map style:condition="is-true-formula(ISNUMBER(MATCH([.HC$10];Holidays;0)))" style:apply-style-name="Holiday" style:base-cell-address="'Gantt Chart'.HC54"/>
    </style:style>
    <style:style style:name="ce355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HC$10]=TODAY())" style:apply-style-name="Today" style:base-cell-address="'Gantt Chart'.HC54"/>
      <style:map style:condition="is-true-formula(OR(WEEKDAY([.HC$10])=1;WEEKDAY([.HC$10])=7))" style:apply-style-name="Weekend" style:base-cell-address="'Gantt Chart'.HC54"/>
      <style:map style:condition="is-true-formula(ISNUMBER(MATCH([.HC$10];Holidays;0)))" style:apply-style-name="Holiday" style:base-cell-address="'Gantt Chart'.HC54"/>
    </style:style>
    <style:style style:name="ce356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HC$10]=TODAY())" style:apply-style-name="Today" style:base-cell-address="'Gantt Chart'.HC56"/>
      <style:map style:condition="is-true-formula(OR(WEEKDAY([.HC$10])=1;WEEKDAY([.HC$10])=7))" style:apply-style-name="Weekend" style:base-cell-address="'Gantt Chart'.HC56"/>
      <style:map style:condition="is-true-formula(ISNUMBER(MATCH([.HC$10];Holidays;0)))" style:apply-style-name="Holiday" style:base-cell-address="'Gantt Chart'.HC56"/>
    </style:style>
    <style:style style:name="ce357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HC$10]=TODAY())" style:apply-style-name="Today" style:base-cell-address="'Gantt Chart'.HC58"/>
      <style:map style:condition="is-true-formula(OR(WEEKDAY([.HC$10])=1;WEEKDAY([.HC$10])=7))" style:apply-style-name="Weekend" style:base-cell-address="'Gantt Chart'.HC58"/>
      <style:map style:condition="is-true-formula(ISNUMBER(MATCH([.HC$10];Holidays;0)))" style:apply-style-name="Holiday" style:base-cell-address="'Gantt Chart'.HC58"/>
    </style:style>
    <style:style style:name="ce358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HC$10]=TODAY())" style:apply-style-name="Today" style:base-cell-address="'Gantt Chart'.HC60"/>
      <style:map style:condition="is-true-formula(OR(WEEKDAY([.HC$10])=1;WEEKDAY([.HC$10])=7))" style:apply-style-name="Weekend" style:base-cell-address="'Gantt Chart'.HC60"/>
      <style:map style:condition="is-true-formula(ISNUMBER(MATCH([.HC$10];Holidays;0)))" style:apply-style-name="Holiday" style:base-cell-address="'Gantt Chart'.HC60"/>
    </style:style>
    <style:style style:name="ce359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HC$10]=TODAY())" style:apply-style-name="Today" style:base-cell-address="'Gantt Chart'.HC62"/>
      <style:map style:condition="is-true-formula(OR(WEEKDAY([.HC$10])=1;WEEKDAY([.HC$10])=7))" style:apply-style-name="Weekend" style:base-cell-address="'Gantt Chart'.HC62"/>
      <style:map style:condition="is-true-formula(ISNUMBER(MATCH([.HC$10];Holidays;0)))" style:apply-style-name="Holiday" style:base-cell-address="'Gantt Chart'.HC62"/>
    </style:style>
    <style:style style:name="ce360" style:family="table-cell" style:parent-style-name="Default">
      <style:table-cell-properties fo:border-bottom="0.06pt solid #dfdfdf" fo:background-color="#eeeeee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GN$10]=TODAY())" style:apply-style-name="Today" style:base-cell-address="'Gantt Chart'.GN60"/>
      <style:map style:condition="is-true-formula(OR(WEEKDAY([.GN$10])=1;WEEKDAY([.GN$10])=7))" style:apply-style-name="Weekend" style:base-cell-address="'Gantt Chart'.GN60"/>
      <style:map style:condition="is-true-formula(ISNUMBER(MATCH([.GN$10];Holidays;0)))" style:apply-style-name="Holiday" style:base-cell-address="'Gantt Chart'.GN60"/>
    </style:style>
    <style:style style:name="ce361" style:family="table-cell" style:parent-style-name="Default">
      <style:table-cell-properties fo:border-bottom="0.06pt solid #dfdfdf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GN$10]=TODAY())" style:apply-style-name="Today" style:base-cell-address="'Gantt Chart'.GN60"/>
      <style:map style:condition="is-true-formula(OR(WEEKDAY([.GN$10])=1;WEEKDAY([.GN$10])=7))" style:apply-style-name="Weekend" style:base-cell-address="'Gantt Chart'.GN60"/>
      <style:map style:condition="is-true-formula(ISNUMBER(MATCH([.GN$10];Holidays;0)))" style:apply-style-name="Holiday" style:base-cell-address="'Gantt Chart'.GN60"/>
    </style:style>
    <style:style style:name="ce362" style:family="table-cell" style:parent-style-name="Default">
      <style:table-cell-properties fo:border-bottom="0.06pt solid #dfdfdf" fo:background-color="#dddddd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GN$10]=TODAY())" style:apply-style-name="Today" style:base-cell-address="'Gantt Chart'.GN60"/>
      <style:map style:condition="is-true-formula(OR(WEEKDAY([.GN$10])=1;WEEKDAY([.GN$10])=7))" style:apply-style-name="Weekend" style:base-cell-address="'Gantt Chart'.GN60"/>
      <style:map style:condition="is-true-formula(ISNUMBER(MATCH([.GN$10];Holidays;0)))" style:apply-style-name="Holiday" style:base-cell-address="'Gantt Chart'.GN60"/>
    </style:style>
    <style:style style:name="ce363" style:family="table-cell" style:parent-style-name="Default">
      <style:table-cell-properties fo:border-bottom="0.06pt solid #dfdfdf" fo:background-color="#808080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HG$10]=TODAY())" style:apply-style-name="Today" style:base-cell-address="'Gantt Chart'.HG53"/>
      <style:map style:condition="is-true-formula(OR(WEEKDAY([.HG$10])=1;WEEKDAY([.HG$10])=7))" style:apply-style-name="Weekend" style:base-cell-address="'Gantt Chart'.HG53"/>
      <style:map style:condition="is-true-formula(ISNUMBER(MATCH([.HG$10];Holidays;0)))" style:apply-style-name="Holiday" style:base-cell-address="'Gantt Chart'.HG53"/>
    </style:style>
    <style:style style:name="ce364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HI$10]=TODAY())" style:apply-style-name="Today" style:base-cell-address="'Gantt Chart'.HI29"/>
      <style:map style:condition="is-true-formula(OR(WEEKDAY([.HI$10])=1;WEEKDAY([.HI$10])=7))" style:apply-style-name="Weekend" style:base-cell-address="'Gantt Chart'.HI29"/>
      <style:map style:condition="is-true-formula(ISNUMBER(MATCH([.HI$10];Holidays;0)))" style:apply-style-name="Holiday" style:base-cell-address="'Gantt Chart'.HI29"/>
    </style:style>
    <style:style style:name="ce365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HI$10]=TODAY())" style:apply-style-name="Today" style:base-cell-address="'Gantt Chart'.HI31"/>
      <style:map style:condition="is-true-formula(OR(WEEKDAY([.HI$10])=1;WEEKDAY([.HI$10])=7))" style:apply-style-name="Weekend" style:base-cell-address="'Gantt Chart'.HI31"/>
      <style:map style:condition="is-true-formula(ISNUMBER(MATCH([.HI$10];Holidays;0)))" style:apply-style-name="Holiday" style:base-cell-address="'Gantt Chart'.HI31"/>
    </style:style>
    <style:style style:name="ce366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HI$10]=TODAY())" style:apply-style-name="Today" style:base-cell-address="'Gantt Chart'.HI33"/>
      <style:map style:condition="is-true-formula(OR(WEEKDAY([.HI$10])=1;WEEKDAY([.HI$10])=7))" style:apply-style-name="Weekend" style:base-cell-address="'Gantt Chart'.HI33"/>
      <style:map style:condition="is-true-formula(ISNUMBER(MATCH([.HI$10];Holidays;0)))" style:apply-style-name="Holiday" style:base-cell-address="'Gantt Chart'.HI33"/>
    </style:style>
    <style:style style:name="ce367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HI$10]=TODAY())" style:apply-style-name="Today" style:base-cell-address="'Gantt Chart'.HI35"/>
      <style:map style:condition="is-true-formula(OR(WEEKDAY([.HI$10])=1;WEEKDAY([.HI$10])=7))" style:apply-style-name="Weekend" style:base-cell-address="'Gantt Chart'.HI35"/>
      <style:map style:condition="is-true-formula(ISNUMBER(MATCH([.HI$10];Holidays;0)))" style:apply-style-name="Holiday" style:base-cell-address="'Gantt Chart'.HI35"/>
    </style:style>
    <style:style style:name="ce368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HI$10]=TODAY())" style:apply-style-name="Today" style:base-cell-address="'Gantt Chart'.HI37"/>
      <style:map style:condition="is-true-formula(OR(WEEKDAY([.HI$10])=1;WEEKDAY([.HI$10])=7))" style:apply-style-name="Weekend" style:base-cell-address="'Gantt Chart'.HI37"/>
      <style:map style:condition="is-true-formula(ISNUMBER(MATCH([.HI$10];Holidays;0)))" style:apply-style-name="Holiday" style:base-cell-address="'Gantt Chart'.HI37"/>
    </style:style>
    <style:style style:name="ce369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HI$10]=TODAY())" style:apply-style-name="Today" style:base-cell-address="'Gantt Chart'.HI39"/>
      <style:map style:condition="is-true-formula(OR(WEEKDAY([.HI$10])=1;WEEKDAY([.HI$10])=7))" style:apply-style-name="Weekend" style:base-cell-address="'Gantt Chart'.HI39"/>
      <style:map style:condition="is-true-formula(ISNUMBER(MATCH([.HI$10];Holidays;0)))" style:apply-style-name="Holiday" style:base-cell-address="'Gantt Chart'.HI39"/>
    </style:style>
    <style:style style:name="ce370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HI$10]=TODAY())" style:apply-style-name="Today" style:base-cell-address="'Gantt Chart'.HI41"/>
      <style:map style:condition="is-true-formula(OR(WEEKDAY([.HI$10])=1;WEEKDAY([.HI$10])=7))" style:apply-style-name="Weekend" style:base-cell-address="'Gantt Chart'.HI41"/>
      <style:map style:condition="is-true-formula(ISNUMBER(MATCH([.HI$10];Holidays;0)))" style:apply-style-name="Holiday" style:base-cell-address="'Gantt Chart'.HI41"/>
    </style:style>
    <style:style style:name="ce371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HI$10]=TODAY())" style:apply-style-name="Today" style:base-cell-address="'Gantt Chart'.HI44"/>
      <style:map style:condition="is-true-formula(OR(WEEKDAY([.HI$10])=1;WEEKDAY([.HI$10])=7))" style:apply-style-name="Weekend" style:base-cell-address="'Gantt Chart'.HI44"/>
      <style:map style:condition="is-true-formula(ISNUMBER(MATCH([.HI$10];Holidays;0)))" style:apply-style-name="Holiday" style:base-cell-address="'Gantt Chart'.HI44"/>
    </style:style>
    <style:style style:name="ce372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HI$10]=TODAY())" style:apply-style-name="Today" style:base-cell-address="'Gantt Chart'.HI46"/>
      <style:map style:condition="is-true-formula(OR(WEEKDAY([.HI$10])=1;WEEKDAY([.HI$10])=7))" style:apply-style-name="Weekend" style:base-cell-address="'Gantt Chart'.HI46"/>
      <style:map style:condition="is-true-formula(ISNUMBER(MATCH([.HI$10];Holidays;0)))" style:apply-style-name="Holiday" style:base-cell-address="'Gantt Chart'.HI46"/>
    </style:style>
    <style:style style:name="ce373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HI$10]=TODAY())" style:apply-style-name="Today" style:base-cell-address="'Gantt Chart'.HI49"/>
      <style:map style:condition="is-true-formula(OR(WEEKDAY([.HI$10])=1;WEEKDAY([.HI$10])=7))" style:apply-style-name="Weekend" style:base-cell-address="'Gantt Chart'.HI49"/>
      <style:map style:condition="is-true-formula(ISNUMBER(MATCH([.HI$10];Holidays;0)))" style:apply-style-name="Holiday" style:base-cell-address="'Gantt Chart'.HI49"/>
    </style:style>
    <style:style style:name="ce374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HI$10]=TODAY())" style:apply-style-name="Today" style:base-cell-address="'Gantt Chart'.HI50"/>
      <style:map style:condition="is-true-formula(OR(WEEKDAY([.HI$10])=1;WEEKDAY([.HI$10])=7))" style:apply-style-name="Weekend" style:base-cell-address="'Gantt Chart'.HI50"/>
      <style:map style:condition="is-true-formula(ISNUMBER(MATCH([.HI$10];Holidays;0)))" style:apply-style-name="Holiday" style:base-cell-address="'Gantt Chart'.HI50"/>
    </style:style>
    <style:style style:name="ce375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HI$10]=TODAY())" style:apply-style-name="Today" style:base-cell-address="'Gantt Chart'.HI52"/>
      <style:map style:condition="is-true-formula(OR(WEEKDAY([.HI$10])=1;WEEKDAY([.HI$10])=7))" style:apply-style-name="Weekend" style:base-cell-address="'Gantt Chart'.HI52"/>
      <style:map style:condition="is-true-formula(ISNUMBER(MATCH([.HI$10];Holidays;0)))" style:apply-style-name="Holiday" style:base-cell-address="'Gantt Chart'.HI52"/>
    </style:style>
    <style:style style:name="ce376" style:family="table-cell" style:parent-style-name="Default">
      <style:table-cell-properties fo:border-bottom="0.06pt solid #dfdfdf" fo:background-color="#808080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HI$10]=TODAY())" style:apply-style-name="Today" style:base-cell-address="'Gantt Chart'.HI53"/>
      <style:map style:condition="is-true-formula(OR(WEEKDAY([.HI$10])=1;WEEKDAY([.HI$10])=7))" style:apply-style-name="Weekend" style:base-cell-address="'Gantt Chart'.HI53"/>
      <style:map style:condition="is-true-formula(ISNUMBER(MATCH([.HI$10];Holidays;0)))" style:apply-style-name="Holiday" style:base-cell-address="'Gantt Chart'.HI53"/>
    </style:style>
    <style:style style:name="ce377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HI$10]=TODAY())" style:apply-style-name="Today" style:base-cell-address="'Gantt Chart'.HI54"/>
      <style:map style:condition="is-true-formula(OR(WEEKDAY([.HI$10])=1;WEEKDAY([.HI$10])=7))" style:apply-style-name="Weekend" style:base-cell-address="'Gantt Chart'.HI54"/>
      <style:map style:condition="is-true-formula(ISNUMBER(MATCH([.HI$10];Holidays;0)))" style:apply-style-name="Holiday" style:base-cell-address="'Gantt Chart'.HI54"/>
    </style:style>
    <style:style style:name="ce378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HI$10]=TODAY())" style:apply-style-name="Today" style:base-cell-address="'Gantt Chart'.HI55"/>
      <style:map style:condition="is-true-formula(OR(WEEKDAY([.HI$10])=1;WEEKDAY([.HI$10])=7))" style:apply-style-name="Weekend" style:base-cell-address="'Gantt Chart'.HI55"/>
      <style:map style:condition="is-true-formula(ISNUMBER(MATCH([.HI$10];Holidays;0)))" style:apply-style-name="Holiday" style:base-cell-address="'Gantt Chart'.HI55"/>
    </style:style>
    <style:style style:name="ce379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HI$10]=TODAY())" style:apply-style-name="Today" style:base-cell-address="'Gantt Chart'.HI56"/>
      <style:map style:condition="is-true-formula(OR(WEEKDAY([.HI$10])=1;WEEKDAY([.HI$10])=7))" style:apply-style-name="Weekend" style:base-cell-address="'Gantt Chart'.HI56"/>
      <style:map style:condition="is-true-formula(ISNUMBER(MATCH([.HI$10];Holidays;0)))" style:apply-style-name="Holiday" style:base-cell-address="'Gantt Chart'.HI56"/>
    </style:style>
    <style:style style:name="ce380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HI$10]=TODAY())" style:apply-style-name="Today" style:base-cell-address="'Gantt Chart'.HI58"/>
      <style:map style:condition="is-true-formula(OR(WEEKDAY([.HI$10])=1;WEEKDAY([.HI$10])=7))" style:apply-style-name="Weekend" style:base-cell-address="'Gantt Chart'.HI58"/>
      <style:map style:condition="is-true-formula(ISNUMBER(MATCH([.HI$10];Holidays;0)))" style:apply-style-name="Holiday" style:base-cell-address="'Gantt Chart'.HI58"/>
    </style:style>
    <style:style style:name="ce381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HI$10]=TODAY())" style:apply-style-name="Today" style:base-cell-address="'Gantt Chart'.HI60"/>
      <style:map style:condition="is-true-formula(OR(WEEKDAY([.HI$10])=1;WEEKDAY([.HI$10])=7))" style:apply-style-name="Weekend" style:base-cell-address="'Gantt Chart'.HI60"/>
      <style:map style:condition="is-true-formula(ISNUMBER(MATCH([.HI$10];Holidays;0)))" style:apply-style-name="Holiday" style:base-cell-address="'Gantt Chart'.HI60"/>
    </style:style>
    <style:style style:name="ce382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HI$10]=TODAY())" style:apply-style-name="Today" style:base-cell-address="'Gantt Chart'.HI62"/>
      <style:map style:condition="is-true-formula(OR(WEEKDAY([.HI$10])=1;WEEKDAY([.HI$10])=7))" style:apply-style-name="Weekend" style:base-cell-address="'Gantt Chart'.HI62"/>
      <style:map style:condition="is-true-formula(ISNUMBER(MATCH([.HI$10];Holidays;0)))" style:apply-style-name="Holiday" style:base-cell-address="'Gantt Chart'.HI62"/>
    </style:style>
    <style:style style:name="ce383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HK$10]=TODAY())" style:apply-style-name="Today" style:base-cell-address="'Gantt Chart'.HK29"/>
      <style:map style:condition="is-true-formula(OR(WEEKDAY([.HK$10])=1;WEEKDAY([.HK$10])=7))" style:apply-style-name="Weekend" style:base-cell-address="'Gantt Chart'.HK29"/>
      <style:map style:condition="is-true-formula(ISNUMBER(MATCH([.HK$10];Holidays;0)))" style:apply-style-name="Holiday" style:base-cell-address="'Gantt Chart'.HK29"/>
    </style:style>
    <style:style style:name="ce384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HK$10]=TODAY())" style:apply-style-name="Today" style:base-cell-address="'Gantt Chart'.HK31"/>
      <style:map style:condition="is-true-formula(OR(WEEKDAY([.HK$10])=1;WEEKDAY([.HK$10])=7))" style:apply-style-name="Weekend" style:base-cell-address="'Gantt Chart'.HK31"/>
      <style:map style:condition="is-true-formula(ISNUMBER(MATCH([.HK$10];Holidays;0)))" style:apply-style-name="Holiday" style:base-cell-address="'Gantt Chart'.HK31"/>
    </style:style>
    <style:style style:name="ce385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HK$10]=TODAY())" style:apply-style-name="Today" style:base-cell-address="'Gantt Chart'.HK33"/>
      <style:map style:condition="is-true-formula(OR(WEEKDAY([.HK$10])=1;WEEKDAY([.HK$10])=7))" style:apply-style-name="Weekend" style:base-cell-address="'Gantt Chart'.HK33"/>
      <style:map style:condition="is-true-formula(ISNUMBER(MATCH([.HK$10];Holidays;0)))" style:apply-style-name="Holiday" style:base-cell-address="'Gantt Chart'.HK33"/>
    </style:style>
    <style:style style:name="ce386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HK$10]=TODAY())" style:apply-style-name="Today" style:base-cell-address="'Gantt Chart'.HK35"/>
      <style:map style:condition="is-true-formula(OR(WEEKDAY([.HK$10])=1;WEEKDAY([.HK$10])=7))" style:apply-style-name="Weekend" style:base-cell-address="'Gantt Chart'.HK35"/>
      <style:map style:condition="is-true-formula(ISNUMBER(MATCH([.HK$10];Holidays;0)))" style:apply-style-name="Holiday" style:base-cell-address="'Gantt Chart'.HK35"/>
    </style:style>
    <style:style style:name="ce387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HK$10]=TODAY())" style:apply-style-name="Today" style:base-cell-address="'Gantt Chart'.HK37"/>
      <style:map style:condition="is-true-formula(OR(WEEKDAY([.HK$10])=1;WEEKDAY([.HK$10])=7))" style:apply-style-name="Weekend" style:base-cell-address="'Gantt Chart'.HK37"/>
      <style:map style:condition="is-true-formula(ISNUMBER(MATCH([.HK$10];Holidays;0)))" style:apply-style-name="Holiday" style:base-cell-address="'Gantt Chart'.HK37"/>
    </style:style>
    <style:style style:name="ce388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HK$10]=TODAY())" style:apply-style-name="Today" style:base-cell-address="'Gantt Chart'.HK39"/>
      <style:map style:condition="is-true-formula(OR(WEEKDAY([.HK$10])=1;WEEKDAY([.HK$10])=7))" style:apply-style-name="Weekend" style:base-cell-address="'Gantt Chart'.HK39"/>
      <style:map style:condition="is-true-formula(ISNUMBER(MATCH([.HK$10];Holidays;0)))" style:apply-style-name="Holiday" style:base-cell-address="'Gantt Chart'.HK39"/>
    </style:style>
    <style:style style:name="ce389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HK$10]=TODAY())" style:apply-style-name="Today" style:base-cell-address="'Gantt Chart'.HK41"/>
      <style:map style:condition="is-true-formula(OR(WEEKDAY([.HK$10])=1;WEEKDAY([.HK$10])=7))" style:apply-style-name="Weekend" style:base-cell-address="'Gantt Chart'.HK41"/>
      <style:map style:condition="is-true-formula(ISNUMBER(MATCH([.HK$10];Holidays;0)))" style:apply-style-name="Holiday" style:base-cell-address="'Gantt Chart'.HK41"/>
    </style:style>
    <style:style style:name="ce390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HK$10]=TODAY())" style:apply-style-name="Today" style:base-cell-address="'Gantt Chart'.HK44"/>
      <style:map style:condition="is-true-formula(OR(WEEKDAY([.HK$10])=1;WEEKDAY([.HK$10])=7))" style:apply-style-name="Weekend" style:base-cell-address="'Gantt Chart'.HK44"/>
      <style:map style:condition="is-true-formula(ISNUMBER(MATCH([.HK$10];Holidays;0)))" style:apply-style-name="Holiday" style:base-cell-address="'Gantt Chart'.HK44"/>
    </style:style>
    <style:style style:name="ce391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HK$10]=TODAY())" style:apply-style-name="Today" style:base-cell-address="'Gantt Chart'.HK46"/>
      <style:map style:condition="is-true-formula(OR(WEEKDAY([.HK$10])=1;WEEKDAY([.HK$10])=7))" style:apply-style-name="Weekend" style:base-cell-address="'Gantt Chart'.HK46"/>
      <style:map style:condition="is-true-formula(ISNUMBER(MATCH([.HK$10];Holidays;0)))" style:apply-style-name="Holiday" style:base-cell-address="'Gantt Chart'.HK46"/>
    </style:style>
    <style:style style:name="ce392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HK$10]=TODAY())" style:apply-style-name="Today" style:base-cell-address="'Gantt Chart'.HK50"/>
      <style:map style:condition="is-true-formula(OR(WEEKDAY([.HK$10])=1;WEEKDAY([.HK$10])=7))" style:apply-style-name="Weekend" style:base-cell-address="'Gantt Chart'.HK50"/>
      <style:map style:condition="is-true-formula(ISNUMBER(MATCH([.HK$10];Holidays;0)))" style:apply-style-name="Holiday" style:base-cell-address="'Gantt Chart'.HK50"/>
    </style:style>
    <style:style style:name="ce393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HK$10]=TODAY())" style:apply-style-name="Today" style:base-cell-address="'Gantt Chart'.HK52"/>
      <style:map style:condition="is-true-formula(OR(WEEKDAY([.HK$10])=1;WEEKDAY([.HK$10])=7))" style:apply-style-name="Weekend" style:base-cell-address="'Gantt Chart'.HK52"/>
      <style:map style:condition="is-true-formula(ISNUMBER(MATCH([.HK$10];Holidays;0)))" style:apply-style-name="Holiday" style:base-cell-address="'Gantt Chart'.HK52"/>
    </style:style>
    <style:style style:name="ce394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HK$10]=TODAY())" style:apply-style-name="Today" style:base-cell-address="'Gantt Chart'.HK54"/>
      <style:map style:condition="is-true-formula(OR(WEEKDAY([.HK$10])=1;WEEKDAY([.HK$10])=7))" style:apply-style-name="Weekend" style:base-cell-address="'Gantt Chart'.HK54"/>
      <style:map style:condition="is-true-formula(ISNUMBER(MATCH([.HK$10];Holidays;0)))" style:apply-style-name="Holiday" style:base-cell-address="'Gantt Chart'.HK54"/>
    </style:style>
    <style:style style:name="ce395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HK$10]=TODAY())" style:apply-style-name="Today" style:base-cell-address="'Gantt Chart'.HK56"/>
      <style:map style:condition="is-true-formula(OR(WEEKDAY([.HK$10])=1;WEEKDAY([.HK$10])=7))" style:apply-style-name="Weekend" style:base-cell-address="'Gantt Chart'.HK56"/>
      <style:map style:condition="is-true-formula(ISNUMBER(MATCH([.HK$10];Holidays;0)))" style:apply-style-name="Holiday" style:base-cell-address="'Gantt Chart'.HK56"/>
    </style:style>
    <style:style style:name="ce396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HK$10]=TODAY())" style:apply-style-name="Today" style:base-cell-address="'Gantt Chart'.HK58"/>
      <style:map style:condition="is-true-formula(OR(WEEKDAY([.HK$10])=1;WEEKDAY([.HK$10])=7))" style:apply-style-name="Weekend" style:base-cell-address="'Gantt Chart'.HK58"/>
      <style:map style:condition="is-true-formula(ISNUMBER(MATCH([.HK$10];Holidays;0)))" style:apply-style-name="Holiday" style:base-cell-address="'Gantt Chart'.HK58"/>
    </style:style>
    <style:style style:name="ce397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HK$10]=TODAY())" style:apply-style-name="Today" style:base-cell-address="'Gantt Chart'.HK60"/>
      <style:map style:condition="is-true-formula(OR(WEEKDAY([.HK$10])=1;WEEKDAY([.HK$10])=7))" style:apply-style-name="Weekend" style:base-cell-address="'Gantt Chart'.HK60"/>
      <style:map style:condition="is-true-formula(ISNUMBER(MATCH([.HK$10];Holidays;0)))" style:apply-style-name="Holiday" style:base-cell-address="'Gantt Chart'.HK60"/>
    </style:style>
    <style:style style:name="ce398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HK$10]=TODAY())" style:apply-style-name="Today" style:base-cell-address="'Gantt Chart'.HK62"/>
      <style:map style:condition="is-true-formula(OR(WEEKDAY([.HK$10])=1;WEEKDAY([.HK$10])=7))" style:apply-style-name="Weekend" style:base-cell-address="'Gantt Chart'.HK62"/>
      <style:map style:condition="is-true-formula(ISNUMBER(MATCH([.HK$10];Holidays;0)))" style:apply-style-name="Holiday" style:base-cell-address="'Gantt Chart'.HK62"/>
    </style:style>
    <style:style style:name="ce399" style:family="table-cell" style:parent-style-name="Default">
      <style:table-cell-properties fo:border-bottom="0.06pt solid #dfdfdf" fo:background-color="#808080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HO$10]=TODAY())" style:apply-style-name="Today" style:base-cell-address="'Gantt Chart'.HO53"/>
      <style:map style:condition="is-true-formula(OR(WEEKDAY([.HO$10])=1;WEEKDAY([.HO$10])=7))" style:apply-style-name="Weekend" style:base-cell-address="'Gantt Chart'.HO53"/>
      <style:map style:condition="is-true-formula(ISNUMBER(MATCH([.HO$10];Holidays;0)))" style:apply-style-name="Holiday" style:base-cell-address="'Gantt Chart'.HO53"/>
    </style:style>
    <style:style style:name="ce400" style:family="table-cell" style:parent-style-name="Default">
      <style:table-cell-properties fo:border-bottom="0.06pt solid #dfdfdf" fo:background-color="#808080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D$10]=TODAY())" style:apply-style-name="Today" style:base-cell-address="'Gantt Chart'.ID48"/>
      <style:map style:condition="is-true-formula(OR(WEEKDAY([.ID$10])=1;WEEKDAY([.ID$10])=7))" style:apply-style-name="Weekend" style:base-cell-address="'Gantt Chart'.ID48"/>
      <style:map style:condition="is-true-formula(ISNUMBER(MATCH([.ID$10];Holidays;0)))" style:apply-style-name="Holiday" style:base-cell-address="'Gantt Chart'.ID48"/>
    </style:style>
    <style:style style:name="ce401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I$10]=TODAY())" style:apply-style-name="Today" style:base-cell-address="'Gantt Chart'.II29"/>
      <style:map style:condition="is-true-formula(OR(WEEKDAY([.II$10])=1;WEEKDAY([.II$10])=7))" style:apply-style-name="Weekend" style:base-cell-address="'Gantt Chart'.II29"/>
      <style:map style:condition="is-true-formula(ISNUMBER(MATCH([.II$10];Holidays;0)))" style:apply-style-name="Holiday" style:base-cell-address="'Gantt Chart'.II29"/>
    </style:style>
    <style:style style:name="ce402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I$10]=TODAY())" style:apply-style-name="Today" style:base-cell-address="'Gantt Chart'.II31"/>
      <style:map style:condition="is-true-formula(OR(WEEKDAY([.II$10])=1;WEEKDAY([.II$10])=7))" style:apply-style-name="Weekend" style:base-cell-address="'Gantt Chart'.II31"/>
      <style:map style:condition="is-true-formula(ISNUMBER(MATCH([.II$10];Holidays;0)))" style:apply-style-name="Holiday" style:base-cell-address="'Gantt Chart'.II31"/>
    </style:style>
    <style:style style:name="ce403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I$10]=TODAY())" style:apply-style-name="Today" style:base-cell-address="'Gantt Chart'.II33"/>
      <style:map style:condition="is-true-formula(OR(WEEKDAY([.II$10])=1;WEEKDAY([.II$10])=7))" style:apply-style-name="Weekend" style:base-cell-address="'Gantt Chart'.II33"/>
      <style:map style:condition="is-true-formula(ISNUMBER(MATCH([.II$10];Holidays;0)))" style:apply-style-name="Holiday" style:base-cell-address="'Gantt Chart'.II33"/>
    </style:style>
    <style:style style:name="ce404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I$10]=TODAY())" style:apply-style-name="Today" style:base-cell-address="'Gantt Chart'.II35"/>
      <style:map style:condition="is-true-formula(OR(WEEKDAY([.II$10])=1;WEEKDAY([.II$10])=7))" style:apply-style-name="Weekend" style:base-cell-address="'Gantt Chart'.II35"/>
      <style:map style:condition="is-true-formula(ISNUMBER(MATCH([.II$10];Holidays;0)))" style:apply-style-name="Holiday" style:base-cell-address="'Gantt Chart'.II35"/>
    </style:style>
    <style:style style:name="ce405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I$10]=TODAY())" style:apply-style-name="Today" style:base-cell-address="'Gantt Chart'.II37"/>
      <style:map style:condition="is-true-formula(OR(WEEKDAY([.II$10])=1;WEEKDAY([.II$10])=7))" style:apply-style-name="Weekend" style:base-cell-address="'Gantt Chart'.II37"/>
      <style:map style:condition="is-true-formula(ISNUMBER(MATCH([.II$10];Holidays;0)))" style:apply-style-name="Holiday" style:base-cell-address="'Gantt Chart'.II37"/>
    </style:style>
    <style:style style:name="ce406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I$10]=TODAY())" style:apply-style-name="Today" style:base-cell-address="'Gantt Chart'.II39"/>
      <style:map style:condition="is-true-formula(OR(WEEKDAY([.II$10])=1;WEEKDAY([.II$10])=7))" style:apply-style-name="Weekend" style:base-cell-address="'Gantt Chart'.II39"/>
      <style:map style:condition="is-true-formula(ISNUMBER(MATCH([.II$10];Holidays;0)))" style:apply-style-name="Holiday" style:base-cell-address="'Gantt Chart'.II39"/>
    </style:style>
    <style:style style:name="ce407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I$10]=TODAY())" style:apply-style-name="Today" style:base-cell-address="'Gantt Chart'.II41"/>
      <style:map style:condition="is-true-formula(OR(WEEKDAY([.II$10])=1;WEEKDAY([.II$10])=7))" style:apply-style-name="Weekend" style:base-cell-address="'Gantt Chart'.II41"/>
      <style:map style:condition="is-true-formula(ISNUMBER(MATCH([.II$10];Holidays;0)))" style:apply-style-name="Holiday" style:base-cell-address="'Gantt Chart'.II41"/>
    </style:style>
    <style:style style:name="ce408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I$10]=TODAY())" style:apply-style-name="Today" style:base-cell-address="'Gantt Chart'.II44"/>
      <style:map style:condition="is-true-formula(OR(WEEKDAY([.II$10])=1;WEEKDAY([.II$10])=7))" style:apply-style-name="Weekend" style:base-cell-address="'Gantt Chart'.II44"/>
      <style:map style:condition="is-true-formula(ISNUMBER(MATCH([.II$10];Holidays;0)))" style:apply-style-name="Holiday" style:base-cell-address="'Gantt Chart'.II44"/>
    </style:style>
    <style:style style:name="ce409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I$10]=TODAY())" style:apply-style-name="Today" style:base-cell-address="'Gantt Chart'.II46"/>
      <style:map style:condition="is-true-formula(OR(WEEKDAY([.II$10])=1;WEEKDAY([.II$10])=7))" style:apply-style-name="Weekend" style:base-cell-address="'Gantt Chart'.II46"/>
      <style:map style:condition="is-true-formula(ISNUMBER(MATCH([.II$10];Holidays;0)))" style:apply-style-name="Holiday" style:base-cell-address="'Gantt Chart'.II46"/>
    </style:style>
    <style:style style:name="ce410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I$10]=TODAY())" style:apply-style-name="Today" style:base-cell-address="'Gantt Chart'.II49"/>
      <style:map style:condition="is-true-formula(OR(WEEKDAY([.II$10])=1;WEEKDAY([.II$10])=7))" style:apply-style-name="Weekend" style:base-cell-address="'Gantt Chart'.II49"/>
      <style:map style:condition="is-true-formula(ISNUMBER(MATCH([.II$10];Holidays;0)))" style:apply-style-name="Holiday" style:base-cell-address="'Gantt Chart'.II49"/>
    </style:style>
    <style:style style:name="ce411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I$10]=TODAY())" style:apply-style-name="Today" style:base-cell-address="'Gantt Chart'.II50"/>
      <style:map style:condition="is-true-formula(OR(WEEKDAY([.II$10])=1;WEEKDAY([.II$10])=7))" style:apply-style-name="Weekend" style:base-cell-address="'Gantt Chart'.II50"/>
      <style:map style:condition="is-true-formula(ISNUMBER(MATCH([.II$10];Holidays;0)))" style:apply-style-name="Holiday" style:base-cell-address="'Gantt Chart'.II50"/>
    </style:style>
    <style:style style:name="ce412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I$10]=TODAY())" style:apply-style-name="Today" style:base-cell-address="'Gantt Chart'.II52"/>
      <style:map style:condition="is-true-formula(OR(WEEKDAY([.II$10])=1;WEEKDAY([.II$10])=7))" style:apply-style-name="Weekend" style:base-cell-address="'Gantt Chart'.II52"/>
      <style:map style:condition="is-true-formula(ISNUMBER(MATCH([.II$10];Holidays;0)))" style:apply-style-name="Holiday" style:base-cell-address="'Gantt Chart'.II52"/>
    </style:style>
    <style:style style:name="ce413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I$10]=TODAY())" style:apply-style-name="Today" style:base-cell-address="'Gantt Chart'.II54"/>
      <style:map style:condition="is-true-formula(OR(WEEKDAY([.II$10])=1;WEEKDAY([.II$10])=7))" style:apply-style-name="Weekend" style:base-cell-address="'Gantt Chart'.II54"/>
      <style:map style:condition="is-true-formula(ISNUMBER(MATCH([.II$10];Holidays;0)))" style:apply-style-name="Holiday" style:base-cell-address="'Gantt Chart'.II54"/>
    </style:style>
    <style:style style:name="ce414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I$10]=TODAY())" style:apply-style-name="Today" style:base-cell-address="'Gantt Chart'.II54"/>
      <style:map style:condition="is-true-formula(OR(WEEKDAY([.II$10])=1;WEEKDAY([.II$10])=7))" style:apply-style-name="Weekend" style:base-cell-address="'Gantt Chart'.II54"/>
      <style:map style:condition="is-true-formula(ISNUMBER(MATCH([.II$10];Holidays;0)))" style:apply-style-name="Holiday" style:base-cell-address="'Gantt Chart'.II54"/>
    </style:style>
    <style:style style:name="ce415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I$10]=TODAY())" style:apply-style-name="Today" style:base-cell-address="'Gantt Chart'.II56"/>
      <style:map style:condition="is-true-formula(OR(WEEKDAY([.II$10])=1;WEEKDAY([.II$10])=7))" style:apply-style-name="Weekend" style:base-cell-address="'Gantt Chart'.II56"/>
      <style:map style:condition="is-true-formula(ISNUMBER(MATCH([.II$10];Holidays;0)))" style:apply-style-name="Holiday" style:base-cell-address="'Gantt Chart'.II56"/>
    </style:style>
    <style:style style:name="ce416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I$10]=TODAY())" style:apply-style-name="Today" style:base-cell-address="'Gantt Chart'.II58"/>
      <style:map style:condition="is-true-formula(OR(WEEKDAY([.II$10])=1;WEEKDAY([.II$10])=7))" style:apply-style-name="Weekend" style:base-cell-address="'Gantt Chart'.II58"/>
      <style:map style:condition="is-true-formula(ISNUMBER(MATCH([.II$10];Holidays;0)))" style:apply-style-name="Holiday" style:base-cell-address="'Gantt Chart'.II58"/>
    </style:style>
    <style:style style:name="ce417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I$10]=TODAY())" style:apply-style-name="Today" style:base-cell-address="'Gantt Chart'.II60"/>
      <style:map style:condition="is-true-formula(OR(WEEKDAY([.II$10])=1;WEEKDAY([.II$10])=7))" style:apply-style-name="Weekend" style:base-cell-address="'Gantt Chart'.II60"/>
      <style:map style:condition="is-true-formula(ISNUMBER(MATCH([.II$10];Holidays;0)))" style:apply-style-name="Holiday" style:base-cell-address="'Gantt Chart'.II60"/>
    </style:style>
    <style:style style:name="ce418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I$10]=TODAY())" style:apply-style-name="Today" style:base-cell-address="'Gantt Chart'.II62"/>
      <style:map style:condition="is-true-formula(OR(WEEKDAY([.II$10])=1;WEEKDAY([.II$10])=7))" style:apply-style-name="Weekend" style:base-cell-address="'Gantt Chart'.II62"/>
      <style:map style:condition="is-true-formula(ISNUMBER(MATCH([.II$10];Holidays;0)))" style:apply-style-name="Holiday" style:base-cell-address="'Gantt Chart'.II62"/>
    </style:style>
    <style:style style:name="ce419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K$10]=TODAY())" style:apply-style-name="Today" style:base-cell-address="'Gantt Chart'.IK29"/>
      <style:map style:condition="is-true-formula(OR(WEEKDAY([.IK$10])=1;WEEKDAY([.IK$10])=7))" style:apply-style-name="Weekend" style:base-cell-address="'Gantt Chart'.IK29"/>
      <style:map style:condition="is-true-formula(ISNUMBER(MATCH([.IK$10];Holidays;0)))" style:apply-style-name="Holiday" style:base-cell-address="'Gantt Chart'.IK29"/>
    </style:style>
    <style:style style:name="ce420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K$10]=TODAY())" style:apply-style-name="Today" style:base-cell-address="'Gantt Chart'.IK31"/>
      <style:map style:condition="is-true-formula(OR(WEEKDAY([.IK$10])=1;WEEKDAY([.IK$10])=7))" style:apply-style-name="Weekend" style:base-cell-address="'Gantt Chart'.IK31"/>
      <style:map style:condition="is-true-formula(ISNUMBER(MATCH([.IK$10];Holidays;0)))" style:apply-style-name="Holiday" style:base-cell-address="'Gantt Chart'.IK31"/>
    </style:style>
    <style:style style:name="ce421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K$10]=TODAY())" style:apply-style-name="Today" style:base-cell-address="'Gantt Chart'.IK33"/>
      <style:map style:condition="is-true-formula(OR(WEEKDAY([.IK$10])=1;WEEKDAY([.IK$10])=7))" style:apply-style-name="Weekend" style:base-cell-address="'Gantt Chart'.IK33"/>
      <style:map style:condition="is-true-formula(ISNUMBER(MATCH([.IK$10];Holidays;0)))" style:apply-style-name="Holiday" style:base-cell-address="'Gantt Chart'.IK33"/>
    </style:style>
    <style:style style:name="ce422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K$10]=TODAY())" style:apply-style-name="Today" style:base-cell-address="'Gantt Chart'.IK35"/>
      <style:map style:condition="is-true-formula(OR(WEEKDAY([.IK$10])=1;WEEKDAY([.IK$10])=7))" style:apply-style-name="Weekend" style:base-cell-address="'Gantt Chart'.IK35"/>
      <style:map style:condition="is-true-formula(ISNUMBER(MATCH([.IK$10];Holidays;0)))" style:apply-style-name="Holiday" style:base-cell-address="'Gantt Chart'.IK35"/>
    </style:style>
    <style:style style:name="ce423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K$10]=TODAY())" style:apply-style-name="Today" style:base-cell-address="'Gantt Chart'.IK37"/>
      <style:map style:condition="is-true-formula(OR(WEEKDAY([.IK$10])=1;WEEKDAY([.IK$10])=7))" style:apply-style-name="Weekend" style:base-cell-address="'Gantt Chart'.IK37"/>
      <style:map style:condition="is-true-formula(ISNUMBER(MATCH([.IK$10];Holidays;0)))" style:apply-style-name="Holiday" style:base-cell-address="'Gantt Chart'.IK37"/>
    </style:style>
    <style:style style:name="ce424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K$10]=TODAY())" style:apply-style-name="Today" style:base-cell-address="'Gantt Chart'.IK39"/>
      <style:map style:condition="is-true-formula(OR(WEEKDAY([.IK$10])=1;WEEKDAY([.IK$10])=7))" style:apply-style-name="Weekend" style:base-cell-address="'Gantt Chart'.IK39"/>
      <style:map style:condition="is-true-formula(ISNUMBER(MATCH([.IK$10];Holidays;0)))" style:apply-style-name="Holiday" style:base-cell-address="'Gantt Chart'.IK39"/>
    </style:style>
    <style:style style:name="ce425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K$10]=TODAY())" style:apply-style-name="Today" style:base-cell-address="'Gantt Chart'.IK41"/>
      <style:map style:condition="is-true-formula(OR(WEEKDAY([.IK$10])=1;WEEKDAY([.IK$10])=7))" style:apply-style-name="Weekend" style:base-cell-address="'Gantt Chart'.IK41"/>
      <style:map style:condition="is-true-formula(ISNUMBER(MATCH([.IK$10];Holidays;0)))" style:apply-style-name="Holiday" style:base-cell-address="'Gantt Chart'.IK41"/>
    </style:style>
    <style:style style:name="ce426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K$10]=TODAY())" style:apply-style-name="Today" style:base-cell-address="'Gantt Chart'.IK44"/>
      <style:map style:condition="is-true-formula(OR(WEEKDAY([.IK$10])=1;WEEKDAY([.IK$10])=7))" style:apply-style-name="Weekend" style:base-cell-address="'Gantt Chart'.IK44"/>
      <style:map style:condition="is-true-formula(ISNUMBER(MATCH([.IK$10];Holidays;0)))" style:apply-style-name="Holiday" style:base-cell-address="'Gantt Chart'.IK44"/>
    </style:style>
    <style:style style:name="ce427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K$10]=TODAY())" style:apply-style-name="Today" style:base-cell-address="'Gantt Chart'.IK46"/>
      <style:map style:condition="is-true-formula(OR(WEEKDAY([.IK$10])=1;WEEKDAY([.IK$10])=7))" style:apply-style-name="Weekend" style:base-cell-address="'Gantt Chart'.IK46"/>
      <style:map style:condition="is-true-formula(ISNUMBER(MATCH([.IK$10];Holidays;0)))" style:apply-style-name="Holiday" style:base-cell-address="'Gantt Chart'.IK46"/>
    </style:style>
    <style:style style:name="ce428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K$10]=TODAY())" style:apply-style-name="Today" style:base-cell-address="'Gantt Chart'.IK49"/>
      <style:map style:condition="is-true-formula(OR(WEEKDAY([.IK$10])=1;WEEKDAY([.IK$10])=7))" style:apply-style-name="Weekend" style:base-cell-address="'Gantt Chart'.IK49"/>
      <style:map style:condition="is-true-formula(ISNUMBER(MATCH([.IK$10];Holidays;0)))" style:apply-style-name="Holiday" style:base-cell-address="'Gantt Chart'.IK49"/>
    </style:style>
    <style:style style:name="ce429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K$10]=TODAY())" style:apply-style-name="Today" style:base-cell-address="'Gantt Chart'.IK50"/>
      <style:map style:condition="is-true-formula(OR(WEEKDAY([.IK$10])=1;WEEKDAY([.IK$10])=7))" style:apply-style-name="Weekend" style:base-cell-address="'Gantt Chart'.IK50"/>
      <style:map style:condition="is-true-formula(ISNUMBER(MATCH([.IK$10];Holidays;0)))" style:apply-style-name="Holiday" style:base-cell-address="'Gantt Chart'.IK50"/>
    </style:style>
    <style:style style:name="ce430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K$10]=TODAY())" style:apply-style-name="Today" style:base-cell-address="'Gantt Chart'.IK52"/>
      <style:map style:condition="is-true-formula(OR(WEEKDAY([.IK$10])=1;WEEKDAY([.IK$10])=7))" style:apply-style-name="Weekend" style:base-cell-address="'Gantt Chart'.IK52"/>
      <style:map style:condition="is-true-formula(ISNUMBER(MATCH([.IK$10];Holidays;0)))" style:apply-style-name="Holiday" style:base-cell-address="'Gantt Chart'.IK52"/>
    </style:style>
    <style:style style:name="ce431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K$10]=TODAY())" style:apply-style-name="Today" style:base-cell-address="'Gantt Chart'.IK54"/>
      <style:map style:condition="is-true-formula(OR(WEEKDAY([.IK$10])=1;WEEKDAY([.IK$10])=7))" style:apply-style-name="Weekend" style:base-cell-address="'Gantt Chart'.IK54"/>
      <style:map style:condition="is-true-formula(ISNUMBER(MATCH([.IK$10];Holidays;0)))" style:apply-style-name="Holiday" style:base-cell-address="'Gantt Chart'.IK54"/>
    </style:style>
    <style:style style:name="ce432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K$10]=TODAY())" style:apply-style-name="Today" style:base-cell-address="'Gantt Chart'.IK54"/>
      <style:map style:condition="is-true-formula(OR(WEEKDAY([.IK$10])=1;WEEKDAY([.IK$10])=7))" style:apply-style-name="Weekend" style:base-cell-address="'Gantt Chart'.IK54"/>
      <style:map style:condition="is-true-formula(ISNUMBER(MATCH([.IK$10];Holidays;0)))" style:apply-style-name="Holiday" style:base-cell-address="'Gantt Chart'.IK54"/>
    </style:style>
    <style:style style:name="ce433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K$10]=TODAY())" style:apply-style-name="Today" style:base-cell-address="'Gantt Chart'.IK56"/>
      <style:map style:condition="is-true-formula(OR(WEEKDAY([.IK$10])=1;WEEKDAY([.IK$10])=7))" style:apply-style-name="Weekend" style:base-cell-address="'Gantt Chart'.IK56"/>
      <style:map style:condition="is-true-formula(ISNUMBER(MATCH([.IK$10];Holidays;0)))" style:apply-style-name="Holiday" style:base-cell-address="'Gantt Chart'.IK56"/>
    </style:style>
    <style:style style:name="ce434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K$10]=TODAY())" style:apply-style-name="Today" style:base-cell-address="'Gantt Chart'.IK58"/>
      <style:map style:condition="is-true-formula(OR(WEEKDAY([.IK$10])=1;WEEKDAY([.IK$10])=7))" style:apply-style-name="Weekend" style:base-cell-address="'Gantt Chart'.IK58"/>
      <style:map style:condition="is-true-formula(ISNUMBER(MATCH([.IK$10];Holidays;0)))" style:apply-style-name="Holiday" style:base-cell-address="'Gantt Chart'.IK58"/>
    </style:style>
    <style:style style:name="ce435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K$10]=TODAY())" style:apply-style-name="Today" style:base-cell-address="'Gantt Chart'.IK60"/>
      <style:map style:condition="is-true-formula(OR(WEEKDAY([.IK$10])=1;WEEKDAY([.IK$10])=7))" style:apply-style-name="Weekend" style:base-cell-address="'Gantt Chart'.IK60"/>
      <style:map style:condition="is-true-formula(ISNUMBER(MATCH([.IK$10];Holidays;0)))" style:apply-style-name="Holiday" style:base-cell-address="'Gantt Chart'.IK60"/>
    </style:style>
    <style:style style:name="ce436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K$10]=TODAY())" style:apply-style-name="Today" style:base-cell-address="'Gantt Chart'.IK62"/>
      <style:map style:condition="is-true-formula(OR(WEEKDAY([.IK$10])=1;WEEKDAY([.IK$10])=7))" style:apply-style-name="Weekend" style:base-cell-address="'Gantt Chart'.IK62"/>
      <style:map style:condition="is-true-formula(ISNUMBER(MATCH([.IK$10];Holidays;0)))" style:apply-style-name="Holiday" style:base-cell-address="'Gantt Chart'.IK62"/>
    </style:style>
    <style:style style:name="ce437" style:family="table-cell" style:parent-style-name="Default">
      <style:table-cell-properties fo:border-bottom="0.06pt solid #dfdfdf" fo:background-color="#808080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O$10]=TODAY())" style:apply-style-name="Today" style:base-cell-address="'Gantt Chart'.IO53"/>
      <style:map style:condition="is-true-formula(OR(WEEKDAY([.IO$10])=1;WEEKDAY([.IO$10])=7))" style:apply-style-name="Weekend" style:base-cell-address="'Gantt Chart'.IO53"/>
      <style:map style:condition="is-true-formula(ISNUMBER(MATCH([.IO$10];Holidays;0)))" style:apply-style-name="Holiday" style:base-cell-address="'Gantt Chart'.IO53"/>
    </style:style>
    <style:style style:name="ce438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Q$10]=TODAY())" style:apply-style-name="Today" style:base-cell-address="'Gantt Chart'.IQ29"/>
      <style:map style:condition="is-true-formula(OR(WEEKDAY([.IQ$10])=1;WEEKDAY([.IQ$10])=7))" style:apply-style-name="Weekend" style:base-cell-address="'Gantt Chart'.IQ29"/>
      <style:map style:condition="is-true-formula(ISNUMBER(MATCH([.IQ$10];Holidays;0)))" style:apply-style-name="Holiday" style:base-cell-address="'Gantt Chart'.IQ29"/>
    </style:style>
    <style:style style:name="ce439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Q$10]=TODAY())" style:apply-style-name="Today" style:base-cell-address="'Gantt Chart'.IQ31"/>
      <style:map style:condition="is-true-formula(OR(WEEKDAY([.IQ$10])=1;WEEKDAY([.IQ$10])=7))" style:apply-style-name="Weekend" style:base-cell-address="'Gantt Chart'.IQ31"/>
      <style:map style:condition="is-true-formula(ISNUMBER(MATCH([.IQ$10];Holidays;0)))" style:apply-style-name="Holiday" style:base-cell-address="'Gantt Chart'.IQ31"/>
    </style:style>
    <style:style style:name="ce440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Q$10]=TODAY())" style:apply-style-name="Today" style:base-cell-address="'Gantt Chart'.IQ33"/>
      <style:map style:condition="is-true-formula(OR(WEEKDAY([.IQ$10])=1;WEEKDAY([.IQ$10])=7))" style:apply-style-name="Weekend" style:base-cell-address="'Gantt Chart'.IQ33"/>
      <style:map style:condition="is-true-formula(ISNUMBER(MATCH([.IQ$10];Holidays;0)))" style:apply-style-name="Holiday" style:base-cell-address="'Gantt Chart'.IQ33"/>
    </style:style>
    <style:style style:name="ce441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Q$10]=TODAY())" style:apply-style-name="Today" style:base-cell-address="'Gantt Chart'.IQ35"/>
      <style:map style:condition="is-true-formula(OR(WEEKDAY([.IQ$10])=1;WEEKDAY([.IQ$10])=7))" style:apply-style-name="Weekend" style:base-cell-address="'Gantt Chart'.IQ35"/>
      <style:map style:condition="is-true-formula(ISNUMBER(MATCH([.IQ$10];Holidays;0)))" style:apply-style-name="Holiday" style:base-cell-address="'Gantt Chart'.IQ35"/>
    </style:style>
    <style:style style:name="ce442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Q$10]=TODAY())" style:apply-style-name="Today" style:base-cell-address="'Gantt Chart'.IQ37"/>
      <style:map style:condition="is-true-formula(OR(WEEKDAY([.IQ$10])=1;WEEKDAY([.IQ$10])=7))" style:apply-style-name="Weekend" style:base-cell-address="'Gantt Chart'.IQ37"/>
      <style:map style:condition="is-true-formula(ISNUMBER(MATCH([.IQ$10];Holidays;0)))" style:apply-style-name="Holiday" style:base-cell-address="'Gantt Chart'.IQ37"/>
    </style:style>
    <style:style style:name="ce443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Q$10]=TODAY())" style:apply-style-name="Today" style:base-cell-address="'Gantt Chart'.IQ39"/>
      <style:map style:condition="is-true-formula(OR(WEEKDAY([.IQ$10])=1;WEEKDAY([.IQ$10])=7))" style:apply-style-name="Weekend" style:base-cell-address="'Gantt Chart'.IQ39"/>
      <style:map style:condition="is-true-formula(ISNUMBER(MATCH([.IQ$10];Holidays;0)))" style:apply-style-name="Holiday" style:base-cell-address="'Gantt Chart'.IQ39"/>
    </style:style>
    <style:style style:name="ce444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Q$10]=TODAY())" style:apply-style-name="Today" style:base-cell-address="'Gantt Chart'.IQ41"/>
      <style:map style:condition="is-true-formula(OR(WEEKDAY([.IQ$10])=1;WEEKDAY([.IQ$10])=7))" style:apply-style-name="Weekend" style:base-cell-address="'Gantt Chart'.IQ41"/>
      <style:map style:condition="is-true-formula(ISNUMBER(MATCH([.IQ$10];Holidays;0)))" style:apply-style-name="Holiday" style:base-cell-address="'Gantt Chart'.IQ41"/>
    </style:style>
    <style:style style:name="ce445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Q$10]=TODAY())" style:apply-style-name="Today" style:base-cell-address="'Gantt Chart'.IQ44"/>
      <style:map style:condition="is-true-formula(OR(WEEKDAY([.IQ$10])=1;WEEKDAY([.IQ$10])=7))" style:apply-style-name="Weekend" style:base-cell-address="'Gantt Chart'.IQ44"/>
      <style:map style:condition="is-true-formula(ISNUMBER(MATCH([.IQ$10];Holidays;0)))" style:apply-style-name="Holiday" style:base-cell-address="'Gantt Chart'.IQ44"/>
    </style:style>
    <style:style style:name="ce446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Q$10]=TODAY())" style:apply-style-name="Today" style:base-cell-address="'Gantt Chart'.IQ46"/>
      <style:map style:condition="is-true-formula(OR(WEEKDAY([.IQ$10])=1;WEEKDAY([.IQ$10])=7))" style:apply-style-name="Weekend" style:base-cell-address="'Gantt Chart'.IQ46"/>
      <style:map style:condition="is-true-formula(ISNUMBER(MATCH([.IQ$10];Holidays;0)))" style:apply-style-name="Holiday" style:base-cell-address="'Gantt Chart'.IQ46"/>
    </style:style>
    <style:style style:name="ce447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Q$10]=TODAY())" style:apply-style-name="Today" style:base-cell-address="'Gantt Chart'.IQ49"/>
      <style:map style:condition="is-true-formula(OR(WEEKDAY([.IQ$10])=1;WEEKDAY([.IQ$10])=7))" style:apply-style-name="Weekend" style:base-cell-address="'Gantt Chart'.IQ49"/>
      <style:map style:condition="is-true-formula(ISNUMBER(MATCH([.IQ$10];Holidays;0)))" style:apply-style-name="Holiday" style:base-cell-address="'Gantt Chart'.IQ49"/>
    </style:style>
    <style:style style:name="ce448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Q$10]=TODAY())" style:apply-style-name="Today" style:base-cell-address="'Gantt Chart'.IQ50"/>
      <style:map style:condition="is-true-formula(OR(WEEKDAY([.IQ$10])=1;WEEKDAY([.IQ$10])=7))" style:apply-style-name="Weekend" style:base-cell-address="'Gantt Chart'.IQ50"/>
      <style:map style:condition="is-true-formula(ISNUMBER(MATCH([.IQ$10];Holidays;0)))" style:apply-style-name="Holiday" style:base-cell-address="'Gantt Chart'.IQ50"/>
    </style:style>
    <style:style style:name="ce449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Q$10]=TODAY())" style:apply-style-name="Today" style:base-cell-address="'Gantt Chart'.IQ52"/>
      <style:map style:condition="is-true-formula(OR(WEEKDAY([.IQ$10])=1;WEEKDAY([.IQ$10])=7))" style:apply-style-name="Weekend" style:base-cell-address="'Gantt Chart'.IQ52"/>
      <style:map style:condition="is-true-formula(ISNUMBER(MATCH([.IQ$10];Holidays;0)))" style:apply-style-name="Holiday" style:base-cell-address="'Gantt Chart'.IQ52"/>
    </style:style>
    <style:style style:name="ce450" style:family="table-cell" style:parent-style-name="Default">
      <style:table-cell-properties fo:border-bottom="0.06pt solid #dfdfdf" fo:background-color="#808080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Q$10]=TODAY())" style:apply-style-name="Today" style:base-cell-address="'Gantt Chart'.IQ53"/>
      <style:map style:condition="is-true-formula(OR(WEEKDAY([.IQ$10])=1;WEEKDAY([.IQ$10])=7))" style:apply-style-name="Weekend" style:base-cell-address="'Gantt Chart'.IQ53"/>
      <style:map style:condition="is-true-formula(ISNUMBER(MATCH([.IQ$10];Holidays;0)))" style:apply-style-name="Holiday" style:base-cell-address="'Gantt Chart'.IQ53"/>
    </style:style>
    <style:style style:name="ce451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Q$10]=TODAY())" style:apply-style-name="Today" style:base-cell-address="'Gantt Chart'.IQ54"/>
      <style:map style:condition="is-true-formula(OR(WEEKDAY([.IQ$10])=1;WEEKDAY([.IQ$10])=7))" style:apply-style-name="Weekend" style:base-cell-address="'Gantt Chart'.IQ54"/>
      <style:map style:condition="is-true-formula(ISNUMBER(MATCH([.IQ$10];Holidays;0)))" style:apply-style-name="Holiday" style:base-cell-address="'Gantt Chart'.IQ54"/>
    </style:style>
    <style:style style:name="ce452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Q$10]=TODAY())" style:apply-style-name="Today" style:base-cell-address="'Gantt Chart'.IQ55"/>
      <style:map style:condition="is-true-formula(OR(WEEKDAY([.IQ$10])=1;WEEKDAY([.IQ$10])=7))" style:apply-style-name="Weekend" style:base-cell-address="'Gantt Chart'.IQ55"/>
      <style:map style:condition="is-true-formula(ISNUMBER(MATCH([.IQ$10];Holidays;0)))" style:apply-style-name="Holiday" style:base-cell-address="'Gantt Chart'.IQ55"/>
    </style:style>
    <style:style style:name="ce453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Q$10]=TODAY())" style:apply-style-name="Today" style:base-cell-address="'Gantt Chart'.IQ56"/>
      <style:map style:condition="is-true-formula(OR(WEEKDAY([.IQ$10])=1;WEEKDAY([.IQ$10])=7))" style:apply-style-name="Weekend" style:base-cell-address="'Gantt Chart'.IQ56"/>
      <style:map style:condition="is-true-formula(ISNUMBER(MATCH([.IQ$10];Holidays;0)))" style:apply-style-name="Holiday" style:base-cell-address="'Gantt Chart'.IQ56"/>
    </style:style>
    <style:style style:name="ce454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Q$10]=TODAY())" style:apply-style-name="Today" style:base-cell-address="'Gantt Chart'.IQ58"/>
      <style:map style:condition="is-true-formula(OR(WEEKDAY([.IQ$10])=1;WEEKDAY([.IQ$10])=7))" style:apply-style-name="Weekend" style:base-cell-address="'Gantt Chart'.IQ58"/>
      <style:map style:condition="is-true-formula(ISNUMBER(MATCH([.IQ$10];Holidays;0)))" style:apply-style-name="Holiday" style:base-cell-address="'Gantt Chart'.IQ58"/>
    </style:style>
    <style:style style:name="ce455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Q$10]=TODAY())" style:apply-style-name="Today" style:base-cell-address="'Gantt Chart'.IQ60"/>
      <style:map style:condition="is-true-formula(OR(WEEKDAY([.IQ$10])=1;WEEKDAY([.IQ$10])=7))" style:apply-style-name="Weekend" style:base-cell-address="'Gantt Chart'.IQ60"/>
      <style:map style:condition="is-true-formula(ISNUMBER(MATCH([.IQ$10];Holidays;0)))" style:apply-style-name="Holiday" style:base-cell-address="'Gantt Chart'.IQ60"/>
    </style:style>
    <style:style style:name="ce456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Q$10]=TODAY())" style:apply-style-name="Today" style:base-cell-address="'Gantt Chart'.IQ62"/>
      <style:map style:condition="is-true-formula(OR(WEEKDAY([.IQ$10])=1;WEEKDAY([.IQ$10])=7))" style:apply-style-name="Weekend" style:base-cell-address="'Gantt Chart'.IQ62"/>
      <style:map style:condition="is-true-formula(ISNUMBER(MATCH([.IQ$10];Holidays;0)))" style:apply-style-name="Holiday" style:base-cell-address="'Gantt Chart'.IQ62"/>
    </style:style>
    <style:style style:name="ce457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S$10]=TODAY())" style:apply-style-name="Today" style:base-cell-address="'Gantt Chart'.IS29"/>
      <style:map style:condition="is-true-formula(OR(WEEKDAY([.IS$10])=1;WEEKDAY([.IS$10])=7))" style:apply-style-name="Weekend" style:base-cell-address="'Gantt Chart'.IS29"/>
      <style:map style:condition="is-true-formula(ISNUMBER(MATCH([.IS$10];Holidays;0)))" style:apply-style-name="Holiday" style:base-cell-address="'Gantt Chart'.IS29"/>
    </style:style>
    <style:style style:name="ce458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S$10]=TODAY())" style:apply-style-name="Today" style:base-cell-address="'Gantt Chart'.IS31"/>
      <style:map style:condition="is-true-formula(OR(WEEKDAY([.IS$10])=1;WEEKDAY([.IS$10])=7))" style:apply-style-name="Weekend" style:base-cell-address="'Gantt Chart'.IS31"/>
      <style:map style:condition="is-true-formula(ISNUMBER(MATCH([.IS$10];Holidays;0)))" style:apply-style-name="Holiday" style:base-cell-address="'Gantt Chart'.IS31"/>
    </style:style>
    <style:style style:name="ce459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S$10]=TODAY())" style:apply-style-name="Today" style:base-cell-address="'Gantt Chart'.IS33"/>
      <style:map style:condition="is-true-formula(OR(WEEKDAY([.IS$10])=1;WEEKDAY([.IS$10])=7))" style:apply-style-name="Weekend" style:base-cell-address="'Gantt Chart'.IS33"/>
      <style:map style:condition="is-true-formula(ISNUMBER(MATCH([.IS$10];Holidays;0)))" style:apply-style-name="Holiday" style:base-cell-address="'Gantt Chart'.IS33"/>
    </style:style>
    <style:style style:name="ce460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S$10]=TODAY())" style:apply-style-name="Today" style:base-cell-address="'Gantt Chart'.IS35"/>
      <style:map style:condition="is-true-formula(OR(WEEKDAY([.IS$10])=1;WEEKDAY([.IS$10])=7))" style:apply-style-name="Weekend" style:base-cell-address="'Gantt Chart'.IS35"/>
      <style:map style:condition="is-true-formula(ISNUMBER(MATCH([.IS$10];Holidays;0)))" style:apply-style-name="Holiday" style:base-cell-address="'Gantt Chart'.IS35"/>
    </style:style>
    <style:style style:name="ce461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S$10]=TODAY())" style:apply-style-name="Today" style:base-cell-address="'Gantt Chart'.IS37"/>
      <style:map style:condition="is-true-formula(OR(WEEKDAY([.IS$10])=1;WEEKDAY([.IS$10])=7))" style:apply-style-name="Weekend" style:base-cell-address="'Gantt Chart'.IS37"/>
      <style:map style:condition="is-true-formula(ISNUMBER(MATCH([.IS$10];Holidays;0)))" style:apply-style-name="Holiday" style:base-cell-address="'Gantt Chart'.IS37"/>
    </style:style>
    <style:style style:name="ce462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S$10]=TODAY())" style:apply-style-name="Today" style:base-cell-address="'Gantt Chart'.IS39"/>
      <style:map style:condition="is-true-formula(OR(WEEKDAY([.IS$10])=1;WEEKDAY([.IS$10])=7))" style:apply-style-name="Weekend" style:base-cell-address="'Gantt Chart'.IS39"/>
      <style:map style:condition="is-true-formula(ISNUMBER(MATCH([.IS$10];Holidays;0)))" style:apply-style-name="Holiday" style:base-cell-address="'Gantt Chart'.IS39"/>
    </style:style>
    <style:style style:name="ce463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S$10]=TODAY())" style:apply-style-name="Today" style:base-cell-address="'Gantt Chart'.IS41"/>
      <style:map style:condition="is-true-formula(OR(WEEKDAY([.IS$10])=1;WEEKDAY([.IS$10])=7))" style:apply-style-name="Weekend" style:base-cell-address="'Gantt Chart'.IS41"/>
      <style:map style:condition="is-true-formula(ISNUMBER(MATCH([.IS$10];Holidays;0)))" style:apply-style-name="Holiday" style:base-cell-address="'Gantt Chart'.IS41"/>
    </style:style>
    <style:style style:name="ce464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S$10]=TODAY())" style:apply-style-name="Today" style:base-cell-address="'Gantt Chart'.IS44"/>
      <style:map style:condition="is-true-formula(OR(WEEKDAY([.IS$10])=1;WEEKDAY([.IS$10])=7))" style:apply-style-name="Weekend" style:base-cell-address="'Gantt Chart'.IS44"/>
      <style:map style:condition="is-true-formula(ISNUMBER(MATCH([.IS$10];Holidays;0)))" style:apply-style-name="Holiday" style:base-cell-address="'Gantt Chart'.IS44"/>
    </style:style>
    <style:style style:name="ce465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S$10]=TODAY())" style:apply-style-name="Today" style:base-cell-address="'Gantt Chart'.IS46"/>
      <style:map style:condition="is-true-formula(OR(WEEKDAY([.IS$10])=1;WEEKDAY([.IS$10])=7))" style:apply-style-name="Weekend" style:base-cell-address="'Gantt Chart'.IS46"/>
      <style:map style:condition="is-true-formula(ISNUMBER(MATCH([.IS$10];Holidays;0)))" style:apply-style-name="Holiday" style:base-cell-address="'Gantt Chart'.IS46"/>
    </style:style>
    <style:style style:name="ce466" style:family="table-cell" style:parent-style-name="Default">
      <style:table-cell-properties fo:border-bottom="0.06pt solid #dfdfdf" fo:background-color="#808080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S$10]=TODAY())" style:apply-style-name="Today" style:base-cell-address="'Gantt Chart'.IS48"/>
      <style:map style:condition="is-true-formula(OR(WEEKDAY([.IS$10])=1;WEEKDAY([.IS$10])=7))" style:apply-style-name="Weekend" style:base-cell-address="'Gantt Chart'.IS48"/>
      <style:map style:condition="is-true-formula(ISNUMBER(MATCH([.IS$10];Holidays;0)))" style:apply-style-name="Holiday" style:base-cell-address="'Gantt Chart'.IS48"/>
    </style:style>
    <style:style style:name="ce467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S$10]=TODAY())" style:apply-style-name="Today" style:base-cell-address="'Gantt Chart'.IS50"/>
      <style:map style:condition="is-true-formula(OR(WEEKDAY([.IS$10])=1;WEEKDAY([.IS$10])=7))" style:apply-style-name="Weekend" style:base-cell-address="'Gantt Chart'.IS50"/>
      <style:map style:condition="is-true-formula(ISNUMBER(MATCH([.IS$10];Holidays;0)))" style:apply-style-name="Holiday" style:base-cell-address="'Gantt Chart'.IS50"/>
    </style:style>
    <style:style style:name="ce468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S$10]=TODAY())" style:apply-style-name="Today" style:base-cell-address="'Gantt Chart'.IS52"/>
      <style:map style:condition="is-true-formula(OR(WEEKDAY([.IS$10])=1;WEEKDAY([.IS$10])=7))" style:apply-style-name="Weekend" style:base-cell-address="'Gantt Chart'.IS52"/>
      <style:map style:condition="is-true-formula(ISNUMBER(MATCH([.IS$10];Holidays;0)))" style:apply-style-name="Holiday" style:base-cell-address="'Gantt Chart'.IS52"/>
    </style:style>
    <style:style style:name="ce469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S$10]=TODAY())" style:apply-style-name="Today" style:base-cell-address="'Gantt Chart'.IS54"/>
      <style:map style:condition="is-true-formula(OR(WEEKDAY([.IS$10])=1;WEEKDAY([.IS$10])=7))" style:apply-style-name="Weekend" style:base-cell-address="'Gantt Chart'.IS54"/>
      <style:map style:condition="is-true-formula(ISNUMBER(MATCH([.IS$10];Holidays;0)))" style:apply-style-name="Holiday" style:base-cell-address="'Gantt Chart'.IS54"/>
    </style:style>
    <style:style style:name="ce470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S$10]=TODAY())" style:apply-style-name="Today" style:base-cell-address="'Gantt Chart'.IS56"/>
      <style:map style:condition="is-true-formula(OR(WEEKDAY([.IS$10])=1;WEEKDAY([.IS$10])=7))" style:apply-style-name="Weekend" style:base-cell-address="'Gantt Chart'.IS56"/>
      <style:map style:condition="is-true-formula(ISNUMBER(MATCH([.IS$10];Holidays;0)))" style:apply-style-name="Holiday" style:base-cell-address="'Gantt Chart'.IS56"/>
    </style:style>
    <style:style style:name="ce471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S$10]=TODAY())" style:apply-style-name="Today" style:base-cell-address="'Gantt Chart'.IS58"/>
      <style:map style:condition="is-true-formula(OR(WEEKDAY([.IS$10])=1;WEEKDAY([.IS$10])=7))" style:apply-style-name="Weekend" style:base-cell-address="'Gantt Chart'.IS58"/>
      <style:map style:condition="is-true-formula(ISNUMBER(MATCH([.IS$10];Holidays;0)))" style:apply-style-name="Holiday" style:base-cell-address="'Gantt Chart'.IS58"/>
    </style:style>
    <style:style style:name="ce472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S$10]=TODAY())" style:apply-style-name="Today" style:base-cell-address="'Gantt Chart'.IS60"/>
      <style:map style:condition="is-true-formula(OR(WEEKDAY([.IS$10])=1;WEEKDAY([.IS$10])=7))" style:apply-style-name="Weekend" style:base-cell-address="'Gantt Chart'.IS60"/>
      <style:map style:condition="is-true-formula(ISNUMBER(MATCH([.IS$10];Holidays;0)))" style:apply-style-name="Holiday" style:base-cell-address="'Gantt Chart'.IS60"/>
    </style:style>
    <style:style style:name="ce473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S$10]=TODAY())" style:apply-style-name="Today" style:base-cell-address="'Gantt Chart'.IS62"/>
      <style:map style:condition="is-true-formula(OR(WEEKDAY([.IS$10])=1;WEEKDAY([.IS$10])=7))" style:apply-style-name="Weekend" style:base-cell-address="'Gantt Chart'.IS62"/>
      <style:map style:condition="is-true-formula(ISNUMBER(MATCH([.IS$10];Holidays;0)))" style:apply-style-name="Holiday" style:base-cell-address="'Gantt Chart'.IS62"/>
    </style:style>
    <style:style style:name="ce474" style:family="table-cell" style:parent-style-name="Default">
      <style:table-cell-properties fo:border-bottom="0.06pt solid #dfdfdf" fo:background-color="#808080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W$10]=TODAY())" style:apply-style-name="Today" style:base-cell-address="'Gantt Chart'.IW53"/>
      <style:map style:condition="is-true-formula(OR(WEEKDAY([.IW$10])=1;WEEKDAY([.IW$10])=7))" style:apply-style-name="Weekend" style:base-cell-address="'Gantt Chart'.IW53"/>
      <style:map style:condition="is-true-formula(ISNUMBER(MATCH([.IW$10];Holidays;0)))" style:apply-style-name="Holiday" style:base-cell-address="'Gantt Chart'.IW53"/>
    </style:style>
    <style:style style:name="ce475" style:family="table-cell" style:parent-style-name="Default">
      <style:table-cell-properties fo:border-bottom="0.06pt solid #dfdfdf" fo:background-color="#808080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IY$10]=TODAY())" style:apply-style-name="Today" style:base-cell-address="'Gantt Chart'.IY48"/>
      <style:map style:condition="is-true-formula(OR(WEEKDAY([.IY$10])=1;WEEKDAY([.IY$10])=7))" style:apply-style-name="Weekend" style:base-cell-address="'Gantt Chart'.IY48"/>
      <style:map style:condition="is-true-formula(ISNUMBER(MATCH([.IY$10];Holidays;0)))" style:apply-style-name="Holiday" style:base-cell-address="'Gantt Chart'.IY48"/>
    </style:style>
    <style:style style:name="ce476" style:family="table-cell" style:parent-style-name="Default">
      <style:table-cell-properties fo:border-bottom="0.06pt solid #dfdfdf" fo:background-color="#808080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A$10]=TODAY())" style:apply-style-name="Today" style:base-cell-address="'Gantt Chart'.JA48"/>
      <style:map style:condition="is-true-formula(OR(WEEKDAY([.JA$10])=1;WEEKDAY([.JA$10])=7))" style:apply-style-name="Weekend" style:base-cell-address="'Gantt Chart'.JA48"/>
      <style:map style:condition="is-true-formula(ISNUMBER(MATCH([.JA$10];Holidays;0)))" style:apply-style-name="Holiday" style:base-cell-address="'Gantt Chart'.JA48"/>
    </style:style>
    <style:style style:name="ce477" style:family="table-cell" style:parent-style-name="Default">
      <style:table-cell-properties fo:border-bottom="0.06pt solid #dfdfdf" fo:background-color="#808080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O$10]=TODAY())" style:apply-style-name="Today" style:base-cell-address="'Gantt Chart'.JO53"/>
      <style:map style:condition="is-true-formula(OR(WEEKDAY([.JO$10])=1;WEEKDAY([.JO$10])=7))" style:apply-style-name="Weekend" style:base-cell-address="'Gantt Chart'.JO53"/>
      <style:map style:condition="is-true-formula(ISNUMBER(MATCH([.JO$10];Holidays;0)))" style:apply-style-name="Holiday" style:base-cell-address="'Gantt Chart'.JO53"/>
    </style:style>
    <style:style style:name="ce478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Q$10]=TODAY())" style:apply-style-name="Today" style:base-cell-address="'Gantt Chart'.JQ29"/>
      <style:map style:condition="is-true-formula(OR(WEEKDAY([.JQ$10])=1;WEEKDAY([.JQ$10])=7))" style:apply-style-name="Weekend" style:base-cell-address="'Gantt Chart'.JQ29"/>
      <style:map style:condition="is-true-formula(ISNUMBER(MATCH([.JQ$10];Holidays;0)))" style:apply-style-name="Holiday" style:base-cell-address="'Gantt Chart'.JQ29"/>
    </style:style>
    <style:style style:name="ce479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Q$10]=TODAY())" style:apply-style-name="Today" style:base-cell-address="'Gantt Chart'.JQ31"/>
      <style:map style:condition="is-true-formula(OR(WEEKDAY([.JQ$10])=1;WEEKDAY([.JQ$10])=7))" style:apply-style-name="Weekend" style:base-cell-address="'Gantt Chart'.JQ31"/>
      <style:map style:condition="is-true-formula(ISNUMBER(MATCH([.JQ$10];Holidays;0)))" style:apply-style-name="Holiday" style:base-cell-address="'Gantt Chart'.JQ31"/>
    </style:style>
    <style:style style:name="ce480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Q$10]=TODAY())" style:apply-style-name="Today" style:base-cell-address="'Gantt Chart'.JQ33"/>
      <style:map style:condition="is-true-formula(OR(WEEKDAY([.JQ$10])=1;WEEKDAY([.JQ$10])=7))" style:apply-style-name="Weekend" style:base-cell-address="'Gantt Chart'.JQ33"/>
      <style:map style:condition="is-true-formula(ISNUMBER(MATCH([.JQ$10];Holidays;0)))" style:apply-style-name="Holiday" style:base-cell-address="'Gantt Chart'.JQ33"/>
    </style:style>
    <style:style style:name="ce481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Q$10]=TODAY())" style:apply-style-name="Today" style:base-cell-address="'Gantt Chart'.JQ35"/>
      <style:map style:condition="is-true-formula(OR(WEEKDAY([.JQ$10])=1;WEEKDAY([.JQ$10])=7))" style:apply-style-name="Weekend" style:base-cell-address="'Gantt Chart'.JQ35"/>
      <style:map style:condition="is-true-formula(ISNUMBER(MATCH([.JQ$10];Holidays;0)))" style:apply-style-name="Holiday" style:base-cell-address="'Gantt Chart'.JQ35"/>
    </style:style>
    <style:style style:name="ce482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Q$10]=TODAY())" style:apply-style-name="Today" style:base-cell-address="'Gantt Chart'.JQ37"/>
      <style:map style:condition="is-true-formula(OR(WEEKDAY([.JQ$10])=1;WEEKDAY([.JQ$10])=7))" style:apply-style-name="Weekend" style:base-cell-address="'Gantt Chart'.JQ37"/>
      <style:map style:condition="is-true-formula(ISNUMBER(MATCH([.JQ$10];Holidays;0)))" style:apply-style-name="Holiday" style:base-cell-address="'Gantt Chart'.JQ37"/>
    </style:style>
    <style:style style:name="ce483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Q$10]=TODAY())" style:apply-style-name="Today" style:base-cell-address="'Gantt Chart'.JQ39"/>
      <style:map style:condition="is-true-formula(OR(WEEKDAY([.JQ$10])=1;WEEKDAY([.JQ$10])=7))" style:apply-style-name="Weekend" style:base-cell-address="'Gantt Chart'.JQ39"/>
      <style:map style:condition="is-true-formula(ISNUMBER(MATCH([.JQ$10];Holidays;0)))" style:apply-style-name="Holiday" style:base-cell-address="'Gantt Chart'.JQ39"/>
    </style:style>
    <style:style style:name="ce484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Q$10]=TODAY())" style:apply-style-name="Today" style:base-cell-address="'Gantt Chart'.JQ41"/>
      <style:map style:condition="is-true-formula(OR(WEEKDAY([.JQ$10])=1;WEEKDAY([.JQ$10])=7))" style:apply-style-name="Weekend" style:base-cell-address="'Gantt Chart'.JQ41"/>
      <style:map style:condition="is-true-formula(ISNUMBER(MATCH([.JQ$10];Holidays;0)))" style:apply-style-name="Holiday" style:base-cell-address="'Gantt Chart'.JQ41"/>
    </style:style>
    <style:style style:name="ce485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Q$10]=TODAY())" style:apply-style-name="Today" style:base-cell-address="'Gantt Chart'.JQ44"/>
      <style:map style:condition="is-true-formula(OR(WEEKDAY([.JQ$10])=1;WEEKDAY([.JQ$10])=7))" style:apply-style-name="Weekend" style:base-cell-address="'Gantt Chart'.JQ44"/>
      <style:map style:condition="is-true-formula(ISNUMBER(MATCH([.JQ$10];Holidays;0)))" style:apply-style-name="Holiday" style:base-cell-address="'Gantt Chart'.JQ44"/>
    </style:style>
    <style:style style:name="ce486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Q$10]=TODAY())" style:apply-style-name="Today" style:base-cell-address="'Gantt Chart'.JQ46"/>
      <style:map style:condition="is-true-formula(OR(WEEKDAY([.JQ$10])=1;WEEKDAY([.JQ$10])=7))" style:apply-style-name="Weekend" style:base-cell-address="'Gantt Chart'.JQ46"/>
      <style:map style:condition="is-true-formula(ISNUMBER(MATCH([.JQ$10];Holidays;0)))" style:apply-style-name="Holiday" style:base-cell-address="'Gantt Chart'.JQ46"/>
    </style:style>
    <style:style style:name="ce487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Q$10]=TODAY())" style:apply-style-name="Today" style:base-cell-address="'Gantt Chart'.JQ49"/>
      <style:map style:condition="is-true-formula(OR(WEEKDAY([.JQ$10])=1;WEEKDAY([.JQ$10])=7))" style:apply-style-name="Weekend" style:base-cell-address="'Gantt Chart'.JQ49"/>
      <style:map style:condition="is-true-formula(ISNUMBER(MATCH([.JQ$10];Holidays;0)))" style:apply-style-name="Holiday" style:base-cell-address="'Gantt Chart'.JQ49"/>
    </style:style>
    <style:style style:name="ce488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Q$10]=TODAY())" style:apply-style-name="Today" style:base-cell-address="'Gantt Chart'.JQ50"/>
      <style:map style:condition="is-true-formula(OR(WEEKDAY([.JQ$10])=1;WEEKDAY([.JQ$10])=7))" style:apply-style-name="Weekend" style:base-cell-address="'Gantt Chart'.JQ50"/>
      <style:map style:condition="is-true-formula(ISNUMBER(MATCH([.JQ$10];Holidays;0)))" style:apply-style-name="Holiday" style:base-cell-address="'Gantt Chart'.JQ50"/>
    </style:style>
    <style:style style:name="ce489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Q$10]=TODAY())" style:apply-style-name="Today" style:base-cell-address="'Gantt Chart'.JQ52"/>
      <style:map style:condition="is-true-formula(OR(WEEKDAY([.JQ$10])=1;WEEKDAY([.JQ$10])=7))" style:apply-style-name="Weekend" style:base-cell-address="'Gantt Chart'.JQ52"/>
      <style:map style:condition="is-true-formula(ISNUMBER(MATCH([.JQ$10];Holidays;0)))" style:apply-style-name="Holiday" style:base-cell-address="'Gantt Chart'.JQ52"/>
    </style:style>
    <style:style style:name="ce490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Q$10]=TODAY())" style:apply-style-name="Today" style:base-cell-address="'Gantt Chart'.JQ54"/>
      <style:map style:condition="is-true-formula(OR(WEEKDAY([.JQ$10])=1;WEEKDAY([.JQ$10])=7))" style:apply-style-name="Weekend" style:base-cell-address="'Gantt Chart'.JQ54"/>
      <style:map style:condition="is-true-formula(ISNUMBER(MATCH([.JQ$10];Holidays;0)))" style:apply-style-name="Holiday" style:base-cell-address="'Gantt Chart'.JQ54"/>
    </style:style>
    <style:style style:name="ce491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Q$10]=TODAY())" style:apply-style-name="Today" style:base-cell-address="'Gantt Chart'.JQ54"/>
      <style:map style:condition="is-true-formula(OR(WEEKDAY([.JQ$10])=1;WEEKDAY([.JQ$10])=7))" style:apply-style-name="Weekend" style:base-cell-address="'Gantt Chart'.JQ54"/>
      <style:map style:condition="is-true-formula(ISNUMBER(MATCH([.JQ$10];Holidays;0)))" style:apply-style-name="Holiday" style:base-cell-address="'Gantt Chart'.JQ54"/>
    </style:style>
    <style:style style:name="ce492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Q$10]=TODAY())" style:apply-style-name="Today" style:base-cell-address="'Gantt Chart'.JQ56"/>
      <style:map style:condition="is-true-formula(OR(WEEKDAY([.JQ$10])=1;WEEKDAY([.JQ$10])=7))" style:apply-style-name="Weekend" style:base-cell-address="'Gantt Chart'.JQ56"/>
      <style:map style:condition="is-true-formula(ISNUMBER(MATCH([.JQ$10];Holidays;0)))" style:apply-style-name="Holiday" style:base-cell-address="'Gantt Chart'.JQ56"/>
    </style:style>
    <style:style style:name="ce493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Q$10]=TODAY())" style:apply-style-name="Today" style:base-cell-address="'Gantt Chart'.JQ58"/>
      <style:map style:condition="is-true-formula(OR(WEEKDAY([.JQ$10])=1;WEEKDAY([.JQ$10])=7))" style:apply-style-name="Weekend" style:base-cell-address="'Gantt Chart'.JQ58"/>
      <style:map style:condition="is-true-formula(ISNUMBER(MATCH([.JQ$10];Holidays;0)))" style:apply-style-name="Holiday" style:base-cell-address="'Gantt Chart'.JQ58"/>
    </style:style>
    <style:style style:name="ce494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Q$10]=TODAY())" style:apply-style-name="Today" style:base-cell-address="'Gantt Chart'.JQ60"/>
      <style:map style:condition="is-true-formula(OR(WEEKDAY([.JQ$10])=1;WEEKDAY([.JQ$10])=7))" style:apply-style-name="Weekend" style:base-cell-address="'Gantt Chart'.JQ60"/>
      <style:map style:condition="is-true-formula(ISNUMBER(MATCH([.JQ$10];Holidays;0)))" style:apply-style-name="Holiday" style:base-cell-address="'Gantt Chart'.JQ60"/>
    </style:style>
    <style:style style:name="ce495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Q$10]=TODAY())" style:apply-style-name="Today" style:base-cell-address="'Gantt Chart'.JQ62"/>
      <style:map style:condition="is-true-formula(OR(WEEKDAY([.JQ$10])=1;WEEKDAY([.JQ$10])=7))" style:apply-style-name="Weekend" style:base-cell-address="'Gantt Chart'.JQ62"/>
      <style:map style:condition="is-true-formula(ISNUMBER(MATCH([.JQ$10];Holidays;0)))" style:apply-style-name="Holiday" style:base-cell-address="'Gantt Chart'.JQ62"/>
    </style:style>
    <style:style style:name="ce496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S$10]=TODAY())" style:apply-style-name="Today" style:base-cell-address="'Gantt Chart'.JS29"/>
      <style:map style:condition="is-true-formula(OR(WEEKDAY([.JS$10])=1;WEEKDAY([.JS$10])=7))" style:apply-style-name="Weekend" style:base-cell-address="'Gantt Chart'.JS29"/>
      <style:map style:condition="is-true-formula(ISNUMBER(MATCH([.JS$10];Holidays;0)))" style:apply-style-name="Holiday" style:base-cell-address="'Gantt Chart'.JS29"/>
    </style:style>
    <style:style style:name="ce497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S$10]=TODAY())" style:apply-style-name="Today" style:base-cell-address="'Gantt Chart'.JS31"/>
      <style:map style:condition="is-true-formula(OR(WEEKDAY([.JS$10])=1;WEEKDAY([.JS$10])=7))" style:apply-style-name="Weekend" style:base-cell-address="'Gantt Chart'.JS31"/>
      <style:map style:condition="is-true-formula(ISNUMBER(MATCH([.JS$10];Holidays;0)))" style:apply-style-name="Holiday" style:base-cell-address="'Gantt Chart'.JS31"/>
    </style:style>
    <style:style style:name="ce498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S$10]=TODAY())" style:apply-style-name="Today" style:base-cell-address="'Gantt Chart'.JS33"/>
      <style:map style:condition="is-true-formula(OR(WEEKDAY([.JS$10])=1;WEEKDAY([.JS$10])=7))" style:apply-style-name="Weekend" style:base-cell-address="'Gantt Chart'.JS33"/>
      <style:map style:condition="is-true-formula(ISNUMBER(MATCH([.JS$10];Holidays;0)))" style:apply-style-name="Holiday" style:base-cell-address="'Gantt Chart'.JS33"/>
    </style:style>
    <style:style style:name="ce499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S$10]=TODAY())" style:apply-style-name="Today" style:base-cell-address="'Gantt Chart'.JS35"/>
      <style:map style:condition="is-true-formula(OR(WEEKDAY([.JS$10])=1;WEEKDAY([.JS$10])=7))" style:apply-style-name="Weekend" style:base-cell-address="'Gantt Chart'.JS35"/>
      <style:map style:condition="is-true-formula(ISNUMBER(MATCH([.JS$10];Holidays;0)))" style:apply-style-name="Holiday" style:base-cell-address="'Gantt Chart'.JS35"/>
    </style:style>
    <style:style style:name="ce500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S$10]=TODAY())" style:apply-style-name="Today" style:base-cell-address="'Gantt Chart'.JS37"/>
      <style:map style:condition="is-true-formula(OR(WEEKDAY([.JS$10])=1;WEEKDAY([.JS$10])=7))" style:apply-style-name="Weekend" style:base-cell-address="'Gantt Chart'.JS37"/>
      <style:map style:condition="is-true-formula(ISNUMBER(MATCH([.JS$10];Holidays;0)))" style:apply-style-name="Holiday" style:base-cell-address="'Gantt Chart'.JS37"/>
    </style:style>
    <style:style style:name="ce501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S$10]=TODAY())" style:apply-style-name="Today" style:base-cell-address="'Gantt Chart'.JS39"/>
      <style:map style:condition="is-true-formula(OR(WEEKDAY([.JS$10])=1;WEEKDAY([.JS$10])=7))" style:apply-style-name="Weekend" style:base-cell-address="'Gantt Chart'.JS39"/>
      <style:map style:condition="is-true-formula(ISNUMBER(MATCH([.JS$10];Holidays;0)))" style:apply-style-name="Holiday" style:base-cell-address="'Gantt Chart'.JS39"/>
    </style:style>
    <style:style style:name="ce502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S$10]=TODAY())" style:apply-style-name="Today" style:base-cell-address="'Gantt Chart'.JS41"/>
      <style:map style:condition="is-true-formula(OR(WEEKDAY([.JS$10])=1;WEEKDAY([.JS$10])=7))" style:apply-style-name="Weekend" style:base-cell-address="'Gantt Chart'.JS41"/>
      <style:map style:condition="is-true-formula(ISNUMBER(MATCH([.JS$10];Holidays;0)))" style:apply-style-name="Holiday" style:base-cell-address="'Gantt Chart'.JS41"/>
    </style:style>
    <style:style style:name="ce503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S$10]=TODAY())" style:apply-style-name="Today" style:base-cell-address="'Gantt Chart'.JS44"/>
      <style:map style:condition="is-true-formula(OR(WEEKDAY([.JS$10])=1;WEEKDAY([.JS$10])=7))" style:apply-style-name="Weekend" style:base-cell-address="'Gantt Chart'.JS44"/>
      <style:map style:condition="is-true-formula(ISNUMBER(MATCH([.JS$10];Holidays;0)))" style:apply-style-name="Holiday" style:base-cell-address="'Gantt Chart'.JS44"/>
    </style:style>
    <style:style style:name="ce504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S$10]=TODAY())" style:apply-style-name="Today" style:base-cell-address="'Gantt Chart'.JS46"/>
      <style:map style:condition="is-true-formula(OR(WEEKDAY([.JS$10])=1;WEEKDAY([.JS$10])=7))" style:apply-style-name="Weekend" style:base-cell-address="'Gantt Chart'.JS46"/>
      <style:map style:condition="is-true-formula(ISNUMBER(MATCH([.JS$10];Holidays;0)))" style:apply-style-name="Holiday" style:base-cell-address="'Gantt Chart'.JS46"/>
    </style:style>
    <style:style style:name="ce505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S$10]=TODAY())" style:apply-style-name="Today" style:base-cell-address="'Gantt Chart'.JS49"/>
      <style:map style:condition="is-true-formula(OR(WEEKDAY([.JS$10])=1;WEEKDAY([.JS$10])=7))" style:apply-style-name="Weekend" style:base-cell-address="'Gantt Chart'.JS49"/>
      <style:map style:condition="is-true-formula(ISNUMBER(MATCH([.JS$10];Holidays;0)))" style:apply-style-name="Holiday" style:base-cell-address="'Gantt Chart'.JS49"/>
    </style:style>
    <style:style style:name="ce506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S$10]=TODAY())" style:apply-style-name="Today" style:base-cell-address="'Gantt Chart'.JS50"/>
      <style:map style:condition="is-true-formula(OR(WEEKDAY([.JS$10])=1;WEEKDAY([.JS$10])=7))" style:apply-style-name="Weekend" style:base-cell-address="'Gantt Chart'.JS50"/>
      <style:map style:condition="is-true-formula(ISNUMBER(MATCH([.JS$10];Holidays;0)))" style:apply-style-name="Holiday" style:base-cell-address="'Gantt Chart'.JS50"/>
    </style:style>
    <style:style style:name="ce507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S$10]=TODAY())" style:apply-style-name="Today" style:base-cell-address="'Gantt Chart'.JS52"/>
      <style:map style:condition="is-true-formula(OR(WEEKDAY([.JS$10])=1;WEEKDAY([.JS$10])=7))" style:apply-style-name="Weekend" style:base-cell-address="'Gantt Chart'.JS52"/>
      <style:map style:condition="is-true-formula(ISNUMBER(MATCH([.JS$10];Holidays;0)))" style:apply-style-name="Holiday" style:base-cell-address="'Gantt Chart'.JS52"/>
    </style:style>
    <style:style style:name="ce508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S$10]=TODAY())" style:apply-style-name="Today" style:base-cell-address="'Gantt Chart'.JS54"/>
      <style:map style:condition="is-true-formula(OR(WEEKDAY([.JS$10])=1;WEEKDAY([.JS$10])=7))" style:apply-style-name="Weekend" style:base-cell-address="'Gantt Chart'.JS54"/>
      <style:map style:condition="is-true-formula(ISNUMBER(MATCH([.JS$10];Holidays;0)))" style:apply-style-name="Holiday" style:base-cell-address="'Gantt Chart'.JS54"/>
    </style:style>
    <style:style style:name="ce509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S$10]=TODAY())" style:apply-style-name="Today" style:base-cell-address="'Gantt Chart'.JS54"/>
      <style:map style:condition="is-true-formula(OR(WEEKDAY([.JS$10])=1;WEEKDAY([.JS$10])=7))" style:apply-style-name="Weekend" style:base-cell-address="'Gantt Chart'.JS54"/>
      <style:map style:condition="is-true-formula(ISNUMBER(MATCH([.JS$10];Holidays;0)))" style:apply-style-name="Holiday" style:base-cell-address="'Gantt Chart'.JS54"/>
    </style:style>
    <style:style style:name="ce510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S$10]=TODAY())" style:apply-style-name="Today" style:base-cell-address="'Gantt Chart'.JS56"/>
      <style:map style:condition="is-true-formula(OR(WEEKDAY([.JS$10])=1;WEEKDAY([.JS$10])=7))" style:apply-style-name="Weekend" style:base-cell-address="'Gantt Chart'.JS56"/>
      <style:map style:condition="is-true-formula(ISNUMBER(MATCH([.JS$10];Holidays;0)))" style:apply-style-name="Holiday" style:base-cell-address="'Gantt Chart'.JS56"/>
    </style:style>
    <style:style style:name="ce511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S$10]=TODAY())" style:apply-style-name="Today" style:base-cell-address="'Gantt Chart'.JS58"/>
      <style:map style:condition="is-true-formula(OR(WEEKDAY([.JS$10])=1;WEEKDAY([.JS$10])=7))" style:apply-style-name="Weekend" style:base-cell-address="'Gantt Chart'.JS58"/>
      <style:map style:condition="is-true-formula(ISNUMBER(MATCH([.JS$10];Holidays;0)))" style:apply-style-name="Holiday" style:base-cell-address="'Gantt Chart'.JS58"/>
    </style:style>
    <style:style style:name="ce512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S$10]=TODAY())" style:apply-style-name="Today" style:base-cell-address="'Gantt Chart'.JS60"/>
      <style:map style:condition="is-true-formula(OR(WEEKDAY([.JS$10])=1;WEEKDAY([.JS$10])=7))" style:apply-style-name="Weekend" style:base-cell-address="'Gantt Chart'.JS60"/>
      <style:map style:condition="is-true-formula(ISNUMBER(MATCH([.JS$10];Holidays;0)))" style:apply-style-name="Holiday" style:base-cell-address="'Gantt Chart'.JS60"/>
    </style:style>
    <style:style style:name="ce513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S$10]=TODAY())" style:apply-style-name="Today" style:base-cell-address="'Gantt Chart'.JS62"/>
      <style:map style:condition="is-true-formula(OR(WEEKDAY([.JS$10])=1;WEEKDAY([.JS$10])=7))" style:apply-style-name="Weekend" style:base-cell-address="'Gantt Chart'.JS62"/>
      <style:map style:condition="is-true-formula(ISNUMBER(MATCH([.JS$10];Holidays;0)))" style:apply-style-name="Holiday" style:base-cell-address="'Gantt Chart'.JS62"/>
    </style:style>
    <style:style style:name="ce514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V$10]=TODAY())" style:apply-style-name="Today" style:base-cell-address="'Gantt Chart'.JV29"/>
      <style:map style:condition="is-true-formula(OR(WEEKDAY([.JV$10])=1;WEEKDAY([.JV$10])=7))" style:apply-style-name="Weekend" style:base-cell-address="'Gantt Chart'.JV29"/>
      <style:map style:condition="is-true-formula(ISNUMBER(MATCH([.JV$10];Holidays;0)))" style:apply-style-name="Holiday" style:base-cell-address="'Gantt Chart'.JV29"/>
    </style:style>
    <style:style style:name="ce515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V$10]=TODAY())" style:apply-style-name="Today" style:base-cell-address="'Gantt Chart'.JV30"/>
      <style:map style:condition="is-true-formula(OR(WEEKDAY([.JV$10])=1;WEEKDAY([.JV$10])=7))" style:apply-style-name="Weekend" style:base-cell-address="'Gantt Chart'.JV30"/>
      <style:map style:condition="is-true-formula(ISNUMBER(MATCH([.JV$10];Holidays;0)))" style:apply-style-name="Holiday" style:base-cell-address="'Gantt Chart'.JV30"/>
    </style:style>
    <style:style style:name="ce516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V$10]=TODAY())" style:apply-style-name="Today" style:base-cell-address="'Gantt Chart'.JV31"/>
      <style:map style:condition="is-true-formula(OR(WEEKDAY([.JV$10])=1;WEEKDAY([.JV$10])=7))" style:apply-style-name="Weekend" style:base-cell-address="'Gantt Chart'.JV31"/>
      <style:map style:condition="is-true-formula(ISNUMBER(MATCH([.JV$10];Holidays;0)))" style:apply-style-name="Holiday" style:base-cell-address="'Gantt Chart'.JV31"/>
    </style:style>
    <style:style style:name="ce517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V$10]=TODAY())" style:apply-style-name="Today" style:base-cell-address="'Gantt Chart'.JV32"/>
      <style:map style:condition="is-true-formula(OR(WEEKDAY([.JV$10])=1;WEEKDAY([.JV$10])=7))" style:apply-style-name="Weekend" style:base-cell-address="'Gantt Chart'.JV32"/>
      <style:map style:condition="is-true-formula(ISNUMBER(MATCH([.JV$10];Holidays;0)))" style:apply-style-name="Holiday" style:base-cell-address="'Gantt Chart'.JV32"/>
    </style:style>
    <style:style style:name="ce518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V$10]=TODAY())" style:apply-style-name="Today" style:base-cell-address="'Gantt Chart'.JV33"/>
      <style:map style:condition="is-true-formula(OR(WEEKDAY([.JV$10])=1;WEEKDAY([.JV$10])=7))" style:apply-style-name="Weekend" style:base-cell-address="'Gantt Chart'.JV33"/>
      <style:map style:condition="is-true-formula(ISNUMBER(MATCH([.JV$10];Holidays;0)))" style:apply-style-name="Holiday" style:base-cell-address="'Gantt Chart'.JV33"/>
    </style:style>
    <style:style style:name="ce519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V$10]=TODAY())" style:apply-style-name="Today" style:base-cell-address="'Gantt Chart'.JV34"/>
      <style:map style:condition="is-true-formula(OR(WEEKDAY([.JV$10])=1;WEEKDAY([.JV$10])=7))" style:apply-style-name="Weekend" style:base-cell-address="'Gantt Chart'.JV34"/>
      <style:map style:condition="is-true-formula(ISNUMBER(MATCH([.JV$10];Holidays;0)))" style:apply-style-name="Holiday" style:base-cell-address="'Gantt Chart'.JV34"/>
    </style:style>
    <style:style style:name="ce520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V$10]=TODAY())" style:apply-style-name="Today" style:base-cell-address="'Gantt Chart'.JV35"/>
      <style:map style:condition="is-true-formula(OR(WEEKDAY([.JV$10])=1;WEEKDAY([.JV$10])=7))" style:apply-style-name="Weekend" style:base-cell-address="'Gantt Chart'.JV35"/>
      <style:map style:condition="is-true-formula(ISNUMBER(MATCH([.JV$10];Holidays;0)))" style:apply-style-name="Holiday" style:base-cell-address="'Gantt Chart'.JV35"/>
    </style:style>
    <style:style style:name="ce521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V$10]=TODAY())" style:apply-style-name="Today" style:base-cell-address="'Gantt Chart'.JV36"/>
      <style:map style:condition="is-true-formula(OR(WEEKDAY([.JV$10])=1;WEEKDAY([.JV$10])=7))" style:apply-style-name="Weekend" style:base-cell-address="'Gantt Chart'.JV36"/>
      <style:map style:condition="is-true-formula(ISNUMBER(MATCH([.JV$10];Holidays;0)))" style:apply-style-name="Holiday" style:base-cell-address="'Gantt Chart'.JV36"/>
    </style:style>
    <style:style style:name="ce522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V$10]=TODAY())" style:apply-style-name="Today" style:base-cell-address="'Gantt Chart'.JV37"/>
      <style:map style:condition="is-true-formula(OR(WEEKDAY([.JV$10])=1;WEEKDAY([.JV$10])=7))" style:apply-style-name="Weekend" style:base-cell-address="'Gantt Chart'.JV37"/>
      <style:map style:condition="is-true-formula(ISNUMBER(MATCH([.JV$10];Holidays;0)))" style:apply-style-name="Holiday" style:base-cell-address="'Gantt Chart'.JV37"/>
    </style:style>
    <style:style style:name="ce523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V$10]=TODAY())" style:apply-style-name="Today" style:base-cell-address="'Gantt Chart'.JV38"/>
      <style:map style:condition="is-true-formula(OR(WEEKDAY([.JV$10])=1;WEEKDAY([.JV$10])=7))" style:apply-style-name="Weekend" style:base-cell-address="'Gantt Chart'.JV38"/>
      <style:map style:condition="is-true-formula(ISNUMBER(MATCH([.JV$10];Holidays;0)))" style:apply-style-name="Holiday" style:base-cell-address="'Gantt Chart'.JV38"/>
    </style:style>
    <style:style style:name="ce524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V$10]=TODAY())" style:apply-style-name="Today" style:base-cell-address="'Gantt Chart'.JV39"/>
      <style:map style:condition="is-true-formula(OR(WEEKDAY([.JV$10])=1;WEEKDAY([.JV$10])=7))" style:apply-style-name="Weekend" style:base-cell-address="'Gantt Chart'.JV39"/>
      <style:map style:condition="is-true-formula(ISNUMBER(MATCH([.JV$10];Holidays;0)))" style:apply-style-name="Holiday" style:base-cell-address="'Gantt Chart'.JV39"/>
    </style:style>
    <style:style style:name="ce525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V$10]=TODAY())" style:apply-style-name="Today" style:base-cell-address="'Gantt Chart'.JV40"/>
      <style:map style:condition="is-true-formula(OR(WEEKDAY([.JV$10])=1;WEEKDAY([.JV$10])=7))" style:apply-style-name="Weekend" style:base-cell-address="'Gantt Chart'.JV40"/>
      <style:map style:condition="is-true-formula(ISNUMBER(MATCH([.JV$10];Holidays;0)))" style:apply-style-name="Holiday" style:base-cell-address="'Gantt Chart'.JV40"/>
    </style:style>
    <style:style style:name="ce526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V$10]=TODAY())" style:apply-style-name="Today" style:base-cell-address="'Gantt Chart'.JV41"/>
      <style:map style:condition="is-true-formula(OR(WEEKDAY([.JV$10])=1;WEEKDAY([.JV$10])=7))" style:apply-style-name="Weekend" style:base-cell-address="'Gantt Chart'.JV41"/>
      <style:map style:condition="is-true-formula(ISNUMBER(MATCH([.JV$10];Holidays;0)))" style:apply-style-name="Holiday" style:base-cell-address="'Gantt Chart'.JV41"/>
    </style:style>
    <style:style style:name="ce527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V$10]=TODAY())" style:apply-style-name="Today" style:base-cell-address="'Gantt Chart'.JV43"/>
      <style:map style:condition="is-true-formula(OR(WEEKDAY([.JV$10])=1;WEEKDAY([.JV$10])=7))" style:apply-style-name="Weekend" style:base-cell-address="'Gantt Chart'.JV43"/>
      <style:map style:condition="is-true-formula(ISNUMBER(MATCH([.JV$10];Holidays;0)))" style:apply-style-name="Holiday" style:base-cell-address="'Gantt Chart'.JV43"/>
    </style:style>
    <style:style style:name="ce528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V$10]=TODAY())" style:apply-style-name="Today" style:base-cell-address="'Gantt Chart'.JV44"/>
      <style:map style:condition="is-true-formula(OR(WEEKDAY([.JV$10])=1;WEEKDAY([.JV$10])=7))" style:apply-style-name="Weekend" style:base-cell-address="'Gantt Chart'.JV44"/>
      <style:map style:condition="is-true-formula(ISNUMBER(MATCH([.JV$10];Holidays;0)))" style:apply-style-name="Holiday" style:base-cell-address="'Gantt Chart'.JV44"/>
    </style:style>
    <style:style style:name="ce529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V$10]=TODAY())" style:apply-style-name="Today" style:base-cell-address="'Gantt Chart'.JV45"/>
      <style:map style:condition="is-true-formula(OR(WEEKDAY([.JV$10])=1;WEEKDAY([.JV$10])=7))" style:apply-style-name="Weekend" style:base-cell-address="'Gantt Chart'.JV45"/>
      <style:map style:condition="is-true-formula(ISNUMBER(MATCH([.JV$10];Holidays;0)))" style:apply-style-name="Holiday" style:base-cell-address="'Gantt Chart'.JV45"/>
    </style:style>
    <style:style style:name="ce530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V$10]=TODAY())" style:apply-style-name="Today" style:base-cell-address="'Gantt Chart'.JV46"/>
      <style:map style:condition="is-true-formula(OR(WEEKDAY([.JV$10])=1;WEEKDAY([.JV$10])=7))" style:apply-style-name="Weekend" style:base-cell-address="'Gantt Chart'.JV46"/>
      <style:map style:condition="is-true-formula(ISNUMBER(MATCH([.JV$10];Holidays;0)))" style:apply-style-name="Holiday" style:base-cell-address="'Gantt Chart'.JV46"/>
    </style:style>
    <style:style style:name="ce531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V$10]=TODAY())" style:apply-style-name="Today" style:base-cell-address="'Gantt Chart'.JV47"/>
      <style:map style:condition="is-true-formula(OR(WEEKDAY([.JV$10])=1;WEEKDAY([.JV$10])=7))" style:apply-style-name="Weekend" style:base-cell-address="'Gantt Chart'.JV47"/>
      <style:map style:condition="is-true-formula(ISNUMBER(MATCH([.JV$10];Holidays;0)))" style:apply-style-name="Holiday" style:base-cell-address="'Gantt Chart'.JV47"/>
    </style:style>
    <style:style style:name="ce532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V$10]=TODAY())" style:apply-style-name="Today" style:base-cell-address="'Gantt Chart'.JV48"/>
      <style:map style:condition="is-true-formula(OR(WEEKDAY([.JV$10])=1;WEEKDAY([.JV$10])=7))" style:apply-style-name="Weekend" style:base-cell-address="'Gantt Chart'.JV48"/>
      <style:map style:condition="is-true-formula(ISNUMBER(MATCH([.JV$10];Holidays;0)))" style:apply-style-name="Holiday" style:base-cell-address="'Gantt Chart'.JV48"/>
    </style:style>
    <style:style style:name="ce533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V$10]=TODAY())" style:apply-style-name="Today" style:base-cell-address="'Gantt Chart'.JV49"/>
      <style:map style:condition="is-true-formula(OR(WEEKDAY([.JV$10])=1;WEEKDAY([.JV$10])=7))" style:apply-style-name="Weekend" style:base-cell-address="'Gantt Chart'.JV49"/>
      <style:map style:condition="is-true-formula(ISNUMBER(MATCH([.JV$10];Holidays;0)))" style:apply-style-name="Holiday" style:base-cell-address="'Gantt Chart'.JV49"/>
    </style:style>
    <style:style style:name="ce534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V$10]=TODAY())" style:apply-style-name="Today" style:base-cell-address="'Gantt Chart'.JV50"/>
      <style:map style:condition="is-true-formula(OR(WEEKDAY([.JV$10])=1;WEEKDAY([.JV$10])=7))" style:apply-style-name="Weekend" style:base-cell-address="'Gantt Chart'.JV50"/>
      <style:map style:condition="is-true-formula(ISNUMBER(MATCH([.JV$10];Holidays;0)))" style:apply-style-name="Holiday" style:base-cell-address="'Gantt Chart'.JV50"/>
    </style:style>
    <style:style style:name="ce535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V$10]=TODAY())" style:apply-style-name="Today" style:base-cell-address="'Gantt Chart'.JV51"/>
      <style:map style:condition="is-true-formula(OR(WEEKDAY([.JV$10])=1;WEEKDAY([.JV$10])=7))" style:apply-style-name="Weekend" style:base-cell-address="'Gantt Chart'.JV51"/>
      <style:map style:condition="is-true-formula(ISNUMBER(MATCH([.JV$10];Holidays;0)))" style:apply-style-name="Holiday" style:base-cell-address="'Gantt Chart'.JV51"/>
    </style:style>
    <style:style style:name="ce536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V$10]=TODAY())" style:apply-style-name="Today" style:base-cell-address="'Gantt Chart'.JV52"/>
      <style:map style:condition="is-true-formula(OR(WEEKDAY([.JV$10])=1;WEEKDAY([.JV$10])=7))" style:apply-style-name="Weekend" style:base-cell-address="'Gantt Chart'.JV52"/>
      <style:map style:condition="is-true-formula(ISNUMBER(MATCH([.JV$10];Holidays;0)))" style:apply-style-name="Holiday" style:base-cell-address="'Gantt Chart'.JV52"/>
    </style:style>
    <style:style style:name="ce537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V$10]=TODAY())" style:apply-style-name="Today" style:base-cell-address="'Gantt Chart'.JV53"/>
      <style:map style:condition="is-true-formula(OR(WEEKDAY([.JV$10])=1;WEEKDAY([.JV$10])=7))" style:apply-style-name="Weekend" style:base-cell-address="'Gantt Chart'.JV53"/>
      <style:map style:condition="is-true-formula(ISNUMBER(MATCH([.JV$10];Holidays;0)))" style:apply-style-name="Holiday" style:base-cell-address="'Gantt Chart'.JV53"/>
    </style:style>
    <style:style style:name="ce538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V$10]=TODAY())" style:apply-style-name="Today" style:base-cell-address="'Gantt Chart'.JV54"/>
      <style:map style:condition="is-true-formula(OR(WEEKDAY([.JV$10])=1;WEEKDAY([.JV$10])=7))" style:apply-style-name="Weekend" style:base-cell-address="'Gantt Chart'.JV54"/>
      <style:map style:condition="is-true-formula(ISNUMBER(MATCH([.JV$10];Holidays;0)))" style:apply-style-name="Holiday" style:base-cell-address="'Gantt Chart'.JV54"/>
    </style:style>
    <style:style style:name="ce539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V$10]=TODAY())" style:apply-style-name="Today" style:base-cell-address="'Gantt Chart'.JV55"/>
      <style:map style:condition="is-true-formula(OR(WEEKDAY([.JV$10])=1;WEEKDAY([.JV$10])=7))" style:apply-style-name="Weekend" style:base-cell-address="'Gantt Chart'.JV55"/>
      <style:map style:condition="is-true-formula(ISNUMBER(MATCH([.JV$10];Holidays;0)))" style:apply-style-name="Holiday" style:base-cell-address="'Gantt Chart'.JV55"/>
    </style:style>
    <style:style style:name="ce540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V$10]=TODAY())" style:apply-style-name="Today" style:base-cell-address="'Gantt Chart'.JV56"/>
      <style:map style:condition="is-true-formula(OR(WEEKDAY([.JV$10])=1;WEEKDAY([.JV$10])=7))" style:apply-style-name="Weekend" style:base-cell-address="'Gantt Chart'.JV56"/>
      <style:map style:condition="is-true-formula(ISNUMBER(MATCH([.JV$10];Holidays;0)))" style:apply-style-name="Holiday" style:base-cell-address="'Gantt Chart'.JV56"/>
    </style:style>
    <style:style style:name="ce541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V$10]=TODAY())" style:apply-style-name="Today" style:base-cell-address="'Gantt Chart'.JV57"/>
      <style:map style:condition="is-true-formula(OR(WEEKDAY([.JV$10])=1;WEEKDAY([.JV$10])=7))" style:apply-style-name="Weekend" style:base-cell-address="'Gantt Chart'.JV57"/>
      <style:map style:condition="is-true-formula(ISNUMBER(MATCH([.JV$10];Holidays;0)))" style:apply-style-name="Holiday" style:base-cell-address="'Gantt Chart'.JV57"/>
    </style:style>
    <style:style style:name="ce542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V$10]=TODAY())" style:apply-style-name="Today" style:base-cell-address="'Gantt Chart'.JV58"/>
      <style:map style:condition="is-true-formula(OR(WEEKDAY([.JV$10])=1;WEEKDAY([.JV$10])=7))" style:apply-style-name="Weekend" style:base-cell-address="'Gantt Chart'.JV58"/>
      <style:map style:condition="is-true-formula(ISNUMBER(MATCH([.JV$10];Holidays;0)))" style:apply-style-name="Holiday" style:base-cell-address="'Gantt Chart'.JV58"/>
    </style:style>
    <style:style style:name="ce543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V$10]=TODAY())" style:apply-style-name="Today" style:base-cell-address="'Gantt Chart'.JV59"/>
      <style:map style:condition="is-true-formula(OR(WEEKDAY([.JV$10])=1;WEEKDAY([.JV$10])=7))" style:apply-style-name="Weekend" style:base-cell-address="'Gantt Chart'.JV59"/>
      <style:map style:condition="is-true-formula(ISNUMBER(MATCH([.JV$10];Holidays;0)))" style:apply-style-name="Holiday" style:base-cell-address="'Gantt Chart'.JV59"/>
    </style:style>
    <style:style style:name="ce544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V$10]=TODAY())" style:apply-style-name="Today" style:base-cell-address="'Gantt Chart'.JV60"/>
      <style:map style:condition="is-true-formula(OR(WEEKDAY([.JV$10])=1;WEEKDAY([.JV$10])=7))" style:apply-style-name="Weekend" style:base-cell-address="'Gantt Chart'.JV60"/>
      <style:map style:condition="is-true-formula(ISNUMBER(MATCH([.JV$10];Holidays;0)))" style:apply-style-name="Holiday" style:base-cell-address="'Gantt Chart'.JV60"/>
    </style:style>
    <style:style style:name="ce545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V$10]=TODAY())" style:apply-style-name="Today" style:base-cell-address="'Gantt Chart'.JV61"/>
      <style:map style:condition="is-true-formula(OR(WEEKDAY([.JV$10])=1;WEEKDAY([.JV$10])=7))" style:apply-style-name="Weekend" style:base-cell-address="'Gantt Chart'.JV61"/>
      <style:map style:condition="is-true-formula(ISNUMBER(MATCH([.JV$10];Holidays;0)))" style:apply-style-name="Holiday" style:base-cell-address="'Gantt Chart'.JV61"/>
    </style:style>
    <style:style style:name="ce546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V$10]=TODAY())" style:apply-style-name="Today" style:base-cell-address="'Gantt Chart'.JV62"/>
      <style:map style:condition="is-true-formula(OR(WEEKDAY([.JV$10])=1;WEEKDAY([.JV$10])=7))" style:apply-style-name="Weekend" style:base-cell-address="'Gantt Chart'.JV62"/>
      <style:map style:condition="is-true-formula(ISNUMBER(MATCH([.JV$10];Holidays;0)))" style:apply-style-name="Holiday" style:base-cell-address="'Gantt Chart'.JV62"/>
    </style:style>
    <style:style style:name="ce547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V$10]=TODAY())" style:apply-style-name="Today" style:base-cell-address="'Gantt Chart'.JV63"/>
      <style:map style:condition="is-true-formula(OR(WEEKDAY([.JV$10])=1;WEEKDAY([.JV$10])=7))" style:apply-style-name="Weekend" style:base-cell-address="'Gantt Chart'.JV63"/>
      <style:map style:condition="is-true-formula(ISNUMBER(MATCH([.JV$10];Holidays;0)))" style:apply-style-name="Holiday" style:base-cell-address="'Gantt Chart'.JV63"/>
    </style:style>
    <style:style style:name="ce548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Y$10]=TODAY())" style:apply-style-name="Today" style:base-cell-address="'Gantt Chart'.JY27"/>
      <style:map style:condition="is-true-formula(OR(WEEKDAY([.JY$10])=1;WEEKDAY([.JY$10])=7))" style:apply-style-name="Weekend" style:base-cell-address="'Gantt Chart'.JY27"/>
      <style:map style:condition="is-true-formula(ISNUMBER(MATCH([.JY$10];Holidays;0)))" style:apply-style-name="Holiday" style:base-cell-address="'Gantt Chart'.JY27"/>
    </style:style>
    <style:style style:name="ce549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Y$10]=TODAY())" style:apply-style-name="Today" style:base-cell-address="'Gantt Chart'.JY28"/>
      <style:map style:condition="is-true-formula(OR(WEEKDAY([.JY$10])=1;WEEKDAY([.JY$10])=7))" style:apply-style-name="Weekend" style:base-cell-address="'Gantt Chart'.JY28"/>
      <style:map style:condition="is-true-formula(ISNUMBER(MATCH([.JY$10];Holidays;0)))" style:apply-style-name="Holiday" style:base-cell-address="'Gantt Chart'.JY28"/>
    </style:style>
    <style:style style:name="ce550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Y$10]=TODAY())" style:apply-style-name="Today" style:base-cell-address="'Gantt Chart'.JY29"/>
      <style:map style:condition="is-true-formula(OR(WEEKDAY([.JY$10])=1;WEEKDAY([.JY$10])=7))" style:apply-style-name="Weekend" style:base-cell-address="'Gantt Chart'.JY29"/>
      <style:map style:condition="is-true-formula(ISNUMBER(MATCH([.JY$10];Holidays;0)))" style:apply-style-name="Holiday" style:base-cell-address="'Gantt Chart'.JY29"/>
    </style:style>
    <style:style style:name="ce551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Y$10]=TODAY())" style:apply-style-name="Today" style:base-cell-address="'Gantt Chart'.JY30"/>
      <style:map style:condition="is-true-formula(OR(WEEKDAY([.JY$10])=1;WEEKDAY([.JY$10])=7))" style:apply-style-name="Weekend" style:base-cell-address="'Gantt Chart'.JY30"/>
      <style:map style:condition="is-true-formula(ISNUMBER(MATCH([.JY$10];Holidays;0)))" style:apply-style-name="Holiday" style:base-cell-address="'Gantt Chart'.JY30"/>
    </style:style>
    <style:style style:name="ce552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Y$10]=TODAY())" style:apply-style-name="Today" style:base-cell-address="'Gantt Chart'.JY31"/>
      <style:map style:condition="is-true-formula(OR(WEEKDAY([.JY$10])=1;WEEKDAY([.JY$10])=7))" style:apply-style-name="Weekend" style:base-cell-address="'Gantt Chart'.JY31"/>
      <style:map style:condition="is-true-formula(ISNUMBER(MATCH([.JY$10];Holidays;0)))" style:apply-style-name="Holiday" style:base-cell-address="'Gantt Chart'.JY31"/>
    </style:style>
    <style:style style:name="ce553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Y$10]=TODAY())" style:apply-style-name="Today" style:base-cell-address="'Gantt Chart'.JY32"/>
      <style:map style:condition="is-true-formula(OR(WEEKDAY([.JY$10])=1;WEEKDAY([.JY$10])=7))" style:apply-style-name="Weekend" style:base-cell-address="'Gantt Chart'.JY32"/>
      <style:map style:condition="is-true-formula(ISNUMBER(MATCH([.JY$10];Holidays;0)))" style:apply-style-name="Holiday" style:base-cell-address="'Gantt Chart'.JY32"/>
    </style:style>
    <style:style style:name="ce554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Y$10]=TODAY())" style:apply-style-name="Today" style:base-cell-address="'Gantt Chart'.JY33"/>
      <style:map style:condition="is-true-formula(OR(WEEKDAY([.JY$10])=1;WEEKDAY([.JY$10])=7))" style:apply-style-name="Weekend" style:base-cell-address="'Gantt Chart'.JY33"/>
      <style:map style:condition="is-true-formula(ISNUMBER(MATCH([.JY$10];Holidays;0)))" style:apply-style-name="Holiday" style:base-cell-address="'Gantt Chart'.JY33"/>
    </style:style>
    <style:style style:name="ce555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Y$10]=TODAY())" style:apply-style-name="Today" style:base-cell-address="'Gantt Chart'.JY34"/>
      <style:map style:condition="is-true-formula(OR(WEEKDAY([.JY$10])=1;WEEKDAY([.JY$10])=7))" style:apply-style-name="Weekend" style:base-cell-address="'Gantt Chart'.JY34"/>
      <style:map style:condition="is-true-formula(ISNUMBER(MATCH([.JY$10];Holidays;0)))" style:apply-style-name="Holiday" style:base-cell-address="'Gantt Chart'.JY34"/>
    </style:style>
    <style:style style:name="ce556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Y$10]=TODAY())" style:apply-style-name="Today" style:base-cell-address="'Gantt Chart'.JY35"/>
      <style:map style:condition="is-true-formula(OR(WEEKDAY([.JY$10])=1;WEEKDAY([.JY$10])=7))" style:apply-style-name="Weekend" style:base-cell-address="'Gantt Chart'.JY35"/>
      <style:map style:condition="is-true-formula(ISNUMBER(MATCH([.JY$10];Holidays;0)))" style:apply-style-name="Holiday" style:base-cell-address="'Gantt Chart'.JY35"/>
    </style:style>
    <style:style style:name="ce557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Y$10]=TODAY())" style:apply-style-name="Today" style:base-cell-address="'Gantt Chart'.JY36"/>
      <style:map style:condition="is-true-formula(OR(WEEKDAY([.JY$10])=1;WEEKDAY([.JY$10])=7))" style:apply-style-name="Weekend" style:base-cell-address="'Gantt Chart'.JY36"/>
      <style:map style:condition="is-true-formula(ISNUMBER(MATCH([.JY$10];Holidays;0)))" style:apply-style-name="Holiday" style:base-cell-address="'Gantt Chart'.JY36"/>
    </style:style>
    <style:style style:name="ce558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Y$10]=TODAY())" style:apply-style-name="Today" style:base-cell-address="'Gantt Chart'.JY37"/>
      <style:map style:condition="is-true-formula(OR(WEEKDAY([.JY$10])=1;WEEKDAY([.JY$10])=7))" style:apply-style-name="Weekend" style:base-cell-address="'Gantt Chart'.JY37"/>
      <style:map style:condition="is-true-formula(ISNUMBER(MATCH([.JY$10];Holidays;0)))" style:apply-style-name="Holiday" style:base-cell-address="'Gantt Chart'.JY37"/>
    </style:style>
    <style:style style:name="ce559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Y$10]=TODAY())" style:apply-style-name="Today" style:base-cell-address="'Gantt Chart'.JY38"/>
      <style:map style:condition="is-true-formula(OR(WEEKDAY([.JY$10])=1;WEEKDAY([.JY$10])=7))" style:apply-style-name="Weekend" style:base-cell-address="'Gantt Chart'.JY38"/>
      <style:map style:condition="is-true-formula(ISNUMBER(MATCH([.JY$10];Holidays;0)))" style:apply-style-name="Holiday" style:base-cell-address="'Gantt Chart'.JY38"/>
    </style:style>
    <style:style style:name="ce560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Y$10]=TODAY())" style:apply-style-name="Today" style:base-cell-address="'Gantt Chart'.JY39"/>
      <style:map style:condition="is-true-formula(OR(WEEKDAY([.JY$10])=1;WEEKDAY([.JY$10])=7))" style:apply-style-name="Weekend" style:base-cell-address="'Gantt Chart'.JY39"/>
      <style:map style:condition="is-true-formula(ISNUMBER(MATCH([.JY$10];Holidays;0)))" style:apply-style-name="Holiday" style:base-cell-address="'Gantt Chart'.JY39"/>
    </style:style>
    <style:style style:name="ce561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Y$10]=TODAY())" style:apply-style-name="Today" style:base-cell-address="'Gantt Chart'.JY40"/>
      <style:map style:condition="is-true-formula(OR(WEEKDAY([.JY$10])=1;WEEKDAY([.JY$10])=7))" style:apply-style-name="Weekend" style:base-cell-address="'Gantt Chart'.JY40"/>
      <style:map style:condition="is-true-formula(ISNUMBER(MATCH([.JY$10];Holidays;0)))" style:apply-style-name="Holiday" style:base-cell-address="'Gantt Chart'.JY40"/>
    </style:style>
    <style:style style:name="ce562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Y$10]=TODAY())" style:apply-style-name="Today" style:base-cell-address="'Gantt Chart'.JY41"/>
      <style:map style:condition="is-true-formula(OR(WEEKDAY([.JY$10])=1;WEEKDAY([.JY$10])=7))" style:apply-style-name="Weekend" style:base-cell-address="'Gantt Chart'.JY41"/>
      <style:map style:condition="is-true-formula(ISNUMBER(MATCH([.JY$10];Holidays;0)))" style:apply-style-name="Holiday" style:base-cell-address="'Gantt Chart'.JY41"/>
    </style:style>
    <style:style style:name="ce563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Y$10]=TODAY())" style:apply-style-name="Today" style:base-cell-address="'Gantt Chart'.JY43"/>
      <style:map style:condition="is-true-formula(OR(WEEKDAY([.JY$10])=1;WEEKDAY([.JY$10])=7))" style:apply-style-name="Weekend" style:base-cell-address="'Gantt Chart'.JY43"/>
      <style:map style:condition="is-true-formula(ISNUMBER(MATCH([.JY$10];Holidays;0)))" style:apply-style-name="Holiday" style:base-cell-address="'Gantt Chart'.JY43"/>
    </style:style>
    <style:style style:name="ce564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Y$10]=TODAY())" style:apply-style-name="Today" style:base-cell-address="'Gantt Chart'.JY44"/>
      <style:map style:condition="is-true-formula(OR(WEEKDAY([.JY$10])=1;WEEKDAY([.JY$10])=7))" style:apply-style-name="Weekend" style:base-cell-address="'Gantt Chart'.JY44"/>
      <style:map style:condition="is-true-formula(ISNUMBER(MATCH([.JY$10];Holidays;0)))" style:apply-style-name="Holiday" style:base-cell-address="'Gantt Chart'.JY44"/>
    </style:style>
    <style:style style:name="ce565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Y$10]=TODAY())" style:apply-style-name="Today" style:base-cell-address="'Gantt Chart'.JY45"/>
      <style:map style:condition="is-true-formula(OR(WEEKDAY([.JY$10])=1;WEEKDAY([.JY$10])=7))" style:apply-style-name="Weekend" style:base-cell-address="'Gantt Chart'.JY45"/>
      <style:map style:condition="is-true-formula(ISNUMBER(MATCH([.JY$10];Holidays;0)))" style:apply-style-name="Holiday" style:base-cell-address="'Gantt Chart'.JY45"/>
    </style:style>
    <style:style style:name="ce566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Y$10]=TODAY())" style:apply-style-name="Today" style:base-cell-address="'Gantt Chart'.JY46"/>
      <style:map style:condition="is-true-formula(OR(WEEKDAY([.JY$10])=1;WEEKDAY([.JY$10])=7))" style:apply-style-name="Weekend" style:base-cell-address="'Gantt Chart'.JY46"/>
      <style:map style:condition="is-true-formula(ISNUMBER(MATCH([.JY$10];Holidays;0)))" style:apply-style-name="Holiday" style:base-cell-address="'Gantt Chart'.JY46"/>
    </style:style>
    <style:style style:name="ce567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Y$10]=TODAY())" style:apply-style-name="Today" style:base-cell-address="'Gantt Chart'.JY47"/>
      <style:map style:condition="is-true-formula(OR(WEEKDAY([.JY$10])=1;WEEKDAY([.JY$10])=7))" style:apply-style-name="Weekend" style:base-cell-address="'Gantt Chart'.JY47"/>
      <style:map style:condition="is-true-formula(ISNUMBER(MATCH([.JY$10];Holidays;0)))" style:apply-style-name="Holiday" style:base-cell-address="'Gantt Chart'.JY47"/>
    </style:style>
    <style:style style:name="ce568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Y$10]=TODAY())" style:apply-style-name="Today" style:base-cell-address="'Gantt Chart'.JY48"/>
      <style:map style:condition="is-true-formula(OR(WEEKDAY([.JY$10])=1;WEEKDAY([.JY$10])=7))" style:apply-style-name="Weekend" style:base-cell-address="'Gantt Chart'.JY48"/>
      <style:map style:condition="is-true-formula(ISNUMBER(MATCH([.JY$10];Holidays;0)))" style:apply-style-name="Holiday" style:base-cell-address="'Gantt Chart'.JY48"/>
    </style:style>
    <style:style style:name="ce569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Y$10]=TODAY())" style:apply-style-name="Today" style:base-cell-address="'Gantt Chart'.JY49"/>
      <style:map style:condition="is-true-formula(OR(WEEKDAY([.JY$10])=1;WEEKDAY([.JY$10])=7))" style:apply-style-name="Weekend" style:base-cell-address="'Gantt Chart'.JY49"/>
      <style:map style:condition="is-true-formula(ISNUMBER(MATCH([.JY$10];Holidays;0)))" style:apply-style-name="Holiday" style:base-cell-address="'Gantt Chart'.JY49"/>
    </style:style>
    <style:style style:name="ce570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Y$10]=TODAY())" style:apply-style-name="Today" style:base-cell-address="'Gantt Chart'.JY50"/>
      <style:map style:condition="is-true-formula(OR(WEEKDAY([.JY$10])=1;WEEKDAY([.JY$10])=7))" style:apply-style-name="Weekend" style:base-cell-address="'Gantt Chart'.JY50"/>
      <style:map style:condition="is-true-formula(ISNUMBER(MATCH([.JY$10];Holidays;0)))" style:apply-style-name="Holiday" style:base-cell-address="'Gantt Chart'.JY50"/>
    </style:style>
    <style:style style:name="ce571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Y$10]=TODAY())" style:apply-style-name="Today" style:base-cell-address="'Gantt Chart'.JY51"/>
      <style:map style:condition="is-true-formula(OR(WEEKDAY([.JY$10])=1;WEEKDAY([.JY$10])=7))" style:apply-style-name="Weekend" style:base-cell-address="'Gantt Chart'.JY51"/>
      <style:map style:condition="is-true-formula(ISNUMBER(MATCH([.JY$10];Holidays;0)))" style:apply-style-name="Holiday" style:base-cell-address="'Gantt Chart'.JY51"/>
    </style:style>
    <style:style style:name="ce572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Y$10]=TODAY())" style:apply-style-name="Today" style:base-cell-address="'Gantt Chart'.JY52"/>
      <style:map style:condition="is-true-formula(OR(WEEKDAY([.JY$10])=1;WEEKDAY([.JY$10])=7))" style:apply-style-name="Weekend" style:base-cell-address="'Gantt Chart'.JY52"/>
      <style:map style:condition="is-true-formula(ISNUMBER(MATCH([.JY$10];Holidays;0)))" style:apply-style-name="Holiday" style:base-cell-address="'Gantt Chart'.JY52"/>
    </style:style>
    <style:style style:name="ce573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Y$10]=TODAY())" style:apply-style-name="Today" style:base-cell-address="'Gantt Chart'.JY53"/>
      <style:map style:condition="is-true-formula(OR(WEEKDAY([.JY$10])=1;WEEKDAY([.JY$10])=7))" style:apply-style-name="Weekend" style:base-cell-address="'Gantt Chart'.JY53"/>
      <style:map style:condition="is-true-formula(ISNUMBER(MATCH([.JY$10];Holidays;0)))" style:apply-style-name="Holiday" style:base-cell-address="'Gantt Chart'.JY53"/>
    </style:style>
    <style:style style:name="ce574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Y$10]=TODAY())" style:apply-style-name="Today" style:base-cell-address="'Gantt Chart'.JY54"/>
      <style:map style:condition="is-true-formula(OR(WEEKDAY([.JY$10])=1;WEEKDAY([.JY$10])=7))" style:apply-style-name="Weekend" style:base-cell-address="'Gantt Chart'.JY54"/>
      <style:map style:condition="is-true-formula(ISNUMBER(MATCH([.JY$10];Holidays;0)))" style:apply-style-name="Holiday" style:base-cell-address="'Gantt Chart'.JY54"/>
    </style:style>
    <style:style style:name="ce575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Y$10]=TODAY())" style:apply-style-name="Today" style:base-cell-address="'Gantt Chart'.JY55"/>
      <style:map style:condition="is-true-formula(OR(WEEKDAY([.JY$10])=1;WEEKDAY([.JY$10])=7))" style:apply-style-name="Weekend" style:base-cell-address="'Gantt Chart'.JY55"/>
      <style:map style:condition="is-true-formula(ISNUMBER(MATCH([.JY$10];Holidays;0)))" style:apply-style-name="Holiday" style:base-cell-address="'Gantt Chart'.JY55"/>
    </style:style>
    <style:style style:name="ce576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Y$10]=TODAY())" style:apply-style-name="Today" style:base-cell-address="'Gantt Chart'.JY56"/>
      <style:map style:condition="is-true-formula(OR(WEEKDAY([.JY$10])=1;WEEKDAY([.JY$10])=7))" style:apply-style-name="Weekend" style:base-cell-address="'Gantt Chart'.JY56"/>
      <style:map style:condition="is-true-formula(ISNUMBER(MATCH([.JY$10];Holidays;0)))" style:apply-style-name="Holiday" style:base-cell-address="'Gantt Chart'.JY56"/>
    </style:style>
    <style:style style:name="ce577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Y$10]=TODAY())" style:apply-style-name="Today" style:base-cell-address="'Gantt Chart'.JY57"/>
      <style:map style:condition="is-true-formula(OR(WEEKDAY([.JY$10])=1;WEEKDAY([.JY$10])=7))" style:apply-style-name="Weekend" style:base-cell-address="'Gantt Chart'.JY57"/>
      <style:map style:condition="is-true-formula(ISNUMBER(MATCH([.JY$10];Holidays;0)))" style:apply-style-name="Holiday" style:base-cell-address="'Gantt Chart'.JY57"/>
    </style:style>
    <style:style style:name="ce578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Y$10]=TODAY())" style:apply-style-name="Today" style:base-cell-address="'Gantt Chart'.JY58"/>
      <style:map style:condition="is-true-formula(OR(WEEKDAY([.JY$10])=1;WEEKDAY([.JY$10])=7))" style:apply-style-name="Weekend" style:base-cell-address="'Gantt Chart'.JY58"/>
      <style:map style:condition="is-true-formula(ISNUMBER(MATCH([.JY$10];Holidays;0)))" style:apply-style-name="Holiday" style:base-cell-address="'Gantt Chart'.JY58"/>
    </style:style>
    <style:style style:name="ce579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Y$10]=TODAY())" style:apply-style-name="Today" style:base-cell-address="'Gantt Chart'.JY59"/>
      <style:map style:condition="is-true-formula(OR(WEEKDAY([.JY$10])=1;WEEKDAY([.JY$10])=7))" style:apply-style-name="Weekend" style:base-cell-address="'Gantt Chart'.JY59"/>
      <style:map style:condition="is-true-formula(ISNUMBER(MATCH([.JY$10];Holidays;0)))" style:apply-style-name="Holiday" style:base-cell-address="'Gantt Chart'.JY59"/>
    </style:style>
    <style:style style:name="ce580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Y$10]=TODAY())" style:apply-style-name="Today" style:base-cell-address="'Gantt Chart'.JY60"/>
      <style:map style:condition="is-true-formula(OR(WEEKDAY([.JY$10])=1;WEEKDAY([.JY$10])=7))" style:apply-style-name="Weekend" style:base-cell-address="'Gantt Chart'.JY60"/>
      <style:map style:condition="is-true-formula(ISNUMBER(MATCH([.JY$10];Holidays;0)))" style:apply-style-name="Holiday" style:base-cell-address="'Gantt Chart'.JY60"/>
    </style:style>
    <style:style style:name="ce581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Y$10]=TODAY())" style:apply-style-name="Today" style:base-cell-address="'Gantt Chart'.JY61"/>
      <style:map style:condition="is-true-formula(OR(WEEKDAY([.JY$10])=1;WEEKDAY([.JY$10])=7))" style:apply-style-name="Weekend" style:base-cell-address="'Gantt Chart'.JY61"/>
      <style:map style:condition="is-true-formula(ISNUMBER(MATCH([.JY$10];Holidays;0)))" style:apply-style-name="Holiday" style:base-cell-address="'Gantt Chart'.JY61"/>
    </style:style>
    <style:style style:name="ce582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Y$10]=TODAY())" style:apply-style-name="Today" style:base-cell-address="'Gantt Chart'.JY62"/>
      <style:map style:condition="is-true-formula(OR(WEEKDAY([.JY$10])=1;WEEKDAY([.JY$10])=7))" style:apply-style-name="Weekend" style:base-cell-address="'Gantt Chart'.JY62"/>
      <style:map style:condition="is-true-formula(ISNUMBER(MATCH([.JY$10];Holidays;0)))" style:apply-style-name="Holiday" style:base-cell-address="'Gantt Chart'.JY62"/>
    </style:style>
    <style:style style:name="ce583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JY$10]=TODAY())" style:apply-style-name="Today" style:base-cell-address="'Gantt Chart'.JY63"/>
      <style:map style:condition="is-true-formula(OR(WEEKDAY([.JY$10])=1;WEEKDAY([.JY$10])=7))" style:apply-style-name="Weekend" style:base-cell-address="'Gantt Chart'.JY63"/>
      <style:map style:condition="is-true-formula(ISNUMBER(MATCH([.JY$10];Holidays;0)))" style:apply-style-name="Holiday" style:base-cell-address="'Gantt Chart'.JY63"/>
    </style:style>
    <style:style style:name="ce584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A$10]=TODAY())" style:apply-style-name="Today" style:base-cell-address="'Gantt Chart'.KA27"/>
      <style:map style:condition="is-true-formula(OR(WEEKDAY([.KA$10])=1;WEEKDAY([.KA$10])=7))" style:apply-style-name="Weekend" style:base-cell-address="'Gantt Chart'.KA27"/>
      <style:map style:condition="is-true-formula(ISNUMBER(MATCH([.KA$10];Holidays;0)))" style:apply-style-name="Holiday" style:base-cell-address="'Gantt Chart'.KA27"/>
    </style:style>
    <style:style style:name="ce585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A$10]=TODAY())" style:apply-style-name="Today" style:base-cell-address="'Gantt Chart'.KA28"/>
      <style:map style:condition="is-true-formula(OR(WEEKDAY([.KA$10])=1;WEEKDAY([.KA$10])=7))" style:apply-style-name="Weekend" style:base-cell-address="'Gantt Chart'.KA28"/>
      <style:map style:condition="is-true-formula(ISNUMBER(MATCH([.KA$10];Holidays;0)))" style:apply-style-name="Holiday" style:base-cell-address="'Gantt Chart'.KA28"/>
    </style:style>
    <style:style style:name="ce586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A$10]=TODAY())" style:apply-style-name="Today" style:base-cell-address="'Gantt Chart'.KA29"/>
      <style:map style:condition="is-true-formula(OR(WEEKDAY([.KA$10])=1;WEEKDAY([.KA$10])=7))" style:apply-style-name="Weekend" style:base-cell-address="'Gantt Chart'.KA29"/>
      <style:map style:condition="is-true-formula(ISNUMBER(MATCH([.KA$10];Holidays;0)))" style:apply-style-name="Holiday" style:base-cell-address="'Gantt Chart'.KA29"/>
    </style:style>
    <style:style style:name="ce587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A$10]=TODAY())" style:apply-style-name="Today" style:base-cell-address="'Gantt Chart'.KA30"/>
      <style:map style:condition="is-true-formula(OR(WEEKDAY([.KA$10])=1;WEEKDAY([.KA$10])=7))" style:apply-style-name="Weekend" style:base-cell-address="'Gantt Chart'.KA30"/>
      <style:map style:condition="is-true-formula(ISNUMBER(MATCH([.KA$10];Holidays;0)))" style:apply-style-name="Holiday" style:base-cell-address="'Gantt Chart'.KA30"/>
    </style:style>
    <style:style style:name="ce588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A$10]=TODAY())" style:apply-style-name="Today" style:base-cell-address="'Gantt Chart'.KA31"/>
      <style:map style:condition="is-true-formula(OR(WEEKDAY([.KA$10])=1;WEEKDAY([.KA$10])=7))" style:apply-style-name="Weekend" style:base-cell-address="'Gantt Chart'.KA31"/>
      <style:map style:condition="is-true-formula(ISNUMBER(MATCH([.KA$10];Holidays;0)))" style:apply-style-name="Holiday" style:base-cell-address="'Gantt Chart'.KA31"/>
    </style:style>
    <style:style style:name="ce589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A$10]=TODAY())" style:apply-style-name="Today" style:base-cell-address="'Gantt Chart'.KA32"/>
      <style:map style:condition="is-true-formula(OR(WEEKDAY([.KA$10])=1;WEEKDAY([.KA$10])=7))" style:apply-style-name="Weekend" style:base-cell-address="'Gantt Chart'.KA32"/>
      <style:map style:condition="is-true-formula(ISNUMBER(MATCH([.KA$10];Holidays;0)))" style:apply-style-name="Holiday" style:base-cell-address="'Gantt Chart'.KA32"/>
    </style:style>
    <style:style style:name="ce590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A$10]=TODAY())" style:apply-style-name="Today" style:base-cell-address="'Gantt Chart'.KA33"/>
      <style:map style:condition="is-true-formula(OR(WEEKDAY([.KA$10])=1;WEEKDAY([.KA$10])=7))" style:apply-style-name="Weekend" style:base-cell-address="'Gantt Chart'.KA33"/>
      <style:map style:condition="is-true-formula(ISNUMBER(MATCH([.KA$10];Holidays;0)))" style:apply-style-name="Holiday" style:base-cell-address="'Gantt Chart'.KA33"/>
    </style:style>
    <style:style style:name="ce591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A$10]=TODAY())" style:apply-style-name="Today" style:base-cell-address="'Gantt Chart'.KA34"/>
      <style:map style:condition="is-true-formula(OR(WEEKDAY([.KA$10])=1;WEEKDAY([.KA$10])=7))" style:apply-style-name="Weekend" style:base-cell-address="'Gantt Chart'.KA34"/>
      <style:map style:condition="is-true-formula(ISNUMBER(MATCH([.KA$10];Holidays;0)))" style:apply-style-name="Holiday" style:base-cell-address="'Gantt Chart'.KA34"/>
    </style:style>
    <style:style style:name="ce592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A$10]=TODAY())" style:apply-style-name="Today" style:base-cell-address="'Gantt Chart'.KA35"/>
      <style:map style:condition="is-true-formula(OR(WEEKDAY([.KA$10])=1;WEEKDAY([.KA$10])=7))" style:apply-style-name="Weekend" style:base-cell-address="'Gantt Chart'.KA35"/>
      <style:map style:condition="is-true-formula(ISNUMBER(MATCH([.KA$10];Holidays;0)))" style:apply-style-name="Holiday" style:base-cell-address="'Gantt Chart'.KA35"/>
    </style:style>
    <style:style style:name="ce593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A$10]=TODAY())" style:apply-style-name="Today" style:base-cell-address="'Gantt Chart'.KA36"/>
      <style:map style:condition="is-true-formula(OR(WEEKDAY([.KA$10])=1;WEEKDAY([.KA$10])=7))" style:apply-style-name="Weekend" style:base-cell-address="'Gantt Chart'.KA36"/>
      <style:map style:condition="is-true-formula(ISNUMBER(MATCH([.KA$10];Holidays;0)))" style:apply-style-name="Holiday" style:base-cell-address="'Gantt Chart'.KA36"/>
    </style:style>
    <style:style style:name="ce594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A$10]=TODAY())" style:apply-style-name="Today" style:base-cell-address="'Gantt Chart'.KA37"/>
      <style:map style:condition="is-true-formula(OR(WEEKDAY([.KA$10])=1;WEEKDAY([.KA$10])=7))" style:apply-style-name="Weekend" style:base-cell-address="'Gantt Chart'.KA37"/>
      <style:map style:condition="is-true-formula(ISNUMBER(MATCH([.KA$10];Holidays;0)))" style:apply-style-name="Holiday" style:base-cell-address="'Gantt Chart'.KA37"/>
    </style:style>
    <style:style style:name="ce595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A$10]=TODAY())" style:apply-style-name="Today" style:base-cell-address="'Gantt Chart'.KA38"/>
      <style:map style:condition="is-true-formula(OR(WEEKDAY([.KA$10])=1;WEEKDAY([.KA$10])=7))" style:apply-style-name="Weekend" style:base-cell-address="'Gantt Chart'.KA38"/>
      <style:map style:condition="is-true-formula(ISNUMBER(MATCH([.KA$10];Holidays;0)))" style:apply-style-name="Holiday" style:base-cell-address="'Gantt Chart'.KA38"/>
    </style:style>
    <style:style style:name="ce596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A$10]=TODAY())" style:apply-style-name="Today" style:base-cell-address="'Gantt Chart'.KA39"/>
      <style:map style:condition="is-true-formula(OR(WEEKDAY([.KA$10])=1;WEEKDAY([.KA$10])=7))" style:apply-style-name="Weekend" style:base-cell-address="'Gantt Chart'.KA39"/>
      <style:map style:condition="is-true-formula(ISNUMBER(MATCH([.KA$10];Holidays;0)))" style:apply-style-name="Holiday" style:base-cell-address="'Gantt Chart'.KA39"/>
    </style:style>
    <style:style style:name="ce597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A$10]=TODAY())" style:apply-style-name="Today" style:base-cell-address="'Gantt Chart'.KA40"/>
      <style:map style:condition="is-true-formula(OR(WEEKDAY([.KA$10])=1;WEEKDAY([.KA$10])=7))" style:apply-style-name="Weekend" style:base-cell-address="'Gantt Chart'.KA40"/>
      <style:map style:condition="is-true-formula(ISNUMBER(MATCH([.KA$10];Holidays;0)))" style:apply-style-name="Holiday" style:base-cell-address="'Gantt Chart'.KA40"/>
    </style:style>
    <style:style style:name="ce598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A$10]=TODAY())" style:apply-style-name="Today" style:base-cell-address="'Gantt Chart'.KA41"/>
      <style:map style:condition="is-true-formula(OR(WEEKDAY([.KA$10])=1;WEEKDAY([.KA$10])=7))" style:apply-style-name="Weekend" style:base-cell-address="'Gantt Chart'.KA41"/>
      <style:map style:condition="is-true-formula(ISNUMBER(MATCH([.KA$10];Holidays;0)))" style:apply-style-name="Holiday" style:base-cell-address="'Gantt Chart'.KA41"/>
    </style:style>
    <style:style style:name="ce599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A$10]=TODAY())" style:apply-style-name="Today" style:base-cell-address="'Gantt Chart'.KA43"/>
      <style:map style:condition="is-true-formula(OR(WEEKDAY([.KA$10])=1;WEEKDAY([.KA$10])=7))" style:apply-style-name="Weekend" style:base-cell-address="'Gantt Chart'.KA43"/>
      <style:map style:condition="is-true-formula(ISNUMBER(MATCH([.KA$10];Holidays;0)))" style:apply-style-name="Holiday" style:base-cell-address="'Gantt Chart'.KA43"/>
    </style:style>
    <style:style style:name="ce600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A$10]=TODAY())" style:apply-style-name="Today" style:base-cell-address="'Gantt Chart'.KA44"/>
      <style:map style:condition="is-true-formula(OR(WEEKDAY([.KA$10])=1;WEEKDAY([.KA$10])=7))" style:apply-style-name="Weekend" style:base-cell-address="'Gantt Chart'.KA44"/>
      <style:map style:condition="is-true-formula(ISNUMBER(MATCH([.KA$10];Holidays;0)))" style:apply-style-name="Holiday" style:base-cell-address="'Gantt Chart'.KA44"/>
    </style:style>
    <style:style style:name="ce601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A$10]=TODAY())" style:apply-style-name="Today" style:base-cell-address="'Gantt Chart'.KA45"/>
      <style:map style:condition="is-true-formula(OR(WEEKDAY([.KA$10])=1;WEEKDAY([.KA$10])=7))" style:apply-style-name="Weekend" style:base-cell-address="'Gantt Chart'.KA45"/>
      <style:map style:condition="is-true-formula(ISNUMBER(MATCH([.KA$10];Holidays;0)))" style:apply-style-name="Holiday" style:base-cell-address="'Gantt Chart'.KA45"/>
    </style:style>
    <style:style style:name="ce602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A$10]=TODAY())" style:apply-style-name="Today" style:base-cell-address="'Gantt Chart'.KA46"/>
      <style:map style:condition="is-true-formula(OR(WEEKDAY([.KA$10])=1;WEEKDAY([.KA$10])=7))" style:apply-style-name="Weekend" style:base-cell-address="'Gantt Chart'.KA46"/>
      <style:map style:condition="is-true-formula(ISNUMBER(MATCH([.KA$10];Holidays;0)))" style:apply-style-name="Holiday" style:base-cell-address="'Gantt Chart'.KA46"/>
    </style:style>
    <style:style style:name="ce603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A$10]=TODAY())" style:apply-style-name="Today" style:base-cell-address="'Gantt Chart'.KA47"/>
      <style:map style:condition="is-true-formula(OR(WEEKDAY([.KA$10])=1;WEEKDAY([.KA$10])=7))" style:apply-style-name="Weekend" style:base-cell-address="'Gantt Chart'.KA47"/>
      <style:map style:condition="is-true-formula(ISNUMBER(MATCH([.KA$10];Holidays;0)))" style:apply-style-name="Holiday" style:base-cell-address="'Gantt Chart'.KA47"/>
    </style:style>
    <style:style style:name="ce604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A$10]=TODAY())" style:apply-style-name="Today" style:base-cell-address="'Gantt Chart'.KA48"/>
      <style:map style:condition="is-true-formula(OR(WEEKDAY([.KA$10])=1;WEEKDAY([.KA$10])=7))" style:apply-style-name="Weekend" style:base-cell-address="'Gantt Chart'.KA48"/>
      <style:map style:condition="is-true-formula(ISNUMBER(MATCH([.KA$10];Holidays;0)))" style:apply-style-name="Holiday" style:base-cell-address="'Gantt Chart'.KA48"/>
    </style:style>
    <style:style style:name="ce605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A$10]=TODAY())" style:apply-style-name="Today" style:base-cell-address="'Gantt Chart'.KA49"/>
      <style:map style:condition="is-true-formula(OR(WEEKDAY([.KA$10])=1;WEEKDAY([.KA$10])=7))" style:apply-style-name="Weekend" style:base-cell-address="'Gantt Chart'.KA49"/>
      <style:map style:condition="is-true-formula(ISNUMBER(MATCH([.KA$10];Holidays;0)))" style:apply-style-name="Holiday" style:base-cell-address="'Gantt Chart'.KA49"/>
    </style:style>
    <style:style style:name="ce606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A$10]=TODAY())" style:apply-style-name="Today" style:base-cell-address="'Gantt Chart'.KA50"/>
      <style:map style:condition="is-true-formula(OR(WEEKDAY([.KA$10])=1;WEEKDAY([.KA$10])=7))" style:apply-style-name="Weekend" style:base-cell-address="'Gantt Chart'.KA50"/>
      <style:map style:condition="is-true-formula(ISNUMBER(MATCH([.KA$10];Holidays;0)))" style:apply-style-name="Holiday" style:base-cell-address="'Gantt Chart'.KA50"/>
    </style:style>
    <style:style style:name="ce607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A$10]=TODAY())" style:apply-style-name="Today" style:base-cell-address="'Gantt Chart'.KA51"/>
      <style:map style:condition="is-true-formula(OR(WEEKDAY([.KA$10])=1;WEEKDAY([.KA$10])=7))" style:apply-style-name="Weekend" style:base-cell-address="'Gantt Chart'.KA51"/>
      <style:map style:condition="is-true-formula(ISNUMBER(MATCH([.KA$10];Holidays;0)))" style:apply-style-name="Holiday" style:base-cell-address="'Gantt Chart'.KA51"/>
    </style:style>
    <style:style style:name="ce608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A$10]=TODAY())" style:apply-style-name="Today" style:base-cell-address="'Gantt Chart'.KA52"/>
      <style:map style:condition="is-true-formula(OR(WEEKDAY([.KA$10])=1;WEEKDAY([.KA$10])=7))" style:apply-style-name="Weekend" style:base-cell-address="'Gantt Chart'.KA52"/>
      <style:map style:condition="is-true-formula(ISNUMBER(MATCH([.KA$10];Holidays;0)))" style:apply-style-name="Holiday" style:base-cell-address="'Gantt Chart'.KA52"/>
    </style:style>
    <style:style style:name="ce609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A$10]=TODAY())" style:apply-style-name="Today" style:base-cell-address="'Gantt Chart'.KA53"/>
      <style:map style:condition="is-true-formula(OR(WEEKDAY([.KA$10])=1;WEEKDAY([.KA$10])=7))" style:apply-style-name="Weekend" style:base-cell-address="'Gantt Chart'.KA53"/>
      <style:map style:condition="is-true-formula(ISNUMBER(MATCH([.KA$10];Holidays;0)))" style:apply-style-name="Holiday" style:base-cell-address="'Gantt Chart'.KA53"/>
    </style:style>
    <style:style style:name="ce610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A$10]=TODAY())" style:apply-style-name="Today" style:base-cell-address="'Gantt Chart'.KA54"/>
      <style:map style:condition="is-true-formula(OR(WEEKDAY([.KA$10])=1;WEEKDAY([.KA$10])=7))" style:apply-style-name="Weekend" style:base-cell-address="'Gantt Chart'.KA54"/>
      <style:map style:condition="is-true-formula(ISNUMBER(MATCH([.KA$10];Holidays;0)))" style:apply-style-name="Holiday" style:base-cell-address="'Gantt Chart'.KA54"/>
    </style:style>
    <style:style style:name="ce611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A$10]=TODAY())" style:apply-style-name="Today" style:base-cell-address="'Gantt Chart'.KA55"/>
      <style:map style:condition="is-true-formula(OR(WEEKDAY([.KA$10])=1;WEEKDAY([.KA$10])=7))" style:apply-style-name="Weekend" style:base-cell-address="'Gantt Chart'.KA55"/>
      <style:map style:condition="is-true-formula(ISNUMBER(MATCH([.KA$10];Holidays;0)))" style:apply-style-name="Holiday" style:base-cell-address="'Gantt Chart'.KA55"/>
    </style:style>
    <style:style style:name="ce612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A$10]=TODAY())" style:apply-style-name="Today" style:base-cell-address="'Gantt Chart'.KA56"/>
      <style:map style:condition="is-true-formula(OR(WEEKDAY([.KA$10])=1;WEEKDAY([.KA$10])=7))" style:apply-style-name="Weekend" style:base-cell-address="'Gantt Chart'.KA56"/>
      <style:map style:condition="is-true-formula(ISNUMBER(MATCH([.KA$10];Holidays;0)))" style:apply-style-name="Holiday" style:base-cell-address="'Gantt Chart'.KA56"/>
    </style:style>
    <style:style style:name="ce613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A$10]=TODAY())" style:apply-style-name="Today" style:base-cell-address="'Gantt Chart'.KA57"/>
      <style:map style:condition="is-true-formula(OR(WEEKDAY([.KA$10])=1;WEEKDAY([.KA$10])=7))" style:apply-style-name="Weekend" style:base-cell-address="'Gantt Chart'.KA57"/>
      <style:map style:condition="is-true-formula(ISNUMBER(MATCH([.KA$10];Holidays;0)))" style:apply-style-name="Holiday" style:base-cell-address="'Gantt Chart'.KA57"/>
    </style:style>
    <style:style style:name="ce614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A$10]=TODAY())" style:apply-style-name="Today" style:base-cell-address="'Gantt Chart'.KA58"/>
      <style:map style:condition="is-true-formula(OR(WEEKDAY([.KA$10])=1;WEEKDAY([.KA$10])=7))" style:apply-style-name="Weekend" style:base-cell-address="'Gantt Chart'.KA58"/>
      <style:map style:condition="is-true-formula(ISNUMBER(MATCH([.KA$10];Holidays;0)))" style:apply-style-name="Holiday" style:base-cell-address="'Gantt Chart'.KA58"/>
    </style:style>
    <style:style style:name="ce615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A$10]=TODAY())" style:apply-style-name="Today" style:base-cell-address="'Gantt Chart'.KA59"/>
      <style:map style:condition="is-true-formula(OR(WEEKDAY([.KA$10])=1;WEEKDAY([.KA$10])=7))" style:apply-style-name="Weekend" style:base-cell-address="'Gantt Chart'.KA59"/>
      <style:map style:condition="is-true-formula(ISNUMBER(MATCH([.KA$10];Holidays;0)))" style:apply-style-name="Holiday" style:base-cell-address="'Gantt Chart'.KA59"/>
    </style:style>
    <style:style style:name="ce616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A$10]=TODAY())" style:apply-style-name="Today" style:base-cell-address="'Gantt Chart'.KA60"/>
      <style:map style:condition="is-true-formula(OR(WEEKDAY([.KA$10])=1;WEEKDAY([.KA$10])=7))" style:apply-style-name="Weekend" style:base-cell-address="'Gantt Chart'.KA60"/>
      <style:map style:condition="is-true-formula(ISNUMBER(MATCH([.KA$10];Holidays;0)))" style:apply-style-name="Holiday" style:base-cell-address="'Gantt Chart'.KA60"/>
    </style:style>
    <style:style style:name="ce617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A$10]=TODAY())" style:apply-style-name="Today" style:base-cell-address="'Gantt Chart'.KA61"/>
      <style:map style:condition="is-true-formula(OR(WEEKDAY([.KA$10])=1;WEEKDAY([.KA$10])=7))" style:apply-style-name="Weekend" style:base-cell-address="'Gantt Chart'.KA61"/>
      <style:map style:condition="is-true-formula(ISNUMBER(MATCH([.KA$10];Holidays;0)))" style:apply-style-name="Holiday" style:base-cell-address="'Gantt Chart'.KA61"/>
    </style:style>
    <style:style style:name="ce618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A$10]=TODAY())" style:apply-style-name="Today" style:base-cell-address="'Gantt Chart'.KA62"/>
      <style:map style:condition="is-true-formula(OR(WEEKDAY([.KA$10])=1;WEEKDAY([.KA$10])=7))" style:apply-style-name="Weekend" style:base-cell-address="'Gantt Chart'.KA62"/>
      <style:map style:condition="is-true-formula(ISNUMBER(MATCH([.KA$10];Holidays;0)))" style:apply-style-name="Holiday" style:base-cell-address="'Gantt Chart'.KA62"/>
    </style:style>
    <style:style style:name="ce619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A$10]=TODAY())" style:apply-style-name="Today" style:base-cell-address="'Gantt Chart'.KA63"/>
      <style:map style:condition="is-true-formula(OR(WEEKDAY([.KA$10])=1;WEEKDAY([.KA$10])=7))" style:apply-style-name="Weekend" style:base-cell-address="'Gantt Chart'.KA63"/>
      <style:map style:condition="is-true-formula(ISNUMBER(MATCH([.KA$10];Holidays;0)))" style:apply-style-name="Holiday" style:base-cell-address="'Gantt Chart'.KA63"/>
    </style:style>
    <style:style style:name="ce620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C$10]=TODAY())" style:apply-style-name="Today" style:base-cell-address="'Gantt Chart'.KC27"/>
      <style:map style:condition="is-true-formula(OR(WEEKDAY([.KC$10])=1;WEEKDAY([.KC$10])=7))" style:apply-style-name="Weekend" style:base-cell-address="'Gantt Chart'.KC27"/>
      <style:map style:condition="is-true-formula(ISNUMBER(MATCH([.KC$10];Holidays;0)))" style:apply-style-name="Holiday" style:base-cell-address="'Gantt Chart'.KC27"/>
    </style:style>
    <style:style style:name="ce621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C$10]=TODAY())" style:apply-style-name="Today" style:base-cell-address="'Gantt Chart'.KC28"/>
      <style:map style:condition="is-true-formula(OR(WEEKDAY([.KC$10])=1;WEEKDAY([.KC$10])=7))" style:apply-style-name="Weekend" style:base-cell-address="'Gantt Chart'.KC28"/>
      <style:map style:condition="is-true-formula(ISNUMBER(MATCH([.KC$10];Holidays;0)))" style:apply-style-name="Holiday" style:base-cell-address="'Gantt Chart'.KC28"/>
    </style:style>
    <style:style style:name="ce622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C$10]=TODAY())" style:apply-style-name="Today" style:base-cell-address="'Gantt Chart'.KC29"/>
      <style:map style:condition="is-true-formula(OR(WEEKDAY([.KC$10])=1;WEEKDAY([.KC$10])=7))" style:apply-style-name="Weekend" style:base-cell-address="'Gantt Chart'.KC29"/>
      <style:map style:condition="is-true-formula(ISNUMBER(MATCH([.KC$10];Holidays;0)))" style:apply-style-name="Holiday" style:base-cell-address="'Gantt Chart'.KC29"/>
    </style:style>
    <style:style style:name="ce623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C$10]=TODAY())" style:apply-style-name="Today" style:base-cell-address="'Gantt Chart'.KC30"/>
      <style:map style:condition="is-true-formula(OR(WEEKDAY([.KC$10])=1;WEEKDAY([.KC$10])=7))" style:apply-style-name="Weekend" style:base-cell-address="'Gantt Chart'.KC30"/>
      <style:map style:condition="is-true-formula(ISNUMBER(MATCH([.KC$10];Holidays;0)))" style:apply-style-name="Holiday" style:base-cell-address="'Gantt Chart'.KC30"/>
    </style:style>
    <style:style style:name="ce624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C$10]=TODAY())" style:apply-style-name="Today" style:base-cell-address="'Gantt Chart'.KC31"/>
      <style:map style:condition="is-true-formula(OR(WEEKDAY([.KC$10])=1;WEEKDAY([.KC$10])=7))" style:apply-style-name="Weekend" style:base-cell-address="'Gantt Chart'.KC31"/>
      <style:map style:condition="is-true-formula(ISNUMBER(MATCH([.KC$10];Holidays;0)))" style:apply-style-name="Holiday" style:base-cell-address="'Gantt Chart'.KC31"/>
    </style:style>
    <style:style style:name="ce625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C$10]=TODAY())" style:apply-style-name="Today" style:base-cell-address="'Gantt Chart'.KC32"/>
      <style:map style:condition="is-true-formula(OR(WEEKDAY([.KC$10])=1;WEEKDAY([.KC$10])=7))" style:apply-style-name="Weekend" style:base-cell-address="'Gantt Chart'.KC32"/>
      <style:map style:condition="is-true-formula(ISNUMBER(MATCH([.KC$10];Holidays;0)))" style:apply-style-name="Holiday" style:base-cell-address="'Gantt Chart'.KC32"/>
    </style:style>
    <style:style style:name="ce626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C$10]=TODAY())" style:apply-style-name="Today" style:base-cell-address="'Gantt Chart'.KC33"/>
      <style:map style:condition="is-true-formula(OR(WEEKDAY([.KC$10])=1;WEEKDAY([.KC$10])=7))" style:apply-style-name="Weekend" style:base-cell-address="'Gantt Chart'.KC33"/>
      <style:map style:condition="is-true-formula(ISNUMBER(MATCH([.KC$10];Holidays;0)))" style:apply-style-name="Holiday" style:base-cell-address="'Gantt Chart'.KC33"/>
    </style:style>
    <style:style style:name="ce627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C$10]=TODAY())" style:apply-style-name="Today" style:base-cell-address="'Gantt Chart'.KC34"/>
      <style:map style:condition="is-true-formula(OR(WEEKDAY([.KC$10])=1;WEEKDAY([.KC$10])=7))" style:apply-style-name="Weekend" style:base-cell-address="'Gantt Chart'.KC34"/>
      <style:map style:condition="is-true-formula(ISNUMBER(MATCH([.KC$10];Holidays;0)))" style:apply-style-name="Holiday" style:base-cell-address="'Gantt Chart'.KC34"/>
    </style:style>
    <style:style style:name="ce628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C$10]=TODAY())" style:apply-style-name="Today" style:base-cell-address="'Gantt Chart'.KC35"/>
      <style:map style:condition="is-true-formula(OR(WEEKDAY([.KC$10])=1;WEEKDAY([.KC$10])=7))" style:apply-style-name="Weekend" style:base-cell-address="'Gantt Chart'.KC35"/>
      <style:map style:condition="is-true-formula(ISNUMBER(MATCH([.KC$10];Holidays;0)))" style:apply-style-name="Holiday" style:base-cell-address="'Gantt Chart'.KC35"/>
    </style:style>
    <style:style style:name="ce629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C$10]=TODAY())" style:apply-style-name="Today" style:base-cell-address="'Gantt Chart'.KC36"/>
      <style:map style:condition="is-true-formula(OR(WEEKDAY([.KC$10])=1;WEEKDAY([.KC$10])=7))" style:apply-style-name="Weekend" style:base-cell-address="'Gantt Chart'.KC36"/>
      <style:map style:condition="is-true-formula(ISNUMBER(MATCH([.KC$10];Holidays;0)))" style:apply-style-name="Holiday" style:base-cell-address="'Gantt Chart'.KC36"/>
    </style:style>
    <style:style style:name="ce630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C$10]=TODAY())" style:apply-style-name="Today" style:base-cell-address="'Gantt Chart'.KC37"/>
      <style:map style:condition="is-true-formula(OR(WEEKDAY([.KC$10])=1;WEEKDAY([.KC$10])=7))" style:apply-style-name="Weekend" style:base-cell-address="'Gantt Chart'.KC37"/>
      <style:map style:condition="is-true-formula(ISNUMBER(MATCH([.KC$10];Holidays;0)))" style:apply-style-name="Holiday" style:base-cell-address="'Gantt Chart'.KC37"/>
    </style:style>
    <style:style style:name="ce631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C$10]=TODAY())" style:apply-style-name="Today" style:base-cell-address="'Gantt Chart'.KC38"/>
      <style:map style:condition="is-true-formula(OR(WEEKDAY([.KC$10])=1;WEEKDAY([.KC$10])=7))" style:apply-style-name="Weekend" style:base-cell-address="'Gantt Chart'.KC38"/>
      <style:map style:condition="is-true-formula(ISNUMBER(MATCH([.KC$10];Holidays;0)))" style:apply-style-name="Holiday" style:base-cell-address="'Gantt Chart'.KC38"/>
    </style:style>
    <style:style style:name="ce632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C$10]=TODAY())" style:apply-style-name="Today" style:base-cell-address="'Gantt Chart'.KC39"/>
      <style:map style:condition="is-true-formula(OR(WEEKDAY([.KC$10])=1;WEEKDAY([.KC$10])=7))" style:apply-style-name="Weekend" style:base-cell-address="'Gantt Chart'.KC39"/>
      <style:map style:condition="is-true-formula(ISNUMBER(MATCH([.KC$10];Holidays;0)))" style:apply-style-name="Holiday" style:base-cell-address="'Gantt Chart'.KC39"/>
    </style:style>
    <style:style style:name="ce633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C$10]=TODAY())" style:apply-style-name="Today" style:base-cell-address="'Gantt Chart'.KC40"/>
      <style:map style:condition="is-true-formula(OR(WEEKDAY([.KC$10])=1;WEEKDAY([.KC$10])=7))" style:apply-style-name="Weekend" style:base-cell-address="'Gantt Chart'.KC40"/>
      <style:map style:condition="is-true-formula(ISNUMBER(MATCH([.KC$10];Holidays;0)))" style:apply-style-name="Holiday" style:base-cell-address="'Gantt Chart'.KC40"/>
    </style:style>
    <style:style style:name="ce634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C$10]=TODAY())" style:apply-style-name="Today" style:base-cell-address="'Gantt Chart'.KC41"/>
      <style:map style:condition="is-true-formula(OR(WEEKDAY([.KC$10])=1;WEEKDAY([.KC$10])=7))" style:apply-style-name="Weekend" style:base-cell-address="'Gantt Chart'.KC41"/>
      <style:map style:condition="is-true-formula(ISNUMBER(MATCH([.KC$10];Holidays;0)))" style:apply-style-name="Holiday" style:base-cell-address="'Gantt Chart'.KC41"/>
    </style:style>
    <style:style style:name="ce635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C$10]=TODAY())" style:apply-style-name="Today" style:base-cell-address="'Gantt Chart'.KC43"/>
      <style:map style:condition="is-true-formula(OR(WEEKDAY([.KC$10])=1;WEEKDAY([.KC$10])=7))" style:apply-style-name="Weekend" style:base-cell-address="'Gantt Chart'.KC43"/>
      <style:map style:condition="is-true-formula(ISNUMBER(MATCH([.KC$10];Holidays;0)))" style:apply-style-name="Holiday" style:base-cell-address="'Gantt Chart'.KC43"/>
    </style:style>
    <style:style style:name="ce636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C$10]=TODAY())" style:apply-style-name="Today" style:base-cell-address="'Gantt Chart'.KC44"/>
      <style:map style:condition="is-true-formula(OR(WEEKDAY([.KC$10])=1;WEEKDAY([.KC$10])=7))" style:apply-style-name="Weekend" style:base-cell-address="'Gantt Chart'.KC44"/>
      <style:map style:condition="is-true-formula(ISNUMBER(MATCH([.KC$10];Holidays;0)))" style:apply-style-name="Holiday" style:base-cell-address="'Gantt Chart'.KC44"/>
    </style:style>
    <style:style style:name="ce637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C$10]=TODAY())" style:apply-style-name="Today" style:base-cell-address="'Gantt Chart'.KC45"/>
      <style:map style:condition="is-true-formula(OR(WEEKDAY([.KC$10])=1;WEEKDAY([.KC$10])=7))" style:apply-style-name="Weekend" style:base-cell-address="'Gantt Chart'.KC45"/>
      <style:map style:condition="is-true-formula(ISNUMBER(MATCH([.KC$10];Holidays;0)))" style:apply-style-name="Holiday" style:base-cell-address="'Gantt Chart'.KC45"/>
    </style:style>
    <style:style style:name="ce638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C$10]=TODAY())" style:apply-style-name="Today" style:base-cell-address="'Gantt Chart'.KC46"/>
      <style:map style:condition="is-true-formula(OR(WEEKDAY([.KC$10])=1;WEEKDAY([.KC$10])=7))" style:apply-style-name="Weekend" style:base-cell-address="'Gantt Chart'.KC46"/>
      <style:map style:condition="is-true-formula(ISNUMBER(MATCH([.KC$10];Holidays;0)))" style:apply-style-name="Holiday" style:base-cell-address="'Gantt Chart'.KC46"/>
    </style:style>
    <style:style style:name="ce639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C$10]=TODAY())" style:apply-style-name="Today" style:base-cell-address="'Gantt Chart'.KC47"/>
      <style:map style:condition="is-true-formula(OR(WEEKDAY([.KC$10])=1;WEEKDAY([.KC$10])=7))" style:apply-style-name="Weekend" style:base-cell-address="'Gantt Chart'.KC47"/>
      <style:map style:condition="is-true-formula(ISNUMBER(MATCH([.KC$10];Holidays;0)))" style:apply-style-name="Holiday" style:base-cell-address="'Gantt Chart'.KC47"/>
    </style:style>
    <style:style style:name="ce640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C$10]=TODAY())" style:apply-style-name="Today" style:base-cell-address="'Gantt Chart'.KC48"/>
      <style:map style:condition="is-true-formula(OR(WEEKDAY([.KC$10])=1;WEEKDAY([.KC$10])=7))" style:apply-style-name="Weekend" style:base-cell-address="'Gantt Chart'.KC48"/>
      <style:map style:condition="is-true-formula(ISNUMBER(MATCH([.KC$10];Holidays;0)))" style:apply-style-name="Holiday" style:base-cell-address="'Gantt Chart'.KC48"/>
    </style:style>
    <style:style style:name="ce641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C$10]=TODAY())" style:apply-style-name="Today" style:base-cell-address="'Gantt Chart'.KC49"/>
      <style:map style:condition="is-true-formula(OR(WEEKDAY([.KC$10])=1;WEEKDAY([.KC$10])=7))" style:apply-style-name="Weekend" style:base-cell-address="'Gantt Chart'.KC49"/>
      <style:map style:condition="is-true-formula(ISNUMBER(MATCH([.KC$10];Holidays;0)))" style:apply-style-name="Holiday" style:base-cell-address="'Gantt Chart'.KC49"/>
    </style:style>
    <style:style style:name="ce642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C$10]=TODAY())" style:apply-style-name="Today" style:base-cell-address="'Gantt Chart'.KC50"/>
      <style:map style:condition="is-true-formula(OR(WEEKDAY([.KC$10])=1;WEEKDAY([.KC$10])=7))" style:apply-style-name="Weekend" style:base-cell-address="'Gantt Chart'.KC50"/>
      <style:map style:condition="is-true-formula(ISNUMBER(MATCH([.KC$10];Holidays;0)))" style:apply-style-name="Holiday" style:base-cell-address="'Gantt Chart'.KC50"/>
    </style:style>
    <style:style style:name="ce643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C$10]=TODAY())" style:apply-style-name="Today" style:base-cell-address="'Gantt Chart'.KC51"/>
      <style:map style:condition="is-true-formula(OR(WEEKDAY([.KC$10])=1;WEEKDAY([.KC$10])=7))" style:apply-style-name="Weekend" style:base-cell-address="'Gantt Chart'.KC51"/>
      <style:map style:condition="is-true-formula(ISNUMBER(MATCH([.KC$10];Holidays;0)))" style:apply-style-name="Holiday" style:base-cell-address="'Gantt Chart'.KC51"/>
    </style:style>
    <style:style style:name="ce644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C$10]=TODAY())" style:apply-style-name="Today" style:base-cell-address="'Gantt Chart'.KC52"/>
      <style:map style:condition="is-true-formula(OR(WEEKDAY([.KC$10])=1;WEEKDAY([.KC$10])=7))" style:apply-style-name="Weekend" style:base-cell-address="'Gantt Chart'.KC52"/>
      <style:map style:condition="is-true-formula(ISNUMBER(MATCH([.KC$10];Holidays;0)))" style:apply-style-name="Holiday" style:base-cell-address="'Gantt Chart'.KC52"/>
    </style:style>
    <style:style style:name="ce645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C$10]=TODAY())" style:apply-style-name="Today" style:base-cell-address="'Gantt Chart'.KC53"/>
      <style:map style:condition="is-true-formula(OR(WEEKDAY([.KC$10])=1;WEEKDAY([.KC$10])=7))" style:apply-style-name="Weekend" style:base-cell-address="'Gantt Chart'.KC53"/>
      <style:map style:condition="is-true-formula(ISNUMBER(MATCH([.KC$10];Holidays;0)))" style:apply-style-name="Holiday" style:base-cell-address="'Gantt Chart'.KC53"/>
    </style:style>
    <style:style style:name="ce646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C$10]=TODAY())" style:apply-style-name="Today" style:base-cell-address="'Gantt Chart'.KC54"/>
      <style:map style:condition="is-true-formula(OR(WEEKDAY([.KC$10])=1;WEEKDAY([.KC$10])=7))" style:apply-style-name="Weekend" style:base-cell-address="'Gantt Chart'.KC54"/>
      <style:map style:condition="is-true-formula(ISNUMBER(MATCH([.KC$10];Holidays;0)))" style:apply-style-name="Holiday" style:base-cell-address="'Gantt Chart'.KC54"/>
    </style:style>
    <style:style style:name="ce647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C$10]=TODAY())" style:apply-style-name="Today" style:base-cell-address="'Gantt Chart'.KC55"/>
      <style:map style:condition="is-true-formula(OR(WEEKDAY([.KC$10])=1;WEEKDAY([.KC$10])=7))" style:apply-style-name="Weekend" style:base-cell-address="'Gantt Chart'.KC55"/>
      <style:map style:condition="is-true-formula(ISNUMBER(MATCH([.KC$10];Holidays;0)))" style:apply-style-name="Holiday" style:base-cell-address="'Gantt Chart'.KC55"/>
    </style:style>
    <style:style style:name="ce648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C$10]=TODAY())" style:apply-style-name="Today" style:base-cell-address="'Gantt Chart'.KC56"/>
      <style:map style:condition="is-true-formula(OR(WEEKDAY([.KC$10])=1;WEEKDAY([.KC$10])=7))" style:apply-style-name="Weekend" style:base-cell-address="'Gantt Chart'.KC56"/>
      <style:map style:condition="is-true-formula(ISNUMBER(MATCH([.KC$10];Holidays;0)))" style:apply-style-name="Holiday" style:base-cell-address="'Gantt Chart'.KC56"/>
    </style:style>
    <style:style style:name="ce649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C$10]=TODAY())" style:apply-style-name="Today" style:base-cell-address="'Gantt Chart'.KC57"/>
      <style:map style:condition="is-true-formula(OR(WEEKDAY([.KC$10])=1;WEEKDAY([.KC$10])=7))" style:apply-style-name="Weekend" style:base-cell-address="'Gantt Chart'.KC57"/>
      <style:map style:condition="is-true-formula(ISNUMBER(MATCH([.KC$10];Holidays;0)))" style:apply-style-name="Holiday" style:base-cell-address="'Gantt Chart'.KC57"/>
    </style:style>
    <style:style style:name="ce650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C$10]=TODAY())" style:apply-style-name="Today" style:base-cell-address="'Gantt Chart'.KC58"/>
      <style:map style:condition="is-true-formula(OR(WEEKDAY([.KC$10])=1;WEEKDAY([.KC$10])=7))" style:apply-style-name="Weekend" style:base-cell-address="'Gantt Chart'.KC58"/>
      <style:map style:condition="is-true-formula(ISNUMBER(MATCH([.KC$10];Holidays;0)))" style:apply-style-name="Holiday" style:base-cell-address="'Gantt Chart'.KC58"/>
    </style:style>
    <style:style style:name="ce651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C$10]=TODAY())" style:apply-style-name="Today" style:base-cell-address="'Gantt Chart'.KC59"/>
      <style:map style:condition="is-true-formula(OR(WEEKDAY([.KC$10])=1;WEEKDAY([.KC$10])=7))" style:apply-style-name="Weekend" style:base-cell-address="'Gantt Chart'.KC59"/>
      <style:map style:condition="is-true-formula(ISNUMBER(MATCH([.KC$10];Holidays;0)))" style:apply-style-name="Holiday" style:base-cell-address="'Gantt Chart'.KC59"/>
    </style:style>
    <style:style style:name="ce652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C$10]=TODAY())" style:apply-style-name="Today" style:base-cell-address="'Gantt Chart'.KC60"/>
      <style:map style:condition="is-true-formula(OR(WEEKDAY([.KC$10])=1;WEEKDAY([.KC$10])=7))" style:apply-style-name="Weekend" style:base-cell-address="'Gantt Chart'.KC60"/>
      <style:map style:condition="is-true-formula(ISNUMBER(MATCH([.KC$10];Holidays;0)))" style:apply-style-name="Holiday" style:base-cell-address="'Gantt Chart'.KC60"/>
    </style:style>
    <style:style style:name="ce653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C$10]=TODAY())" style:apply-style-name="Today" style:base-cell-address="'Gantt Chart'.KC61"/>
      <style:map style:condition="is-true-formula(OR(WEEKDAY([.KC$10])=1;WEEKDAY([.KC$10])=7))" style:apply-style-name="Weekend" style:base-cell-address="'Gantt Chart'.KC61"/>
      <style:map style:condition="is-true-formula(ISNUMBER(MATCH([.KC$10];Holidays;0)))" style:apply-style-name="Holiday" style:base-cell-address="'Gantt Chart'.KC61"/>
    </style:style>
    <style:style style:name="ce654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C$10]=TODAY())" style:apply-style-name="Today" style:base-cell-address="'Gantt Chart'.KC62"/>
      <style:map style:condition="is-true-formula(OR(WEEKDAY([.KC$10])=1;WEEKDAY([.KC$10])=7))" style:apply-style-name="Weekend" style:base-cell-address="'Gantt Chart'.KC62"/>
      <style:map style:condition="is-true-formula(ISNUMBER(MATCH([.KC$10];Holidays;0)))" style:apply-style-name="Holiday" style:base-cell-address="'Gantt Chart'.KC62"/>
    </style:style>
    <style:style style:name="ce655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style:font-name="Inconsolata" fo:font-weight="normal" style:font-weight-asian="normal" style:font-weight-complex="normal"/>
      <style:map style:condition="is-true-formula([.KC$10]=TODAY())" style:apply-style-name="Today" style:base-cell-address="'Gantt Chart'.KC63"/>
      <style:map style:condition="is-true-formula(OR(WEEKDAY([.KC$10])=1;WEEKDAY([.KC$10])=7))" style:apply-style-name="Weekend" style:base-cell-address="'Gantt Chart'.KC63"/>
      <style:map style:condition="is-true-formula(ISNUMBER(MATCH([.KC$10];Holidays;0)))" style:apply-style-name="Holiday" style:base-cell-address="'Gantt Chart'.KC63"/>
    </style:style>
    <style:style style:name="ce656" style:family="table-cell" style:parent-style-name="Default">
      <style:table-cell-properties fo:wrap-option="no-wrap"/>
      <style:text-properties style:font-name="Inconsolata" fo:font-weight="bold" style:font-weight-asian="bold" style:font-weight-complex="bold"/>
    </style:style>
    <style:style style:name="ce657" style:family="table-cell" style:parent-style-name="Default">
      <style:table-cell-properties fo:border-bottom="0.06pt solid #000000" fo:border-left="none" fo:border-right="none" style:rotation-angle="0" fo:border-top="none"/>
      <style:text-properties style:font-name="Inconsolata" fo:font-size="11pt" style:font-size-asian="11pt" style:font-size-complex="11pt"/>
    </style:style>
    <style:style style:name="ce658" style:family="table-cell" style:parent-style-name="Default">
      <style:table-cell-properties fo:border-bottom="0.06pt solid #dfdfdf" fo:background-color="#cccccc" fo:border-left="none" fo:border-right="none" fo:border-top="0.06pt solid #dfdfdf"/>
      <style:text-properties style:font-name="Inconsolata" fo:font-weight="normal" style:font-weight-asian="normal" style:font-weight-complex="normal"/>
    </style:style>
    <style:style style:name="ce659" style:family="table-cell" style:parent-style-name="Default">
      <style:table-cell-properties fo:background-color="transparent"/>
      <style:text-properties style:font-name="Inconsolata" fo:font-size="12pt" fo:font-weight="bold" style:font-size-asian="12pt" style:font-weight-asian="bold" style:font-size-complex="12pt" style:font-weight-complex="bold"/>
    </style:style>
    <style:style style:name="ce660" style:family="table-cell" style:parent-style-name="Default">
      <style:table-cell-properties fo:background-color="transparent"/>
      <style:text-properties style:font-name="Inconsolata" fo:font-weight="bold" style:font-weight-asian="bold" style:font-weight-complex="bold"/>
    </style:style>
    <style:style style:name="ce661" style:family="table-cell" style:parent-style-name="Default">
      <style:text-properties style:font-name="Inconsolata" fo:font-weight="bold" style:font-weight-asian="bold" style:font-weight-complex="bold"/>
    </style:style>
    <style:style style:name="ce662" style:family="table-cell" style:parent-style-name="Default">
      <style:table-cell-properties fo:border-bottom="0.06pt solid #000000" fo:border-left="none" fo:border-right="none" style:rotation-angle="0" fo:border-top="none"/>
      <style:text-properties style:font-name="Inconsolata"/>
    </style:style>
    <style:style style:name="ce663" style:family="table-cell" style:parent-style-name="Default">
      <style:table-cell-properties fo:background-color="#dfdfdf"/>
      <style:text-properties style:font-name="Inconsolata" fo:font-size="12pt" fo:font-weight="bold" style:font-size-asian="12pt" style:font-weight-asian="bold" style:font-size-complex="12pt" style:font-weight-complex="bold"/>
    </style:style>
    <style:style style:name="ce664" style:family="table-cell" style:parent-style-name="Default">
      <style:table-cell-properties fo:background-color="#cccccc"/>
      <style:text-properties style:font-name="Inconsolata" fo:font-weight="bold" style:font-weight-asian="bold" style:font-weight-complex="bold"/>
    </style:style>
    <style:style style:name="ce665" style:family="table-cell" style:parent-style-name="Default">
      <style:table-cell-properties fo:background-color="#dfdfdf"/>
      <style:text-properties style:font-name="Inconsolata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44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64"/>
        <table:table-column table:style-name="co5" table:number-columns-repeated="4" table:default-cell-style-name="ce44"/>
        <table:table-column table:style-name="co6" table:default-cell-style-name="ce109"/>
        <table:table-column table:style-name="co7" table:default-cell-style-name="ce64"/>
        <table:table-column table:style-name="co8" table:default-cell-style-name="ce130"/>
        <table:table-column table:style-name="co6" table:number-columns-repeated="2" table:default-cell-style-name="ce1"/>
        <table:table-column table:style-name="co9" table:number-columns-repeated="277" table:default-cell-style-name="ce1"/>
        <table:table-column table:style-name="co8" table:number-columns-repeated="734" table:default-cell-style-name="ce1"/>
        <table:table-row table:style-name="ro1" table:number-rows-repeated="2">
          <table:table-cell table:content-validation-name="val1" table:number-columns-repeated="3"/>
          <table:table-cell table:style-name="ce63" table:content-validation-name="val1" table:number-columns-repeated="4"/>
          <table:table-cell table:content-validation-name="val1" table:number-columns-repeated="2"/>
          <table:table-cell table:style-name="ce123" table:content-validation-name="val1"/>
          <table:table-cell table:content-validation-name="val1"/>
          <table:table-cell table:number-columns-repeated="3"/>
          <table:table-cell table:content-validation-name="val1" table:number-columns-repeated="1010"/>
        </table:table-row>
        <table:table-row table:style-name="ro2">
          <table:table-cell table:content-validation-name="val1"/>
          <table:table-cell table:style-name="ce25" table:content-validation-name="val1" office:value-type="string" calcext:value-type="string" table:number-columns-spanned="2" table:number-rows-spanned="1">
            <text:p>Thesis ConvNets: Speech Recognition</text:p>
          </table:table-cell>
          <table:covered-table-cell table:style-name="ce44" table:content-validation-name="val1"/>
          <table:table-cell table:content-validation-name="val1" table:number-columns-repeated="6"/>
          <table:table-cell table:style-name="ce124" table:content-validation-name="val1" table:formula="of:=[.K10]" office:value-type="percentage" office:value="0.0726820022635232" calcext:value-type="percentage">
            <text:p>7%</text:p>
          </table:table-cell>
          <table:table-cell table:style-name="ce84" table:content-validation-name="val1"/>
          <table:table-cell table:number-columns-repeated="3"/>
          <table:table-cell table:content-validation-name="val1" table:number-columns-repeated="1010"/>
        </table:table-row>
        <table:table-row table:style-name="ro3">
          <table:table-cell table:content-validation-name="val1"/>
          <table:table-cell table:style-name="ce26" table:content-validation-name="val1" office:value-type="string" calcext:value-type="string" table:number-columns-spanned="2" table:number-rows-spanned="1">
            <text:p>KU Leuven</text:p>
          </table:table-cell>
          <table:covered-table-cell table:style-name="ce44" table:content-validation-name="val1"/>
          <table:table-cell table:style-name="ce63" table:content-validation-name="val1" table:number-columns-repeated="4"/>
          <table:table-cell table:content-validation-name="val1" table:number-columns-repeated="2"/>
          <table:table-cell table:style-name="ce123" table:content-validation-name="val1"/>
          <table:table-cell table:content-validation-name="val1"/>
          <table:table-cell table:number-columns-repeated="3"/>
          <table:table-cell table:content-validation-name="val1" table:number-columns-repeated="1010"/>
        </table:table-row>
        <table:table-row table:style-name="ro4">
          <table:table-cell table:content-validation-name="val1"/>
          <table:table-cell table:style-name="ce27" table:content-validation-name="val1" office:value-type="string" calcext:value-type="string" table:number-columns-spanned="2" table:number-rows-spanned="1">
            <text:p>Matthijs Van keirsbilck</text:p>
          </table:table-cell>
          <table:covered-table-cell table:content-validation-name="val1"/>
          <table:table-cell table:style-name="ce65" table:content-validation-name="val1" table:formula="of:=TODAY()" office:value-type="date" office:date-value="2016-10-17" calcext:value-type="date" table:number-columns-spanned="8" table:number-rows-spanned="1">
            <text:p>Monday, October 17, 2016</text:p>
          </table:table-cell>
          <table:covered-table-cell table:number-columns-repeated="3" table:style-name="ce89" table:content-validation-name="val1"/>
          <table:covered-table-cell table:number-columns-repeated="2" table:content-validation-name="val1"/>
          <table:covered-table-cell table:style-name="ce84" table:content-validation-name="val1"/>
          <table:covered-table-cell table:content-validation-name="val1"/>
          <table:table-cell table:number-columns-repeated="3"/>
          <table:table-cell table:content-validation-name="val1" table:number-columns-repeated="1010"/>
        </table:table-row>
        <table:table-row table:style-name="ro1">
          <table:table-cell table:content-validation-name="val1" table:number-columns-repeated="3"/>
          <table:table-cell table:style-name="ce63" table:content-validation-name="val1" table:number-columns-repeated="4"/>
          <table:table-cell table:content-validation-name="val1" table:number-columns-repeated="2"/>
          <table:table-cell table:style-name="ce123" table:content-validation-name="val1"/>
          <table:table-cell table:content-validation-name="val1"/>
          <table:table-cell table:number-columns-repeated="3"/>
          <table:table-cell table:content-validation-name="val1" table:number-columns-repeated="1010"/>
        </table:table-row>
        <table:table-row table:style-name="ro1">
          <table:table-cell table:style-name="ce2" table:content-validation-name="val1" table:number-columns-repeated="3"/>
          <table:table-cell table:style-name="ce66" table:content-validation-name="val1"/>
          <table:table-cell table:style-name="ce2" table:content-validation-name="val1" table:number-columns-repeated="4"/>
          <table:table-cell table:style-name="ce110" table:content-validation-name="val1"/>
          <table:table-cell table:style-name="ce66" table:content-validation-name="val1" table:number-columns-repeated="2"/>
          <table:table-cell table:number-columns-repeated="3"/>
          <table:table-cell table:style-name="ce160" table:content-validation-name="val1" table:number-columns-repeated="42"/>
          <table:table-cell table:style-name="ce231" table:content-validation-name="val1" table:number-columns-repeated="968"/>
        </table:table-row>
        <table:table-row table:style-name="ro4">
          <table:table-cell table:style-name="ce3" table:content-validation-name="val1" table:number-columns-repeated="3"/>
          <table:table-cell table:style-name="ce67" table:content-validation-name="val1"/>
          <table:table-cell table:style-name="ce90" table:content-validation-name="val1" table:number-columns-repeated="4"/>
          <table:table-cell table:style-name="ce111" table:content-validation-name="val1"/>
          <table:table-cell table:style-name="ce67" table:content-validation-name="val1"/>
          <table:table-cell table:style-name="ce131" table:content-validation-name="val1"/>
          <table:table-cell table:number-columns-repeated="3"/>
          <table:table-cell table:style-name="ce161" table:content-validation-name="val1" table:formula="of:=IF(WEEKDAY([.O10])=2;ISOWEEKNUM([.O10];1);&quot;&quot;)">
            <text:p/>
          </table:table-cell>
          <table:table-cell table:style-name="ce161" table:content-validation-name="val1" table:formula="of:=IF(WEEKDAY([.P10])=2;ISOWEEKNUM([.P10];1);&quot;&quot;)">
            <text:p/>
          </table:table-cell>
          <table:table-cell table:style-name="ce161" table:content-validation-name="val1" table:formula="of:=IF(WEEKDAY([.Q10])=2;ISOWEEKNUM([.Q10];1);&quot;&quot;)">
            <text:p/>
          </table:table-cell>
          <table:table-cell table:style-name="ce161" table:content-validation-name="val1" table:formula="of:=IF(WEEKDAY([.R10])=2;ISOWEEKNUM([.R10];1);&quot;&quot;)">
            <text:p/>
          </table:table-cell>
          <table:table-cell table:style-name="ce161" table:content-validation-name="val1" table:formula="of:=IF(WEEKDAY([.S10])=2;ISOWEEKNUM([.S10];1);&quot;&quot;)">
            <text:p/>
          </table:table-cell>
          <table:table-cell table:style-name="ce161" table:content-validation-name="val1" table:formula="of:=IF(WEEKDAY([.T10])=2;ISOWEEKNUM([.T10];1);&quot;&quot;)">
            <text:p/>
          </table:table-cell>
          <table:table-cell table:style-name="ce161" table:content-validation-name="val1" table:formula="of:=IF(WEEKDAY([.U10])=2;ISOWEEKNUM([.U10];1);&quot;&quot;)" office:value-type="float" office:value="39" calcext:value-type="float">
            <text:p>39</text:p>
          </table:table-cell>
          <table:table-cell table:style-name="ce161" table:content-validation-name="val1" table:formula="of:=IF(WEEKDAY([.V10])=2;ISOWEEKNUM([.V10];1);&quot;&quot;)">
            <text:p/>
          </table:table-cell>
          <table:table-cell table:style-name="ce161" table:content-validation-name="val1" table:formula="of:=IF(WEEKDAY([.W10])=2;ISOWEEKNUM([.W10];1);&quot;&quot;)">
            <text:p/>
          </table:table-cell>
          <table:table-cell table:style-name="ce161" table:content-validation-name="val1" table:formula="of:=IF(WEEKDAY([.X10])=2;ISOWEEKNUM([.X10];1);&quot;&quot;)">
            <text:p/>
          </table:table-cell>
          <table:table-cell table:style-name="ce161" table:content-validation-name="val1" table:formula="of:=IF(WEEKDAY([.Y10])=2;ISOWEEKNUM([.Y10];1);&quot;&quot;)">
            <text:p/>
          </table:table-cell>
          <table:table-cell table:style-name="ce161" table:content-validation-name="val1" table:formula="of:=IF(WEEKDAY([.Z10])=2;ISOWEEKNUM([.Z10];1);&quot;&quot;)">
            <text:p/>
          </table:table-cell>
          <table:table-cell table:style-name="ce161" table:content-validation-name="val1" table:formula="of:=IF(WEEKDAY([.AA10])=2;ISOWEEKNUM([.AA10];1);&quot;&quot;)">
            <text:p/>
          </table:table-cell>
          <table:table-cell table:style-name="ce161" table:content-validation-name="val1" table:formula="of:=IF(WEEKDAY([.AB10])=2;ISOWEEKNUM([.AB10];1);&quot;&quot;)" office:value-type="float" office:value="40" calcext:value-type="float">
            <text:p>40</text:p>
          </table:table-cell>
          <table:table-cell table:style-name="ce161" table:content-validation-name="val1" table:formula="of:=IF(WEEKDAY([.AC10])=2;ISOWEEKNUM([.AC10];1);&quot;&quot;)">
            <text:p/>
          </table:table-cell>
          <table:table-cell table:style-name="ce161" table:content-validation-name="val1" table:formula="of:=IF(WEEKDAY([.AD10])=2;ISOWEEKNUM([.AD10];1);&quot;&quot;)">
            <text:p/>
          </table:table-cell>
          <table:table-cell table:style-name="ce161" table:content-validation-name="val1" table:formula="of:=IF(WEEKDAY([.AE10])=2;ISOWEEKNUM([.AE10];1);&quot;&quot;)">
            <text:p/>
          </table:table-cell>
          <table:table-cell table:style-name="ce161" table:content-validation-name="val1" table:formula="of:=IF(WEEKDAY([.AF10])=2;ISOWEEKNUM([.AF10];1);&quot;&quot;)">
            <text:p/>
          </table:table-cell>
          <table:table-cell table:style-name="ce161" table:content-validation-name="val1" table:formula="of:=IF(WEEKDAY([.AG10])=2;ISOWEEKNUM([.AG10];1);&quot;&quot;)">
            <text:p/>
          </table:table-cell>
          <table:table-cell table:style-name="ce161" table:content-validation-name="val1" table:formula="of:=IF(WEEKDAY([.AH10])=2;ISOWEEKNUM([.AH10];1);&quot;&quot;)">
            <text:p/>
          </table:table-cell>
          <table:table-cell table:style-name="ce161" table:content-validation-name="val1" table:formula="of:=IF(WEEKDAY([.AI10])=2;ISOWEEKNUM([.AI10];1);&quot;&quot;)" office:value-type="float" office:value="41" calcext:value-type="float">
            <text:p>41</text:p>
          </table:table-cell>
          <table:table-cell table:style-name="ce161" table:content-validation-name="val1" table:formula="of:=IF(WEEKDAY([.AJ10])=2;ISOWEEKNUM([.AJ10];1);&quot;&quot;)">
            <text:p/>
          </table:table-cell>
          <table:table-cell table:style-name="ce161" table:content-validation-name="val1" table:formula="of:=IF(WEEKDAY([.AK10])=2;ISOWEEKNUM([.AK10];1);&quot;&quot;)">
            <text:p/>
          </table:table-cell>
          <table:table-cell table:style-name="ce161" table:content-validation-name="val1" table:formula="of:=IF(WEEKDAY([.AL10])=2;ISOWEEKNUM([.AL10];1);&quot;&quot;)">
            <text:p/>
          </table:table-cell>
          <table:table-cell table:style-name="ce161" table:content-validation-name="val1" table:formula="of:=IF(WEEKDAY([.AM10])=2;ISOWEEKNUM([.AM10];1);&quot;&quot;)">
            <text:p/>
          </table:table-cell>
          <table:table-cell table:style-name="ce161" table:content-validation-name="val1" table:formula="of:=IF(WEEKDAY([.AN10])=2;ISOWEEKNUM([.AN10];1);&quot;&quot;)">
            <text:p/>
          </table:table-cell>
          <table:table-cell table:style-name="ce161" table:content-validation-name="val1" table:formula="of:=IF(WEEKDAY([.AO10])=2;ISOWEEKNUM([.AO10];1);&quot;&quot;)">
            <text:p/>
          </table:table-cell>
          <table:table-cell table:style-name="ce161" table:content-validation-name="val1" table:formula="of:=IF(WEEKDAY([.AP10])=2;ISOWEEKNUM([.AP10];1);&quot;&quot;)" office:value-type="float" office:value="42" calcext:value-type="float">
            <text:p>42</text:p>
          </table:table-cell>
          <table:table-cell table:style-name="ce161" table:content-validation-name="val1" table:formula="of:=IF(WEEKDAY([.AQ10])=2;ISOWEEKNUM([.AQ10];1);&quot;&quot;)">
            <text:p/>
          </table:table-cell>
          <table:table-cell table:style-name="ce161" table:content-validation-name="val1" table:formula="of:=IF(WEEKDAY([.AR10])=2;ISOWEEKNUM([.AR10];1);&quot;&quot;)">
            <text:p/>
          </table:table-cell>
          <table:table-cell table:style-name="ce161" table:content-validation-name="val1" table:formula="of:=IF(WEEKDAY([.AS10])=2;ISOWEEKNUM([.AS10];1);&quot;&quot;)">
            <text:p/>
          </table:table-cell>
          <table:table-cell table:style-name="ce161" table:content-validation-name="val1" table:formula="of:=IF(WEEKDAY([.AT10])=2;ISOWEEKNUM([.AT10];1);&quot;&quot;)">
            <text:p/>
          </table:table-cell>
          <table:table-cell table:style-name="ce161" table:content-validation-name="val1" table:formula="of:=IF(WEEKDAY([.AU10])=2;ISOWEEKNUM([.AU10];1);&quot;&quot;)">
            <text:p/>
          </table:table-cell>
          <table:table-cell table:style-name="ce161" table:content-validation-name="val1" table:formula="of:=IF(WEEKDAY([.AV10])=2;ISOWEEKNUM([.AV10];1);&quot;&quot;)">
            <text:p/>
          </table:table-cell>
          <table:table-cell table:style-name="ce161" table:content-validation-name="val1" table:formula="of:=IF(WEEKDAY([.AW10])=2;ISOWEEKNUM([.AW10];1);&quot;&quot;)" office:value-type="float" office:value="43" calcext:value-type="float">
            <text:p>43</text:p>
          </table:table-cell>
          <table:table-cell table:style-name="ce161" table:content-validation-name="val1" table:formula="of:=IF(WEEKDAY([.AX10])=2;ISOWEEKNUM([.AX10];1);&quot;&quot;)">
            <text:p/>
          </table:table-cell>
          <table:table-cell table:style-name="ce161" table:content-validation-name="val1" table:formula="of:=IF(WEEKDAY([.AY10])=2;ISOWEEKNUM([.AY10];1);&quot;&quot;)">
            <text:p/>
          </table:table-cell>
          <table:table-cell table:style-name="ce161" table:content-validation-name="val1" table:formula="of:=IF(WEEKDAY([.AZ10])=2;ISOWEEKNUM([.AZ10];1);&quot;&quot;)">
            <text:p/>
          </table:table-cell>
          <table:table-cell table:style-name="ce161" table:content-validation-name="val1" table:formula="of:=IF(WEEKDAY([.BA10])=2;ISOWEEKNUM([.BA10];1);&quot;&quot;)">
            <text:p/>
          </table:table-cell>
          <table:table-cell table:style-name="ce161" table:content-validation-name="val1" table:formula="of:=IF(WEEKDAY([.BB10])=2;ISOWEEKNUM([.BB10];1);&quot;&quot;)">
            <text:p/>
          </table:table-cell>
          <table:table-cell table:style-name="ce161" table:content-validation-name="val1" table:formula="of:=IF(WEEKDAY([.BC10])=2;ISOWEEKNUM([.BC10];1);&quot;&quot;)">
            <text:p/>
          </table:table-cell>
          <table:table-cell table:style-name="ce161" table:content-validation-name="val1" table:formula="of:=IF(WEEKDAY([.BD10])=2;ISOWEEKNUM([.BD10];1);&quot;&quot;)" office:value-type="float" office:value="44" calcext:value-type="float">
            <text:p>44</text:p>
          </table:table-cell>
          <table:table-cell table:style-name="ce161" table:content-validation-name="val1" table:formula="of:=IF(WEEKDAY([.BE10])=2;ISOWEEKNUM([.BE10];1);&quot;&quot;)">
            <text:p/>
          </table:table-cell>
          <table:table-cell table:style-name="ce161" table:content-validation-name="val1" table:formula="of:=IF(WEEKDAY([.BF10])=2;ISOWEEKNUM([.BF10];1);&quot;&quot;)">
            <text:p/>
          </table:table-cell>
          <table:table-cell table:style-name="ce161" table:content-validation-name="val1" table:formula="of:=IF(WEEKDAY([.BG10])=2;ISOWEEKNUM([.BG10];1);&quot;&quot;)">
            <text:p/>
          </table:table-cell>
          <table:table-cell table:style-name="ce161" table:content-validation-name="val1" table:formula="of:=IF(WEEKDAY([.BH10])=2;ISOWEEKNUM([.BH10];1);&quot;&quot;)">
            <text:p/>
          </table:table-cell>
          <table:table-cell table:style-name="ce161" table:content-validation-name="val1" table:formula="of:=IF(WEEKDAY([.BI10])=2;ISOWEEKNUM([.BI10];1);&quot;&quot;)">
            <text:p/>
          </table:table-cell>
          <table:table-cell table:style-name="ce161" table:content-validation-name="val1" table:formula="of:=IF(WEEKDAY([.BJ10])=2;ISOWEEKNUM([.BJ10];1);&quot;&quot;)">
            <text:p/>
          </table:table-cell>
          <table:table-cell table:style-name="ce161" table:content-validation-name="val1" table:formula="of:=IF(WEEKDAY([.BK10])=2;ISOWEEKNUM([.BK10];1);&quot;&quot;)" office:value-type="float" office:value="45" calcext:value-type="float">
            <text:p>45</text:p>
          </table:table-cell>
          <table:table-cell table:style-name="ce161" table:content-validation-name="val1" table:formula="of:=IF(WEEKDAY([.BL10])=2;ISOWEEKNUM([.BL10];1);&quot;&quot;)">
            <text:p/>
          </table:table-cell>
          <table:table-cell table:style-name="ce161" table:content-validation-name="val1" table:formula="of:=IF(WEEKDAY([.BM10])=2;ISOWEEKNUM([.BM10];1);&quot;&quot;)">
            <text:p/>
          </table:table-cell>
          <table:table-cell table:style-name="ce161" table:content-validation-name="val1" table:formula="of:=IF(WEEKDAY([.BN10])=2;ISOWEEKNUM([.BN10];1);&quot;&quot;)">
            <text:p/>
          </table:table-cell>
          <table:table-cell table:style-name="ce161" table:content-validation-name="val1" table:formula="of:=IF(WEEKDAY([.BO10])=2;ISOWEEKNUM([.BO10];1);&quot;&quot;)">
            <text:p/>
          </table:table-cell>
          <table:table-cell table:style-name="ce161" table:content-validation-name="val1" table:formula="of:=IF(WEEKDAY([.BP10])=2;ISOWEEKNUM([.BP10];1);&quot;&quot;)">
            <text:p/>
          </table:table-cell>
          <table:table-cell table:style-name="ce161" table:content-validation-name="val1" table:formula="of:=IF(WEEKDAY([.BQ10])=2;ISOWEEKNUM([.BQ10];1);&quot;&quot;)">
            <text:p/>
          </table:table-cell>
          <table:table-cell table:style-name="ce161" table:content-validation-name="val1" table:formula="of:=IF(WEEKDAY([.BR10])=2;ISOWEEKNUM([.BR10];1);&quot;&quot;)" office:value-type="float" office:value="46" calcext:value-type="float">
            <text:p>46</text:p>
          </table:table-cell>
          <table:table-cell table:style-name="ce161" table:content-validation-name="val1" table:formula="of:=IF(WEEKDAY([.BS10])=2;ISOWEEKNUM([.BS10];1);&quot;&quot;)">
            <text:p/>
          </table:table-cell>
          <table:table-cell table:style-name="ce161" table:content-validation-name="val1" table:formula="of:=IF(WEEKDAY([.BT10])=2;ISOWEEKNUM([.BT10];1);&quot;&quot;)">
            <text:p/>
          </table:table-cell>
          <table:table-cell table:style-name="ce161" table:content-validation-name="val1" table:formula="of:=IF(WEEKDAY([.BU10])=2;ISOWEEKNUM([.BU10];1);&quot;&quot;)">
            <text:p/>
          </table:table-cell>
          <table:table-cell table:style-name="ce161" table:content-validation-name="val1" table:formula="of:=IF(WEEKDAY([.BV10])=2;ISOWEEKNUM([.BV10];1);&quot;&quot;)">
            <text:p/>
          </table:table-cell>
          <table:table-cell table:style-name="ce161" table:content-validation-name="val1" table:formula="of:=IF(WEEKDAY([.BW10])=2;ISOWEEKNUM([.BW10];1);&quot;&quot;)">
            <text:p/>
          </table:table-cell>
          <table:table-cell table:style-name="ce161" table:content-validation-name="val1" table:formula="of:=IF(WEEKDAY([.BX10])=2;ISOWEEKNUM([.BX10];1);&quot;&quot;)">
            <text:p/>
          </table:table-cell>
          <table:table-cell table:style-name="ce161" table:content-validation-name="val1" table:formula="of:=IF(WEEKDAY([.BY10])=2;ISOWEEKNUM([.BY10];1);&quot;&quot;)" office:value-type="float" office:value="47" calcext:value-type="float">
            <text:p>47</text:p>
          </table:table-cell>
          <table:table-cell table:style-name="ce161" table:content-validation-name="val1" table:formula="of:=IF(WEEKDAY([.BZ10])=2;ISOWEEKNUM([.BZ10];1);&quot;&quot;)">
            <text:p/>
          </table:table-cell>
          <table:table-cell table:style-name="ce161" table:content-validation-name="val1" table:formula="of:=IF(WEEKDAY([.CA10])=2;ISOWEEKNUM([.CA10];1);&quot;&quot;)">
            <text:p/>
          </table:table-cell>
          <table:table-cell table:style-name="ce161" table:content-validation-name="val1" table:formula="of:=IF(WEEKDAY([.CB10])=2;ISOWEEKNUM([.CB10];1);&quot;&quot;)">
            <text:p/>
          </table:table-cell>
          <table:table-cell table:style-name="ce161" table:content-validation-name="val1" table:formula="of:=IF(WEEKDAY([.CC10])=2;ISOWEEKNUM([.CC10];1);&quot;&quot;)">
            <text:p/>
          </table:table-cell>
          <table:table-cell table:style-name="ce161" table:content-validation-name="val1" table:formula="of:=IF(WEEKDAY([.CD10])=2;ISOWEEKNUM([.CD10];1);&quot;&quot;)">
            <text:p/>
          </table:table-cell>
          <table:table-cell table:style-name="ce161" table:content-validation-name="val1" table:formula="of:=IF(WEEKDAY([.CE10])=2;ISOWEEKNUM([.CE10];1);&quot;&quot;)">
            <text:p/>
          </table:table-cell>
          <table:table-cell table:style-name="ce161" table:content-validation-name="val1" table:formula="of:=IF(WEEKDAY([.CF10])=2;ISOWEEKNUM([.CF10];1);&quot;&quot;)" office:value-type="float" office:value="48" calcext:value-type="float">
            <text:p>48</text:p>
          </table:table-cell>
          <table:table-cell table:style-name="ce161" table:content-validation-name="val1" table:formula="of:=IF(WEEKDAY([.CG10])=2;ISOWEEKNUM([.CG10];1);&quot;&quot;)">
            <text:p/>
          </table:table-cell>
          <table:table-cell table:style-name="ce161" table:content-validation-name="val1" table:formula="of:=IF(WEEKDAY([.CH10])=2;ISOWEEKNUM([.CH10];1);&quot;&quot;)">
            <text:p/>
          </table:table-cell>
          <table:table-cell table:style-name="ce161" table:content-validation-name="val1" table:formula="of:=IF(WEEKDAY([.CI10])=2;ISOWEEKNUM([.CI10];1);&quot;&quot;)">
            <text:p/>
          </table:table-cell>
          <table:table-cell table:style-name="ce161" table:content-validation-name="val1" table:formula="of:=IF(WEEKDAY([.CJ10])=2;ISOWEEKNUM([.CJ10];1);&quot;&quot;)">
            <text:p/>
          </table:table-cell>
          <table:table-cell table:style-name="ce161" table:content-validation-name="val1" table:formula="of:=IF(WEEKDAY([.CK10])=2;ISOWEEKNUM([.CK10];1);&quot;&quot;)">
            <text:p/>
          </table:table-cell>
          <table:table-cell table:style-name="ce161" table:content-validation-name="val1" table:formula="of:=IF(WEEKDAY([.CL10])=2;ISOWEEKNUM([.CL10];1);&quot;&quot;)">
            <text:p/>
          </table:table-cell>
          <table:table-cell table:style-name="ce161" table:content-validation-name="val1" table:formula="of:=IF(WEEKDAY([.CM10])=2;ISOWEEKNUM([.CM10];1);&quot;&quot;)" office:value-type="float" office:value="49" calcext:value-type="float">
            <text:p>49</text:p>
          </table:table-cell>
          <table:table-cell table:style-name="ce161" table:content-validation-name="val1" table:formula="of:=IF(WEEKDAY([.CN10])=2;ISOWEEKNUM([.CN10];1);&quot;&quot;)">
            <text:p/>
          </table:table-cell>
          <table:table-cell table:style-name="ce161" table:content-validation-name="val1" table:formula="of:=IF(WEEKDAY([.CO10])=2;ISOWEEKNUM([.CO10];1);&quot;&quot;)">
            <text:p/>
          </table:table-cell>
          <table:table-cell table:style-name="ce161" table:content-validation-name="val1" table:formula="of:=IF(WEEKDAY([.CP10])=2;ISOWEEKNUM([.CP10];1);&quot;&quot;)">
            <text:p/>
          </table:table-cell>
          <table:table-cell table:style-name="ce161" table:content-validation-name="val1" table:formula="of:=IF(WEEKDAY([.CQ10])=2;ISOWEEKNUM([.CQ10];1);&quot;&quot;)">
            <text:p/>
          </table:table-cell>
          <table:table-cell table:style-name="ce161" table:content-validation-name="val1" table:formula="of:=IF(WEEKDAY([.CR10])=2;ISOWEEKNUM([.CR10];1);&quot;&quot;)">
            <text:p/>
          </table:table-cell>
          <table:table-cell table:style-name="ce161" table:content-validation-name="val1" table:formula="of:=IF(WEEKDAY([.CS10])=2;ISOWEEKNUM([.CS10];1);&quot;&quot;)">
            <text:p/>
          </table:table-cell>
          <table:table-cell table:style-name="ce161" table:content-validation-name="val1" table:formula="of:=IF(WEEKDAY([.CT10])=2;ISOWEEKNUM([.CT10];1);&quot;&quot;)" office:value-type="float" office:value="50" calcext:value-type="float">
            <text:p>50</text:p>
          </table:table-cell>
          <table:table-cell table:style-name="ce161" table:content-validation-name="val1" table:formula="of:=IF(WEEKDAY([.CU10])=2;ISOWEEKNUM([.CU10];1);&quot;&quot;)">
            <text:p/>
          </table:table-cell>
          <table:table-cell table:style-name="ce161" table:content-validation-name="val1" table:formula="of:=IF(WEEKDAY([.CV10])=2;ISOWEEKNUM([.CV10];1);&quot;&quot;)">
            <text:p/>
          </table:table-cell>
          <table:table-cell table:style-name="ce161" table:content-validation-name="val1" table:formula="of:=IF(WEEKDAY([.CW10])=2;ISOWEEKNUM([.CW10];1);&quot;&quot;)">
            <text:p/>
          </table:table-cell>
          <table:table-cell table:style-name="ce161" table:content-validation-name="val1" table:formula="of:=IF(WEEKDAY([.CX10])=2;ISOWEEKNUM([.CX10];1);&quot;&quot;)">
            <text:p/>
          </table:table-cell>
          <table:table-cell table:style-name="ce161" table:content-validation-name="val1" table:formula="of:=IF(WEEKDAY([.CY10])=2;ISOWEEKNUM([.CY10];1);&quot;&quot;)">
            <text:p/>
          </table:table-cell>
          <table:table-cell table:style-name="ce161" table:content-validation-name="val1" table:formula="of:=IF(WEEKDAY([.CZ10])=2;ISOWEEKNUM([.CZ10];1);&quot;&quot;)">
            <text:p/>
          </table:table-cell>
          <table:table-cell table:style-name="ce161" table:content-validation-name="val1" table:formula="of:=IF(WEEKDAY([.DA10])=2;ISOWEEKNUM([.DA10];1);&quot;&quot;)" office:value-type="float" office:value="51" calcext:value-type="float">
            <text:p>51</text:p>
          </table:table-cell>
          <table:table-cell table:style-name="ce161" table:content-validation-name="val1" table:formula="of:=IF(WEEKDAY([.DB10])=2;ISOWEEKNUM([.DB10];1);&quot;&quot;)">
            <text:p/>
          </table:table-cell>
          <table:table-cell table:style-name="ce161" table:content-validation-name="val1" table:formula="of:=IF(WEEKDAY([.DC10])=2;ISOWEEKNUM([.DC10];1);&quot;&quot;)">
            <text:p/>
          </table:table-cell>
          <table:table-cell table:style-name="ce161" table:content-validation-name="val1" table:formula="of:=IF(WEEKDAY([.DD10])=2;ISOWEEKNUM([.DD10];1);&quot;&quot;)">
            <text:p/>
          </table:table-cell>
          <table:table-cell table:style-name="ce161" table:content-validation-name="val1" table:formula="of:=IF(WEEKDAY([.DE10])=2;ISOWEEKNUM([.DE10];1);&quot;&quot;)">
            <text:p/>
          </table:table-cell>
          <table:table-cell table:style-name="ce161" table:content-validation-name="val1" table:formula="of:=IF(WEEKDAY([.DF10])=2;ISOWEEKNUM([.DF10];1);&quot;&quot;)">
            <text:p/>
          </table:table-cell>
          <table:table-cell table:style-name="ce161" table:content-validation-name="val1" table:formula="of:=IF(WEEKDAY([.DG10])=2;ISOWEEKNUM([.DG10];1);&quot;&quot;)">
            <text:p/>
          </table:table-cell>
          <table:table-cell table:style-name="ce161" table:content-validation-name="val1" table:formula="of:=IF(WEEKDAY([.DH10])=2;ISOWEEKNUM([.DH10];1);&quot;&quot;)" office:value-type="float" office:value="52" calcext:value-type="float">
            <text:p>52</text:p>
          </table:table-cell>
          <table:table-cell table:style-name="ce161" table:content-validation-name="val1" table:formula="of:=IF(WEEKDAY([.DI10])=2;ISOWEEKNUM([.DI10];1);&quot;&quot;)">
            <text:p/>
          </table:table-cell>
          <table:table-cell table:style-name="ce161" table:content-validation-name="val1" table:formula="of:=IF(WEEKDAY([.DJ10])=2;ISOWEEKNUM([.DJ10];1);&quot;&quot;)">
            <text:p/>
          </table:table-cell>
          <table:table-cell table:style-name="ce161" table:content-validation-name="val1" table:formula="of:=IF(WEEKDAY([.DK10])=2;ISOWEEKNUM([.DK10];1);&quot;&quot;)">
            <text:p/>
          </table:table-cell>
          <table:table-cell table:style-name="ce161" table:content-validation-name="val1" table:formula="of:=IF(WEEKDAY([.DL10])=2;ISOWEEKNUM([.DL10];1);&quot;&quot;)">
            <text:p/>
          </table:table-cell>
          <table:table-cell table:style-name="ce161" table:content-validation-name="val1" table:formula="of:=IF(WEEKDAY([.DM10])=2;ISOWEEKNUM([.DM10];1);&quot;&quot;)">
            <text:p/>
          </table:table-cell>
          <table:table-cell table:style-name="ce161" table:content-validation-name="val1" table:formula="of:=IF(WEEKDAY([.DN10])=2;ISOWEEKNUM([.DN10];1);&quot;&quot;)">
            <text:p/>
          </table:table-cell>
          <table:table-cell table:style-name="ce161" table:content-validation-name="val1" table:formula="of:=IF(WEEKDAY([.DO10])=2;ISOWEEKNUM([.DO10];1);&quot;&quot;)" office:value-type="float" office:value="1" calcext:value-type="float">
            <text:p>01</text:p>
          </table:table-cell>
          <table:table-cell table:style-name="ce161" table:content-validation-name="val1" table:formula="of:=IF(WEEKDAY([.DP10])=2;ISOWEEKNUM([.DP10];1);&quot;&quot;)">
            <text:p/>
          </table:table-cell>
          <table:table-cell table:style-name="ce161" table:content-validation-name="val1" table:formula="of:=IF(WEEKDAY([.DQ10])=2;ISOWEEKNUM([.DQ10];1);&quot;&quot;)">
            <text:p/>
          </table:table-cell>
          <table:table-cell table:style-name="ce161" table:content-validation-name="val1" table:formula="of:=IF(WEEKDAY([.DR10])=2;ISOWEEKNUM([.DR10];1);&quot;&quot;)">
            <text:p/>
          </table:table-cell>
          <table:table-cell table:style-name="ce161" table:content-validation-name="val1" table:formula="of:=IF(WEEKDAY([.DS10])=2;ISOWEEKNUM([.DS10];1);&quot;&quot;)">
            <text:p/>
          </table:table-cell>
          <table:table-cell table:style-name="ce161" table:content-validation-name="val1" table:formula="of:=IF(WEEKDAY([.DT10])=2;ISOWEEKNUM([.DT10];1);&quot;&quot;)">
            <text:p/>
          </table:table-cell>
          <table:table-cell table:style-name="ce161" table:content-validation-name="val1" table:formula="of:=IF(WEEKDAY([.DU10])=2;ISOWEEKNUM([.DU10];1);&quot;&quot;)">
            <text:p/>
          </table:table-cell>
          <table:table-cell table:style-name="ce161" table:content-validation-name="val1" table:formula="of:=IF(WEEKDAY([.DV10])=2;ISOWEEKNUM([.DV10];1);&quot;&quot;)" office:value-type="float" office:value="2" calcext:value-type="float">
            <text:p>02</text:p>
          </table:table-cell>
          <table:table-cell table:style-name="ce161" table:content-validation-name="val1" table:formula="of:=IF(WEEKDAY([.DW10])=2;ISOWEEKNUM([.DW10];1);&quot;&quot;)">
            <text:p/>
          </table:table-cell>
          <table:table-cell table:style-name="ce161" table:content-validation-name="val1" table:formula="of:=IF(WEEKDAY([.DX10])=2;ISOWEEKNUM([.DX10];1);&quot;&quot;)">
            <text:p/>
          </table:table-cell>
          <table:table-cell table:style-name="ce161" table:content-validation-name="val1" table:formula="of:=IF(WEEKDAY([.DY10])=2;ISOWEEKNUM([.DY10];1);&quot;&quot;)">
            <text:p/>
          </table:table-cell>
          <table:table-cell table:style-name="ce161" table:content-validation-name="val1" table:formula="of:=IF(WEEKDAY([.DZ10])=2;ISOWEEKNUM([.DZ10];1);&quot;&quot;)">
            <text:p/>
          </table:table-cell>
          <table:table-cell table:style-name="ce161" table:content-validation-name="val1" table:formula="of:=IF(WEEKDAY([.EA10])=2;ISOWEEKNUM([.EA10];1);&quot;&quot;)">
            <text:p/>
          </table:table-cell>
          <table:table-cell table:style-name="ce161" table:content-validation-name="val1" table:formula="of:=IF(WEEKDAY([.EB10])=2;ISOWEEKNUM([.EB10];1);&quot;&quot;)">
            <text:p/>
          </table:table-cell>
          <table:table-cell table:style-name="ce161" table:content-validation-name="val1" table:formula="of:=IF(WEEKDAY([.EC10])=2;ISOWEEKNUM([.EC10];1);&quot;&quot;)" office:value-type="float" office:value="3" calcext:value-type="float">
            <text:p>03</text:p>
          </table:table-cell>
          <table:table-cell table:style-name="ce161" table:content-validation-name="val1" table:formula="of:=IF(WEEKDAY([.ED10])=2;ISOWEEKNUM([.ED10];1);&quot;&quot;)">
            <text:p/>
          </table:table-cell>
          <table:table-cell table:style-name="ce161" table:content-validation-name="val1" table:formula="of:=IF(WEEKDAY([.EE10])=2;ISOWEEKNUM([.EE10];1);&quot;&quot;)">
            <text:p/>
          </table:table-cell>
          <table:table-cell table:style-name="ce161" table:content-validation-name="val1" table:formula="of:=IF(WEEKDAY([.EF10])=2;ISOWEEKNUM([.EF10];1);&quot;&quot;)">
            <text:p/>
          </table:table-cell>
          <table:table-cell table:style-name="ce161" table:content-validation-name="val1" table:formula="of:=IF(WEEKDAY([.EG10])=2;ISOWEEKNUM([.EG10];1);&quot;&quot;)">
            <text:p/>
          </table:table-cell>
          <table:table-cell table:style-name="ce161" table:content-validation-name="val1" table:formula="of:=IF(WEEKDAY([.EH10])=2;ISOWEEKNUM([.EH10];1);&quot;&quot;)">
            <text:p/>
          </table:table-cell>
          <table:table-cell table:style-name="ce161" table:content-validation-name="val1" table:formula="of:=IF(WEEKDAY([.EI10])=2;ISOWEEKNUM([.EI10];1);&quot;&quot;)">
            <text:p/>
          </table:table-cell>
          <table:table-cell table:style-name="ce161" table:content-validation-name="val1" table:formula="of:=IF(WEEKDAY([.EJ10])=2;ISOWEEKNUM([.EJ10];1);&quot;&quot;)" office:value-type="float" office:value="4" calcext:value-type="float">
            <text:p>04</text:p>
          </table:table-cell>
          <table:table-cell table:style-name="ce161" table:content-validation-name="val1" table:formula="of:=IF(WEEKDAY([.EK10])=2;ISOWEEKNUM([.EK10];1);&quot;&quot;)">
            <text:p/>
          </table:table-cell>
          <table:table-cell table:style-name="ce161" table:content-validation-name="val1" table:formula="of:=IF(WEEKDAY([.EL10])=2;ISOWEEKNUM([.EL10];1);&quot;&quot;)">
            <text:p/>
          </table:table-cell>
          <table:table-cell table:style-name="ce161" table:content-validation-name="val1" table:formula="of:=IF(WEEKDAY([.EM10])=2;ISOWEEKNUM([.EM10];1);&quot;&quot;)">
            <text:p/>
          </table:table-cell>
          <table:table-cell table:style-name="ce161" table:content-validation-name="val1" table:formula="of:=IF(WEEKDAY([.EN10])=2;ISOWEEKNUM([.EN10];1);&quot;&quot;)">
            <text:p/>
          </table:table-cell>
          <table:table-cell table:style-name="ce161" table:content-validation-name="val1" table:formula="of:=IF(WEEKDAY([.EO10])=2;ISOWEEKNUM([.EO10];1);&quot;&quot;)">
            <text:p/>
          </table:table-cell>
          <table:table-cell table:style-name="ce161" table:content-validation-name="val1" table:formula="of:=IF(WEEKDAY([.EP10])=2;ISOWEEKNUM([.EP10];1);&quot;&quot;)">
            <text:p/>
          </table:table-cell>
          <table:table-cell table:style-name="ce161" table:content-validation-name="val1" table:formula="of:=IF(WEEKDAY([.EQ10])=2;ISOWEEKNUM([.EQ10];1);&quot;&quot;)" office:value-type="float" office:value="5" calcext:value-type="float">
            <text:p>05</text:p>
          </table:table-cell>
          <table:table-cell table:style-name="ce161" table:content-validation-name="val1" table:formula="of:=IF(WEEKDAY([.ER10])=2;ISOWEEKNUM([.ER10];1);&quot;&quot;)">
            <text:p/>
          </table:table-cell>
          <table:table-cell table:style-name="ce161" table:content-validation-name="val1" table:formula="of:=IF(WEEKDAY([.ES10])=2;ISOWEEKNUM([.ES10];1);&quot;&quot;)">
            <text:p/>
          </table:table-cell>
          <table:table-cell table:style-name="ce161" table:content-validation-name="val1" table:formula="of:=IF(WEEKDAY([.ET10])=2;ISOWEEKNUM([.ET10];1);&quot;&quot;)">
            <text:p/>
          </table:table-cell>
          <table:table-cell table:style-name="ce161" table:content-validation-name="val1" table:formula="of:=IF(WEEKDAY([.EU10])=2;ISOWEEKNUM([.EU10];1);&quot;&quot;)">
            <text:p/>
          </table:table-cell>
          <table:table-cell table:style-name="ce161" table:content-validation-name="val1" table:formula="of:=IF(WEEKDAY([.EV10])=2;ISOWEEKNUM([.EV10];1);&quot;&quot;)">
            <text:p/>
          </table:table-cell>
          <table:table-cell table:style-name="ce161" table:content-validation-name="val1" table:formula="of:=IF(WEEKDAY([.EW10])=2;ISOWEEKNUM([.EW10];1);&quot;&quot;)">
            <text:p/>
          </table:table-cell>
          <table:table-cell table:style-name="ce161" table:content-validation-name="val1" table:formula="of:=IF(WEEKDAY([.EX10])=2;ISOWEEKNUM([.EX10];1);&quot;&quot;)" office:value-type="float" office:value="6" calcext:value-type="float">
            <text:p>06</text:p>
          </table:table-cell>
          <table:table-cell table:style-name="ce161" table:content-validation-name="val1" table:formula="of:=IF(WEEKDAY([.EY10])=2;ISOWEEKNUM([.EY10];1);&quot;&quot;)">
            <text:p/>
          </table:table-cell>
          <table:table-cell table:style-name="ce161" table:content-validation-name="val1" table:formula="of:=IF(WEEKDAY([.EZ10])=2;ISOWEEKNUM([.EZ10];1);&quot;&quot;)">
            <text:p/>
          </table:table-cell>
          <table:table-cell table:style-name="ce161" table:content-validation-name="val1" table:formula="of:=IF(WEEKDAY([.FA10])=2;ISOWEEKNUM([.FA10];1);&quot;&quot;)">
            <text:p/>
          </table:table-cell>
          <table:table-cell table:style-name="ce161" table:content-validation-name="val1" table:formula="of:=IF(WEEKDAY([.FB10])=2;ISOWEEKNUM([.FB10];1);&quot;&quot;)">
            <text:p/>
          </table:table-cell>
          <table:table-cell table:style-name="ce161" table:content-validation-name="val1" table:formula="of:=IF(WEEKDAY([.FC10])=2;ISOWEEKNUM([.FC10];1);&quot;&quot;)">
            <text:p/>
          </table:table-cell>
          <table:table-cell table:style-name="ce161" table:content-validation-name="val1" table:formula="of:=IF(WEEKDAY([.FD10])=2;ISOWEEKNUM([.FD10];1);&quot;&quot;)">
            <text:p/>
          </table:table-cell>
          <table:table-cell table:style-name="ce161" table:content-validation-name="val1" table:formula="of:=IF(WEEKDAY([.FE10])=2;ISOWEEKNUM([.FE10];1);&quot;&quot;)" office:value-type="float" office:value="7" calcext:value-type="float">
            <text:p>07</text:p>
          </table:table-cell>
          <table:table-cell table:style-name="ce161" table:content-validation-name="val1" table:formula="of:=IF(WEEKDAY([.FF10])=2;ISOWEEKNUM([.FF10];1);&quot;&quot;)">
            <text:p/>
          </table:table-cell>
          <table:table-cell table:style-name="ce161" table:content-validation-name="val1" table:formula="of:=IF(WEEKDAY([.FG10])=2;ISOWEEKNUM([.FG10];1);&quot;&quot;)">
            <text:p/>
          </table:table-cell>
          <table:table-cell table:style-name="ce161" table:content-validation-name="val1" table:formula="of:=IF(WEEKDAY([.FH10])=2;ISOWEEKNUM([.FH10];1);&quot;&quot;)">
            <text:p/>
          </table:table-cell>
          <table:table-cell table:style-name="ce161" table:content-validation-name="val1" table:formula="of:=IF(WEEKDAY([.FI10])=2;ISOWEEKNUM([.FI10];1);&quot;&quot;)">
            <text:p/>
          </table:table-cell>
          <table:table-cell table:style-name="ce161" table:content-validation-name="val1" table:formula="of:=IF(WEEKDAY([.FJ10])=2;ISOWEEKNUM([.FJ10];1);&quot;&quot;)">
            <text:p/>
          </table:table-cell>
          <table:table-cell table:style-name="ce161" table:content-validation-name="val1" table:formula="of:=IF(WEEKDAY([.FK10])=2;ISOWEEKNUM([.FK10];1);&quot;&quot;)">
            <text:p/>
          </table:table-cell>
          <table:table-cell table:style-name="ce161" table:content-validation-name="val1" table:formula="of:=IF(WEEKDAY([.FL10])=2;ISOWEEKNUM([.FL10];1);&quot;&quot;)" office:value-type="float" office:value="8" calcext:value-type="float">
            <text:p>08</text:p>
          </table:table-cell>
          <table:table-cell table:style-name="ce161" table:content-validation-name="val1" table:formula="of:=IF(WEEKDAY([.FM10])=2;ISOWEEKNUM([.FM10];1);&quot;&quot;)">
            <text:p/>
          </table:table-cell>
          <table:table-cell table:style-name="ce161" table:content-validation-name="val1" table:formula="of:=IF(WEEKDAY([.FN10])=2;ISOWEEKNUM([.FN10];1);&quot;&quot;)">
            <text:p/>
          </table:table-cell>
          <table:table-cell table:style-name="ce161" table:content-validation-name="val1" table:formula="of:=IF(WEEKDAY([.FO10])=2;ISOWEEKNUM([.FO10];1);&quot;&quot;)">
            <text:p/>
          </table:table-cell>
          <table:table-cell table:style-name="ce161" table:content-validation-name="val1" table:formula="of:=IF(WEEKDAY([.FP10])=2;ISOWEEKNUM([.FP10];1);&quot;&quot;)">
            <text:p/>
          </table:table-cell>
          <table:table-cell table:style-name="ce161" table:content-validation-name="val1" table:formula="of:=IF(WEEKDAY([.FQ10])=2;ISOWEEKNUM([.FQ10];1);&quot;&quot;)">
            <text:p/>
          </table:table-cell>
          <table:table-cell table:style-name="ce161" table:content-validation-name="val1" table:formula="of:=IF(WEEKDAY([.FR10])=2;ISOWEEKNUM([.FR10];1);&quot;&quot;)">
            <text:p/>
          </table:table-cell>
          <table:table-cell table:style-name="ce161" table:content-validation-name="val1" table:formula="of:=IF(WEEKDAY([.FS10])=2;ISOWEEKNUM([.FS10];1);&quot;&quot;)" office:value-type="float" office:value="9" calcext:value-type="float">
            <text:p>09</text:p>
          </table:table-cell>
          <table:table-cell table:style-name="ce161" table:content-validation-name="val1" table:formula="of:=IF(WEEKDAY([.FT10])=2;ISOWEEKNUM([.FT10];1);&quot;&quot;)">
            <text:p/>
          </table:table-cell>
          <table:table-cell table:style-name="ce161" table:content-validation-name="val1" table:formula="of:=IF(WEEKDAY([.FU10])=2;ISOWEEKNUM([.FU10];1);&quot;&quot;)">
            <text:p/>
          </table:table-cell>
          <table:table-cell table:style-name="ce161" table:content-validation-name="val1" table:formula="of:=IF(WEEKDAY([.FV10])=2;ISOWEEKNUM([.FV10];1);&quot;&quot;)">
            <text:p/>
          </table:table-cell>
          <table:table-cell table:style-name="ce161" table:content-validation-name="val1" table:formula="of:=IF(WEEKDAY([.FW10])=2;ISOWEEKNUM([.FW10];1);&quot;&quot;)">
            <text:p/>
          </table:table-cell>
          <table:table-cell table:style-name="ce161" table:content-validation-name="val1" table:formula="of:=IF(WEEKDAY([.FX10])=2;ISOWEEKNUM([.FX10];1);&quot;&quot;)">
            <text:p/>
          </table:table-cell>
          <table:table-cell table:style-name="ce161" table:content-validation-name="val1" table:formula="of:=IF(WEEKDAY([.FY10])=2;ISOWEEKNUM([.FY10];1);&quot;&quot;)">
            <text:p/>
          </table:table-cell>
          <table:table-cell table:style-name="ce161" table:content-validation-name="val1" table:formula="of:=IF(WEEKDAY([.FZ10])=2;ISOWEEKNUM([.FZ10];1);&quot;&quot;)" office:value-type="float" office:value="10" calcext:value-type="float">
            <text:p>10</text:p>
          </table:table-cell>
          <table:table-cell table:style-name="ce161" table:content-validation-name="val1" table:formula="of:=IF(WEEKDAY([.GA10])=2;ISOWEEKNUM([.GA10];1);&quot;&quot;)">
            <text:p/>
          </table:table-cell>
          <table:table-cell table:style-name="ce161" table:content-validation-name="val1" table:formula="of:=IF(WEEKDAY([.GB10])=2;ISOWEEKNUM([.GB10];1);&quot;&quot;)">
            <text:p/>
          </table:table-cell>
          <table:table-cell table:style-name="ce161" table:content-validation-name="val1" table:formula="of:=IF(WEEKDAY([.GC10])=2;ISOWEEKNUM([.GC10];1);&quot;&quot;)">
            <text:p/>
          </table:table-cell>
          <table:table-cell table:style-name="ce161" table:content-validation-name="val1" table:formula="of:=IF(WEEKDAY([.GD10])=2;ISOWEEKNUM([.GD10];1);&quot;&quot;)">
            <text:p/>
          </table:table-cell>
          <table:table-cell table:style-name="ce161" table:content-validation-name="val1" table:formula="of:=IF(WEEKDAY([.GE10])=2;ISOWEEKNUM([.GE10];1);&quot;&quot;)">
            <text:p/>
          </table:table-cell>
          <table:table-cell table:style-name="ce161" table:content-validation-name="val1" table:formula="of:=IF(WEEKDAY([.GF10])=2;ISOWEEKNUM([.GF10];1);&quot;&quot;)">
            <text:p/>
          </table:table-cell>
          <table:table-cell table:style-name="ce161" table:content-validation-name="val1" table:formula="of:=IF(WEEKDAY([.GG10])=2;ISOWEEKNUM([.GG10];1);&quot;&quot;)" office:value-type="float" office:value="11" calcext:value-type="float">
            <text:p>11</text:p>
          </table:table-cell>
          <table:table-cell table:style-name="ce161" table:content-validation-name="val1" table:formula="of:=IF(WEEKDAY([.GH10])=2;ISOWEEKNUM([.GH10];1);&quot;&quot;)">
            <text:p/>
          </table:table-cell>
          <table:table-cell table:style-name="ce161" table:content-validation-name="val1" table:formula="of:=IF(WEEKDAY([.GI10])=2;ISOWEEKNUM([.GI10];1);&quot;&quot;)">
            <text:p/>
          </table:table-cell>
          <table:table-cell table:style-name="ce161" table:content-validation-name="val1" table:formula="of:=IF(WEEKDAY([.GJ10])=2;ISOWEEKNUM([.GJ10];1);&quot;&quot;)">
            <text:p/>
          </table:table-cell>
          <table:table-cell table:style-name="ce161" table:content-validation-name="val1" table:formula="of:=IF(WEEKDAY([.GK10])=2;ISOWEEKNUM([.GK10];1);&quot;&quot;)">
            <text:p/>
          </table:table-cell>
          <table:table-cell table:style-name="ce161" table:content-validation-name="val1" table:formula="of:=IF(WEEKDAY([.GL10])=2;ISOWEEKNUM([.GL10];1);&quot;&quot;)">
            <text:p/>
          </table:table-cell>
          <table:table-cell table:style-name="ce161" table:content-validation-name="val1" table:formula="of:=IF(WEEKDAY([.GM10])=2;ISOWEEKNUM([.GM10];1);&quot;&quot;)">
            <text:p/>
          </table:table-cell>
          <table:table-cell table:style-name="ce161" table:content-validation-name="val1" table:formula="of:=IF(WEEKDAY([.GN10])=2;ISOWEEKNUM([.GN10];1);&quot;&quot;)" office:value-type="float" office:value="12" calcext:value-type="float">
            <text:p>12</text:p>
          </table:table-cell>
          <table:table-cell table:style-name="ce161" table:content-validation-name="val1" table:formula="of:=IF(WEEKDAY([.GO10])=2;ISOWEEKNUM([.GO10];1);&quot;&quot;)">
            <text:p/>
          </table:table-cell>
          <table:table-cell table:style-name="ce161" table:content-validation-name="val1" table:formula="of:=IF(WEEKDAY([.GP10])=2;ISOWEEKNUM([.GP10];1);&quot;&quot;)">
            <text:p/>
          </table:table-cell>
          <table:table-cell table:style-name="ce161" table:content-validation-name="val1" table:formula="of:=IF(WEEKDAY([.GQ10])=2;ISOWEEKNUM([.GQ10];1);&quot;&quot;)">
            <text:p/>
          </table:table-cell>
          <table:table-cell table:style-name="ce161" table:content-validation-name="val1" table:formula="of:=IF(WEEKDAY([.GR10])=2;ISOWEEKNUM([.GR10];1);&quot;&quot;)">
            <text:p/>
          </table:table-cell>
          <table:table-cell table:style-name="ce161" table:content-validation-name="val1" table:formula="of:=IF(WEEKDAY([.GS10])=2;ISOWEEKNUM([.GS10];1);&quot;&quot;)">
            <text:p/>
          </table:table-cell>
          <table:table-cell table:style-name="ce161" table:content-validation-name="val1" table:formula="of:=IF(WEEKDAY([.GT10])=2;ISOWEEKNUM([.GT10];1);&quot;&quot;)">
            <text:p/>
          </table:table-cell>
          <table:table-cell table:style-name="ce161" table:content-validation-name="val1" table:formula="of:=IF(WEEKDAY([.GU10])=2;ISOWEEKNUM([.GU10];1);&quot;&quot;)" office:value-type="float" office:value="13" calcext:value-type="float">
            <text:p>13</text:p>
          </table:table-cell>
          <table:table-cell table:style-name="ce161" table:content-validation-name="val1" table:formula="of:=IF(WEEKDAY([.GV10])=2;ISOWEEKNUM([.GV10];1);&quot;&quot;)">
            <text:p/>
          </table:table-cell>
          <table:table-cell table:style-name="ce161" table:content-validation-name="val1" table:formula="of:=IF(WEEKDAY([.GW10])=2;ISOWEEKNUM([.GW10];1);&quot;&quot;)">
            <text:p/>
          </table:table-cell>
          <table:table-cell table:style-name="ce161" table:content-validation-name="val1" table:formula="of:=IF(WEEKDAY([.GX10])=2;ISOWEEKNUM([.GX10];1);&quot;&quot;)">
            <text:p/>
          </table:table-cell>
          <table:table-cell table:style-name="ce161" table:content-validation-name="val1" table:formula="of:=IF(WEEKDAY([.GY10])=2;ISOWEEKNUM([.GY10];1);&quot;&quot;)">
            <text:p/>
          </table:table-cell>
          <table:table-cell table:style-name="ce161" table:content-validation-name="val1" table:formula="of:=IF(WEEKDAY([.GZ10])=2;ISOWEEKNUM([.GZ10];1);&quot;&quot;)">
            <text:p/>
          </table:table-cell>
          <table:table-cell table:style-name="ce161" table:content-validation-name="val1" table:formula="of:=IF(WEEKDAY([.HA10])=2;ISOWEEKNUM([.HA10];1);&quot;&quot;)">
            <text:p/>
          </table:table-cell>
          <table:table-cell table:style-name="ce161" table:content-validation-name="val1" table:formula="of:=IF(WEEKDAY([.HB10])=2;ISOWEEKNUM([.HB10];1);&quot;&quot;)" office:value-type="float" office:value="14" calcext:value-type="float">
            <text:p>14</text:p>
          </table:table-cell>
          <table:table-cell table:style-name="ce161" table:content-validation-name="val1" table:formula="of:=IF(WEEKDAY([.HC10])=2;ISOWEEKNUM([.HC10];1);&quot;&quot;)">
            <text:p/>
          </table:table-cell>
          <table:table-cell table:style-name="ce161" table:content-validation-name="val1" table:formula="of:=IF(WEEKDAY([.HD10])=2;ISOWEEKNUM([.HD10];1);&quot;&quot;)">
            <text:p/>
          </table:table-cell>
          <table:table-cell table:style-name="ce161" table:content-validation-name="val1" table:formula="of:=IF(WEEKDAY([.HE10])=2;ISOWEEKNUM([.HE10];1);&quot;&quot;)">
            <text:p/>
          </table:table-cell>
          <table:table-cell table:style-name="ce161" table:content-validation-name="val1" table:formula="of:=IF(WEEKDAY([.HF10])=2;ISOWEEKNUM([.HF10];1);&quot;&quot;)">
            <text:p/>
          </table:table-cell>
          <table:table-cell table:style-name="ce161" table:content-validation-name="val1" table:formula="of:=IF(WEEKDAY([.HG10])=2;ISOWEEKNUM([.HG10];1);&quot;&quot;)">
            <text:p/>
          </table:table-cell>
          <table:table-cell table:style-name="ce161" table:content-validation-name="val1" table:formula="of:=IF(WEEKDAY([.HH10])=2;ISOWEEKNUM([.HH10];1);&quot;&quot;)">
            <text:p/>
          </table:table-cell>
          <table:table-cell table:style-name="ce161" table:content-validation-name="val1" table:formula="of:=IF(WEEKDAY([.HI10])=2;ISOWEEKNUM([.HI10];1);&quot;&quot;)" office:value-type="float" office:value="15" calcext:value-type="float">
            <text:p>15</text:p>
          </table:table-cell>
          <table:table-cell table:style-name="ce161" table:content-validation-name="val1" table:formula="of:=IF(WEEKDAY([.HJ10])=2;ISOWEEKNUM([.HJ10];1);&quot;&quot;)">
            <text:p/>
          </table:table-cell>
          <table:table-cell table:style-name="ce161" table:content-validation-name="val1" table:formula="of:=IF(WEEKDAY([.HK10])=2;ISOWEEKNUM([.HK10];1);&quot;&quot;)">
            <text:p/>
          </table:table-cell>
          <table:table-cell table:style-name="ce161" table:content-validation-name="val1" table:formula="of:=IF(WEEKDAY([.HL10])=2;ISOWEEKNUM([.HL10];1);&quot;&quot;)">
            <text:p/>
          </table:table-cell>
          <table:table-cell table:style-name="ce161" table:content-validation-name="val1" table:formula="of:=IF(WEEKDAY([.HM10])=2;ISOWEEKNUM([.HM10];1);&quot;&quot;)">
            <text:p/>
          </table:table-cell>
          <table:table-cell table:style-name="ce161" table:content-validation-name="val1" table:formula="of:=IF(WEEKDAY([.HN10])=2;ISOWEEKNUM([.HN10];1);&quot;&quot;)">
            <text:p/>
          </table:table-cell>
          <table:table-cell table:style-name="ce161" table:content-validation-name="val1" table:formula="of:=IF(WEEKDAY([.HO10])=2;ISOWEEKNUM([.HO10];1);&quot;&quot;)">
            <text:p/>
          </table:table-cell>
          <table:table-cell table:style-name="ce161" table:content-validation-name="val1" table:formula="of:=IF(WEEKDAY([.HP10])=2;ISOWEEKNUM([.HP10];1);&quot;&quot;)" office:value-type="float" office:value="16" calcext:value-type="float">
            <text:p>16</text:p>
          </table:table-cell>
          <table:table-cell table:style-name="ce161" table:content-validation-name="val1" table:formula="of:=IF(WEEKDAY([.HQ10])=2;ISOWEEKNUM([.HQ10];1);&quot;&quot;)">
            <text:p/>
          </table:table-cell>
          <table:table-cell table:style-name="ce161" table:content-validation-name="val1" table:formula="of:=IF(WEEKDAY([.HR10])=2;ISOWEEKNUM([.HR10];1);&quot;&quot;)">
            <text:p/>
          </table:table-cell>
          <table:table-cell table:style-name="ce161" table:content-validation-name="val1" table:formula="of:=IF(WEEKDAY([.HS10])=2;ISOWEEKNUM([.HS10];1);&quot;&quot;)">
            <text:p/>
          </table:table-cell>
          <table:table-cell table:style-name="ce161" table:content-validation-name="val1" table:formula="of:=IF(WEEKDAY([.HT10])=2;ISOWEEKNUM([.HT10];1);&quot;&quot;)">
            <text:p/>
          </table:table-cell>
          <table:table-cell table:style-name="ce161" table:content-validation-name="val1" table:formula="of:=IF(WEEKDAY([.HU10])=2;ISOWEEKNUM([.HU10];1);&quot;&quot;)">
            <text:p/>
          </table:table-cell>
          <table:table-cell table:style-name="ce161" table:content-validation-name="val1" table:formula="of:=IF(WEEKDAY([.HV10])=2;ISOWEEKNUM([.HV10];1);&quot;&quot;)">
            <text:p/>
          </table:table-cell>
          <table:table-cell table:style-name="ce161" table:content-validation-name="val1" table:formula="of:=IF(WEEKDAY([.HW10])=2;ISOWEEKNUM([.HW10];1);&quot;&quot;)" office:value-type="float" office:value="17" calcext:value-type="float">
            <text:p>17</text:p>
          </table:table-cell>
          <table:table-cell table:style-name="ce161" table:content-validation-name="val1" table:formula="of:=IF(WEEKDAY([.HX10])=2;ISOWEEKNUM([.HX10];1);&quot;&quot;)">
            <text:p/>
          </table:table-cell>
          <table:table-cell table:style-name="ce161" table:content-validation-name="val1" table:formula="of:=IF(WEEKDAY([.HY10])=2;ISOWEEKNUM([.HY10];1);&quot;&quot;)">
            <text:p/>
          </table:table-cell>
          <table:table-cell table:style-name="ce161" table:content-validation-name="val1" table:formula="of:=IF(WEEKDAY([.HZ10])=2;ISOWEEKNUM([.HZ10];1);&quot;&quot;)">
            <text:p/>
          </table:table-cell>
          <table:table-cell table:style-name="ce161" table:content-validation-name="val1" table:formula="of:=IF(WEEKDAY([.IA10])=2;ISOWEEKNUM([.IA10];1);&quot;&quot;)">
            <text:p/>
          </table:table-cell>
          <table:table-cell table:style-name="ce161" table:content-validation-name="val1" table:formula="of:=IF(WEEKDAY([.IB10])=2;ISOWEEKNUM([.IB10];1);&quot;&quot;)">
            <text:p/>
          </table:table-cell>
          <table:table-cell table:style-name="ce161" table:content-validation-name="val1" table:formula="of:=IF(WEEKDAY([.IC10])=2;ISOWEEKNUM([.IC10];1);&quot;&quot;)">
            <text:p/>
          </table:table-cell>
          <table:table-cell table:style-name="ce161" table:content-validation-name="val1" table:formula="of:=IF(WEEKDAY([.ID10])=2;ISOWEEKNUM([.ID10];1);&quot;&quot;)" office:value-type="float" office:value="18" calcext:value-type="float">
            <text:p>18</text:p>
          </table:table-cell>
          <table:table-cell table:style-name="ce161" table:content-validation-name="val1" table:formula="of:=IF(WEEKDAY([.IE10])=2;ISOWEEKNUM([.IE10];1);&quot;&quot;)">
            <text:p/>
          </table:table-cell>
          <table:table-cell table:style-name="ce161" table:content-validation-name="val1" table:formula="of:=IF(WEEKDAY([.IF10])=2;ISOWEEKNUM([.IF10];1);&quot;&quot;)">
            <text:p/>
          </table:table-cell>
          <table:table-cell table:style-name="ce161" table:content-validation-name="val1" table:formula="of:=IF(WEEKDAY([.IG10])=2;ISOWEEKNUM([.IG10];1);&quot;&quot;)">
            <text:p/>
          </table:table-cell>
          <table:table-cell table:style-name="ce161" table:content-validation-name="val1" table:formula="of:=IF(WEEKDAY([.IH10])=2;ISOWEEKNUM([.IH10];1);&quot;&quot;)">
            <text:p/>
          </table:table-cell>
          <table:table-cell table:style-name="ce161" table:content-validation-name="val1" table:formula="of:=IF(WEEKDAY([.II10])=2;ISOWEEKNUM([.II10];1);&quot;&quot;)">
            <text:p/>
          </table:table-cell>
          <table:table-cell table:style-name="ce161" table:content-validation-name="val1" table:formula="of:=IF(WEEKDAY([.IJ10])=2;ISOWEEKNUM([.IJ10];1);&quot;&quot;)">
            <text:p/>
          </table:table-cell>
          <table:table-cell table:style-name="ce161" table:content-validation-name="val1" table:formula="of:=IF(WEEKDAY([.IK10])=2;ISOWEEKNUM([.IK10];1);&quot;&quot;)" office:value-type="float" office:value="19" calcext:value-type="float">
            <text:p>19</text:p>
          </table:table-cell>
          <table:table-cell table:style-name="ce161" table:content-validation-name="val1" table:formula="of:=IF(WEEKDAY([.IL10])=2;ISOWEEKNUM([.IL10];1);&quot;&quot;)">
            <text:p/>
          </table:table-cell>
          <table:table-cell table:style-name="ce161" table:content-validation-name="val1" table:formula="of:=IF(WEEKDAY([.IM10])=2;ISOWEEKNUM([.IM10];1);&quot;&quot;)">
            <text:p/>
          </table:table-cell>
          <table:table-cell table:style-name="ce161" table:content-validation-name="val1" table:formula="of:=IF(WEEKDAY([.IN10])=2;ISOWEEKNUM([.IN10];1);&quot;&quot;)">
            <text:p/>
          </table:table-cell>
          <table:table-cell table:style-name="ce161" table:content-validation-name="val1" table:formula="of:=IF(WEEKDAY([.IO10])=2;ISOWEEKNUM([.IO10];1);&quot;&quot;)">
            <text:p/>
          </table:table-cell>
          <table:table-cell table:style-name="ce161" table:content-validation-name="val1" table:formula="of:=IF(WEEKDAY([.IP10])=2;ISOWEEKNUM([.IP10];1);&quot;&quot;)">
            <text:p/>
          </table:table-cell>
          <table:table-cell table:style-name="ce161" table:content-validation-name="val1" table:formula="of:=IF(WEEKDAY([.IQ10])=2;ISOWEEKNUM([.IQ10];1);&quot;&quot;)">
            <text:p/>
          </table:table-cell>
          <table:table-cell table:style-name="ce161" table:content-validation-name="val1" table:formula="of:=IF(WEEKDAY([.IR10])=2;ISOWEEKNUM([.IR10];1);&quot;&quot;)" office:value-type="float" office:value="20" calcext:value-type="float">
            <text:p>20</text:p>
          </table:table-cell>
          <table:table-cell table:style-name="ce161" table:content-validation-name="val1" table:formula="of:=IF(WEEKDAY([.IS10])=2;ISOWEEKNUM([.IS10];1);&quot;&quot;)">
            <text:p/>
          </table:table-cell>
          <table:table-cell table:style-name="ce161" table:content-validation-name="val1" table:formula="of:=IF(WEEKDAY([.IT10])=2;ISOWEEKNUM([.IT10];1);&quot;&quot;)">
            <text:p/>
          </table:table-cell>
          <table:table-cell table:style-name="ce161" table:content-validation-name="val1" table:formula="of:=IF(WEEKDAY([.IU10])=2;ISOWEEKNUM([.IU10];1);&quot;&quot;)">
            <text:p/>
          </table:table-cell>
          <table:table-cell table:style-name="ce161" table:content-validation-name="val1" table:formula="of:=IF(WEEKDAY([.IV10])=2;ISOWEEKNUM([.IV10];1);&quot;&quot;)">
            <text:p/>
          </table:table-cell>
          <table:table-cell table:style-name="ce161" table:content-validation-name="val1" table:formula="of:=IF(WEEKDAY([.IW10])=2;ISOWEEKNUM([.IW10];1);&quot;&quot;)">
            <text:p/>
          </table:table-cell>
          <table:table-cell table:style-name="ce161" table:content-validation-name="val1" table:formula="of:=IF(WEEKDAY([.IX10])=2;ISOWEEKNUM([.IX10];1);&quot;&quot;)">
            <text:p/>
          </table:table-cell>
          <table:table-cell table:style-name="ce161" table:content-validation-name="val1" table:formula="of:=IF(WEEKDAY([.IY10])=2;ISOWEEKNUM([.IY10];1);&quot;&quot;)" office:value-type="float" office:value="21" calcext:value-type="float">
            <text:p>21</text:p>
          </table:table-cell>
          <table:table-cell table:style-name="ce161" table:content-validation-name="val1" table:formula="of:=IF(WEEKDAY([.IZ10])=2;ISOWEEKNUM([.IZ10];1);&quot;&quot;)">
            <text:p/>
          </table:table-cell>
          <table:table-cell table:style-name="ce161" table:content-validation-name="val1" table:formula="of:=IF(WEEKDAY([.JA10])=2;ISOWEEKNUM([.JA10];1);&quot;&quot;)">
            <text:p/>
          </table:table-cell>
          <table:table-cell table:style-name="ce161" table:content-validation-name="val1" table:formula="of:=IF(WEEKDAY([.JB10])=2;ISOWEEKNUM([.JB10];1);&quot;&quot;)">
            <text:p/>
          </table:table-cell>
          <table:table-cell table:style-name="ce161" table:content-validation-name="val1" table:formula="of:=IF(WEEKDAY([.JC10])=2;ISOWEEKNUM([.JC10];1);&quot;&quot;)">
            <text:p/>
          </table:table-cell>
          <table:table-cell table:style-name="ce161" table:content-validation-name="val1" table:formula="of:=IF(WEEKDAY([.JD10])=2;ISOWEEKNUM([.JD10];1);&quot;&quot;)">
            <text:p/>
          </table:table-cell>
          <table:table-cell table:style-name="ce161" table:content-validation-name="val1" table:formula="of:=IF(WEEKDAY([.JE10])=2;ISOWEEKNUM([.JE10];1);&quot;&quot;)">
            <text:p/>
          </table:table-cell>
          <table:table-cell table:style-name="ce161" table:content-validation-name="val1" table:formula="of:=IF(WEEKDAY([.JF10])=2;ISOWEEKNUM([.JF10];1);&quot;&quot;)" office:value-type="float" office:value="22" calcext:value-type="float">
            <text:p>22</text:p>
          </table:table-cell>
          <table:table-cell table:style-name="ce161" table:content-validation-name="val1" table:formula="of:=IF(WEEKDAY([.JG10])=2;ISOWEEKNUM([.JG10];1);&quot;&quot;)">
            <text:p/>
          </table:table-cell>
          <table:table-cell table:style-name="ce161" table:content-validation-name="val1" table:formula="of:=IF(WEEKDAY([.JH10])=2;ISOWEEKNUM([.JH10];1);&quot;&quot;)">
            <text:p/>
          </table:table-cell>
          <table:table-cell table:style-name="ce161" table:content-validation-name="val1" table:formula="of:=IF(WEEKDAY([.JI10])=2;ISOWEEKNUM([.JI10];1);&quot;&quot;)">
            <text:p/>
          </table:table-cell>
          <table:table-cell table:style-name="ce161" table:content-validation-name="val1" table:formula="of:=IF(WEEKDAY([.JJ10])=2;ISOWEEKNUM([.JJ10];1);&quot;&quot;)">
            <text:p/>
          </table:table-cell>
          <table:table-cell table:style-name="ce161" table:content-validation-name="val1" table:formula="of:=IF(WEEKDAY([.JK10])=2;ISOWEEKNUM([.JK10];1);&quot;&quot;)">
            <text:p/>
          </table:table-cell>
          <table:table-cell table:style-name="ce161" table:content-validation-name="val1" table:formula="of:=IF(WEEKDAY([.JL10])=2;ISOWEEKNUM([.JL10];1);&quot;&quot;)">
            <text:p/>
          </table:table-cell>
          <table:table-cell table:style-name="ce161" table:content-validation-name="val1" table:formula="of:=IF(WEEKDAY([.JM10])=2;ISOWEEKNUM([.JM10];1);&quot;&quot;)" office:value-type="float" office:value="23" calcext:value-type="float">
            <text:p>23</text:p>
          </table:table-cell>
          <table:table-cell table:style-name="ce161" table:content-validation-name="val1" table:formula="of:=IF(WEEKDAY([.JN10])=2;ISOWEEKNUM([.JN10];1);&quot;&quot;)">
            <text:p/>
          </table:table-cell>
          <table:table-cell table:style-name="ce161" table:content-validation-name="val1" table:formula="of:=IF(WEEKDAY([.JO10])=2;ISOWEEKNUM([.JO10];1);&quot;&quot;)">
            <text:p/>
          </table:table-cell>
          <table:table-cell table:style-name="ce161" table:content-validation-name="val1" table:formula="of:=IF(WEEKDAY([.JP10])=2;ISOWEEKNUM([.JP10];1);&quot;&quot;)">
            <text:p/>
          </table:table-cell>
          <table:table-cell table:style-name="ce161" table:content-validation-name="val1" table:formula="of:=IF(WEEKDAY([.JQ10])=2;ISOWEEKNUM([.JQ10];1);&quot;&quot;)">
            <text:p/>
          </table:table-cell>
          <table:table-cell table:style-name="ce161" table:content-validation-name="val1" table:formula="of:=IF(WEEKDAY([.JR10])=2;ISOWEEKNUM([.JR10];1);&quot;&quot;)">
            <text:p/>
          </table:table-cell>
          <table:table-cell table:style-name="ce161" table:content-validation-name="val1" table:formula="of:=IF(WEEKDAY([.JS10])=2;ISOWEEKNUM([.JS10];1);&quot;&quot;)">
            <text:p/>
          </table:table-cell>
          <table:table-cell table:style-name="ce161" table:content-validation-name="val1" table:formula="of:=IF(WEEKDAY([.JT10])=2;ISOWEEKNUM([.JT10];1);&quot;&quot;)" office:value-type="float" office:value="24" calcext:value-type="float">
            <text:p>24</text:p>
          </table:table-cell>
          <table:table-cell table:style-name="ce161" table:content-validation-name="val1" table:formula="of:=IF(WEEKDAY([.JU10])=2;ISOWEEKNUM([.JU10];1);&quot;&quot;)">
            <text:p/>
          </table:table-cell>
          <table:table-cell table:style-name="ce161" table:content-validation-name="val1" table:formula="of:=IF(WEEKDAY([.JV10])=2;ISOWEEKNUM([.JV10];1);&quot;&quot;)">
            <text:p/>
          </table:table-cell>
          <table:table-cell table:style-name="ce161" table:content-validation-name="val1" table:formula="of:=IF(WEEKDAY([.JW10])=2;ISOWEEKNUM([.JW10];1);&quot;&quot;)">
            <text:p/>
          </table:table-cell>
          <table:table-cell table:style-name="ce161" table:content-validation-name="val1" table:formula="of:=IF(WEEKDAY([.JX10])=2;ISOWEEKNUM([.JX10];1);&quot;&quot;)">
            <text:p/>
          </table:table-cell>
          <table:table-cell table:style-name="ce161" table:content-validation-name="val1" table:formula="of:=IF(WEEKDAY([.JY10])=2;ISOWEEKNUM([.JY10];1);&quot;&quot;)">
            <text:p/>
          </table:table-cell>
          <table:table-cell table:style-name="ce161" table:content-validation-name="val1" table:formula="of:=IF(WEEKDAY([.JZ10])=2;ISOWEEKNUM([.JZ10];1);&quot;&quot;)">
            <text:p/>
          </table:table-cell>
          <table:table-cell table:style-name="ce161" table:content-validation-name="val1" table:formula="of:=IF(WEEKDAY([.KA10])=2;ISOWEEKNUM([.KA10];1);&quot;&quot;)" office:value-type="float" office:value="25" calcext:value-type="float">
            <text:p>25</text:p>
          </table:table-cell>
          <table:table-cell table:style-name="ce161" table:content-validation-name="val1" table:formula="of:=IF(WEEKDAY([.KB10])=2;ISOWEEKNUM([.KB10];1);&quot;&quot;)">
            <text:p/>
          </table:table-cell>
          <table:table-cell table:style-name="ce161" table:content-validation-name="val1" table:formula="of:=IF(WEEKDAY([.KC10])=2;ISOWEEKNUM([.KC10];1);&quot;&quot;)">
            <text:p/>
          </table:table-cell>
          <table:table-cell table:style-name="ce3" table:content-validation-name="val1" table:number-columns-repeated="735"/>
        </table:table-row>
        <table:table-row table:style-name="ro5">
          <table:table-cell table:style-name="ce4" table:content-validation-name="val1" office:value-type="string" calcext:value-type="string">
            <text:p>WBS</text:p>
          </table:table-cell>
          <table:table-cell table:style-name="ce4" table:content-validation-name="val1" office:value-type="string" calcext:value-type="string">
            <text:p>Task Names</text:p>
          </table:table-cell>
          <table:table-cell table:style-name="ce4" table:content-validation-name="val1" office:value-type="string" calcext:value-type="string">
            <text:p>Resource Names</text:p>
          </table:table-cell>
          <table:table-cell table:style-name="ce68" table:content-validation-name="val1" office:value-type="string" calcext:value-type="string">
            <text:p>Start</text:p>
          </table:table-cell>
          <table:table-cell table:style-name="ce91" table:content-validation-name="val1" office:value-type="string" calcext:value-type="string">
            <text:p>Duration(h)</text:p>
          </table:table-cell>
          <table:table-cell table:style-name="ce91" table:content-validation-name="val1" office:value-type="string" calcext:value-type="string">
            <text:p>Hours completed</text:p>
          </table:table-cell>
          <table:table-cell table:style-name="ce91" table:content-validation-name="val1" office:value-type="string" calcext:value-type="string">
            <text:p>Hours Remaining</text:p>
          </table:table-cell>
          <table:table-cell table:style-name="ce91" table:content-validation-name="val1" office:value-type="string" calcext:value-type="string">
            <text:p>converted to # days</text:p>
          </table:table-cell>
          <table:table-cell table:style-name="ce112" table:content-validation-name="val1" office:value-type="string" calcext:value-type="string">
            <text:p>Days Completed</text:p>
          </table:table-cell>
          <table:table-cell table:style-name="ce68" table:content-validation-name="val1" office:value-type="string" calcext:value-type="string">
            <text:p>Finish</text:p>
          </table:table-cell>
          <table:table-cell table:style-name="ce132" table:content-validation-name="val1" office:value-type="string" calcext:value-type="string">
            <text:p>% Complete</text:p>
          </table:table-cell>
          <table:table-cell table:number-columns-repeated="3"/>
          <table:table-cell table:style-name="ce162" table:content-validation-name="val1" table:formula="of:=[.O10]" office:value-type="date" office:date-value="2016-09-20" calcext:value-type="date">
            <text:p>Sep-16</text:p>
          </table:table-cell>
          <table:table-cell table:style-name="ce162" table:content-validation-name="val1" table:formula="of:=IF(DAY([.P10])=1;[.P10];&quot;&quot;)">
            <text:p/>
          </table:table-cell>
          <table:table-cell table:style-name="ce162" table:content-validation-name="val1" table:formula="of:=IF(DAY([.Q10])=1;[.Q10];&quot;&quot;)">
            <text:p/>
          </table:table-cell>
          <table:table-cell table:style-name="ce162" table:content-validation-name="val1" table:formula="of:=IF(DAY([.R10])=1;[.R10];&quot;&quot;)">
            <text:p/>
          </table:table-cell>
          <table:table-cell table:style-name="ce162" table:content-validation-name="val1" table:formula="of:=IF(DAY([.S10])=1;[.S10];&quot;&quot;)">
            <text:p/>
          </table:table-cell>
          <table:table-cell table:style-name="ce162" table:content-validation-name="val1" table:formula="of:=IF(DAY([.T10])=1;[.T10];&quot;&quot;)">
            <text:p/>
          </table:table-cell>
          <table:table-cell table:style-name="ce162" table:content-validation-name="val1" table:formula="of:=IF(DAY([.U10])=1;[.U10];&quot;&quot;)">
            <text:p/>
          </table:table-cell>
          <table:table-cell table:style-name="ce162" table:content-validation-name="val1" table:formula="of:=IF(DAY([.V10])=1;[.V10];&quot;&quot;)">
            <text:p/>
          </table:table-cell>
          <table:table-cell table:style-name="ce162" table:content-validation-name="val1" table:formula="of:=IF(DAY([.W10])=1;[.W10];&quot;&quot;)">
            <text:p/>
          </table:table-cell>
          <table:table-cell table:style-name="ce162" table:content-validation-name="val1" table:formula="of:=IF(DAY([.X10])=1;[.X10];&quot;&quot;)">
            <text:p/>
          </table:table-cell>
          <table:table-cell table:style-name="ce162" table:content-validation-name="val1" table:formula="of:=IF(DAY([.Y10])=1;[.Y10];&quot;&quot;)">
            <text:p/>
          </table:table-cell>
          <table:table-cell table:style-name="ce162" table:content-validation-name="val1" table:formula="of:=IF(DAY([.Z10])=1;[.Z10];&quot;&quot;)" office:value-type="date" office:date-value="2016-10-01" calcext:value-type="date">
            <text:p>Oct-16</text:p>
          </table:table-cell>
          <table:table-cell table:style-name="ce162" table:content-validation-name="val1" table:formula="of:=IF(DAY([.AA10])=1;[.AA10];&quot;&quot;)">
            <text:p/>
          </table:table-cell>
          <table:table-cell table:style-name="ce162" table:content-validation-name="val1" table:formula="of:=IF(DAY([.AB10])=1;[.AB10];&quot;&quot;)">
            <text:p/>
          </table:table-cell>
          <table:table-cell table:style-name="ce162" table:content-validation-name="val1" table:formula="of:=IF(DAY([.AC10])=1;[.AC10];&quot;&quot;)">
            <text:p/>
          </table:table-cell>
          <table:table-cell table:style-name="ce162" table:content-validation-name="val1" table:formula="of:=IF(DAY([.AD10])=1;[.AD10];&quot;&quot;)">
            <text:p/>
          </table:table-cell>
          <table:table-cell table:style-name="ce162" table:content-validation-name="val1" table:formula="of:=IF(DAY([.AE10])=1;[.AE10];&quot;&quot;)">
            <text:p/>
          </table:table-cell>
          <table:table-cell table:style-name="ce162" table:content-validation-name="val1" table:formula="of:=IF(DAY([.AF10])=1;[.AF10];&quot;&quot;)">
            <text:p/>
          </table:table-cell>
          <table:table-cell table:style-name="ce162" table:content-validation-name="val1" table:formula="of:=IF(DAY([.AG10])=1;[.AG10];&quot;&quot;)">
            <text:p/>
          </table:table-cell>
          <table:table-cell table:style-name="ce162" table:content-validation-name="val1" table:formula="of:=IF(DAY([.AH10])=1;[.AH10];&quot;&quot;)">
            <text:p/>
          </table:table-cell>
          <table:table-cell table:style-name="ce162" table:content-validation-name="val1" table:formula="of:=IF(DAY([.AI10])=1;[.AI10];&quot;&quot;)">
            <text:p/>
          </table:table-cell>
          <table:table-cell table:style-name="ce162" table:content-validation-name="val1" table:formula="of:=IF(DAY([.AJ10])=1;[.AJ10];&quot;&quot;)">
            <text:p/>
          </table:table-cell>
          <table:table-cell table:style-name="ce162" table:content-validation-name="val1" table:formula="of:=IF(DAY([.AK10])=1;[.AK10];&quot;&quot;)">
            <text:p/>
          </table:table-cell>
          <table:table-cell table:style-name="ce162" table:content-validation-name="val1" table:formula="of:=IF(DAY([.AL10])=1;[.AL10];&quot;&quot;)">
            <text:p/>
          </table:table-cell>
          <table:table-cell table:style-name="ce162" table:content-validation-name="val1" table:formula="of:=IF(DAY([.AM10])=1;[.AM10];&quot;&quot;)">
            <text:p/>
          </table:table-cell>
          <table:table-cell table:style-name="ce162" table:content-validation-name="val1" table:formula="of:=IF(DAY([.AN10])=1;[.AN10];&quot;&quot;)">
            <text:p/>
          </table:table-cell>
          <table:table-cell table:style-name="ce162" table:content-validation-name="val1" table:formula="of:=IF(DAY([.AO10])=1;[.AO10];&quot;&quot;)">
            <text:p/>
          </table:table-cell>
          <table:table-cell table:style-name="ce162" table:content-validation-name="val1" table:formula="of:=IF(DAY([.AP10])=1;[.AP10];&quot;&quot;)">
            <text:p/>
          </table:table-cell>
          <table:table-cell table:style-name="ce162" table:content-validation-name="val1" table:formula="of:=IF(DAY([.AQ10])=1;[.AQ10];&quot;&quot;)">
            <text:p/>
          </table:table-cell>
          <table:table-cell table:style-name="ce162" table:content-validation-name="val1" table:formula="of:=IF(DAY([.AR10])=1;[.AR10];&quot;&quot;)">
            <text:p/>
          </table:table-cell>
          <table:table-cell table:style-name="ce162" table:content-validation-name="val1" table:formula="of:=IF(DAY([.AS10])=1;[.AS10];&quot;&quot;)">
            <text:p/>
          </table:table-cell>
          <table:table-cell table:style-name="ce162" table:content-validation-name="val1" table:formula="of:=IF(DAY([.AT10])=1;[.AT10];&quot;&quot;)">
            <text:p/>
          </table:table-cell>
          <table:table-cell table:style-name="ce162" table:content-validation-name="val1" table:formula="of:=IF(DAY([.AU10])=1;[.AU10];&quot;&quot;)">
            <text:p/>
          </table:table-cell>
          <table:table-cell table:style-name="ce162" table:content-validation-name="val1" table:formula="of:=IF(DAY([.AV10])=1;[.AV10];&quot;&quot;)">
            <text:p/>
          </table:table-cell>
          <table:table-cell table:style-name="ce162" table:content-validation-name="val1" table:formula="of:=IF(DAY([.AW10])=1;[.AW10];&quot;&quot;)">
            <text:p/>
          </table:table-cell>
          <table:table-cell table:style-name="ce162" table:content-validation-name="val1" table:formula="of:=IF(DAY([.AX10])=1;[.AX10];&quot;&quot;)">
            <text:p/>
          </table:table-cell>
          <table:table-cell table:style-name="ce162" table:content-validation-name="val1" table:formula="of:=IF(DAY([.AY10])=1;[.AY10];&quot;&quot;)">
            <text:p/>
          </table:table-cell>
          <table:table-cell table:style-name="ce162" table:content-validation-name="val1" table:formula="of:=IF(DAY([.AZ10])=1;[.AZ10];&quot;&quot;)">
            <text:p/>
          </table:table-cell>
          <table:table-cell table:style-name="ce162" table:content-validation-name="val1" table:formula="of:=IF(DAY([.BA10])=1;[.BA10];&quot;&quot;)">
            <text:p/>
          </table:table-cell>
          <table:table-cell table:style-name="ce162" table:content-validation-name="val1" table:formula="of:=IF(DAY([.BB10])=1;[.BB10];&quot;&quot;)">
            <text:p/>
          </table:table-cell>
          <table:table-cell table:style-name="ce162" table:content-validation-name="val1" table:formula="of:=IF(DAY([.BC10])=1;[.BC10];&quot;&quot;)">
            <text:p/>
          </table:table-cell>
          <table:table-cell table:style-name="ce162" table:content-validation-name="val1" table:formula="of:=IF(DAY([.BD10])=1;[.BD10];&quot;&quot;)">
            <text:p/>
          </table:table-cell>
          <table:table-cell table:style-name="ce162" table:content-validation-name="val1" table:formula="of:=IF(DAY([.BE10])=1;[.BE10];&quot;&quot;)" office:value-type="date" office:date-value="2016-11-01" calcext:value-type="date">
            <text:p>Nov-16</text:p>
          </table:table-cell>
          <table:table-cell table:style-name="ce162" table:content-validation-name="val1" table:formula="of:=IF(DAY([.BF10])=1;[.BF10];&quot;&quot;)">
            <text:p/>
          </table:table-cell>
          <table:table-cell table:style-name="ce162" table:content-validation-name="val1" table:formula="of:=IF(DAY([.BG10])=1;[.BG10];&quot;&quot;)">
            <text:p/>
          </table:table-cell>
          <table:table-cell table:style-name="ce162" table:content-validation-name="val1" table:formula="of:=IF(DAY([.BH10])=1;[.BH10];&quot;&quot;)">
            <text:p/>
          </table:table-cell>
          <table:table-cell table:style-name="ce162" table:content-validation-name="val1" table:formula="of:=IF(DAY([.BI10])=1;[.BI10];&quot;&quot;)">
            <text:p/>
          </table:table-cell>
          <table:table-cell table:style-name="ce162" table:content-validation-name="val1" table:formula="of:=IF(DAY([.BJ10])=1;[.BJ10];&quot;&quot;)">
            <text:p/>
          </table:table-cell>
          <table:table-cell table:style-name="ce162" table:content-validation-name="val1" table:formula="of:=IF(DAY([.BK10])=1;[.BK10];&quot;&quot;)">
            <text:p/>
          </table:table-cell>
          <table:table-cell table:style-name="ce162" table:content-validation-name="val1" table:formula="of:=IF(DAY([.BL10])=1;[.BL10];&quot;&quot;)">
            <text:p/>
          </table:table-cell>
          <table:table-cell table:style-name="ce162" table:content-validation-name="val1" table:formula="of:=IF(DAY([.BM10])=1;[.BM10];&quot;&quot;)">
            <text:p/>
          </table:table-cell>
          <table:table-cell table:style-name="ce162" table:content-validation-name="val1" table:formula="of:=IF(DAY([.BN10])=1;[.BN10];&quot;&quot;)">
            <text:p/>
          </table:table-cell>
          <table:table-cell table:style-name="ce162" table:content-validation-name="val1" table:formula="of:=IF(DAY([.BO10])=1;[.BO10];&quot;&quot;)">
            <text:p/>
          </table:table-cell>
          <table:table-cell table:style-name="ce162" table:content-validation-name="val1" table:formula="of:=IF(DAY([.BP10])=1;[.BP10];&quot;&quot;)">
            <text:p/>
          </table:table-cell>
          <table:table-cell table:style-name="ce162" table:content-validation-name="val1" table:formula="of:=IF(DAY([.BQ10])=1;[.BQ10];&quot;&quot;)">
            <text:p/>
          </table:table-cell>
          <table:table-cell table:style-name="ce162" table:content-validation-name="val1" table:formula="of:=IF(DAY([.BR10])=1;[.BR10];&quot;&quot;)">
            <text:p/>
          </table:table-cell>
          <table:table-cell table:style-name="ce162" table:content-validation-name="val1" table:formula="of:=IF(DAY([.BS10])=1;[.BS10];&quot;&quot;)">
            <text:p/>
          </table:table-cell>
          <table:table-cell table:style-name="ce162" table:content-validation-name="val1" table:formula="of:=IF(DAY([.BT10])=1;[.BT10];&quot;&quot;)">
            <text:p/>
          </table:table-cell>
          <table:table-cell table:style-name="ce162" table:content-validation-name="val1" table:formula="of:=IF(DAY([.BU10])=1;[.BU10];&quot;&quot;)">
            <text:p/>
          </table:table-cell>
          <table:table-cell table:style-name="ce162" table:content-validation-name="val1" table:formula="of:=IF(DAY([.BV10])=1;[.BV10];&quot;&quot;)">
            <text:p/>
          </table:table-cell>
          <table:table-cell table:style-name="ce162" table:content-validation-name="val1" table:formula="of:=IF(DAY([.BW10])=1;[.BW10];&quot;&quot;)">
            <text:p/>
          </table:table-cell>
          <table:table-cell table:style-name="ce162" table:content-validation-name="val1" table:formula="of:=IF(DAY([.BX10])=1;[.BX10];&quot;&quot;)">
            <text:p/>
          </table:table-cell>
          <table:table-cell table:style-name="ce162" table:content-validation-name="val1" table:formula="of:=IF(DAY([.BY10])=1;[.BY10];&quot;&quot;)">
            <text:p/>
          </table:table-cell>
          <table:table-cell table:style-name="ce162" table:content-validation-name="val1" table:formula="of:=IF(DAY([.BZ10])=1;[.BZ10];&quot;&quot;)">
            <text:p/>
          </table:table-cell>
          <table:table-cell table:style-name="ce162" table:content-validation-name="val1" table:formula="of:=IF(DAY([.CA10])=1;[.CA10];&quot;&quot;)">
            <text:p/>
          </table:table-cell>
          <table:table-cell table:style-name="ce162" table:content-validation-name="val1" table:formula="of:=IF(DAY([.CB10])=1;[.CB10];&quot;&quot;)">
            <text:p/>
          </table:table-cell>
          <table:table-cell table:style-name="ce162" table:content-validation-name="val1" table:formula="of:=IF(DAY([.CC10])=1;[.CC10];&quot;&quot;)">
            <text:p/>
          </table:table-cell>
          <table:table-cell table:style-name="ce162" table:content-validation-name="val1" table:formula="of:=IF(DAY([.CD10])=1;[.CD10];&quot;&quot;)">
            <text:p/>
          </table:table-cell>
          <table:table-cell table:style-name="ce162" table:content-validation-name="val1" table:formula="of:=IF(DAY([.CE10])=1;[.CE10];&quot;&quot;)">
            <text:p/>
          </table:table-cell>
          <table:table-cell table:style-name="ce162" table:content-validation-name="val1" table:formula="of:=IF(DAY([.CF10])=1;[.CF10];&quot;&quot;)">
            <text:p/>
          </table:table-cell>
          <table:table-cell table:style-name="ce162" table:content-validation-name="val1" table:formula="of:=IF(DAY([.CG10])=1;[.CG10];&quot;&quot;)">
            <text:p/>
          </table:table-cell>
          <table:table-cell table:style-name="ce162" table:content-validation-name="val1" table:formula="of:=IF(DAY([.CH10])=1;[.CH10];&quot;&quot;)">
            <text:p/>
          </table:table-cell>
          <table:table-cell table:style-name="ce162" table:content-validation-name="val1" table:formula="of:=IF(DAY([.CI10])=1;[.CI10];&quot;&quot;)" office:value-type="date" office:date-value="2016-12-01" calcext:value-type="date">
            <text:p>Dec-16</text:p>
          </table:table-cell>
          <table:table-cell table:style-name="ce162" table:content-validation-name="val1" table:formula="of:=IF(DAY([.CJ10])=1;[.CJ10];&quot;&quot;)">
            <text:p/>
          </table:table-cell>
          <table:table-cell table:style-name="ce162" table:content-validation-name="val1" table:formula="of:=IF(DAY([.CK10])=1;[.CK10];&quot;&quot;)">
            <text:p/>
          </table:table-cell>
          <table:table-cell table:style-name="ce162" table:content-validation-name="val1" table:formula="of:=IF(DAY([.CL10])=1;[.CL10];&quot;&quot;)">
            <text:p/>
          </table:table-cell>
          <table:table-cell table:style-name="ce162" table:content-validation-name="val1" table:formula="of:=IF(DAY([.CM10])=1;[.CM10];&quot;&quot;)">
            <text:p/>
          </table:table-cell>
          <table:table-cell table:style-name="ce162" table:content-validation-name="val1" table:formula="of:=IF(DAY([.CN10])=1;[.CN10];&quot;&quot;)">
            <text:p/>
          </table:table-cell>
          <table:table-cell table:style-name="ce162" table:content-validation-name="val1" table:formula="of:=IF(DAY([.CO10])=1;[.CO10];&quot;&quot;)">
            <text:p/>
          </table:table-cell>
          <table:table-cell table:style-name="ce162" table:content-validation-name="val1" table:formula="of:=IF(DAY([.CP10])=1;[.CP10];&quot;&quot;)">
            <text:p/>
          </table:table-cell>
          <table:table-cell table:style-name="ce162" table:content-validation-name="val1" table:formula="of:=IF(DAY([.CQ10])=1;[.CQ10];&quot;&quot;)">
            <text:p/>
          </table:table-cell>
          <table:table-cell table:style-name="ce162" table:content-validation-name="val1" table:formula="of:=IF(DAY([.CR10])=1;[.CR10];&quot;&quot;)">
            <text:p/>
          </table:table-cell>
          <table:table-cell table:style-name="ce162" table:content-validation-name="val1" table:formula="of:=IF(DAY([.CS10])=1;[.CS10];&quot;&quot;)">
            <text:p/>
          </table:table-cell>
          <table:table-cell table:style-name="ce162" table:content-validation-name="val1" table:formula="of:=IF(DAY([.CT10])=1;[.CT10];&quot;&quot;)">
            <text:p/>
          </table:table-cell>
          <table:table-cell table:style-name="ce162" table:content-validation-name="val1" table:formula="of:=IF(DAY([.CU10])=1;[.CU10];&quot;&quot;)">
            <text:p/>
          </table:table-cell>
          <table:table-cell table:style-name="ce162" table:content-validation-name="val1" table:formula="of:=IF(DAY([.CV10])=1;[.CV10];&quot;&quot;)">
            <text:p/>
          </table:table-cell>
          <table:table-cell table:style-name="ce162" table:content-validation-name="val1" table:formula="of:=IF(DAY([.CW10])=1;[.CW10];&quot;&quot;)">
            <text:p/>
          </table:table-cell>
          <table:table-cell table:style-name="ce162" table:content-validation-name="val1" table:formula="of:=IF(DAY([.CX10])=1;[.CX10];&quot;&quot;)">
            <text:p/>
          </table:table-cell>
          <table:table-cell table:style-name="ce162" table:content-validation-name="val1" table:formula="of:=IF(DAY([.CY10])=1;[.CY10];&quot;&quot;)">
            <text:p/>
          </table:table-cell>
          <table:table-cell table:style-name="ce162" table:content-validation-name="val1" table:formula="of:=IF(DAY([.CZ10])=1;[.CZ10];&quot;&quot;)">
            <text:p/>
          </table:table-cell>
          <table:table-cell table:style-name="ce162" table:content-validation-name="val1" table:formula="of:=IF(DAY([.DA10])=1;[.DA10];&quot;&quot;)">
            <text:p/>
          </table:table-cell>
          <table:table-cell table:style-name="ce162" table:content-validation-name="val1" table:formula="of:=IF(DAY([.DB10])=1;[.DB10];&quot;&quot;)">
            <text:p/>
          </table:table-cell>
          <table:table-cell table:style-name="ce162" table:content-validation-name="val1" table:formula="of:=IF(DAY([.DC10])=1;[.DC10];&quot;&quot;)">
            <text:p/>
          </table:table-cell>
          <table:table-cell table:style-name="ce162" table:content-validation-name="val1" table:formula="of:=IF(DAY([.DD10])=1;[.DD10];&quot;&quot;)">
            <text:p/>
          </table:table-cell>
          <table:table-cell table:style-name="ce162" table:content-validation-name="val1" table:formula="of:=IF(DAY([.DE10])=1;[.DE10];&quot;&quot;)">
            <text:p/>
          </table:table-cell>
          <table:table-cell table:style-name="ce162" table:content-validation-name="val1" table:formula="of:=IF(DAY([.DF10])=1;[.DF10];&quot;&quot;)">
            <text:p/>
          </table:table-cell>
          <table:table-cell table:style-name="ce162" table:content-validation-name="val1" table:formula="of:=IF(DAY([.DG10])=1;[.DG10];&quot;&quot;)">
            <text:p/>
          </table:table-cell>
          <table:table-cell table:style-name="ce162" table:content-validation-name="val1" table:formula="of:=IF(DAY([.DH10])=1;[.DH10];&quot;&quot;)">
            <text:p/>
          </table:table-cell>
          <table:table-cell table:style-name="ce162" table:content-validation-name="val1" table:formula="of:=IF(DAY([.DI10])=1;[.DI10];&quot;&quot;)">
            <text:p/>
          </table:table-cell>
          <table:table-cell table:style-name="ce162" table:content-validation-name="val1" table:formula="of:=IF(DAY([.DJ10])=1;[.DJ10];&quot;&quot;)">
            <text:p/>
          </table:table-cell>
          <table:table-cell table:style-name="ce162" table:content-validation-name="val1" table:formula="of:=IF(DAY([.DK10])=1;[.DK10];&quot;&quot;)">
            <text:p/>
          </table:table-cell>
          <table:table-cell table:style-name="ce162" table:content-validation-name="val1" table:formula="of:=IF(DAY([.DL10])=1;[.DL10];&quot;&quot;)">
            <text:p/>
          </table:table-cell>
          <table:table-cell table:style-name="ce162" table:content-validation-name="val1" table:formula="of:=IF(DAY([.DM10])=1;[.DM10];&quot;&quot;)">
            <text:p/>
          </table:table-cell>
          <table:table-cell table:style-name="ce162" table:content-validation-name="val1" table:formula="of:=IF(DAY([.DN10])=1;[.DN10];&quot;&quot;)" office:value-type="date" office:date-value="2017-01-01" calcext:value-type="date">
            <text:p>Jan-17</text:p>
          </table:table-cell>
          <table:table-cell table:style-name="ce162" table:content-validation-name="val1" table:formula="of:=IF(DAY([.DO10])=1;[.DO10];&quot;&quot;)">
            <text:p/>
          </table:table-cell>
          <table:table-cell table:style-name="ce162" table:content-validation-name="val1" table:formula="of:=IF(DAY([.DP10])=1;[.DP10];&quot;&quot;)">
            <text:p/>
          </table:table-cell>
          <table:table-cell table:style-name="ce162" table:content-validation-name="val1" table:formula="of:=IF(DAY([.DQ10])=1;[.DQ10];&quot;&quot;)">
            <text:p/>
          </table:table-cell>
          <table:table-cell table:style-name="ce162" table:content-validation-name="val1" table:formula="of:=IF(DAY([.DR10])=1;[.DR10];&quot;&quot;)">
            <text:p/>
          </table:table-cell>
          <table:table-cell table:style-name="ce162" table:content-validation-name="val1" table:formula="of:=IF(DAY([.DS10])=1;[.DS10];&quot;&quot;)">
            <text:p/>
          </table:table-cell>
          <table:table-cell table:style-name="ce162" table:content-validation-name="val1" table:formula="of:=IF(DAY([.DT10])=1;[.DT10];&quot;&quot;)">
            <text:p/>
          </table:table-cell>
          <table:table-cell table:style-name="ce162" table:content-validation-name="val1" table:formula="of:=IF(DAY([.DU10])=1;[.DU10];&quot;&quot;)">
            <text:p/>
          </table:table-cell>
          <table:table-cell table:style-name="ce162" table:content-validation-name="val1" table:formula="of:=IF(DAY([.DV10])=1;[.DV10];&quot;&quot;)">
            <text:p/>
          </table:table-cell>
          <table:table-cell table:style-name="ce162" table:content-validation-name="val1" table:formula="of:=IF(DAY([.DW10])=1;[.DW10];&quot;&quot;)">
            <text:p/>
          </table:table-cell>
          <table:table-cell table:style-name="ce162" table:content-validation-name="val1" table:formula="of:=IF(DAY([.DX10])=1;[.DX10];&quot;&quot;)">
            <text:p/>
          </table:table-cell>
          <table:table-cell table:style-name="ce162" table:content-validation-name="val1" table:formula="of:=IF(DAY([.DY10])=1;[.DY10];&quot;&quot;)">
            <text:p/>
          </table:table-cell>
          <table:table-cell table:style-name="ce162" table:content-validation-name="val1" table:formula="of:=IF(DAY([.DZ10])=1;[.DZ10];&quot;&quot;)">
            <text:p/>
          </table:table-cell>
          <table:table-cell table:style-name="ce162" table:content-validation-name="val1" table:formula="of:=IF(DAY([.EA10])=1;[.EA10];&quot;&quot;)">
            <text:p/>
          </table:table-cell>
          <table:table-cell table:style-name="ce162" table:content-validation-name="val1" table:formula="of:=IF(DAY([.EB10])=1;[.EB10];&quot;&quot;)">
            <text:p/>
          </table:table-cell>
          <table:table-cell table:style-name="ce162" table:content-validation-name="val1" table:formula="of:=IF(DAY([.EC10])=1;[.EC10];&quot;&quot;)">
            <text:p/>
          </table:table-cell>
          <table:table-cell table:style-name="ce162" table:content-validation-name="val1" table:formula="of:=IF(DAY([.ED10])=1;[.ED10];&quot;&quot;)">
            <text:p/>
          </table:table-cell>
          <table:table-cell table:style-name="ce162" table:content-validation-name="val1" table:formula="of:=IF(DAY([.EE10])=1;[.EE10];&quot;&quot;)">
            <text:p/>
          </table:table-cell>
          <table:table-cell table:style-name="ce162" table:content-validation-name="val1" table:formula="of:=IF(DAY([.EF10])=1;[.EF10];&quot;&quot;)">
            <text:p/>
          </table:table-cell>
          <table:table-cell table:style-name="ce162" table:content-validation-name="val1" table:formula="of:=IF(DAY([.EG10])=1;[.EG10];&quot;&quot;)">
            <text:p/>
          </table:table-cell>
          <table:table-cell table:style-name="ce162" table:content-validation-name="val1" table:formula="of:=IF(DAY([.EH10])=1;[.EH10];&quot;&quot;)">
            <text:p/>
          </table:table-cell>
          <table:table-cell table:style-name="ce162" table:content-validation-name="val1" table:formula="of:=IF(DAY([.EI10])=1;[.EI10];&quot;&quot;)">
            <text:p/>
          </table:table-cell>
          <table:table-cell table:style-name="ce162" table:content-validation-name="val1" table:formula="of:=IF(DAY([.EJ10])=1;[.EJ10];&quot;&quot;)">
            <text:p/>
          </table:table-cell>
          <table:table-cell table:style-name="ce162" table:content-validation-name="val1" table:formula="of:=IF(DAY([.EK10])=1;[.EK10];&quot;&quot;)">
            <text:p/>
          </table:table-cell>
          <table:table-cell table:style-name="ce162" table:content-validation-name="val1" table:formula="of:=IF(DAY([.EL10])=1;[.EL10];&quot;&quot;)">
            <text:p/>
          </table:table-cell>
          <table:table-cell table:style-name="ce162" table:content-validation-name="val1" table:formula="of:=IF(DAY([.EM10])=1;[.EM10];&quot;&quot;)">
            <text:p/>
          </table:table-cell>
          <table:table-cell table:style-name="ce162" table:content-validation-name="val1" table:formula="of:=IF(DAY([.EN10])=1;[.EN10];&quot;&quot;)">
            <text:p/>
          </table:table-cell>
          <table:table-cell table:style-name="ce162" table:content-validation-name="val1" table:formula="of:=IF(DAY([.EO10])=1;[.EO10];&quot;&quot;)">
            <text:p/>
          </table:table-cell>
          <table:table-cell table:style-name="ce162" table:content-validation-name="val1" table:formula="of:=IF(DAY([.EP10])=1;[.EP10];&quot;&quot;)">
            <text:p/>
          </table:table-cell>
          <table:table-cell table:style-name="ce162" table:content-validation-name="val1" table:formula="of:=IF(DAY([.EQ10])=1;[.EQ10];&quot;&quot;)">
            <text:p/>
          </table:table-cell>
          <table:table-cell table:style-name="ce162" table:content-validation-name="val1" table:formula="of:=IF(DAY([.ER10])=1;[.ER10];&quot;&quot;)">
            <text:p/>
          </table:table-cell>
          <table:table-cell table:style-name="ce162" table:content-validation-name="val1" table:formula="of:=IF(DAY([.ES10])=1;[.ES10];&quot;&quot;)" office:value-type="date" office:date-value="2017-02-01" calcext:value-type="date">
            <text:p>Feb-17</text:p>
          </table:table-cell>
          <table:table-cell table:style-name="ce162" table:content-validation-name="val1" table:formula="of:=IF(DAY([.ET10])=1;[.ET10];&quot;&quot;)">
            <text:p/>
          </table:table-cell>
          <table:table-cell table:style-name="ce162" table:content-validation-name="val1" table:formula="of:=IF(DAY([.EU10])=1;[.EU10];&quot;&quot;)">
            <text:p/>
          </table:table-cell>
          <table:table-cell table:style-name="ce162" table:content-validation-name="val1" table:formula="of:=IF(DAY([.EV10])=1;[.EV10];&quot;&quot;)">
            <text:p/>
          </table:table-cell>
          <table:table-cell table:style-name="ce162" table:content-validation-name="val1" table:formula="of:=IF(DAY([.EW10])=1;[.EW10];&quot;&quot;)">
            <text:p/>
          </table:table-cell>
          <table:table-cell table:style-name="ce162" table:content-validation-name="val1" table:formula="of:=IF(DAY([.EX10])=1;[.EX10];&quot;&quot;)">
            <text:p/>
          </table:table-cell>
          <table:table-cell table:style-name="ce162" table:content-validation-name="val1" table:formula="of:=IF(DAY([.EY10])=1;[.EY10];&quot;&quot;)">
            <text:p/>
          </table:table-cell>
          <table:table-cell table:style-name="ce162" table:content-validation-name="val1" table:formula="of:=IF(DAY([.EZ10])=1;[.EZ10];&quot;&quot;)">
            <text:p/>
          </table:table-cell>
          <table:table-cell table:style-name="ce162" table:content-validation-name="val1" table:formula="of:=IF(DAY([.FA10])=1;[.FA10];&quot;&quot;)">
            <text:p/>
          </table:table-cell>
          <table:table-cell table:style-name="ce162" table:content-validation-name="val1" table:formula="of:=IF(DAY([.FB10])=1;[.FB10];&quot;&quot;)">
            <text:p/>
          </table:table-cell>
          <table:table-cell table:style-name="ce162" table:content-validation-name="val1" table:formula="of:=IF(DAY([.FC10])=1;[.FC10];&quot;&quot;)">
            <text:p/>
          </table:table-cell>
          <table:table-cell table:style-name="ce162" table:content-validation-name="val1" table:formula="of:=IF(DAY([.FD10])=1;[.FD10];&quot;&quot;)">
            <text:p/>
          </table:table-cell>
          <table:table-cell table:style-name="ce162" table:content-validation-name="val1" table:formula="of:=IF(DAY([.FE10])=1;[.FE10];&quot;&quot;)">
            <text:p/>
          </table:table-cell>
          <table:table-cell table:style-name="ce162" table:content-validation-name="val1" table:formula="of:=IF(DAY([.FF10])=1;[.FF10];&quot;&quot;)">
            <text:p/>
          </table:table-cell>
          <table:table-cell table:style-name="ce162" table:content-validation-name="val1" table:formula="of:=IF(DAY([.FG10])=1;[.FG10];&quot;&quot;)">
            <text:p/>
          </table:table-cell>
          <table:table-cell table:style-name="ce162" table:content-validation-name="val1" table:formula="of:=IF(DAY([.FH10])=1;[.FH10];&quot;&quot;)">
            <text:p/>
          </table:table-cell>
          <table:table-cell table:style-name="ce162" table:content-validation-name="val1" table:formula="of:=IF(DAY([.FI10])=1;[.FI10];&quot;&quot;)">
            <text:p/>
          </table:table-cell>
          <table:table-cell table:style-name="ce162" table:content-validation-name="val1" table:formula="of:=IF(DAY([.FJ10])=1;[.FJ10];&quot;&quot;)">
            <text:p/>
          </table:table-cell>
          <table:table-cell table:style-name="ce162" table:content-validation-name="val1" table:formula="of:=IF(DAY([.FK10])=1;[.FK10];&quot;&quot;)">
            <text:p/>
          </table:table-cell>
          <table:table-cell table:style-name="ce162" table:content-validation-name="val1" table:formula="of:=IF(DAY([.FL10])=1;[.FL10];&quot;&quot;)">
            <text:p/>
          </table:table-cell>
          <table:table-cell table:style-name="ce162" table:content-validation-name="val1" table:formula="of:=IF(DAY([.FM10])=1;[.FM10];&quot;&quot;)">
            <text:p/>
          </table:table-cell>
          <table:table-cell table:style-name="ce162" table:content-validation-name="val1" table:formula="of:=IF(DAY([.FN10])=1;[.FN10];&quot;&quot;)">
            <text:p/>
          </table:table-cell>
          <table:table-cell table:style-name="ce162" table:content-validation-name="val1" table:formula="of:=IF(DAY([.FO10])=1;[.FO10];&quot;&quot;)">
            <text:p/>
          </table:table-cell>
          <table:table-cell table:style-name="ce162" table:content-validation-name="val1" table:formula="of:=IF(DAY([.FP10])=1;[.FP10];&quot;&quot;)">
            <text:p/>
          </table:table-cell>
          <table:table-cell table:style-name="ce162" table:content-validation-name="val1" table:formula="of:=IF(DAY([.FQ10])=1;[.FQ10];&quot;&quot;)">
            <text:p/>
          </table:table-cell>
          <table:table-cell table:style-name="ce162" table:content-validation-name="val1" table:formula="of:=IF(DAY([.FR10])=1;[.FR10];&quot;&quot;)">
            <text:p/>
          </table:table-cell>
          <table:table-cell table:style-name="ce162" table:content-validation-name="val1" table:formula="of:=IF(DAY([.FS10])=1;[.FS10];&quot;&quot;)">
            <text:p/>
          </table:table-cell>
          <table:table-cell table:style-name="ce162" table:content-validation-name="val1" table:formula="of:=IF(DAY([.FT10])=1;[.FT10];&quot;&quot;)">
            <text:p/>
          </table:table-cell>
          <table:table-cell table:style-name="ce162" table:content-validation-name="val1" table:formula="of:=IF(DAY([.FU10])=1;[.FU10];&quot;&quot;)" office:value-type="date" office:date-value="2017-03-01" calcext:value-type="date">
            <text:p>Mar-17</text:p>
          </table:table-cell>
          <table:table-cell table:style-name="ce162" table:content-validation-name="val1" table:formula="of:=IF(DAY([.FV10])=1;[.FV10];&quot;&quot;)">
            <text:p/>
          </table:table-cell>
          <table:table-cell table:style-name="ce162" table:content-validation-name="val1" table:formula="of:=IF(DAY([.FW10])=1;[.FW10];&quot;&quot;)">
            <text:p/>
          </table:table-cell>
          <table:table-cell table:style-name="ce162" table:content-validation-name="val1" table:formula="of:=IF(DAY([.FX10])=1;[.FX10];&quot;&quot;)">
            <text:p/>
          </table:table-cell>
          <table:table-cell table:style-name="ce162" table:content-validation-name="val1" table:formula="of:=IF(DAY([.FY10])=1;[.FY10];&quot;&quot;)">
            <text:p/>
          </table:table-cell>
          <table:table-cell table:style-name="ce162" table:content-validation-name="val1" table:formula="of:=IF(DAY([.FZ10])=1;[.FZ10];&quot;&quot;)">
            <text:p/>
          </table:table-cell>
          <table:table-cell table:style-name="ce162" table:content-validation-name="val1" table:formula="of:=IF(DAY([.GA10])=1;[.GA10];&quot;&quot;)">
            <text:p/>
          </table:table-cell>
          <table:table-cell table:style-name="ce162" table:content-validation-name="val1" table:formula="of:=IF(DAY([.GB10])=1;[.GB10];&quot;&quot;)">
            <text:p/>
          </table:table-cell>
          <table:table-cell table:style-name="ce162" table:content-validation-name="val1" table:formula="of:=IF(DAY([.GC10])=1;[.GC10];&quot;&quot;)">
            <text:p/>
          </table:table-cell>
          <table:table-cell table:style-name="ce162" table:content-validation-name="val1" table:formula="of:=IF(DAY([.GD10])=1;[.GD10];&quot;&quot;)">
            <text:p/>
          </table:table-cell>
          <table:table-cell table:style-name="ce162" table:content-validation-name="val1" table:formula="of:=IF(DAY([.GE10])=1;[.GE10];&quot;&quot;)">
            <text:p/>
          </table:table-cell>
          <table:table-cell table:style-name="ce162" table:content-validation-name="val1" table:formula="of:=IF(DAY([.GF10])=1;[.GF10];&quot;&quot;)">
            <text:p/>
          </table:table-cell>
          <table:table-cell table:style-name="ce162" table:content-validation-name="val1" table:formula="of:=IF(DAY([.GG10])=1;[.GG10];&quot;&quot;)">
            <text:p/>
          </table:table-cell>
          <table:table-cell table:style-name="ce162" table:content-validation-name="val1" table:formula="of:=IF(DAY([.GH10])=1;[.GH10];&quot;&quot;)">
            <text:p/>
          </table:table-cell>
          <table:table-cell table:style-name="ce162" table:content-validation-name="val1" table:formula="of:=IF(DAY([.GI10])=1;[.GI10];&quot;&quot;)">
            <text:p/>
          </table:table-cell>
          <table:table-cell table:style-name="ce162" table:content-validation-name="val1" table:formula="of:=IF(DAY([.GJ10])=1;[.GJ10];&quot;&quot;)">
            <text:p/>
          </table:table-cell>
          <table:table-cell table:style-name="ce162" table:content-validation-name="val1" table:formula="of:=IF(DAY([.GK10])=1;[.GK10];&quot;&quot;)">
            <text:p/>
          </table:table-cell>
          <table:table-cell table:style-name="ce162" table:content-validation-name="val1" table:formula="of:=IF(DAY([.GL10])=1;[.GL10];&quot;&quot;)">
            <text:p/>
          </table:table-cell>
          <table:table-cell table:style-name="ce162" table:content-validation-name="val1" table:formula="of:=IF(DAY([.GM10])=1;[.GM10];&quot;&quot;)">
            <text:p/>
          </table:table-cell>
          <table:table-cell table:style-name="ce162" table:content-validation-name="val1" table:formula="of:=IF(DAY([.GN10])=1;[.GN10];&quot;&quot;)">
            <text:p/>
          </table:table-cell>
          <table:table-cell table:style-name="ce162" table:content-validation-name="val1" table:formula="of:=IF(DAY([.GO10])=1;[.GO10];&quot;&quot;)">
            <text:p/>
          </table:table-cell>
          <table:table-cell table:style-name="ce162" table:content-validation-name="val1" table:formula="of:=IF(DAY([.GP10])=1;[.GP10];&quot;&quot;)">
            <text:p/>
          </table:table-cell>
          <table:table-cell table:style-name="ce162" table:content-validation-name="val1" table:formula="of:=IF(DAY([.GQ10])=1;[.GQ10];&quot;&quot;)">
            <text:p/>
          </table:table-cell>
          <table:table-cell table:style-name="ce162" table:content-validation-name="val1" table:formula="of:=IF(DAY([.GR10])=1;[.GR10];&quot;&quot;)">
            <text:p/>
          </table:table-cell>
          <table:table-cell table:style-name="ce162" table:content-validation-name="val1" table:formula="of:=IF(DAY([.GS10])=1;[.GS10];&quot;&quot;)">
            <text:p/>
          </table:table-cell>
          <table:table-cell table:style-name="ce162" table:content-validation-name="val1" table:formula="of:=IF(DAY([.GT10])=1;[.GT10];&quot;&quot;)">
            <text:p/>
          </table:table-cell>
          <table:table-cell table:style-name="ce162" table:content-validation-name="val1" table:formula="of:=IF(DAY([.GU10])=1;[.GU10];&quot;&quot;)">
            <text:p/>
          </table:table-cell>
          <table:table-cell table:style-name="ce162" table:content-validation-name="val1" table:formula="of:=IF(DAY([.GV10])=1;[.GV10];&quot;&quot;)">
            <text:p/>
          </table:table-cell>
          <table:table-cell table:style-name="ce162" table:content-validation-name="val1" table:formula="of:=IF(DAY([.GW10])=1;[.GW10];&quot;&quot;)">
            <text:p/>
          </table:table-cell>
          <table:table-cell table:style-name="ce162" table:content-validation-name="val1" table:formula="of:=IF(DAY([.GX10])=1;[.GX10];&quot;&quot;)">
            <text:p/>
          </table:table-cell>
          <table:table-cell table:style-name="ce162" table:content-validation-name="val1" table:formula="of:=IF(DAY([.GY10])=1;[.GY10];&quot;&quot;)">
            <text:p/>
          </table:table-cell>
          <table:table-cell table:style-name="ce162" table:content-validation-name="val1" table:formula="of:=IF(DAY([.GZ10])=1;[.GZ10];&quot;&quot;)" office:value-type="date" office:date-value="2017-04-01" calcext:value-type="date">
            <text:p>Apr-17</text:p>
          </table:table-cell>
          <table:table-cell table:style-name="ce162" table:content-validation-name="val1" table:formula="of:=IF(DAY([.HA10])=1;[.HA10];&quot;&quot;)">
            <text:p/>
          </table:table-cell>
          <table:table-cell table:style-name="ce162" table:content-validation-name="val1" table:formula="of:=IF(DAY([.HB10])=1;[.HB10];&quot;&quot;)">
            <text:p/>
          </table:table-cell>
          <table:table-cell table:style-name="ce162" table:content-validation-name="val1" table:formula="of:=IF(DAY([.HC10])=1;[.HC10];&quot;&quot;)">
            <text:p/>
          </table:table-cell>
          <table:table-cell table:style-name="ce162" table:content-validation-name="val1" table:formula="of:=IF(DAY([.HD10])=1;[.HD10];&quot;&quot;)">
            <text:p/>
          </table:table-cell>
          <table:table-cell table:style-name="ce162" table:content-validation-name="val1" table:formula="of:=IF(DAY([.HE10])=1;[.HE10];&quot;&quot;)">
            <text:p/>
          </table:table-cell>
          <table:table-cell table:style-name="ce162" table:content-validation-name="val1" table:formula="of:=IF(DAY([.HF10])=1;[.HF10];&quot;&quot;)">
            <text:p/>
          </table:table-cell>
          <table:table-cell table:style-name="ce162" table:content-validation-name="val1" table:formula="of:=IF(DAY([.HG10])=1;[.HG10];&quot;&quot;)">
            <text:p/>
          </table:table-cell>
          <table:table-cell table:style-name="ce162" table:content-validation-name="val1" table:formula="of:=IF(DAY([.HH10])=1;[.HH10];&quot;&quot;)">
            <text:p/>
          </table:table-cell>
          <table:table-cell table:style-name="ce162" table:content-validation-name="val1" table:formula="of:=IF(DAY([.HI10])=1;[.HI10];&quot;&quot;)">
            <text:p/>
          </table:table-cell>
          <table:table-cell table:style-name="ce162" table:content-validation-name="val1" table:formula="of:=IF(DAY([.HJ10])=1;[.HJ10];&quot;&quot;)">
            <text:p/>
          </table:table-cell>
          <table:table-cell table:style-name="ce162" table:content-validation-name="val1" table:formula="of:=IF(DAY([.HK10])=1;[.HK10];&quot;&quot;)">
            <text:p/>
          </table:table-cell>
          <table:table-cell table:style-name="ce162" table:content-validation-name="val1" table:formula="of:=IF(DAY([.HL10])=1;[.HL10];&quot;&quot;)">
            <text:p/>
          </table:table-cell>
          <table:table-cell table:style-name="ce162" table:content-validation-name="val1" table:formula="of:=IF(DAY([.HM10])=1;[.HM10];&quot;&quot;)">
            <text:p/>
          </table:table-cell>
          <table:table-cell table:style-name="ce162" table:content-validation-name="val1" table:formula="of:=IF(DAY([.HN10])=1;[.HN10];&quot;&quot;)">
            <text:p/>
          </table:table-cell>
          <table:table-cell table:style-name="ce162" table:content-validation-name="val1" table:formula="of:=IF(DAY([.HO10])=1;[.HO10];&quot;&quot;)">
            <text:p/>
          </table:table-cell>
          <table:table-cell table:style-name="ce162" table:content-validation-name="val1" table:formula="of:=IF(DAY([.HP10])=1;[.HP10];&quot;&quot;)">
            <text:p/>
          </table:table-cell>
          <table:table-cell table:style-name="ce162" table:content-validation-name="val1" table:formula="of:=IF(DAY([.HQ10])=1;[.HQ10];&quot;&quot;)">
            <text:p/>
          </table:table-cell>
          <table:table-cell table:style-name="ce162" table:content-validation-name="val1" table:formula="of:=IF(DAY([.HR10])=1;[.HR10];&quot;&quot;)">
            <text:p/>
          </table:table-cell>
          <table:table-cell table:style-name="ce162" table:content-validation-name="val1" table:formula="of:=IF(DAY([.HS10])=1;[.HS10];&quot;&quot;)">
            <text:p/>
          </table:table-cell>
          <table:table-cell table:style-name="ce162" table:content-validation-name="val1" table:formula="of:=IF(DAY([.HT10])=1;[.HT10];&quot;&quot;)">
            <text:p/>
          </table:table-cell>
          <table:table-cell table:style-name="ce162" table:content-validation-name="val1" table:formula="of:=IF(DAY([.HU10])=1;[.HU10];&quot;&quot;)">
            <text:p/>
          </table:table-cell>
          <table:table-cell table:style-name="ce162" table:content-validation-name="val1" table:formula="of:=IF(DAY([.HV10])=1;[.HV10];&quot;&quot;)">
            <text:p/>
          </table:table-cell>
          <table:table-cell table:style-name="ce162" table:content-validation-name="val1" table:formula="of:=IF(DAY([.HW10])=1;[.HW10];&quot;&quot;)">
            <text:p/>
          </table:table-cell>
          <table:table-cell table:style-name="ce162" table:content-validation-name="val1" table:formula="of:=IF(DAY([.HX10])=1;[.HX10];&quot;&quot;)">
            <text:p/>
          </table:table-cell>
          <table:table-cell table:style-name="ce162" table:content-validation-name="val1" table:formula="of:=IF(DAY([.HY10])=1;[.HY10];&quot;&quot;)">
            <text:p/>
          </table:table-cell>
          <table:table-cell table:style-name="ce162" table:content-validation-name="val1" table:formula="of:=IF(DAY([.HZ10])=1;[.HZ10];&quot;&quot;)">
            <text:p/>
          </table:table-cell>
          <table:table-cell table:style-name="ce162" table:content-validation-name="val1" table:formula="of:=IF(DAY([.IA10])=1;[.IA10];&quot;&quot;)">
            <text:p/>
          </table:table-cell>
          <table:table-cell table:style-name="ce162" table:content-validation-name="val1" table:formula="of:=IF(DAY([.IB10])=1;[.IB10];&quot;&quot;)">
            <text:p/>
          </table:table-cell>
          <table:table-cell table:style-name="ce162" table:content-validation-name="val1" table:formula="of:=IF(DAY([.IC10])=1;[.IC10];&quot;&quot;)">
            <text:p/>
          </table:table-cell>
          <table:table-cell table:style-name="ce162" table:content-validation-name="val1" table:formula="of:=IF(DAY([.ID10])=1;[.ID10];&quot;&quot;)" office:value-type="date" office:date-value="2017-05-01" calcext:value-type="date">
            <text:p>May-17</text:p>
          </table:table-cell>
          <table:table-cell table:style-name="ce162" table:content-validation-name="val1" table:formula="of:=IF(DAY([.IE10])=1;[.IE10];&quot;&quot;)">
            <text:p/>
          </table:table-cell>
          <table:table-cell table:style-name="ce162" table:content-validation-name="val1" table:formula="of:=IF(DAY([.IF10])=1;[.IF10];&quot;&quot;)">
            <text:p/>
          </table:table-cell>
          <table:table-cell table:style-name="ce162" table:content-validation-name="val1" table:formula="of:=IF(DAY([.IG10])=1;[.IG10];&quot;&quot;)">
            <text:p/>
          </table:table-cell>
          <table:table-cell table:style-name="ce162" table:content-validation-name="val1" table:formula="of:=IF(DAY([.IH10])=1;[.IH10];&quot;&quot;)">
            <text:p/>
          </table:table-cell>
          <table:table-cell table:style-name="ce162" table:content-validation-name="val1" table:formula="of:=IF(DAY([.II10])=1;[.II10];&quot;&quot;)">
            <text:p/>
          </table:table-cell>
          <table:table-cell table:style-name="ce162" table:content-validation-name="val1" table:formula="of:=IF(DAY([.IJ10])=1;[.IJ10];&quot;&quot;)">
            <text:p/>
          </table:table-cell>
          <table:table-cell table:style-name="ce162" table:content-validation-name="val1" table:formula="of:=IF(DAY([.IK10])=1;[.IK10];&quot;&quot;)">
            <text:p/>
          </table:table-cell>
          <table:table-cell table:style-name="ce162" table:content-validation-name="val1" table:formula="of:=IF(DAY([.IL10])=1;[.IL10];&quot;&quot;)">
            <text:p/>
          </table:table-cell>
          <table:table-cell table:style-name="ce162" table:content-validation-name="val1" table:formula="of:=IF(DAY([.IM10])=1;[.IM10];&quot;&quot;)">
            <text:p/>
          </table:table-cell>
          <table:table-cell table:style-name="ce162" table:content-validation-name="val1" table:formula="of:=IF(DAY([.IN10])=1;[.IN10];&quot;&quot;)">
            <text:p/>
          </table:table-cell>
          <table:table-cell table:style-name="ce162" table:content-validation-name="val1" table:formula="of:=IF(DAY([.IO10])=1;[.IO10];&quot;&quot;)">
            <text:p/>
          </table:table-cell>
          <table:table-cell table:style-name="ce162" table:content-validation-name="val1" table:formula="of:=IF(DAY([.IP10])=1;[.IP10];&quot;&quot;)">
            <text:p/>
          </table:table-cell>
          <table:table-cell table:style-name="ce162" table:content-validation-name="val1" table:formula="of:=IF(DAY([.IQ10])=1;[.IQ10];&quot;&quot;)">
            <text:p/>
          </table:table-cell>
          <table:table-cell table:style-name="ce162" table:content-validation-name="val1" table:formula="of:=IF(DAY([.IR10])=1;[.IR10];&quot;&quot;)">
            <text:p/>
          </table:table-cell>
          <table:table-cell table:style-name="ce162" table:content-validation-name="val1" table:formula="of:=IF(DAY([.IS10])=1;[.IS10];&quot;&quot;)">
            <text:p/>
          </table:table-cell>
          <table:table-cell table:style-name="ce162" table:content-validation-name="val1" table:formula="of:=IF(DAY([.IT10])=1;[.IT10];&quot;&quot;)">
            <text:p/>
          </table:table-cell>
          <table:table-cell table:style-name="ce162" table:content-validation-name="val1" table:formula="of:=IF(DAY([.IU10])=1;[.IU10];&quot;&quot;)">
            <text:p/>
          </table:table-cell>
          <table:table-cell table:style-name="ce162" table:content-validation-name="val1" table:formula="of:=IF(DAY([.IV10])=1;[.IV10];&quot;&quot;)">
            <text:p/>
          </table:table-cell>
          <table:table-cell table:style-name="ce162" table:content-validation-name="val1" table:formula="of:=IF(DAY([.IW10])=1;[.IW10];&quot;&quot;)">
            <text:p/>
          </table:table-cell>
          <table:table-cell table:style-name="ce162" table:content-validation-name="val1" table:formula="of:=IF(DAY([.IX10])=1;[.IX10];&quot;&quot;)">
            <text:p/>
          </table:table-cell>
          <table:table-cell table:style-name="ce162" table:content-validation-name="val1" table:formula="of:=IF(DAY([.IY10])=1;[.IY10];&quot;&quot;)">
            <text:p/>
          </table:table-cell>
          <table:table-cell table:style-name="ce162" table:content-validation-name="val1" table:formula="of:=IF(DAY([.IZ10])=1;[.IZ10];&quot;&quot;)">
            <text:p/>
          </table:table-cell>
          <table:table-cell table:style-name="ce162" table:content-validation-name="val1" table:formula="of:=IF(DAY([.JA10])=1;[.JA10];&quot;&quot;)">
            <text:p/>
          </table:table-cell>
          <table:table-cell table:style-name="ce162" table:content-validation-name="val1" table:formula="of:=IF(DAY([.JB10])=1;[.JB10];&quot;&quot;)">
            <text:p/>
          </table:table-cell>
          <table:table-cell table:style-name="ce162" table:content-validation-name="val1" table:formula="of:=IF(DAY([.JC10])=1;[.JC10];&quot;&quot;)">
            <text:p/>
          </table:table-cell>
          <table:table-cell table:style-name="ce162" table:content-validation-name="val1" table:formula="of:=IF(DAY([.JD10])=1;[.JD10];&quot;&quot;)">
            <text:p/>
          </table:table-cell>
          <table:table-cell table:style-name="ce162" table:content-validation-name="val1" table:formula="of:=IF(DAY([.JE10])=1;[.JE10];&quot;&quot;)">
            <text:p/>
          </table:table-cell>
          <table:table-cell table:style-name="ce162" table:content-validation-name="val1" table:formula="of:=IF(DAY([.JF10])=1;[.JF10];&quot;&quot;)">
            <text:p/>
          </table:table-cell>
          <table:table-cell table:style-name="ce162" table:content-validation-name="val1" table:formula="of:=IF(DAY([.JG10])=1;[.JG10];&quot;&quot;)">
            <text:p/>
          </table:table-cell>
          <table:table-cell table:style-name="ce162" table:content-validation-name="val1" table:formula="of:=IF(DAY([.JH10])=1;[.JH10];&quot;&quot;)">
            <text:p/>
          </table:table-cell>
          <table:table-cell table:style-name="ce162" table:content-validation-name="val1" table:formula="of:=IF(DAY([.JI10])=1;[.JI10];&quot;&quot;)" office:value-type="date" office:date-value="2017-06-01" calcext:value-type="date">
            <text:p>Jun-17</text:p>
          </table:table-cell>
          <table:table-cell table:style-name="ce162" table:content-validation-name="val1" table:formula="of:=IF(DAY([.JJ10])=1;[.JJ10];&quot;&quot;)">
            <text:p/>
          </table:table-cell>
          <table:table-cell table:style-name="ce162" table:content-validation-name="val1" table:formula="of:=IF(DAY([.JK10])=1;[.JK10];&quot;&quot;)">
            <text:p/>
          </table:table-cell>
          <table:table-cell table:style-name="ce162" table:content-validation-name="val1" table:formula="of:=IF(DAY([.JL10])=1;[.JL10];&quot;&quot;)">
            <text:p/>
          </table:table-cell>
          <table:table-cell table:style-name="ce162" table:content-validation-name="val1" table:formula="of:=IF(DAY([.JM10])=1;[.JM10];&quot;&quot;)">
            <text:p/>
          </table:table-cell>
          <table:table-cell table:style-name="ce162" table:content-validation-name="val1" table:formula="of:=IF(DAY([.JN10])=1;[.JN10];&quot;&quot;)">
            <text:p/>
          </table:table-cell>
          <table:table-cell table:style-name="ce162" table:content-validation-name="val1" table:formula="of:=IF(DAY([.JO10])=1;[.JO10];&quot;&quot;)">
            <text:p/>
          </table:table-cell>
          <table:table-cell table:style-name="ce162" table:content-validation-name="val1" table:formula="of:=IF(DAY([.JP10])=1;[.JP10];&quot;&quot;)">
            <text:p/>
          </table:table-cell>
          <table:table-cell table:style-name="ce162" table:content-validation-name="val1" table:formula="of:=IF(DAY([.JQ10])=1;[.JQ10];&quot;&quot;)">
            <text:p/>
          </table:table-cell>
          <table:table-cell table:style-name="ce162" table:content-validation-name="val1" table:formula="of:=IF(DAY([.JR10])=1;[.JR10];&quot;&quot;)">
            <text:p/>
          </table:table-cell>
          <table:table-cell table:style-name="ce162" table:content-validation-name="val1" table:formula="of:=IF(DAY([.JS10])=1;[.JS10];&quot;&quot;)">
            <text:p/>
          </table:table-cell>
          <table:table-cell table:style-name="ce162" table:content-validation-name="val1" table:formula="of:=IF(DAY([.JT10])=1;[.JT10];&quot;&quot;)">
            <text:p/>
          </table:table-cell>
          <table:table-cell table:style-name="ce162" table:content-validation-name="val1" table:formula="of:=IF(DAY([.JU10])=1;[.JU10];&quot;&quot;)">
            <text:p/>
          </table:table-cell>
          <table:table-cell table:style-name="ce162" table:content-validation-name="val1" table:formula="of:=IF(DAY([.JV10])=1;[.JV10];&quot;&quot;)">
            <text:p/>
          </table:table-cell>
          <table:table-cell table:style-name="ce162" table:content-validation-name="val1" table:formula="of:=IF(DAY([.JW10])=1;[.JW10];&quot;&quot;)">
            <text:p/>
          </table:table-cell>
          <table:table-cell table:style-name="ce162" table:content-validation-name="val1" table:formula="of:=IF(DAY([.JX10])=1;[.JX10];&quot;&quot;)">
            <text:p/>
          </table:table-cell>
          <table:table-cell table:style-name="ce162" table:content-validation-name="val1" table:formula="of:=IF(DAY([.JY10])=1;[.JY10];&quot;&quot;)">
            <text:p/>
          </table:table-cell>
          <table:table-cell table:style-name="ce162" table:content-validation-name="val1" table:formula="of:=IF(DAY([.JZ10])=1;[.JZ10];&quot;&quot;)">
            <text:p/>
          </table:table-cell>
          <table:table-cell table:style-name="ce162" table:content-validation-name="val1" table:formula="of:=IF(DAY([.KA10])=1;[.KA10];&quot;&quot;)">
            <text:p/>
          </table:table-cell>
          <table:table-cell table:style-name="ce162" table:content-validation-name="val1" table:formula="of:=IF(DAY([.KB10])=1;[.KB10];&quot;&quot;)">
            <text:p/>
          </table:table-cell>
          <table:table-cell table:style-name="ce162" table:content-validation-name="val1" table:formula="of:=IF(DAY([.KC10])=1;[.KC10];&quot;&quot;)">
            <text:p/>
          </table:table-cell>
          <table:table-cell table:style-name="ce656" table:content-validation-name="val1" table:number-columns-repeated="596"/>
          <table:table-cell table:content-validation-name="val1" table:number-columns-repeated="139"/>
        </table:table-row>
        <table:table-row table:style-name="ro6">
          <table:table-cell table:style-name="ce5" table:content-validation-name="val1"/>
          <table:table-cell table:style-name="ce28" table:content-validation-name="val1" office:value-type="string" calcext:value-type="string">
            <text:p>TOTAAL THESIS</text:p>
          </table:table-cell>
          <table:table-cell table:style-name="ce28" table:content-validation-name="val1"/>
          <table:table-cell table:style-name="ce69" table:content-validation-name="val1" office:value-type="date" office:date-value="2016-09-20" calcext:value-type="date">
            <text:p>20-Sep-2016</text:p>
          </table:table-cell>
          <table:table-cell table:style-name="ce92" table:content-validation-name="val1" table:formula="of:=SUM([.E12];[.E14];[.E48];[.E53])" office:value-type="float" office:value="550" calcext:value-type="float">
            <text:p>550</text:p>
          </table:table-cell>
          <table:table-cell table:style-name="ce92" table:content-validation-name="val1" table:formula="of:=SUM([.F12];[.F14];[.F48];[.F53])" office:value-type="float" office:value="59" calcext:value-type="float">
            <text:p>59</text:p>
          </table:table-cell>
          <table:table-cell table:style-name="ce92" table:content-validation-name="val1" table:formula="of:=[.E10]-[.F10]" office:value-type="float" office:value="491" calcext:value-type="float">
            <text:p>491</text:p>
          </table:table-cell>
          <table:table-cell table:style-name="ce106" table:content-validation-name="val1" table:formula="of:=ROUNDUP([.E10]/3)" office:value-type="float" office:value="184" calcext:value-type="float">
            <text:p>184</text:p>
          </table:table-cell>
          <table:table-cell table:style-name="ce106" table:content-validation-name="val1"/>
          <table:table-cell table:style-name="ce125" table:content-validation-name="val1" table:formula="of:=MAX([.J11:.J36])" office:value-type="date" office:date-value="2017-03-29" calcext:value-type="date">
            <text:p>29-Mar-2017</text:p>
          </table:table-cell>
          <table:table-cell table:style-name="ce133" table:content-validation-name="val1" table:formula="of:=SUMPRODUCT([.K12:.K58];[.H12:.H58])/SUM([.H12:.H58])" office:value-type="percentage" office:value="0.0726820022635232" calcext:value-type="percentage">
            <text:p>7%</text:p>
          </table:table-cell>
          <table:table-cell table:number-columns-repeated="3"/>
          <table:table-cell table:style-name="ce163" table:content-validation-name="val1" table:formula="of:=[.D10]" office:value-type="date" office:date-value="2016-09-20" calcext:value-type="date">
            <text:p>20</text:p>
          </table:table-cell>
          <table:table-cell table:style-name="ce163" table:content-validation-name="val1" table:formula="of:=[.O10]+1" office:value-type="date" office:date-value="2016-09-21" calcext:value-type="date">
            <text:p>21</text:p>
          </table:table-cell>
          <table:table-cell table:style-name="ce163" table:content-validation-name="val1" table:formula="of:=[.P10]+1" office:value-type="date" office:date-value="2016-09-22" calcext:value-type="date">
            <text:p>22</text:p>
          </table:table-cell>
          <table:table-cell table:style-name="ce163" table:content-validation-name="val1" table:formula="of:=[.Q10]+1" office:value-type="date" office:date-value="2016-09-23" calcext:value-type="date">
            <text:p>23</text:p>
          </table:table-cell>
          <table:table-cell table:style-name="ce163" table:content-validation-name="val1" table:formula="of:=[.R10]+1" office:value-type="date" office:date-value="2016-09-24" calcext:value-type="date">
            <text:p>24</text:p>
          </table:table-cell>
          <table:table-cell table:style-name="ce163" table:content-validation-name="val1" table:formula="of:=[.S10]+1" office:value-type="date" office:date-value="2016-09-25" calcext:value-type="date">
            <text:p>25</text:p>
          </table:table-cell>
          <table:table-cell table:style-name="ce163" table:content-validation-name="val1" table:formula="of:=[.T10]+1" office:value-type="date" office:date-value="2016-09-26" calcext:value-type="date">
            <text:p>26</text:p>
          </table:table-cell>
          <table:table-cell table:style-name="ce163" table:content-validation-name="val1" table:formula="of:=[.U10]+1" office:value-type="date" office:date-value="2016-09-27" calcext:value-type="date">
            <text:p>27</text:p>
          </table:table-cell>
          <table:table-cell table:style-name="ce163" table:content-validation-name="val1" table:formula="of:=[.V10]+1" office:value-type="date" office:date-value="2016-09-28" calcext:value-type="date">
            <text:p>28</text:p>
          </table:table-cell>
          <table:table-cell table:style-name="ce163" table:content-validation-name="val1" table:formula="of:=[.W10]+1" office:value-type="date" office:date-value="2016-09-29" calcext:value-type="date">
            <text:p>29</text:p>
          </table:table-cell>
          <table:table-cell table:style-name="ce163" table:content-validation-name="val1" table:formula="of:=[.X10]+1" office:value-type="date" office:date-value="2016-09-30" calcext:value-type="date">
            <text:p>30</text:p>
          </table:table-cell>
          <table:table-cell table:style-name="ce163" table:content-validation-name="val1" table:formula="of:=[.Y10]+1" office:value-type="date" office:date-value="2016-10-01" calcext:value-type="date">
            <text:p>01</text:p>
          </table:table-cell>
          <table:table-cell table:style-name="ce163" table:content-validation-name="val1" table:formula="of:=[.Z10]+1" office:value-type="date" office:date-value="2016-10-02" calcext:value-type="date">
            <text:p>02</text:p>
          </table:table-cell>
          <table:table-cell table:style-name="ce163" table:content-validation-name="val1" table:formula="of:=[.AA10]+1" office:value-type="date" office:date-value="2016-10-03" calcext:value-type="date">
            <text:p>03</text:p>
          </table:table-cell>
          <table:table-cell table:style-name="ce163" table:content-validation-name="val1" table:formula="of:=[.AB10]+1" office:value-type="date" office:date-value="2016-10-04" calcext:value-type="date">
            <text:p>04</text:p>
          </table:table-cell>
          <table:table-cell table:style-name="ce163" table:content-validation-name="val1" table:formula="of:=[.AC10]+1" office:value-type="date" office:date-value="2016-10-05" calcext:value-type="date">
            <text:p>05</text:p>
          </table:table-cell>
          <table:table-cell table:style-name="ce163" table:content-validation-name="val1" table:formula="of:=[.AD10]+1" office:value-type="date" office:date-value="2016-10-06" calcext:value-type="date">
            <text:p>06</text:p>
          </table:table-cell>
          <table:table-cell table:style-name="ce163" table:content-validation-name="val1" table:formula="of:=[.AE10]+1" office:value-type="date" office:date-value="2016-10-07" calcext:value-type="date">
            <text:p>07</text:p>
          </table:table-cell>
          <table:table-cell table:style-name="ce163" table:content-validation-name="val1" table:formula="of:=[.AF10]+1" office:value-type="date" office:date-value="2016-10-08" calcext:value-type="date">
            <text:p>08</text:p>
          </table:table-cell>
          <table:table-cell table:style-name="ce163" table:content-validation-name="val1" table:formula="of:=[.AG10]+1" office:value-type="date" office:date-value="2016-10-09" calcext:value-type="date">
            <text:p>09</text:p>
          </table:table-cell>
          <table:table-cell table:style-name="ce163" table:content-validation-name="val1" table:formula="of:=[.AH10]+1" office:value-type="date" office:date-value="2016-10-10" calcext:value-type="date">
            <text:p>10</text:p>
          </table:table-cell>
          <table:table-cell table:style-name="ce163" table:content-validation-name="val1" table:formula="of:=[.AI10]+1" office:value-type="date" office:date-value="2016-10-11" calcext:value-type="date">
            <text:p>11</text:p>
          </table:table-cell>
          <table:table-cell table:style-name="ce163" table:content-validation-name="val1" table:formula="of:=[.AJ10]+1" office:value-type="date" office:date-value="2016-10-12" calcext:value-type="date">
            <text:p>12</text:p>
          </table:table-cell>
          <table:table-cell table:style-name="ce163" table:content-validation-name="val1" table:formula="of:=[.AK10]+1" office:value-type="date" office:date-value="2016-10-13" calcext:value-type="date">
            <text:p>13</text:p>
          </table:table-cell>
          <table:table-cell table:style-name="ce163" table:content-validation-name="val1" table:formula="of:=[.AL10]+1" office:value-type="date" office:date-value="2016-10-14" calcext:value-type="date">
            <text:p>14</text:p>
          </table:table-cell>
          <table:table-cell table:style-name="ce163" table:content-validation-name="val1" table:formula="of:=[.AM10]+1" office:value-type="date" office:date-value="2016-10-15" calcext:value-type="date">
            <text:p>15</text:p>
          </table:table-cell>
          <table:table-cell table:style-name="ce163" table:content-validation-name="val1" table:formula="of:=[.AN10]+1" office:value-type="date" office:date-value="2016-10-16" calcext:value-type="date">
            <text:p>16</text:p>
          </table:table-cell>
          <table:table-cell table:style-name="ce163" table:content-validation-name="val1" table:formula="of:=[.AO10]+1" office:value-type="date" office:date-value="2016-10-17" calcext:value-type="date">
            <text:p>17</text:p>
          </table:table-cell>
          <table:table-cell table:style-name="ce163" table:content-validation-name="val1" table:formula="of:=[.AP10]+1" office:value-type="date" office:date-value="2016-10-18" calcext:value-type="date">
            <text:p>18</text:p>
          </table:table-cell>
          <table:table-cell table:style-name="ce163" table:content-validation-name="val1" table:formula="of:=[.AQ10]+1" office:value-type="date" office:date-value="2016-10-19" calcext:value-type="date">
            <text:p>19</text:p>
          </table:table-cell>
          <table:table-cell table:style-name="ce163" table:content-validation-name="val1" table:formula="of:=[.AR10]+1" office:value-type="date" office:date-value="2016-10-20" calcext:value-type="date">
            <text:p>20</text:p>
          </table:table-cell>
          <table:table-cell table:style-name="ce163" table:content-validation-name="val1" table:formula="of:=[.AS10]+1" office:value-type="date" office:date-value="2016-10-21" calcext:value-type="date">
            <text:p>21</text:p>
          </table:table-cell>
          <table:table-cell table:style-name="ce163" table:content-validation-name="val1" table:formula="of:=[.AT10]+1" office:value-type="date" office:date-value="2016-10-22" calcext:value-type="date">
            <text:p>22</text:p>
          </table:table-cell>
          <table:table-cell table:style-name="ce163" table:content-validation-name="val1" table:formula="of:=[.AU10]+1" office:value-type="date" office:date-value="2016-10-23" calcext:value-type="date">
            <text:p>23</text:p>
          </table:table-cell>
          <table:table-cell table:style-name="ce163" table:content-validation-name="val1" table:formula="of:=[.AV10]+1" office:value-type="date" office:date-value="2016-10-24" calcext:value-type="date">
            <text:p>24</text:p>
          </table:table-cell>
          <table:table-cell table:style-name="ce163" table:content-validation-name="val1" table:formula="of:=[.AW10]+1" office:value-type="date" office:date-value="2016-10-25" calcext:value-type="date">
            <text:p>25</text:p>
          </table:table-cell>
          <table:table-cell table:style-name="ce163" table:content-validation-name="val1" table:formula="of:=[.AX10]+1" office:value-type="date" office:date-value="2016-10-26" calcext:value-type="date">
            <text:p>26</text:p>
          </table:table-cell>
          <table:table-cell table:style-name="ce163" table:content-validation-name="val1" table:formula="of:=[.AY10]+1" office:value-type="date" office:date-value="2016-10-27" calcext:value-type="date">
            <text:p>27</text:p>
          </table:table-cell>
          <table:table-cell table:style-name="ce163" table:content-validation-name="val1" table:formula="of:=[.AZ10]+1" office:value-type="date" office:date-value="2016-10-28" calcext:value-type="date">
            <text:p>28</text:p>
          </table:table-cell>
          <table:table-cell table:style-name="ce163" table:content-validation-name="val1" table:formula="of:=[.BA10]+1" office:value-type="date" office:date-value="2016-10-29" calcext:value-type="date">
            <text:p>29</text:p>
          </table:table-cell>
          <table:table-cell table:style-name="ce163" table:content-validation-name="val1" table:formula="of:=[.BB10]+1" office:value-type="date" office:date-value="2016-10-30" calcext:value-type="date">
            <text:p>30</text:p>
          </table:table-cell>
          <table:table-cell table:style-name="ce163" table:content-validation-name="val1" table:formula="of:=[.BC10]+1" office:value-type="date" office:date-value="2016-10-31" calcext:value-type="date">
            <text:p>31</text:p>
          </table:table-cell>
          <table:table-cell table:style-name="ce163" table:content-validation-name="val1" table:formula="of:=[.BD10]+1" office:value-type="date" office:date-value="2016-11-01" calcext:value-type="date">
            <text:p>01</text:p>
          </table:table-cell>
          <table:table-cell table:style-name="ce163" table:content-validation-name="val1" table:formula="of:=[.BE10]+1" office:value-type="date" office:date-value="2016-11-02" calcext:value-type="date">
            <text:p>02</text:p>
          </table:table-cell>
          <table:table-cell table:style-name="ce163" table:content-validation-name="val1" table:formula="of:=[.BF10]+1" office:value-type="date" office:date-value="2016-11-03" calcext:value-type="date">
            <text:p>03</text:p>
          </table:table-cell>
          <table:table-cell table:style-name="ce163" table:content-validation-name="val1" table:formula="of:=[.BG10]+1" office:value-type="date" office:date-value="2016-11-04" calcext:value-type="date">
            <text:p>04</text:p>
          </table:table-cell>
          <table:table-cell table:style-name="ce163" table:content-validation-name="val1" table:formula="of:=[.BH10]+1" office:value-type="date" office:date-value="2016-11-05" calcext:value-type="date">
            <text:p>05</text:p>
          </table:table-cell>
          <table:table-cell table:style-name="ce163" table:content-validation-name="val1" table:formula="of:=[.BI10]+1" office:value-type="date" office:date-value="2016-11-06" calcext:value-type="date">
            <text:p>06</text:p>
          </table:table-cell>
          <table:table-cell table:style-name="ce163" table:content-validation-name="val1" table:formula="of:=[.BJ10]+1" office:value-type="date" office:date-value="2016-11-07" calcext:value-type="date">
            <text:p>07</text:p>
          </table:table-cell>
          <table:table-cell table:style-name="ce163" table:content-validation-name="val1" table:formula="of:=[.BK10]+1" office:value-type="date" office:date-value="2016-11-08" calcext:value-type="date">
            <text:p>08</text:p>
          </table:table-cell>
          <table:table-cell table:style-name="ce163" table:content-validation-name="val1" table:formula="of:=[.BL10]+1" office:value-type="date" office:date-value="2016-11-09" calcext:value-type="date">
            <text:p>09</text:p>
          </table:table-cell>
          <table:table-cell table:style-name="ce163" table:content-validation-name="val1" table:formula="of:=[.BM10]+1" office:value-type="date" office:date-value="2016-11-10" calcext:value-type="date">
            <text:p>10</text:p>
          </table:table-cell>
          <table:table-cell table:style-name="ce163" table:content-validation-name="val1" table:formula="of:=[.BN10]+1" office:value-type="date" office:date-value="2016-11-11" calcext:value-type="date">
            <text:p>11</text:p>
          </table:table-cell>
          <table:table-cell table:style-name="ce163" table:content-validation-name="val1" table:formula="of:=[.BO10]+1" office:value-type="date" office:date-value="2016-11-12" calcext:value-type="date">
            <text:p>12</text:p>
          </table:table-cell>
          <table:table-cell table:style-name="ce163" table:content-validation-name="val1" table:formula="of:=[.BP10]+1" office:value-type="date" office:date-value="2016-11-13" calcext:value-type="date">
            <text:p>13</text:p>
          </table:table-cell>
          <table:table-cell table:style-name="ce163" table:content-validation-name="val1" table:formula="of:=[.BQ10]+1" office:value-type="date" office:date-value="2016-11-14" calcext:value-type="date">
            <text:p>14</text:p>
          </table:table-cell>
          <table:table-cell table:style-name="ce163" table:content-validation-name="val1" table:formula="of:=[.BR10]+1" office:value-type="date" office:date-value="2016-11-15" calcext:value-type="date">
            <text:p>15</text:p>
          </table:table-cell>
          <table:table-cell table:style-name="ce163" table:content-validation-name="val1" table:formula="of:=[.BS10]+1" office:value-type="date" office:date-value="2016-11-16" calcext:value-type="date">
            <text:p>16</text:p>
          </table:table-cell>
          <table:table-cell table:style-name="ce163" table:content-validation-name="val1" table:formula="of:=[.BT10]+1" office:value-type="date" office:date-value="2016-11-17" calcext:value-type="date">
            <text:p>17</text:p>
          </table:table-cell>
          <table:table-cell table:style-name="ce163" table:content-validation-name="val1" table:formula="of:=[.BU10]+1" office:value-type="date" office:date-value="2016-11-18" calcext:value-type="date">
            <text:p>18</text:p>
          </table:table-cell>
          <table:table-cell table:style-name="ce163" table:content-validation-name="val1" table:formula="of:=[.BV10]+1" office:value-type="date" office:date-value="2016-11-19" calcext:value-type="date">
            <text:p>19</text:p>
          </table:table-cell>
          <table:table-cell table:style-name="ce163" table:content-validation-name="val1" table:formula="of:=[.BW10]+1" office:value-type="date" office:date-value="2016-11-20" calcext:value-type="date">
            <text:p>20</text:p>
          </table:table-cell>
          <table:table-cell table:style-name="ce163" table:content-validation-name="val1" table:formula="of:=[.BX10]+1" office:value-type="date" office:date-value="2016-11-21" calcext:value-type="date">
            <text:p>21</text:p>
          </table:table-cell>
          <table:table-cell table:style-name="ce163" table:content-validation-name="val1" table:formula="of:=[.BY10]+1" office:value-type="date" office:date-value="2016-11-22" calcext:value-type="date">
            <text:p>22</text:p>
          </table:table-cell>
          <table:table-cell table:style-name="ce163" table:content-validation-name="val1" table:formula="of:=[.BZ10]+1" office:value-type="date" office:date-value="2016-11-23" calcext:value-type="date">
            <text:p>23</text:p>
          </table:table-cell>
          <table:table-cell table:style-name="ce163" table:content-validation-name="val1" table:formula="of:=[.CA10]+1" office:value-type="date" office:date-value="2016-11-24" calcext:value-type="date">
            <text:p>24</text:p>
          </table:table-cell>
          <table:table-cell table:style-name="ce163" table:content-validation-name="val1" table:formula="of:=[.CB10]+1" office:value-type="date" office:date-value="2016-11-25" calcext:value-type="date">
            <text:p>25</text:p>
          </table:table-cell>
          <table:table-cell table:style-name="ce163" table:content-validation-name="val1" table:formula="of:=[.CC10]+1" office:value-type="date" office:date-value="2016-11-26" calcext:value-type="date">
            <text:p>26</text:p>
          </table:table-cell>
          <table:table-cell table:style-name="ce163" table:content-validation-name="val1" table:formula="of:=[.CD10]+1" office:value-type="date" office:date-value="2016-11-27" calcext:value-type="date">
            <text:p>27</text:p>
          </table:table-cell>
          <table:table-cell table:style-name="ce163" table:content-validation-name="val1" table:formula="of:=[.CE10]+1" office:value-type="date" office:date-value="2016-11-28" calcext:value-type="date">
            <text:p>28</text:p>
          </table:table-cell>
          <table:table-cell table:style-name="ce163" table:content-validation-name="val1" table:formula="of:=[.CF10]+1" office:value-type="date" office:date-value="2016-11-29" calcext:value-type="date">
            <text:p>29</text:p>
          </table:table-cell>
          <table:table-cell table:style-name="ce163" table:content-validation-name="val1" table:formula="of:=[.CG10]+1" office:value-type="date" office:date-value="2016-11-30" calcext:value-type="date">
            <text:p>30</text:p>
          </table:table-cell>
          <table:table-cell table:style-name="ce163" table:content-validation-name="val1" table:formula="of:=[.CH10]+1" office:value-type="date" office:date-value="2016-12-01" calcext:value-type="date">
            <text:p>01</text:p>
          </table:table-cell>
          <table:table-cell table:style-name="ce163" table:content-validation-name="val1" table:formula="of:=[.CI10]+1" office:value-type="date" office:date-value="2016-12-02" calcext:value-type="date">
            <text:p>02</text:p>
          </table:table-cell>
          <table:table-cell table:style-name="ce163" table:content-validation-name="val1" table:formula="of:=[.CJ10]+1" office:value-type="date" office:date-value="2016-12-03" calcext:value-type="date">
            <text:p>03</text:p>
          </table:table-cell>
          <table:table-cell table:style-name="ce163" table:content-validation-name="val1" table:formula="of:=[.CK10]+1" office:value-type="date" office:date-value="2016-12-04" calcext:value-type="date">
            <text:p>04</text:p>
          </table:table-cell>
          <table:table-cell table:style-name="ce163" table:content-validation-name="val1" table:formula="of:=[.CL10]+1" office:value-type="date" office:date-value="2016-12-05" calcext:value-type="date">
            <text:p>05</text:p>
          </table:table-cell>
          <table:table-cell table:style-name="ce163" table:content-validation-name="val1" table:formula="of:=[.CM10]+1" office:value-type="date" office:date-value="2016-12-06" calcext:value-type="date">
            <text:p>06</text:p>
          </table:table-cell>
          <table:table-cell table:style-name="ce163" table:content-validation-name="val1" table:formula="of:=[.CN10]+1" office:value-type="date" office:date-value="2016-12-07" calcext:value-type="date">
            <text:p>07</text:p>
          </table:table-cell>
          <table:table-cell table:style-name="ce163" table:content-validation-name="val1" table:formula="of:=[.CO10]+1" office:value-type="date" office:date-value="2016-12-08" calcext:value-type="date">
            <text:p>08</text:p>
          </table:table-cell>
          <table:table-cell table:style-name="ce163" table:content-validation-name="val1" table:formula="of:=[.CP10]+1" office:value-type="date" office:date-value="2016-12-09" calcext:value-type="date">
            <text:p>09</text:p>
          </table:table-cell>
          <table:table-cell table:style-name="ce163" table:content-validation-name="val1" table:formula="of:=[.CQ10]+1" office:value-type="date" office:date-value="2016-12-10" calcext:value-type="date">
            <text:p>10</text:p>
          </table:table-cell>
          <table:table-cell table:style-name="ce163" table:content-validation-name="val1" table:formula="of:=[.CR10]+1" office:value-type="date" office:date-value="2016-12-11" calcext:value-type="date">
            <text:p>11</text:p>
          </table:table-cell>
          <table:table-cell table:style-name="ce163" table:content-validation-name="val1" table:formula="of:=[.CS10]+1" office:value-type="date" office:date-value="2016-12-12" calcext:value-type="date">
            <text:p>12</text:p>
          </table:table-cell>
          <table:table-cell table:style-name="ce163" table:content-validation-name="val1" table:formula="of:=[.CT10]+1" office:value-type="date" office:date-value="2016-12-13" calcext:value-type="date">
            <text:p>13</text:p>
          </table:table-cell>
          <table:table-cell table:style-name="ce163" table:content-validation-name="val1" table:formula="of:=[.CU10]+1" office:value-type="date" office:date-value="2016-12-14" calcext:value-type="date">
            <text:p>14</text:p>
          </table:table-cell>
          <table:table-cell table:style-name="ce163" table:content-validation-name="val1" table:formula="of:=[.CV10]+1" office:value-type="date" office:date-value="2016-12-15" calcext:value-type="date">
            <text:p>15</text:p>
          </table:table-cell>
          <table:table-cell table:style-name="ce163" table:content-validation-name="val1" table:formula="of:=[.CW10]+1" office:value-type="date" office:date-value="2016-12-16" calcext:value-type="date">
            <text:p>16</text:p>
          </table:table-cell>
          <table:table-cell table:style-name="ce163" table:content-validation-name="val1" table:formula="of:=[.CX10]+1" office:value-type="date" office:date-value="2016-12-17" calcext:value-type="date">
            <text:p>17</text:p>
          </table:table-cell>
          <table:table-cell table:style-name="ce163" table:content-validation-name="val1" table:formula="of:=[.CY10]+1" office:value-type="date" office:date-value="2016-12-18" calcext:value-type="date">
            <text:p>18</text:p>
          </table:table-cell>
          <table:table-cell table:style-name="ce163" table:content-validation-name="val1" table:formula="of:=[.CZ10]+1" office:value-type="date" office:date-value="2016-12-19" calcext:value-type="date">
            <text:p>19</text:p>
          </table:table-cell>
          <table:table-cell table:style-name="ce163" table:content-validation-name="val1" table:formula="of:=[.DA10]+1" office:value-type="date" office:date-value="2016-12-20" calcext:value-type="date">
            <text:p>20</text:p>
          </table:table-cell>
          <table:table-cell table:style-name="ce163" table:content-validation-name="val1" table:formula="of:=[.DB10]+1" office:value-type="date" office:date-value="2016-12-21" calcext:value-type="date">
            <text:p>21</text:p>
          </table:table-cell>
          <table:table-cell table:style-name="ce163" table:content-validation-name="val1" table:formula="of:=[.DC10]+1" office:value-type="date" office:date-value="2016-12-22" calcext:value-type="date">
            <text:p>22</text:p>
          </table:table-cell>
          <table:table-cell table:style-name="ce163" table:content-validation-name="val1" table:formula="of:=[.DD10]+1" office:value-type="date" office:date-value="2016-12-23" calcext:value-type="date">
            <text:p>23</text:p>
          </table:table-cell>
          <table:table-cell table:style-name="ce163" table:content-validation-name="val1" table:formula="of:=[.DE10]+1" office:value-type="date" office:date-value="2016-12-24" calcext:value-type="date">
            <text:p>24</text:p>
          </table:table-cell>
          <table:table-cell table:style-name="ce163" table:content-validation-name="val1" table:formula="of:=[.DF10]+1" office:value-type="date" office:date-value="2016-12-25" calcext:value-type="date">
            <text:p>25</text:p>
          </table:table-cell>
          <table:table-cell table:style-name="ce163" table:content-validation-name="val1" table:formula="of:=[.DG10]+1" office:value-type="date" office:date-value="2016-12-26" calcext:value-type="date">
            <text:p>26</text:p>
          </table:table-cell>
          <table:table-cell table:style-name="ce163" table:content-validation-name="val1" table:formula="of:=[.DH10]+1" office:value-type="date" office:date-value="2016-12-27" calcext:value-type="date">
            <text:p>27</text:p>
          </table:table-cell>
          <table:table-cell table:style-name="ce163" table:content-validation-name="val1" table:formula="of:=[.DI10]+1" office:value-type="date" office:date-value="2016-12-28" calcext:value-type="date">
            <text:p>28</text:p>
          </table:table-cell>
          <table:table-cell table:style-name="ce163" table:content-validation-name="val1" table:formula="of:=[.DJ10]+1" office:value-type="date" office:date-value="2016-12-29" calcext:value-type="date">
            <text:p>29</text:p>
          </table:table-cell>
          <table:table-cell table:style-name="ce163" table:content-validation-name="val1" table:formula="of:=[.DK10]+1" office:value-type="date" office:date-value="2016-12-30" calcext:value-type="date">
            <text:p>30</text:p>
          </table:table-cell>
          <table:table-cell table:style-name="ce163" table:content-validation-name="val1" table:formula="of:=[.DL10]+1" office:value-type="date" office:date-value="2016-12-31" calcext:value-type="date">
            <text:p>31</text:p>
          </table:table-cell>
          <table:table-cell table:style-name="ce163" table:content-validation-name="val1" table:formula="of:=[.DM10]+1" office:value-type="date" office:date-value="2017-01-01" calcext:value-type="date">
            <text:p>01</text:p>
          </table:table-cell>
          <table:table-cell table:style-name="ce163" table:content-validation-name="val1" table:formula="of:=[.DN10]+1" office:value-type="date" office:date-value="2017-01-02" calcext:value-type="date">
            <text:p>02</text:p>
          </table:table-cell>
          <table:table-cell table:style-name="ce163" table:content-validation-name="val1" table:formula="of:=[.DO10]+1" office:value-type="date" office:date-value="2017-01-03" calcext:value-type="date">
            <text:p>03</text:p>
          </table:table-cell>
          <table:table-cell table:style-name="ce163" table:content-validation-name="val1" table:formula="of:=[.DP10]+1" office:value-type="date" office:date-value="2017-01-04" calcext:value-type="date">
            <text:p>04</text:p>
          </table:table-cell>
          <table:table-cell table:style-name="ce163" table:content-validation-name="val1" table:formula="of:=[.DQ10]+1" office:value-type="date" office:date-value="2017-01-05" calcext:value-type="date">
            <text:p>05</text:p>
          </table:table-cell>
          <table:table-cell table:style-name="ce163" table:content-validation-name="val1" table:formula="of:=[.DR10]+1" office:value-type="date" office:date-value="2017-01-06" calcext:value-type="date">
            <text:p>06</text:p>
          </table:table-cell>
          <table:table-cell table:style-name="ce163" table:content-validation-name="val1" table:formula="of:=[.DS10]+1" office:value-type="date" office:date-value="2017-01-07" calcext:value-type="date">
            <text:p>07</text:p>
          </table:table-cell>
          <table:table-cell table:style-name="ce163" table:content-validation-name="val1" table:formula="of:=[.DT10]+1" office:value-type="date" office:date-value="2017-01-08" calcext:value-type="date">
            <text:p>08</text:p>
          </table:table-cell>
          <table:table-cell table:style-name="ce163" table:content-validation-name="val1" table:formula="of:=[.DU10]+1" office:value-type="date" office:date-value="2017-01-09" calcext:value-type="date">
            <text:p>09</text:p>
          </table:table-cell>
          <table:table-cell table:style-name="ce163" table:content-validation-name="val1" table:formula="of:=[.DV10]+1" office:value-type="date" office:date-value="2017-01-10" calcext:value-type="date">
            <text:p>10</text:p>
          </table:table-cell>
          <table:table-cell table:style-name="ce163" table:content-validation-name="val1" table:formula="of:=[.DW10]+1" office:value-type="date" office:date-value="2017-01-11" calcext:value-type="date">
            <text:p>11</text:p>
          </table:table-cell>
          <table:table-cell table:style-name="ce163" table:content-validation-name="val1" table:formula="of:=[.DX10]+1" office:value-type="date" office:date-value="2017-01-12" calcext:value-type="date">
            <text:p>12</text:p>
          </table:table-cell>
          <table:table-cell table:style-name="ce163" table:content-validation-name="val1" table:formula="of:=[.DY10]+1" office:value-type="date" office:date-value="2017-01-13" calcext:value-type="date">
            <text:p>13</text:p>
          </table:table-cell>
          <table:table-cell table:style-name="ce163" table:content-validation-name="val1" table:formula="of:=[.DZ10]+1" office:value-type="date" office:date-value="2017-01-14" calcext:value-type="date">
            <text:p>14</text:p>
          </table:table-cell>
          <table:table-cell table:style-name="ce163" table:content-validation-name="val1" table:formula="of:=[.EA10]+1" office:value-type="date" office:date-value="2017-01-15" calcext:value-type="date">
            <text:p>15</text:p>
          </table:table-cell>
          <table:table-cell table:style-name="ce163" table:content-validation-name="val1" table:formula="of:=[.EB10]+1" office:value-type="date" office:date-value="2017-01-16" calcext:value-type="date">
            <text:p>16</text:p>
          </table:table-cell>
          <table:table-cell table:style-name="ce163" table:content-validation-name="val1" table:formula="of:=[.EC10]+1" office:value-type="date" office:date-value="2017-01-17" calcext:value-type="date">
            <text:p>17</text:p>
          </table:table-cell>
          <table:table-cell table:style-name="ce163" table:content-validation-name="val1" table:formula="of:=[.ED10]+1" office:value-type="date" office:date-value="2017-01-18" calcext:value-type="date">
            <text:p>18</text:p>
          </table:table-cell>
          <table:table-cell table:style-name="ce163" table:content-validation-name="val1" table:formula="of:=[.EE10]+1" office:value-type="date" office:date-value="2017-01-19" calcext:value-type="date">
            <text:p>19</text:p>
          </table:table-cell>
          <table:table-cell table:style-name="ce163" table:content-validation-name="val1" table:formula="of:=[.EF10]+1" office:value-type="date" office:date-value="2017-01-20" calcext:value-type="date">
            <text:p>20</text:p>
          </table:table-cell>
          <table:table-cell table:style-name="ce163" table:content-validation-name="val1" table:formula="of:=[.EG10]+1" office:value-type="date" office:date-value="2017-01-21" calcext:value-type="date">
            <text:p>21</text:p>
          </table:table-cell>
          <table:table-cell table:style-name="ce163" table:content-validation-name="val1" table:formula="of:=[.EH10]+1" office:value-type="date" office:date-value="2017-01-22" calcext:value-type="date">
            <text:p>22</text:p>
          </table:table-cell>
          <table:table-cell table:style-name="ce163" table:content-validation-name="val1" table:formula="of:=[.EI10]+1" office:value-type="date" office:date-value="2017-01-23" calcext:value-type="date">
            <text:p>23</text:p>
          </table:table-cell>
          <table:table-cell table:style-name="ce163" table:content-validation-name="val1" table:formula="of:=[.EJ10]+1" office:value-type="date" office:date-value="2017-01-24" calcext:value-type="date">
            <text:p>24</text:p>
          </table:table-cell>
          <table:table-cell table:style-name="ce163" table:content-validation-name="val1" table:formula="of:=[.EK10]+1" office:value-type="date" office:date-value="2017-01-25" calcext:value-type="date">
            <text:p>25</text:p>
          </table:table-cell>
          <table:table-cell table:style-name="ce163" table:content-validation-name="val1" table:formula="of:=[.EL10]+1" office:value-type="date" office:date-value="2017-01-26" calcext:value-type="date">
            <text:p>26</text:p>
          </table:table-cell>
          <table:table-cell table:style-name="ce163" table:content-validation-name="val1" table:formula="of:=[.EM10]+1" office:value-type="date" office:date-value="2017-01-27" calcext:value-type="date">
            <text:p>27</text:p>
          </table:table-cell>
          <table:table-cell table:style-name="ce163" table:content-validation-name="val1" table:formula="of:=[.EN10]+1" office:value-type="date" office:date-value="2017-01-28" calcext:value-type="date">
            <text:p>28</text:p>
          </table:table-cell>
          <table:table-cell table:style-name="ce163" table:content-validation-name="val1" table:formula="of:=[.EO10]+1" office:value-type="date" office:date-value="2017-01-29" calcext:value-type="date">
            <text:p>29</text:p>
          </table:table-cell>
          <table:table-cell table:style-name="ce163" table:content-validation-name="val1" table:formula="of:=[.EP10]+1" office:value-type="date" office:date-value="2017-01-30" calcext:value-type="date">
            <text:p>30</text:p>
          </table:table-cell>
          <table:table-cell table:style-name="ce163" table:content-validation-name="val1" table:formula="of:=[.EQ10]+1" office:value-type="date" office:date-value="2017-01-31" calcext:value-type="date">
            <text:p>31</text:p>
          </table:table-cell>
          <table:table-cell table:style-name="ce163" table:content-validation-name="val1" table:formula="of:=[.ER10]+1" office:value-type="date" office:date-value="2017-02-01" calcext:value-type="date">
            <text:p>01</text:p>
          </table:table-cell>
          <table:table-cell table:style-name="ce163" table:content-validation-name="val1" table:formula="of:=[.ES10]+1" office:value-type="date" office:date-value="2017-02-02" calcext:value-type="date">
            <text:p>02</text:p>
          </table:table-cell>
          <table:table-cell table:style-name="ce163" table:content-validation-name="val1" table:formula="of:=[.ET10]+1" office:value-type="date" office:date-value="2017-02-03" calcext:value-type="date">
            <text:p>03</text:p>
          </table:table-cell>
          <table:table-cell table:style-name="ce163" table:content-validation-name="val1" table:formula="of:=[.EU10]+1" office:value-type="date" office:date-value="2017-02-04" calcext:value-type="date">
            <text:p>04</text:p>
          </table:table-cell>
          <table:table-cell table:style-name="ce163" table:content-validation-name="val1" table:formula="of:=[.EV10]+1" office:value-type="date" office:date-value="2017-02-05" calcext:value-type="date">
            <text:p>05</text:p>
          </table:table-cell>
          <table:table-cell table:style-name="ce163" table:content-validation-name="val1" table:formula="of:=[.EW10]+1" office:value-type="date" office:date-value="2017-02-06" calcext:value-type="date">
            <text:p>06</text:p>
          </table:table-cell>
          <table:table-cell table:style-name="ce163" table:content-validation-name="val1" table:formula="of:=[.EX10]+1" office:value-type="date" office:date-value="2017-02-07" calcext:value-type="date">
            <text:p>07</text:p>
          </table:table-cell>
          <table:table-cell table:style-name="ce163" table:content-validation-name="val1" table:formula="of:=[.EY10]+1" office:value-type="date" office:date-value="2017-02-08" calcext:value-type="date">
            <text:p>08</text:p>
          </table:table-cell>
          <table:table-cell table:style-name="ce163" table:content-validation-name="val1" table:formula="of:=[.EZ10]+1" office:value-type="date" office:date-value="2017-02-09" calcext:value-type="date">
            <text:p>09</text:p>
          </table:table-cell>
          <table:table-cell table:style-name="ce163" table:content-validation-name="val1" table:formula="of:=[.FA10]+1" office:value-type="date" office:date-value="2017-02-10" calcext:value-type="date">
            <text:p>10</text:p>
          </table:table-cell>
          <table:table-cell table:style-name="ce163" table:content-validation-name="val1" table:formula="of:=[.FB10]+1" office:value-type="date" office:date-value="2017-02-11" calcext:value-type="date">
            <text:p>11</text:p>
          </table:table-cell>
          <table:table-cell table:style-name="ce163" table:content-validation-name="val1" table:formula="of:=[.FC10]+1" office:value-type="date" office:date-value="2017-02-12" calcext:value-type="date">
            <text:p>12</text:p>
          </table:table-cell>
          <table:table-cell table:style-name="ce163" table:content-validation-name="val1" table:formula="of:=[.FD10]+1" office:value-type="date" office:date-value="2017-02-13" calcext:value-type="date">
            <text:p>13</text:p>
          </table:table-cell>
          <table:table-cell table:style-name="ce163" table:content-validation-name="val1" table:formula="of:=[.FE10]+1" office:value-type="date" office:date-value="2017-02-14" calcext:value-type="date">
            <text:p>14</text:p>
          </table:table-cell>
          <table:table-cell table:style-name="ce163" table:content-validation-name="val1" table:formula="of:=[.FF10]+1" office:value-type="date" office:date-value="2017-02-15" calcext:value-type="date">
            <text:p>15</text:p>
          </table:table-cell>
          <table:table-cell table:style-name="ce163" table:content-validation-name="val1" table:formula="of:=[.FG10]+1" office:value-type="date" office:date-value="2017-02-16" calcext:value-type="date">
            <text:p>16</text:p>
          </table:table-cell>
          <table:table-cell table:style-name="ce163" table:content-validation-name="val1" table:formula="of:=[.FH10]+1" office:value-type="date" office:date-value="2017-02-17" calcext:value-type="date">
            <text:p>17</text:p>
          </table:table-cell>
          <table:table-cell table:style-name="ce163" table:content-validation-name="val1" table:formula="of:=[.FI10]+1" office:value-type="date" office:date-value="2017-02-18" calcext:value-type="date">
            <text:p>18</text:p>
          </table:table-cell>
          <table:table-cell table:style-name="ce163" table:content-validation-name="val1" table:formula="of:=[.FJ10]+1" office:value-type="date" office:date-value="2017-02-19" calcext:value-type="date">
            <text:p>19</text:p>
          </table:table-cell>
          <table:table-cell table:style-name="ce163" table:content-validation-name="val1" table:formula="of:=[.FK10]+1" office:value-type="date" office:date-value="2017-02-20" calcext:value-type="date">
            <text:p>20</text:p>
          </table:table-cell>
          <table:table-cell table:style-name="ce163" table:content-validation-name="val1" table:formula="of:=[.FL10]+1" office:value-type="date" office:date-value="2017-02-21" calcext:value-type="date">
            <text:p>21</text:p>
          </table:table-cell>
          <table:table-cell table:style-name="ce163" table:content-validation-name="val1" table:formula="of:=[.FM10]+1" office:value-type="date" office:date-value="2017-02-22" calcext:value-type="date">
            <text:p>22</text:p>
          </table:table-cell>
          <table:table-cell table:style-name="ce163" table:content-validation-name="val1" table:formula="of:=[.FN10]+1" office:value-type="date" office:date-value="2017-02-23" calcext:value-type="date">
            <text:p>23</text:p>
          </table:table-cell>
          <table:table-cell table:style-name="ce163" table:content-validation-name="val1" table:formula="of:=[.FO10]+1" office:value-type="date" office:date-value="2017-02-24" calcext:value-type="date">
            <text:p>24</text:p>
          </table:table-cell>
          <table:table-cell table:style-name="ce163" table:content-validation-name="val1" table:formula="of:=[.FP10]+1" office:value-type="date" office:date-value="2017-02-25" calcext:value-type="date">
            <text:p>25</text:p>
          </table:table-cell>
          <table:table-cell table:style-name="ce163" table:content-validation-name="val1" table:formula="of:=[.FQ10]+1" office:value-type="date" office:date-value="2017-02-26" calcext:value-type="date">
            <text:p>26</text:p>
          </table:table-cell>
          <table:table-cell table:style-name="ce163" table:content-validation-name="val1" table:formula="of:=[.FR10]+1" office:value-type="date" office:date-value="2017-02-27" calcext:value-type="date">
            <text:p>27</text:p>
          </table:table-cell>
          <table:table-cell table:style-name="ce163" table:content-validation-name="val1" table:formula="of:=[.FS10]+1" office:value-type="date" office:date-value="2017-02-28" calcext:value-type="date">
            <text:p>28</text:p>
          </table:table-cell>
          <table:table-cell table:style-name="ce163" table:content-validation-name="val1" table:formula="of:=[.FT10]+1" office:value-type="date" office:date-value="2017-03-01" calcext:value-type="date">
            <text:p>01</text:p>
          </table:table-cell>
          <table:table-cell table:style-name="ce163" table:content-validation-name="val1" table:formula="of:=[.FU10]+1" office:value-type="date" office:date-value="2017-03-02" calcext:value-type="date">
            <text:p>02</text:p>
          </table:table-cell>
          <table:table-cell table:style-name="ce163" table:content-validation-name="val1" table:formula="of:=[.FV10]+1" office:value-type="date" office:date-value="2017-03-03" calcext:value-type="date">
            <text:p>03</text:p>
          </table:table-cell>
          <table:table-cell table:style-name="ce163" table:content-validation-name="val1" table:formula="of:=[.FW10]+1" office:value-type="date" office:date-value="2017-03-04" calcext:value-type="date">
            <text:p>04</text:p>
          </table:table-cell>
          <table:table-cell table:style-name="ce163" table:content-validation-name="val1" table:formula="of:=[.FX10]+1" office:value-type="date" office:date-value="2017-03-05" calcext:value-type="date">
            <text:p>05</text:p>
          </table:table-cell>
          <table:table-cell table:style-name="ce163" table:content-validation-name="val1" table:formula="of:=[.FY10]+1" office:value-type="date" office:date-value="2017-03-06" calcext:value-type="date">
            <text:p>06</text:p>
          </table:table-cell>
          <table:table-cell table:style-name="ce163" table:content-validation-name="val1" table:formula="of:=[.FZ10]+1" office:value-type="date" office:date-value="2017-03-07" calcext:value-type="date">
            <text:p>07</text:p>
          </table:table-cell>
          <table:table-cell table:style-name="ce163" table:content-validation-name="val1" table:formula="of:=[.GA10]+1" office:value-type="date" office:date-value="2017-03-08" calcext:value-type="date">
            <text:p>08</text:p>
          </table:table-cell>
          <table:table-cell table:style-name="ce163" table:content-validation-name="val1" table:formula="of:=[.GB10]+1" office:value-type="date" office:date-value="2017-03-09" calcext:value-type="date">
            <text:p>09</text:p>
          </table:table-cell>
          <table:table-cell table:style-name="ce163" table:content-validation-name="val1" table:formula="of:=[.GC10]+1" office:value-type="date" office:date-value="2017-03-10" calcext:value-type="date">
            <text:p>10</text:p>
          </table:table-cell>
          <table:table-cell table:style-name="ce163" table:content-validation-name="val1" table:formula="of:=[.GD10]+1" office:value-type="date" office:date-value="2017-03-11" calcext:value-type="date">
            <text:p>11</text:p>
          </table:table-cell>
          <table:table-cell table:style-name="ce163" table:content-validation-name="val1" table:formula="of:=[.GE10]+1" office:value-type="date" office:date-value="2017-03-12" calcext:value-type="date">
            <text:p>12</text:p>
          </table:table-cell>
          <table:table-cell table:style-name="ce163" table:content-validation-name="val1" table:formula="of:=[.GF10]+1" office:value-type="date" office:date-value="2017-03-13" calcext:value-type="date">
            <text:p>13</text:p>
          </table:table-cell>
          <table:table-cell table:style-name="ce163" table:content-validation-name="val1" table:formula="of:=[.GG10]+1" office:value-type="date" office:date-value="2017-03-14" calcext:value-type="date">
            <text:p>14</text:p>
          </table:table-cell>
          <table:table-cell table:style-name="ce163" table:content-validation-name="val1" table:formula="of:=[.GH10]+1" office:value-type="date" office:date-value="2017-03-15" calcext:value-type="date">
            <text:p>15</text:p>
          </table:table-cell>
          <table:table-cell table:style-name="ce163" table:content-validation-name="val1" table:formula="of:=[.GI10]+1" office:value-type="date" office:date-value="2017-03-16" calcext:value-type="date">
            <text:p>16</text:p>
          </table:table-cell>
          <table:table-cell table:style-name="ce163" table:content-validation-name="val1" table:formula="of:=[.GJ10]+1" office:value-type="date" office:date-value="2017-03-17" calcext:value-type="date">
            <text:p>17</text:p>
          </table:table-cell>
          <table:table-cell table:style-name="ce163" table:content-validation-name="val1" table:formula="of:=[.GK10]+1" office:value-type="date" office:date-value="2017-03-18" calcext:value-type="date">
            <text:p>18</text:p>
          </table:table-cell>
          <table:table-cell table:style-name="ce163" table:content-validation-name="val1" table:formula="of:=[.GL10]+1" office:value-type="date" office:date-value="2017-03-19" calcext:value-type="date">
            <text:p>19</text:p>
          </table:table-cell>
          <table:table-cell table:style-name="ce163" table:content-validation-name="val1" table:formula="of:=[.GM10]+1" office:value-type="date" office:date-value="2017-03-20" calcext:value-type="date">
            <text:p>20</text:p>
          </table:table-cell>
          <table:table-cell table:style-name="ce163" table:content-validation-name="val1" table:formula="of:=[.GN10]+1" office:value-type="date" office:date-value="2017-03-21" calcext:value-type="date">
            <text:p>21</text:p>
          </table:table-cell>
          <table:table-cell table:style-name="ce163" table:content-validation-name="val1" table:formula="of:=[.GO10]+1" office:value-type="date" office:date-value="2017-03-22" calcext:value-type="date">
            <text:p>22</text:p>
          </table:table-cell>
          <table:table-cell table:style-name="ce163" table:content-validation-name="val1" table:formula="of:=[.GP10]+1" office:value-type="date" office:date-value="2017-03-23" calcext:value-type="date">
            <text:p>23</text:p>
          </table:table-cell>
          <table:table-cell table:style-name="ce163" table:content-validation-name="val1" table:formula="of:=[.GQ10]+1" office:value-type="date" office:date-value="2017-03-24" calcext:value-type="date">
            <text:p>24</text:p>
          </table:table-cell>
          <table:table-cell table:style-name="ce163" table:content-validation-name="val1" table:formula="of:=[.GR10]+1" office:value-type="date" office:date-value="2017-03-25" calcext:value-type="date">
            <text:p>25</text:p>
          </table:table-cell>
          <table:table-cell table:style-name="ce163" table:content-validation-name="val1" table:formula="of:=[.GS10]+1" office:value-type="date" office:date-value="2017-03-26" calcext:value-type="date">
            <text:p>26</text:p>
          </table:table-cell>
          <table:table-cell table:style-name="ce163" table:content-validation-name="val1" table:formula="of:=[.GT10]+1" office:value-type="date" office:date-value="2017-03-27" calcext:value-type="date">
            <text:p>27</text:p>
          </table:table-cell>
          <table:table-cell table:style-name="ce163" table:content-validation-name="val1" table:formula="of:=[.GU10]+1" office:value-type="date" office:date-value="2017-03-28" calcext:value-type="date">
            <text:p>28</text:p>
          </table:table-cell>
          <table:table-cell table:style-name="ce163" table:content-validation-name="val1" table:formula="of:=[.GV10]+1" office:value-type="date" office:date-value="2017-03-29" calcext:value-type="date">
            <text:p>29</text:p>
          </table:table-cell>
          <table:table-cell table:style-name="ce163" table:content-validation-name="val1" table:formula="of:=[.GW10]+1" office:value-type="date" office:date-value="2017-03-30" calcext:value-type="date">
            <text:p>30</text:p>
          </table:table-cell>
          <table:table-cell table:style-name="ce163" table:content-validation-name="val1" table:formula="of:=[.GX10]+1" office:value-type="date" office:date-value="2017-03-31" calcext:value-type="date">
            <text:p>31</text:p>
          </table:table-cell>
          <table:table-cell table:style-name="ce163" table:content-validation-name="val1" table:formula="of:=[.GY10]+1" office:value-type="date" office:date-value="2017-04-01" calcext:value-type="date">
            <text:p>01</text:p>
          </table:table-cell>
          <table:table-cell table:style-name="ce163" table:content-validation-name="val1" table:formula="of:=[.GZ10]+1" office:value-type="date" office:date-value="2017-04-02" calcext:value-type="date">
            <text:p>02</text:p>
          </table:table-cell>
          <table:table-cell table:style-name="ce163" table:content-validation-name="val1" table:formula="of:=[.HA10]+1" office:value-type="date" office:date-value="2017-04-03" calcext:value-type="date">
            <text:p>03</text:p>
          </table:table-cell>
          <table:table-cell table:style-name="ce163" table:content-validation-name="val1" table:formula="of:=[.HB10]+1" office:value-type="date" office:date-value="2017-04-04" calcext:value-type="date">
            <text:p>04</text:p>
          </table:table-cell>
          <table:table-cell table:style-name="ce163" table:content-validation-name="val1" table:formula="of:=[.HC10]+1" office:value-type="date" office:date-value="2017-04-05" calcext:value-type="date">
            <text:p>05</text:p>
          </table:table-cell>
          <table:table-cell table:style-name="ce163" table:content-validation-name="val1" table:formula="of:=[.HD10]+1" office:value-type="date" office:date-value="2017-04-06" calcext:value-type="date">
            <text:p>06</text:p>
          </table:table-cell>
          <table:table-cell table:style-name="ce163" table:content-validation-name="val1" table:formula="of:=[.HE10]+1" office:value-type="date" office:date-value="2017-04-07" calcext:value-type="date">
            <text:p>07</text:p>
          </table:table-cell>
          <table:table-cell table:style-name="ce163" table:content-validation-name="val1" table:formula="of:=[.HF10]+1" office:value-type="date" office:date-value="2017-04-08" calcext:value-type="date">
            <text:p>08</text:p>
          </table:table-cell>
          <table:table-cell table:style-name="ce163" table:content-validation-name="val1" table:formula="of:=[.HG10]+1" office:value-type="date" office:date-value="2017-04-09" calcext:value-type="date">
            <text:p>09</text:p>
          </table:table-cell>
          <table:table-cell table:style-name="ce163" table:content-validation-name="val1" table:formula="of:=[.HH10]+1" office:value-type="date" office:date-value="2017-04-10" calcext:value-type="date">
            <text:p>10</text:p>
          </table:table-cell>
          <table:table-cell table:style-name="ce163" table:content-validation-name="val1" table:formula="of:=[.HI10]+1" office:value-type="date" office:date-value="2017-04-11" calcext:value-type="date">
            <text:p>11</text:p>
          </table:table-cell>
          <table:table-cell table:style-name="ce163" table:content-validation-name="val1" table:formula="of:=[.HJ10]+1" office:value-type="date" office:date-value="2017-04-12" calcext:value-type="date">
            <text:p>12</text:p>
          </table:table-cell>
          <table:table-cell table:style-name="ce163" table:content-validation-name="val1" table:formula="of:=[.HK10]+1" office:value-type="date" office:date-value="2017-04-13" calcext:value-type="date">
            <text:p>13</text:p>
          </table:table-cell>
          <table:table-cell table:style-name="ce163" table:content-validation-name="val1" table:formula="of:=[.HL10]+1" office:value-type="date" office:date-value="2017-04-14" calcext:value-type="date">
            <text:p>14</text:p>
          </table:table-cell>
          <table:table-cell table:style-name="ce163" table:content-validation-name="val1" table:formula="of:=[.HM10]+1" office:value-type="date" office:date-value="2017-04-15" calcext:value-type="date">
            <text:p>15</text:p>
          </table:table-cell>
          <table:table-cell table:style-name="ce163" table:content-validation-name="val1" table:formula="of:=[.HN10]+1" office:value-type="date" office:date-value="2017-04-16" calcext:value-type="date">
            <text:p>16</text:p>
          </table:table-cell>
          <table:table-cell table:style-name="ce163" table:content-validation-name="val1" table:formula="of:=[.HO10]+1" office:value-type="date" office:date-value="2017-04-17" calcext:value-type="date">
            <text:p>17</text:p>
          </table:table-cell>
          <table:table-cell table:style-name="ce163" table:content-validation-name="val1" table:formula="of:=[.HP10]+1" office:value-type="date" office:date-value="2017-04-18" calcext:value-type="date">
            <text:p>18</text:p>
          </table:table-cell>
          <table:table-cell table:style-name="ce163" table:content-validation-name="val1" table:formula="of:=[.HQ10]+1" office:value-type="date" office:date-value="2017-04-19" calcext:value-type="date">
            <text:p>19</text:p>
          </table:table-cell>
          <table:table-cell table:style-name="ce163" table:content-validation-name="val1" table:formula="of:=[.HR10]+1" office:value-type="date" office:date-value="2017-04-20" calcext:value-type="date">
            <text:p>20</text:p>
          </table:table-cell>
          <table:table-cell table:style-name="ce163" table:content-validation-name="val1" table:formula="of:=[.HS10]+1" office:value-type="date" office:date-value="2017-04-21" calcext:value-type="date">
            <text:p>21</text:p>
          </table:table-cell>
          <table:table-cell table:style-name="ce163" table:content-validation-name="val1" table:formula="of:=[.HT10]+1" office:value-type="date" office:date-value="2017-04-22" calcext:value-type="date">
            <text:p>22</text:p>
          </table:table-cell>
          <table:table-cell table:style-name="ce163" table:content-validation-name="val1" table:formula="of:=[.HU10]+1" office:value-type="date" office:date-value="2017-04-23" calcext:value-type="date">
            <text:p>23</text:p>
          </table:table-cell>
          <table:table-cell table:style-name="ce163" table:content-validation-name="val1" table:formula="of:=[.HV10]+1" office:value-type="date" office:date-value="2017-04-24" calcext:value-type="date">
            <text:p>24</text:p>
          </table:table-cell>
          <table:table-cell table:style-name="ce163" table:content-validation-name="val1" table:formula="of:=[.HW10]+1" office:value-type="date" office:date-value="2017-04-25" calcext:value-type="date">
            <text:p>25</text:p>
          </table:table-cell>
          <table:table-cell table:style-name="ce163" table:content-validation-name="val1" table:formula="of:=[.HX10]+1" office:value-type="date" office:date-value="2017-04-26" calcext:value-type="date">
            <text:p>26</text:p>
          </table:table-cell>
          <table:table-cell table:style-name="ce163" table:content-validation-name="val1" table:formula="of:=[.HY10]+1" office:value-type="date" office:date-value="2017-04-27" calcext:value-type="date">
            <text:p>27</text:p>
          </table:table-cell>
          <table:table-cell table:style-name="ce163" table:content-validation-name="val1" table:formula="of:=[.HZ10]+1" office:value-type="date" office:date-value="2017-04-28" calcext:value-type="date">
            <text:p>28</text:p>
          </table:table-cell>
          <table:table-cell table:style-name="ce163" table:content-validation-name="val1" table:formula="of:=[.IA10]+1" office:value-type="date" office:date-value="2017-04-29" calcext:value-type="date">
            <text:p>29</text:p>
          </table:table-cell>
          <table:table-cell table:style-name="ce163" table:content-validation-name="val1" table:formula="of:=[.IB10]+1" office:value-type="date" office:date-value="2017-04-30" calcext:value-type="date">
            <text:p>30</text:p>
          </table:table-cell>
          <table:table-cell table:style-name="ce163" table:content-validation-name="val1" table:formula="of:=[.IC10]+1" office:value-type="date" office:date-value="2017-05-01" calcext:value-type="date">
            <text:p>01</text:p>
          </table:table-cell>
          <table:table-cell table:style-name="ce163" table:content-validation-name="val1" table:formula="of:=[.ID10]+1" office:value-type="date" office:date-value="2017-05-02" calcext:value-type="date">
            <text:p>02</text:p>
          </table:table-cell>
          <table:table-cell table:style-name="ce163" table:content-validation-name="val1" table:formula="of:=[.IE10]+1" office:value-type="date" office:date-value="2017-05-03" calcext:value-type="date">
            <text:p>03</text:p>
          </table:table-cell>
          <table:table-cell table:style-name="ce163" table:content-validation-name="val1" table:formula="of:=[.IF10]+1" office:value-type="date" office:date-value="2017-05-04" calcext:value-type="date">
            <text:p>04</text:p>
          </table:table-cell>
          <table:table-cell table:style-name="ce163" table:content-validation-name="val1" table:formula="of:=[.IG10]+1" office:value-type="date" office:date-value="2017-05-05" calcext:value-type="date">
            <text:p>05</text:p>
          </table:table-cell>
          <table:table-cell table:style-name="ce163" table:content-validation-name="val1" table:formula="of:=[.IH10]+1" office:value-type="date" office:date-value="2017-05-06" calcext:value-type="date">
            <text:p>06</text:p>
          </table:table-cell>
          <table:table-cell table:style-name="ce163" table:content-validation-name="val1" table:formula="of:=[.II10]+1" office:value-type="date" office:date-value="2017-05-07" calcext:value-type="date">
            <text:p>07</text:p>
          </table:table-cell>
          <table:table-cell table:style-name="ce163" table:content-validation-name="val1" table:formula="of:=[.IJ10]+1" office:value-type="date" office:date-value="2017-05-08" calcext:value-type="date">
            <text:p>08</text:p>
          </table:table-cell>
          <table:table-cell table:style-name="ce163" table:content-validation-name="val1" table:formula="of:=[.IK10]+1" office:value-type="date" office:date-value="2017-05-09" calcext:value-type="date">
            <text:p>09</text:p>
          </table:table-cell>
          <table:table-cell table:style-name="ce163" table:content-validation-name="val1" table:formula="of:=[.IL10]+1" office:value-type="date" office:date-value="2017-05-10" calcext:value-type="date">
            <text:p>10</text:p>
          </table:table-cell>
          <table:table-cell table:style-name="ce163" table:content-validation-name="val1" table:formula="of:=[.IM10]+1" office:value-type="date" office:date-value="2017-05-11" calcext:value-type="date">
            <text:p>11</text:p>
          </table:table-cell>
          <table:table-cell table:style-name="ce163" table:content-validation-name="val1" table:formula="of:=[.IN10]+1" office:value-type="date" office:date-value="2017-05-12" calcext:value-type="date">
            <text:p>12</text:p>
          </table:table-cell>
          <table:table-cell table:style-name="ce163" table:content-validation-name="val1" table:formula="of:=[.IO10]+1" office:value-type="date" office:date-value="2017-05-13" calcext:value-type="date">
            <text:p>13</text:p>
          </table:table-cell>
          <table:table-cell table:style-name="ce163" table:content-validation-name="val1" table:formula="of:=[.IP10]+1" office:value-type="date" office:date-value="2017-05-14" calcext:value-type="date">
            <text:p>14</text:p>
          </table:table-cell>
          <table:table-cell table:style-name="ce163" table:content-validation-name="val1" table:formula="of:=[.IQ10]+1" office:value-type="date" office:date-value="2017-05-15" calcext:value-type="date">
            <text:p>15</text:p>
          </table:table-cell>
          <table:table-cell table:style-name="ce163" table:content-validation-name="val1" table:formula="of:=[.IR10]+1" office:value-type="date" office:date-value="2017-05-16" calcext:value-type="date">
            <text:p>16</text:p>
          </table:table-cell>
          <table:table-cell table:style-name="ce163" table:content-validation-name="val1" table:formula="of:=[.IS10]+1" office:value-type="date" office:date-value="2017-05-17" calcext:value-type="date">
            <text:p>17</text:p>
          </table:table-cell>
          <table:table-cell table:style-name="ce163" table:content-validation-name="val1" table:formula="of:=[.IT10]+1" office:value-type="date" office:date-value="2017-05-18" calcext:value-type="date">
            <text:p>18</text:p>
          </table:table-cell>
          <table:table-cell table:style-name="ce163" table:content-validation-name="val1" table:formula="of:=[.IU10]+1" office:value-type="date" office:date-value="2017-05-19" calcext:value-type="date">
            <text:p>19</text:p>
          </table:table-cell>
          <table:table-cell table:style-name="ce163" table:content-validation-name="val1" table:formula="of:=[.IV10]+1" office:value-type="date" office:date-value="2017-05-20" calcext:value-type="date">
            <text:p>20</text:p>
          </table:table-cell>
          <table:table-cell table:style-name="ce163" table:content-validation-name="val1" table:formula="of:=[.IW10]+1" office:value-type="date" office:date-value="2017-05-21" calcext:value-type="date">
            <text:p>21</text:p>
          </table:table-cell>
          <table:table-cell table:style-name="ce163" table:content-validation-name="val1" table:formula="of:=[.IX10]+1" office:value-type="date" office:date-value="2017-05-22" calcext:value-type="date">
            <text:p>22</text:p>
          </table:table-cell>
          <table:table-cell table:style-name="ce163" table:content-validation-name="val1" table:formula="of:=[.IY10]+1" office:value-type="date" office:date-value="2017-05-23" calcext:value-type="date">
            <text:p>23</text:p>
          </table:table-cell>
          <table:table-cell table:style-name="ce163" table:content-validation-name="val1" table:formula="of:=[.IZ10]+1" office:value-type="date" office:date-value="2017-05-24" calcext:value-type="date">
            <text:p>24</text:p>
          </table:table-cell>
          <table:table-cell table:style-name="ce163" table:content-validation-name="val1" table:formula="of:=[.JA10]+1" office:value-type="date" office:date-value="2017-05-25" calcext:value-type="date">
            <text:p>25</text:p>
          </table:table-cell>
          <table:table-cell table:style-name="ce163" table:content-validation-name="val1" table:formula="of:=[.JB10]+1" office:value-type="date" office:date-value="2017-05-26" calcext:value-type="date">
            <text:p>26</text:p>
          </table:table-cell>
          <table:table-cell table:style-name="ce163" table:content-validation-name="val1" table:formula="of:=[.JC10]+1" office:value-type="date" office:date-value="2017-05-27" calcext:value-type="date">
            <text:p>27</text:p>
          </table:table-cell>
          <table:table-cell table:style-name="ce163" table:content-validation-name="val1" table:formula="of:=[.JD10]+1" office:value-type="date" office:date-value="2017-05-28" calcext:value-type="date">
            <text:p>28</text:p>
          </table:table-cell>
          <table:table-cell table:style-name="ce163" table:content-validation-name="val1" table:formula="of:=[.JE10]+1" office:value-type="date" office:date-value="2017-05-29" calcext:value-type="date">
            <text:p>29</text:p>
          </table:table-cell>
          <table:table-cell table:style-name="ce163" table:content-validation-name="val1" table:formula="of:=[.JF10]+1" office:value-type="date" office:date-value="2017-05-30" calcext:value-type="date">
            <text:p>30</text:p>
          </table:table-cell>
          <table:table-cell table:style-name="ce163" table:content-validation-name="val1" table:formula="of:=[.JG10]+1" office:value-type="date" office:date-value="2017-05-31" calcext:value-type="date">
            <text:p>31</text:p>
          </table:table-cell>
          <table:table-cell table:style-name="ce163" table:content-validation-name="val1" table:formula="of:=[.JH10]+1" office:value-type="date" office:date-value="2017-06-01" calcext:value-type="date">
            <text:p>01</text:p>
          </table:table-cell>
          <table:table-cell table:style-name="ce163" table:content-validation-name="val1" table:formula="of:=[.JI10]+1" office:value-type="date" office:date-value="2017-06-02" calcext:value-type="date">
            <text:p>02</text:p>
          </table:table-cell>
          <table:table-cell table:style-name="ce163" table:content-validation-name="val1" table:formula="of:=[.JJ10]+1" office:value-type="date" office:date-value="2017-06-03" calcext:value-type="date">
            <text:p>03</text:p>
          </table:table-cell>
          <table:table-cell table:style-name="ce163" table:content-validation-name="val1" table:formula="of:=[.JK10]+1" office:value-type="date" office:date-value="2017-06-04" calcext:value-type="date">
            <text:p>04</text:p>
          </table:table-cell>
          <table:table-cell table:style-name="ce163" table:content-validation-name="val1" table:formula="of:=[.JL10]+1" office:value-type="date" office:date-value="2017-06-05" calcext:value-type="date">
            <text:p>05</text:p>
          </table:table-cell>
          <table:table-cell table:style-name="ce163" table:content-validation-name="val1" table:formula="of:=[.JM10]+1" office:value-type="date" office:date-value="2017-06-06" calcext:value-type="date">
            <text:p>06</text:p>
          </table:table-cell>
          <table:table-cell table:style-name="ce163" table:content-validation-name="val1" table:formula="of:=[.JN10]+1" office:value-type="date" office:date-value="2017-06-07" calcext:value-type="date">
            <text:p>07</text:p>
          </table:table-cell>
          <table:table-cell table:style-name="ce163" table:content-validation-name="val1" table:formula="of:=[.JO10]+1" office:value-type="date" office:date-value="2017-06-08" calcext:value-type="date">
            <text:p>08</text:p>
          </table:table-cell>
          <table:table-cell table:style-name="ce163" table:content-validation-name="val1" table:formula="of:=[.JP10]+1" office:value-type="date" office:date-value="2017-06-09" calcext:value-type="date">
            <text:p>09</text:p>
          </table:table-cell>
          <table:table-cell table:style-name="ce163" table:content-validation-name="val1" table:formula="of:=[.JQ10]+1" office:value-type="date" office:date-value="2017-06-10" calcext:value-type="date">
            <text:p>10</text:p>
          </table:table-cell>
          <table:table-cell table:style-name="ce163" table:content-validation-name="val1" table:formula="of:=[.JR10]+1" office:value-type="date" office:date-value="2017-06-11" calcext:value-type="date">
            <text:p>11</text:p>
          </table:table-cell>
          <table:table-cell table:style-name="ce163" table:content-validation-name="val1" table:formula="of:=[.JS10]+1" office:value-type="date" office:date-value="2017-06-12" calcext:value-type="date">
            <text:p>12</text:p>
          </table:table-cell>
          <table:table-cell table:style-name="ce163" table:content-validation-name="val1" table:formula="of:=[.JT10]+1" office:value-type="date" office:date-value="2017-06-13" calcext:value-type="date">
            <text:p>13</text:p>
          </table:table-cell>
          <table:table-cell table:style-name="ce163" table:content-validation-name="val1" table:formula="of:=[.JU10]+1" office:value-type="date" office:date-value="2017-06-14" calcext:value-type="date">
            <text:p>14</text:p>
          </table:table-cell>
          <table:table-cell table:style-name="ce163" table:content-validation-name="val1" table:formula="of:=[.JV10]+1" office:value-type="date" office:date-value="2017-06-15" calcext:value-type="date">
            <text:p>15</text:p>
          </table:table-cell>
          <table:table-cell table:style-name="ce163" table:content-validation-name="val1" table:formula="of:=[.JW10]+1" office:value-type="date" office:date-value="2017-06-16" calcext:value-type="date">
            <text:p>16</text:p>
          </table:table-cell>
          <table:table-cell table:style-name="ce163" table:content-validation-name="val1" table:formula="of:=[.JX10]+1" office:value-type="date" office:date-value="2017-06-17" calcext:value-type="date">
            <text:p>17</text:p>
          </table:table-cell>
          <table:table-cell table:style-name="ce163" table:content-validation-name="val1" table:formula="of:=[.JY10]+1" office:value-type="date" office:date-value="2017-06-18" calcext:value-type="date">
            <text:p>18</text:p>
          </table:table-cell>
          <table:table-cell table:style-name="ce163" table:content-validation-name="val1" table:formula="of:=[.JZ10]+1" office:value-type="date" office:date-value="2017-06-19" calcext:value-type="date">
            <text:p>19</text:p>
          </table:table-cell>
          <table:table-cell table:style-name="ce163" table:content-validation-name="val1" table:formula="of:=[.KA10]+1" office:value-type="date" office:date-value="2017-06-20" calcext:value-type="date">
            <text:p>20</text:p>
          </table:table-cell>
          <table:table-cell table:style-name="ce163" table:content-validation-name="val1" table:formula="of:=[.KB10]+1" office:value-type="date" office:date-value="2017-06-21" calcext:value-type="date">
            <text:p>21</text:p>
          </table:table-cell>
          <table:table-cell table:style-name="ce657" table:content-validation-name="val1" table:number-columns-repeated="596"/>
          <table:table-cell table:style-name="ce662" table:content-validation-name="val1" table:number-columns-repeated="139"/>
        </table:table-row>
        <table:table-row table:style-name="ro6">
          <table:table-cell table:style-name="ce6" table:content-validation-name="val1"/>
          <table:table-cell table:style-name="ce29" table:content-validation-name="val1" table:number-columns-repeated="2"/>
          <table:table-cell table:style-name="ce70" table:content-validation-name="val1"/>
          <table:table-cell table:style-name="ce93" table:content-validation-name="val1" table:number-columns-repeated="4"/>
          <table:table-cell table:style-name="ce113" table:content-validation-name="val1"/>
          <table:table-cell table:style-name="ce126" table:content-validation-name="val1"/>
          <table:table-cell table:style-name="ce134" table:content-validation-name="val1"/>
          <table:table-cell table:number-columns-repeated="3"/>
          <table:table-cell table:style-name="ce164" table:content-validation-name="val1" table:number-columns-repeated="26"/>
          <table:table-cell table:style-name="ce199" table:content-validation-name="val1" table:number-columns-repeated="26"/>
          <table:table-cell table:style-name="ce232" table:content-validation-name="val1" table:number-columns-repeated="4"/>
          <table:table-cell table:style-name="ce264" table:content-validation-name="val1" table:number-columns-repeated="125"/>
          <table:table-cell table:style-name="ce301" table:content-validation-name="val1" table:number-columns-repeated="690"/>
          <table:table-cell table:style-name="ce663" table:content-validation-name="val1"/>
          <table:table-cell table:style-name="ce665" table:content-validation-name="val1" table:number-columns-repeated="138"/>
        </table:table-row>
        <table:table-row table:style-name="ro4">
          <table:table-cell table:style-name="ce7" table:content-validation-name="val1"/>
          <table:table-cell table:style-name="ce30" office:value-type="string" calcext:value-type="string">
            <text:p>Literatuurstudie algemeen</text:p>
          </table:table-cell>
          <table:table-cell table:style-name="ce45" table:content-validation-name="val1"/>
          <table:table-cell table:style-name="ce71" table:content-validation-name="val1" office:value-type="date" office:date-value="2016-09-20" calcext:value-type="date">
            <text:p>20-Sep-2016</text:p>
          </table:table-cell>
          <table:table-cell table:number-columns-repeated="2" table:style-name="ce94" office:value-type="float" office:value="15" calcext:value-type="float">
            <text:p>15</text:p>
          </table:table-cell>
          <table:table-cell table:style-name="ce94"/>
          <table:table-cell table:style-name="ce96" table:content-validation-name="val1" table:formula="of:=ROUNDUP([.E12]/3)" office:value-type="float" office:value="5" calcext:value-type="float">
            <text:p>5</text:p>
          </table:table-cell>
          <table:table-cell table:style-name="ce114" table:content-validation-name="val1" table:formula="of:=IF(ISNUMBER([.C12]);ROUNDDOWN([.C12]*[.H12]);&quot;&quot;)">
            <text:p/>
          </table:table-cell>
          <table:table-cell table:style-name="ce127" table:content-validation-name="val1" table:formula="of:=IF([.H12]&gt;0;WORKDAY([.D12];[.H12]-1;Holidays); &quot;&quot;)" office:value-type="date" office:date-value="2016-09-26" calcext:value-type="date">
            <text:p>26-Sep-2016</text:p>
          </table:table-cell>
          <table:table-cell table:style-name="ce135" table:content-validation-name="val1" office:value-type="percentage" office:value="1" calcext:value-type="percentage">
            <text:p>100%</text:p>
          </table:table-cell>
          <table:table-cell table:style-name="ce24" table:number-columns-repeated="3"/>
          <table:table-cell table:style-name="ce165" table:content-validation-name="val1" table:number-columns-repeated="26"/>
          <table:table-cell table:style-name="ce200" table:content-validation-name="val1" table:number-columns-repeated="26"/>
          <table:table-cell table:style-name="ce233" table:content-validation-name="val1" table:number-columns-repeated="4"/>
          <table:table-cell table:style-name="ce265" table:content-validation-name="val1" table:number-columns-repeated="125"/>
          <table:table-cell table:style-name="ce302" table:content-validation-name="val1" table:number-columns-repeated="690"/>
          <table:table-cell table:style-name="ce24" table:content-validation-name="val1" table:number-columns-repeated="139"/>
        </table:table-row>
        <table:table-row table:style-name="ro4">
          <table:table-cell table:style-name="ce8" table:content-validation-name="val1"/>
          <table:table-cell table:style-name="ce31"/>
          <table:table-cell table:style-name="ce46" table:content-validation-name="val1"/>
          <table:table-cell table:style-name="ce72" table:content-validation-name="val1"/>
          <table:table-cell table:style-name="ce95" table:content-validation-name="val1" table:number-columns-repeated="4"/>
          <table:table-cell table:style-name="ce115" table:content-validation-name="val1" table:formula="of:=IF(ISNUMBER([.C13]);ROUNDDOWN([.C13]*[.H13]);&quot;&quot;)">
            <text:p/>
          </table:table-cell>
          <table:table-cell table:style-name="ce77" table:content-validation-name="val1" table:formula="of:=IF([.H13]&gt;0;WORKDAY([.D13];[.H13]-1;Holidays); &quot;&quot;)">
            <text:p/>
          </table:table-cell>
          <table:table-cell table:style-name="ce136" table:content-validation-name="val1"/>
          <table:table-cell table:number-columns-repeated="3"/>
          <table:table-cell table:style-name="ce166" table:content-validation-name="val1" table:number-columns-repeated="26"/>
          <table:table-cell table:style-name="ce201" table:content-validation-name="val1" table:number-columns-repeated="26"/>
          <table:table-cell table:style-name="ce234" table:content-validation-name="val1" table:number-columns-repeated="4"/>
          <table:table-cell table:style-name="ce266" table:content-validation-name="val1" table:number-columns-repeated="125"/>
          <table:table-cell table:style-name="ce303" table:content-validation-name="val1" table:number-columns-repeated="690"/>
          <table:table-cell table:content-validation-name="val1" table:number-columns-repeated="139"/>
        </table:table-row>
        <table:table-row table:style-name="ro4">
          <table:table-cell table:style-name="ce7" table:content-validation-name="val1"/>
          <table:table-cell table:style-name="ce30" office:value-type="string" calcext:value-type="string">
            <text:p>Software gedeelte</text:p>
          </table:table-cell>
          <table:table-cell table:style-name="ce45" table:content-validation-name="val1"/>
          <table:table-cell table:style-name="ce71" table:content-validation-name="val1" table:formula="of:=[.D16]" office:value-type="date" office:date-value="2016-09-26" calcext:value-type="date">
            <text:p>26-Sep-2016</text:p>
          </table:table-cell>
          <table:table-cell table:style-name="ce96" table:content-validation-name="val1" table:formula="of:=SUM([.E15];[.E22];[.E32];[.E39];[.E46])" office:value-type="float" office:value="375" calcext:value-type="float">
            <text:p>375</text:p>
          </table:table-cell>
          <table:table-cell table:style-name="ce96" table:content-validation-name="val1" table:formula="of:=SUM([.F15];[.F22];[.F32];[.F39];[.F46])" office:value-type="float" office:value="44" calcext:value-type="float">
            <text:p>44</text:p>
          </table:table-cell>
          <table:table-cell table:style-name="ce96" table:content-validation-name="val1" table:formula="of:=[.E14]-[.F14]" office:value-type="float" office:value="331" calcext:value-type="float">
            <text:p>331</text:p>
          </table:table-cell>
          <table:table-cell table:style-name="ce96" table:content-validation-name="val1" table:formula="of:=ROUNDUP([.E14]/3)" office:value-type="float" office:value="125" calcext:value-type="float">
            <text:p>125</text:p>
          </table:table-cell>
          <table:table-cell table:style-name="ce114" table:content-validation-name="val1" table:formula="of:=IF(ISNUMBER([.C14]);ROUNDDOWN([.C14]*[.H14]);&quot;&quot;)">
            <text:p/>
          </table:table-cell>
          <table:table-cell table:style-name="ce127" table:content-validation-name="val1" table:formula="of:=MAX([.J15];[.J22];[.J27];[.J32];[.J39];[.J46])" office:value-type="date" office:date-value="2017-03-29" calcext:value-type="date">
            <text:p>29-Mar-2017</text:p>
          </table:table-cell>
          <table:table-cell table:style-name="ce135" table:content-validation-name="val1" table:formula="of:=SUMPRODUCT([.K15:.K46];[.H15:.H46])/SUM([.H15:.H46])" office:value-type="percentage" office:value="0.0908849557522124" calcext:value-type="percentage">
            <text:p>9%</text:p>
          </table:table-cell>
          <table:table-cell table:style-name="ce24" table:number-columns-repeated="3"/>
          <table:table-cell table:style-name="ce165" table:content-validation-name="val1" table:number-columns-repeated="26"/>
          <table:table-cell table:style-name="ce200" table:content-validation-name="val1" table:number-columns-repeated="26"/>
          <table:table-cell table:style-name="ce233" table:content-validation-name="val1" table:number-columns-repeated="4"/>
          <table:table-cell table:style-name="ce265" table:content-validation-name="val1" table:number-columns-repeated="125"/>
          <table:table-cell table:style-name="ce302" table:content-validation-name="val1" table:number-columns-repeated="690"/>
          <table:table-cell table:style-name="ce24" table:content-validation-name="val1" table:number-columns-repeated="139"/>
        </table:table-row>
        <table:table-row table:style-name="ro4">
          <table:table-cell table:style-name="ce9" table:content-validation-name="val1"/>
          <table:table-cell table:style-name="ce32" office:value-type="string" calcext:value-type="string">
            <text:p>Inwerken in SW frameworks</text:p>
          </table:table-cell>
          <table:table-cell table:style-name="ce47" table:content-validation-name="val1"/>
          <table:table-cell table:style-name="ce73" table:content-validation-name="val1" table:formula="of:=MIN([.D16:.D20])" office:value-type="date" office:date-value="2016-09-26" calcext:value-type="date">
            <text:p>26-Sep-2016</text:p>
          </table:table-cell>
          <table:table-cell table:style-name="ce32" table:formula="of:=SUM([.E16:.E20])" office:value-type="float" office:value="55" calcext:value-type="float">
            <text:p>55</text:p>
          </table:table-cell>
          <table:table-cell table:style-name="ce32" table:formula="of:=SUM([.F16:.F20])" office:value-type="float" office:value="44" calcext:value-type="float">
            <text:p>44</text:p>
          </table:table-cell>
          <table:table-cell table:style-name="ce32" table:formula="of:=[.E15]-[.F15]" office:value-type="float" office:value="11" calcext:value-type="float">
            <text:p>11</text:p>
          </table:table-cell>
          <table:table-cell table:style-name="ce102" table:content-validation-name="val1" table:formula="of:=ROUNDUP([.E15]/3)" office:value-type="float" office:value="19" calcext:value-type="float">
            <text:p>19</text:p>
          </table:table-cell>
          <table:table-cell table:style-name="ce104" table:content-validation-name="val1" table:formula="of:=IF(ISNUMBER([.C15]);ROUNDDOWN([.C15]*[.H15]);&quot;&quot;)">
            <text:p/>
          </table:table-cell>
          <table:table-cell table:style-name="ce78" table:content-validation-name="val1" table:formula="of:=MAX([.J16:.J20])" office:value-type="date" office:date-value="2016-10-17" calcext:value-type="date">
            <text:p>17-Oct-2016</text:p>
          </table:table-cell>
          <table:table-cell table:style-name="ce137" table:content-validation-name="val1" table:formula="of:=SUMPRODUCT([.K16:.K20];[.H16:.H20])/SUM([.H16:.H20])" office:value-type="percentage" office:value="0.79" calcext:value-type="percentage">
            <text:p>79%</text:p>
          </table:table-cell>
          <table:table-cell table:style-name="ce21" table:number-columns-repeated="3"/>
          <table:table-cell table:style-name="ce167" table:content-validation-name="val1" table:number-columns-repeated="26"/>
          <table:table-cell table:style-name="ce202" table:content-validation-name="val1" table:number-columns-repeated="26"/>
          <table:table-cell table:style-name="ce235" table:content-validation-name="val1" table:number-columns-repeated="4"/>
          <table:table-cell table:style-name="ce267" table:content-validation-name="val1" table:number-columns-repeated="125"/>
          <table:table-cell table:style-name="ce304" table:content-validation-name="val1" table:number-columns-repeated="690"/>
          <table:table-cell table:style-name="ce664" table:content-validation-name="val1" table:number-columns-repeated="139"/>
        </table:table-row>
        <table:table-row table:style-name="ro7">
          <table:table-cell table:style-name="ce10" table:content-validation-name="val1"/>
          <table:table-cell table:style-name="ce33" office:value-type="string" calcext:value-type="string">
            <text:p>installatie CUDA, Theano, IDE etc</text:p>
          </table:table-cell>
          <table:table-cell table:style-name="ce48" table:content-validation-name="val1"/>
          <table:table-cell table:style-name="ce72" table:content-validation-name="val1" table:formula="of:=[.J12]" office:value-type="date" office:date-value="2016-09-26" calcext:value-type="date">
            <text:p>26-Sep-2016</text:p>
          </table:table-cell>
          <table:table-cell table:number-columns-repeated="2" table:style-name="ce97" table:content-validation-name="val1" office:value-type="float" office:value="15" calcext:value-type="float">
            <text:p>15</text:p>
          </table:table-cell>
          <table:table-cell table:style-name="ce97" table:content-validation-name="val1" table:formula="of:=[.E16]-[.F16]" office:value-type="float" office:value="0" calcext:value-type="float">
            <text:p>0</text:p>
          </table:table-cell>
          <table:table-cell table:style-name="ce98" table:content-validation-name="val1" table:formula="of:=ROUNDUP([.E16]/3)" office:value-type="float" office:value="5" calcext:value-type="float">
            <text:p>5</text:p>
          </table:table-cell>
          <table:table-cell table:style-name="ce116" table:content-validation-name="val1" office:value-type="float" office:value="2" calcext:value-type="float">
            <text:p>2</text:p>
          </table:table-cell>
          <table:table-cell table:style-name="ce79" table:content-validation-name="val1" table:formula="of:=IF([.H16]&gt;0;WORKDAY([.D16];[.H16]-1;Holidays); &quot;&quot;)" office:value-type="date" office:date-value="2016-09-30" calcext:value-type="date">
            <text:p>30-Sep-2016</text:p>
          </table:table-cell>
          <table:table-cell table:style-name="ce138" table:content-validation-name="val1" table:formula="of:=[.F16]/[.E16]" office:value-type="percentage" office:value="1" calcext:value-type="percentage">
            <text:p>100%</text:p>
          </table:table-cell>
          <table:table-cell table:style-name="ce22" table:number-columns-repeated="3"/>
          <table:table-cell table:style-name="ce168" table:content-validation-name="val1" table:number-columns-repeated="26"/>
          <table:table-cell table:style-name="ce203" table:content-validation-name="val1" table:number-columns-repeated="26"/>
          <table:table-cell table:style-name="ce236" table:content-validation-name="val1" table:number-columns-repeated="4"/>
          <table:table-cell table:style-name="ce268" table:content-validation-name="val1" table:number-columns-repeated="125"/>
          <table:table-cell table:style-name="ce305" table:content-validation-name="val1" table:number-columns-repeated="690"/>
          <table:table-cell table:style-name="ce22" table:content-validation-name="val1" table:number-columns-repeated="139"/>
        </table:table-row>
        <table:table-row table:style-name="ro4">
          <table:table-cell table:style-name="ce10" table:content-validation-name="val1"/>
          <table:table-cell table:style-name="ce33" office:value-type="string" calcext:value-type="string">
            <text:p>opzetten Git, wiki, gantt chart</text:p>
          </table:table-cell>
          <table:table-cell table:style-name="ce48" table:content-validation-name="val1"/>
          <table:table-cell table:style-name="ce72" table:content-validation-name="val1" table:formula="of:=[.J16]" office:value-type="date" office:date-value="2016-09-30" calcext:value-type="date">
            <text:p>30-Sep-2016</text:p>
          </table:table-cell>
          <table:table-cell table:number-columns-repeated="2" table:style-name="ce97" table:content-validation-name="val1" office:value-type="float" office:value="10" calcext:value-type="float">
            <text:p>10</text:p>
          </table:table-cell>
          <table:table-cell table:style-name="ce97" table:content-validation-name="val1" table:formula="of:=[.E17]-[.F17]" office:value-type="float" office:value="0" calcext:value-type="float">
            <text:p>0</text:p>
          </table:table-cell>
          <table:table-cell table:style-name="ce98" table:content-validation-name="val1" table:formula="of:=ROUNDUP([.E17]/3)" office:value-type="float" office:value="4" calcext:value-type="float">
            <text:p>4</text:p>
          </table:table-cell>
          <table:table-cell table:style-name="ce116" table:content-validation-name="val1" office:value-type="float" office:value="3" calcext:value-type="float">
            <text:p>3</text:p>
          </table:table-cell>
          <table:table-cell table:style-name="ce79" table:content-validation-name="val1" table:formula="of:=IF([.H17]&gt;0;WORKDAY([.D17];[.H17]-1;Holidays); &quot;&quot;)" office:value-type="date" office:date-value="2016-10-05" calcext:value-type="date">
            <text:p>05-Oct-2016</text:p>
          </table:table-cell>
          <table:table-cell table:style-name="ce138" table:content-validation-name="val1" table:formula="of:=[.F17]/[.E17]" office:value-type="percentage" office:value="1" calcext:value-type="percentage">
            <text:p>100%</text:p>
          </table:table-cell>
          <table:table-cell table:style-name="ce22" table:number-columns-repeated="3"/>
          <table:table-cell table:style-name="ce168" table:content-validation-name="val1" table:number-columns-repeated="26"/>
          <table:table-cell table:style-name="ce203" table:content-validation-name="val1" table:number-columns-repeated="26"/>
          <table:table-cell table:style-name="ce236" table:content-validation-name="val1" table:number-columns-repeated="4"/>
          <table:table-cell table:style-name="ce268" table:content-validation-name="val1" table:number-columns-repeated="125"/>
          <table:table-cell table:style-name="ce305" table:content-validation-name="val1" table:number-columns-repeated="690"/>
          <table:table-cell table:style-name="ce22" table:content-validation-name="val1" table:number-columns-repeated="139"/>
        </table:table-row>
        <table:table-row table:style-name="ro7">
          <table:table-cell table:style-name="ce10" table:content-validation-name="val1"/>
          <table:table-cell table:style-name="ce33" office:value-type="string" calcext:value-type="string">
            <text:p>tutorial Neural Network from scratch WildML</text:p>
          </table:table-cell>
          <table:table-cell table:style-name="ce48" table:content-validation-name="val1"/>
          <table:table-cell table:style-name="ce72" table:content-validation-name="val1" table:formula="of:=[.J17]" office:value-type="date" office:date-value="2016-10-05" calcext:value-type="date">
            <text:p>05-Oct-2016</text:p>
          </table:table-cell>
          <table:table-cell table:number-columns-repeated="2" table:style-name="ce98" table:content-validation-name="val1" office:value-type="float" office:value="5" calcext:value-type="float">
            <text:p>5</text:p>
          </table:table-cell>
          <table:table-cell table:style-name="ce97" table:content-validation-name="val1" table:formula="of:=[.E18]-[.F18]" office:value-type="float" office:value="0" calcext:value-type="float">
            <text:p>0</text:p>
          </table:table-cell>
          <table:table-cell table:style-name="ce98" table:content-validation-name="val1" table:formula="of:=ROUNDUP([.E18]/3)" office:value-type="float" office:value="2" calcext:value-type="float">
            <text:p>2</text:p>
          </table:table-cell>
          <table:table-cell table:style-name="ce116" table:content-validation-name="val1" office:value-type="float" office:value="0" calcext:value-type="float">
            <text:p>0</text:p>
          </table:table-cell>
          <table:table-cell table:style-name="ce79" table:content-validation-name="val1" table:formula="of:=IF([.H18]&gt;0;WORKDAY([.D18];[.H18]-1;Holidays); &quot;&quot;)" office:value-type="date" office:date-value="2016-10-06" calcext:value-type="date">
            <text:p>06-Oct-2016</text:p>
          </table:table-cell>
          <table:table-cell table:style-name="ce138" table:content-validation-name="val1" table:formula="of:=[.F18]/[.E18]" office:value-type="percentage" office:value="1" calcext:value-type="percentage">
            <text:p>100%</text:p>
          </table:table-cell>
          <table:table-cell table:style-name="ce22" table:number-columns-repeated="3"/>
          <table:table-cell table:style-name="ce168" table:content-validation-name="val1" table:number-columns-repeated="26"/>
          <table:table-cell table:style-name="ce203" table:content-validation-name="val1" table:number-columns-repeated="26"/>
          <table:table-cell table:style-name="ce236" table:content-validation-name="val1" table:number-columns-repeated="4"/>
          <table:table-cell table:style-name="ce268" table:content-validation-name="val1" table:number-columns-repeated="125"/>
          <table:table-cell table:style-name="ce305" table:content-validation-name="val1" table:number-columns-repeated="690"/>
          <table:table-cell table:style-name="ce22" table:content-validation-name="val1" table:number-columns-repeated="139"/>
        </table:table-row>
        <table:table-row table:style-name="ro4">
          <table:table-cell table:style-name="ce11" table:content-validation-name="val1"/>
          <table:table-cell table:style-name="ce33" office:value-type="string" calcext:value-type="string">
            <text:p>Stanford course Neural Networks</text:p>
          </table:table-cell>
          <table:table-cell table:style-name="ce49" table:content-validation-name="val1"/>
          <table:table-cell table:style-name="ce72" table:content-validation-name="val1" table:formula="of:=[.J18]" office:value-type="date" office:date-value="2016-10-06" calcext:value-type="date">
            <text:p>06-Oct-2016</text:p>
          </table:table-cell>
          <table:table-cell table:style-name="ce97" table:content-validation-name="val1" office:value-type="float" office:value="15" calcext:value-type="float">
            <text:p>15</text:p>
          </table:table-cell>
          <table:table-cell table:style-name="ce97" table:content-validation-name="val1" office:value-type="float" office:value="12" calcext:value-type="float">
            <text:p>12</text:p>
          </table:table-cell>
          <table:table-cell table:style-name="ce97" table:content-validation-name="val1" table:formula="of:=[.E19]-[.F19]" office:value-type="float" office:value="3" calcext:value-type="float">
            <text:p>3</text:p>
          </table:table-cell>
          <table:table-cell table:style-name="ce98" table:content-validation-name="val1" table:formula="of:=ROUNDUP([.E19]/3)" office:value-type="float" office:value="5" calcext:value-type="float">
            <text:p>5</text:p>
          </table:table-cell>
          <table:table-cell table:style-name="ce116" table:content-validation-name="val1"/>
          <table:table-cell table:style-name="ce79" table:content-validation-name="val1" table:formula="of:=IF([.H19]&gt;0;WORKDAY([.D19];[.H19]-1;Holidays); &quot;&quot;)" office:value-type="date" office:date-value="2016-10-12" calcext:value-type="date">
            <text:p>12-Oct-2016</text:p>
          </table:table-cell>
          <table:table-cell table:style-name="ce138" table:content-validation-name="val1" table:formula="of:=[.F19]/[.E19]" office:value-type="percentage" office:value="0.8" calcext:value-type="percentage">
            <text:p>80%</text:p>
          </table:table-cell>
          <table:table-cell table:style-name="ce22" table:number-columns-repeated="3"/>
          <table:table-cell table:style-name="ce168" table:content-validation-name="val1" table:number-columns-repeated="26"/>
          <table:table-cell table:style-name="ce203" table:content-validation-name="val1" table:number-columns-repeated="26"/>
          <table:table-cell table:style-name="ce236" table:content-validation-name="val1" table:number-columns-repeated="4"/>
          <table:table-cell table:style-name="ce268" table:content-validation-name="val1" table:number-columns-repeated="125"/>
          <table:table-cell table:style-name="ce305" table:content-validation-name="val1" table:number-columns-repeated="690"/>
          <table:table-cell table:style-name="ce22" table:content-validation-name="val1" table:number-columns-repeated="139"/>
        </table:table-row>
        <table:table-row table:style-name="ro7">
          <table:table-cell table:style-name="ce12" table:content-validation-name="val1"/>
          <table:table-cell table:style-name="ce33" office:value-type="string" calcext:value-type="string">
            <text:p>WildML RNN, LSTM tutorial; experimenteren</text:p>
          </table:table-cell>
          <table:table-cell table:style-name="ce50" table:content-validation-name="val1"/>
          <table:table-cell table:style-name="ce72" table:content-validation-name="val1" table:formula="of:=[.J19]" office:value-type="date" office:date-value="2016-10-12" calcext:value-type="date">
            <text:p>12-Oct-2016</text:p>
          </table:table-cell>
          <table:table-cell table:style-name="ce98" table:content-validation-name="val1" office:value-type="float" office:value="10" calcext:value-type="float">
            <text:p>10</text:p>
          </table:table-cell>
          <table:table-cell table:style-name="ce98" table:content-validation-name="val1" office:value-type="float" office:value="2" calcext:value-type="float">
            <text:p>2</text:p>
          </table:table-cell>
          <table:table-cell table:style-name="ce97" table:content-validation-name="val1" table:formula="of:=[.E20]-[.F20]" office:value-type="float" office:value="8" calcext:value-type="float">
            <text:p>8</text:p>
          </table:table-cell>
          <table:table-cell table:style-name="ce98" table:content-validation-name="val1" table:formula="of:=ROUNDUP([.E20]/3)" office:value-type="float" office:value="4" calcext:value-type="float">
            <text:p>4</text:p>
          </table:table-cell>
          <table:table-cell table:style-name="ce116" table:content-validation-name="val1"/>
          <table:table-cell table:style-name="ce79" table:content-validation-name="val1" table:formula="of:=IF([.H20]&gt;0;WORKDAY([.D20];[.H20]-1;Holidays); &quot;&quot;)" office:value-type="date" office:date-value="2016-10-17" calcext:value-type="date">
            <text:p>17-Oct-2016</text:p>
          </table:table-cell>
          <table:table-cell table:style-name="ce138" table:content-validation-name="val1" table:formula="of:=[.F20]/[.E20]" office:value-type="percentage" office:value="0.2" calcext:value-type="percentage">
            <text:p>20%</text:p>
          </table:table-cell>
          <table:table-cell table:style-name="ce22" table:number-columns-repeated="3"/>
          <table:table-cell table:style-name="ce168" table:content-validation-name="val1" table:number-columns-repeated="26"/>
          <table:table-cell table:style-name="ce203" table:content-validation-name="val1" table:number-columns-repeated="26"/>
          <table:table-cell table:style-name="ce236" table:content-validation-name="val1" table:number-columns-repeated="4"/>
          <table:table-cell table:style-name="ce268" table:content-validation-name="val1" table:number-columns-repeated="125"/>
          <table:table-cell table:style-name="ce305" table:content-validation-name="val1" table:number-columns-repeated="690"/>
          <table:table-cell table:style-name="ce22" table:content-validation-name="val1" table:number-columns-repeated="139"/>
        </table:table-row>
        <table:table-row table:style-name="ro4">
          <table:table-cell table:style-name="ce13" table:content-validation-name="val1"/>
          <table:table-cell table:style-name="ce34"/>
          <table:table-cell table:style-name="ce51" table:content-validation-name="val1"/>
          <table:table-cell table:style-name="ce72" table:content-validation-name="val1"/>
          <table:table-cell table:style-name="ce99" table:content-validation-name="val1" table:number-columns-repeated="3"/>
          <table:table-cell table:style-name="ce95" table:content-validation-name="val1"/>
          <table:table-cell table:style-name="ce115" table:content-validation-name="val1"/>
          <table:table-cell table:style-name="ce79" table:content-validation-name="val1"/>
          <table:table-cell table:style-name="ce138" table:content-validation-name="val1"/>
          <table:table-cell table:number-columns-repeated="3"/>
          <table:table-cell table:style-name="ce166" table:content-validation-name="val1" table:number-columns-repeated="26"/>
          <table:table-cell table:style-name="ce201" table:content-validation-name="val1" table:number-columns-repeated="26"/>
          <table:table-cell table:style-name="ce234" table:content-validation-name="val1" table:number-columns-repeated="4"/>
          <table:table-cell table:style-name="ce266" table:content-validation-name="val1" table:number-columns-repeated="125"/>
          <table:table-cell table:style-name="ce303" table:content-validation-name="val1" table:number-columns-repeated="690"/>
          <table:table-cell table:content-validation-name="val1" table:number-columns-repeated="139"/>
        </table:table-row>
        <table:table-row table:style-name="ro6">
          <table:table-cell table:style-name="ce9" table:content-validation-name="val1"/>
          <table:table-cell table:style-name="ce32" office:value-type="string" calcext:value-type="string">
            <text:p>Image Recognition (IR)</text:p>
          </table:table-cell>
          <table:table-cell table:style-name="ce52" table:content-validation-name="val1"/>
          <table:table-cell table:style-name="ce74" table:content-validation-name="val1" table:formula="of:=MIN([.D23];[.D27])" office:value-type="date" office:date-value="2016-10-17" calcext:value-type="date">
            <text:p>17-Oct-2016</text:p>
          </table:table-cell>
          <table:table-cell table:style-name="ce32" table:formula="of:=SUM([.E23];[.E27])" office:value-type="float" office:value="115" calcext:value-type="float">
            <text:p>115</text:p>
          </table:table-cell>
          <table:table-cell table:style-name="ce32" table:formula="of:=SUM([.F23];[.F27])" office:value-type="float" office:value="0" calcext:value-type="float">
            <text:p>0</text:p>
          </table:table-cell>
          <table:table-cell table:style-name="ce105" table:content-validation-name="val1" table:formula="of:=[.E22]-[.F22]" office:value-type="float" office:value="115" calcext:value-type="float">
            <text:p>115</text:p>
          </table:table-cell>
          <table:table-cell table:style-name="ce105" table:content-validation-name="val1" table:formula="of:=ROUNDUP([.E22]/3)" office:value-type="float" office:value="39" calcext:value-type="float">
            <text:p>39</text:p>
          </table:table-cell>
          <table:table-cell table:style-name="ce117" table:content-validation-name="val1" table:formula="of:=SUM([.I23:.I25])" office:value-type="float" office:value="0" calcext:value-type="float">
            <text:p>0</text:p>
          </table:table-cell>
          <table:table-cell table:style-name="ce128" table:content-validation-name="val1" table:formula="of:=MAX([.J23];[.J27])" office:value-type="date" office:date-value="2016-12-05" calcext:value-type="date">
            <text:p>05-Dec-2016</text:p>
          </table:table-cell>
          <table:table-cell table:style-name="ce139" table:content-validation-name="val1" table:formula="of:=SUMPRODUCT([.K23:.K30];[.H23:.H30])/SUM([.H23:.H30])" office:value-type="percentage" office:value="0" calcext:value-type="percentage">
            <text:p>0%</text:p>
          </table:table-cell>
          <table:table-cell table:style-name="ce21" table:number-columns-repeated="3"/>
          <table:table-cell table:style-name="ce167" table:content-validation-name="val1" table:number-columns-repeated="26"/>
          <table:table-cell table:style-name="ce202" table:content-validation-name="val1" table:number-columns-repeated="26"/>
          <table:table-cell table:style-name="ce235" table:content-validation-name="val1" table:number-columns-repeated="4"/>
          <table:table-cell table:style-name="ce267" table:content-validation-name="val1" table:number-columns-repeated="125"/>
          <table:table-cell table:style-name="ce304" table:content-validation-name="val1" table:number-columns-repeated="690"/>
          <table:table-cell table:style-name="ce21" table:content-validation-name="val1" table:number-columns-repeated="139"/>
        </table:table-row>
        <table:table-row table:style-name="ro6">
          <table:table-cell table:style-name="ce14" table:content-validation-name="val1"/>
          <table:table-cell table:style-name="ce35" office:value-type="string" calcext:value-type="string">
            <text:p>IR algemeen</text:p>
          </table:table-cell>
          <table:table-cell table:style-name="ce53" table:content-validation-name="val1"/>
          <table:table-cell table:style-name="ce75" table:content-validation-name="val1" table:formula="of:=MIN([.D24:.D26])" office:value-type="date" office:date-value="2016-10-17" calcext:value-type="date">
            <text:p>17-Oct-2016</text:p>
          </table:table-cell>
          <table:table-cell table:style-name="ce100" table:content-validation-name="val1" table:formula="of:=SUM([.E24:.E26])" office:value-type="float" office:value="35" calcext:value-type="float">
            <text:p>35</text:p>
          </table:table-cell>
          <table:table-cell table:style-name="ce100" table:content-validation-name="val1" table:formula="of:=SUM([.F24:.F26])" office:value-type="float" office:value="0" calcext:value-type="float">
            <text:p>0</text:p>
          </table:table-cell>
          <table:table-cell table:style-name="ce101" table:content-validation-name="val1" table:formula="of:=[.E23]-[.F23]" office:value-type="float" office:value="35" calcext:value-type="float">
            <text:p>35</text:p>
          </table:table-cell>
          <table:table-cell table:style-name="ce101" table:content-validation-name="val1" table:formula="of:=ROUNDUP([.E23]/3)" office:value-type="float" office:value="12" calcext:value-type="float">
            <text:p>12</text:p>
          </table:table-cell>
          <table:table-cell table:style-name="ce118" table:content-validation-name="val1"/>
          <table:table-cell table:style-name="ce129" table:content-validation-name="val1" table:formula="of:=MAX([.J24:.J26])" office:value-type="date" office:date-value="2016-10-31" calcext:value-type="date">
            <text:p>31-Oct-2016</text:p>
          </table:table-cell>
          <table:table-cell table:style-name="ce140" table:content-validation-name="val1" table:formula="of:=SUMPRODUCT([.K24:.K26];[.H24:.H26])/SUM([.H24:.H26])" office:value-type="percentage" office:value="0" calcext:value-type="percentage">
            <text:p>0%</text:p>
          </table:table-cell>
          <table:table-cell table:style-name="ce159" table:number-columns-repeated="3"/>
          <table:table-cell table:style-name="ce169" table:content-validation-name="val1"/>
          <table:table-cell table:style-name="ce193"/>
          <table:table-cell table:style-name="ce169" table:content-validation-name="val1" table:number-columns-repeated="24"/>
          <table:table-cell table:style-name="ce204" table:content-validation-name="val1"/>
          <table:table-cell table:style-name="ce193"/>
          <table:table-cell table:style-name="ce204" table:content-validation-name="val1" table:number-columns-repeated="24"/>
          <table:table-cell table:style-name="ce237" table:content-validation-name="val1"/>
          <table:table-cell table:style-name="ce193"/>
          <table:table-cell table:style-name="ce237" table:content-validation-name="val1" table:number-columns-repeated="2"/>
          <table:table-cell table:style-name="ce269" table:content-validation-name="val1"/>
          <table:table-cell table:style-name="ce193"/>
          <table:table-cell table:style-name="ce269" table:content-validation-name="val1" table:number-columns-repeated="123"/>
          <table:table-cell table:style-name="ce306" table:content-validation-name="val1" table:number-columns-repeated="690"/>
          <table:table-cell table:style-name="ce159" table:content-validation-name="val1" table:number-columns-repeated="139"/>
        </table:table-row>
        <table:table-row table:style-name="ro7">
          <table:table-cell table:style-name="ce12" table:content-validation-name="val1"/>
          <table:table-cell table:style-name="ce36" office:value-type="string" calcext:value-type="string">
            <text:p>Stanford course Convolutional NNs</text:p>
          </table:table-cell>
          <table:table-cell table:style-name="ce50" table:content-validation-name="val1"/>
          <table:table-cell table:style-name="ce72" table:content-validation-name="val1" table:formula="of:=[.J20]" office:value-type="date" office:date-value="2016-10-17" calcext:value-type="date">
            <text:p>17-Oct-2016</text:p>
          </table:table-cell>
          <table:table-cell table:style-name="ce98" table:content-validation-name="val1" office:value-type="float" office:value="5" calcext:value-type="float">
            <text:p>5</text:p>
          </table:table-cell>
          <table:table-cell table:style-name="ce98" table:content-validation-name="val1"/>
          <table:table-cell table:style-name="ce97" table:content-validation-name="val1" table:formula="of:=[.E24]-[.F24]" office:value-type="float" office:value="5" calcext:value-type="float">
            <text:p>5</text:p>
          </table:table-cell>
          <table:table-cell table:style-name="ce98" table:content-validation-name="val1" table:formula="of:=ROUNDUP([.E24]/3)" office:value-type="float" office:value="2" calcext:value-type="float">
            <text:p>2</text:p>
          </table:table-cell>
          <table:table-cell table:style-name="ce116" table:content-validation-name="val1"/>
          <table:table-cell table:style-name="ce79" table:content-validation-name="val1" table:formula="of:=IF([.H24]&gt;0;WORKDAY([.D24];[.H24]-1;Holidays); &quot;&quot;)" office:value-type="date" office:date-value="2016-10-18" calcext:value-type="date">
            <text:p>18-Oct-2016</text:p>
          </table:table-cell>
          <table:table-cell table:style-name="ce138" table:content-validation-name="val1" table:formula="of:=[.F24]/[.E24]" office:value-type="percentage" office:value="0" calcext:value-type="percentage">
            <text:p>0%</text:p>
          </table:table-cell>
          <table:table-cell table:style-name="ce22" table:number-columns-repeated="3"/>
          <table:table-cell table:style-name="ce168" table:content-validation-name="val1"/>
          <table:table-cell table:style-name="ce194"/>
          <table:table-cell table:style-name="ce168" table:content-validation-name="val1" table:number-columns-repeated="24"/>
          <table:table-cell table:style-name="ce203" table:content-validation-name="val1"/>
          <table:table-cell table:style-name="ce194"/>
          <table:table-cell table:style-name="ce203" table:content-validation-name="val1" table:number-columns-repeated="24"/>
          <table:table-cell table:style-name="ce236" table:content-validation-name="val1"/>
          <table:table-cell table:style-name="ce194"/>
          <table:table-cell table:style-name="ce236" table:content-validation-name="val1" table:number-columns-repeated="2"/>
          <table:table-cell table:style-name="ce268" table:content-validation-name="val1"/>
          <table:table-cell table:style-name="ce194"/>
          <table:table-cell table:style-name="ce268" table:content-validation-name="val1" table:number-columns-repeated="123"/>
          <table:table-cell table:style-name="ce305" table:content-validation-name="val1" table:number-columns-repeated="690"/>
          <table:table-cell table:style-name="ce22" table:content-validation-name="val1" table:number-columns-repeated="139"/>
        </table:table-row>
        <table:table-row table:style-name="ro7">
          <table:table-cell table:style-name="ce15" table:content-validation-name="val1"/>
          <table:table-cell table:style-name="ce36" office:value-type="string" calcext:value-type="string">
            <text:p>literatuurstudie image recognition algemeen</text:p>
          </table:table-cell>
          <table:table-cell table:style-name="ce50" table:content-validation-name="val1"/>
          <table:table-cell table:style-name="ce72" table:content-validation-name="val1" table:formula="of:=[.J24]" office:value-type="date" office:date-value="2016-10-18" calcext:value-type="date">
            <text:p>18-Oct-2016</text:p>
          </table:table-cell>
          <table:table-cell table:style-name="ce98" table:content-validation-name="val1" office:value-type="float" office:value="10" calcext:value-type="float">
            <text:p>10</text:p>
          </table:table-cell>
          <table:table-cell table:style-name="ce98" table:content-validation-name="val1"/>
          <table:table-cell table:style-name="ce97" table:content-validation-name="val1" table:formula="of:=[.E25]-[.F25]" office:value-type="float" office:value="10" calcext:value-type="float">
            <text:p>10</text:p>
          </table:table-cell>
          <table:table-cell table:style-name="ce98" table:content-validation-name="val1" table:formula="of:=ROUNDUP([.E25]/3)" office:value-type="float" office:value="4" calcext:value-type="float">
            <text:p>4</text:p>
          </table:table-cell>
          <table:table-cell table:style-name="ce116" table:content-validation-name="val1"/>
          <table:table-cell table:style-name="ce79" table:content-validation-name="val1" table:formula="of:=IF([.H25]&gt;0;WORKDAY([.D25];[.H25]-1;Holidays); &quot;&quot;)" office:value-type="date" office:date-value="2016-10-21" calcext:value-type="date">
            <text:p>21-Oct-2016</text:p>
          </table:table-cell>
          <table:table-cell table:style-name="ce138" table:content-validation-name="val1" table:formula="of:=[.F25]/[.E25]" office:value-type="percentage" office:value="0" calcext:value-type="percentage">
            <text:p>0%</text:p>
          </table:table-cell>
          <table:table-cell table:style-name="ce22" table:number-columns-repeated="3"/>
          <table:table-cell table:style-name="ce170" table:content-validation-name="val1" table:number-columns-repeated="26"/>
          <table:table-cell table:style-name="ce205" table:content-validation-name="val1" table:number-columns-repeated="26"/>
          <table:table-cell table:style-name="ce238" table:content-validation-name="val1" table:number-columns-repeated="4"/>
          <table:table-cell table:style-name="ce270" table:content-validation-name="val1" table:number-columns-repeated="125"/>
          <table:table-cell table:style-name="ce307" table:content-validation-name="val1" table:number-columns-repeated="690"/>
          <table:table-cell table:style-name="ce659" table:content-validation-name="val1"/>
          <table:table-cell table:style-name="ce660" table:content-validation-name="val1" table:number-columns-repeated="138"/>
        </table:table-row>
        <table:table-row table:style-name="ro8">
          <table:table-cell table:style-name="ce11" table:content-validation-name="val1"/>
          <table:table-cell table:style-name="ce36" office:value-type="string" calcext:value-type="string">
            <text:p>implementeren image recognition algemeen</text:p>
          </table:table-cell>
          <table:table-cell table:style-name="ce49" table:content-validation-name="val1"/>
          <table:table-cell table:style-name="ce72" table:content-validation-name="val1" table:formula="of:=[.J25]" office:value-type="date" office:date-value="2016-10-21" calcext:value-type="date">
            <text:p>21-Oct-2016</text:p>
          </table:table-cell>
          <table:table-cell table:style-name="ce98" table:content-validation-name="val1" office:value-type="float" office:value="20" calcext:value-type="float">
            <text:p>20</text:p>
          </table:table-cell>
          <table:table-cell table:style-name="ce98" table:content-validation-name="val1"/>
          <table:table-cell table:style-name="ce97" table:content-validation-name="val1" table:formula="of:=[.E26]-[.F26]" office:value-type="float" office:value="20" calcext:value-type="float">
            <text:p>20</text:p>
          </table:table-cell>
          <table:table-cell table:style-name="ce98" table:content-validation-name="val1" table:formula="of:=ROUNDUP([.E26]/3)" office:value-type="float" office:value="7" calcext:value-type="float">
            <text:p>7</text:p>
          </table:table-cell>
          <table:table-cell table:style-name="ce116" table:content-validation-name="val1" table:formula="of:=IF(ISNUMBER([.C26]);ROUNDDOWN([.C26]*[.H26]);&quot;&quot;)">
            <text:p/>
          </table:table-cell>
          <table:table-cell table:style-name="ce79" table:content-validation-name="val1" table:formula="of:=IF([.H26]&gt;0;WORKDAY([.D26];[.H26]-1;Holidays); &quot;&quot;)" office:value-type="date" office:date-value="2016-10-31" calcext:value-type="date">
            <text:p>31-Oct-2016</text:p>
          </table:table-cell>
          <table:table-cell table:style-name="ce138" table:content-validation-name="val1" table:formula="of:=[.F26]/[.E26]" office:value-type="percentage" office:value="0" calcext:value-type="percentage">
            <text:p>0%</text:p>
          </table:table-cell>
          <table:table-cell table:style-name="ce22" table:number-columns-repeated="3"/>
          <table:table-cell table:style-name="ce171" table:content-validation-name="val1" table:number-columns-repeated="26"/>
          <table:table-cell table:style-name="ce206" table:content-validation-name="val1" table:number-columns-repeated="26"/>
          <table:table-cell table:style-name="ce239" table:content-validation-name="val1" table:number-columns-repeated="4"/>
          <table:table-cell table:style-name="ce271" table:content-validation-name="val1" table:number-columns-repeated="125"/>
          <table:table-cell table:style-name="ce308" table:content-validation-name="val1" table:number-columns-repeated="89"/>
          <table:table-cell table:content-validation-name="val1" table:number-columns-repeated="19"/>
          <table:table-cell table:style-name="ce308" table:content-validation-name="val1" table:number-columns-repeated="582"/>
          <table:table-cell table:style-name="ce660" table:content-validation-name="val1" table:number-columns-repeated="139"/>
        </table:table-row>
        <table:table-row table:style-name="ro6">
          <table:table-cell table:style-name="ce16" table:content-validation-name="val1"/>
          <table:table-cell table:style-name="ce35" office:value-type="string" calcext:value-type="string">
            <text:p>IR voor speech</text:p>
          </table:table-cell>
          <table:table-cell table:style-name="ce54" table:content-validation-name="val1"/>
          <table:table-cell table:style-name="ce75" table:content-validation-name="val1" table:formula="of:=MIN([.D28:.D30])" office:value-type="date" office:date-value="2016-10-31" calcext:value-type="date">
            <text:p>31-Oct-2016</text:p>
          </table:table-cell>
          <table:table-cell table:style-name="ce100" table:content-validation-name="val1" table:formula="of:=SUM([.E28:.E30])" office:value-type="float" office:value="80" calcext:value-type="float">
            <text:p>80</text:p>
          </table:table-cell>
          <table:table-cell table:style-name="ce100" table:content-validation-name="val1" table:formula="of:=SUM([.F28:.F30])" office:value-type="float" office:value="0" calcext:value-type="float">
            <text:p>0</text:p>
          </table:table-cell>
          <table:table-cell table:style-name="ce101" table:content-validation-name="val1" table:formula="of:=[.E27]-[.F27]" office:value-type="float" office:value="80" calcext:value-type="float">
            <text:p>80</text:p>
          </table:table-cell>
          <table:table-cell table:style-name="ce101" table:content-validation-name="val1"/>
          <table:table-cell table:style-name="ce118" table:content-validation-name="val1" table:formula="of:=IF(ISNUMBER([.C27]);ROUNDDOWN([.C27]*[.H27]);&quot;&quot;)">
            <text:p/>
          </table:table-cell>
          <table:table-cell table:style-name="ce129" table:content-validation-name="val1" table:formula="of:=MAX([.J28:.J30])" office:value-type="date" office:date-value="2016-12-05" calcext:value-type="date">
            <text:p>05-Dec-2016</text:p>
          </table:table-cell>
          <table:table-cell table:style-name="ce141" table:content-validation-name="val1" table:formula="of:=SUMPRODUCT([.K28:.K30];[.H28:.H30])/SUM([.H28:.H30])" office:value-type="percentage" office:value="0" calcext:value-type="percentage">
            <text:p>0%</text:p>
          </table:table-cell>
          <table:table-cell table:style-name="ce159" table:number-columns-repeated="3"/>
          <table:table-cell table:style-name="ce172" table:content-validation-name="val1" table:number-columns-repeated="26"/>
          <table:table-cell table:style-name="ce207" table:content-validation-name="val1" table:number-columns-repeated="26"/>
          <table:table-cell table:style-name="ce240" table:content-validation-name="val1" table:number-columns-repeated="4"/>
          <table:table-cell table:style-name="ce272" table:content-validation-name="val1" table:number-columns-repeated="125"/>
          <table:table-cell table:style-name="ce309" table:content-validation-name="val1" table:number-columns-repeated="89"/>
          <table:table-cell table:style-name="ce548" table:content-validation-name="val1" table:number-columns-repeated="2"/>
          <table:table-cell table:style-name="ce584" table:content-validation-name="val1" table:number-columns-repeated="2"/>
          <table:table-cell table:style-name="ce620" table:content-validation-name="val1"/>
          <table:table-cell table:content-validation-name="val1" table:number-columns-repeated="14"/>
          <table:table-cell table:style-name="ce309" table:content-validation-name="val1" table:number-columns-repeated="582"/>
          <table:table-cell table:style-name="ce159" table:content-validation-name="val1" table:number-columns-repeated="139"/>
        </table:table-row>
        <table:table-row table:style-name="ro4">
          <table:table-cell table:style-name="ce10" table:content-validation-name="val1"/>
          <table:table-cell table:style-name="ce36" office:value-type="string" calcext:value-type="string">
            <text:p>Literatuurstudie IR voor speech</text:p>
          </table:table-cell>
          <table:table-cell table:style-name="ce48" table:content-validation-name="val1"/>
          <table:table-cell table:style-name="ce72" table:content-validation-name="val1" table:formula="of:=[.J26]" office:value-type="date" office:date-value="2016-10-31" calcext:value-type="date">
            <text:p>31-Oct-2016</text:p>
          </table:table-cell>
          <table:table-cell table:style-name="ce98" table:content-validation-name="val1" office:value-type="float" office:value="20" calcext:value-type="float">
            <text:p>20</text:p>
          </table:table-cell>
          <table:table-cell table:style-name="ce98" table:content-validation-name="val1"/>
          <table:table-cell table:style-name="ce97" table:content-validation-name="val1" table:formula="of:=[.E28]-[.F28]" office:value-type="float" office:value="20" calcext:value-type="float">
            <text:p>20</text:p>
          </table:table-cell>
          <table:table-cell table:style-name="ce98" table:content-validation-name="val1" table:formula="of:=ROUNDUP([.E28]/3)" office:value-type="float" office:value="7" calcext:value-type="float">
            <text:p>7</text:p>
          </table:table-cell>
          <table:table-cell table:style-name="ce116" table:content-validation-name="val1" table:formula="of:=IF(ISNUMBER([.C28]);ROUNDDOWN([.C28]*[.H28]);&quot;&quot;)">
            <text:p/>
          </table:table-cell>
          <table:table-cell table:style-name="ce79" table:content-validation-name="val1" table:formula="of:=IF([.H28]&gt;0;WORKDAY([.D28];[.H28]-1;Holidays); &quot;&quot;)" office:value-type="date" office:date-value="2016-11-08" calcext:value-type="date">
            <text:p>08-Nov-2016</text:p>
          </table:table-cell>
          <table:table-cell table:style-name="ce142" table:content-validation-name="val1" table:formula="of:=[.F28]/[.E28]" office:value-type="percentage" office:value="0" calcext:value-type="percentage">
            <text:p>0%</text:p>
          </table:table-cell>
          <table:table-cell table:style-name="ce22" table:number-columns-repeated="3"/>
          <table:table-cell table:style-name="ce173" table:content-validation-name="val1" table:number-columns-repeated="26"/>
          <table:table-cell table:style-name="ce208" table:content-validation-name="val1" table:number-columns-repeated="26"/>
          <table:table-cell table:style-name="ce241" table:content-validation-name="val1" table:number-columns-repeated="4"/>
          <table:table-cell table:style-name="ce273" table:content-validation-name="val1" table:number-columns-repeated="125"/>
          <table:table-cell table:style-name="ce310" table:content-validation-name="val1" table:number-columns-repeated="89"/>
          <table:table-cell table:style-name="ce549" table:content-validation-name="val1" table:number-columns-repeated="2"/>
          <table:table-cell table:style-name="ce585" table:content-validation-name="val1" table:number-columns-repeated="2"/>
          <table:table-cell table:style-name="ce621" table:content-validation-name="val1"/>
          <table:table-cell table:content-validation-name="val1" table:number-columns-repeated="14"/>
          <table:table-cell table:style-name="ce310" table:content-validation-name="val1" table:number-columns-repeated="582"/>
          <table:table-cell table:style-name="ce22" table:content-validation-name="val1" table:number-columns-repeated="139"/>
        </table:table-row>
        <table:table-row table:style-name="ro8">
          <table:table-cell table:style-name="ce10" table:content-validation-name="val1"/>
          <table:table-cell table:style-name="ce36" office:value-type="string" calcext:value-type="string">
            <text:p>implementeren IR voor speech, statisch</text:p>
          </table:table-cell>
          <table:table-cell table:style-name="ce48" table:content-validation-name="val1"/>
          <table:table-cell table:style-name="ce72" table:content-validation-name="val1" table:formula="of:=[.J28]" office:value-type="date" office:date-value="2016-11-08" calcext:value-type="date">
            <text:p>08-Nov-2016</text:p>
          </table:table-cell>
          <table:table-cell table:style-name="ce97" table:content-validation-name="val1" office:value-type="float" office:value="20" calcext:value-type="float">
            <text:p>20</text:p>
          </table:table-cell>
          <table:table-cell table:style-name="ce97" table:content-validation-name="val1"/>
          <table:table-cell table:style-name="ce97" table:content-validation-name="val1" table:formula="of:=[.E29]-[.F29]" office:value-type="float" office:value="20" calcext:value-type="float">
            <text:p>20</text:p>
          </table:table-cell>
          <table:table-cell table:style-name="ce98" table:content-validation-name="val1" table:formula="of:=ROUNDUP([.E29]/3)" office:value-type="float" office:value="7" calcext:value-type="float">
            <text:p>7</text:p>
          </table:table-cell>
          <table:table-cell table:style-name="ce116" table:content-validation-name="val1"/>
          <table:table-cell table:style-name="ce79" table:content-validation-name="val1" table:formula="of:=IF([.H29]&gt;0;WORKDAY([.D29];[.H29]-1;Holidays); &quot;&quot;)" office:value-type="date" office:date-value="2016-11-16" calcext:value-type="date">
            <text:p>16-Nov-2016</text:p>
          </table:table-cell>
          <table:table-cell table:style-name="ce143" table:content-validation-name="val1" table:formula="of:=[.F29]/[.E29]" office:value-type="percentage" office:value="0" calcext:value-type="percentage">
            <text:p>0%</text:p>
          </table:table-cell>
          <table:table-cell table:style-name="ce22" table:number-columns-repeated="3"/>
          <table:table-cell table:style-name="ce173" table:content-validation-name="val1" table:number-columns-repeated="2"/>
          <table:table-cell table:style-name="ce196" table:content-validation-name="val1"/>
          <table:table-cell table:style-name="ce173" table:content-validation-name="val1" table:number-columns-repeated="23"/>
          <table:table-cell table:style-name="ce208" table:content-validation-name="val1" table:number-columns-repeated="2"/>
          <table:table-cell table:style-name="ce228" table:content-validation-name="val1"/>
          <table:table-cell table:style-name="ce208" table:content-validation-name="val1" table:number-columns-repeated="23"/>
          <table:table-cell table:style-name="ce241" table:content-validation-name="val1" table:number-columns-repeated="2"/>
          <table:table-cell table:style-name="ce261" table:content-validation-name="val1"/>
          <table:table-cell table:style-name="ce241" table:content-validation-name="val1"/>
          <table:table-cell table:style-name="ce273" table:content-validation-name="val1" table:number-columns-repeated="2"/>
          <table:table-cell table:style-name="ce294" table:content-validation-name="val1"/>
          <table:table-cell table:style-name="ce273" table:content-validation-name="val1" table:number-columns-repeated="122"/>
          <table:table-cell table:style-name="ce310" table:content-validation-name="val1" table:number-columns-repeated="15"/>
          <table:table-cell table:style-name="ce340" table:content-validation-name="val1" table:number-columns-repeated="6"/>
          <table:table-cell table:style-name="ce364" table:content-validation-name="val1" table:number-columns-repeated="2"/>
          <table:table-cell table:style-name="ce383" table:content-validation-name="val1"/>
          <table:table-cell table:style-name="ce364" table:content-validation-name="val1" table:number-columns-repeated="23"/>
          <table:table-cell table:style-name="ce401" table:content-validation-name="val1" table:number-columns-repeated="2"/>
          <table:table-cell table:style-name="ce419" table:content-validation-name="val1" table:number-columns-repeated="6"/>
          <table:table-cell table:style-name="ce438" table:content-validation-name="val1" table:number-columns-repeated="2"/>
          <table:table-cell table:style-name="ce457" table:content-validation-name="val1"/>
          <table:table-cell table:style-name="ce438" table:content-validation-name="val1" table:number-columns-repeated="23"/>
          <table:table-cell table:style-name="ce478" table:content-validation-name="val1" table:number-columns-repeated="2"/>
          <table:table-cell table:style-name="ce496" table:content-validation-name="val1" table:number-columns-repeated="3"/>
          <table:table-cell table:style-name="ce514" table:content-validation-name="val1" table:number-columns-repeated="3"/>
          <table:table-cell table:style-name="ce550" table:content-validation-name="val1" table:number-columns-repeated="2"/>
          <table:table-cell table:style-name="ce586" table:content-validation-name="val1" table:number-columns-repeated="2"/>
          <table:table-cell table:style-name="ce622" table:content-validation-name="val1"/>
          <table:table-cell table:content-validation-name="val1" table:number-columns-repeated="14"/>
          <table:table-cell table:style-name="ce310" table:content-validation-name="val1" table:number-columns-repeated="582"/>
          <table:table-cell table:style-name="ce22" table:content-validation-name="val1" table:number-columns-repeated="139"/>
        </table:table-row>
        <table:table-row table:style-name="ro8">
          <table:table-cell table:style-name="ce10" table:content-validation-name="val1"/>
          <table:table-cell table:style-name="ce36" office:value-type="string" calcext:value-type="string">
            <text:p>implementeren IR voor speech, dynamisch</text:p>
          </table:table-cell>
          <table:table-cell table:style-name="ce48" table:content-validation-name="val1"/>
          <table:table-cell table:style-name="ce72" table:content-validation-name="val1" table:formula="of:=[.J29]" office:value-type="date" office:date-value="2016-11-16" calcext:value-type="date">
            <text:p>16-Nov-2016</text:p>
          </table:table-cell>
          <table:table-cell table:style-name="ce98" table:content-validation-name="val1" office:value-type="float" office:value="40" calcext:value-type="float">
            <text:p>40</text:p>
          </table:table-cell>
          <table:table-cell table:style-name="ce98" table:content-validation-name="val1"/>
          <table:table-cell table:style-name="ce97" table:content-validation-name="val1" table:formula="of:=[.E30]-[.F30]" office:value-type="float" office:value="40" calcext:value-type="float">
            <text:p>40</text:p>
          </table:table-cell>
          <table:table-cell table:style-name="ce98" table:content-validation-name="val1" table:formula="of:=ROUNDUP([.E30]/3)" office:value-type="float" office:value="14" calcext:value-type="float">
            <text:p>14</text:p>
          </table:table-cell>
          <table:table-cell table:style-name="ce116" table:content-validation-name="val1"/>
          <table:table-cell table:style-name="ce79" table:content-validation-name="val1" table:formula="of:=IF([.H30]&gt;0;WORKDAY([.D30];[.H30]-1;Holidays); &quot;&quot;)" office:value-type="date" office:date-value="2016-12-05" calcext:value-type="date">
            <text:p>05-Dec-2016</text:p>
          </table:table-cell>
          <table:table-cell table:style-name="ce143" table:content-validation-name="val1" table:formula="of:=[.F30]/[.E30]" office:value-type="percentage" office:value="0" calcext:value-type="percentage">
            <text:p>0%</text:p>
          </table:table-cell>
          <table:table-cell table:style-name="ce22" table:number-columns-repeated="3"/>
          <table:table-cell table:style-name="ce173" table:content-validation-name="val1" table:number-columns-repeated="26"/>
          <table:table-cell table:style-name="ce208" table:content-validation-name="val1" table:number-columns-repeated="26"/>
          <table:table-cell table:style-name="ce241" table:content-validation-name="val1" table:number-columns-repeated="4"/>
          <table:table-cell table:style-name="ce273" table:content-validation-name="val1" table:number-columns-repeated="125"/>
          <table:table-cell table:style-name="ce310" table:content-validation-name="val1" table:number-columns-repeated="15"/>
          <table:table-cell table:style-name="ce340" table:content-validation-name="val1" table:number-columns-repeated="6"/>
          <table:table-cell table:style-name="ce364" table:content-validation-name="val1" table:number-columns-repeated="26"/>
          <table:table-cell table:style-name="ce401" table:content-validation-name="val1" table:number-columns-repeated="2"/>
          <table:table-cell table:style-name="ce419" table:content-validation-name="val1" table:number-columns-repeated="6"/>
          <table:table-cell table:style-name="ce438" table:content-validation-name="val1" table:number-columns-repeated="26"/>
          <table:table-cell table:style-name="ce478" table:content-validation-name="val1" table:number-columns-repeated="2"/>
          <table:table-cell table:style-name="ce496" table:content-validation-name="val1" table:number-columns-repeated="3"/>
          <table:table-cell table:style-name="ce515" table:content-validation-name="val1" table:number-columns-repeated="3"/>
          <table:table-cell table:style-name="ce551" table:content-validation-name="val1" table:number-columns-repeated="2"/>
          <table:table-cell table:style-name="ce587" table:content-validation-name="val1" table:number-columns-repeated="2"/>
          <table:table-cell table:style-name="ce623" table:content-validation-name="val1"/>
          <table:table-cell table:content-validation-name="val1" table:number-columns-repeated="14"/>
          <table:table-cell table:style-name="ce310" table:content-validation-name="val1" table:number-columns-repeated="582"/>
          <table:table-cell table:style-name="ce22" table:content-validation-name="val1" table:number-columns-repeated="139"/>
        </table:table-row>
        <table:table-row table:style-name="ro6">
          <table:table-cell table:style-name="ce17" table:content-validation-name="val1"/>
          <table:table-cell table:style-name="ce37"/>
          <table:table-cell table:style-name="ce51" table:content-validation-name="val1"/>
          <table:table-cell table:style-name="ce72" table:content-validation-name="val1"/>
          <table:table-cell table:style-name="ce99" table:content-validation-name="val1" table:number-columns-repeated="3"/>
          <table:table-cell table:style-name="ce95" table:content-validation-name="val1"/>
          <table:table-cell table:style-name="ce115" table:content-validation-name="val1"/>
          <table:table-cell table:style-name="ce79" table:content-validation-name="val1"/>
          <table:table-cell table:style-name="ce144" table:content-validation-name="val1"/>
          <table:table-cell table:number-columns-repeated="3"/>
          <table:table-cell table:style-name="ce174" table:content-validation-name="val1" table:number-columns-repeated="26"/>
          <table:table-cell table:style-name="ce209" table:content-validation-name="val1" table:number-columns-repeated="26"/>
          <table:table-cell table:style-name="ce242" table:content-validation-name="val1" table:number-columns-repeated="4"/>
          <table:table-cell table:style-name="ce274" table:content-validation-name="val1" table:number-columns-repeated="125"/>
          <table:table-cell table:style-name="ce311" table:content-validation-name="val1" table:number-columns-repeated="15"/>
          <table:table-cell table:style-name="ce341" table:content-validation-name="val1" table:number-columns-repeated="6"/>
          <table:table-cell table:style-name="ce365" table:content-validation-name="val1" table:number-columns-repeated="2"/>
          <table:table-cell table:style-name="ce384" table:content-validation-name="val1"/>
          <table:table-cell table:style-name="ce365" table:content-validation-name="val1" table:number-columns-repeated="23"/>
          <table:table-cell table:style-name="ce402" table:content-validation-name="val1" table:number-columns-repeated="2"/>
          <table:table-cell table:style-name="ce420" table:content-validation-name="val1" table:number-columns-repeated="6"/>
          <table:table-cell table:style-name="ce439" table:content-validation-name="val1" table:number-columns-repeated="2"/>
          <table:table-cell table:style-name="ce458" table:content-validation-name="val1"/>
          <table:table-cell table:style-name="ce439" table:content-validation-name="val1" table:number-columns-repeated="23"/>
          <table:table-cell table:style-name="ce479" table:content-validation-name="val1" table:number-columns-repeated="2"/>
          <table:table-cell table:style-name="ce497" table:content-validation-name="val1" table:number-columns-repeated="3"/>
          <table:table-cell table:style-name="ce516" table:content-validation-name="val1" table:number-columns-repeated="3"/>
          <table:table-cell table:style-name="ce552" table:content-validation-name="val1" table:number-columns-repeated="2"/>
          <table:table-cell table:style-name="ce588" table:content-validation-name="val1" table:number-columns-repeated="2"/>
          <table:table-cell table:style-name="ce624" table:content-validation-name="val1"/>
          <table:table-cell table:content-validation-name="val1" table:number-columns-repeated="14"/>
          <table:table-cell table:style-name="ce311" table:content-validation-name="val1" table:number-columns-repeated="582"/>
          <table:table-cell table:content-validation-name="val1" table:number-columns-repeated="139"/>
        </table:table-row>
        <table:table-row table:style-name="ro6">
          <table:table-cell table:style-name="ce9" table:content-validation-name="val1"/>
          <table:table-cell table:style-name="ce32" office:value-type="string" calcext:value-type="string">
            <text:p>Speech Recognition (SR)</text:p>
          </table:table-cell>
          <table:table-cell table:style-name="ce47" table:content-validation-name="val1"/>
          <table:table-cell table:style-name="ce73" table:content-validation-name="val1" table:formula="of:=MIN([.D33:.D38])" office:value-type="date" office:date-value="2016-12-05" calcext:value-type="date">
            <text:p>05-Dec-2016</text:p>
          </table:table-cell>
          <table:table-cell table:style-name="ce32" table:formula="of:=SUM([.E33])" office:value-type="float" office:value="55" calcext:value-type="float">
            <text:p>55</text:p>
          </table:table-cell>
          <table:table-cell table:style-name="ce104" table:content-validation-name="val1" table:formula="of:=SUM([.F33])" office:value-type="float" office:value="0" calcext:value-type="float">
            <text:p>0</text:p>
          </table:table-cell>
          <table:table-cell table:style-name="ce104" table:content-validation-name="val1" table:formula="of:=[.E32]-[.F32]" office:value-type="float" office:value="55" calcext:value-type="float">
            <text:p>55</text:p>
          </table:table-cell>
          <table:table-cell table:style-name="ce104" table:content-validation-name="val1" table:formula="of:=ROUNDUP([.E32]/3)" office:value-type="float" office:value="19" calcext:value-type="float">
            <text:p>19</text:p>
          </table:table-cell>
          <table:table-cell table:style-name="ce104" table:content-validation-name="val1" table:formula="of:=IF(ISNUMBER([.C32]);ROUNDDOWN([.C32]*[.H32]);&quot;&quot;)">
            <text:p/>
          </table:table-cell>
          <table:table-cell table:style-name="ce78" table:content-validation-name="val1" table:formula="of:=MAX([.J33])" office:value-type="date" office:date-value="2016-12-27" calcext:value-type="date">
            <text:p>27-Dec-2016</text:p>
          </table:table-cell>
          <table:table-cell table:style-name="ce145" table:content-validation-name="val1" table:formula="of:=SUMPRODUCT([.K33:.K37];[.H33:.H37])/SUM([.H33:.H37])" office:value-type="percentage" office:value="0" calcext:value-type="percentage">
            <text:p>0%</text:p>
          </table:table-cell>
          <table:table-cell table:style-name="ce21" table:number-columns-repeated="3"/>
          <table:table-cell table:style-name="ce175" table:content-validation-name="val1" table:number-columns-repeated="26"/>
          <table:table-cell table:style-name="ce210" table:content-validation-name="val1" table:number-columns-repeated="26"/>
          <table:table-cell table:style-name="ce243" table:content-validation-name="val1" table:number-columns-repeated="4"/>
          <table:table-cell table:style-name="ce275" table:content-validation-name="val1" table:number-columns-repeated="125"/>
          <table:table-cell table:style-name="ce312" table:content-validation-name="val1" table:number-columns-repeated="15"/>
          <table:table-cell table:style-name="ce341" table:content-validation-name="val1" table:number-columns-repeated="6"/>
          <table:table-cell table:style-name="ce365" table:content-validation-name="val1" table:number-columns-repeated="26"/>
          <table:table-cell table:style-name="ce402" table:content-validation-name="val1" table:number-columns-repeated="2"/>
          <table:table-cell table:style-name="ce420" table:content-validation-name="val1" table:number-columns-repeated="6"/>
          <table:table-cell table:style-name="ce439" table:content-validation-name="val1" table:number-columns-repeated="26"/>
          <table:table-cell table:style-name="ce479" table:content-validation-name="val1" table:number-columns-repeated="2"/>
          <table:table-cell table:style-name="ce497" table:content-validation-name="val1" table:number-columns-repeated="3"/>
          <table:table-cell table:style-name="ce517" table:content-validation-name="val1" table:number-columns-repeated="3"/>
          <table:table-cell table:style-name="ce553" table:content-validation-name="val1" table:number-columns-repeated="2"/>
          <table:table-cell table:style-name="ce589" table:content-validation-name="val1" table:number-columns-repeated="2"/>
          <table:table-cell table:style-name="ce625" table:content-validation-name="val1"/>
          <table:table-cell table:content-validation-name="val1" table:number-columns-repeated="14"/>
          <table:table-cell table:style-name="ce658" table:content-validation-name="val1" table:number-columns-repeated="582"/>
          <table:table-cell table:style-name="ce21" table:content-validation-name="val1" table:number-columns-repeated="139"/>
        </table:table-row>
        <table:table-row table:style-name="ro4">
          <table:table-cell table:style-name="ce16" table:content-validation-name="val1"/>
          <table:table-cell table:style-name="ce35" office:value-type="string" calcext:value-type="string">
            <text:p>SR algemeen</text:p>
          </table:table-cell>
          <table:table-cell table:style-name="ce54" table:content-validation-name="val1"/>
          <table:table-cell table:style-name="ce76" table:content-validation-name="val1" table:formula="of:=MIN([.D34:.D37])" office:value-type="date" office:date-value="2016-12-05" calcext:value-type="date">
            <text:p>05-Dec-2016</text:p>
          </table:table-cell>
          <table:table-cell table:style-name="ce101" table:content-validation-name="val1" table:formula="of:=SUM([.E34:.E37])" office:value-type="float" office:value="55" calcext:value-type="float">
            <text:p>55</text:p>
          </table:table-cell>
          <table:table-cell table:style-name="ce101" table:content-validation-name="val1" table:formula="of:=SUM([.F34:.F37])" office:value-type="float" office:value="0" calcext:value-type="float">
            <text:p>0</text:p>
          </table:table-cell>
          <table:table-cell table:style-name="ce101" table:content-validation-name="val1" table:formula="of:=[.E33]-[.F33]" office:value-type="float" office:value="55" calcext:value-type="float">
            <text:p>55</text:p>
          </table:table-cell>
          <table:table-cell table:style-name="ce101" table:content-validation-name="val1" table:formula="of:=ROUNDUP([.E33]/3)" office:value-type="float" office:value="19" calcext:value-type="float">
            <text:p>19</text:p>
          </table:table-cell>
          <table:table-cell table:style-name="ce118" table:content-validation-name="val1" table:formula="of:=IF(ISNUMBER([.C33]);ROUNDDOWN([.C33]*[.H33]);&quot;&quot;)">
            <text:p/>
          </table:table-cell>
          <table:table-cell table:style-name="ce129" table:content-validation-name="val1" table:formula="of:=MAX([.J34:.J37])" office:value-type="date" office:date-value="2016-12-27" calcext:value-type="date">
            <text:p>27-Dec-2016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number-columns-repeated="3"/>
          <table:table-cell table:style-name="ce172" table:content-validation-name="val1" table:number-columns-repeated="26"/>
          <table:table-cell table:style-name="ce207" table:content-validation-name="val1" table:number-columns-repeated="26"/>
          <table:table-cell table:style-name="ce240" table:content-validation-name="val1" table:number-columns-repeated="4"/>
          <table:table-cell table:style-name="ce272" table:content-validation-name="val1" table:number-columns-repeated="125"/>
          <table:table-cell table:style-name="ce313" table:content-validation-name="val1" table:number-columns-repeated="15"/>
          <table:table-cell table:style-name="ce342" table:content-validation-name="val1" table:number-columns-repeated="6"/>
          <table:table-cell table:style-name="ce366" table:content-validation-name="val1" table:number-columns-repeated="2"/>
          <table:table-cell table:style-name="ce385" table:content-validation-name="val1"/>
          <table:table-cell table:style-name="ce366" table:content-validation-name="val1" table:number-columns-repeated="23"/>
          <table:table-cell table:style-name="ce403" table:content-validation-name="val1" table:number-columns-repeated="2"/>
          <table:table-cell table:style-name="ce421" table:content-validation-name="val1" table:number-columns-repeated="6"/>
          <table:table-cell table:style-name="ce440" table:content-validation-name="val1" table:number-columns-repeated="2"/>
          <table:table-cell table:style-name="ce459" table:content-validation-name="val1"/>
          <table:table-cell table:style-name="ce440" table:content-validation-name="val1" table:number-columns-repeated="23"/>
          <table:table-cell table:style-name="ce480" table:content-validation-name="val1" table:number-columns-repeated="2"/>
          <table:table-cell table:style-name="ce498" table:content-validation-name="val1" table:number-columns-repeated="3"/>
          <table:table-cell table:style-name="ce518" table:content-validation-name="val1" table:number-columns-repeated="3"/>
          <table:table-cell table:style-name="ce554" table:content-validation-name="val1" table:number-columns-repeated="2"/>
          <table:table-cell table:style-name="ce590" table:content-validation-name="val1" table:number-columns-repeated="2"/>
          <table:table-cell table:style-name="ce626" table:content-validation-name="val1"/>
          <table:table-cell table:content-validation-name="val1" table:number-columns-repeated="14"/>
          <table:table-cell table:style-name="ce309" table:content-validation-name="val1" table:number-columns-repeated="582"/>
          <table:table-cell table:style-name="ce159" table:content-validation-name="val1" table:number-columns-repeated="139"/>
        </table:table-row>
        <table:table-row table:style-name="ro8">
          <table:table-cell table:style-name="ce10" table:content-validation-name="val1"/>
          <table:table-cell table:style-name="ce36" office:value-type="string" calcext:value-type="string">
            <text:p>literatuurstudie speech recognition</text:p>
          </table:table-cell>
          <table:table-cell table:style-name="ce48" table:content-validation-name="val1"/>
          <table:table-cell table:style-name="ce72" table:content-validation-name="val1" table:formula="of:=[.J30]" office:value-type="date" office:date-value="2016-12-05" calcext:value-type="date">
            <text:p>05-Dec-2016</text:p>
          </table:table-cell>
          <table:table-cell table:style-name="ce97" table:content-validation-name="val1" office:value-type="float" office:value="20" calcext:value-type="float">
            <text:p>20</text:p>
          </table:table-cell>
          <table:table-cell table:style-name="ce97" table:content-validation-name="val1"/>
          <table:table-cell table:style-name="ce97" table:content-validation-name="val1" table:formula="of:=[.E34]-[.F34]" office:value-type="float" office:value="20" calcext:value-type="float">
            <text:p>20</text:p>
          </table:table-cell>
          <table:table-cell table:style-name="ce98" table:content-validation-name="val1" table:formula="of:=ROUNDUP([.E34]/3)" office:value-type="float" office:value="7" calcext:value-type="float">
            <text:p>7</text:p>
          </table:table-cell>
          <table:table-cell table:style-name="ce116" table:content-validation-name="val1" table:formula="of:=IF(ISNUMBER([.C34]);ROUNDDOWN([.C34]*[.H34]);&quot;&quot;)">
            <text:p/>
          </table:table-cell>
          <table:table-cell table:style-name="ce79" table:content-validation-name="val1" table:formula="of:=IF([.H34]&gt;0;WORKDAY([.D34];[.H34]-1;Holidays); &quot;&quot;)" office:value-type="date" office:date-value="2016-12-13" calcext:value-type="date">
            <text:p>13-Dec-2016</text:p>
          </table:table-cell>
          <table:table-cell table:style-name="ce147" table:content-validation-name="val1" table:formula="of:=[.F34]/[.E34]" office:value-type="percentage" office:value="0" calcext:value-type="percentage">
            <text:p>0%</text:p>
          </table:table-cell>
          <table:table-cell table:style-name="ce22" table:number-columns-repeated="3"/>
          <table:table-cell table:style-name="ce173" table:content-validation-name="val1" table:number-columns-repeated="26"/>
          <table:table-cell table:style-name="ce208" table:content-validation-name="val1" table:number-columns-repeated="26"/>
          <table:table-cell table:style-name="ce241" table:content-validation-name="val1" table:number-columns-repeated="4"/>
          <table:table-cell table:style-name="ce273" table:content-validation-name="val1" table:number-columns-repeated="125"/>
          <table:table-cell table:style-name="ce314" table:content-validation-name="val1" table:number-columns-repeated="15"/>
          <table:table-cell table:style-name="ce342" table:content-validation-name="val1" table:number-columns-repeated="6"/>
          <table:table-cell table:style-name="ce366" table:content-validation-name="val1" table:number-columns-repeated="26"/>
          <table:table-cell table:style-name="ce403" table:content-validation-name="val1" table:number-columns-repeated="2"/>
          <table:table-cell table:style-name="ce421" table:content-validation-name="val1" table:number-columns-repeated="6"/>
          <table:table-cell table:style-name="ce440" table:content-validation-name="val1" table:number-columns-repeated="26"/>
          <table:table-cell table:style-name="ce480" table:content-validation-name="val1" table:number-columns-repeated="2"/>
          <table:table-cell table:style-name="ce498" table:content-validation-name="val1" table:number-columns-repeated="3"/>
          <table:table-cell table:style-name="ce519" table:content-validation-name="val1" table:number-columns-repeated="3"/>
          <table:table-cell table:style-name="ce555" table:content-validation-name="val1" table:number-columns-repeated="2"/>
          <table:table-cell table:style-name="ce591" table:content-validation-name="val1" table:number-columns-repeated="2"/>
          <table:table-cell table:style-name="ce627" table:content-validation-name="val1"/>
          <table:table-cell table:content-validation-name="val1" table:number-columns-repeated="14"/>
          <table:table-cell table:style-name="ce310" table:content-validation-name="val1" table:number-columns-repeated="582"/>
          <table:table-cell table:style-name="ce22" table:content-validation-name="val1" table:number-columns-repeated="139"/>
        </table:table-row>
        <table:table-row table:style-name="ro8">
          <table:table-cell table:style-name="ce18" table:content-validation-name="val1"/>
          <table:table-cell table:style-name="ce36" office:value-type="string" calcext:value-type="string">
            <text:p>implementeren speech recognition letter</text:p>
          </table:table-cell>
          <table:table-cell table:style-name="ce50" table:content-validation-name="val1"/>
          <table:table-cell table:style-name="ce72" table:content-validation-name="val1" table:formula="of:=[.J34]" office:value-type="date" office:date-value="2016-12-13" calcext:value-type="date">
            <text:p>13-Dec-2016</text:p>
          </table:table-cell>
          <table:table-cell table:style-name="ce98" table:content-validation-name="val1" office:value-type="float" office:value="15" calcext:value-type="float">
            <text:p>15</text:p>
          </table:table-cell>
          <table:table-cell table:style-name="ce98" table:content-validation-name="val1"/>
          <table:table-cell table:style-name="ce97" table:content-validation-name="val1" table:formula="of:=[.E35]-[.F35]" office:value-type="float" office:value="15" calcext:value-type="float">
            <text:p>15</text:p>
          </table:table-cell>
          <table:table-cell table:style-name="ce98" table:content-validation-name="val1" table:formula="of:=ROUNDUP([.E35]/3)" office:value-type="float" office:value="5" calcext:value-type="float">
            <text:p>5</text:p>
          </table:table-cell>
          <table:table-cell table:style-name="ce116" table:content-validation-name="val1"/>
          <table:table-cell table:style-name="ce79" table:content-validation-name="val1" table:formula="of:=IF([.H35]&gt;0;WORKDAY([.D35];[.H35]-1;Holidays); &quot;&quot;)" office:value-type="date" office:date-value="2016-12-19" calcext:value-type="date">
            <text:p>19-Dec-2016</text:p>
          </table:table-cell>
          <table:table-cell table:style-name="ce148" table:content-validation-name="val1" table:formula="of:=[.F35]/[.E35]" office:value-type="percentage" office:value="0" calcext:value-type="percentage">
            <text:p>0%</text:p>
          </table:table-cell>
          <table:table-cell table:style-name="ce22" table:number-columns-repeated="3"/>
          <table:table-cell table:style-name="ce168" table:content-validation-name="val1" table:number-columns-repeated="26"/>
          <table:table-cell table:style-name="ce203" table:content-validation-name="val1" table:number-columns-repeated="26"/>
          <table:table-cell table:style-name="ce236" table:content-validation-name="val1" table:number-columns-repeated="4"/>
          <table:table-cell table:style-name="ce268" table:content-validation-name="val1" table:number-columns-repeated="122"/>
          <table:table-cell table:style-name="ce297" table:content-validation-name="val1"/>
          <table:table-cell table:style-name="ce268" table:content-validation-name="val1" table:number-columns-repeated="2"/>
          <table:table-cell table:style-name="ce314" table:content-validation-name="val1" table:number-columns-repeated="15"/>
          <table:table-cell table:style-name="ce343" table:content-validation-name="val1" table:number-columns-repeated="6"/>
          <table:table-cell table:style-name="ce367" table:content-validation-name="val1" table:number-columns-repeated="2"/>
          <table:table-cell table:style-name="ce386" table:content-validation-name="val1"/>
          <table:table-cell table:style-name="ce367" table:content-validation-name="val1" table:number-columns-repeated="23"/>
          <table:table-cell table:style-name="ce404" table:content-validation-name="val1" table:number-columns-repeated="2"/>
          <table:table-cell table:style-name="ce422" table:content-validation-name="val1" table:number-columns-repeated="6"/>
          <table:table-cell table:style-name="ce441" table:content-validation-name="val1" table:number-columns-repeated="2"/>
          <table:table-cell table:style-name="ce460" table:content-validation-name="val1"/>
          <table:table-cell table:style-name="ce441" table:content-validation-name="val1" table:number-columns-repeated="23"/>
          <table:table-cell table:style-name="ce481" table:content-validation-name="val1" table:number-columns-repeated="2"/>
          <table:table-cell table:style-name="ce499" table:content-validation-name="val1" table:number-columns-repeated="3"/>
          <table:table-cell table:style-name="ce520" table:content-validation-name="val1" table:number-columns-repeated="3"/>
          <table:table-cell table:style-name="ce556" table:content-validation-name="val1" table:number-columns-repeated="2"/>
          <table:table-cell table:style-name="ce592" table:content-validation-name="val1" table:number-columns-repeated="2"/>
          <table:table-cell table:style-name="ce628" table:content-validation-name="val1"/>
          <table:table-cell table:content-validation-name="val1" table:number-columns-repeated="14"/>
          <table:table-cell table:style-name="ce305" table:content-validation-name="val1" table:number-columns-repeated="582"/>
          <table:table-cell table:style-name="ce22" table:content-validation-name="val1" table:number-columns-repeated="139"/>
        </table:table-row>
        <table:table-row table:style-name="ro9">
          <table:table-cell table:style-name="ce19" table:content-validation-name="val1"/>
          <table:table-cell table:style-name="ce36" office:value-type="string" calcext:value-type="string">
            <text:p>implementeren speech recognition woord</text:p>
          </table:table-cell>
          <table:table-cell table:style-name="ce50" table:content-validation-name="val1"/>
          <table:table-cell table:style-name="ce72" table:content-validation-name="val1" table:formula="of:=[.J35]" office:value-type="date" office:date-value="2016-12-19" calcext:value-type="date">
            <text:p>19-Dec-2016</text:p>
          </table:table-cell>
          <table:table-cell table:style-name="ce97" table:content-validation-name="val1" office:value-type="float" office:value="10" calcext:value-type="float">
            <text:p>10</text:p>
          </table:table-cell>
          <table:table-cell table:style-name="ce97" table:content-validation-name="val1"/>
          <table:table-cell table:style-name="ce97" table:content-validation-name="val1" table:formula="of:=[.E36]-[.F36]" office:value-type="float" office:value="10" calcext:value-type="float">
            <text:p>10</text:p>
          </table:table-cell>
          <table:table-cell table:style-name="ce98" table:content-validation-name="val1" table:formula="of:=ROUNDUP([.E36]/3)" office:value-type="float" office:value="4" calcext:value-type="float">
            <text:p>4</text:p>
          </table:table-cell>
          <table:table-cell table:style-name="ce116" table:content-validation-name="val1"/>
          <table:table-cell table:style-name="ce79" table:content-validation-name="val1" table:formula="of:=IF([.H36]&gt;0;WORKDAY([.D36];[.H36]-1;Holidays); &quot;&quot;)" office:value-type="date" office:date-value="2016-12-22" calcext:value-type="date">
            <text:p>22-Dec-2016</text:p>
          </table:table-cell>
          <table:table-cell table:style-name="ce148" table:content-validation-name="val1" table:formula="of:=[.F36]/[.E36]" office:value-type="percentage" office:value="0" calcext:value-type="percentage">
            <text:p>0%</text:p>
          </table:table-cell>
          <table:table-cell table:style-name="ce22" table:number-columns-repeated="3"/>
          <table:table-cell table:style-name="ce176" table:content-validation-name="val1" table:number-columns-repeated="26"/>
          <table:table-cell table:style-name="ce211" table:content-validation-name="val1" table:number-columns-repeated="26"/>
          <table:table-cell table:style-name="ce244" table:content-validation-name="val1" table:number-columns-repeated="4"/>
          <table:table-cell table:style-name="ce276" table:content-validation-name="val1" table:number-columns-repeated="122"/>
          <table:table-cell table:style-name="ce297" table:content-validation-name="val1"/>
          <table:table-cell table:style-name="ce276" table:content-validation-name="val1" table:number-columns-repeated="2"/>
          <table:table-cell table:style-name="ce314" table:content-validation-name="val1" table:number-columns-repeated="15"/>
          <table:table-cell table:style-name="ce343" table:content-validation-name="val1" table:number-columns-repeated="6"/>
          <table:table-cell table:style-name="ce367" table:content-validation-name="val1" table:number-columns-repeated="26"/>
          <table:table-cell table:style-name="ce404" table:content-validation-name="val1" table:number-columns-repeated="2"/>
          <table:table-cell table:style-name="ce422" table:content-validation-name="val1" table:number-columns-repeated="6"/>
          <table:table-cell table:style-name="ce441" table:content-validation-name="val1" table:number-columns-repeated="26"/>
          <table:table-cell table:style-name="ce481" table:content-validation-name="val1" table:number-columns-repeated="2"/>
          <table:table-cell table:style-name="ce499" table:content-validation-name="val1" table:number-columns-repeated="3"/>
          <table:table-cell table:style-name="ce521" table:content-validation-name="val1" table:number-columns-repeated="3"/>
          <table:table-cell table:style-name="ce557" table:content-validation-name="val1" table:number-columns-repeated="2"/>
          <table:table-cell table:style-name="ce593" table:content-validation-name="val1" table:number-columns-repeated="2"/>
          <table:table-cell table:style-name="ce629" table:content-validation-name="val1"/>
          <table:table-cell table:content-validation-name="val1" table:number-columns-repeated="14"/>
          <table:table-cell table:style-name="ce22" table:content-validation-name="val1" table:number-columns-repeated="721"/>
        </table:table-row>
        <table:table-row table:style-name="ro8">
          <table:table-cell table:style-name="ce20" table:content-validation-name="val1"/>
          <table:table-cell table:style-name="ce36" office:value-type="string" calcext:value-type="string">
            <text:p>implementeren speech recognition zin</text:p>
          </table:table-cell>
          <table:table-cell table:style-name="ce55" table:content-validation-name="val1"/>
          <table:table-cell table:style-name="ce72" table:content-validation-name="val1" table:formula="of:=[.J36]" office:value-type="date" office:date-value="2016-12-22" calcext:value-type="date">
            <text:p>22-Dec-2016</text:p>
          </table:table-cell>
          <table:table-cell table:style-name="ce98" table:content-validation-name="val1" office:value-type="float" office:value="10" calcext:value-type="float">
            <text:p>10</text:p>
          </table:table-cell>
          <table:table-cell table:style-name="ce98" table:content-validation-name="val1"/>
          <table:table-cell table:style-name="ce97" table:content-validation-name="val1" table:formula="of:=[.E37]-[.F37]" office:value-type="float" office:value="10" calcext:value-type="float">
            <text:p>10</text:p>
          </table:table-cell>
          <table:table-cell table:style-name="ce98" table:content-validation-name="val1" table:formula="of:=ROUNDUP([.E37]/3)" office:value-type="float" office:value="4" calcext:value-type="float">
            <text:p>4</text:p>
          </table:table-cell>
          <table:table-cell table:style-name="ce119" table:content-validation-name="val1"/>
          <table:table-cell table:style-name="ce79" table:content-validation-name="val1" table:formula="of:=IF([.H37]&gt;0;WORKDAY([.D37];[.H37]-1;Holidays); &quot;&quot;)" office:value-type="date" office:date-value="2016-12-27" calcext:value-type="date">
            <text:p>27-Dec-2016</text:p>
          </table:table-cell>
          <table:table-cell table:style-name="ce148" table:content-validation-name="val1" table:formula="of:=[.F37]/[.E37]" office:value-type="percentage" office:value="0" calcext:value-type="percentage">
            <text:p>0%</text:p>
          </table:table-cell>
          <table:table-cell table:style-name="ce22" table:number-columns-repeated="3"/>
          <table:table-cell table:style-name="ce177" table:content-validation-name="val1"/>
          <table:table-cell table:style-name="ce194"/>
          <table:table-cell table:style-name="ce177" table:content-validation-name="val1" table:number-columns-repeated="24"/>
          <table:table-cell table:style-name="ce212" table:content-validation-name="val1"/>
          <table:table-cell table:style-name="ce194"/>
          <table:table-cell table:style-name="ce212" table:content-validation-name="val1" table:number-columns-repeated="24"/>
          <table:table-cell table:style-name="ce245" table:content-validation-name="val1"/>
          <table:table-cell table:style-name="ce194"/>
          <table:table-cell table:style-name="ce245" table:content-validation-name="val1" table:number-columns-repeated="2"/>
          <table:table-cell table:style-name="ce277" table:content-validation-name="val1"/>
          <table:table-cell table:style-name="ce194"/>
          <table:table-cell table:style-name="ce277" table:content-validation-name="val1" table:number-columns-repeated="123"/>
          <table:table-cell table:style-name="ce314" table:content-validation-name="val1" table:number-columns-repeated="15"/>
          <table:table-cell table:style-name="ce344" table:content-validation-name="val1" table:number-columns-repeated="6"/>
          <table:table-cell table:style-name="ce368" table:content-validation-name="val1" table:number-columns-repeated="2"/>
          <table:table-cell table:style-name="ce387" table:content-validation-name="val1"/>
          <table:table-cell table:style-name="ce368" table:content-validation-name="val1" table:number-columns-repeated="23"/>
          <table:table-cell table:style-name="ce405" table:content-validation-name="val1" table:number-columns-repeated="2"/>
          <table:table-cell table:style-name="ce423" table:content-validation-name="val1" table:number-columns-repeated="6"/>
          <table:table-cell table:style-name="ce442" table:content-validation-name="val1" table:number-columns-repeated="2"/>
          <table:table-cell table:style-name="ce461" table:content-validation-name="val1"/>
          <table:table-cell table:style-name="ce442" table:content-validation-name="val1" table:number-columns-repeated="23"/>
          <table:table-cell table:style-name="ce482" table:content-validation-name="val1" table:number-columns-repeated="2"/>
          <table:table-cell table:style-name="ce500" table:content-validation-name="val1" table:number-columns-repeated="3"/>
          <table:table-cell table:style-name="ce522" table:content-validation-name="val1" table:number-columns-repeated="3"/>
          <table:table-cell table:style-name="ce558" table:content-validation-name="val1" table:number-columns-repeated="2"/>
          <table:table-cell table:style-name="ce594" table:content-validation-name="val1" table:number-columns-repeated="2"/>
          <table:table-cell table:style-name="ce630" table:content-validation-name="val1"/>
          <table:table-cell table:content-validation-name="val1" table:number-columns-repeated="14"/>
          <table:table-cell table:style-name="ce20" table:content-validation-name="val1" table:number-columns-repeated="582"/>
          <table:table-cell table:style-name="ce22" table:content-validation-name="val1" table:number-columns-repeated="139"/>
        </table:table-row>
        <table:table-row table:style-name="ro4">
          <table:table-cell table:content-validation-name="val1"/>
          <table:table-cell table:style-name="ce34"/>
          <table:table-cell table:style-name="ce41" table:content-validation-name="val1"/>
          <table:table-cell table:style-name="ce77" table:content-validation-name="val1"/>
          <table:table-cell table:style-name="ce99" table:content-validation-name="val1" table:number-columns-repeated="3"/>
          <table:table-cell table:style-name="ce95" table:content-validation-name="val1"/>
          <table:table-cell table:style-name="ce120" table:content-validation-name="val1"/>
          <table:table-cell table:style-name="ce77" table:content-validation-name="val1"/>
          <table:table-cell table:style-name="ce136" table:content-validation-name="val1"/>
          <table:table-cell table:number-columns-repeated="3"/>
          <table:table-cell table:style-name="ce178" table:content-validation-name="val1" table:number-columns-repeated="26"/>
          <table:table-cell table:style-name="ce213" table:content-validation-name="val1" table:number-columns-repeated="26"/>
          <table:table-cell table:style-name="ce246" table:content-validation-name="val1" table:number-columns-repeated="4"/>
          <table:table-cell table:style-name="ce278" table:content-validation-name="val1" table:number-columns-repeated="125"/>
          <table:table-cell table:style-name="ce315" table:content-validation-name="val1" table:number-columns-repeated="15"/>
          <table:table-cell table:style-name="ce344" table:content-validation-name="val1" table:number-columns-repeated="6"/>
          <table:table-cell table:style-name="ce368" table:content-validation-name="val1" table:number-columns-repeated="26"/>
          <table:table-cell table:style-name="ce405" table:content-validation-name="val1" table:number-columns-repeated="2"/>
          <table:table-cell table:style-name="ce423" table:content-validation-name="val1" table:number-columns-repeated="6"/>
          <table:table-cell table:style-name="ce442" table:content-validation-name="val1" table:number-columns-repeated="26"/>
          <table:table-cell table:style-name="ce482" table:content-validation-name="val1" table:number-columns-repeated="2"/>
          <table:table-cell table:style-name="ce500" table:content-validation-name="val1" table:number-columns-repeated="3"/>
          <table:table-cell table:style-name="ce523" table:content-validation-name="val1" table:number-columns-repeated="3"/>
          <table:table-cell table:style-name="ce559" table:content-validation-name="val1" table:number-columns-repeated="2"/>
          <table:table-cell table:style-name="ce595" table:content-validation-name="val1" table:number-columns-repeated="2"/>
          <table:table-cell table:style-name="ce631" table:content-validation-name="val1"/>
          <table:table-cell table:content-validation-name="val1" table:number-columns-repeated="735"/>
        </table:table-row>
        <table:table-row table:style-name="ro6">
          <table:table-cell table:style-name="ce21" table:content-validation-name="val1"/>
          <table:table-cell table:style-name="ce32" office:value-type="string" calcext:value-type="string">
            <text:p>Gecombineerde SR en IR</text:p>
          </table:table-cell>
          <table:table-cell table:style-name="ce56" table:content-validation-name="val1"/>
          <table:table-cell table:style-name="ce78" table:content-validation-name="val1" table:formula="of:=MIN([.D40:.D44])" office:value-type="date" office:date-value="2016-12-27" calcext:value-type="date">
            <text:p>27-Dec-2016</text:p>
          </table:table-cell>
          <table:table-cell table:style-name="ce32" table:formula="of:=SUM([.E40:.E44])" office:value-type="float" office:value="110" calcext:value-type="float">
            <text:p>110</text:p>
          </table:table-cell>
          <table:table-cell table:style-name="ce32" table:formula="of:=SUM([.F40:.F44])" office:value-type="float" office:value="0" calcext:value-type="float">
            <text:p>0</text:p>
          </table:table-cell>
          <table:table-cell table:style-name="ce32" table:formula="of:=[.E39]-[.F39]" office:value-type="float" office:value="110" calcext:value-type="float">
            <text:p>110</text:p>
          </table:table-cell>
          <table:table-cell table:style-name="ce32" table:formula="of:=[.E39]-[.F39]" office:value-type="float" office:value="110" calcext:value-type="float">
            <text:p>110</text:p>
          </table:table-cell>
          <table:table-cell table:style-name="ce121" table:content-validation-name="val1"/>
          <table:table-cell table:style-name="ce78" table:content-validation-name="val1" table:formula="of:=MAX([.J40:.J44])" office:value-type="date" office:date-value="2017-03-16" calcext:value-type="date">
            <text:p>16-Mar-2017</text:p>
          </table:table-cell>
          <table:table-cell table:style-name="ce149" table:content-validation-name="val1" table:formula="of:=SUMPRODUCT([.K40:.K46];[.H40:.H46])/SUM([.H40:.H46])" office:value-type="percentage" office:value="0" calcext:value-type="percentage">
            <text:p>0%</text:p>
          </table:table-cell>
          <table:table-cell table:style-name="ce21" table:number-columns-repeated="3"/>
          <table:table-cell table:style-name="ce179" table:content-validation-name="val1" table:number-columns-repeated="26"/>
          <table:table-cell table:style-name="ce214" table:content-validation-name="val1" table:number-columns-repeated="26"/>
          <table:table-cell table:style-name="ce247" table:content-validation-name="val1" table:number-columns-repeated="4"/>
          <table:table-cell table:style-name="ce279" table:content-validation-name="val1" table:number-columns-repeated="125"/>
          <table:table-cell table:style-name="ce316" table:content-validation-name="val1" table:number-columns-repeated="15"/>
          <table:table-cell table:style-name="ce345" table:content-validation-name="val1" table:number-columns-repeated="6"/>
          <table:table-cell table:style-name="ce369" table:content-validation-name="val1" table:number-columns-repeated="2"/>
          <table:table-cell table:style-name="ce388" table:content-validation-name="val1"/>
          <table:table-cell table:style-name="ce369" table:content-validation-name="val1" table:number-columns-repeated="23"/>
          <table:table-cell table:style-name="ce406" table:content-validation-name="val1" table:number-columns-repeated="2"/>
          <table:table-cell table:style-name="ce424" table:content-validation-name="val1" table:number-columns-repeated="6"/>
          <table:table-cell table:style-name="ce443" table:content-validation-name="val1" table:number-columns-repeated="2"/>
          <table:table-cell table:style-name="ce462" table:content-validation-name="val1"/>
          <table:table-cell table:style-name="ce443" table:content-validation-name="val1" table:number-columns-repeated="23"/>
          <table:table-cell table:style-name="ce483" table:content-validation-name="val1" table:number-columns-repeated="2"/>
          <table:table-cell table:style-name="ce501" table:content-validation-name="val1" table:number-columns-repeated="3"/>
          <table:table-cell table:style-name="ce524" table:content-validation-name="val1" table:number-columns-repeated="3"/>
          <table:table-cell table:style-name="ce560" table:content-validation-name="val1" table:number-columns-repeated="2"/>
          <table:table-cell table:style-name="ce596" table:content-validation-name="val1" table:number-columns-repeated="2"/>
          <table:table-cell table:style-name="ce632" table:content-validation-name="val1"/>
          <table:table-cell table:content-validation-name="val1" table:number-columns-repeated="14"/>
          <table:table-cell table:style-name="ce21" table:content-validation-name="val1" table:number-columns-repeated="721"/>
        </table:table-row>
        <table:table-row table:style-name="ro4">
          <table:table-cell table:style-name="ce22" table:content-validation-name="val1"/>
          <table:table-cell table:style-name="ce33" office:value-type="string" calcext:value-type="string">
            <text:p>Literatuurstudie</text:p>
          </table:table-cell>
          <table:table-cell table:style-name="ce55" table:content-validation-name="val1"/>
          <table:table-cell table:style-name="ce79" table:content-validation-name="val1" table:formula="of:=[.J37]" office:value-type="date" office:date-value="2016-12-27" calcext:value-type="date">
            <text:p>27-Dec-2016</text:p>
          </table:table-cell>
          <table:table-cell table:style-name="ce97" table:content-validation-name="val1" office:value-type="float" office:value="20" calcext:value-type="float">
            <text:p>20</text:p>
          </table:table-cell>
          <table:table-cell table:style-name="ce97" table:content-validation-name="val1"/>
          <table:table-cell table:style-name="ce97" table:content-validation-name="val1" table:formula="of:=[.E40]-[.F40]" office:value-type="float" office:value="20" calcext:value-type="float">
            <text:p>20</text:p>
          </table:table-cell>
          <table:table-cell table:style-name="ce98" table:content-validation-name="val1" table:formula="of:=ROUNDUP([.E40]/3)" office:value-type="float" office:value="7" calcext:value-type="float">
            <text:p>7</text:p>
          </table:table-cell>
          <table:table-cell table:style-name="ce119" table:content-validation-name="val1"/>
          <table:table-cell table:style-name="ce79" table:content-validation-name="val1" table:formula="of:=IF([.H40]&gt;0;WORKDAY([.D40];[.H40]-1;Holidays); &quot;&quot;)" office:value-type="date" office:date-value="2017-01-04" calcext:value-type="date">
            <text:p>04-Jan-2017</text:p>
          </table:table-cell>
          <table:table-cell table:style-name="ce150" table:content-validation-name="val1" table:formula="of:=[.F40]/[.E40]" office:value-type="percentage" office:value="0" calcext:value-type="percentage">
            <text:p>0%</text:p>
          </table:table-cell>
          <table:table-cell table:style-name="ce22" table:number-columns-repeated="3"/>
          <table:table-cell table:style-name="ce180" table:content-validation-name="val1" table:number-columns-repeated="26"/>
          <table:table-cell table:style-name="ce215" table:content-validation-name="val1" table:number-columns-repeated="26"/>
          <table:table-cell table:style-name="ce248" table:content-validation-name="val1" table:number-columns-repeated="4"/>
          <table:table-cell table:style-name="ce280" table:content-validation-name="val1" table:number-columns-repeated="125"/>
          <table:table-cell table:style-name="ce314" table:content-validation-name="val1" table:number-columns-repeated="15"/>
          <table:table-cell table:style-name="ce345" table:content-validation-name="val1" table:number-columns-repeated="6"/>
          <table:table-cell table:style-name="ce369" table:content-validation-name="val1" table:number-columns-repeated="26"/>
          <table:table-cell table:style-name="ce406" table:content-validation-name="val1" table:number-columns-repeated="2"/>
          <table:table-cell table:style-name="ce424" table:content-validation-name="val1" table:number-columns-repeated="6"/>
          <table:table-cell table:style-name="ce443" table:content-validation-name="val1" table:number-columns-repeated="26"/>
          <table:table-cell table:style-name="ce483" table:content-validation-name="val1" table:number-columns-repeated="2"/>
          <table:table-cell table:style-name="ce501" table:content-validation-name="val1" table:number-columns-repeated="3"/>
          <table:table-cell table:style-name="ce525" table:content-validation-name="val1" table:number-columns-repeated="3"/>
          <table:table-cell table:style-name="ce561" table:content-validation-name="val1" table:number-columns-repeated="2"/>
          <table:table-cell table:style-name="ce597" table:content-validation-name="val1" table:number-columns-repeated="2"/>
          <table:table-cell table:style-name="ce633" table:content-validation-name="val1"/>
          <table:table-cell table:content-validation-name="val1" table:number-columns-repeated="14"/>
          <table:table-cell table:style-name="ce22" table:content-validation-name="val1" table:number-columns-repeated="721"/>
        </table:table-row>
        <table:table-row table:style-name="ro4">
          <table:table-cell table:style-name="ce22" table:content-validation-name="val1"/>
          <table:table-cell table:style-name="ce33" office:value-type="string" calcext:value-type="string">
            <text:p>-&gt; examens + lesvrije week</text:p>
          </table:table-cell>
          <table:table-cell table:style-name="ce55" table:content-validation-name="val1"/>
          <table:table-cell table:style-name="ce79" table:content-validation-name="val1"/>
          <table:table-cell table:style-name="ce97" table:content-validation-name="val1" table:number-columns-repeated="3"/>
          <table:table-cell table:style-name="ce98" table:content-validation-name="val1"/>
          <table:table-cell table:style-name="ce119" table:content-validation-name="val1"/>
          <table:table-cell table:style-name="ce79" table:content-validation-name="val1"/>
          <table:table-cell table:style-name="ce150" table:content-validation-name="val1"/>
          <table:table-cell table:style-name="ce22" table:number-columns-repeated="3"/>
          <table:table-cell table:style-name="ce180" table:content-validation-name="val1" table:number-columns-repeated="26"/>
          <table:table-cell table:style-name="ce215" table:content-validation-name="val1" table:number-columns-repeated="26"/>
          <table:table-cell table:style-name="ce248" table:content-validation-name="val1" table:number-columns-repeated="4"/>
          <table:table-cell table:style-name="ce280" table:content-validation-name="val1" table:number-columns-repeated="125"/>
          <table:table-cell table:style-name="ce314" table:content-validation-name="val1" table:number-columns-repeated="15"/>
          <table:table-cell table:style-name="ce346" table:content-validation-name="val1" table:number-columns-repeated="6"/>
          <table:table-cell table:style-name="ce370" table:content-validation-name="val1" table:number-columns-repeated="2"/>
          <table:table-cell table:style-name="ce389" table:content-validation-name="val1"/>
          <table:table-cell table:style-name="ce370" table:content-validation-name="val1" table:number-columns-repeated="23"/>
          <table:table-cell table:style-name="ce407" table:content-validation-name="val1" table:number-columns-repeated="2"/>
          <table:table-cell table:style-name="ce425" table:content-validation-name="val1" table:number-columns-repeated="6"/>
          <table:table-cell table:style-name="ce444" table:content-validation-name="val1" table:number-columns-repeated="2"/>
          <table:table-cell table:style-name="ce463" table:content-validation-name="val1"/>
          <table:table-cell table:style-name="ce444" table:content-validation-name="val1" table:number-columns-repeated="23"/>
          <table:table-cell table:style-name="ce484" table:content-validation-name="val1" table:number-columns-repeated="2"/>
          <table:table-cell table:style-name="ce502" table:content-validation-name="val1" table:number-columns-repeated="3"/>
          <table:table-cell table:style-name="ce526" table:content-validation-name="val1" table:number-columns-repeated="3"/>
          <table:table-cell table:style-name="ce562" table:content-validation-name="val1" table:number-columns-repeated="2"/>
          <table:table-cell table:style-name="ce598" table:content-validation-name="val1" table:number-columns-repeated="2"/>
          <table:table-cell table:style-name="ce634" table:content-validation-name="val1"/>
          <table:table-cell table:content-validation-name="val1" table:number-columns-repeated="14"/>
          <table:table-cell table:style-name="ce22" table:content-validation-name="val1" table:number-columns-repeated="721"/>
        </table:table-row>
        <table:table-row table:style-name="ro4">
          <table:table-cell table:style-name="ce22" table:content-validation-name="val1"/>
          <table:table-cell table:style-name="ce33" office:value-type="string" calcext:value-type="string">
            <text:p>in 2e semester meer tijd voor Thesis</text:p>
          </table:table-cell>
          <table:table-cell table:style-name="ce55" table:content-validation-name="val1"/>
          <table:table-cell table:style-name="ce79" table:content-validation-name="val1"/>
          <table:table-cell table:style-name="ce97" table:content-validation-name="val1" table:number-columns-repeated="3"/>
          <table:table-cell table:style-name="ce98" table:content-validation-name="val1"/>
          <table:table-cell table:style-name="ce119" table:content-validation-name="val1"/>
          <table:table-cell table:style-name="ce79" table:content-validation-name="val1"/>
          <table:table-cell table:style-name="ce150" table:content-validation-name="val1"/>
          <table:table-cell table:style-name="ce22" table:number-columns-repeated="3"/>
          <table:table-cell table:style-name="ce180" table:content-validation-name="val1" table:number-columns-repeated="26"/>
          <table:table-cell table:style-name="ce215" table:content-validation-name="val1" table:number-columns-repeated="26"/>
          <table:table-cell table:style-name="ce248" table:content-validation-name="val1" table:number-columns-repeated="4"/>
          <table:table-cell table:style-name="ce280" table:content-validation-name="val1" table:number-columns-repeated="125"/>
          <table:table-cell table:style-name="ce314" table:content-validation-name="val1" table:number-columns-repeated="15"/>
          <table:table-cell table:style-name="ce346" table:content-validation-name="val1" table:number-columns-repeated="6"/>
          <table:table-cell table:style-name="ce370" table:content-validation-name="val1" table:number-columns-repeated="2"/>
          <table:table-cell table:style-name="ce389" table:content-validation-name="val1"/>
          <table:table-cell table:style-name="ce370" table:content-validation-name="val1" table:number-columns-repeated="23"/>
          <table:table-cell table:style-name="ce407" table:content-validation-name="val1" table:number-columns-repeated="2"/>
          <table:table-cell table:style-name="ce425" table:content-validation-name="val1" table:number-columns-repeated="6"/>
          <table:table-cell table:style-name="ce444" table:content-validation-name="val1" table:number-columns-repeated="2"/>
          <table:table-cell table:style-name="ce463" table:content-validation-name="val1"/>
          <table:table-cell table:style-name="ce444" table:content-validation-name="val1" table:number-columns-repeated="23"/>
          <table:table-cell table:style-name="ce484" table:content-validation-name="val1" table:number-columns-repeated="2"/>
          <table:table-cell table:style-name="ce502" table:content-validation-name="val1" table:number-columns-repeated="3"/>
          <table:table-cell table:style-name="ce526" table:content-validation-name="val1" table:number-columns-repeated="3"/>
          <table:table-cell table:style-name="ce562" table:content-validation-name="val1" table:number-columns-repeated="2"/>
          <table:table-cell table:style-name="ce598" table:content-validation-name="val1" table:number-columns-repeated="2"/>
          <table:table-cell table:style-name="ce634" table:content-validation-name="val1"/>
          <table:table-cell table:content-validation-name="val1" table:number-columns-repeated="14"/>
          <table:table-cell table:style-name="ce22" table:content-validation-name="val1" table:number-columns-repeated="721"/>
        </table:table-row>
        <table:table-row table:style-name="ro6">
          <table:table-cell table:style-name="ce23" table:content-validation-name="val1"/>
          <table:table-cell table:style-name="ce33" office:value-type="string" calcext:value-type="string">
            <text:p>voorbeelden implementeren</text:p>
          </table:table-cell>
          <table:table-cell table:style-name="ce57" table:content-validation-name="val1"/>
          <table:table-cell table:style-name="ce79" table:content-validation-name="val1" office:value-type="date" office:date-value="2017-02-15" calcext:value-type="date">
            <text:p>15-Feb-2017</text:p>
          </table:table-cell>
          <table:table-cell table:style-name="ce98" table:content-validation-name="val1" office:value-type="float" office:value="30" calcext:value-type="float">
            <text:p>30</text:p>
          </table:table-cell>
          <table:table-cell table:style-name="ce98" table:content-validation-name="val1"/>
          <table:table-cell table:style-name="ce97" table:content-validation-name="val1" table:formula="of:=[.E43]-[.F43]" office:value-type="float" office:value="30" calcext:value-type="float">
            <text:p>30</text:p>
          </table:table-cell>
          <table:table-cell table:style-name="ce98" table:content-validation-name="val1" table:formula="of:=ROUNDUP([.E43]/4)" office:value-type="float" office:value="8" calcext:value-type="float">
            <text:p>8</text:p>
          </table:table-cell>
          <table:table-cell table:style-name="ce122" table:content-validation-name="val1"/>
          <table:table-cell table:style-name="ce79" table:content-validation-name="val1" table:formula="of:=IF([.H43]&gt;0;WORKDAY([.D43];[.H43]-1;Holidays); &quot;&quot;)" office:value-type="date" office:date-value="2017-02-24" calcext:value-type="date">
            <text:p>24-Feb-2017</text:p>
          </table:table-cell>
          <table:table-cell table:style-name="ce151" table:content-validation-name="val1" table:formula="of:=[.F43]/[.E43]" office:value-type="percentage" office:value="0" calcext:value-type="percentage">
            <text:p>0%</text:p>
          </table:table-cell>
          <table:table-cell table:style-name="ce22" table:number-columns-repeated="3"/>
          <table:table-cell table:style-name="ce180" table:content-validation-name="val1" table:number-columns-repeated="2"/>
          <table:table-cell table:style-name="ce197" table:content-validation-name="val1"/>
          <table:table-cell table:style-name="ce180" table:content-validation-name="val1" table:number-columns-repeated="23"/>
          <table:table-cell table:style-name="ce215" table:content-validation-name="val1" table:number-columns-repeated="2"/>
          <table:table-cell table:style-name="ce229" table:content-validation-name="val1"/>
          <table:table-cell table:style-name="ce215" table:content-validation-name="val1" table:number-columns-repeated="23"/>
          <table:table-cell table:style-name="ce248" table:content-validation-name="val1" table:number-columns-repeated="2"/>
          <table:table-cell table:style-name="ce262" table:content-validation-name="val1"/>
          <table:table-cell table:style-name="ce248" table:content-validation-name="val1"/>
          <table:table-cell table:style-name="ce280" table:content-validation-name="val1" table:number-columns-repeated="2"/>
          <table:table-cell table:style-name="ce295" table:content-validation-name="val1"/>
          <table:table-cell table:style-name="ce280" table:content-validation-name="val1" table:number-columns-repeated="122"/>
          <table:table-cell table:style-name="ce317" table:content-validation-name="val1" table:number-columns-repeated="15"/>
          <table:table-cell table:style-name="ce346" table:content-validation-name="val1" table:number-columns-repeated="6"/>
          <table:table-cell table:style-name="ce370" table:content-validation-name="val1" table:number-columns-repeated="26"/>
          <table:table-cell table:style-name="ce407" table:content-validation-name="val1" table:number-columns-repeated="2"/>
          <table:table-cell table:style-name="ce425" table:content-validation-name="val1" table:number-columns-repeated="6"/>
          <table:table-cell table:style-name="ce444" table:content-validation-name="val1" table:number-columns-repeated="26"/>
          <table:table-cell table:style-name="ce484" table:content-validation-name="val1" table:number-columns-repeated="2"/>
          <table:table-cell table:style-name="ce502" table:content-validation-name="val1" table:number-columns-repeated="3"/>
          <table:table-cell table:style-name="ce527" table:content-validation-name="val1" table:number-columns-repeated="3"/>
          <table:table-cell table:style-name="ce563" table:content-validation-name="val1" table:number-columns-repeated="2"/>
          <table:table-cell table:style-name="ce599" table:content-validation-name="val1" table:number-columns-repeated="2"/>
          <table:table-cell table:style-name="ce635" table:content-validation-name="val1"/>
          <table:table-cell table:content-validation-name="val1" table:number-columns-repeated="14"/>
          <table:table-cell table:style-name="ce659" table:content-validation-name="val1" table:number-columns-repeated="582"/>
          <table:table-cell table:style-name="ce22" table:content-validation-name="val1" table:number-columns-repeated="139"/>
        </table:table-row>
        <table:table-row table:style-name="ro4">
          <table:table-cell table:style-name="ce22"/>
          <table:table-cell table:style-name="ce33" office:value-type="string" calcext:value-type="string">
            <text:p>implementeren eigen algoritmes</text:p>
          </table:table-cell>
          <table:table-cell table:style-name="ce55"/>
          <table:table-cell table:style-name="ce79" table:content-validation-name="val1" table:formula="of:=[.J43]" office:value-type="date" office:date-value="2017-02-24" calcext:value-type="date">
            <text:p>24-Feb-2017</text:p>
          </table:table-cell>
          <table:table-cell table:style-name="ce97" table:content-validation-name="val1" office:value-type="float" office:value="60" calcext:value-type="float">
            <text:p>60</text:p>
          </table:table-cell>
          <table:table-cell table:style-name="ce97" table:content-validation-name="val1"/>
          <table:table-cell table:style-name="ce97" table:content-validation-name="val1" table:formula="of:=[.E44]-[.F44]" office:value-type="float" office:value="60" calcext:value-type="float">
            <text:p>60</text:p>
          </table:table-cell>
          <table:table-cell table:style-name="ce98" table:content-validation-name="val1" table:formula="of:=ROUNDUP([.E44]/4)" office:value-type="float" office:value="15" calcext:value-type="float">
            <text:p>15</text:p>
          </table:table-cell>
          <table:table-cell table:style-name="ce116" table:content-validation-name="val1"/>
          <table:table-cell table:style-name="ce79" table:content-validation-name="val1" table:formula="of:=IF([.H44]&gt;0;WORKDAY([.D44];[.H44]-1;Holidays); &quot;&quot;)" office:value-type="date" office:date-value="2017-03-16" calcext:value-type="date">
            <text:p>16-Mar-2017</text:p>
          </table:table-cell>
          <table:table-cell table:style-name="ce152" table:content-validation-name="val1" table:formula="of:=[.F44]/[.E44]" office:value-type="percentage" office:value="0" calcext:value-type="percentage">
            <text:p>0%</text:p>
          </table:table-cell>
          <table:table-cell table:style-name="ce22" table:number-columns-repeated="3"/>
          <table:table-cell table:style-name="ce180" table:content-validation-name="val1" table:number-columns-repeated="26"/>
          <table:table-cell table:style-name="ce215" table:content-validation-name="val1" table:number-columns-repeated="26"/>
          <table:table-cell table:style-name="ce248" table:content-validation-name="val1" table:number-columns-repeated="4"/>
          <table:table-cell table:style-name="ce280" table:content-validation-name="val1" table:number-columns-repeated="125"/>
          <table:table-cell table:style-name="ce318" table:content-validation-name="val1" table:number-columns-repeated="15"/>
          <table:table-cell table:style-name="ce347" table:content-validation-name="val1" table:number-columns-repeated="6"/>
          <table:table-cell table:style-name="ce371" table:content-validation-name="val1" table:number-columns-repeated="2"/>
          <table:table-cell table:style-name="ce390" table:content-validation-name="val1"/>
          <table:table-cell table:style-name="ce371" table:content-validation-name="val1" table:number-columns-repeated="23"/>
          <table:table-cell table:style-name="ce408" table:content-validation-name="val1" table:number-columns-repeated="2"/>
          <table:table-cell table:style-name="ce426" table:content-validation-name="val1" table:number-columns-repeated="6"/>
          <table:table-cell table:style-name="ce445" table:content-validation-name="val1" table:number-columns-repeated="2"/>
          <table:table-cell table:style-name="ce464" table:content-validation-name="val1"/>
          <table:table-cell table:style-name="ce445" table:content-validation-name="val1" table:number-columns-repeated="23"/>
          <table:table-cell table:style-name="ce485" table:content-validation-name="val1" table:number-columns-repeated="2"/>
          <table:table-cell table:style-name="ce503" table:content-validation-name="val1" table:number-columns-repeated="3"/>
          <table:table-cell table:style-name="ce528" table:content-validation-name="val1" table:number-columns-repeated="3"/>
          <table:table-cell table:style-name="ce564" table:content-validation-name="val1" table:number-columns-repeated="2"/>
          <table:table-cell table:style-name="ce600" table:content-validation-name="val1" table:number-columns-repeated="2"/>
          <table:table-cell table:style-name="ce636" table:content-validation-name="val1"/>
          <table:table-cell table:content-validation-name="val1" table:number-columns-repeated="14"/>
          <table:table-cell table:style-name="ce660" table:content-validation-name="val1" table:number-columns-repeated="582"/>
          <table:table-cell table:style-name="ce22" table:content-validation-name="val1" table:number-columns-repeated="139"/>
        </table:table-row>
        <table:table-row table:style-name="ro4">
          <table:table-cell/>
          <table:table-cell table:style-name="ce38"/>
          <table:table-cell table:style-name="ce41"/>
          <table:table-cell table:style-name="ce80"/>
          <table:table-cell table:style-name="ce99" table:content-validation-name="val1" table:number-columns-repeated="3"/>
          <table:table-cell table:style-name="ce98" table:content-validation-name="val1"/>
          <table:table-cell table:style-name="ce115" table:content-validation-name="val1"/>
          <table:table-cell table:style-name="ce77" table:content-validation-name="val1"/>
          <table:table-cell table:style-name="ce136" table:content-validation-name="val1"/>
          <table:table-cell table:style-name="ce22" table:number-columns-repeated="3"/>
          <table:table-cell table:style-name="ce181" table:content-validation-name="val1" table:number-columns-repeated="26"/>
          <table:table-cell table:style-name="ce216" table:content-validation-name="val1" table:number-columns-repeated="26"/>
          <table:table-cell table:style-name="ce249" table:content-validation-name="val1" table:number-columns-repeated="4"/>
          <table:table-cell table:style-name="ce281" table:content-validation-name="val1" table:number-columns-repeated="125"/>
          <table:table-cell table:style-name="ce319" table:content-validation-name="val1" table:number-columns-repeated="15"/>
          <table:table-cell table:style-name="ce347" table:content-validation-name="val1" table:number-columns-repeated="6"/>
          <table:table-cell table:style-name="ce371" table:content-validation-name="val1" table:number-columns-repeated="26"/>
          <table:table-cell table:style-name="ce408" table:content-validation-name="val1" table:number-columns-repeated="2"/>
          <table:table-cell table:style-name="ce426" table:content-validation-name="val1" table:number-columns-repeated="6"/>
          <table:table-cell table:style-name="ce445" table:content-validation-name="val1" table:number-columns-repeated="26"/>
          <table:table-cell table:style-name="ce485" table:content-validation-name="val1" table:number-columns-repeated="2"/>
          <table:table-cell table:style-name="ce503" table:content-validation-name="val1" table:number-columns-repeated="3"/>
          <table:table-cell table:style-name="ce529" table:content-validation-name="val1" table:number-columns-repeated="3"/>
          <table:table-cell table:style-name="ce565" table:content-validation-name="val1" table:number-columns-repeated="2"/>
          <table:table-cell table:style-name="ce601" table:content-validation-name="val1" table:number-columns-repeated="2"/>
          <table:table-cell table:style-name="ce637" table:content-validation-name="val1"/>
          <table:table-cell table:content-validation-name="val1" table:number-columns-repeated="14"/>
          <table:table-cell table:style-name="ce661" table:content-validation-name="val1" table:number-columns-repeated="582"/>
          <table:table-cell table:content-validation-name="val1" table:number-columns-repeated="139"/>
        </table:table-row>
        <table:table-row table:style-name="ro4">
          <table:table-cell table:style-name="ce21"/>
          <table:table-cell table:style-name="ce39" office:value-type="string" calcext:value-type="string">
            <text:p>Schrijven thesis Software gedeelte</text:p>
          </table:table-cell>
          <table:table-cell table:style-name="ce56"/>
          <table:table-cell table:style-name="ce81" table:formula="of:=[.J44]" office:value-type="date" office:date-value="2017-03-16" calcext:value-type="date">
            <text:p>16-Mar-2017</text:p>
          </table:table-cell>
          <table:table-cell table:style-name="ce102" table:content-validation-name="val1" office:value-type="float" office:value="40" calcext:value-type="float">
            <text:p>40</text:p>
          </table:table-cell>
          <table:table-cell table:style-name="ce102" table:content-validation-name="val1" office:value-type="float" office:value="0" calcext:value-type="float">
            <text:p>0</text:p>
          </table:table-cell>
          <table:table-cell table:style-name="ce102" table:content-validation-name="val1"/>
          <table:table-cell table:style-name="ce102" table:content-validation-name="val1" table:formula="of:=ROUNDUP([.E46]/4)" office:value-type="float" office:value="10" calcext:value-type="float">
            <text:p>10</text:p>
          </table:table-cell>
          <table:table-cell table:style-name="ce121" table:content-validation-name="val1"/>
          <table:table-cell table:style-name="ce78" table:content-validation-name="val1" table:formula="of:=IF([.H46]&gt;0;WORKDAY([.D46];[.H46]-1;Holidays); &quot;&quot;)" office:value-type="date" office:date-value="2017-03-29" calcext:value-type="date">
            <text:p>29-Mar-2017</text:p>
          </table:table-cell>
          <table:table-cell table:style-name="ce153" table:content-validation-name="val1" office:value-type="percentage" office:value="0" calcext:value-type="percentage">
            <text:p>0%</text:p>
          </table:table-cell>
          <table:table-cell table:style-name="ce21" table:number-columns-repeated="3"/>
          <table:table-cell table:style-name="ce179" table:content-validation-name="val1" table:number-columns-repeated="26"/>
          <table:table-cell table:style-name="ce214" table:content-validation-name="val1" table:number-columns-repeated="26"/>
          <table:table-cell table:style-name="ce247" table:content-validation-name="val1" table:number-columns-repeated="4"/>
          <table:table-cell table:style-name="ce279" table:content-validation-name="val1" table:number-columns-repeated="125"/>
          <table:table-cell table:style-name="ce320" table:content-validation-name="val1" table:number-columns-repeated="15"/>
          <table:table-cell table:style-name="ce348" table:content-validation-name="val1" table:number-columns-repeated="6"/>
          <table:table-cell table:style-name="ce372" table:content-validation-name="val1" table:number-columns-repeated="2"/>
          <table:table-cell table:style-name="ce391" table:content-validation-name="val1"/>
          <table:table-cell table:style-name="ce372" table:content-validation-name="val1" table:number-columns-repeated="23"/>
          <table:table-cell table:style-name="ce409" table:content-validation-name="val1" table:number-columns-repeated="2"/>
          <table:table-cell table:style-name="ce427" table:content-validation-name="val1" table:number-columns-repeated="6"/>
          <table:table-cell table:style-name="ce446" table:content-validation-name="val1" table:number-columns-repeated="2"/>
          <table:table-cell table:style-name="ce465" table:content-validation-name="val1"/>
          <table:table-cell table:style-name="ce446" table:content-validation-name="val1" table:number-columns-repeated="23"/>
          <table:table-cell table:style-name="ce486" table:content-validation-name="val1" table:number-columns-repeated="2"/>
          <table:table-cell table:style-name="ce504" table:content-validation-name="val1" table:number-columns-repeated="3"/>
          <table:table-cell table:style-name="ce530" table:content-validation-name="val1" table:number-columns-repeated="3"/>
          <table:table-cell table:style-name="ce566" table:content-validation-name="val1" table:number-columns-repeated="2"/>
          <table:table-cell table:style-name="ce602" table:content-validation-name="val1" table:number-columns-repeated="2"/>
          <table:table-cell table:style-name="ce638" table:content-validation-name="val1"/>
          <table:table-cell table:content-validation-name="val1" table:number-columns-repeated="14"/>
          <table:table-cell table:style-name="ce21" table:content-validation-name="val1" table:number-columns-repeated="721"/>
        </table:table-row>
        <table:table-row table:style-name="ro6">
          <table:table-cell/>
          <table:table-cell table:style-name="ce31"/>
          <table:table-cell table:style-name="ce41"/>
          <table:table-cell table:style-name="ce80" table:number-columns-repeated="8"/>
          <table:table-cell table:number-columns-repeated="3"/>
          <table:table-cell table:style-name="ce182" table:content-validation-name="val1" table:number-columns-repeated="26"/>
          <table:table-cell table:style-name="ce217" table:content-validation-name="val1" table:number-columns-repeated="26"/>
          <table:table-cell table:style-name="ce250" table:content-validation-name="val1" table:number-columns-repeated="4"/>
          <table:table-cell table:style-name="ce282" table:content-validation-name="val1" table:number-columns-repeated="125"/>
          <table:table-cell table:style-name="ce321" table:content-validation-name="val1" table:number-columns-repeated="15"/>
          <table:table-cell table:style-name="ce348" table:content-validation-name="val1" table:number-columns-repeated="6"/>
          <table:table-cell table:style-name="ce372" table:content-validation-name="val1" table:number-columns-repeated="26"/>
          <table:table-cell table:style-name="ce409" table:content-validation-name="val1" table:number-columns-repeated="2"/>
          <table:table-cell table:style-name="ce427" table:content-validation-name="val1" table:number-columns-repeated="6"/>
          <table:table-cell table:style-name="ce446" table:content-validation-name="val1" table:number-columns-repeated="26"/>
          <table:table-cell table:style-name="ce486" table:content-validation-name="val1" table:number-columns-repeated="2"/>
          <table:table-cell table:style-name="ce504" table:content-validation-name="val1" table:number-columns-repeated="3"/>
          <table:table-cell table:style-name="ce531" table:content-validation-name="val1" table:number-columns-repeated="3"/>
          <table:table-cell table:style-name="ce567" table:content-validation-name="val1" table:number-columns-repeated="2"/>
          <table:table-cell table:style-name="ce603" table:content-validation-name="val1" table:number-columns-repeated="2"/>
          <table:table-cell table:style-name="ce639" table:content-validation-name="val1"/>
          <table:table-cell table:content-validation-name="val1" table:number-columns-repeated="735"/>
        </table:table-row>
        <table:table-row table:style-name="ro6">
          <table:table-cell table:style-name="ce24"/>
          <table:table-cell table:style-name="ce30" office:value-type="string" calcext:value-type="string">
            <text:p>Hardware Gedeelte</text:p>
          </table:table-cell>
          <table:table-cell table:style-name="ce58"/>
          <table:table-cell table:style-name="ce82" table:formula="of:=MIN([.D49:.D51])" office:value-type="date" office:date-value="2017-03-29" calcext:value-type="date">
            <text:p>29-Mar-2017</text:p>
          </table:table-cell>
          <table:table-cell table:style-name="ce96" table:content-validation-name="val1" table:formula="of:=SUM([.E49:.E51])" office:value-type="float" office:value="140" calcext:value-type="float">
            <text:p>140</text:p>
          </table:table-cell>
          <table:table-cell table:style-name="ce96" table:content-validation-name="val1" table:formula="of:=SUM([.F49:.F51])" office:value-type="float" office:value="0" calcext:value-type="float">
            <text:p>0</text:p>
          </table:table-cell>
          <table:table-cell table:style-name="ce96" table:content-validation-name="val1" table:formula="of:=[.E48]-[.F48]" office:value-type="float" office:value="140" calcext:value-type="float">
            <text:p>140</text:p>
          </table:table-cell>
          <table:table-cell table:style-name="ce96" table:content-validation-name="val1" table:formula="of:=[.E48]-[.F48]" office:value-type="float" office:value="140" calcext:value-type="float">
            <text:p>140</text:p>
          </table:table-cell>
          <table:table-cell table:style-name="ce114" table:content-validation-name="val1"/>
          <table:table-cell table:style-name="ce127" table:content-validation-name="val1" table:formula="of:=MAX([.J49:.J51])" office:value-type="date" office:date-value="2017-05-12" calcext:value-type="date">
            <text:p>12-May-2017</text:p>
          </table:table-cell>
          <table:table-cell table:style-name="ce154" table:content-validation-name="val1" table:formula="of:=SUMPRODUCT([.K49:.K51];[.H49:.H51])/SUM([.H49:.H51])" office:value-type="percentage" office:value="0" calcext:value-type="percentage">
            <text:p>0%</text:p>
          </table:table-cell>
          <table:table-cell table:style-name="ce24" table:number-columns-repeated="3"/>
          <table:table-cell table:style-name="ce183" table:content-validation-name="val1" table:number-columns-repeated="26"/>
          <table:table-cell table:style-name="ce218" table:content-validation-name="val1" table:number-columns-repeated="26"/>
          <table:table-cell table:style-name="ce251" table:content-validation-name="val1" table:number-columns-repeated="4"/>
          <table:table-cell table:style-name="ce283" table:content-validation-name="val1" table:number-columns-repeated="125"/>
          <table:table-cell table:style-name="ce322" table:content-validation-name="val1" table:number-columns-repeated="15"/>
          <table:table-cell table:style-name="ce349" table:content-validation-name="val1" table:number-columns-repeated="27"/>
          <table:table-cell table:style-name="ce400" table:content-validation-name="val1" table:number-columns-repeated="15"/>
          <table:table-cell table:style-name="ce466" table:content-validation-name="val1" table:number-columns-repeated="6"/>
          <table:table-cell table:style-name="ce475" table:content-validation-name="val1" table:number-columns-repeated="2"/>
          <table:table-cell table:style-name="ce476" table:content-validation-name="val1"/>
          <table:table-cell table:style-name="ce475" table:content-validation-name="val1" table:number-columns-repeated="20"/>
          <table:table-cell table:style-name="ce532" table:content-validation-name="val1" table:number-columns-repeated="3"/>
          <table:table-cell table:style-name="ce568" table:content-validation-name="val1" table:number-columns-repeated="2"/>
          <table:table-cell table:style-name="ce604" table:content-validation-name="val1" table:number-columns-repeated="2"/>
          <table:table-cell table:style-name="ce640" table:content-validation-name="val1"/>
          <table:table-cell table:content-validation-name="val1" table:number-columns-repeated="14"/>
          <table:table-cell table:style-name="ce24" table:content-validation-name="val1" table:number-columns-repeated="721"/>
        </table:table-row>
        <table:table-row table:style-name="ro4">
          <table:table-cell table:style-name="ce22"/>
          <table:table-cell table:style-name="ce40" office:value-type="string" calcext:value-type="string">
            <text:p>Literatuurstudie</text:p>
          </table:table-cell>
          <table:table-cell table:style-name="ce55"/>
          <table:table-cell table:style-name="ce83" table:formula="of:=[.J46]" office:value-type="date" office:date-value="2017-03-29" calcext:value-type="date">
            <text:p>29-Mar-2017</text:p>
          </table:table-cell>
          <table:table-cell table:style-name="ce97" table:content-validation-name="val1" office:value-type="float" office:value="40" calcext:value-type="float">
            <text:p>40</text:p>
          </table:table-cell>
          <table:table-cell table:style-name="ce97" table:content-validation-name="val1"/>
          <table:table-cell table:style-name="ce97" table:content-validation-name="val1" table:formula="of:=[.E49]-[.F49]" office:value-type="float" office:value="40" calcext:value-type="float">
            <text:p>40</text:p>
          </table:table-cell>
          <table:table-cell table:style-name="ce98" table:content-validation-name="val1" table:formula="of:=ROUNDUP([.E49]/4)" office:value-type="float" office:value="10" calcext:value-type="float">
            <text:p>10</text:p>
          </table:table-cell>
          <table:table-cell table:style-name="ce119" table:content-validation-name="val1"/>
          <table:table-cell table:style-name="ce79" table:content-validation-name="val1" table:formula="of:=IF([.H49]&gt;0;WORKDAY([.D49];[.H49]-1;Holidays); &quot;&quot;)" office:value-type="date" office:date-value="2017-04-11" calcext:value-type="date">
            <text:p>11-Apr-2017</text:p>
          </table:table-cell>
          <table:table-cell table:style-name="ce155" table:content-validation-name="val1" table:formula="of:=[.F49]/[.E49]" office:value-type="percentage" office:value="0" calcext:value-type="percentage">
            <text:p>0%</text:p>
          </table:table-cell>
          <table:table-cell table:style-name="ce22" table:number-columns-repeated="3"/>
          <table:table-cell table:style-name="ce180" table:content-validation-name="val1" table:number-columns-repeated="26"/>
          <table:table-cell table:style-name="ce215" table:content-validation-name="val1" table:number-columns-repeated="26"/>
          <table:table-cell table:style-name="ce248" table:content-validation-name="val1" table:number-columns-repeated="4"/>
          <table:table-cell table:style-name="ce280" table:content-validation-name="val1" table:number-columns-repeated="125"/>
          <table:table-cell table:style-name="ce323" table:content-validation-name="val1" table:number-columns-repeated="15"/>
          <table:table-cell table:style-name="ce350" table:content-validation-name="val1" table:number-columns-repeated="6"/>
          <table:table-cell table:style-name="ce373" table:content-validation-name="val1" table:number-columns-repeated="26"/>
          <table:table-cell table:style-name="ce410" table:content-validation-name="val1" table:number-columns-repeated="2"/>
          <table:table-cell table:style-name="ce428" table:content-validation-name="val1" table:number-columns-repeated="6"/>
          <table:table-cell table:style-name="ce447" table:content-validation-name="val1" table:number-columns-repeated="26"/>
          <table:table-cell table:style-name="ce487" table:content-validation-name="val1" table:number-columns-repeated="2"/>
          <table:table-cell table:style-name="ce505" table:content-validation-name="val1" table:number-columns-repeated="3"/>
          <table:table-cell table:style-name="ce533" table:content-validation-name="val1" table:number-columns-repeated="3"/>
          <table:table-cell table:style-name="ce569" table:content-validation-name="val1" table:number-columns-repeated="2"/>
          <table:table-cell table:style-name="ce605" table:content-validation-name="val1" table:number-columns-repeated="2"/>
          <table:table-cell table:style-name="ce641" table:content-validation-name="val1"/>
          <table:table-cell table:content-validation-name="val1" table:number-columns-repeated="14"/>
          <table:table-cell table:style-name="ce22" table:content-validation-name="val1" table:number-columns-repeated="721"/>
        </table:table-row>
        <table:table-row table:style-name="ro4">
          <table:table-cell table:style-name="ce22"/>
          <table:table-cell table:style-name="ce40" office:value-type="string" calcext:value-type="string">
            <text:p>Mapping SW/HW</text:p>
          </table:table-cell>
          <table:table-cell table:style-name="ce55"/>
          <table:table-cell table:style-name="ce83" table:formula="of:=[.J49]" office:value-type="date" office:date-value="2017-04-11" calcext:value-type="date">
            <text:p>11-Apr-2017</text:p>
          </table:table-cell>
          <table:table-cell table:style-name="ce98" table:content-validation-name="val1" office:value-type="float" office:value="80" calcext:value-type="float">
            <text:p>80</text:p>
          </table:table-cell>
          <table:table-cell table:style-name="ce98" table:content-validation-name="val1"/>
          <table:table-cell table:style-name="ce97" table:content-validation-name="val1" table:formula="of:=[.E50]-[.F50]" office:value-type="float" office:value="80" calcext:value-type="float">
            <text:p>80</text:p>
          </table:table-cell>
          <table:table-cell table:style-name="ce98" table:content-validation-name="val1" table:formula="of:=ROUNDUP([.E50]/4)" office:value-type="float" office:value="20" calcext:value-type="float">
            <text:p>20</text:p>
          </table:table-cell>
          <table:table-cell table:style-name="ce119" table:content-validation-name="val1"/>
          <table:table-cell table:style-name="ce79" table:content-validation-name="val1" table:formula="of:=IF([.H50]&gt;0;WORKDAY([.D50];[.H50]-1;Holidays); &quot;&quot;)" office:value-type="date" office:date-value="2017-05-08" calcext:value-type="date">
            <text:p>08-May-2017</text:p>
          </table:table-cell>
          <table:table-cell table:style-name="ce156" table:content-validation-name="val1" table:formula="of:=[.F50]/[.E50]" office:value-type="percentage" office:value="0" calcext:value-type="percentage">
            <text:p>0%</text:p>
          </table:table-cell>
          <table:table-cell table:style-name="ce22" table:number-columns-repeated="3"/>
          <table:table-cell table:style-name="ce177" table:content-validation-name="val1" table:number-columns-repeated="26"/>
          <table:table-cell table:style-name="ce212" table:content-validation-name="val1" table:number-columns-repeated="26"/>
          <table:table-cell table:style-name="ce245" table:content-validation-name="val1" table:number-columns-repeated="4"/>
          <table:table-cell table:style-name="ce277" table:content-validation-name="val1" table:number-columns-repeated="122"/>
          <table:table-cell table:style-name="ce298" table:content-validation-name="val1"/>
          <table:table-cell table:style-name="ce277" table:content-validation-name="val1" table:number-columns-repeated="2"/>
          <table:table-cell table:style-name="ce323" table:content-validation-name="val1" table:number-columns-repeated="15"/>
          <table:table-cell table:style-name="ce351" table:content-validation-name="val1" table:number-columns-repeated="6"/>
          <table:table-cell table:style-name="ce374" table:content-validation-name="val1" table:number-columns-repeated="2"/>
          <table:table-cell table:style-name="ce392" table:content-validation-name="val1"/>
          <table:table-cell table:style-name="ce374" table:content-validation-name="val1" table:number-columns-repeated="23"/>
          <table:table-cell table:style-name="ce411" table:content-validation-name="val1" table:number-columns-repeated="2"/>
          <table:table-cell table:style-name="ce429" table:content-validation-name="val1" table:number-columns-repeated="6"/>
          <table:table-cell table:style-name="ce448" table:content-validation-name="val1" table:number-columns-repeated="2"/>
          <table:table-cell table:style-name="ce467" table:content-validation-name="val1"/>
          <table:table-cell table:style-name="ce448" table:content-validation-name="val1" table:number-columns-repeated="23"/>
          <table:table-cell table:style-name="ce488" table:content-validation-name="val1" table:number-columns-repeated="2"/>
          <table:table-cell table:style-name="ce506" table:content-validation-name="val1" table:number-columns-repeated="3"/>
          <table:table-cell table:style-name="ce534" table:content-validation-name="val1" table:number-columns-repeated="3"/>
          <table:table-cell table:style-name="ce570" table:content-validation-name="val1" table:number-columns-repeated="2"/>
          <table:table-cell table:style-name="ce606" table:content-validation-name="val1" table:number-columns-repeated="2"/>
          <table:table-cell table:style-name="ce642" table:content-validation-name="val1"/>
          <table:table-cell table:content-validation-name="val1" table:number-columns-repeated="14"/>
          <table:table-cell table:style-name="ce22" table:content-validation-name="val1" table:number-columns-repeated="721"/>
        </table:table-row>
        <table:table-row table:style-name="ro4">
          <table:table-cell table:style-name="ce22"/>
          <table:table-cell table:style-name="ce40" office:value-type="string" calcext:value-type="string">
            <text:p>Schrijven Thesis HW gedeelte</text:p>
          </table:table-cell>
          <table:table-cell table:style-name="ce55"/>
          <table:table-cell table:style-name="ce83" table:formula="of:=[.J50]" office:value-type="date" office:date-value="2017-05-08" calcext:value-type="date">
            <text:p>08-May-2017</text:p>
          </table:table-cell>
          <table:table-cell table:style-name="ce97" table:content-validation-name="val1" office:value-type="float" office:value="20" calcext:value-type="float">
            <text:p>20</text:p>
          </table:table-cell>
          <table:table-cell table:style-name="ce97" table:content-validation-name="val1"/>
          <table:table-cell table:style-name="ce97" table:content-validation-name="val1" table:formula="of:=[.E51]-[.F51]" office:value-type="float" office:value="20" calcext:value-type="float">
            <text:p>20</text:p>
          </table:table-cell>
          <table:table-cell table:style-name="ce98" table:content-validation-name="val1" table:formula="of:=ROUNDUP([.E51]/4)" office:value-type="float" office:value="5" calcext:value-type="float">
            <text:p>5</text:p>
          </table:table-cell>
          <table:table-cell table:style-name="ce119" table:content-validation-name="val1"/>
          <table:table-cell table:style-name="ce79" table:content-validation-name="val1" table:formula="of:=IF([.H51]&gt;0;WORKDAY([.D51];[.H51]-1;Holidays); &quot;&quot;)" office:value-type="date" office:date-value="2017-05-12" calcext:value-type="date">
            <text:p>12-May-2017</text:p>
          </table:table-cell>
          <table:table-cell table:style-name="ce156" table:content-validation-name="val1" table:formula="of:=[.F51]/[.E51]" office:value-type="percentage" office:value="0" calcext:value-type="percentage">
            <text:p>0%</text:p>
          </table:table-cell>
          <table:table-cell table:style-name="ce22" table:number-columns-repeated="3"/>
          <table:table-cell table:style-name="ce184" table:content-validation-name="val1" table:number-columns-repeated="26"/>
          <table:table-cell table:style-name="ce219" table:content-validation-name="val1" table:number-columns-repeated="26"/>
          <table:table-cell table:style-name="ce252" table:content-validation-name="val1" table:number-columns-repeated="4"/>
          <table:table-cell table:style-name="ce284" table:content-validation-name="val1" table:number-columns-repeated="122"/>
          <table:table-cell table:style-name="ce298" table:content-validation-name="val1"/>
          <table:table-cell table:style-name="ce284" table:content-validation-name="val1" table:number-columns-repeated="2"/>
          <table:table-cell table:style-name="ce323" table:content-validation-name="val1" table:number-columns-repeated="15"/>
          <table:table-cell table:style-name="ce351" table:content-validation-name="val1" table:number-columns-repeated="6"/>
          <table:table-cell table:style-name="ce374" table:content-validation-name="val1" table:number-columns-repeated="26"/>
          <table:table-cell table:style-name="ce411" table:content-validation-name="val1" table:number-columns-repeated="2"/>
          <table:table-cell table:style-name="ce429" table:content-validation-name="val1" table:number-columns-repeated="6"/>
          <table:table-cell table:style-name="ce448" table:content-validation-name="val1" table:number-columns-repeated="26"/>
          <table:table-cell table:style-name="ce488" table:content-validation-name="val1" table:number-columns-repeated="2"/>
          <table:table-cell table:style-name="ce506" table:content-validation-name="val1" table:number-columns-repeated="3"/>
          <table:table-cell table:style-name="ce535" table:content-validation-name="val1" table:number-columns-repeated="3"/>
          <table:table-cell table:style-name="ce571" table:content-validation-name="val1" table:number-columns-repeated="2"/>
          <table:table-cell table:style-name="ce607" table:content-validation-name="val1" table:number-columns-repeated="2"/>
          <table:table-cell table:style-name="ce643" table:content-validation-name="val1"/>
          <table:table-cell table:content-validation-name="val1" table:number-columns-repeated="14"/>
          <table:table-cell table:style-name="ce22" table:content-validation-name="val1" table:number-columns-repeated="721"/>
        </table:table-row>
        <table:table-row table:style-name="ro4">
          <table:table-cell/>
          <table:table-cell table:style-name="ce31"/>
          <table:table-cell table:style-name="ce41"/>
          <table:table-cell table:style-name="ce80"/>
          <table:table-cell table:style-name="ce95" table:content-validation-name="val1" table:number-columns-repeated="4"/>
          <table:table-cell table:style-name="ce120" table:content-validation-name="val1"/>
          <table:table-cell table:style-name="ce77" table:content-validation-name="val1"/>
          <table:table-cell table:style-name="ce157" table:content-validation-name="val1"/>
          <table:table-cell table:number-columns-repeated="3"/>
          <table:table-cell table:style-name="ce185" table:content-validation-name="val1"/>
          <table:table-cell table:style-name="Default"/>
          <table:table-cell table:style-name="ce185" table:content-validation-name="val1" table:number-columns-repeated="24"/>
          <table:table-cell table:style-name="ce220" table:content-validation-name="val1"/>
          <table:table-cell table:style-name="Default"/>
          <table:table-cell table:style-name="ce220" table:content-validation-name="val1" table:number-columns-repeated="24"/>
          <table:table-cell table:style-name="ce253" table:content-validation-name="val1"/>
          <table:table-cell table:style-name="Default"/>
          <table:table-cell table:style-name="ce253" table:content-validation-name="val1" table:number-columns-repeated="2"/>
          <table:table-cell table:style-name="ce285" table:content-validation-name="val1"/>
          <table:table-cell table:style-name="Default"/>
          <table:table-cell table:style-name="ce285" table:content-validation-name="val1" table:number-columns-repeated="123"/>
          <table:table-cell table:style-name="ce324" table:content-validation-name="val1" table:number-columns-repeated="15"/>
          <table:table-cell table:style-name="ce352" table:content-validation-name="val1" table:number-columns-repeated="6"/>
          <table:table-cell table:style-name="ce375" table:content-validation-name="val1" table:number-columns-repeated="2"/>
          <table:table-cell table:style-name="ce393" table:content-validation-name="val1"/>
          <table:table-cell table:style-name="ce375" table:content-validation-name="val1" table:number-columns-repeated="23"/>
          <table:table-cell table:style-name="ce412" table:content-validation-name="val1" table:number-columns-repeated="2"/>
          <table:table-cell table:style-name="ce430" table:content-validation-name="val1" table:number-columns-repeated="6"/>
          <table:table-cell table:style-name="ce449" table:content-validation-name="val1" table:number-columns-repeated="2"/>
          <table:table-cell table:style-name="ce468" table:content-validation-name="val1"/>
          <table:table-cell table:style-name="ce449" table:content-validation-name="val1" table:number-columns-repeated="23"/>
          <table:table-cell table:style-name="ce489" table:content-validation-name="val1" table:number-columns-repeated="2"/>
          <table:table-cell table:style-name="ce507" table:content-validation-name="val1" table:number-columns-repeated="3"/>
          <table:table-cell table:style-name="ce536" table:content-validation-name="val1" table:number-columns-repeated="3"/>
          <table:table-cell table:style-name="ce572" table:content-validation-name="val1" table:number-columns-repeated="2"/>
          <table:table-cell table:style-name="ce608" table:content-validation-name="val1" table:number-columns-repeated="2"/>
          <table:table-cell table:style-name="ce644" table:content-validation-name="val1"/>
          <table:table-cell table:content-validation-name="val1" table:number-columns-repeated="735"/>
        </table:table-row>
        <table:table-row table:style-name="ro6">
          <table:table-cell table:style-name="ce24"/>
          <table:table-cell table:style-name="ce30" office:value-type="string" calcext:value-type="string">
            <text:p>Schrijven Thesis geheel</text:p>
          </table:table-cell>
          <table:table-cell table:style-name="ce58"/>
          <table:table-cell table:style-name="ce82" table:formula="of:=[.J51]" office:value-type="date" office:date-value="2017-05-12" calcext:value-type="date">
            <text:p>12-May-2017</text:p>
          </table:table-cell>
          <table:table-cell table:style-name="ce96" table:content-validation-name="val1" office:value-type="float" office:value="20" calcext:value-type="float">
            <text:p>20</text:p>
          </table:table-cell>
          <table:table-cell table:style-name="ce96" table:content-validation-name="val1" office:value-type="float" office:value="0" calcext:value-type="float">
            <text:p>0</text:p>
          </table:table-cell>
          <table:table-cell table:style-name="ce96" table:content-validation-name="val1" table:formula="of:=[.E53]-[.F53]" office:value-type="float" office:value="20" calcext:value-type="float">
            <text:p>20</text:p>
          </table:table-cell>
          <table:table-cell table:style-name="ce96" table:content-validation-name="val1" table:formula="of:=ROUNDUP([.E53]/4)" office:value-type="float" office:value="5" calcext:value-type="float">
            <text:p>5</text:p>
          </table:table-cell>
          <table:table-cell table:style-name="ce114" table:content-validation-name="val1"/>
          <table:table-cell table:style-name="ce127" table:content-validation-name="val1" table:formula="of:=IF([.H53]&gt;0;WORKDAY([.D53];[.H53]-1;Holidays); &quot;&quot;)" office:value-type="date" office:date-value="2017-05-18" calcext:value-type="date">
            <text:p>18-May-2017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24" table:number-columns-repeated="3"/>
          <table:table-cell table:style-name="ce186" table:content-validation-name="val1"/>
          <table:table-cell table:style-name="ce195"/>
          <table:table-cell table:style-name="ce186" table:content-validation-name="val1" table:number-columns-repeated="24"/>
          <table:table-cell table:style-name="ce221" table:content-validation-name="val1"/>
          <table:table-cell table:style-name="ce195"/>
          <table:table-cell table:style-name="ce221" table:content-validation-name="val1" table:number-columns-repeated="24"/>
          <table:table-cell table:style-name="ce254" table:content-validation-name="val1"/>
          <table:table-cell table:style-name="ce195"/>
          <table:table-cell table:style-name="ce254" table:content-validation-name="val1" table:number-columns-repeated="2"/>
          <table:table-cell table:style-name="ce286" table:content-validation-name="val1"/>
          <table:table-cell table:style-name="ce195"/>
          <table:table-cell table:style-name="ce286" table:content-validation-name="val1" table:number-columns-repeated="123"/>
          <table:table-cell table:style-name="ce325" table:content-validation-name="val1" table:number-columns-repeated="13"/>
          <table:table-cell table:style-name="ce338" table:content-validation-name="val1" table:number-columns-repeated="2"/>
          <table:table-cell table:style-name="ce353" table:content-validation-name="val1" table:number-columns-repeated="4"/>
          <table:table-cell table:style-name="ce363" table:content-validation-name="val1" table:number-columns-repeated="2"/>
          <table:table-cell table:style-name="ce376" table:content-validation-name="val1" table:number-columns-repeated="6"/>
          <table:table-cell table:style-name="ce399" table:content-validation-name="val1" table:number-columns-repeated="26"/>
          <table:table-cell table:style-name="ce437" table:content-validation-name="val1" table:number-columns-repeated="2"/>
          <table:table-cell table:style-name="ce450" table:content-validation-name="val1" table:number-columns-repeated="6"/>
          <table:table-cell table:style-name="ce474" table:content-validation-name="val1" table:number-columns-repeated="18"/>
          <table:table-cell table:style-name="ce477" table:content-validation-name="val1" table:number-columns-repeated="7"/>
          <table:table-cell table:style-name="ce537" table:content-validation-name="val1" table:number-columns-repeated="3"/>
          <table:table-cell table:style-name="ce573" table:content-validation-name="val1" table:number-columns-repeated="2"/>
          <table:table-cell table:style-name="ce609" table:content-validation-name="val1" table:number-columns-repeated="2"/>
          <table:table-cell table:style-name="ce645" table:content-validation-name="val1"/>
          <table:table-cell table:content-validation-name="val1" table:number-columns-repeated="14"/>
          <table:table-cell table:style-name="ce24" table:content-validation-name="val1" table:number-columns-repeated="721"/>
        </table:table-row>
        <table:table-row table:style-name="ro6">
          <table:table-cell/>
          <table:table-cell table:style-name="ce41" table:number-columns-repeated="2"/>
          <table:table-cell table:style-name="ce80" table:number-columns-repeated="8"/>
          <table:table-cell table:number-columns-repeated="3"/>
          <table:table-cell table:style-name="ce187" table:content-validation-name="val1" table:number-columns-repeated="26"/>
          <table:table-cell table:style-name="ce222" table:content-validation-name="val1" table:number-columns-repeated="26"/>
          <table:table-cell table:style-name="ce255" table:content-validation-name="val1" table:number-columns-repeated="4"/>
          <table:table-cell table:style-name="ce287" table:content-validation-name="val1" table:number-columns-repeated="125"/>
          <table:table-cell table:style-name="ce324" table:content-validation-name="val1" table:number-columns-repeated="13"/>
          <table:table-cell table:style-name="ce339" table:content-validation-name="val1" table:number-columns-repeated="2"/>
          <table:table-cell table:style-name="ce354" table:content-validation-name="val1" table:number-columns-repeated="6"/>
          <table:table-cell table:style-name="ce377" table:content-validation-name="val1" table:number-columns-repeated="2"/>
          <table:table-cell table:style-name="ce394" table:content-validation-name="val1"/>
          <table:table-cell table:style-name="ce377" table:content-validation-name="val1" table:number-columns-repeated="23"/>
          <table:table-cell table:style-name="ce413" table:content-validation-name="val1" table:number-columns-repeated="2"/>
          <table:table-cell table:style-name="ce431" table:content-validation-name="val1" table:number-columns-repeated="6"/>
          <table:table-cell table:style-name="ce451" table:content-validation-name="val1" table:number-columns-repeated="2"/>
          <table:table-cell table:style-name="ce469" table:content-validation-name="val1"/>
          <table:table-cell table:style-name="ce451" table:content-validation-name="val1" table:number-columns-repeated="23"/>
          <table:table-cell table:style-name="ce490" table:content-validation-name="val1" table:number-columns-repeated="2"/>
          <table:table-cell table:style-name="ce508" table:content-validation-name="val1" table:number-columns-repeated="2"/>
          <table:table-cell table:style-name="ce509" table:content-validation-name="val1"/>
          <table:table-cell table:style-name="ce538" table:content-validation-name="val1" table:number-columns-repeated="3"/>
          <table:table-cell table:style-name="ce574" table:content-validation-name="val1" table:number-columns-repeated="2"/>
          <table:table-cell table:style-name="ce610" table:content-validation-name="val1" table:number-columns-repeated="2"/>
          <table:table-cell table:style-name="ce646" table:content-validation-name="val1"/>
          <table:table-cell table:content-validation-name="val1" table:number-columns-repeated="735"/>
        </table:table-row>
        <table:table-row table:style-name="ro4">
          <table:table-cell/>
          <table:table-cell table:style-name="ce41" table:number-columns-repeated="2"/>
          <table:table-cell table:style-name="ce80" table:number-columns-repeated="8"/>
          <table:table-cell table:number-columns-repeated="3"/>
          <table:table-cell table:style-name="ce188" table:content-validation-name="val1" table:number-columns-repeated="26"/>
          <table:table-cell table:style-name="ce223" table:content-validation-name="val1" table:number-columns-repeated="26"/>
          <table:table-cell table:style-name="ce256" table:content-validation-name="val1" table:number-columns-repeated="4"/>
          <table:table-cell table:style-name="ce288" table:content-validation-name="val1" table:number-columns-repeated="125"/>
          <table:table-cell table:style-name="ce326" table:content-validation-name="val1" table:number-columns-repeated="15"/>
          <table:table-cell table:style-name="ce355" table:content-validation-name="val1" table:number-columns-repeated="6"/>
          <table:table-cell table:style-name="ce378" table:content-validation-name="val1" table:number-columns-repeated="26"/>
          <table:table-cell table:style-name="ce414" table:content-validation-name="val1" table:number-columns-repeated="2"/>
          <table:table-cell table:style-name="ce432" table:content-validation-name="val1" table:number-columns-repeated="6"/>
          <table:table-cell table:style-name="ce452" table:content-validation-name="val1" table:number-columns-repeated="26"/>
          <table:table-cell table:style-name="ce491" table:content-validation-name="val1" table:number-columns-repeated="2"/>
          <table:table-cell table:style-name="ce509" table:content-validation-name="val1" table:number-columns-repeated="3"/>
          <table:table-cell table:style-name="ce539" table:content-validation-name="val1" table:number-columns-repeated="3"/>
          <table:table-cell table:style-name="ce575" table:content-validation-name="val1" table:number-columns-repeated="2"/>
          <table:table-cell table:style-name="ce611" table:content-validation-name="val1" table:number-columns-repeated="2"/>
          <table:table-cell table:style-name="ce647" table:content-validation-name="val1"/>
          <table:table-cell table:content-validation-name="val1" table:number-columns-repeated="735"/>
        </table:table-row>
        <table:table-row table:style-name="ro4">
          <table:table-cell/>
          <table:table-cell table:style-name="ce41" table:number-columns-repeated="2"/>
          <table:table-cell table:style-name="ce80" table:number-columns-repeated="8"/>
          <table:table-cell table:number-columns-repeated="3"/>
          <table:table-cell table:style-name="ce189" table:content-validation-name="val1" table:number-columns-repeated="26"/>
          <table:table-cell table:style-name="ce224" table:content-validation-name="val1" table:number-columns-repeated="26"/>
          <table:table-cell table:style-name="ce257" table:content-validation-name="val1" table:number-columns-repeated="4"/>
          <table:table-cell table:style-name="ce289" table:content-validation-name="val1" table:number-columns-repeated="125"/>
          <table:table-cell table:style-name="ce327" table:content-validation-name="val1" table:number-columns-repeated="15"/>
          <table:table-cell table:style-name="ce356" table:content-validation-name="val1" table:number-columns-repeated="6"/>
          <table:table-cell table:style-name="ce379" table:content-validation-name="val1" table:number-columns-repeated="2"/>
          <table:table-cell table:style-name="ce395" table:content-validation-name="val1"/>
          <table:table-cell table:style-name="ce379" table:content-validation-name="val1" table:number-columns-repeated="23"/>
          <table:table-cell table:style-name="ce415" table:content-validation-name="val1" table:number-columns-repeated="2"/>
          <table:table-cell table:style-name="ce433" table:content-validation-name="val1" table:number-columns-repeated="6"/>
          <table:table-cell table:style-name="ce453" table:content-validation-name="val1" table:number-columns-repeated="2"/>
          <table:table-cell table:style-name="ce470" table:content-validation-name="val1"/>
          <table:table-cell table:style-name="ce453" table:content-validation-name="val1" table:number-columns-repeated="23"/>
          <table:table-cell table:style-name="ce492" table:content-validation-name="val1" table:number-columns-repeated="2"/>
          <table:table-cell table:style-name="ce510" table:content-validation-name="val1" table:number-columns-repeated="3"/>
          <table:table-cell table:style-name="ce540" table:content-validation-name="val1" table:number-columns-repeated="3"/>
          <table:table-cell table:style-name="ce576" table:content-validation-name="val1" table:number-columns-repeated="2"/>
          <table:table-cell table:style-name="ce612" table:content-validation-name="val1" table:number-columns-repeated="2"/>
          <table:table-cell table:style-name="ce648" table:content-validation-name="val1"/>
          <table:table-cell table:content-validation-name="val1" table:number-columns-repeated="735"/>
        </table:table-row>
        <table:table-row table:style-name="ro4">
          <table:table-cell/>
          <table:table-cell table:style-name="ce41" table:number-columns-repeated="2"/>
          <table:table-cell table:style-name="ce80" table:number-columns-repeated="8"/>
          <table:table-cell table:number-columns-repeated="3"/>
          <table:table-cell table:style-name="ce190" table:content-validation-name="val1" table:number-columns-repeated="26"/>
          <table:table-cell table:style-name="ce225" table:content-validation-name="val1" table:number-columns-repeated="26"/>
          <table:table-cell table:style-name="ce258" table:content-validation-name="val1" table:number-columns-repeated="4"/>
          <table:table-cell table:style-name="ce290" table:content-validation-name="val1" table:number-columns-repeated="125"/>
          <table:table-cell table:style-name="ce324" table:content-validation-name="val1" table:number-columns-repeated="15"/>
          <table:table-cell table:style-name="ce356" table:content-validation-name="val1" table:number-columns-repeated="6"/>
          <table:table-cell table:style-name="ce379" table:content-validation-name="val1" table:number-columns-repeated="26"/>
          <table:table-cell table:style-name="ce415" table:content-validation-name="val1" table:number-columns-repeated="2"/>
          <table:table-cell table:style-name="ce433" table:content-validation-name="val1" table:number-columns-repeated="6"/>
          <table:table-cell table:style-name="ce453" table:content-validation-name="val1" table:number-columns-repeated="26"/>
          <table:table-cell table:style-name="ce492" table:content-validation-name="val1" table:number-columns-repeated="2"/>
          <table:table-cell table:style-name="ce510" table:content-validation-name="val1" table:number-columns-repeated="3"/>
          <table:table-cell table:style-name="ce541" table:content-validation-name="val1" table:number-columns-repeated="3"/>
          <table:table-cell table:style-name="ce577" table:content-validation-name="val1" table:number-columns-repeated="2"/>
          <table:table-cell table:style-name="ce613" table:content-validation-name="val1" table:number-columns-repeated="2"/>
          <table:table-cell table:style-name="ce649" table:content-validation-name="val1"/>
          <table:table-cell table:content-validation-name="val1" table:number-columns-repeated="735"/>
        </table:table-row>
        <table:table-row table:style-name="ro4">
          <table:table-cell/>
          <table:table-cell table:style-name="ce41" table:number-columns-repeated="2"/>
          <table:table-cell table:style-name="ce80" table:number-columns-repeated="8"/>
          <table:table-cell table:number-columns-repeated="3"/>
          <table:table-cell table:style-name="ce190" table:content-validation-name="val1" table:number-columns-repeated="2"/>
          <table:table-cell table:style-name="ce198" table:content-validation-name="val1"/>
          <table:table-cell table:style-name="ce190" table:content-validation-name="val1" table:number-columns-repeated="23"/>
          <table:table-cell table:style-name="ce225" table:content-validation-name="val1" table:number-columns-repeated="2"/>
          <table:table-cell table:style-name="ce230" table:content-validation-name="val1"/>
          <table:table-cell table:style-name="ce225" table:content-validation-name="val1" table:number-columns-repeated="23"/>
          <table:table-cell table:style-name="ce258" table:content-validation-name="val1" table:number-columns-repeated="2"/>
          <table:table-cell table:style-name="ce263" table:content-validation-name="val1"/>
          <table:table-cell table:style-name="ce258" table:content-validation-name="val1"/>
          <table:table-cell table:style-name="ce290" table:content-validation-name="val1" table:number-columns-repeated="2"/>
          <table:table-cell table:style-name="ce296" table:content-validation-name="val1"/>
          <table:table-cell table:style-name="ce290" table:content-validation-name="val1" table:number-columns-repeated="122"/>
          <table:table-cell table:style-name="ce328" table:content-validation-name="val1" table:number-columns-repeated="15"/>
          <table:table-cell table:style-name="ce357" table:content-validation-name="val1" table:number-columns-repeated="6"/>
          <table:table-cell table:style-name="ce380" table:content-validation-name="val1" table:number-columns-repeated="2"/>
          <table:table-cell table:style-name="ce396" table:content-validation-name="val1"/>
          <table:table-cell table:style-name="ce380" table:content-validation-name="val1" table:number-columns-repeated="23"/>
          <table:table-cell table:style-name="ce416" table:content-validation-name="val1" table:number-columns-repeated="2"/>
          <table:table-cell table:style-name="ce434" table:content-validation-name="val1" table:number-columns-repeated="6"/>
          <table:table-cell table:style-name="ce454" table:content-validation-name="val1" table:number-columns-repeated="2"/>
          <table:table-cell table:style-name="ce471" table:content-validation-name="val1"/>
          <table:table-cell table:style-name="ce454" table:content-validation-name="val1" table:number-columns-repeated="23"/>
          <table:table-cell table:style-name="ce493" table:content-validation-name="val1" table:number-columns-repeated="2"/>
          <table:table-cell table:style-name="ce511" table:content-validation-name="val1" table:number-columns-repeated="3"/>
          <table:table-cell table:style-name="ce542" table:content-validation-name="val1" table:number-columns-repeated="3"/>
          <table:table-cell table:style-name="ce578" table:content-validation-name="val1" table:number-columns-repeated="2"/>
          <table:table-cell table:style-name="ce614" table:content-validation-name="val1" table:number-columns-repeated="2"/>
          <table:table-cell table:style-name="ce650" table:content-validation-name="val1"/>
          <table:table-cell table:content-validation-name="val1" table:number-columns-repeated="735"/>
        </table:table-row>
        <table:table-row table:style-name="ro4">
          <table:table-cell table:number-columns-repeated="3"/>
          <table:table-cell table:style-name="ce84"/>
          <table:table-cell table:style-name="ce1" table:number-columns-repeated="4"/>
          <table:table-cell table:content-validation-name="val1" table:number-columns-repeated="3"/>
          <table:table-cell table:number-columns-repeated="3"/>
          <table:table-cell table:style-name="ce190" table:content-validation-name="val1" table:number-columns-repeated="26"/>
          <table:table-cell table:style-name="ce225" table:content-validation-name="val1" table:number-columns-repeated="26"/>
          <table:table-cell table:style-name="ce258" table:content-validation-name="val1" table:number-columns-repeated="4"/>
          <table:table-cell table:style-name="ce290" table:content-validation-name="val1" table:number-columns-repeated="125"/>
          <table:table-cell table:style-name="ce329" table:content-validation-name="val1" table:number-columns-repeated="15"/>
          <table:table-cell table:style-name="ce357" table:content-validation-name="val1" table:number-columns-repeated="6"/>
          <table:table-cell table:style-name="ce380" table:content-validation-name="val1" table:number-columns-repeated="26"/>
          <table:table-cell table:style-name="ce416" table:content-validation-name="val1" table:number-columns-repeated="2"/>
          <table:table-cell table:style-name="ce434" table:content-validation-name="val1" table:number-columns-repeated="6"/>
          <table:table-cell table:style-name="ce454" table:content-validation-name="val1" table:number-columns-repeated="26"/>
          <table:table-cell table:style-name="ce493" table:content-validation-name="val1" table:number-columns-repeated="2"/>
          <table:table-cell table:style-name="ce511" table:content-validation-name="val1" table:number-columns-repeated="3"/>
          <table:table-cell table:style-name="ce543" table:content-validation-name="val1" table:number-columns-repeated="3"/>
          <table:table-cell table:style-name="ce579" table:content-validation-name="val1" table:number-columns-repeated="2"/>
          <table:table-cell table:style-name="ce615" table:content-validation-name="val1" table:number-columns-repeated="2"/>
          <table:table-cell table:style-name="ce651" table:content-validation-name="val1"/>
          <table:table-cell table:content-validation-name="val1" table:number-columns-repeated="735"/>
        </table:table-row>
        <table:table-row table:style-name="ro4">
          <table:table-cell table:number-columns-repeated="3"/>
          <table:table-cell table:style-name="ce84"/>
          <table:table-cell table:style-name="ce1" table:number-columns-repeated="4"/>
          <table:table-cell table:content-validation-name="val1" table:number-columns-repeated="3"/>
          <table:table-cell table:number-columns-repeated="3"/>
          <table:table-cell table:style-name="ce190" table:content-validation-name="val1" table:number-columns-repeated="26"/>
          <table:table-cell table:style-name="ce225" table:content-validation-name="val1" table:number-columns-repeated="26"/>
          <table:table-cell table:style-name="ce258" table:content-validation-name="val1" table:number-columns-repeated="4"/>
          <table:table-cell table:style-name="ce290" table:content-validation-name="val1" table:number-columns-repeated="125"/>
          <table:table-cell table:style-name="ce330" table:content-validation-name="val1" table:number-columns-repeated="15"/>
          <table:table-cell table:style-name="ce358" table:content-validation-name="val1" table:number-columns-repeated="6"/>
          <table:table-cell table:style-name="ce381" table:content-validation-name="val1" table:number-columns-repeated="2"/>
          <table:table-cell table:style-name="ce397" table:content-validation-name="val1"/>
          <table:table-cell table:style-name="ce381" table:content-validation-name="val1" table:number-columns-repeated="23"/>
          <table:table-cell table:style-name="ce417" table:content-validation-name="val1" table:number-columns-repeated="2"/>
          <table:table-cell table:style-name="ce435" table:content-validation-name="val1" table:number-columns-repeated="6"/>
          <table:table-cell table:style-name="ce455" table:content-validation-name="val1" table:number-columns-repeated="2"/>
          <table:table-cell table:style-name="ce472" table:content-validation-name="val1"/>
          <table:table-cell table:style-name="ce455" table:content-validation-name="val1" table:number-columns-repeated="23"/>
          <table:table-cell table:style-name="ce494" table:content-validation-name="val1" table:number-columns-repeated="2"/>
          <table:table-cell table:style-name="ce512" table:content-validation-name="val1" table:number-columns-repeated="3"/>
          <table:table-cell table:style-name="ce544" table:content-validation-name="val1" table:number-columns-repeated="3"/>
          <table:table-cell table:style-name="ce580" table:content-validation-name="val1" table:number-columns-repeated="2"/>
          <table:table-cell table:style-name="ce616" table:content-validation-name="val1" table:number-columns-repeated="2"/>
          <table:table-cell table:style-name="ce652" table:content-validation-name="val1"/>
          <table:table-cell table:content-validation-name="val1" table:number-columns-repeated="735"/>
        </table:table-row>
        <table:table-row table:style-name="ro4">
          <table:table-cell table:number-columns-repeated="3"/>
          <table:table-cell table:style-name="ce84"/>
          <table:table-cell table:style-name="ce1" table:number-columns-repeated="4"/>
          <table:table-cell table:content-validation-name="val1"/>
          <table:table-cell table:style-name="ce123" table:content-validation-name="val1"/>
          <table:table-cell table:style-name="ce64" table:content-validation-name="val1"/>
          <table:table-cell table:number-columns-repeated="3"/>
          <table:table-cell table:style-name="ce190" table:content-validation-name="val1" table:number-columns-repeated="26"/>
          <table:table-cell table:style-name="ce225" table:content-validation-name="val1" table:number-columns-repeated="26"/>
          <table:table-cell table:style-name="ce258" table:content-validation-name="val1" table:number-columns-repeated="4"/>
          <table:table-cell table:style-name="ce290" table:content-validation-name="val1" table:number-columns-repeated="125"/>
          <table:table-cell table:style-name="ce331" table:content-validation-name="val1" table:number-columns-repeated="15"/>
          <table:table-cell table:style-name="ce358" table:content-validation-name="val1" table:number-columns-repeated="6"/>
          <table:table-cell table:style-name="ce381" table:content-validation-name="val1" table:number-columns-repeated="26"/>
          <table:table-cell table:style-name="ce417" table:content-validation-name="val1" table:number-columns-repeated="2"/>
          <table:table-cell table:style-name="ce435" table:content-validation-name="val1" table:number-columns-repeated="6"/>
          <table:table-cell table:style-name="ce455" table:content-validation-name="val1" table:number-columns-repeated="26"/>
          <table:table-cell table:style-name="ce494" table:content-validation-name="val1" table:number-columns-repeated="2"/>
          <table:table-cell table:style-name="ce512" table:content-validation-name="val1" table:number-columns-repeated="3"/>
          <table:table-cell table:style-name="ce545" table:content-validation-name="val1" table:number-columns-repeated="3"/>
          <table:table-cell table:style-name="ce581" table:content-validation-name="val1" table:number-columns-repeated="2"/>
          <table:table-cell table:style-name="ce617" table:content-validation-name="val1" table:number-columns-repeated="2"/>
          <table:table-cell table:style-name="ce653" table:content-validation-name="val1"/>
          <table:table-cell table:content-validation-name="val1" table:number-columns-repeated="735"/>
        </table:table-row>
        <table:table-row table:style-name="ro6">
          <table:table-cell table:number-columns-repeated="3"/>
          <table:table-cell table:style-name="ce84"/>
          <table:table-cell table:style-name="ce1" table:number-columns-repeated="4"/>
          <table:table-cell table:content-validation-name="val1"/>
          <table:table-cell table:style-name="ce123" table:content-validation-name="val1"/>
          <table:table-cell table:style-name="ce64" table:content-validation-name="val1"/>
          <table:table-cell table:number-columns-repeated="3"/>
          <table:table-cell table:style-name="ce191" table:content-validation-name="val1" table:number-columns-repeated="26"/>
          <table:table-cell table:style-name="ce226" table:content-validation-name="val1" table:number-columns-repeated="26"/>
          <table:table-cell table:style-name="ce259" table:content-validation-name="val1" table:number-columns-repeated="4"/>
          <table:table-cell table:style-name="ce291" table:content-validation-name="val1" table:number-columns-repeated="125"/>
          <table:table-cell table:style-name="ce332" table:content-validation-name="val1" table:number-columns-repeated="15"/>
          <table:table-cell table:style-name="ce359" table:content-validation-name="val1" table:number-columns-repeated="6"/>
          <table:table-cell table:style-name="ce382" table:content-validation-name="val1" table:number-columns-repeated="2"/>
          <table:table-cell table:style-name="ce398" table:content-validation-name="val1"/>
          <table:table-cell table:style-name="ce382" table:content-validation-name="val1" table:number-columns-repeated="23"/>
          <table:table-cell table:style-name="ce418" table:content-validation-name="val1" table:number-columns-repeated="2"/>
          <table:table-cell table:style-name="ce436" table:content-validation-name="val1" table:number-columns-repeated="6"/>
          <table:table-cell table:style-name="ce456" table:content-validation-name="val1" table:number-columns-repeated="2"/>
          <table:table-cell table:style-name="ce473" table:content-validation-name="val1"/>
          <table:table-cell table:style-name="ce456" table:content-validation-name="val1" table:number-columns-repeated="23"/>
          <table:table-cell table:style-name="ce495" table:content-validation-name="val1" table:number-columns-repeated="2"/>
          <table:table-cell table:style-name="ce513" table:content-validation-name="val1" table:number-columns-repeated="3"/>
          <table:table-cell table:style-name="ce546" table:content-validation-name="val1" table:number-columns-repeated="3"/>
          <table:table-cell table:style-name="ce582" table:content-validation-name="val1" table:number-columns-repeated="2"/>
          <table:table-cell table:style-name="ce618" table:content-validation-name="val1" table:number-columns-repeated="2"/>
          <table:table-cell table:style-name="ce654" table:content-validation-name="val1"/>
          <table:table-cell table:content-validation-name="val1" table:number-columns-repeated="735"/>
        </table:table-row>
        <table:table-row table:style-name="ro4">
          <table:table-cell table:number-columns-repeated="3"/>
          <table:table-cell table:style-name="ce84"/>
          <table:table-cell table:style-name="ce1" table:number-columns-repeated="4"/>
          <table:table-cell table:content-validation-name="val1"/>
          <table:table-cell table:style-name="ce123" table:content-validation-name="val1"/>
          <table:table-cell table:style-name="ce64" table:content-validation-name="val1"/>
          <table:table-cell table:number-columns-repeated="3"/>
          <table:table-cell table:style-name="ce189" table:content-validation-name="val1" table:number-columns-repeated="26"/>
          <table:table-cell table:style-name="ce224" table:content-validation-name="val1" table:number-columns-repeated="26"/>
          <table:table-cell table:style-name="ce257" table:content-validation-name="val1" table:number-columns-repeated="4"/>
          <table:table-cell table:style-name="ce289" table:content-validation-name="val1" table:number-columns-repeated="125"/>
          <table:table-cell table:style-name="ce333" table:content-validation-name="val1" table:number-columns-repeated="15"/>
          <table:table-cell table:style-name="ce359" table:content-validation-name="val1" table:number-columns-repeated="6"/>
          <table:table-cell table:style-name="ce382" table:content-validation-name="val1" table:number-columns-repeated="26"/>
          <table:table-cell table:style-name="ce418" table:content-validation-name="val1" table:number-columns-repeated="2"/>
          <table:table-cell table:style-name="ce436" table:content-validation-name="val1" table:number-columns-repeated="6"/>
          <table:table-cell table:style-name="ce456" table:content-validation-name="val1" table:number-columns-repeated="26"/>
          <table:table-cell table:style-name="ce495" table:content-validation-name="val1" table:number-columns-repeated="2"/>
          <table:table-cell table:style-name="ce513" table:content-validation-name="val1" table:number-columns-repeated="3"/>
          <table:table-cell table:style-name="ce547" table:content-validation-name="val1" table:number-columns-repeated="3"/>
          <table:table-cell table:style-name="ce583" table:content-validation-name="val1" table:number-columns-repeated="2"/>
          <table:table-cell table:style-name="ce619" table:content-validation-name="val1" table:number-columns-repeated="2"/>
          <table:table-cell table:style-name="ce655" table:content-validation-name="val1"/>
          <table:table-cell table:content-validation-name="val1" table:number-columns-repeated="735"/>
        </table:table-row>
        <table:table-row table:style-name="ro4">
          <table:table-cell table:number-columns-repeated="3"/>
          <table:table-cell table:style-name="ce84"/>
          <table:table-cell table:style-name="ce1" table:number-columns-repeated="4"/>
          <table:table-cell table:content-validation-name="val1"/>
          <table:table-cell table:style-name="ce123" table:content-validation-name="val1"/>
          <table:table-cell table:style-name="ce64" table:content-validation-name="val1"/>
          <table:table-cell table:number-columns-repeated="3"/>
          <table:table-cell table:style-name="ce190" table:content-validation-name="val1" table:number-columns-repeated="26"/>
          <table:table-cell table:style-name="ce225" table:content-validation-name="val1" table:number-columns-repeated="26"/>
          <table:table-cell table:style-name="ce258" table:content-validation-name="val1" table:number-columns-repeated="4"/>
          <table:table-cell table:style-name="ce290" table:content-validation-name="val1" table:number-columns-repeated="125"/>
          <table:table-cell table:style-name="ce334" table:content-validation-name="val1" table:number-columns-repeated="15"/>
          <table:table-cell table:style-name="ce360" table:content-validation-name="val1" table:number-columns-repeated="2"/>
          <table:table-cell table:content-validation-name="val1" table:number-columns-repeated="812"/>
        </table:table-row>
        <table:table-row table:style-name="ro4">
          <table:table-cell table:number-columns-repeated="3"/>
          <table:table-cell table:style-name="ce84"/>
          <table:table-cell table:style-name="ce1" table:number-columns-repeated="4"/>
          <table:table-cell table:content-validation-name="val1"/>
          <table:table-cell table:style-name="ce123" table:content-validation-name="val1"/>
          <table:table-cell table:style-name="ce64" table:content-validation-name="val1"/>
          <table:table-cell table:number-columns-repeated="3"/>
          <table:table-cell table:style-name="ce192" table:content-validation-name="val1" table:number-columns-repeated="26"/>
          <table:table-cell table:style-name="ce227" table:content-validation-name="val1" table:number-columns-repeated="26"/>
          <table:table-cell table:style-name="ce260" table:content-validation-name="val1" table:number-columns-repeated="4"/>
          <table:table-cell table:style-name="ce292" table:content-validation-name="val1" table:number-columns-repeated="122"/>
          <table:table-cell table:style-name="ce299" table:content-validation-name="val1"/>
          <table:table-cell table:style-name="ce292" table:content-validation-name="val1" table:number-columns-repeated="2"/>
          <table:table-cell table:style-name="ce335" table:content-validation-name="val1" table:number-columns-repeated="15"/>
          <table:table-cell table:style-name="ce361" table:content-validation-name="val1" table:number-columns-repeated="2"/>
          <table:table-cell table:content-validation-name="val1" table:number-columns-repeated="812"/>
        </table:table-row>
        <table:table-row table:style-name="ro4">
          <table:table-cell table:number-columns-repeated="3"/>
          <table:table-cell table:style-name="ce84"/>
          <table:table-cell table:style-name="ce1" table:number-columns-repeated="4"/>
          <table:table-cell table:content-validation-name="val1"/>
          <table:table-cell table:style-name="ce123" table:content-validation-name="val1"/>
          <table:table-cell table:style-name="ce64" table:content-validation-name="val1"/>
          <table:table-cell table:number-columns-repeated="3"/>
          <table:table-cell table:style-name="ce44" table:content-validation-name="val1"/>
          <table:table-cell table:content-validation-name="val1" table:number-columns-repeated="55"/>
          <table:table-cell table:style-name="ce293" table:content-validation-name="val1" table:number-columns-repeated="122"/>
          <table:table-cell table:style-name="ce300" table:content-validation-name="val1"/>
          <table:table-cell table:style-name="ce293" table:content-validation-name="val1" table:number-columns-repeated="2"/>
          <table:table-cell table:style-name="ce335" table:content-validation-name="val1" table:number-columns-repeated="15"/>
          <table:table-cell table:style-name="ce361" table:content-validation-name="val1" table:number-columns-repeated="2"/>
          <table:table-cell table:content-validation-name="val1" table:number-columns-repeated="812"/>
        </table:table-row>
        <table:table-row table:style-name="ro4" table:number-rows-repeated="3">
          <table:table-cell table:number-columns-repeated="3"/>
          <table:table-cell table:style-name="ce84"/>
          <table:table-cell table:style-name="ce1" table:number-columns-repeated="4"/>
          <table:table-cell table:content-validation-name="val1"/>
          <table:table-cell table:style-name="ce123" table:content-validation-name="val1"/>
          <table:table-cell table:style-name="ce64" table:content-validation-name="val1"/>
          <table:table-cell table:number-columns-repeated="3"/>
          <table:table-cell table:style-name="ce44" table:content-validation-name="val1"/>
          <table:table-cell table:content-validation-name="val1" table:number-columns-repeated="180"/>
          <table:table-cell table:style-name="ce335" table:content-validation-name="val1" table:number-columns-repeated="15"/>
          <table:table-cell table:style-name="ce361" table:content-validation-name="val1" table:number-columns-repeated="2"/>
          <table:table-cell table:content-validation-name="val1" table:number-columns-repeated="812"/>
        </table:table-row>
        <table:table-row table:style-name="ro4">
          <table:table-cell table:number-columns-repeated="3"/>
          <table:table-cell table:style-name="ce84"/>
          <table:table-cell table:style-name="ce1" table:number-columns-repeated="4"/>
          <table:table-cell table:content-validation-name="val1"/>
          <table:table-cell table:style-name="ce123" table:content-validation-name="val1"/>
          <table:table-cell table:style-name="ce64" table:content-validation-name="val1"/>
          <table:table-cell table:number-columns-repeated="3"/>
          <table:table-cell table:style-name="ce44" table:content-validation-name="val1"/>
          <table:table-cell table:content-validation-name="val1" table:number-columns-repeated="180"/>
          <table:table-cell table:style-name="ce336" table:content-validation-name="val1" table:number-columns-repeated="15"/>
          <table:table-cell table:style-name="ce362" table:content-validation-name="val1" table:number-columns-repeated="2"/>
          <table:table-cell table:content-validation-name="val1" table:number-columns-repeated="812"/>
        </table:table-row>
        <table:table-row table:style-name="ro4">
          <table:table-cell table:number-columns-repeated="3"/>
          <table:table-cell table:style-name="ce84"/>
          <table:table-cell table:style-name="ce1" table:number-columns-repeated="4"/>
          <table:table-cell table:content-validation-name="val1"/>
          <table:table-cell table:style-name="ce123" table:content-validation-name="val1"/>
          <table:table-cell table:style-name="ce64" table:content-validation-name="val1"/>
          <table:table-cell table:number-columns-repeated="3"/>
          <table:table-cell table:style-name="ce44" table:content-validation-name="val1"/>
          <table:table-cell table:content-validation-name="val1" table:number-columns-repeated="180"/>
          <table:table-cell table:style-name="ce334" table:content-validation-name="val1" table:number-columns-repeated="15"/>
          <table:table-cell table:style-name="ce360" table:content-validation-name="val1" table:number-columns-repeated="2"/>
          <table:table-cell table:content-validation-name="val1" table:number-columns-repeated="812"/>
        </table:table-row>
        <table:table-row table:style-name="ro4">
          <table:table-cell table:number-columns-repeated="3"/>
          <table:table-cell table:style-name="ce84"/>
          <table:table-cell table:style-name="ce1" table:number-columns-repeated="4"/>
          <table:table-cell table:content-validation-name="val1"/>
          <table:table-cell table:style-name="ce123" table:content-validation-name="val1"/>
          <table:table-cell table:style-name="ce64" table:content-validation-name="val1"/>
          <table:table-cell table:number-columns-repeated="3"/>
          <table:table-cell table:style-name="ce44" table:content-validation-name="val1"/>
          <table:table-cell table:content-validation-name="val1" table:number-columns-repeated="180"/>
          <table:table-cell table:style-name="ce335" table:content-validation-name="val1" table:number-columns-repeated="15"/>
          <table:table-cell table:style-name="ce361" table:content-validation-name="val1" table:number-columns-repeated="2"/>
          <table:table-cell table:content-validation-name="val1" table:number-columns-repeated="812"/>
        </table:table-row>
        <table:table-row table:style-name="ro4">
          <table:table-cell table:number-columns-repeated="3"/>
          <table:table-cell table:style-name="ce84"/>
          <table:table-cell table:style-name="ce1" table:number-columns-repeated="4"/>
          <table:table-cell table:content-validation-name="val1"/>
          <table:table-cell table:style-name="ce123" table:content-validation-name="val1"/>
          <table:table-cell table:style-name="ce64" table:content-validation-name="val1"/>
          <table:table-cell table:number-columns-repeated="3"/>
          <table:table-cell table:style-name="ce44" table:content-validation-name="val1"/>
          <table:table-cell table:content-validation-name="val1" table:number-columns-repeated="180"/>
          <table:table-cell table:style-name="ce337" table:content-validation-name="val1" table:number-columns-repeated="15"/>
          <table:table-cell table:style-name="ce331" table:content-validation-name="val1" table:number-columns-repeated="2"/>
          <table:table-cell table:content-validation-name="val1" table:number-columns-repeated="812"/>
        </table:table-row>
        <table:table-row table:style-name="ro4" table:number-rows-repeated="9">
          <table:table-cell table:number-columns-repeated="3"/>
          <table:table-cell table:style-name="ce84"/>
          <table:table-cell table:style-name="ce1" table:number-columns-repeated="4"/>
          <table:table-cell table:content-validation-name="val1"/>
          <table:table-cell table:style-name="ce123" table:content-validation-name="val1"/>
          <table:table-cell table:style-name="ce64" table:content-validation-name="val1"/>
          <table:table-cell table:number-columns-repeated="3"/>
          <table:table-cell table:style-name="ce44" table:content-validation-name="val1"/>
          <table:table-cell table:content-validation-name="val1" table:number-columns-repeated="1009"/>
        </table:table-row>
        <table:table-row table:style-name="ro4">
          <table:table-cell/>
          <table:table-cell table:content-validation-name="val1" table:number-columns-repeated="2"/>
          <table:table-cell table:style-name="ce84" table:content-validation-name="val1"/>
          <table:table-cell table:style-name="ce1" table:content-validation-name="val1" table:number-columns-repeated="3"/>
          <table:table-cell table:style-name="ce107" table:content-validation-name="val1"/>
          <table:table-cell table:content-validation-name="val1"/>
          <table:table-cell table:style-name="ce123" table:content-validation-name="val1"/>
          <table:table-cell table:style-name="ce64" table:content-validation-name="val1"/>
          <table:table-cell table:number-columns-repeated="3"/>
          <table:table-cell table:style-name="ce44" table:content-validation-name="val1"/>
          <table:table-cell table:content-validation-name="val1" table:number-columns-repeated="1009"/>
        </table:table-row>
        <table:table-row table:style-name="ro4" table:number-rows-repeated="50">
          <table:table-cell table:content-validation-name="val1" table:number-columns-repeated="11"/>
          <table:table-cell table:number-columns-repeated="3"/>
          <table:table-cell table:content-validation-name="val1" table:number-columns-repeated="1010"/>
        </table:table-row>
        <table:table-row table:style-name="ro4">
          <table:table-cell table:content-validation-name="val1"/>
          <table:table-cell table:style-name="ce42" table:content-validation-name="val1"/>
          <table:table-cell table:style-name="ce42" table:content-validation-name="val1" office:value-type="string" calcext:value-type="string">
            <text:p>Gantt Chart Template V1.1</text:p>
          </table:table-cell>
          <table:table-cell table:style-name="ce84" table:content-validation-name="val1"/>
          <table:table-cell table:style-name="ce103" table:content-validation-name="val1" table:number-columns-repeated="3"/>
          <table:table-cell table:style-name="ce108" table:content-validation-name="val1"/>
          <table:table-cell table:content-validation-name="val1"/>
          <table:table-cell table:style-name="ce123" table:content-validation-name="val1"/>
          <table:table-cell table:content-validation-name="val1"/>
          <table:table-cell table:number-columns-repeated="3"/>
          <table:table-cell table:content-validation-name="val1" table:number-columns-repeated="1010"/>
        </table:table-row>
        <table:table-row table:style-name="ro4">
          <table:table-cell table:content-validation-name="val1"/>
          <table:table-cell table:style-name="ce43" table:content-validation-name="val1"/>
          <table:table-cell table:style-name="ce43" table:content-validation-name="val1" office:value-type="string" calcext:value-type="string">
            <text:p>Author: <text:span text:style-name="T1">Fernando Ribeiro</text:span> &lt;<text:a xlink:href="mailto:pinguim.ribeiro@gmail.com" xlink:type="simple">pinguim.ribeiro@gmail.com</text:a>&gt;</text:p>
          </table:table-cell>
          <table:table-cell table:style-name="ce84" table:content-validation-name="val1"/>
          <table:table-cell table:content-validation-name="val1" table:number-columns-repeated="3"/>
          <table:table-cell table:style-name="ce107" table:content-validation-name="val1"/>
          <table:table-cell table:content-validation-name="val1"/>
          <table:table-cell table:style-name="ce123" table:content-validation-name="val1"/>
          <table:table-cell table:content-validation-name="val1"/>
          <table:table-cell table:number-columns-repeated="3"/>
          <table:table-cell table:content-validation-name="val1" table:number-columns-repeated="1010"/>
        </table:table-row>
        <table:table-row table:style-name="ro4">
          <table:table-cell table:content-validation-name="val1"/>
          <table:table-cell table:style-name="ce43" table:content-validation-name="val1" table:number-columns-repeated="2"/>
          <table:table-cell table:style-name="ce84" table:content-validation-name="val1"/>
          <table:table-cell table:content-validation-name="val1" table:number-columns-repeated="3"/>
          <table:table-cell table:style-name="ce107" table:content-validation-name="val1"/>
          <table:table-cell table:content-validation-name="val1"/>
          <table:table-cell table:style-name="ce123" table:content-validation-name="val1"/>
          <table:table-cell table:content-validation-name="val1"/>
          <table:table-cell table:number-columns-repeated="3"/>
          <table:table-cell table:content-validation-name="val1" table:number-columns-repeated="1010"/>
        </table:table-row>
        <table:table-row table:style-name="ro6">
          <table:table-cell table:content-validation-name="val1"/>
          <table:table-cell table:style-name="ce43" table:content-validation-name="val1"/>
          <table:table-cell table:style-name="ce59" table:content-validation-name="val1" office:value-type="string" calcext:value-type="string">
            <text:p>How To Use</text:p>
          </table:table-cell>
          <table:table-cell table:style-name="ce84" table:content-validation-name="val1"/>
          <table:table-cell table:content-validation-name="val1" table:number-columns-repeated="3"/>
          <table:table-cell table:style-name="ce107" table:content-validation-name="val1"/>
          <table:table-cell table:content-validation-name="val1"/>
          <table:table-cell table:style-name="ce123" table:content-validation-name="val1"/>
          <table:table-cell table:content-validation-name="val1"/>
          <table:table-cell table:number-columns-repeated="3"/>
          <table:table-cell table:content-validation-name="val1" table:number-columns-repeated="1010"/>
        </table:table-row>
        <table:table-row table:style-name="ro4">
          <table:table-cell table:content-validation-name="val1"/>
          <table:table-cell table:style-name="ce43" table:content-validation-name="val1"/>
          <table:table-cell table:style-name="ce60" table:content-validation-name="val1" office:value-type="string" calcext:value-type="string">
            <text:p>INSERT LINES:</text:p>
          </table:table-cell>
          <table:table-cell table:style-name="ce84" table:content-validation-name="val1"/>
          <table:table-cell table:content-validation-name="val1" table:number-columns-repeated="3"/>
          <table:table-cell table:style-name="ce107" table:content-validation-name="val1"/>
          <table:table-cell table:content-validation-name="val1"/>
          <table:table-cell table:style-name="ce123" table:content-validation-name="val1"/>
          <table:table-cell table:content-validation-name="val1"/>
          <table:table-cell table:number-columns-repeated="3"/>
          <table:table-cell table:content-validation-name="val1" table:number-columns-repeated="1010"/>
        </table:table-row>
        <table:table-row table:style-name="ro4">
          <table:table-cell table:content-validation-name="val1"/>
          <table:table-cell table:style-name="ce43" table:content-validation-name="val1"/>
          <table:table-cell table:style-name="ce61" table:content-validation-name="val1" office:value-type="string" calcext:value-type="string">
            <text:p>Insert the required number of lines: click <text:s/>the line number and drag down</text:p>
          </table:table-cell>
          <table:table-cell table:style-name="ce84" table:content-validation-name="val1"/>
          <table:table-cell table:content-validation-name="val1" table:number-columns-repeated="3"/>
          <table:table-cell table:style-name="ce107" table:content-validation-name="val1"/>
          <table:table-cell table:content-validation-name="val1"/>
          <table:table-cell table:style-name="ce123" table:content-validation-name="val1"/>
          <table:table-cell table:content-validation-name="val1"/>
          <table:table-cell table:number-columns-repeated="3"/>
          <table:table-cell table:content-validation-name="val1" table:number-columns-repeated="1010"/>
        </table:table-row>
        <table:table-row table:style-name="ro4">
          <table:table-cell table:content-validation-name="val1"/>
          <table:table-cell table:style-name="ce43" table:content-validation-name="val1"/>
          <table:table-cell table:style-name="ce61" table:content-validation-name="val1" office:value-type="string" calcext:value-type="string">
            <text:p>From the template, copy the required section or just one line</text:p>
          </table:table-cell>
          <table:table-cell table:style-name="ce84" table:content-validation-name="val1"/>
          <table:table-cell table:content-validation-name="val1" table:number-columns-repeated="3"/>
          <table:table-cell table:style-name="ce107" table:content-validation-name="val1"/>
          <table:table-cell table:content-validation-name="val1"/>
          <table:table-cell table:style-name="ce123" table:content-validation-name="val1"/>
          <table:table-cell table:content-validation-name="val1"/>
          <table:table-cell table:number-columns-repeated="3"/>
          <table:table-cell table:content-validation-name="val1" table:number-columns-repeated="1010"/>
        </table:table-row>
        <table:table-row table:style-name="ro4">
          <table:table-cell table:content-validation-name="val1" table:number-columns-repeated="2"/>
          <table:table-cell table:style-name="ce60" table:content-validation-name="val1" office:value-type="string" calcext:value-type="string">
            <text:p>INPUT DATA:</text:p>
          </table:table-cell>
          <table:table-cell table:style-name="ce84" table:content-validation-name="val1"/>
          <table:table-cell table:content-validation-name="val1" table:number-columns-repeated="3"/>
          <table:table-cell table:style-name="ce107" table:content-validation-name="val1"/>
          <table:table-cell table:content-validation-name="val1"/>
          <table:table-cell table:style-name="ce123" table:content-validation-name="val1"/>
          <table:table-cell table:content-validation-name="val1"/>
          <table:table-cell table:number-columns-repeated="3"/>
          <table:table-cell table:content-validation-name="val1" table:number-columns-repeated="1010"/>
        </table:table-row>
        <table:table-row table:style-name="ro4">
          <table:table-cell table:content-validation-name="val1" table:number-columns-repeated="2"/>
          <table:table-cell table:style-name="ce61" table:content-validation-name="val1" office:value-type="string" calcext:value-type="string">
            <text:p>WBS: to itemize the WBS copy and past the required level from the template</text:p>
          </table:table-cell>
          <table:table-cell table:style-name="ce84" table:content-validation-name="val1"/>
          <table:table-cell table:content-validation-name="val1" table:number-columns-repeated="3"/>
          <table:table-cell table:style-name="ce107" table:content-validation-name="val1"/>
          <table:table-cell table:content-validation-name="val1"/>
          <table:table-cell table:style-name="ce123" table:content-validation-name="val1"/>
          <table:table-cell table:content-validation-name="val1"/>
          <table:table-cell table:number-columns-repeated="3"/>
          <table:table-cell table:content-validation-name="val1" table:number-columns-repeated="1010"/>
        </table:table-row>
        <table:table-row table:style-name="ro4">
          <table:table-cell table:content-validation-name="val1" table:number-columns-repeated="2"/>
          <table:table-cell table:style-name="ce61" table:content-validation-name="val1" office:value-type="string" calcext:value-type="string">
            <text:p>Enter a Task and Resource Names</text:p>
          </table:table-cell>
          <table:table-cell table:style-name="ce84" table:content-validation-name="val1"/>
          <table:table-cell table:content-validation-name="val1" table:number-columns-repeated="3"/>
          <table:table-cell table:style-name="ce107" table:content-validation-name="val1"/>
          <table:table-cell table:content-validation-name="val1"/>
          <table:table-cell table:style-name="ce123" table:content-validation-name="val1"/>
          <table:table-cell table:content-validation-name="val1"/>
          <table:table-cell table:number-columns-repeated="3"/>
          <table:table-cell table:content-validation-name="val1" table:number-columns-repeated="1010"/>
        </table:table-row>
        <table:table-row table:style-name="ro4">
          <table:table-cell table:content-validation-name="val1" table:number-columns-repeated="2"/>
          <table:table-cell table:style-name="ce61" table:content-validation-name="val1" office:value-type="string" calcext:value-type="string">
            <text:p>Enter a [Start] date and a [Duration] (working days); The Due date is calculated and the task bar shows the task's duration on calendar.</text:p>
          </table:table-cell>
          <table:table-cell table:style-name="ce84" table:content-validation-name="val1"/>
          <table:table-cell table:content-validation-name="val1" table:number-columns-repeated="3"/>
          <table:table-cell table:style-name="ce107" table:content-validation-name="val1"/>
          <table:table-cell table:content-validation-name="val1"/>
          <table:table-cell table:style-name="ce123" table:content-validation-name="val1"/>
          <table:table-cell table:content-validation-name="val1"/>
          <table:table-cell table:number-columns-repeated="3"/>
          <table:table-cell table:content-validation-name="val1" table:number-columns-repeated="1010"/>
        </table:table-row>
        <table:table-row table:style-name="ro4">
          <table:table-cell table:content-validation-name="val1" table:number-columns-repeated="2"/>
          <table:table-cell table:style-name="ce61" table:content-validation-name="val1" office:value-type="string" calcext:value-type="string">
            <text:p>Or: Enter a [Start] and [Due] dates; The [Duration] (working days) is calculated and the task bar shows the task's duration on calendar.</text:p>
          </table:table-cell>
          <table:table-cell table:style-name="ce84" table:content-validation-name="val1"/>
          <table:table-cell table:content-validation-name="val1" table:number-columns-repeated="3"/>
          <table:table-cell table:style-name="ce107" table:content-validation-name="val1"/>
          <table:table-cell table:content-validation-name="val1"/>
          <table:table-cell table:style-name="ce123" table:content-validation-name="val1"/>
          <table:table-cell table:content-validation-name="val1"/>
          <table:table-cell table:number-columns-repeated="3"/>
          <table:table-cell table:content-validation-name="val1" table:number-columns-repeated="1010"/>
        </table:table-row>
        <table:table-row table:style-name="ro4">
          <table:table-cell table:content-validation-name="val1" table:number-columns-repeated="2"/>
          <table:table-cell table:style-name="ce61" table:content-validation-name="val1" office:value-type="string" calcext:value-type="string">
            <text:p>Enter a percentage in the [% Complete box]; the task bar shows a progress bar to indicate what percentage of the task is complete.</text:p>
          </table:table-cell>
          <table:table-cell table:style-name="ce84" table:content-validation-name="val1"/>
          <table:table-cell table:content-validation-name="val1" table:number-columns-repeated="3"/>
          <table:table-cell table:style-name="ce107" table:content-validation-name="val1"/>
          <table:table-cell table:content-validation-name="val1"/>
          <table:table-cell table:style-name="ce123" table:content-validation-name="val1"/>
          <table:table-cell table:content-validation-name="val1"/>
          <table:table-cell table:number-columns-repeated="3"/>
          <table:table-cell table:content-validation-name="val1" table:number-columns-repeated="1010"/>
        </table:table-row>
        <table:table-row table:style-name="ro4">
          <table:table-cell table:content-validation-name="val1" table:number-columns-repeated="2"/>
          <table:table-cell table:style-name="ce61" table:content-validation-name="val1" office:value-type="string" calcext:value-type="string">
            <text:p>Milestone: If you enter a start date without an end date, a milestone marker is displayed on the bar chart.</text:p>
          </table:table-cell>
          <table:table-cell table:style-name="ce84" table:content-validation-name="val1"/>
          <table:table-cell table:content-validation-name="val1" table:number-columns-repeated="3"/>
          <table:table-cell table:style-name="ce107" table:content-validation-name="val1"/>
          <table:table-cell table:content-validation-name="val1"/>
          <table:table-cell table:style-name="ce123" table:content-validation-name="val1"/>
          <table:table-cell table:content-validation-name="val1"/>
          <table:table-cell table:number-columns-repeated="3"/>
          <table:table-cell table:content-validation-name="val1" table:number-columns-repeated="1010"/>
        </table:table-row>
        <table:table-row table:style-name="ro4">
          <table:table-cell table:content-validation-name="val1" table:number-columns-repeated="2"/>
          <table:table-cell table:style-name="ce62" office:value-type="string" calcext:value-type="string">
            <text:p>In Categories tasks (level 1) Start, Due, Duration and Percentage Complete values are calculated; however they can be overwritten.</text:p>
          </table:table-cell>
          <table:table-cell table:style-name="ce84" table:content-validation-name="val1"/>
          <table:table-cell table:content-validation-name="val1" table:number-columns-repeated="3"/>
          <table:table-cell table:style-name="ce107" table:content-validation-name="val1"/>
          <table:table-cell table:content-validation-name="val1"/>
          <table:table-cell table:style-name="ce123" table:content-validation-name="val1"/>
          <table:table-cell table:content-validation-name="val1"/>
          <table:table-cell table:number-columns-repeated="3"/>
          <table:table-cell table:content-validation-name="val1" table:number-columns-repeated="1010"/>
        </table:table-row>
        <table:table-row table:style-name="ro4">
          <table:table-cell table:content-validation-name="val1" table:number-columns-repeated="2"/>
          <table:table-cell table:style-name="ce43" table:content-validation-name="val1"/>
          <table:table-cell table:style-name="ce84" table:content-validation-name="val1"/>
          <table:table-cell table:content-validation-name="val1" table:number-columns-repeated="3"/>
          <table:table-cell table:style-name="ce107" table:content-validation-name="val1"/>
          <table:table-cell table:content-validation-name="val1"/>
          <table:table-cell table:style-name="ce123" table:content-validation-name="val1"/>
          <table:table-cell table:content-validation-name="val1"/>
          <table:table-cell table:number-columns-repeated="3"/>
          <table:table-cell table:content-validation-name="val1" table:number-columns-repeated="1010"/>
        </table:table-row>
        <table:table-row table:style-name="ro4">
          <table:table-cell table:content-validation-name="val1"/>
          <table:table-cell/>
          <table:table-cell table:content-validation-name="val1"/>
          <table:table-cell table:style-name="ce85" table:content-validation-name="val1" office:value-type="string" calcext:value-type="string">
            <text:p>Holidays</text:p>
          </table:table-cell>
          <table:table-cell table:style-name="ce1" table:content-validation-name="val1" table:number-columns-repeated="4"/>
          <table:table-cell table:content-validation-name="val1" table:number-columns-repeated="3"/>
          <table:table-cell table:number-columns-repeated="3"/>
          <table:table-cell table:content-validation-name="val1" table:number-columns-repeated="1010"/>
        </table:table-row>
        <table:table-row table:style-name="ro4">
          <table:table-cell table:content-validation-name="val1"/>
          <table:table-cell/>
          <table:table-cell table:content-validation-name="val1"/>
          <table:table-cell table:style-name="ce86" table:content-validation-name="val1"/>
          <table:table-cell table:style-name="ce1" table:content-validation-name="val1" table:number-columns-repeated="4"/>
          <table:table-cell table:content-validation-name="val1" table:number-columns-repeated="3"/>
          <table:table-cell table:number-columns-repeated="3"/>
          <table:table-cell table:content-validation-name="val1" table:number-columns-repeated="1010"/>
        </table:table-row>
        <table:table-row table:style-name="ro4" table:number-rows-repeated="19">
          <table:table-cell table:content-validation-name="val1"/>
          <table:table-cell/>
          <table:table-cell table:content-validation-name="val1"/>
          <table:table-cell table:style-name="ce87" table:content-validation-name="val1"/>
          <table:table-cell table:style-name="ce1" table:content-validation-name="val1" table:number-columns-repeated="4"/>
          <table:table-cell table:content-validation-name="val1" table:number-columns-repeated="3"/>
          <table:table-cell table:number-columns-repeated="3"/>
          <table:table-cell table:content-validation-name="val1" table:number-columns-repeated="1010"/>
        </table:table-row>
        <table:table-row table:style-name="ro4">
          <table:table-cell table:content-validation-name="val1"/>
          <table:table-cell/>
          <table:table-cell table:content-validation-name="val1"/>
          <table:table-cell table:style-name="ce88" table:content-validation-name="val1"/>
          <table:table-cell table:style-name="ce1" table:content-validation-name="val1" table:number-columns-repeated="4"/>
          <table:table-cell table:content-validation-name="val1" table:number-columns-repeated="3"/>
          <table:table-cell table:number-columns-repeated="3"/>
          <table:table-cell table:content-validation-name="val1" table:number-columns-repeated="1010"/>
        </table:table-row>
        <table:table-row table:style-name="ro4" table:number-rows-repeated="1048403">
          <table:table-cell table:content-validation-name="val1" table:number-columns-repeated="11"/>
          <table:table-cell table:number-columns-repeated="3"/>
          <table:table-cell table:content-validation-name="val1" table:number-columns-repeated="1010"/>
        </table:table-row>
        <table:table-row table:style-name="ro10">
          <table:table-cell table:content-validation-name="val1" table:number-columns-repeated="11"/>
          <table:table-cell table:number-columns-repeated="3"/>
          <table:table-cell table:content-validation-name="val1" table:number-columns-repeated="1010"/>
        </table:table-row>
        <table:table-row table:style-name="ro10">
          <table:table-cell table:content-validation-name="val1" table:number-columns-repeated="11"/>
          <table:table-cell table:number-columns-repeated="3"/>
          <table:table-cell table:content-validation-name="val1" table:number-columns-repeated="1010"/>
        </table:table-row>
        <calcext:conditional-formats>
          <calcext:conditional-format calcext:target-range-address="'Gantt Chart'.O8:'Gantt Chart'.KC10 'Gantt Chart'.BS30:'Gantt Chart'.GM34 'Gantt Chart'.BS29:'Gantt Chart'.BT29 'Gantt Chart'.BV29:'Gantt Chart'.GM29 'Gantt Chart'.BS25:'Gantt Chart'.GM28 'Gantt Chart'.BS23:'Gantt Chart'.BS24 'Gantt Chart'.BU23:'Gantt Chart'.GM24 'Gantt Chart'.BS35:'Gantt Chart'.GJ36 'Gantt Chart'.GL35:'Gantt Chart'.GM36 'Gantt Chart'.BS11:'Gantt Chart'.GM22">
            <calcext:condition calcext:apply-style-name="Today" calcext:value="formula-is([.O$10]=TODAY())" calcext:base-cell-address="'Gantt Chart'.O8"/>
            <calcext:condition calcext:apply-style-name="Weekend" calcext:value="formula-is(OR(WEEKDAY([.O$10])=1;WEEKDAY([.O$10])=7))" calcext:base-cell-address="'Gantt Chart'.O8"/>
            <calcext:condition calcext:apply-style-name="Holiday" calcext:value="formula-is(ISNUMBER(MATCH([.O$10];Holidays;0)))" calcext:base-cell-address="'Gantt Chart'.O8"/>
          </calcext:conditional-format>
          <calcext:conditional-format calcext:target-range-address="'Gantt Chart'.BS11:'Gantt Chart'.GM22 'Gantt Chart'.BS30:'Gantt Chart'.GM34 'Gantt Chart'.BS29:'Gantt Chart'.BT29 'Gantt Chart'.BV29:'Gantt Chart'.GM29 'Gantt Chart'.BS25:'Gantt Chart'.GM28 'Gantt Chart'.BS23:'Gantt Chart'.BS24 'Gantt Chart'.BU23:'Gantt Chart'.GM24 'Gantt Chart'.BS35:'Gantt Chart'.GJ36 'Gantt Chart'.GL35:'Gantt Chart'.GM36">
            <calcext:condition calcext:apply-style-name="Task_Completed" calcext:value="formula-is(AND([.$H11]&gt;0;[.BS$10]&gt;=[.$D11];[.BS$10]&lt;=[.$J11];WORKDAY([.$D11];[.$H11]*[.$K11];Holidays)&gt;[.BS$10]))" calcext:base-cell-address="'Gantt Chart'.BS11"/>
            <calcext:condition calcext:apply-style-name="Task_Scheduled" calcext:value="formula-is(AND([.$H11]&gt;0;[.BS$10]&gt;=[.$D11];[.BS$10]&lt;=[.$J11];WORKDAY([.$D11];[.$H11]*[.$K11];Holidays)&lt;=[.BS$10]))" calcext:base-cell-address="'Gantt Chart'.BS11"/>
            <calcext:condition calcext:apply-style-name="Milestone" calcext:value="formula-is(AND([.$D11]&gt;0;[.$J11]=&quot;&quot;;[.$D11]=[.BS$10]))" calcext:base-cell-address="'Gantt Chart'.BS11"/>
          </calcext:conditional-format>
          <calcext:conditional-format calcext:target-range-address="'Gantt Chart'.J3:'Gantt Chart'.J3 'Gantt Chart'.K24:'Gantt Chart'.K26 'Gantt Chart'.K38:'Gantt Chart'.K38 'Gantt Chart'.K44:'Gantt Chart'.K46 'Gantt Chart'.K10:'Gantt Chart'.K14 'Gantt Chart'.K16:'Gantt Chart'.K21 'Gantt Chart'.K29:'Gantt Chart'.K30 'Gantt Chart'.K33:'Gantt Chart'.K33 'Gantt Chart'.K35:'Gantt Chart'.K37 'Gantt Chart'.K43:'Gantt Chart'.K44 'Gantt Chart'.K50:'Gantt Chart'.K5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22:'Gantt Chart'.K2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23:'Gantt Chart'.K2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27:'Gantt Chart'.K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32:'Gantt Chart'.K3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39:'Gantt Chart'.K3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48:'Gantt Chart'.K4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53:'Gantt Chart'.K5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31:'Gantt Chart'.K3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15:'Gantt Chart'.K1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28:'Gantt Chart'.K3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34:'Gantt Chart'.K3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40:'Gantt Chart'.K4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49:'Gantt Chart'.K5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BU29:'Gantt Chart'.BU29">
            <calcext:condition calcext:apply-style-name="Today" calcext:value="formula-is([.BU$10]=TODAY())" calcext:base-cell-address="'Gantt Chart'.BU29"/>
            <calcext:condition calcext:apply-style-name="Weekend" calcext:value="formula-is(OR(WEEKDAY([.BU$10])=1;WEEKDAY([.BU$10])=7))" calcext:base-cell-address="'Gantt Chart'.BU29"/>
            <calcext:condition calcext:apply-style-name="Holiday" calcext:value="formula-is(ISNUMBER(MATCH([.BU$10];Holidays;0)))" calcext:base-cell-address="'Gantt Chart'.BU29"/>
          </calcext:conditional-format>
          <calcext:conditional-format calcext:target-range-address="'Gantt Chart'.BU29:'Gantt Chart'.BU29">
            <calcext:condition calcext:apply-style-name="Task_Completed" calcext:value="formula-is(AND([.$H29]&gt;0;[.BU$10]&gt;=[.$D29];[.BU$10]&lt;=[.$J29];WORKDAY([.$D29];[.$H29]*[.$K29];Holidays)&gt;[.BU$10]))" calcext:base-cell-address="'Gantt Chart'.BU29"/>
            <calcext:condition calcext:apply-style-name="Task_Scheduled" calcext:value="formula-is(AND([.$H29]&gt;0;[.BU$10]&gt;=[.$D29];[.BU$10]&lt;=[.$J29];WORKDAY([.$D29];[.$H29]*[.$K29];Holidays)&lt;=[.BU$10]))" calcext:base-cell-address="'Gantt Chart'.BU29"/>
            <calcext:condition calcext:apply-style-name="Milestone" calcext:value="formula-is(AND([.$D29]&gt;0;[.$J29]=&quot;&quot;;[.$D29]=[.BU$10]))" calcext:base-cell-address="'Gantt Chart'.BU29"/>
          </calcext:conditional-format>
          <calcext:conditional-format calcext:target-range-address="'Gantt Chart'.GK35:'Gantt Chart'.GK36">
            <calcext:condition calcext:apply-style-name="Today" calcext:value="formula-is([.GK$10]=TODAY())" calcext:base-cell-address="'Gantt Chart'.GK35"/>
            <calcext:condition calcext:apply-style-name="Weekend" calcext:value="formula-is(OR(WEEKDAY([.GK$10])=1;WEEKDAY([.GK$10])=7))" calcext:base-cell-address="'Gantt Chart'.GK35"/>
            <calcext:condition calcext:apply-style-name="Holiday" calcext:value="formula-is(ISNUMBER(MATCH([.GK$10];Holidays;0)))" calcext:base-cell-address="'Gantt Chart'.GK35"/>
          </calcext:conditional-format>
          <calcext:conditional-format calcext:target-range-address="'Gantt Chart'.GK35:'Gantt Chart'.GK36">
            <calcext:condition calcext:apply-style-name="Task_Completed" calcext:value="formula-is(AND([.$H35]&gt;0;[.GK$10]&gt;=[.$D35];[.GK$10]&lt;=[.$J35];WORKDAY([.$D35];[.$H35]*[.$K35];Holidays)&gt;[.GK$10]))" calcext:base-cell-address="'Gantt Chart'.GK35"/>
            <calcext:condition calcext:apply-style-name="Task_Scheduled" calcext:value="formula-is(AND([.$H35]&gt;0;[.GK$10]&gt;=[.$D35];[.GK$10]&lt;=[.$J35];WORKDAY([.$D35];[.$H35]*[.$K35];Holidays)&lt;=[.GK$10]))" calcext:base-cell-address="'Gantt Chart'.GK35"/>
            <calcext:condition calcext:apply-style-name="Milestone" calcext:value="formula-is(AND([.$D35]&gt;0;[.$J35]=&quot;&quot;;[.$D35]=[.GK$10]))" calcext:base-cell-address="'Gantt Chart'.GK35"/>
          </calcext:conditional-format>
          <calcext:conditional-format calcext:target-range-address="'Gantt Chart'.BS44:'Gantt Chart'.GM49 'Gantt Chart'.BS43:'Gantt Chart'.BT43 'Gantt Chart'.BV43:'Gantt Chart'.GM43 'Gantt Chart'.BS38:'Gantt Chart'.GM42 'Gantt Chart'.BS37:'Gantt Chart'.BS37 'Gantt Chart'.BU37:'Gantt Chart'.GM37 'Gantt Chart'.BS50:'Gantt Chart'.GJ51 'Gantt Chart'.GL50:'Gantt Chart'.GM51">
            <calcext:condition calcext:apply-style-name="Today" calcext:value="formula-is([.BS$10]=TODAY())" calcext:base-cell-address="'Gantt Chart'.BS37"/>
            <calcext:condition calcext:apply-style-name="Weekend" calcext:value="formula-is(OR(WEEKDAY([.BS$10])=1;WEEKDAY([.BS$10])=7))" calcext:base-cell-address="'Gantt Chart'.BS37"/>
            <calcext:condition calcext:apply-style-name="Holiday" calcext:value="formula-is(ISNUMBER(MATCH([.BS$10];Holidays;0)))" calcext:base-cell-address="'Gantt Chart'.BS37"/>
          </calcext:conditional-format>
          <calcext:conditional-format calcext:target-range-address="'Gantt Chart'.BS44:'Gantt Chart'.GM49 'Gantt Chart'.BS43:'Gantt Chart'.BT43 'Gantt Chart'.BV43:'Gantt Chart'.GM43 'Gantt Chart'.BS38:'Gantt Chart'.GM42 'Gantt Chart'.BS37:'Gantt Chart'.BS37 'Gantt Chart'.BU37:'Gantt Chart'.GM37 'Gantt Chart'.BS50:'Gantt Chart'.GJ51 'Gantt Chart'.GL50:'Gantt Chart'.GM51">
            <calcext:condition calcext:apply-style-name="Task_Completed" calcext:value="formula-is(AND([.$H37]&gt;0;[.BS$10]&gt;=[.$D37];[.BS$10]&lt;=[.$J37];WORKDAY([.$D37];[.$H37]*[.$K37];Holidays)&gt;[.BS$10]))" calcext:base-cell-address="'Gantt Chart'.BS37"/>
            <calcext:condition calcext:apply-style-name="Task_Scheduled" calcext:value="formula-is(AND([.$H37]&gt;0;[.BS$10]&gt;=[.$D37];[.BS$10]&lt;=[.$J37];WORKDAY([.$D37];[.$H37]*[.$K37];Holidays)&lt;=[.BS$10]))" calcext:base-cell-address="'Gantt Chart'.BS37"/>
            <calcext:condition calcext:apply-style-name="Milestone" calcext:value="formula-is(AND([.$D37]&gt;0;[.$J37]=&quot;&quot;;[.$D37]=[.BS$10]))" calcext:base-cell-address="'Gantt Chart'.BS37"/>
          </calcext:conditional-format>
          <calcext:conditional-format calcext:target-range-address="'Gantt Chart'.BU43:'Gantt Chart'.BU43">
            <calcext:condition calcext:apply-style-name="Today" calcext:value="formula-is([.BU$10]=TODAY())" calcext:base-cell-address="'Gantt Chart'.BU43"/>
            <calcext:condition calcext:apply-style-name="Weekend" calcext:value="formula-is(OR(WEEKDAY([.BU$10])=1;WEEKDAY([.BU$10])=7))" calcext:base-cell-address="'Gantt Chart'.BU43"/>
            <calcext:condition calcext:apply-style-name="Holiday" calcext:value="formula-is(ISNUMBER(MATCH([.BU$10];Holidays;0)))" calcext:base-cell-address="'Gantt Chart'.BU43"/>
          </calcext:conditional-format>
          <calcext:conditional-format calcext:target-range-address="'Gantt Chart'.BU43:'Gantt Chart'.BU43">
            <calcext:condition calcext:apply-style-name="Task_Completed" calcext:value="formula-is(AND([.$H43]&gt;0;[.BU$10]&gt;=[.$D43];[.BU$10]&lt;=[.$J43];WORKDAY([.$D43];[.$H43]*[.$K43];Holidays)&gt;[.BU$10]))" calcext:base-cell-address="'Gantt Chart'.BU43"/>
            <calcext:condition calcext:apply-style-name="Task_Scheduled" calcext:value="formula-is(AND([.$H43]&gt;0;[.BU$10]&gt;=[.$D43];[.BU$10]&lt;=[.$J43];WORKDAY([.$D43];[.$H43]*[.$K43];Holidays)&lt;=[.BU$10]))" calcext:base-cell-address="'Gantt Chart'.BU43"/>
            <calcext:condition calcext:apply-style-name="Milestone" calcext:value="formula-is(AND([.$D43]&gt;0;[.$J43]=&quot;&quot;;[.$D43]=[.BU$10]))" calcext:base-cell-address="'Gantt Chart'.BU43"/>
          </calcext:conditional-format>
          <calcext:conditional-format calcext:target-range-address="'Gantt Chart'.GK50:'Gantt Chart'.GK51">
            <calcext:condition calcext:apply-style-name="Today" calcext:value="formula-is([.GK$10]=TODAY())" calcext:base-cell-address="'Gantt Chart'.GK50"/>
            <calcext:condition calcext:apply-style-name="Weekend" calcext:value="formula-is(OR(WEEKDAY([.GK$10])=1;WEEKDAY([.GK$10])=7))" calcext:base-cell-address="'Gantt Chart'.GK50"/>
            <calcext:condition calcext:apply-style-name="Holiday" calcext:value="formula-is(ISNUMBER(MATCH([.GK$10];Holidays;0)))" calcext:base-cell-address="'Gantt Chart'.GK50"/>
          </calcext:conditional-format>
          <calcext:conditional-format calcext:target-range-address="'Gantt Chart'.GK50:'Gantt Chart'.GK51">
            <calcext:condition calcext:apply-style-name="Task_Completed" calcext:value="formula-is(AND([.$H50]&gt;0;[.GK$10]&gt;=[.$D50];[.GK$10]&lt;=[.$J50];WORKDAY([.$D50];[.$H50]*[.$K50];Holidays)&gt;[.GK$10]))" calcext:base-cell-address="'Gantt Chart'.GK50"/>
            <calcext:condition calcext:apply-style-name="Task_Scheduled" calcext:value="formula-is(AND([.$H50]&gt;0;[.GK$10]&gt;=[.$D50];[.GK$10]&lt;=[.$J50];WORKDAY([.$D50];[.$H50]*[.$K50];Holidays)&lt;=[.GK$10]))" calcext:base-cell-address="'Gantt Chart'.GK50"/>
            <calcext:condition calcext:apply-style-name="Milestone" calcext:value="formula-is(AND([.$D50]&gt;0;[.$J50]=&quot;&quot;;[.$D50]=[.GK$10]))" calcext:base-cell-address="'Gantt Chart'.GK50"/>
          </calcext:conditional-format>
          <calcext:conditional-format calcext:target-range-address="'Gantt Chart'.BS59:'Gantt Chart'.GM64 'Gantt Chart'.BS58:'Gantt Chart'.BT58 'Gantt Chart'.BV58:'Gantt Chart'.GM58 'Gantt Chart'.BS54:'Gantt Chart'.GM57 'Gantt Chart'.BS52:'Gantt Chart'.BS53 'Gantt Chart'.BU52:'Gantt Chart'.GM53 'Gantt Chart'.BS65:'Gantt Chart'.GJ66 'Gantt Chart'.GL65:'Gantt Chart'.GM66">
            <calcext:condition calcext:apply-style-name="Today" calcext:value="formula-is([.BS$10]=TODAY())" calcext:base-cell-address="'Gantt Chart'.BS52"/>
            <calcext:condition calcext:apply-style-name="Weekend" calcext:value="formula-is(OR(WEEKDAY([.BS$10])=1;WEEKDAY([.BS$10])=7))" calcext:base-cell-address="'Gantt Chart'.BS52"/>
            <calcext:condition calcext:apply-style-name="Holiday" calcext:value="formula-is(ISNUMBER(MATCH([.BS$10];Holidays;0)))" calcext:base-cell-address="'Gantt Chart'.BS52"/>
          </calcext:conditional-format>
          <calcext:conditional-format calcext:target-range-address="'Gantt Chart'.BS59:'Gantt Chart'.GM64 'Gantt Chart'.BS58:'Gantt Chart'.BT58 'Gantt Chart'.BV58:'Gantt Chart'.GM58 'Gantt Chart'.BS54:'Gantt Chart'.GM57 'Gantt Chart'.BS52:'Gantt Chart'.BS53 'Gantt Chart'.BU52:'Gantt Chart'.GM53 'Gantt Chart'.BS65:'Gantt Chart'.GJ66 'Gantt Chart'.GL65:'Gantt Chart'.GM66">
            <calcext:condition calcext:apply-style-name="Task_Completed" calcext:value="formula-is(AND([.$H52]&gt;0;[.BS$10]&gt;=[.$D52];[.BS$10]&lt;=[.$J52];WORKDAY([.$D52];[.$H52]*[.$K52];Holidays)&gt;[.BS$10]))" calcext:base-cell-address="'Gantt Chart'.BS52"/>
            <calcext:condition calcext:apply-style-name="Task_Scheduled" calcext:value="formula-is(AND([.$H52]&gt;0;[.BS$10]&gt;=[.$D52];[.BS$10]&lt;=[.$J52];WORKDAY([.$D52];[.$H52]*[.$K52];Holidays)&lt;=[.BS$10]))" calcext:base-cell-address="'Gantt Chart'.BS52"/>
            <calcext:condition calcext:apply-style-name="Milestone" calcext:value="formula-is(AND([.$D52]&gt;0;[.$J52]=&quot;&quot;;[.$D52]=[.BS$10]))" calcext:base-cell-address="'Gantt Chart'.BS52"/>
          </calcext:conditional-format>
          <calcext:conditional-format calcext:target-range-address="'Gantt Chart'.BU58:'Gantt Chart'.BU58">
            <calcext:condition calcext:apply-style-name="Today" calcext:value="formula-is([.BU$10]=TODAY())" calcext:base-cell-address="'Gantt Chart'.BU58"/>
            <calcext:condition calcext:apply-style-name="Weekend" calcext:value="formula-is(OR(WEEKDAY([.BU$10])=1;WEEKDAY([.BU$10])=7))" calcext:base-cell-address="'Gantt Chart'.BU58"/>
            <calcext:condition calcext:apply-style-name="Holiday" calcext:value="formula-is(ISNUMBER(MATCH([.BU$10];Holidays;0)))" calcext:base-cell-address="'Gantt Chart'.BU58"/>
          </calcext:conditional-format>
          <calcext:conditional-format calcext:target-range-address="'Gantt Chart'.BU58:'Gantt Chart'.BU58">
            <calcext:condition calcext:apply-style-name="Task_Completed" calcext:value="formula-is(AND([.$H58]&gt;0;[.BU$10]&gt;=[.$D58];[.BU$10]&lt;=[.$J58];WORKDAY([.$D58];[.$H58]*[.$K58];Holidays)&gt;[.BU$10]))" calcext:base-cell-address="'Gantt Chart'.BU58"/>
            <calcext:condition calcext:apply-style-name="Task_Scheduled" calcext:value="formula-is(AND([.$H58]&gt;0;[.BU$10]&gt;=[.$D58];[.BU$10]&lt;=[.$J58];WORKDAY([.$D58];[.$H58]*[.$K58];Holidays)&lt;=[.BU$10]))" calcext:base-cell-address="'Gantt Chart'.BU58"/>
            <calcext:condition calcext:apply-style-name="Milestone" calcext:value="formula-is(AND([.$D58]&gt;0;[.$J58]=&quot;&quot;;[.$D58]=[.BU$10]))" calcext:base-cell-address="'Gantt Chart'.BU58"/>
          </calcext:conditional-format>
          <calcext:conditional-format calcext:target-range-address="'Gantt Chart'.GK65:'Gantt Chart'.GK66">
            <calcext:condition calcext:apply-style-name="Today" calcext:value="formula-is([.GK$10]=TODAY())" calcext:base-cell-address="'Gantt Chart'.GK65"/>
            <calcext:condition calcext:apply-style-name="Weekend" calcext:value="formula-is(OR(WEEKDAY([.GK$10])=1;WEEKDAY([.GK$10])=7))" calcext:base-cell-address="'Gantt Chart'.GK65"/>
            <calcext:condition calcext:apply-style-name="Holiday" calcext:value="formula-is(ISNUMBER(MATCH([.GK$10];Holidays;0)))" calcext:base-cell-address="'Gantt Chart'.GK65"/>
          </calcext:conditional-format>
          <calcext:conditional-format calcext:target-range-address="'Gantt Chart'.GK65:'Gantt Chart'.GK66">
            <calcext:condition calcext:apply-style-name="Task_Completed" calcext:value="formula-is(AND([.$H65]&gt;0;[.GK$10]&gt;=[.$D65];[.GK$10]&lt;=[.$J65];WORKDAY([.$D65];[.$H65]*[.$K65];Holidays)&gt;[.GK$10]))" calcext:base-cell-address="'Gantt Chart'.GK65"/>
            <calcext:condition calcext:apply-style-name="Task_Scheduled" calcext:value="formula-is(AND([.$H65]&gt;0;[.GK$10]&gt;=[.$D65];[.GK$10]&lt;=[.$J65];WORKDAY([.$D65];[.$H65]*[.$K65];Holidays)&lt;=[.GK$10]))" calcext:base-cell-address="'Gantt Chart'.GK65"/>
            <calcext:condition calcext:apply-style-name="Milestone" calcext:value="formula-is(AND([.$D65]&gt;0;[.$J65]=&quot;&quot;;[.$D65]=[.GK$10]))" calcext:base-cell-address="'Gantt Chart'.GK65"/>
          </calcext:conditional-format>
          <calcext:conditional-format calcext:target-range-address="'Gantt Chart'.GN32:'Gantt Chart'.HB44">
            <calcext:condition calcext:apply-style-name="Today" calcext:value="formula-is([.GN$10]=TODAY())" calcext:base-cell-address="'Gantt Chart'.GN32"/>
            <calcext:condition calcext:apply-style-name="Weekend" calcext:value="formula-is(OR(WEEKDAY([.GN$10])=1;WEEKDAY([.GN$10])=7))" calcext:base-cell-address="'Gantt Chart'.GN32"/>
            <calcext:condition calcext:apply-style-name="Holiday" calcext:value="formula-is(ISNUMBER(MATCH([.GN$10];Holidays;0)))" calcext:base-cell-address="'Gantt Chart'.GN32"/>
          </calcext:conditional-format>
          <calcext:conditional-format calcext:target-range-address="'Gantt Chart'.GN32:'Gantt Chart'.HB44">
            <calcext:condition calcext:apply-style-name="Task_Completed" calcext:value="formula-is(AND([.$H32]&gt;0;[.GN$10]&gt;=[.$D32];[.GN$10]&lt;=[.$J32];WORKDAY([.$D32];[.$H32]*[.$K32];Holidays)&gt;[.GN$10]))" calcext:base-cell-address="'Gantt Chart'.GN32"/>
            <calcext:condition calcext:apply-style-name="Task_Scheduled" calcext:value="formula-is(AND([.$H32]&gt;0;[.GN$10]&gt;=[.$D32];[.GN$10]&lt;=[.$J32];WORKDAY([.$D32];[.$H32]*[.$K32];Holidays)&lt;=[.GN$10]))" calcext:base-cell-address="'Gantt Chart'.GN32"/>
            <calcext:condition calcext:apply-style-name="Milestone" calcext:value="formula-is(AND([.$D32]&gt;0;[.$J32]=&quot;&quot;;[.$D32]=[.GN$10]))" calcext:base-cell-address="'Gantt Chart'.GN32"/>
          </calcext:conditional-format>
          <calcext:conditional-format calcext:target-range-address="'Gantt Chart'.GN45:'Gantt Chart'.GZ59 'Gantt Chart'.HA45:'Gantt Chart'.HB52 'Gantt Chart'.HA55:'Gantt Chart'.HB59">
            <calcext:condition calcext:apply-style-name="Today" calcext:value="formula-is([.GN$10]=TODAY())" calcext:base-cell-address="'Gantt Chart'.GN45"/>
            <calcext:condition calcext:apply-style-name="Weekend" calcext:value="formula-is(OR(WEEKDAY([.GN$10])=1;WEEKDAY([.GN$10])=7))" calcext:base-cell-address="'Gantt Chart'.GN45"/>
            <calcext:condition calcext:apply-style-name="Holiday" calcext:value="formula-is(ISNUMBER(MATCH([.GN$10];Holidays;0)))" calcext:base-cell-address="'Gantt Chart'.GN45"/>
          </calcext:conditional-format>
          <calcext:conditional-format calcext:target-range-address="'Gantt Chart'.GN45:'Gantt Chart'.GZ59 'Gantt Chart'.HA45:'Gantt Chart'.HB52 'Gantt Chart'.HA55:'Gantt Chart'.HB59">
            <calcext:condition calcext:apply-style-name="Task_Completed" calcext:value="formula-is(AND([.$H45]&gt;0;[.GN$10]&gt;=[.$D45];[.GN$10]&lt;=[.$J45];WORKDAY([.$D45];[.$H45]*[.$K45];Holidays)&gt;[.GN$10]))" calcext:base-cell-address="'Gantt Chart'.GN45"/>
            <calcext:condition calcext:apply-style-name="Task_Scheduled" calcext:value="formula-is(AND([.$H45]&gt;0;[.GN$10]&gt;=[.$D45];[.GN$10]&lt;=[.$J45];WORKDAY([.$D45];[.$H45]*[.$K45];Holidays)&lt;=[.GN$10]))" calcext:base-cell-address="'Gantt Chart'.GN45"/>
            <calcext:condition calcext:apply-style-name="Milestone" calcext:value="formula-is(AND([.$D45]&gt;0;[.$J45]=&quot;&quot;;[.$D45]=[.GN$10]))" calcext:base-cell-address="'Gantt Chart'.GN45"/>
          </calcext:conditional-format>
          <calcext:conditional-format calcext:target-range-address="'Gantt Chart'.GN64:'Gantt Chart'.HD73 'Gantt Chart'.GN60:'Gantt Chart'.HB73">
            <calcext:condition calcext:apply-style-name="Today" calcext:value="formula-is([.GN$10]=TODAY())" calcext:base-cell-address="'Gantt Chart'.GN60"/>
            <calcext:condition calcext:apply-style-name="Weekend" calcext:value="formula-is(OR(WEEKDAY([.GN$10])=1;WEEKDAY([.GN$10])=7))" calcext:base-cell-address="'Gantt Chart'.GN60"/>
            <calcext:condition calcext:apply-style-name="Holiday" calcext:value="formula-is(ISNUMBER(MATCH([.GN$10];Holidays;0)))" calcext:base-cell-address="'Gantt Chart'.GN60"/>
          </calcext:conditional-format>
          <calcext:conditional-format calcext:target-range-address="'Gantt Chart'.GN64:'Gantt Chart'.HD73 'Gantt Chart'.GN60:'Gantt Chart'.HB73">
            <calcext:condition calcext:apply-style-name="Task_Completed" calcext:value="formula-is(AND([.$H60]&gt;0;[.GN$10]&gt;=[.$D60];[.GN$10]&lt;=[.$J60];WORKDAY([.$D60];[.$H60]*[.$K60];Holidays)&gt;[.GN$10]))" calcext:base-cell-address="'Gantt Chart'.GN60"/>
            <calcext:condition calcext:apply-style-name="Task_Scheduled" calcext:value="formula-is(AND([.$H60]&gt;0;[.GN$10]&gt;=[.$D60];[.GN$10]&lt;=[.$J60];WORKDAY([.$D60];[.$H60]*[.$K60];Holidays)&lt;=[.GN$10]))" calcext:base-cell-address="'Gantt Chart'.GN60"/>
            <calcext:condition calcext:apply-style-name="Milestone" calcext:value="formula-is(AND([.$D60]&gt;0;[.$J60]=&quot;&quot;;[.$D60]=[.GN$10]))" calcext:base-cell-address="'Gantt Chart'.GN60"/>
          </calcext:conditional-format>
          <calcext:conditional-format calcext:target-range-address="'Gantt Chart'.O11:'Gantt Chart'.AN22 'Gantt Chart'.O30:'Gantt Chart'.AN36 'Gantt Chart'.O29:'Gantt Chart'.P29 'Gantt Chart'.R29:'Gantt Chart'.AN29 'Gantt Chart'.O25:'Gantt Chart'.AN28 'Gantt Chart'.O23:'Gantt Chart'.O24 'Gantt Chart'.Q23:'Gantt Chart'.AN24">
            <calcext:condition calcext:apply-style-name="Today" calcext:value="formula-is([.O$10]=TODAY())" calcext:base-cell-address="'Gantt Chart'.O11"/>
            <calcext:condition calcext:apply-style-name="Weekend" calcext:value="formula-is(OR(WEEKDAY([.O$10])=1;WEEKDAY([.O$10])=7))" calcext:base-cell-address="'Gantt Chart'.O11"/>
            <calcext:condition calcext:apply-style-name="Holiday" calcext:value="formula-is(ISNUMBER(MATCH([.O$10];Holidays;0)))" calcext:base-cell-address="'Gantt Chart'.O11"/>
          </calcext:conditional-format>
          <calcext:conditional-format calcext:target-range-address="'Gantt Chart'.O11:'Gantt Chart'.AN22 'Gantt Chart'.O30:'Gantt Chart'.AN36 'Gantt Chart'.O29:'Gantt Chart'.P29 'Gantt Chart'.R29:'Gantt Chart'.AN29 'Gantt Chart'.O25:'Gantt Chart'.AN28 'Gantt Chart'.O23:'Gantt Chart'.O24 'Gantt Chart'.Q23:'Gantt Chart'.AN24">
            <calcext:condition calcext:apply-style-name="Task_Completed" calcext:value="formula-is(AND([.$H11]&gt;0;[.O$10]&gt;=[.$D11];[.O$10]&lt;=[.$J11];WORKDAY([.$D11];[.$H11]*[.$K11];Holidays)&gt;[.O$10]))" calcext:base-cell-address="'Gantt Chart'.O11"/>
            <calcext:condition calcext:apply-style-name="Task_Scheduled" calcext:value="formula-is(AND([.$H11]&gt;0;[.O$10]&gt;=[.$D11];[.O$10]&lt;=[.$J11];WORKDAY([.$D11];[.$H11]*[.$K11];Holidays)&lt;=[.O$10]))" calcext:base-cell-address="'Gantt Chart'.O11"/>
            <calcext:condition calcext:apply-style-name="Milestone" calcext:value="formula-is(AND([.$D11]&gt;0;[.$J11]=&quot;&quot;;[.$D11]=[.O$10]))" calcext:base-cell-address="'Gantt Chart'.O11"/>
          </calcext:conditional-format>
          <calcext:conditional-format calcext:target-range-address="'Gantt Chart'.Q29:'Gantt Chart'.Q29">
            <calcext:condition calcext:apply-style-name="Today" calcext:value="formula-is([.Q$10]=TODAY())" calcext:base-cell-address="'Gantt Chart'.Q29"/>
            <calcext:condition calcext:apply-style-name="Weekend" calcext:value="formula-is(OR(WEEKDAY([.Q$10])=1;WEEKDAY([.Q$10])=7))" calcext:base-cell-address="'Gantt Chart'.Q29"/>
            <calcext:condition calcext:apply-style-name="Holiday" calcext:value="formula-is(ISNUMBER(MATCH([.Q$10];Holidays;0)))" calcext:base-cell-address="'Gantt Chart'.Q29"/>
          </calcext:conditional-format>
          <calcext:conditional-format calcext:target-range-address="'Gantt Chart'.Q29:'Gantt Chart'.Q29">
            <calcext:condition calcext:apply-style-name="Task_Completed" calcext:value="formula-is(AND([.$H29]&gt;0;[.Q$10]&gt;=[.$D29];[.Q$10]&lt;=[.$J29];WORKDAY([.$D29];[.$H29]*[.$K29];Holidays)&gt;[.Q$10]))" calcext:base-cell-address="'Gantt Chart'.Q29"/>
            <calcext:condition calcext:apply-style-name="Task_Scheduled" calcext:value="formula-is(AND([.$H29]&gt;0;[.Q$10]&gt;=[.$D29];[.Q$10]&lt;=[.$J29];WORKDAY([.$D29];[.$H29]*[.$K29];Holidays)&lt;=[.Q$10]))" calcext:base-cell-address="'Gantt Chart'.Q29"/>
            <calcext:condition calcext:apply-style-name="Milestone" calcext:value="formula-is(AND([.$D29]&gt;0;[.$J29]=&quot;&quot;;[.$D29]=[.Q$10]))" calcext:base-cell-address="'Gantt Chart'.Q29"/>
          </calcext:conditional-format>
          <calcext:conditional-format calcext:target-range-address="'Gantt Chart'.O44:'Gantt Chart'.AN51 'Gantt Chart'.O43:'Gantt Chart'.P43 'Gantt Chart'.R43:'Gantt Chart'.AN43 'Gantt Chart'.O38:'Gantt Chart'.AN42 'Gantt Chart'.O37:'Gantt Chart'.O37 'Gantt Chart'.Q37:'Gantt Chart'.AN37">
            <calcext:condition calcext:apply-style-name="Today" calcext:value="formula-is([.O$10]=TODAY())" calcext:base-cell-address="'Gantt Chart'.O37"/>
            <calcext:condition calcext:apply-style-name="Weekend" calcext:value="formula-is(OR(WEEKDAY([.O$10])=1;WEEKDAY([.O$10])=7))" calcext:base-cell-address="'Gantt Chart'.O37"/>
            <calcext:condition calcext:apply-style-name="Holiday" calcext:value="formula-is(ISNUMBER(MATCH([.O$10];Holidays;0)))" calcext:base-cell-address="'Gantt Chart'.O37"/>
          </calcext:conditional-format>
          <calcext:conditional-format calcext:target-range-address="'Gantt Chart'.O44:'Gantt Chart'.AN51 'Gantt Chart'.O43:'Gantt Chart'.P43 'Gantt Chart'.R43:'Gantt Chart'.AN43 'Gantt Chart'.O38:'Gantt Chart'.AN42 'Gantt Chart'.O37:'Gantt Chart'.O37 'Gantt Chart'.Q37:'Gantt Chart'.AN37">
            <calcext:condition calcext:apply-style-name="Task_Completed" calcext:value="formula-is(AND([.$H37]&gt;0;[.O$10]&gt;=[.$D37];[.O$10]&lt;=[.$J37];WORKDAY([.$D37];[.$H37]*[.$K37];Holidays)&gt;[.O$10]))" calcext:base-cell-address="'Gantt Chart'.O37"/>
            <calcext:condition calcext:apply-style-name="Task_Scheduled" calcext:value="formula-is(AND([.$H37]&gt;0;[.O$10]&gt;=[.$D37];[.O$10]&lt;=[.$J37];WORKDAY([.$D37];[.$H37]*[.$K37];Holidays)&lt;=[.O$10]))" calcext:base-cell-address="'Gantt Chart'.O37"/>
            <calcext:condition calcext:apply-style-name="Milestone" calcext:value="formula-is(AND([.$D37]&gt;0;[.$J37]=&quot;&quot;;[.$D37]=[.O$10]))" calcext:base-cell-address="'Gantt Chart'.O37"/>
          </calcext:conditional-format>
          <calcext:conditional-format calcext:target-range-address="'Gantt Chart'.Q43:'Gantt Chart'.Q43">
            <calcext:condition calcext:apply-style-name="Today" calcext:value="formula-is([.Q$10]=TODAY())" calcext:base-cell-address="'Gantt Chart'.Q43"/>
            <calcext:condition calcext:apply-style-name="Weekend" calcext:value="formula-is(OR(WEEKDAY([.Q$10])=1;WEEKDAY([.Q$10])=7))" calcext:base-cell-address="'Gantt Chart'.Q43"/>
            <calcext:condition calcext:apply-style-name="Holiday" calcext:value="formula-is(ISNUMBER(MATCH([.Q$10];Holidays;0)))" calcext:base-cell-address="'Gantt Chart'.Q43"/>
          </calcext:conditional-format>
          <calcext:conditional-format calcext:target-range-address="'Gantt Chart'.Q43:'Gantt Chart'.Q43">
            <calcext:condition calcext:apply-style-name="Task_Completed" calcext:value="formula-is(AND([.$H43]&gt;0;[.Q$10]&gt;=[.$D43];[.Q$10]&lt;=[.$J43];WORKDAY([.$D43];[.$H43]*[.$K43];Holidays)&gt;[.Q$10]))" calcext:base-cell-address="'Gantt Chart'.Q43"/>
            <calcext:condition calcext:apply-style-name="Task_Scheduled" calcext:value="formula-is(AND([.$H43]&gt;0;[.Q$10]&gt;=[.$D43];[.Q$10]&lt;=[.$J43];WORKDAY([.$D43];[.$H43]*[.$K43];Holidays)&lt;=[.Q$10]))" calcext:base-cell-address="'Gantt Chart'.Q43"/>
            <calcext:condition calcext:apply-style-name="Milestone" calcext:value="formula-is(AND([.$D43]&gt;0;[.$J43]=&quot;&quot;;[.$D43]=[.Q$10]))" calcext:base-cell-address="'Gantt Chart'.Q43"/>
          </calcext:conditional-format>
          <calcext:conditional-format calcext:target-range-address="'Gantt Chart'.O59:'Gantt Chart'.AN65 'Gantt Chart'.O58:'Gantt Chart'.P58 'Gantt Chart'.R58:'Gantt Chart'.AN58 'Gantt Chart'.O54:'Gantt Chart'.AN57 'Gantt Chart'.O52:'Gantt Chart'.O53 'Gantt Chart'.Q52:'Gantt Chart'.AN53">
            <calcext:condition calcext:apply-style-name="Today" calcext:value="formula-is([.O$10]=TODAY())" calcext:base-cell-address="'Gantt Chart'.O52"/>
            <calcext:condition calcext:apply-style-name="Weekend" calcext:value="formula-is(OR(WEEKDAY([.O$10])=1;WEEKDAY([.O$10])=7))" calcext:base-cell-address="'Gantt Chart'.O52"/>
            <calcext:condition calcext:apply-style-name="Holiday" calcext:value="formula-is(ISNUMBER(MATCH([.O$10];Holidays;0)))" calcext:base-cell-address="'Gantt Chart'.O52"/>
          </calcext:conditional-format>
          <calcext:conditional-format calcext:target-range-address="'Gantt Chart'.O59:'Gantt Chart'.AN65 'Gantt Chart'.O58:'Gantt Chart'.P58 'Gantt Chart'.R58:'Gantt Chart'.AN58 'Gantt Chart'.O54:'Gantt Chart'.AN57 'Gantt Chart'.O52:'Gantt Chart'.O53 'Gantt Chart'.Q52:'Gantt Chart'.AN53">
            <calcext:condition calcext:apply-style-name="Task_Completed" calcext:value="formula-is(AND([.$H52]&gt;0;[.O$10]&gt;=[.$D52];[.O$10]&lt;=[.$J52];WORKDAY([.$D52];[.$H52]*[.$K52];Holidays)&gt;[.O$10]))" calcext:base-cell-address="'Gantt Chart'.O52"/>
            <calcext:condition calcext:apply-style-name="Task_Scheduled" calcext:value="formula-is(AND([.$H52]&gt;0;[.O$10]&gt;=[.$D52];[.O$10]&lt;=[.$J52];WORKDAY([.$D52];[.$H52]*[.$K52];Holidays)&lt;=[.O$10]))" calcext:base-cell-address="'Gantt Chart'.O52"/>
            <calcext:condition calcext:apply-style-name="Milestone" calcext:value="formula-is(AND([.$D52]&gt;0;[.$J52]=&quot;&quot;;[.$D52]=[.O$10]))" calcext:base-cell-address="'Gantt Chart'.O52"/>
          </calcext:conditional-format>
          <calcext:conditional-format calcext:target-range-address="'Gantt Chart'.Q58:'Gantt Chart'.Q58">
            <calcext:condition calcext:apply-style-name="Today" calcext:value="formula-is([.Q$10]=TODAY())" calcext:base-cell-address="'Gantt Chart'.Q58"/>
            <calcext:condition calcext:apply-style-name="Weekend" calcext:value="formula-is(OR(WEEKDAY([.Q$10])=1;WEEKDAY([.Q$10])=7))" calcext:base-cell-address="'Gantt Chart'.Q58"/>
            <calcext:condition calcext:apply-style-name="Holiday" calcext:value="formula-is(ISNUMBER(MATCH([.Q$10];Holidays;0)))" calcext:base-cell-address="'Gantt Chart'.Q58"/>
          </calcext:conditional-format>
          <calcext:conditional-format calcext:target-range-address="'Gantt Chart'.Q58:'Gantt Chart'.Q58">
            <calcext:condition calcext:apply-style-name="Task_Completed" calcext:value="formula-is(AND([.$H58]&gt;0;[.Q$10]&gt;=[.$D58];[.Q$10]&lt;=[.$J58];WORKDAY([.$D58];[.$H58]*[.$K58];Holidays)&gt;[.Q$10]))" calcext:base-cell-address="'Gantt Chart'.Q58"/>
            <calcext:condition calcext:apply-style-name="Task_Scheduled" calcext:value="formula-is(AND([.$H58]&gt;0;[.Q$10]&gt;=[.$D58];[.Q$10]&lt;=[.$J58];WORKDAY([.$D58];[.$H58]*[.$K58];Holidays)&lt;=[.Q$10]))" calcext:base-cell-address="'Gantt Chart'.Q58"/>
            <calcext:condition calcext:apply-style-name="Milestone" calcext:value="formula-is(AND([.$D58]&gt;0;[.$J58]=&quot;&quot;;[.$D58]=[.Q$10]))" calcext:base-cell-address="'Gantt Chart'.Q58"/>
          </calcext:conditional-format>
          <calcext:conditional-format calcext:target-range-address="'Gantt Chart'.AO11:'Gantt Chart'.BN22 'Gantt Chart'.AO30:'Gantt Chart'.BN36 'Gantt Chart'.AO29:'Gantt Chart'.AP29 'Gantt Chart'.AR29:'Gantt Chart'.BN29 'Gantt Chart'.AO25:'Gantt Chart'.BN28 'Gantt Chart'.AO23:'Gantt Chart'.AO24 'Gantt Chart'.AQ23:'Gantt Chart'.BN24">
            <calcext:condition calcext:apply-style-name="Today" calcext:value="formula-is([.AO$10]=TODAY())" calcext:base-cell-address="'Gantt Chart'.AO11"/>
            <calcext:condition calcext:apply-style-name="Weekend" calcext:value="formula-is(OR(WEEKDAY([.AO$10])=1;WEEKDAY([.AO$10])=7))" calcext:base-cell-address="'Gantt Chart'.AO11"/>
            <calcext:condition calcext:apply-style-name="Holiday" calcext:value="formula-is(ISNUMBER(MATCH([.AO$10];Holidays;0)))" calcext:base-cell-address="'Gantt Chart'.AO11"/>
          </calcext:conditional-format>
          <calcext:conditional-format calcext:target-range-address="'Gantt Chart'.AO11:'Gantt Chart'.BN22 'Gantt Chart'.AO30:'Gantt Chart'.BN36 'Gantt Chart'.AO29:'Gantt Chart'.AP29 'Gantt Chart'.AR29:'Gantt Chart'.BN29 'Gantt Chart'.AO25:'Gantt Chart'.BN28 'Gantt Chart'.AO23:'Gantt Chart'.AO24 'Gantt Chart'.AQ23:'Gantt Chart'.BN24">
            <calcext:condition calcext:apply-style-name="Task_Completed" calcext:value="formula-is(AND([.$H11]&gt;0;[.AO$10]&gt;=[.$D11];[.AO$10]&lt;=[.$J11];WORKDAY([.$D11];[.$H11]*[.$K11];Holidays)&gt;[.AO$10]))" calcext:base-cell-address="'Gantt Chart'.AO11"/>
            <calcext:condition calcext:apply-style-name="Task_Scheduled" calcext:value="formula-is(AND([.$H11]&gt;0;[.AO$10]&gt;=[.$D11];[.AO$10]&lt;=[.$J11];WORKDAY([.$D11];[.$H11]*[.$K11];Holidays)&lt;=[.AO$10]))" calcext:base-cell-address="'Gantt Chart'.AO11"/>
            <calcext:condition calcext:apply-style-name="Milestone" calcext:value="formula-is(AND([.$D11]&gt;0;[.$J11]=&quot;&quot;;[.$D11]=[.AO$10]))" calcext:base-cell-address="'Gantt Chart'.AO11"/>
          </calcext:conditional-format>
          <calcext:conditional-format calcext:target-range-address="'Gantt Chart'.AQ29:'Gantt Chart'.AQ29">
            <calcext:condition calcext:apply-style-name="Today" calcext:value="formula-is([.AQ$10]=TODAY())" calcext:base-cell-address="'Gantt Chart'.AQ29"/>
            <calcext:condition calcext:apply-style-name="Weekend" calcext:value="formula-is(OR(WEEKDAY([.AQ$10])=1;WEEKDAY([.AQ$10])=7))" calcext:base-cell-address="'Gantt Chart'.AQ29"/>
            <calcext:condition calcext:apply-style-name="Holiday" calcext:value="formula-is(ISNUMBER(MATCH([.AQ$10];Holidays;0)))" calcext:base-cell-address="'Gantt Chart'.AQ29"/>
          </calcext:conditional-format>
          <calcext:conditional-format calcext:target-range-address="'Gantt Chart'.AQ29:'Gantt Chart'.AQ29">
            <calcext:condition calcext:apply-style-name="Task_Completed" calcext:value="formula-is(AND([.$H29]&gt;0;[.AQ$10]&gt;=[.$D29];[.AQ$10]&lt;=[.$J29];WORKDAY([.$D29];[.$H29]*[.$K29];Holidays)&gt;[.AQ$10]))" calcext:base-cell-address="'Gantt Chart'.AQ29"/>
            <calcext:condition calcext:apply-style-name="Task_Scheduled" calcext:value="formula-is(AND([.$H29]&gt;0;[.AQ$10]&gt;=[.$D29];[.AQ$10]&lt;=[.$J29];WORKDAY([.$D29];[.$H29]*[.$K29];Holidays)&lt;=[.AQ$10]))" calcext:base-cell-address="'Gantt Chart'.AQ29"/>
            <calcext:condition calcext:apply-style-name="Milestone" calcext:value="formula-is(AND([.$D29]&gt;0;[.$J29]=&quot;&quot;;[.$D29]=[.AQ$10]))" calcext:base-cell-address="'Gantt Chart'.AQ29"/>
          </calcext:conditional-format>
          <calcext:conditional-format calcext:target-range-address="'Gantt Chart'.AO44:'Gantt Chart'.BN51 'Gantt Chart'.AO43:'Gantt Chart'.AP43 'Gantt Chart'.AR43:'Gantt Chart'.BN43 'Gantt Chart'.AO38:'Gantt Chart'.BN42 'Gantt Chart'.AO37:'Gantt Chart'.AO37 'Gantt Chart'.AQ37:'Gantt Chart'.BN37">
            <calcext:condition calcext:apply-style-name="Today" calcext:value="formula-is([.AO$10]=TODAY())" calcext:base-cell-address="'Gantt Chart'.AO37"/>
            <calcext:condition calcext:apply-style-name="Weekend" calcext:value="formula-is(OR(WEEKDAY([.AO$10])=1;WEEKDAY([.AO$10])=7))" calcext:base-cell-address="'Gantt Chart'.AO37"/>
            <calcext:condition calcext:apply-style-name="Holiday" calcext:value="formula-is(ISNUMBER(MATCH([.AO$10];Holidays;0)))" calcext:base-cell-address="'Gantt Chart'.AO37"/>
          </calcext:conditional-format>
          <calcext:conditional-format calcext:target-range-address="'Gantt Chart'.AO44:'Gantt Chart'.BN51 'Gantt Chart'.AO43:'Gantt Chart'.AP43 'Gantt Chart'.AR43:'Gantt Chart'.BN43 'Gantt Chart'.AO38:'Gantt Chart'.BN42 'Gantt Chart'.AO37:'Gantt Chart'.AO37 'Gantt Chart'.AQ37:'Gantt Chart'.BN37">
            <calcext:condition calcext:apply-style-name="Task_Completed" calcext:value="formula-is(AND([.$H37]&gt;0;[.AO$10]&gt;=[.$D37];[.AO$10]&lt;=[.$J37];WORKDAY([.$D37];[.$H37]*[.$K37];Holidays)&gt;[.AO$10]))" calcext:base-cell-address="'Gantt Chart'.AO37"/>
            <calcext:condition calcext:apply-style-name="Task_Scheduled" calcext:value="formula-is(AND([.$H37]&gt;0;[.AO$10]&gt;=[.$D37];[.AO$10]&lt;=[.$J37];WORKDAY([.$D37];[.$H37]*[.$K37];Holidays)&lt;=[.AO$10]))" calcext:base-cell-address="'Gantt Chart'.AO37"/>
            <calcext:condition calcext:apply-style-name="Milestone" calcext:value="formula-is(AND([.$D37]&gt;0;[.$J37]=&quot;&quot;;[.$D37]=[.AO$10]))" calcext:base-cell-address="'Gantt Chart'.AO37"/>
          </calcext:conditional-format>
          <calcext:conditional-format calcext:target-range-address="'Gantt Chart'.AQ43:'Gantt Chart'.AQ43">
            <calcext:condition calcext:apply-style-name="Today" calcext:value="formula-is([.AQ$10]=TODAY())" calcext:base-cell-address="'Gantt Chart'.AQ43"/>
            <calcext:condition calcext:apply-style-name="Weekend" calcext:value="formula-is(OR(WEEKDAY([.AQ$10])=1;WEEKDAY([.AQ$10])=7))" calcext:base-cell-address="'Gantt Chart'.AQ43"/>
            <calcext:condition calcext:apply-style-name="Holiday" calcext:value="formula-is(ISNUMBER(MATCH([.AQ$10];Holidays;0)))" calcext:base-cell-address="'Gantt Chart'.AQ43"/>
          </calcext:conditional-format>
          <calcext:conditional-format calcext:target-range-address="'Gantt Chart'.AQ43:'Gantt Chart'.AQ43">
            <calcext:condition calcext:apply-style-name="Task_Completed" calcext:value="formula-is(AND([.$H43]&gt;0;[.AQ$10]&gt;=[.$D43];[.AQ$10]&lt;=[.$J43];WORKDAY([.$D43];[.$H43]*[.$K43];Holidays)&gt;[.AQ$10]))" calcext:base-cell-address="'Gantt Chart'.AQ43"/>
            <calcext:condition calcext:apply-style-name="Task_Scheduled" calcext:value="formula-is(AND([.$H43]&gt;0;[.AQ$10]&gt;=[.$D43];[.AQ$10]&lt;=[.$J43];WORKDAY([.$D43];[.$H43]*[.$K43];Holidays)&lt;=[.AQ$10]))" calcext:base-cell-address="'Gantt Chart'.AQ43"/>
            <calcext:condition calcext:apply-style-name="Milestone" calcext:value="formula-is(AND([.$D43]&gt;0;[.$J43]=&quot;&quot;;[.$D43]=[.AQ$10]))" calcext:base-cell-address="'Gantt Chart'.AQ43"/>
          </calcext:conditional-format>
          <calcext:conditional-format calcext:target-range-address="'Gantt Chart'.AO59:'Gantt Chart'.BN65 'Gantt Chart'.AO58:'Gantt Chart'.AP58 'Gantt Chart'.AR58:'Gantt Chart'.BN58 'Gantt Chart'.AO54:'Gantt Chart'.BN57 'Gantt Chart'.AO52:'Gantt Chart'.AO53 'Gantt Chart'.AQ52:'Gantt Chart'.BN53">
            <calcext:condition calcext:apply-style-name="Today" calcext:value="formula-is([.AO$10]=TODAY())" calcext:base-cell-address="'Gantt Chart'.AO52"/>
            <calcext:condition calcext:apply-style-name="Weekend" calcext:value="formula-is(OR(WEEKDAY([.AO$10])=1;WEEKDAY([.AO$10])=7))" calcext:base-cell-address="'Gantt Chart'.AO52"/>
            <calcext:condition calcext:apply-style-name="Holiday" calcext:value="formula-is(ISNUMBER(MATCH([.AO$10];Holidays;0)))" calcext:base-cell-address="'Gantt Chart'.AO52"/>
          </calcext:conditional-format>
          <calcext:conditional-format calcext:target-range-address="'Gantt Chart'.AO59:'Gantt Chart'.BN65 'Gantt Chart'.AO58:'Gantt Chart'.AP58 'Gantt Chart'.AR58:'Gantt Chart'.BN58 'Gantt Chart'.AO54:'Gantt Chart'.BN57 'Gantt Chart'.AO52:'Gantt Chart'.AO53 'Gantt Chart'.AQ52:'Gantt Chart'.BN53">
            <calcext:condition calcext:apply-style-name="Task_Completed" calcext:value="formula-is(AND([.$H52]&gt;0;[.AO$10]&gt;=[.$D52];[.AO$10]&lt;=[.$J52];WORKDAY([.$D52];[.$H52]*[.$K52];Holidays)&gt;[.AO$10]))" calcext:base-cell-address="'Gantt Chart'.AO52"/>
            <calcext:condition calcext:apply-style-name="Task_Scheduled" calcext:value="formula-is(AND([.$H52]&gt;0;[.AO$10]&gt;=[.$D52];[.AO$10]&lt;=[.$J52];WORKDAY([.$D52];[.$H52]*[.$K52];Holidays)&lt;=[.AO$10]))" calcext:base-cell-address="'Gantt Chart'.AO52"/>
            <calcext:condition calcext:apply-style-name="Milestone" calcext:value="formula-is(AND([.$D52]&gt;0;[.$J52]=&quot;&quot;;[.$D52]=[.AO$10]))" calcext:base-cell-address="'Gantt Chart'.AO52"/>
          </calcext:conditional-format>
          <calcext:conditional-format calcext:target-range-address="'Gantt Chart'.AQ58:'Gantt Chart'.AQ58">
            <calcext:condition calcext:apply-style-name="Today" calcext:value="formula-is([.AQ$10]=TODAY())" calcext:base-cell-address="'Gantt Chart'.AQ58"/>
            <calcext:condition calcext:apply-style-name="Weekend" calcext:value="formula-is(OR(WEEKDAY([.AQ$10])=1;WEEKDAY([.AQ$10])=7))" calcext:base-cell-address="'Gantt Chart'.AQ58"/>
            <calcext:condition calcext:apply-style-name="Holiday" calcext:value="formula-is(ISNUMBER(MATCH([.AQ$10];Holidays;0)))" calcext:base-cell-address="'Gantt Chart'.AQ58"/>
          </calcext:conditional-format>
          <calcext:conditional-format calcext:target-range-address="'Gantt Chart'.AQ58:'Gantt Chart'.AQ58">
            <calcext:condition calcext:apply-style-name="Task_Completed" calcext:value="formula-is(AND([.$H58]&gt;0;[.AQ$10]&gt;=[.$D58];[.AQ$10]&lt;=[.$J58];WORKDAY([.$D58];[.$H58]*[.$K58];Holidays)&gt;[.AQ$10]))" calcext:base-cell-address="'Gantt Chart'.AQ58"/>
            <calcext:condition calcext:apply-style-name="Task_Scheduled" calcext:value="formula-is(AND([.$H58]&gt;0;[.AQ$10]&gt;=[.$D58];[.AQ$10]&lt;=[.$J58];WORKDAY([.$D58];[.$H58]*[.$K58];Holidays)&lt;=[.AQ$10]))" calcext:base-cell-address="'Gantt Chart'.AQ58"/>
            <calcext:condition calcext:apply-style-name="Milestone" calcext:value="formula-is(AND([.$D58]&gt;0;[.$J58]=&quot;&quot;;[.$D58]=[.AQ$10]))" calcext:base-cell-address="'Gantt Chart'.AQ58"/>
          </calcext:conditional-format>
          <calcext:conditional-format calcext:target-range-address="'Gantt Chart'.BO11:'Gantt Chart'.BR22 'Gantt Chart'.BO30:'Gantt Chart'.BR36 'Gantt Chart'.BO29:'Gantt Chart'.BP29 'Gantt Chart'.BR29:'Gantt Chart'.BR29 'Gantt Chart'.BO25:'Gantt Chart'.BR28 'Gantt Chart'.BO23:'Gantt Chart'.BO24 'Gantt Chart'.BQ23:'Gantt Chart'.BR24">
            <calcext:condition calcext:apply-style-name="Today" calcext:value="formula-is([.BO$10]=TODAY())" calcext:base-cell-address="'Gantt Chart'.BO11"/>
            <calcext:condition calcext:apply-style-name="Weekend" calcext:value="formula-is(OR(WEEKDAY([.BO$10])=1;WEEKDAY([.BO$10])=7))" calcext:base-cell-address="'Gantt Chart'.BO11"/>
            <calcext:condition calcext:apply-style-name="Holiday" calcext:value="formula-is(ISNUMBER(MATCH([.BO$10];Holidays;0)))" calcext:base-cell-address="'Gantt Chart'.BO11"/>
          </calcext:conditional-format>
          <calcext:conditional-format calcext:target-range-address="'Gantt Chart'.BO11:'Gantt Chart'.BR22 'Gantt Chart'.BO30:'Gantt Chart'.BR36 'Gantt Chart'.BO29:'Gantt Chart'.BP29 'Gantt Chart'.BR29:'Gantt Chart'.BR29 'Gantt Chart'.BO25:'Gantt Chart'.BR28 'Gantt Chart'.BO23:'Gantt Chart'.BO24 'Gantt Chart'.BQ23:'Gantt Chart'.BR24">
            <calcext:condition calcext:apply-style-name="Task_Completed" calcext:value="formula-is(AND([.$H11]&gt;0;[.BO$10]&gt;=[.$D11];[.BO$10]&lt;=[.$J11];WORKDAY([.$D11];[.$H11]*[.$K11];Holidays)&gt;[.BO$10]))" calcext:base-cell-address="'Gantt Chart'.BO11"/>
            <calcext:condition calcext:apply-style-name="Task_Scheduled" calcext:value="formula-is(AND([.$H11]&gt;0;[.BO$10]&gt;=[.$D11];[.BO$10]&lt;=[.$J11];WORKDAY([.$D11];[.$H11]*[.$K11];Holidays)&lt;=[.BO$10]))" calcext:base-cell-address="'Gantt Chart'.BO11"/>
            <calcext:condition calcext:apply-style-name="Milestone" calcext:value="formula-is(AND([.$D11]&gt;0;[.$J11]=&quot;&quot;;[.$D11]=[.BO$10]))" calcext:base-cell-address="'Gantt Chart'.BO11"/>
          </calcext:conditional-format>
          <calcext:conditional-format calcext:target-range-address="'Gantt Chart'.BQ29:'Gantt Chart'.BQ29">
            <calcext:condition calcext:apply-style-name="Today" calcext:value="formula-is([.BQ$10]=TODAY())" calcext:base-cell-address="'Gantt Chart'.BQ29"/>
            <calcext:condition calcext:apply-style-name="Weekend" calcext:value="formula-is(OR(WEEKDAY([.BQ$10])=1;WEEKDAY([.BQ$10])=7))" calcext:base-cell-address="'Gantt Chart'.BQ29"/>
            <calcext:condition calcext:apply-style-name="Holiday" calcext:value="formula-is(ISNUMBER(MATCH([.BQ$10];Holidays;0)))" calcext:base-cell-address="'Gantt Chart'.BQ29"/>
          </calcext:conditional-format>
          <calcext:conditional-format calcext:target-range-address="'Gantt Chart'.BQ29:'Gantt Chart'.BQ29">
            <calcext:condition calcext:apply-style-name="Task_Completed" calcext:value="formula-is(AND([.$H29]&gt;0;[.BQ$10]&gt;=[.$D29];[.BQ$10]&lt;=[.$J29];WORKDAY([.$D29];[.$H29]*[.$K29];Holidays)&gt;[.BQ$10]))" calcext:base-cell-address="'Gantt Chart'.BQ29"/>
            <calcext:condition calcext:apply-style-name="Task_Scheduled" calcext:value="formula-is(AND([.$H29]&gt;0;[.BQ$10]&gt;=[.$D29];[.BQ$10]&lt;=[.$J29];WORKDAY([.$D29];[.$H29]*[.$K29];Holidays)&lt;=[.BQ$10]))" calcext:base-cell-address="'Gantt Chart'.BQ29"/>
            <calcext:condition calcext:apply-style-name="Milestone" calcext:value="formula-is(AND([.$D29]&gt;0;[.$J29]=&quot;&quot;;[.$D29]=[.BQ$10]))" calcext:base-cell-address="'Gantt Chart'.BQ29"/>
          </calcext:conditional-format>
          <calcext:conditional-format calcext:target-range-address="'Gantt Chart'.BO44:'Gantt Chart'.BR51 'Gantt Chart'.BO43:'Gantt Chart'.BP43 'Gantt Chart'.BR43:'Gantt Chart'.BR43 'Gantt Chart'.BO38:'Gantt Chart'.BR42 'Gantt Chart'.BO37:'Gantt Chart'.BO37 'Gantt Chart'.BQ37:'Gantt Chart'.BR37">
            <calcext:condition calcext:apply-style-name="Today" calcext:value="formula-is([.BO$10]=TODAY())" calcext:base-cell-address="'Gantt Chart'.BO37"/>
            <calcext:condition calcext:apply-style-name="Weekend" calcext:value="formula-is(OR(WEEKDAY([.BO$10])=1;WEEKDAY([.BO$10])=7))" calcext:base-cell-address="'Gantt Chart'.BO37"/>
            <calcext:condition calcext:apply-style-name="Holiday" calcext:value="formula-is(ISNUMBER(MATCH([.BO$10];Holidays;0)))" calcext:base-cell-address="'Gantt Chart'.BO37"/>
          </calcext:conditional-format>
          <calcext:conditional-format calcext:target-range-address="'Gantt Chart'.BO44:'Gantt Chart'.BR51 'Gantt Chart'.BO43:'Gantt Chart'.BP43 'Gantt Chart'.BR43:'Gantt Chart'.BR43 'Gantt Chart'.BO38:'Gantt Chart'.BR42 'Gantt Chart'.BO37:'Gantt Chart'.BO37 'Gantt Chart'.BQ37:'Gantt Chart'.BR37">
            <calcext:condition calcext:apply-style-name="Task_Completed" calcext:value="formula-is(AND([.$H37]&gt;0;[.BO$10]&gt;=[.$D37];[.BO$10]&lt;=[.$J37];WORKDAY([.$D37];[.$H37]*[.$K37];Holidays)&gt;[.BO$10]))" calcext:base-cell-address="'Gantt Chart'.BO37"/>
            <calcext:condition calcext:apply-style-name="Task_Scheduled" calcext:value="formula-is(AND([.$H37]&gt;0;[.BO$10]&gt;=[.$D37];[.BO$10]&lt;=[.$J37];WORKDAY([.$D37];[.$H37]*[.$K37];Holidays)&lt;=[.BO$10]))" calcext:base-cell-address="'Gantt Chart'.BO37"/>
            <calcext:condition calcext:apply-style-name="Milestone" calcext:value="formula-is(AND([.$D37]&gt;0;[.$J37]=&quot;&quot;;[.$D37]=[.BO$10]))" calcext:base-cell-address="'Gantt Chart'.BO37"/>
          </calcext:conditional-format>
          <calcext:conditional-format calcext:target-range-address="'Gantt Chart'.BQ43:'Gantt Chart'.BQ43">
            <calcext:condition calcext:apply-style-name="Today" calcext:value="formula-is([.BQ$10]=TODAY())" calcext:base-cell-address="'Gantt Chart'.BQ43"/>
            <calcext:condition calcext:apply-style-name="Weekend" calcext:value="formula-is(OR(WEEKDAY([.BQ$10])=1;WEEKDAY([.BQ$10])=7))" calcext:base-cell-address="'Gantt Chart'.BQ43"/>
            <calcext:condition calcext:apply-style-name="Holiday" calcext:value="formula-is(ISNUMBER(MATCH([.BQ$10];Holidays;0)))" calcext:base-cell-address="'Gantt Chart'.BQ43"/>
          </calcext:conditional-format>
          <calcext:conditional-format calcext:target-range-address="'Gantt Chart'.BQ43:'Gantt Chart'.BQ43">
            <calcext:condition calcext:apply-style-name="Task_Completed" calcext:value="formula-is(AND([.$H43]&gt;0;[.BQ$10]&gt;=[.$D43];[.BQ$10]&lt;=[.$J43];WORKDAY([.$D43];[.$H43]*[.$K43];Holidays)&gt;[.BQ$10]))" calcext:base-cell-address="'Gantt Chart'.BQ43"/>
            <calcext:condition calcext:apply-style-name="Task_Scheduled" calcext:value="formula-is(AND([.$H43]&gt;0;[.BQ$10]&gt;=[.$D43];[.BQ$10]&lt;=[.$J43];WORKDAY([.$D43];[.$H43]*[.$K43];Holidays)&lt;=[.BQ$10]))" calcext:base-cell-address="'Gantt Chart'.BQ43"/>
            <calcext:condition calcext:apply-style-name="Milestone" calcext:value="formula-is(AND([.$D43]&gt;0;[.$J43]=&quot;&quot;;[.$D43]=[.BQ$10]))" calcext:base-cell-address="'Gantt Chart'.BQ43"/>
          </calcext:conditional-format>
          <calcext:conditional-format calcext:target-range-address="'Gantt Chart'.BO59:'Gantt Chart'.BR65 'Gantt Chart'.BO58:'Gantt Chart'.BP58 'Gantt Chart'.BR58:'Gantt Chart'.BR58 'Gantt Chart'.BO54:'Gantt Chart'.BR57 'Gantt Chart'.BO52:'Gantt Chart'.BO53 'Gantt Chart'.BQ52:'Gantt Chart'.BR53">
            <calcext:condition calcext:apply-style-name="Today" calcext:value="formula-is([.BO$10]=TODAY())" calcext:base-cell-address="'Gantt Chart'.BO52"/>
            <calcext:condition calcext:apply-style-name="Weekend" calcext:value="formula-is(OR(WEEKDAY([.BO$10])=1;WEEKDAY([.BO$10])=7))" calcext:base-cell-address="'Gantt Chart'.BO52"/>
            <calcext:condition calcext:apply-style-name="Holiday" calcext:value="formula-is(ISNUMBER(MATCH([.BO$10];Holidays;0)))" calcext:base-cell-address="'Gantt Chart'.BO52"/>
          </calcext:conditional-format>
          <calcext:conditional-format calcext:target-range-address="'Gantt Chart'.BO59:'Gantt Chart'.BR65 'Gantt Chart'.BO58:'Gantt Chart'.BP58 'Gantt Chart'.BR58:'Gantt Chart'.BR58 'Gantt Chart'.BO54:'Gantt Chart'.BR57 'Gantt Chart'.BO52:'Gantt Chart'.BO53 'Gantt Chart'.BQ52:'Gantt Chart'.BR53">
            <calcext:condition calcext:apply-style-name="Task_Completed" calcext:value="formula-is(AND([.$H52]&gt;0;[.BO$10]&gt;=[.$D52];[.BO$10]&lt;=[.$J52];WORKDAY([.$D52];[.$H52]*[.$K52];Holidays)&gt;[.BO$10]))" calcext:base-cell-address="'Gantt Chart'.BO52"/>
            <calcext:condition calcext:apply-style-name="Task_Scheduled" calcext:value="formula-is(AND([.$H52]&gt;0;[.BO$10]&gt;=[.$D52];[.BO$10]&lt;=[.$J52];WORKDAY([.$D52];[.$H52]*[.$K52];Holidays)&lt;=[.BO$10]))" calcext:base-cell-address="'Gantt Chart'.BO52"/>
            <calcext:condition calcext:apply-style-name="Milestone" calcext:value="formula-is(AND([.$D52]&gt;0;[.$J52]=&quot;&quot;;[.$D52]=[.BO$10]))" calcext:base-cell-address="'Gantt Chart'.BO52"/>
          </calcext:conditional-format>
          <calcext:conditional-format calcext:target-range-address="'Gantt Chart'.BQ58:'Gantt Chart'.BQ58">
            <calcext:condition calcext:apply-style-name="Today" calcext:value="formula-is([.BQ$10]=TODAY())" calcext:base-cell-address="'Gantt Chart'.BQ58"/>
            <calcext:condition calcext:apply-style-name="Weekend" calcext:value="formula-is(OR(WEEKDAY([.BQ$10])=1;WEEKDAY([.BQ$10])=7))" calcext:base-cell-address="'Gantt Chart'.BQ58"/>
            <calcext:condition calcext:apply-style-name="Holiday" calcext:value="formula-is(ISNUMBER(MATCH([.BQ$10];Holidays;0)))" calcext:base-cell-address="'Gantt Chart'.BQ58"/>
          </calcext:conditional-format>
          <calcext:conditional-format calcext:target-range-address="'Gantt Chart'.BQ58:'Gantt Chart'.BQ58">
            <calcext:condition calcext:apply-style-name="Task_Completed" calcext:value="formula-is(AND([.$H58]&gt;0;[.BQ$10]&gt;=[.$D58];[.BQ$10]&lt;=[.$J58];WORKDAY([.$D58];[.$H58]*[.$K58];Holidays)&gt;[.BQ$10]))" calcext:base-cell-address="'Gantt Chart'.BQ58"/>
            <calcext:condition calcext:apply-style-name="Task_Scheduled" calcext:value="formula-is(AND([.$H58]&gt;0;[.BQ$10]&gt;=[.$D58];[.BQ$10]&lt;=[.$J58];WORKDAY([.$D58];[.$H58]*[.$K58];Holidays)&lt;=[.BQ$10]))" calcext:base-cell-address="'Gantt Chart'.BQ58"/>
            <calcext:condition calcext:apply-style-name="Milestone" calcext:value="formula-is(AND([.$D58]&gt;0;[.$J58]=&quot;&quot;;[.$D58]=[.BQ$10]))" calcext:base-cell-address="'Gantt Chart'.BQ58"/>
          </calcext:conditional-format>
          <calcext:conditional-format calcext:target-range-address="'Gantt Chart'.HC29:'Gantt Chart'.HH30">
            <calcext:condition calcext:apply-style-name="Today" calcext:value="formula-is([.HC$10]=TODAY())" calcext:base-cell-address="'Gantt Chart'.HC29"/>
            <calcext:condition calcext:apply-style-name="Weekend" calcext:value="formula-is(OR(WEEKDAY([.HC$10])=1;WEEKDAY([.HC$10])=7))" calcext:base-cell-address="'Gantt Chart'.HC29"/>
            <calcext:condition calcext:apply-style-name="Holiday" calcext:value="formula-is(ISNUMBER(MATCH([.HC$10];Holidays;0)))" calcext:base-cell-address="'Gantt Chart'.HC29"/>
          </calcext:conditional-format>
          <calcext:conditional-format calcext:target-range-address="'Gantt Chart'.HC29:'Gantt Chart'.HH30">
            <calcext:condition calcext:apply-style-name="Task_Completed" calcext:value="formula-is(AND([.$H29]&gt;0;[.HC$10]&gt;=[.$D29];[.HC$10]&lt;=[.$J29];WORKDAY([.$D29];[.$H29]*[.$K29];Holidays)&gt;[.HC$10]))" calcext:base-cell-address="'Gantt Chart'.HC29"/>
            <calcext:condition calcext:apply-style-name="Task_Scheduled" calcext:value="formula-is(AND([.$H29]&gt;0;[.HC$10]&gt;=[.$D29];[.HC$10]&lt;=[.$J29];WORKDAY([.$D29];[.$H29]*[.$K29];Holidays)&lt;=[.HC$10]))" calcext:base-cell-address="'Gantt Chart'.HC29"/>
            <calcext:condition calcext:apply-style-name="Milestone" calcext:value="formula-is(AND([.$D29]&gt;0;[.$J29]=&quot;&quot;;[.$D29]=[.HC$10]))" calcext:base-cell-address="'Gantt Chart'.HC29"/>
          </calcext:conditional-format>
          <calcext:conditional-format calcext:target-range-address="'Gantt Chart'.HI30:'Gantt Chart'.IH30 'Gantt Chart'.HI29:'Gantt Chart'.HJ29 'Gantt Chart'.HL29:'Gantt Chart'.IH29">
            <calcext:condition calcext:apply-style-name="Today" calcext:value="formula-is([.HI$10]=TODAY())" calcext:base-cell-address="'Gantt Chart'.HI29"/>
            <calcext:condition calcext:apply-style-name="Weekend" calcext:value="formula-is(OR(WEEKDAY([.HI$10])=1;WEEKDAY([.HI$10])=7))" calcext:base-cell-address="'Gantt Chart'.HI29"/>
            <calcext:condition calcext:apply-style-name="Holiday" calcext:value="formula-is(ISNUMBER(MATCH([.HI$10];Holidays;0)))" calcext:base-cell-address="'Gantt Chart'.HI29"/>
          </calcext:conditional-format>
          <calcext:conditional-format calcext:target-range-address="'Gantt Chart'.HI30:'Gantt Chart'.IH30 'Gantt Chart'.HI29:'Gantt Chart'.HJ29 'Gantt Chart'.HL29:'Gantt Chart'.IH29">
            <calcext:condition calcext:apply-style-name="Task_Completed" calcext:value="formula-is(AND([.$H29]&gt;0;[.HI$10]&gt;=[.$D29];[.HI$10]&lt;=[.$J29];WORKDAY([.$D29];[.$H29]*[.$K29];Holidays)&gt;[.HI$10]))" calcext:base-cell-address="'Gantt Chart'.HI29"/>
            <calcext:condition calcext:apply-style-name="Task_Scheduled" calcext:value="formula-is(AND([.$H29]&gt;0;[.HI$10]&gt;=[.$D29];[.HI$10]&lt;=[.$J29];WORKDAY([.$D29];[.$H29]*[.$K29];Holidays)&lt;=[.HI$10]))" calcext:base-cell-address="'Gantt Chart'.HI29"/>
            <calcext:condition calcext:apply-style-name="Milestone" calcext:value="formula-is(AND([.$D29]&gt;0;[.$J29]=&quot;&quot;;[.$D29]=[.HI$10]))" calcext:base-cell-address="'Gantt Chart'.HI29"/>
          </calcext:conditional-format>
          <calcext:conditional-format calcext:target-range-address="'Gantt Chart'.HK29:'Gantt Chart'.HK29">
            <calcext:condition calcext:apply-style-name="Today" calcext:value="formula-is([.HK$10]=TODAY())" calcext:base-cell-address="'Gantt Chart'.HK29"/>
            <calcext:condition calcext:apply-style-name="Weekend" calcext:value="formula-is(OR(WEEKDAY([.HK$10])=1;WEEKDAY([.HK$10])=7))" calcext:base-cell-address="'Gantt Chart'.HK29"/>
            <calcext:condition calcext:apply-style-name="Holiday" calcext:value="formula-is(ISNUMBER(MATCH([.HK$10];Holidays;0)))" calcext:base-cell-address="'Gantt Chart'.HK29"/>
          </calcext:conditional-format>
          <calcext:conditional-format calcext:target-range-address="'Gantt Chart'.HK29:'Gantt Chart'.HK29">
            <calcext:condition calcext:apply-style-name="Task_Completed" calcext:value="formula-is(AND([.$H29]&gt;0;[.HK$10]&gt;=[.$D29];[.HK$10]&lt;=[.$J29];WORKDAY([.$D29];[.$H29]*[.$K29];Holidays)&gt;[.HK$10]))" calcext:base-cell-address="'Gantt Chart'.HK29"/>
            <calcext:condition calcext:apply-style-name="Task_Scheduled" calcext:value="formula-is(AND([.$H29]&gt;0;[.HK$10]&gt;=[.$D29];[.HK$10]&lt;=[.$J29];WORKDAY([.$D29];[.$H29]*[.$K29];Holidays)&lt;=[.HK$10]))" calcext:base-cell-address="'Gantt Chart'.HK29"/>
            <calcext:condition calcext:apply-style-name="Milestone" calcext:value="formula-is(AND([.$D29]&gt;0;[.$J29]=&quot;&quot;;[.$D29]=[.HK$10]))" calcext:base-cell-address="'Gantt Chart'.HK29"/>
          </calcext:conditional-format>
          <calcext:conditional-format calcext:target-range-address="'Gantt Chart'.II29:'Gantt Chart'.IJ30">
            <calcext:condition calcext:apply-style-name="Today" calcext:value="formula-is([.II$10]=TODAY())" calcext:base-cell-address="'Gantt Chart'.II29"/>
            <calcext:condition calcext:apply-style-name="Weekend" calcext:value="formula-is(OR(WEEKDAY([.II$10])=1;WEEKDAY([.II$10])=7))" calcext:base-cell-address="'Gantt Chart'.II29"/>
            <calcext:condition calcext:apply-style-name="Holiday" calcext:value="formula-is(ISNUMBER(MATCH([.II$10];Holidays;0)))" calcext:base-cell-address="'Gantt Chart'.II29"/>
          </calcext:conditional-format>
          <calcext:conditional-format calcext:target-range-address="'Gantt Chart'.II29:'Gantt Chart'.IJ30">
            <calcext:condition calcext:apply-style-name="Task_Completed" calcext:value="formula-is(AND([.$H29]&gt;0;[.II$10]&gt;=[.$D29];[.II$10]&lt;=[.$J29];WORKDAY([.$D29];[.$H29]*[.$K29];Holidays)&gt;[.II$10]))" calcext:base-cell-address="'Gantt Chart'.II29"/>
            <calcext:condition calcext:apply-style-name="Task_Scheduled" calcext:value="formula-is(AND([.$H29]&gt;0;[.II$10]&gt;=[.$D29];[.II$10]&lt;=[.$J29];WORKDAY([.$D29];[.$H29]*[.$K29];Holidays)&lt;=[.II$10]))" calcext:base-cell-address="'Gantt Chart'.II29"/>
            <calcext:condition calcext:apply-style-name="Milestone" calcext:value="formula-is(AND([.$D29]&gt;0;[.$J29]=&quot;&quot;;[.$D29]=[.II$10]))" calcext:base-cell-address="'Gantt Chart'.II29"/>
          </calcext:conditional-format>
          <calcext:conditional-format calcext:target-range-address="'Gantt Chart'.IK29:'Gantt Chart'.IP30">
            <calcext:condition calcext:apply-style-name="Today" calcext:value="formula-is([.IK$10]=TODAY())" calcext:base-cell-address="'Gantt Chart'.IK29"/>
            <calcext:condition calcext:apply-style-name="Weekend" calcext:value="formula-is(OR(WEEKDAY([.IK$10])=1;WEEKDAY([.IK$10])=7))" calcext:base-cell-address="'Gantt Chart'.IK29"/>
            <calcext:condition calcext:apply-style-name="Holiday" calcext:value="formula-is(ISNUMBER(MATCH([.IK$10];Holidays;0)))" calcext:base-cell-address="'Gantt Chart'.IK29"/>
          </calcext:conditional-format>
          <calcext:conditional-format calcext:target-range-address="'Gantt Chart'.IK29:'Gantt Chart'.IP30">
            <calcext:condition calcext:apply-style-name="Task_Completed" calcext:value="formula-is(AND([.$H29]&gt;0;[.IK$10]&gt;=[.$D29];[.IK$10]&lt;=[.$J29];WORKDAY([.$D29];[.$H29]*[.$K29];Holidays)&gt;[.IK$10]))" calcext:base-cell-address="'Gantt Chart'.IK29"/>
            <calcext:condition calcext:apply-style-name="Task_Scheduled" calcext:value="formula-is(AND([.$H29]&gt;0;[.IK$10]&gt;=[.$D29];[.IK$10]&lt;=[.$J29];WORKDAY([.$D29];[.$H29]*[.$K29];Holidays)&lt;=[.IK$10]))" calcext:base-cell-address="'Gantt Chart'.IK29"/>
            <calcext:condition calcext:apply-style-name="Milestone" calcext:value="formula-is(AND([.$D29]&gt;0;[.$J29]=&quot;&quot;;[.$D29]=[.IK$10]))" calcext:base-cell-address="'Gantt Chart'.IK29"/>
          </calcext:conditional-format>
          <calcext:conditional-format calcext:target-range-address="'Gantt Chart'.IQ30:'Gantt Chart'.JP30 'Gantt Chart'.IQ29:'Gantt Chart'.IR29 'Gantt Chart'.IT29:'Gantt Chart'.JP29">
            <calcext:condition calcext:apply-style-name="Today" calcext:value="formula-is([.IQ$10]=TODAY())" calcext:base-cell-address="'Gantt Chart'.IQ29"/>
            <calcext:condition calcext:apply-style-name="Weekend" calcext:value="formula-is(OR(WEEKDAY([.IQ$10])=1;WEEKDAY([.IQ$10])=7))" calcext:base-cell-address="'Gantt Chart'.IQ29"/>
            <calcext:condition calcext:apply-style-name="Holiday" calcext:value="formula-is(ISNUMBER(MATCH([.IQ$10];Holidays;0)))" calcext:base-cell-address="'Gantt Chart'.IQ29"/>
          </calcext:conditional-format>
          <calcext:conditional-format calcext:target-range-address="'Gantt Chart'.IQ30:'Gantt Chart'.JP30 'Gantt Chart'.IQ29:'Gantt Chart'.IR29 'Gantt Chart'.IT29:'Gantt Chart'.JP29">
            <calcext:condition calcext:apply-style-name="Task_Completed" calcext:value="formula-is(AND([.$H29]&gt;0;[.IQ$10]&gt;=[.$D29];[.IQ$10]&lt;=[.$J29];WORKDAY([.$D29];[.$H29]*[.$K29];Holidays)&gt;[.IQ$10]))" calcext:base-cell-address="'Gantt Chart'.IQ29"/>
            <calcext:condition calcext:apply-style-name="Task_Scheduled" calcext:value="formula-is(AND([.$H29]&gt;0;[.IQ$10]&gt;=[.$D29];[.IQ$10]&lt;=[.$J29];WORKDAY([.$D29];[.$H29]*[.$K29];Holidays)&lt;=[.IQ$10]))" calcext:base-cell-address="'Gantt Chart'.IQ29"/>
            <calcext:condition calcext:apply-style-name="Milestone" calcext:value="formula-is(AND([.$D29]&gt;0;[.$J29]=&quot;&quot;;[.$D29]=[.IQ$10]))" calcext:base-cell-address="'Gantt Chart'.IQ29"/>
          </calcext:conditional-format>
          <calcext:conditional-format calcext:target-range-address="'Gantt Chart'.IS29:'Gantt Chart'.IS29">
            <calcext:condition calcext:apply-style-name="Today" calcext:value="formula-is([.IS$10]=TODAY())" calcext:base-cell-address="'Gantt Chart'.IS29"/>
            <calcext:condition calcext:apply-style-name="Weekend" calcext:value="formula-is(OR(WEEKDAY([.IS$10])=1;WEEKDAY([.IS$10])=7))" calcext:base-cell-address="'Gantt Chart'.IS29"/>
            <calcext:condition calcext:apply-style-name="Holiday" calcext:value="formula-is(ISNUMBER(MATCH([.IS$10];Holidays;0)))" calcext:base-cell-address="'Gantt Chart'.IS29"/>
          </calcext:conditional-format>
          <calcext:conditional-format calcext:target-range-address="'Gantt Chart'.IS29:'Gantt Chart'.IS29">
            <calcext:condition calcext:apply-style-name="Task_Completed" calcext:value="formula-is(AND([.$H29]&gt;0;[.IS$10]&gt;=[.$D29];[.IS$10]&lt;=[.$J29];WORKDAY([.$D29];[.$H29]*[.$K29];Holidays)&gt;[.IS$10]))" calcext:base-cell-address="'Gantt Chart'.IS29"/>
            <calcext:condition calcext:apply-style-name="Task_Scheduled" calcext:value="formula-is(AND([.$H29]&gt;0;[.IS$10]&gt;=[.$D29];[.IS$10]&lt;=[.$J29];WORKDAY([.$D29];[.$H29]*[.$K29];Holidays)&lt;=[.IS$10]))" calcext:base-cell-address="'Gantt Chart'.IS29"/>
            <calcext:condition calcext:apply-style-name="Milestone" calcext:value="formula-is(AND([.$D29]&gt;0;[.$J29]=&quot;&quot;;[.$D29]=[.IS$10]))" calcext:base-cell-address="'Gantt Chart'.IS29"/>
          </calcext:conditional-format>
          <calcext:conditional-format calcext:target-range-address="'Gantt Chart'.JQ29:'Gantt Chart'.JR30">
            <calcext:condition calcext:apply-style-name="Today" calcext:value="formula-is([.JQ$10]=TODAY())" calcext:base-cell-address="'Gantt Chart'.JQ29"/>
            <calcext:condition calcext:apply-style-name="Weekend" calcext:value="formula-is(OR(WEEKDAY([.JQ$10])=1;WEEKDAY([.JQ$10])=7))" calcext:base-cell-address="'Gantt Chart'.JQ29"/>
            <calcext:condition calcext:apply-style-name="Holiday" calcext:value="formula-is(ISNUMBER(MATCH([.JQ$10];Holidays;0)))" calcext:base-cell-address="'Gantt Chart'.JQ29"/>
          </calcext:conditional-format>
          <calcext:conditional-format calcext:target-range-address="'Gantt Chart'.JQ29:'Gantt Chart'.JR30">
            <calcext:condition calcext:apply-style-name="Task_Completed" calcext:value="formula-is(AND([.$H29]&gt;0;[.JQ$10]&gt;=[.$D29];[.JQ$10]&lt;=[.$J29];WORKDAY([.$D29];[.$H29]*[.$K29];Holidays)&gt;[.JQ$10]))" calcext:base-cell-address="'Gantt Chart'.JQ29"/>
            <calcext:condition calcext:apply-style-name="Task_Scheduled" calcext:value="formula-is(AND([.$H29]&gt;0;[.JQ$10]&gt;=[.$D29];[.JQ$10]&lt;=[.$J29];WORKDAY([.$D29];[.$H29]*[.$K29];Holidays)&lt;=[.JQ$10]))" calcext:base-cell-address="'Gantt Chart'.JQ29"/>
            <calcext:condition calcext:apply-style-name="Milestone" calcext:value="formula-is(AND([.$D29]&gt;0;[.$J29]=&quot;&quot;;[.$D29]=[.JQ$10]))" calcext:base-cell-address="'Gantt Chart'.JQ29"/>
          </calcext:conditional-format>
          <calcext:conditional-format calcext:target-range-address="'Gantt Chart'.JS29:'Gantt Chart'.JU30">
            <calcext:condition calcext:apply-style-name="Today" calcext:value="formula-is([.JS$10]=TODAY())" calcext:base-cell-address="'Gantt Chart'.JS29"/>
            <calcext:condition calcext:apply-style-name="Weekend" calcext:value="formula-is(OR(WEEKDAY([.JS$10])=1;WEEKDAY([.JS$10])=7))" calcext:base-cell-address="'Gantt Chart'.JS29"/>
            <calcext:condition calcext:apply-style-name="Holiday" calcext:value="formula-is(ISNUMBER(MATCH([.JS$10];Holidays;0)))" calcext:base-cell-address="'Gantt Chart'.JS29"/>
          </calcext:conditional-format>
          <calcext:conditional-format calcext:target-range-address="'Gantt Chart'.JS29:'Gantt Chart'.JU30">
            <calcext:condition calcext:apply-style-name="Task_Completed" calcext:value="formula-is(AND([.$H29]&gt;0;[.JS$10]&gt;=[.$D29];[.JS$10]&lt;=[.$J29];WORKDAY([.$D29];[.$H29]*[.$K29];Holidays)&gt;[.JS$10]))" calcext:base-cell-address="'Gantt Chart'.JS29"/>
            <calcext:condition calcext:apply-style-name="Task_Scheduled" calcext:value="formula-is(AND([.$H29]&gt;0;[.JS$10]&gt;=[.$D29];[.JS$10]&lt;=[.$J29];WORKDAY([.$D29];[.$H29]*[.$K29];Holidays)&lt;=[.JS$10]))" calcext:base-cell-address="'Gantt Chart'.JS29"/>
            <calcext:condition calcext:apply-style-name="Milestone" calcext:value="formula-is(AND([.$D29]&gt;0;[.$J29]=&quot;&quot;;[.$D29]=[.JS$10]))" calcext:base-cell-address="'Gantt Chart'.JS29"/>
          </calcext:conditional-format>
          <calcext:conditional-format calcext:target-range-address="'Gantt Chart'.HC31:'Gantt Chart'.HH32">
            <calcext:condition calcext:apply-style-name="Today" calcext:value="formula-is([.HC$10]=TODAY())" calcext:base-cell-address="'Gantt Chart'.HC31"/>
            <calcext:condition calcext:apply-style-name="Weekend" calcext:value="formula-is(OR(WEEKDAY([.HC$10])=1;WEEKDAY([.HC$10])=7))" calcext:base-cell-address="'Gantt Chart'.HC31"/>
            <calcext:condition calcext:apply-style-name="Holiday" calcext:value="formula-is(ISNUMBER(MATCH([.HC$10];Holidays;0)))" calcext:base-cell-address="'Gantt Chart'.HC31"/>
          </calcext:conditional-format>
          <calcext:conditional-format calcext:target-range-address="'Gantt Chart'.HC31:'Gantt Chart'.HH32">
            <calcext:condition calcext:apply-style-name="Task_Completed" calcext:value="formula-is(AND([.$H31]&gt;0;[.HC$10]&gt;=[.$D31];[.HC$10]&lt;=[.$J31];WORKDAY([.$D31];[.$H31]*[.$K31];Holidays)&gt;[.HC$10]))" calcext:base-cell-address="'Gantt Chart'.HC31"/>
            <calcext:condition calcext:apply-style-name="Task_Scheduled" calcext:value="formula-is(AND([.$H31]&gt;0;[.HC$10]&gt;=[.$D31];[.HC$10]&lt;=[.$J31];WORKDAY([.$D31];[.$H31]*[.$K31];Holidays)&lt;=[.HC$10]))" calcext:base-cell-address="'Gantt Chart'.HC31"/>
            <calcext:condition calcext:apply-style-name="Milestone" calcext:value="formula-is(AND([.$D31]&gt;0;[.$J31]=&quot;&quot;;[.$D31]=[.HC$10]))" calcext:base-cell-address="'Gantt Chart'.HC31"/>
          </calcext:conditional-format>
          <calcext:conditional-format calcext:target-range-address="'Gantt Chart'.HI32:'Gantt Chart'.IH32 'Gantt Chart'.HI31:'Gantt Chart'.HJ31 'Gantt Chart'.HL31:'Gantt Chart'.IH31">
            <calcext:condition calcext:apply-style-name="Today" calcext:value="formula-is([.HI$10]=TODAY())" calcext:base-cell-address="'Gantt Chart'.HI31"/>
            <calcext:condition calcext:apply-style-name="Weekend" calcext:value="formula-is(OR(WEEKDAY([.HI$10])=1;WEEKDAY([.HI$10])=7))" calcext:base-cell-address="'Gantt Chart'.HI31"/>
            <calcext:condition calcext:apply-style-name="Holiday" calcext:value="formula-is(ISNUMBER(MATCH([.HI$10];Holidays;0)))" calcext:base-cell-address="'Gantt Chart'.HI31"/>
          </calcext:conditional-format>
          <calcext:conditional-format calcext:target-range-address="'Gantt Chart'.HI32:'Gantt Chart'.IH32 'Gantt Chart'.HI31:'Gantt Chart'.HJ31 'Gantt Chart'.HL31:'Gantt Chart'.IH31">
            <calcext:condition calcext:apply-style-name="Task_Completed" calcext:value="formula-is(AND([.$H31]&gt;0;[.HI$10]&gt;=[.$D31];[.HI$10]&lt;=[.$J31];WORKDAY([.$D31];[.$H31]*[.$K31];Holidays)&gt;[.HI$10]))" calcext:base-cell-address="'Gantt Chart'.HI31"/>
            <calcext:condition calcext:apply-style-name="Task_Scheduled" calcext:value="formula-is(AND([.$H31]&gt;0;[.HI$10]&gt;=[.$D31];[.HI$10]&lt;=[.$J31];WORKDAY([.$D31];[.$H31]*[.$K31];Holidays)&lt;=[.HI$10]))" calcext:base-cell-address="'Gantt Chart'.HI31"/>
            <calcext:condition calcext:apply-style-name="Milestone" calcext:value="formula-is(AND([.$D31]&gt;0;[.$J31]=&quot;&quot;;[.$D31]=[.HI$10]))" calcext:base-cell-address="'Gantt Chart'.HI31"/>
          </calcext:conditional-format>
          <calcext:conditional-format calcext:target-range-address="'Gantt Chart'.HK31:'Gantt Chart'.HK31">
            <calcext:condition calcext:apply-style-name="Today" calcext:value="formula-is([.HK$10]=TODAY())" calcext:base-cell-address="'Gantt Chart'.HK31"/>
            <calcext:condition calcext:apply-style-name="Weekend" calcext:value="formula-is(OR(WEEKDAY([.HK$10])=1;WEEKDAY([.HK$10])=7))" calcext:base-cell-address="'Gantt Chart'.HK31"/>
            <calcext:condition calcext:apply-style-name="Holiday" calcext:value="formula-is(ISNUMBER(MATCH([.HK$10];Holidays;0)))" calcext:base-cell-address="'Gantt Chart'.HK31"/>
          </calcext:conditional-format>
          <calcext:conditional-format calcext:target-range-address="'Gantt Chart'.HK31:'Gantt Chart'.HK31">
            <calcext:condition calcext:apply-style-name="Task_Completed" calcext:value="formula-is(AND([.$H31]&gt;0;[.HK$10]&gt;=[.$D31];[.HK$10]&lt;=[.$J31];WORKDAY([.$D31];[.$H31]*[.$K31];Holidays)&gt;[.HK$10]))" calcext:base-cell-address="'Gantt Chart'.HK31"/>
            <calcext:condition calcext:apply-style-name="Task_Scheduled" calcext:value="formula-is(AND([.$H31]&gt;0;[.HK$10]&gt;=[.$D31];[.HK$10]&lt;=[.$J31];WORKDAY([.$D31];[.$H31]*[.$K31];Holidays)&lt;=[.HK$10]))" calcext:base-cell-address="'Gantt Chart'.HK31"/>
            <calcext:condition calcext:apply-style-name="Milestone" calcext:value="formula-is(AND([.$D31]&gt;0;[.$J31]=&quot;&quot;;[.$D31]=[.HK$10]))" calcext:base-cell-address="'Gantt Chart'.HK31"/>
          </calcext:conditional-format>
          <calcext:conditional-format calcext:target-range-address="'Gantt Chart'.II31:'Gantt Chart'.IJ32">
            <calcext:condition calcext:apply-style-name="Today" calcext:value="formula-is([.II$10]=TODAY())" calcext:base-cell-address="'Gantt Chart'.II31"/>
            <calcext:condition calcext:apply-style-name="Weekend" calcext:value="formula-is(OR(WEEKDAY([.II$10])=1;WEEKDAY([.II$10])=7))" calcext:base-cell-address="'Gantt Chart'.II31"/>
            <calcext:condition calcext:apply-style-name="Holiday" calcext:value="formula-is(ISNUMBER(MATCH([.II$10];Holidays;0)))" calcext:base-cell-address="'Gantt Chart'.II31"/>
          </calcext:conditional-format>
          <calcext:conditional-format calcext:target-range-address="'Gantt Chart'.II31:'Gantt Chart'.IJ32">
            <calcext:condition calcext:apply-style-name="Task_Completed" calcext:value="formula-is(AND([.$H31]&gt;0;[.II$10]&gt;=[.$D31];[.II$10]&lt;=[.$J31];WORKDAY([.$D31];[.$H31]*[.$K31];Holidays)&gt;[.II$10]))" calcext:base-cell-address="'Gantt Chart'.II31"/>
            <calcext:condition calcext:apply-style-name="Task_Scheduled" calcext:value="formula-is(AND([.$H31]&gt;0;[.II$10]&gt;=[.$D31];[.II$10]&lt;=[.$J31];WORKDAY([.$D31];[.$H31]*[.$K31];Holidays)&lt;=[.II$10]))" calcext:base-cell-address="'Gantt Chart'.II31"/>
            <calcext:condition calcext:apply-style-name="Milestone" calcext:value="formula-is(AND([.$D31]&gt;0;[.$J31]=&quot;&quot;;[.$D31]=[.II$10]))" calcext:base-cell-address="'Gantt Chart'.II31"/>
          </calcext:conditional-format>
          <calcext:conditional-format calcext:target-range-address="'Gantt Chart'.IK31:'Gantt Chart'.IP32">
            <calcext:condition calcext:apply-style-name="Today" calcext:value="formula-is([.IK$10]=TODAY())" calcext:base-cell-address="'Gantt Chart'.IK31"/>
            <calcext:condition calcext:apply-style-name="Weekend" calcext:value="formula-is(OR(WEEKDAY([.IK$10])=1;WEEKDAY([.IK$10])=7))" calcext:base-cell-address="'Gantt Chart'.IK31"/>
            <calcext:condition calcext:apply-style-name="Holiday" calcext:value="formula-is(ISNUMBER(MATCH([.IK$10];Holidays;0)))" calcext:base-cell-address="'Gantt Chart'.IK31"/>
          </calcext:conditional-format>
          <calcext:conditional-format calcext:target-range-address="'Gantt Chart'.IK31:'Gantt Chart'.IP32">
            <calcext:condition calcext:apply-style-name="Task_Completed" calcext:value="formula-is(AND([.$H31]&gt;0;[.IK$10]&gt;=[.$D31];[.IK$10]&lt;=[.$J31];WORKDAY([.$D31];[.$H31]*[.$K31];Holidays)&gt;[.IK$10]))" calcext:base-cell-address="'Gantt Chart'.IK31"/>
            <calcext:condition calcext:apply-style-name="Task_Scheduled" calcext:value="formula-is(AND([.$H31]&gt;0;[.IK$10]&gt;=[.$D31];[.IK$10]&lt;=[.$J31];WORKDAY([.$D31];[.$H31]*[.$K31];Holidays)&lt;=[.IK$10]))" calcext:base-cell-address="'Gantt Chart'.IK31"/>
            <calcext:condition calcext:apply-style-name="Milestone" calcext:value="formula-is(AND([.$D31]&gt;0;[.$J31]=&quot;&quot;;[.$D31]=[.IK$10]))" calcext:base-cell-address="'Gantt Chart'.IK31"/>
          </calcext:conditional-format>
          <calcext:conditional-format calcext:target-range-address="'Gantt Chart'.IQ32:'Gantt Chart'.JP32 'Gantt Chart'.IQ31:'Gantt Chart'.IR31 'Gantt Chart'.IT31:'Gantt Chart'.JP31">
            <calcext:condition calcext:apply-style-name="Today" calcext:value="formula-is([.IQ$10]=TODAY())" calcext:base-cell-address="'Gantt Chart'.IQ31"/>
            <calcext:condition calcext:apply-style-name="Weekend" calcext:value="formula-is(OR(WEEKDAY([.IQ$10])=1;WEEKDAY([.IQ$10])=7))" calcext:base-cell-address="'Gantt Chart'.IQ31"/>
            <calcext:condition calcext:apply-style-name="Holiday" calcext:value="formula-is(ISNUMBER(MATCH([.IQ$10];Holidays;0)))" calcext:base-cell-address="'Gantt Chart'.IQ31"/>
          </calcext:conditional-format>
          <calcext:conditional-format calcext:target-range-address="'Gantt Chart'.IQ32:'Gantt Chart'.JP32 'Gantt Chart'.IQ31:'Gantt Chart'.IR31 'Gantt Chart'.IT31:'Gantt Chart'.JP31">
            <calcext:condition calcext:apply-style-name="Task_Completed" calcext:value="formula-is(AND([.$H31]&gt;0;[.IQ$10]&gt;=[.$D31];[.IQ$10]&lt;=[.$J31];WORKDAY([.$D31];[.$H31]*[.$K31];Holidays)&gt;[.IQ$10]))" calcext:base-cell-address="'Gantt Chart'.IQ31"/>
            <calcext:condition calcext:apply-style-name="Task_Scheduled" calcext:value="formula-is(AND([.$H31]&gt;0;[.IQ$10]&gt;=[.$D31];[.IQ$10]&lt;=[.$J31];WORKDAY([.$D31];[.$H31]*[.$K31];Holidays)&lt;=[.IQ$10]))" calcext:base-cell-address="'Gantt Chart'.IQ31"/>
            <calcext:condition calcext:apply-style-name="Milestone" calcext:value="formula-is(AND([.$D31]&gt;0;[.$J31]=&quot;&quot;;[.$D31]=[.IQ$10]))" calcext:base-cell-address="'Gantt Chart'.IQ31"/>
          </calcext:conditional-format>
          <calcext:conditional-format calcext:target-range-address="'Gantt Chart'.IS31:'Gantt Chart'.IS31">
            <calcext:condition calcext:apply-style-name="Today" calcext:value="formula-is([.IS$10]=TODAY())" calcext:base-cell-address="'Gantt Chart'.IS31"/>
            <calcext:condition calcext:apply-style-name="Weekend" calcext:value="formula-is(OR(WEEKDAY([.IS$10])=1;WEEKDAY([.IS$10])=7))" calcext:base-cell-address="'Gantt Chart'.IS31"/>
            <calcext:condition calcext:apply-style-name="Holiday" calcext:value="formula-is(ISNUMBER(MATCH([.IS$10];Holidays;0)))" calcext:base-cell-address="'Gantt Chart'.IS31"/>
          </calcext:conditional-format>
          <calcext:conditional-format calcext:target-range-address="'Gantt Chart'.IS31:'Gantt Chart'.IS31">
            <calcext:condition calcext:apply-style-name="Task_Completed" calcext:value="formula-is(AND([.$H31]&gt;0;[.IS$10]&gt;=[.$D31];[.IS$10]&lt;=[.$J31];WORKDAY([.$D31];[.$H31]*[.$K31];Holidays)&gt;[.IS$10]))" calcext:base-cell-address="'Gantt Chart'.IS31"/>
            <calcext:condition calcext:apply-style-name="Task_Scheduled" calcext:value="formula-is(AND([.$H31]&gt;0;[.IS$10]&gt;=[.$D31];[.IS$10]&lt;=[.$J31];WORKDAY([.$D31];[.$H31]*[.$K31];Holidays)&lt;=[.IS$10]))" calcext:base-cell-address="'Gantt Chart'.IS31"/>
            <calcext:condition calcext:apply-style-name="Milestone" calcext:value="formula-is(AND([.$D31]&gt;0;[.$J31]=&quot;&quot;;[.$D31]=[.IS$10]))" calcext:base-cell-address="'Gantt Chart'.IS31"/>
          </calcext:conditional-format>
          <calcext:conditional-format calcext:target-range-address="'Gantt Chart'.JQ31:'Gantt Chart'.JR32">
            <calcext:condition calcext:apply-style-name="Today" calcext:value="formula-is([.JQ$10]=TODAY())" calcext:base-cell-address="'Gantt Chart'.JQ31"/>
            <calcext:condition calcext:apply-style-name="Weekend" calcext:value="formula-is(OR(WEEKDAY([.JQ$10])=1;WEEKDAY([.JQ$10])=7))" calcext:base-cell-address="'Gantt Chart'.JQ31"/>
            <calcext:condition calcext:apply-style-name="Holiday" calcext:value="formula-is(ISNUMBER(MATCH([.JQ$10];Holidays;0)))" calcext:base-cell-address="'Gantt Chart'.JQ31"/>
          </calcext:conditional-format>
          <calcext:conditional-format calcext:target-range-address="'Gantt Chart'.JQ31:'Gantt Chart'.JR32">
            <calcext:condition calcext:apply-style-name="Task_Completed" calcext:value="formula-is(AND([.$H31]&gt;0;[.JQ$10]&gt;=[.$D31];[.JQ$10]&lt;=[.$J31];WORKDAY([.$D31];[.$H31]*[.$K31];Holidays)&gt;[.JQ$10]))" calcext:base-cell-address="'Gantt Chart'.JQ31"/>
            <calcext:condition calcext:apply-style-name="Task_Scheduled" calcext:value="formula-is(AND([.$H31]&gt;0;[.JQ$10]&gt;=[.$D31];[.JQ$10]&lt;=[.$J31];WORKDAY([.$D31];[.$H31]*[.$K31];Holidays)&lt;=[.JQ$10]))" calcext:base-cell-address="'Gantt Chart'.JQ31"/>
            <calcext:condition calcext:apply-style-name="Milestone" calcext:value="formula-is(AND([.$D31]&gt;0;[.$J31]=&quot;&quot;;[.$D31]=[.JQ$10]))" calcext:base-cell-address="'Gantt Chart'.JQ31"/>
          </calcext:conditional-format>
          <calcext:conditional-format calcext:target-range-address="'Gantt Chart'.JS31:'Gantt Chart'.JU32">
            <calcext:condition calcext:apply-style-name="Today" calcext:value="formula-is([.JS$10]=TODAY())" calcext:base-cell-address="'Gantt Chart'.JS31"/>
            <calcext:condition calcext:apply-style-name="Weekend" calcext:value="formula-is(OR(WEEKDAY([.JS$10])=1;WEEKDAY([.JS$10])=7))" calcext:base-cell-address="'Gantt Chart'.JS31"/>
            <calcext:condition calcext:apply-style-name="Holiday" calcext:value="formula-is(ISNUMBER(MATCH([.JS$10];Holidays;0)))" calcext:base-cell-address="'Gantt Chart'.JS31"/>
          </calcext:conditional-format>
          <calcext:conditional-format calcext:target-range-address="'Gantt Chart'.JS31:'Gantt Chart'.JU32">
            <calcext:condition calcext:apply-style-name="Task_Completed" calcext:value="formula-is(AND([.$H31]&gt;0;[.JS$10]&gt;=[.$D31];[.JS$10]&lt;=[.$J31];WORKDAY([.$D31];[.$H31]*[.$K31];Holidays)&gt;[.JS$10]))" calcext:base-cell-address="'Gantt Chart'.JS31"/>
            <calcext:condition calcext:apply-style-name="Task_Scheduled" calcext:value="formula-is(AND([.$H31]&gt;0;[.JS$10]&gt;=[.$D31];[.JS$10]&lt;=[.$J31];WORKDAY([.$D31];[.$H31]*[.$K31];Holidays)&lt;=[.JS$10]))" calcext:base-cell-address="'Gantt Chart'.JS31"/>
            <calcext:condition calcext:apply-style-name="Milestone" calcext:value="formula-is(AND([.$D31]&gt;0;[.$J31]=&quot;&quot;;[.$D31]=[.JS$10]))" calcext:base-cell-address="'Gantt Chart'.JS31"/>
          </calcext:conditional-format>
          <calcext:conditional-format calcext:target-range-address="'Gantt Chart'.HC33:'Gantt Chart'.HH34">
            <calcext:condition calcext:apply-style-name="Today" calcext:value="formula-is([.HC$10]=TODAY())" calcext:base-cell-address="'Gantt Chart'.HC33"/>
            <calcext:condition calcext:apply-style-name="Weekend" calcext:value="formula-is(OR(WEEKDAY([.HC$10])=1;WEEKDAY([.HC$10])=7))" calcext:base-cell-address="'Gantt Chart'.HC33"/>
            <calcext:condition calcext:apply-style-name="Holiday" calcext:value="formula-is(ISNUMBER(MATCH([.HC$10];Holidays;0)))" calcext:base-cell-address="'Gantt Chart'.HC33"/>
          </calcext:conditional-format>
          <calcext:conditional-format calcext:target-range-address="'Gantt Chart'.HC33:'Gantt Chart'.HH34">
            <calcext:condition calcext:apply-style-name="Task_Completed" calcext:value="formula-is(AND([.$H33]&gt;0;[.HC$10]&gt;=[.$D33];[.HC$10]&lt;=[.$J33];WORKDAY([.$D33];[.$H33]*[.$K33];Holidays)&gt;[.HC$10]))" calcext:base-cell-address="'Gantt Chart'.HC33"/>
            <calcext:condition calcext:apply-style-name="Task_Scheduled" calcext:value="formula-is(AND([.$H33]&gt;0;[.HC$10]&gt;=[.$D33];[.HC$10]&lt;=[.$J33];WORKDAY([.$D33];[.$H33]*[.$K33];Holidays)&lt;=[.HC$10]))" calcext:base-cell-address="'Gantt Chart'.HC33"/>
            <calcext:condition calcext:apply-style-name="Milestone" calcext:value="formula-is(AND([.$D33]&gt;0;[.$J33]=&quot;&quot;;[.$D33]=[.HC$10]))" calcext:base-cell-address="'Gantt Chart'.HC33"/>
          </calcext:conditional-format>
          <calcext:conditional-format calcext:target-range-address="'Gantt Chart'.HI34:'Gantt Chart'.IH34 'Gantt Chart'.HI33:'Gantt Chart'.HJ33 'Gantt Chart'.HL33:'Gantt Chart'.IH33">
            <calcext:condition calcext:apply-style-name="Today" calcext:value="formula-is([.HI$10]=TODAY())" calcext:base-cell-address="'Gantt Chart'.HI33"/>
            <calcext:condition calcext:apply-style-name="Weekend" calcext:value="formula-is(OR(WEEKDAY([.HI$10])=1;WEEKDAY([.HI$10])=7))" calcext:base-cell-address="'Gantt Chart'.HI33"/>
            <calcext:condition calcext:apply-style-name="Holiday" calcext:value="formula-is(ISNUMBER(MATCH([.HI$10];Holidays;0)))" calcext:base-cell-address="'Gantt Chart'.HI33"/>
          </calcext:conditional-format>
          <calcext:conditional-format calcext:target-range-address="'Gantt Chart'.HI34:'Gantt Chart'.IH34 'Gantt Chart'.HI33:'Gantt Chart'.HJ33 'Gantt Chart'.HL33:'Gantt Chart'.IH33">
            <calcext:condition calcext:apply-style-name="Task_Completed" calcext:value="formula-is(AND([.$H33]&gt;0;[.HI$10]&gt;=[.$D33];[.HI$10]&lt;=[.$J33];WORKDAY([.$D33];[.$H33]*[.$K33];Holidays)&gt;[.HI$10]))" calcext:base-cell-address="'Gantt Chart'.HI33"/>
            <calcext:condition calcext:apply-style-name="Task_Scheduled" calcext:value="formula-is(AND([.$H33]&gt;0;[.HI$10]&gt;=[.$D33];[.HI$10]&lt;=[.$J33];WORKDAY([.$D33];[.$H33]*[.$K33];Holidays)&lt;=[.HI$10]))" calcext:base-cell-address="'Gantt Chart'.HI33"/>
            <calcext:condition calcext:apply-style-name="Milestone" calcext:value="formula-is(AND([.$D33]&gt;0;[.$J33]=&quot;&quot;;[.$D33]=[.HI$10]))" calcext:base-cell-address="'Gantt Chart'.HI33"/>
          </calcext:conditional-format>
          <calcext:conditional-format calcext:target-range-address="'Gantt Chart'.HK33:'Gantt Chart'.HK33">
            <calcext:condition calcext:apply-style-name="Today" calcext:value="formula-is([.HK$10]=TODAY())" calcext:base-cell-address="'Gantt Chart'.HK33"/>
            <calcext:condition calcext:apply-style-name="Weekend" calcext:value="formula-is(OR(WEEKDAY([.HK$10])=1;WEEKDAY([.HK$10])=7))" calcext:base-cell-address="'Gantt Chart'.HK33"/>
            <calcext:condition calcext:apply-style-name="Holiday" calcext:value="formula-is(ISNUMBER(MATCH([.HK$10];Holidays;0)))" calcext:base-cell-address="'Gantt Chart'.HK33"/>
          </calcext:conditional-format>
          <calcext:conditional-format calcext:target-range-address="'Gantt Chart'.HK33:'Gantt Chart'.HK33">
            <calcext:condition calcext:apply-style-name="Task_Completed" calcext:value="formula-is(AND([.$H33]&gt;0;[.HK$10]&gt;=[.$D33];[.HK$10]&lt;=[.$J33];WORKDAY([.$D33];[.$H33]*[.$K33];Holidays)&gt;[.HK$10]))" calcext:base-cell-address="'Gantt Chart'.HK33"/>
            <calcext:condition calcext:apply-style-name="Task_Scheduled" calcext:value="formula-is(AND([.$H33]&gt;0;[.HK$10]&gt;=[.$D33];[.HK$10]&lt;=[.$J33];WORKDAY([.$D33];[.$H33]*[.$K33];Holidays)&lt;=[.HK$10]))" calcext:base-cell-address="'Gantt Chart'.HK33"/>
            <calcext:condition calcext:apply-style-name="Milestone" calcext:value="formula-is(AND([.$D33]&gt;0;[.$J33]=&quot;&quot;;[.$D33]=[.HK$10]))" calcext:base-cell-address="'Gantt Chart'.HK33"/>
          </calcext:conditional-format>
          <calcext:conditional-format calcext:target-range-address="'Gantt Chart'.II33:'Gantt Chart'.IJ34">
            <calcext:condition calcext:apply-style-name="Today" calcext:value="formula-is([.II$10]=TODAY())" calcext:base-cell-address="'Gantt Chart'.II33"/>
            <calcext:condition calcext:apply-style-name="Weekend" calcext:value="formula-is(OR(WEEKDAY([.II$10])=1;WEEKDAY([.II$10])=7))" calcext:base-cell-address="'Gantt Chart'.II33"/>
            <calcext:condition calcext:apply-style-name="Holiday" calcext:value="formula-is(ISNUMBER(MATCH([.II$10];Holidays;0)))" calcext:base-cell-address="'Gantt Chart'.II33"/>
          </calcext:conditional-format>
          <calcext:conditional-format calcext:target-range-address="'Gantt Chart'.II33:'Gantt Chart'.IJ34">
            <calcext:condition calcext:apply-style-name="Task_Completed" calcext:value="formula-is(AND([.$H33]&gt;0;[.II$10]&gt;=[.$D33];[.II$10]&lt;=[.$J33];WORKDAY([.$D33];[.$H33]*[.$K33];Holidays)&gt;[.II$10]))" calcext:base-cell-address="'Gantt Chart'.II33"/>
            <calcext:condition calcext:apply-style-name="Task_Scheduled" calcext:value="formula-is(AND([.$H33]&gt;0;[.II$10]&gt;=[.$D33];[.II$10]&lt;=[.$J33];WORKDAY([.$D33];[.$H33]*[.$K33];Holidays)&lt;=[.II$10]))" calcext:base-cell-address="'Gantt Chart'.II33"/>
            <calcext:condition calcext:apply-style-name="Milestone" calcext:value="formula-is(AND([.$D33]&gt;0;[.$J33]=&quot;&quot;;[.$D33]=[.II$10]))" calcext:base-cell-address="'Gantt Chart'.II33"/>
          </calcext:conditional-format>
          <calcext:conditional-format calcext:target-range-address="'Gantt Chart'.IK33:'Gantt Chart'.IP34">
            <calcext:condition calcext:apply-style-name="Today" calcext:value="formula-is([.IK$10]=TODAY())" calcext:base-cell-address="'Gantt Chart'.IK33"/>
            <calcext:condition calcext:apply-style-name="Weekend" calcext:value="formula-is(OR(WEEKDAY([.IK$10])=1;WEEKDAY([.IK$10])=7))" calcext:base-cell-address="'Gantt Chart'.IK33"/>
            <calcext:condition calcext:apply-style-name="Holiday" calcext:value="formula-is(ISNUMBER(MATCH([.IK$10];Holidays;0)))" calcext:base-cell-address="'Gantt Chart'.IK33"/>
          </calcext:conditional-format>
          <calcext:conditional-format calcext:target-range-address="'Gantt Chart'.IK33:'Gantt Chart'.IP34">
            <calcext:condition calcext:apply-style-name="Task_Completed" calcext:value="formula-is(AND([.$H33]&gt;0;[.IK$10]&gt;=[.$D33];[.IK$10]&lt;=[.$J33];WORKDAY([.$D33];[.$H33]*[.$K33];Holidays)&gt;[.IK$10]))" calcext:base-cell-address="'Gantt Chart'.IK33"/>
            <calcext:condition calcext:apply-style-name="Task_Scheduled" calcext:value="formula-is(AND([.$H33]&gt;0;[.IK$10]&gt;=[.$D33];[.IK$10]&lt;=[.$J33];WORKDAY([.$D33];[.$H33]*[.$K33];Holidays)&lt;=[.IK$10]))" calcext:base-cell-address="'Gantt Chart'.IK33"/>
            <calcext:condition calcext:apply-style-name="Milestone" calcext:value="formula-is(AND([.$D33]&gt;0;[.$J33]=&quot;&quot;;[.$D33]=[.IK$10]))" calcext:base-cell-address="'Gantt Chart'.IK33"/>
          </calcext:conditional-format>
          <calcext:conditional-format calcext:target-range-address="'Gantt Chart'.IQ34:'Gantt Chart'.JP34 'Gantt Chart'.IQ33:'Gantt Chart'.IR33 'Gantt Chart'.IT33:'Gantt Chart'.JP33">
            <calcext:condition calcext:apply-style-name="Today" calcext:value="formula-is([.IQ$10]=TODAY())" calcext:base-cell-address="'Gantt Chart'.IQ33"/>
            <calcext:condition calcext:apply-style-name="Weekend" calcext:value="formula-is(OR(WEEKDAY([.IQ$10])=1;WEEKDAY([.IQ$10])=7))" calcext:base-cell-address="'Gantt Chart'.IQ33"/>
            <calcext:condition calcext:apply-style-name="Holiday" calcext:value="formula-is(ISNUMBER(MATCH([.IQ$10];Holidays;0)))" calcext:base-cell-address="'Gantt Chart'.IQ33"/>
          </calcext:conditional-format>
          <calcext:conditional-format calcext:target-range-address="'Gantt Chart'.IQ34:'Gantt Chart'.JP34 'Gantt Chart'.IQ33:'Gantt Chart'.IR33 'Gantt Chart'.IT33:'Gantt Chart'.JP33">
            <calcext:condition calcext:apply-style-name="Task_Completed" calcext:value="formula-is(AND([.$H33]&gt;0;[.IQ$10]&gt;=[.$D33];[.IQ$10]&lt;=[.$J33];WORKDAY([.$D33];[.$H33]*[.$K33];Holidays)&gt;[.IQ$10]))" calcext:base-cell-address="'Gantt Chart'.IQ33"/>
            <calcext:condition calcext:apply-style-name="Task_Scheduled" calcext:value="formula-is(AND([.$H33]&gt;0;[.IQ$10]&gt;=[.$D33];[.IQ$10]&lt;=[.$J33];WORKDAY([.$D33];[.$H33]*[.$K33];Holidays)&lt;=[.IQ$10]))" calcext:base-cell-address="'Gantt Chart'.IQ33"/>
            <calcext:condition calcext:apply-style-name="Milestone" calcext:value="formula-is(AND([.$D33]&gt;0;[.$J33]=&quot;&quot;;[.$D33]=[.IQ$10]))" calcext:base-cell-address="'Gantt Chart'.IQ33"/>
          </calcext:conditional-format>
          <calcext:conditional-format calcext:target-range-address="'Gantt Chart'.IS33:'Gantt Chart'.IS33">
            <calcext:condition calcext:apply-style-name="Today" calcext:value="formula-is([.IS$10]=TODAY())" calcext:base-cell-address="'Gantt Chart'.IS33"/>
            <calcext:condition calcext:apply-style-name="Weekend" calcext:value="formula-is(OR(WEEKDAY([.IS$10])=1;WEEKDAY([.IS$10])=7))" calcext:base-cell-address="'Gantt Chart'.IS33"/>
            <calcext:condition calcext:apply-style-name="Holiday" calcext:value="formula-is(ISNUMBER(MATCH([.IS$10];Holidays;0)))" calcext:base-cell-address="'Gantt Chart'.IS33"/>
          </calcext:conditional-format>
          <calcext:conditional-format calcext:target-range-address="'Gantt Chart'.IS33:'Gantt Chart'.IS33">
            <calcext:condition calcext:apply-style-name="Task_Completed" calcext:value="formula-is(AND([.$H33]&gt;0;[.IS$10]&gt;=[.$D33];[.IS$10]&lt;=[.$J33];WORKDAY([.$D33];[.$H33]*[.$K33];Holidays)&gt;[.IS$10]))" calcext:base-cell-address="'Gantt Chart'.IS33"/>
            <calcext:condition calcext:apply-style-name="Task_Scheduled" calcext:value="formula-is(AND([.$H33]&gt;0;[.IS$10]&gt;=[.$D33];[.IS$10]&lt;=[.$J33];WORKDAY([.$D33];[.$H33]*[.$K33];Holidays)&lt;=[.IS$10]))" calcext:base-cell-address="'Gantt Chart'.IS33"/>
            <calcext:condition calcext:apply-style-name="Milestone" calcext:value="formula-is(AND([.$D33]&gt;0;[.$J33]=&quot;&quot;;[.$D33]=[.IS$10]))" calcext:base-cell-address="'Gantt Chart'.IS33"/>
          </calcext:conditional-format>
          <calcext:conditional-format calcext:target-range-address="'Gantt Chart'.JQ33:'Gantt Chart'.JR34">
            <calcext:condition calcext:apply-style-name="Today" calcext:value="formula-is([.JQ$10]=TODAY())" calcext:base-cell-address="'Gantt Chart'.JQ33"/>
            <calcext:condition calcext:apply-style-name="Weekend" calcext:value="formula-is(OR(WEEKDAY([.JQ$10])=1;WEEKDAY([.JQ$10])=7))" calcext:base-cell-address="'Gantt Chart'.JQ33"/>
            <calcext:condition calcext:apply-style-name="Holiday" calcext:value="formula-is(ISNUMBER(MATCH([.JQ$10];Holidays;0)))" calcext:base-cell-address="'Gantt Chart'.JQ33"/>
          </calcext:conditional-format>
          <calcext:conditional-format calcext:target-range-address="'Gantt Chart'.JQ33:'Gantt Chart'.JR34">
            <calcext:condition calcext:apply-style-name="Task_Completed" calcext:value="formula-is(AND([.$H33]&gt;0;[.JQ$10]&gt;=[.$D33];[.JQ$10]&lt;=[.$J33];WORKDAY([.$D33];[.$H33]*[.$K33];Holidays)&gt;[.JQ$10]))" calcext:base-cell-address="'Gantt Chart'.JQ33"/>
            <calcext:condition calcext:apply-style-name="Task_Scheduled" calcext:value="formula-is(AND([.$H33]&gt;0;[.JQ$10]&gt;=[.$D33];[.JQ$10]&lt;=[.$J33];WORKDAY([.$D33];[.$H33]*[.$K33];Holidays)&lt;=[.JQ$10]))" calcext:base-cell-address="'Gantt Chart'.JQ33"/>
            <calcext:condition calcext:apply-style-name="Milestone" calcext:value="formula-is(AND([.$D33]&gt;0;[.$J33]=&quot;&quot;;[.$D33]=[.JQ$10]))" calcext:base-cell-address="'Gantt Chart'.JQ33"/>
          </calcext:conditional-format>
          <calcext:conditional-format calcext:target-range-address="'Gantt Chart'.JS33:'Gantt Chart'.JU34">
            <calcext:condition calcext:apply-style-name="Today" calcext:value="formula-is([.JS$10]=TODAY())" calcext:base-cell-address="'Gantt Chart'.JS33"/>
            <calcext:condition calcext:apply-style-name="Weekend" calcext:value="formula-is(OR(WEEKDAY([.JS$10])=1;WEEKDAY([.JS$10])=7))" calcext:base-cell-address="'Gantt Chart'.JS33"/>
            <calcext:condition calcext:apply-style-name="Holiday" calcext:value="formula-is(ISNUMBER(MATCH([.JS$10];Holidays;0)))" calcext:base-cell-address="'Gantt Chart'.JS33"/>
          </calcext:conditional-format>
          <calcext:conditional-format calcext:target-range-address="'Gantt Chart'.JS33:'Gantt Chart'.JU34">
            <calcext:condition calcext:apply-style-name="Task_Completed" calcext:value="formula-is(AND([.$H33]&gt;0;[.JS$10]&gt;=[.$D33];[.JS$10]&lt;=[.$J33];WORKDAY([.$D33];[.$H33]*[.$K33];Holidays)&gt;[.JS$10]))" calcext:base-cell-address="'Gantt Chart'.JS33"/>
            <calcext:condition calcext:apply-style-name="Task_Scheduled" calcext:value="formula-is(AND([.$H33]&gt;0;[.JS$10]&gt;=[.$D33];[.JS$10]&lt;=[.$J33];WORKDAY([.$D33];[.$H33]*[.$K33];Holidays)&lt;=[.JS$10]))" calcext:base-cell-address="'Gantt Chart'.JS33"/>
            <calcext:condition calcext:apply-style-name="Milestone" calcext:value="formula-is(AND([.$D33]&gt;0;[.$J33]=&quot;&quot;;[.$D33]=[.JS$10]))" calcext:base-cell-address="'Gantt Chart'.JS33"/>
          </calcext:conditional-format>
          <calcext:conditional-format calcext:target-range-address="'Gantt Chart'.HC35:'Gantt Chart'.HH36">
            <calcext:condition calcext:apply-style-name="Today" calcext:value="formula-is([.HC$10]=TODAY())" calcext:base-cell-address="'Gantt Chart'.HC35"/>
            <calcext:condition calcext:apply-style-name="Weekend" calcext:value="formula-is(OR(WEEKDAY([.HC$10])=1;WEEKDAY([.HC$10])=7))" calcext:base-cell-address="'Gantt Chart'.HC35"/>
            <calcext:condition calcext:apply-style-name="Holiday" calcext:value="formula-is(ISNUMBER(MATCH([.HC$10];Holidays;0)))" calcext:base-cell-address="'Gantt Chart'.HC35"/>
          </calcext:conditional-format>
          <calcext:conditional-format calcext:target-range-address="'Gantt Chart'.HC35:'Gantt Chart'.HH36">
            <calcext:condition calcext:apply-style-name="Task_Completed" calcext:value="formula-is(AND([.$H35]&gt;0;[.HC$10]&gt;=[.$D35];[.HC$10]&lt;=[.$J35];WORKDAY([.$D35];[.$H35]*[.$K35];Holidays)&gt;[.HC$10]))" calcext:base-cell-address="'Gantt Chart'.HC35"/>
            <calcext:condition calcext:apply-style-name="Task_Scheduled" calcext:value="formula-is(AND([.$H35]&gt;0;[.HC$10]&gt;=[.$D35];[.HC$10]&lt;=[.$J35];WORKDAY([.$D35];[.$H35]*[.$K35];Holidays)&lt;=[.HC$10]))" calcext:base-cell-address="'Gantt Chart'.HC35"/>
            <calcext:condition calcext:apply-style-name="Milestone" calcext:value="formula-is(AND([.$D35]&gt;0;[.$J35]=&quot;&quot;;[.$D35]=[.HC$10]))" calcext:base-cell-address="'Gantt Chart'.HC35"/>
          </calcext:conditional-format>
          <calcext:conditional-format calcext:target-range-address="'Gantt Chart'.HI36:'Gantt Chart'.IH36 'Gantt Chart'.HI35:'Gantt Chart'.HJ35 'Gantt Chart'.HL35:'Gantt Chart'.IH35">
            <calcext:condition calcext:apply-style-name="Today" calcext:value="formula-is([.HI$10]=TODAY())" calcext:base-cell-address="'Gantt Chart'.HI35"/>
            <calcext:condition calcext:apply-style-name="Weekend" calcext:value="formula-is(OR(WEEKDAY([.HI$10])=1;WEEKDAY([.HI$10])=7))" calcext:base-cell-address="'Gantt Chart'.HI35"/>
            <calcext:condition calcext:apply-style-name="Holiday" calcext:value="formula-is(ISNUMBER(MATCH([.HI$10];Holidays;0)))" calcext:base-cell-address="'Gantt Chart'.HI35"/>
          </calcext:conditional-format>
          <calcext:conditional-format calcext:target-range-address="'Gantt Chart'.HI36:'Gantt Chart'.IH36 'Gantt Chart'.HI35:'Gantt Chart'.HJ35 'Gantt Chart'.HL35:'Gantt Chart'.IH35">
            <calcext:condition calcext:apply-style-name="Task_Completed" calcext:value="formula-is(AND([.$H35]&gt;0;[.HI$10]&gt;=[.$D35];[.HI$10]&lt;=[.$J35];WORKDAY([.$D35];[.$H35]*[.$K35];Holidays)&gt;[.HI$10]))" calcext:base-cell-address="'Gantt Chart'.HI35"/>
            <calcext:condition calcext:apply-style-name="Task_Scheduled" calcext:value="formula-is(AND([.$H35]&gt;0;[.HI$10]&gt;=[.$D35];[.HI$10]&lt;=[.$J35];WORKDAY([.$D35];[.$H35]*[.$K35];Holidays)&lt;=[.HI$10]))" calcext:base-cell-address="'Gantt Chart'.HI35"/>
            <calcext:condition calcext:apply-style-name="Milestone" calcext:value="formula-is(AND([.$D35]&gt;0;[.$J35]=&quot;&quot;;[.$D35]=[.HI$10]))" calcext:base-cell-address="'Gantt Chart'.HI35"/>
          </calcext:conditional-format>
          <calcext:conditional-format calcext:target-range-address="'Gantt Chart'.HK35:'Gantt Chart'.HK35">
            <calcext:condition calcext:apply-style-name="Today" calcext:value="formula-is([.HK$10]=TODAY())" calcext:base-cell-address="'Gantt Chart'.HK35"/>
            <calcext:condition calcext:apply-style-name="Weekend" calcext:value="formula-is(OR(WEEKDAY([.HK$10])=1;WEEKDAY([.HK$10])=7))" calcext:base-cell-address="'Gantt Chart'.HK35"/>
            <calcext:condition calcext:apply-style-name="Holiday" calcext:value="formula-is(ISNUMBER(MATCH([.HK$10];Holidays;0)))" calcext:base-cell-address="'Gantt Chart'.HK35"/>
          </calcext:conditional-format>
          <calcext:conditional-format calcext:target-range-address="'Gantt Chart'.HK35:'Gantt Chart'.HK35">
            <calcext:condition calcext:apply-style-name="Task_Completed" calcext:value="formula-is(AND([.$H35]&gt;0;[.HK$10]&gt;=[.$D35];[.HK$10]&lt;=[.$J35];WORKDAY([.$D35];[.$H35]*[.$K35];Holidays)&gt;[.HK$10]))" calcext:base-cell-address="'Gantt Chart'.HK35"/>
            <calcext:condition calcext:apply-style-name="Task_Scheduled" calcext:value="formula-is(AND([.$H35]&gt;0;[.HK$10]&gt;=[.$D35];[.HK$10]&lt;=[.$J35];WORKDAY([.$D35];[.$H35]*[.$K35];Holidays)&lt;=[.HK$10]))" calcext:base-cell-address="'Gantt Chart'.HK35"/>
            <calcext:condition calcext:apply-style-name="Milestone" calcext:value="formula-is(AND([.$D35]&gt;0;[.$J35]=&quot;&quot;;[.$D35]=[.HK$10]))" calcext:base-cell-address="'Gantt Chart'.HK35"/>
          </calcext:conditional-format>
          <calcext:conditional-format calcext:target-range-address="'Gantt Chart'.II35:'Gantt Chart'.IJ36">
            <calcext:condition calcext:apply-style-name="Today" calcext:value="formula-is([.II$10]=TODAY())" calcext:base-cell-address="'Gantt Chart'.II35"/>
            <calcext:condition calcext:apply-style-name="Weekend" calcext:value="formula-is(OR(WEEKDAY([.II$10])=1;WEEKDAY([.II$10])=7))" calcext:base-cell-address="'Gantt Chart'.II35"/>
            <calcext:condition calcext:apply-style-name="Holiday" calcext:value="formula-is(ISNUMBER(MATCH([.II$10];Holidays;0)))" calcext:base-cell-address="'Gantt Chart'.II35"/>
          </calcext:conditional-format>
          <calcext:conditional-format calcext:target-range-address="'Gantt Chart'.II35:'Gantt Chart'.IJ36">
            <calcext:condition calcext:apply-style-name="Task_Completed" calcext:value="formula-is(AND([.$H35]&gt;0;[.II$10]&gt;=[.$D35];[.II$10]&lt;=[.$J35];WORKDAY([.$D35];[.$H35]*[.$K35];Holidays)&gt;[.II$10]))" calcext:base-cell-address="'Gantt Chart'.II35"/>
            <calcext:condition calcext:apply-style-name="Task_Scheduled" calcext:value="formula-is(AND([.$H35]&gt;0;[.II$10]&gt;=[.$D35];[.II$10]&lt;=[.$J35];WORKDAY([.$D35];[.$H35]*[.$K35];Holidays)&lt;=[.II$10]))" calcext:base-cell-address="'Gantt Chart'.II35"/>
            <calcext:condition calcext:apply-style-name="Milestone" calcext:value="formula-is(AND([.$D35]&gt;0;[.$J35]=&quot;&quot;;[.$D35]=[.II$10]))" calcext:base-cell-address="'Gantt Chart'.II35"/>
          </calcext:conditional-format>
          <calcext:conditional-format calcext:target-range-address="'Gantt Chart'.IK35:'Gantt Chart'.IP36">
            <calcext:condition calcext:apply-style-name="Today" calcext:value="formula-is([.IK$10]=TODAY())" calcext:base-cell-address="'Gantt Chart'.IK35"/>
            <calcext:condition calcext:apply-style-name="Weekend" calcext:value="formula-is(OR(WEEKDAY([.IK$10])=1;WEEKDAY([.IK$10])=7))" calcext:base-cell-address="'Gantt Chart'.IK35"/>
            <calcext:condition calcext:apply-style-name="Holiday" calcext:value="formula-is(ISNUMBER(MATCH([.IK$10];Holidays;0)))" calcext:base-cell-address="'Gantt Chart'.IK35"/>
          </calcext:conditional-format>
          <calcext:conditional-format calcext:target-range-address="'Gantt Chart'.IK35:'Gantt Chart'.IP36">
            <calcext:condition calcext:apply-style-name="Task_Completed" calcext:value="formula-is(AND([.$H35]&gt;0;[.IK$10]&gt;=[.$D35];[.IK$10]&lt;=[.$J35];WORKDAY([.$D35];[.$H35]*[.$K35];Holidays)&gt;[.IK$10]))" calcext:base-cell-address="'Gantt Chart'.IK35"/>
            <calcext:condition calcext:apply-style-name="Task_Scheduled" calcext:value="formula-is(AND([.$H35]&gt;0;[.IK$10]&gt;=[.$D35];[.IK$10]&lt;=[.$J35];WORKDAY([.$D35];[.$H35]*[.$K35];Holidays)&lt;=[.IK$10]))" calcext:base-cell-address="'Gantt Chart'.IK35"/>
            <calcext:condition calcext:apply-style-name="Milestone" calcext:value="formula-is(AND([.$D35]&gt;0;[.$J35]=&quot;&quot;;[.$D35]=[.IK$10]))" calcext:base-cell-address="'Gantt Chart'.IK35"/>
          </calcext:conditional-format>
          <calcext:conditional-format calcext:target-range-address="'Gantt Chart'.IQ36:'Gantt Chart'.JP36 'Gantt Chart'.IQ35:'Gantt Chart'.IR35 'Gantt Chart'.IT35:'Gantt Chart'.JP35">
            <calcext:condition calcext:apply-style-name="Today" calcext:value="formula-is([.IQ$10]=TODAY())" calcext:base-cell-address="'Gantt Chart'.IQ35"/>
            <calcext:condition calcext:apply-style-name="Weekend" calcext:value="formula-is(OR(WEEKDAY([.IQ$10])=1;WEEKDAY([.IQ$10])=7))" calcext:base-cell-address="'Gantt Chart'.IQ35"/>
            <calcext:condition calcext:apply-style-name="Holiday" calcext:value="formula-is(ISNUMBER(MATCH([.IQ$10];Holidays;0)))" calcext:base-cell-address="'Gantt Chart'.IQ35"/>
          </calcext:conditional-format>
          <calcext:conditional-format calcext:target-range-address="'Gantt Chart'.IQ36:'Gantt Chart'.JP36 'Gantt Chart'.IQ35:'Gantt Chart'.IR35 'Gantt Chart'.IT35:'Gantt Chart'.JP35">
            <calcext:condition calcext:apply-style-name="Task_Completed" calcext:value="formula-is(AND([.$H35]&gt;0;[.IQ$10]&gt;=[.$D35];[.IQ$10]&lt;=[.$J35];WORKDAY([.$D35];[.$H35]*[.$K35];Holidays)&gt;[.IQ$10]))" calcext:base-cell-address="'Gantt Chart'.IQ35"/>
            <calcext:condition calcext:apply-style-name="Task_Scheduled" calcext:value="formula-is(AND([.$H35]&gt;0;[.IQ$10]&gt;=[.$D35];[.IQ$10]&lt;=[.$J35];WORKDAY([.$D35];[.$H35]*[.$K35];Holidays)&lt;=[.IQ$10]))" calcext:base-cell-address="'Gantt Chart'.IQ35"/>
            <calcext:condition calcext:apply-style-name="Milestone" calcext:value="formula-is(AND([.$D35]&gt;0;[.$J35]=&quot;&quot;;[.$D35]=[.IQ$10]))" calcext:base-cell-address="'Gantt Chart'.IQ35"/>
          </calcext:conditional-format>
          <calcext:conditional-format calcext:target-range-address="'Gantt Chart'.IS35:'Gantt Chart'.IS35">
            <calcext:condition calcext:apply-style-name="Today" calcext:value="formula-is([.IS$10]=TODAY())" calcext:base-cell-address="'Gantt Chart'.IS35"/>
            <calcext:condition calcext:apply-style-name="Weekend" calcext:value="formula-is(OR(WEEKDAY([.IS$10])=1;WEEKDAY([.IS$10])=7))" calcext:base-cell-address="'Gantt Chart'.IS35"/>
            <calcext:condition calcext:apply-style-name="Holiday" calcext:value="formula-is(ISNUMBER(MATCH([.IS$10];Holidays;0)))" calcext:base-cell-address="'Gantt Chart'.IS35"/>
          </calcext:conditional-format>
          <calcext:conditional-format calcext:target-range-address="'Gantt Chart'.IS35:'Gantt Chart'.IS35">
            <calcext:condition calcext:apply-style-name="Task_Completed" calcext:value="formula-is(AND([.$H35]&gt;0;[.IS$10]&gt;=[.$D35];[.IS$10]&lt;=[.$J35];WORKDAY([.$D35];[.$H35]*[.$K35];Holidays)&gt;[.IS$10]))" calcext:base-cell-address="'Gantt Chart'.IS35"/>
            <calcext:condition calcext:apply-style-name="Task_Scheduled" calcext:value="formula-is(AND([.$H35]&gt;0;[.IS$10]&gt;=[.$D35];[.IS$10]&lt;=[.$J35];WORKDAY([.$D35];[.$H35]*[.$K35];Holidays)&lt;=[.IS$10]))" calcext:base-cell-address="'Gantt Chart'.IS35"/>
            <calcext:condition calcext:apply-style-name="Milestone" calcext:value="formula-is(AND([.$D35]&gt;0;[.$J35]=&quot;&quot;;[.$D35]=[.IS$10]))" calcext:base-cell-address="'Gantt Chart'.IS35"/>
          </calcext:conditional-format>
          <calcext:conditional-format calcext:target-range-address="'Gantt Chart'.JQ35:'Gantt Chart'.JR36">
            <calcext:condition calcext:apply-style-name="Today" calcext:value="formula-is([.JQ$10]=TODAY())" calcext:base-cell-address="'Gantt Chart'.JQ35"/>
            <calcext:condition calcext:apply-style-name="Weekend" calcext:value="formula-is(OR(WEEKDAY([.JQ$10])=1;WEEKDAY([.JQ$10])=7))" calcext:base-cell-address="'Gantt Chart'.JQ35"/>
            <calcext:condition calcext:apply-style-name="Holiday" calcext:value="formula-is(ISNUMBER(MATCH([.JQ$10];Holidays;0)))" calcext:base-cell-address="'Gantt Chart'.JQ35"/>
          </calcext:conditional-format>
          <calcext:conditional-format calcext:target-range-address="'Gantt Chart'.JQ35:'Gantt Chart'.JR36">
            <calcext:condition calcext:apply-style-name="Task_Completed" calcext:value="formula-is(AND([.$H35]&gt;0;[.JQ$10]&gt;=[.$D35];[.JQ$10]&lt;=[.$J35];WORKDAY([.$D35];[.$H35]*[.$K35];Holidays)&gt;[.JQ$10]))" calcext:base-cell-address="'Gantt Chart'.JQ35"/>
            <calcext:condition calcext:apply-style-name="Task_Scheduled" calcext:value="formula-is(AND([.$H35]&gt;0;[.JQ$10]&gt;=[.$D35];[.JQ$10]&lt;=[.$J35];WORKDAY([.$D35];[.$H35]*[.$K35];Holidays)&lt;=[.JQ$10]))" calcext:base-cell-address="'Gantt Chart'.JQ35"/>
            <calcext:condition calcext:apply-style-name="Milestone" calcext:value="formula-is(AND([.$D35]&gt;0;[.$J35]=&quot;&quot;;[.$D35]=[.JQ$10]))" calcext:base-cell-address="'Gantt Chart'.JQ35"/>
          </calcext:conditional-format>
          <calcext:conditional-format calcext:target-range-address="'Gantt Chart'.JS35:'Gantt Chart'.JU36">
            <calcext:condition calcext:apply-style-name="Today" calcext:value="formula-is([.JS$10]=TODAY())" calcext:base-cell-address="'Gantt Chart'.JS35"/>
            <calcext:condition calcext:apply-style-name="Weekend" calcext:value="formula-is(OR(WEEKDAY([.JS$10])=1;WEEKDAY([.JS$10])=7))" calcext:base-cell-address="'Gantt Chart'.JS35"/>
            <calcext:condition calcext:apply-style-name="Holiday" calcext:value="formula-is(ISNUMBER(MATCH([.JS$10];Holidays;0)))" calcext:base-cell-address="'Gantt Chart'.JS35"/>
          </calcext:conditional-format>
          <calcext:conditional-format calcext:target-range-address="'Gantt Chart'.JS35:'Gantt Chart'.JU36">
            <calcext:condition calcext:apply-style-name="Task_Completed" calcext:value="formula-is(AND([.$H35]&gt;0;[.JS$10]&gt;=[.$D35];[.JS$10]&lt;=[.$J35];WORKDAY([.$D35];[.$H35]*[.$K35];Holidays)&gt;[.JS$10]))" calcext:base-cell-address="'Gantt Chart'.JS35"/>
            <calcext:condition calcext:apply-style-name="Task_Scheduled" calcext:value="formula-is(AND([.$H35]&gt;0;[.JS$10]&gt;=[.$D35];[.JS$10]&lt;=[.$J35];WORKDAY([.$D35];[.$H35]*[.$K35];Holidays)&lt;=[.JS$10]))" calcext:base-cell-address="'Gantt Chart'.JS35"/>
            <calcext:condition calcext:apply-style-name="Milestone" calcext:value="formula-is(AND([.$D35]&gt;0;[.$J35]=&quot;&quot;;[.$D35]=[.JS$10]))" calcext:base-cell-address="'Gantt Chart'.JS35"/>
          </calcext:conditional-format>
          <calcext:conditional-format calcext:target-range-address="'Gantt Chart'.HC37:'Gantt Chart'.HH38">
            <calcext:condition calcext:apply-style-name="Today" calcext:value="formula-is([.HC$10]=TODAY())" calcext:base-cell-address="'Gantt Chart'.HC37"/>
            <calcext:condition calcext:apply-style-name="Weekend" calcext:value="formula-is(OR(WEEKDAY([.HC$10])=1;WEEKDAY([.HC$10])=7))" calcext:base-cell-address="'Gantt Chart'.HC37"/>
            <calcext:condition calcext:apply-style-name="Holiday" calcext:value="formula-is(ISNUMBER(MATCH([.HC$10];Holidays;0)))" calcext:base-cell-address="'Gantt Chart'.HC37"/>
          </calcext:conditional-format>
          <calcext:conditional-format calcext:target-range-address="'Gantt Chart'.HC37:'Gantt Chart'.HH38">
            <calcext:condition calcext:apply-style-name="Task_Completed" calcext:value="formula-is(AND([.$H37]&gt;0;[.HC$10]&gt;=[.$D37];[.HC$10]&lt;=[.$J37];WORKDAY([.$D37];[.$H37]*[.$K37];Holidays)&gt;[.HC$10]))" calcext:base-cell-address="'Gantt Chart'.HC37"/>
            <calcext:condition calcext:apply-style-name="Task_Scheduled" calcext:value="formula-is(AND([.$H37]&gt;0;[.HC$10]&gt;=[.$D37];[.HC$10]&lt;=[.$J37];WORKDAY([.$D37];[.$H37]*[.$K37];Holidays)&lt;=[.HC$10]))" calcext:base-cell-address="'Gantt Chart'.HC37"/>
            <calcext:condition calcext:apply-style-name="Milestone" calcext:value="formula-is(AND([.$D37]&gt;0;[.$J37]=&quot;&quot;;[.$D37]=[.HC$10]))" calcext:base-cell-address="'Gantt Chart'.HC37"/>
          </calcext:conditional-format>
          <calcext:conditional-format calcext:target-range-address="'Gantt Chart'.HI38:'Gantt Chart'.IH38 'Gantt Chart'.HI37:'Gantt Chart'.HJ37 'Gantt Chart'.HL37:'Gantt Chart'.IH37">
            <calcext:condition calcext:apply-style-name="Today" calcext:value="formula-is([.HI$10]=TODAY())" calcext:base-cell-address="'Gantt Chart'.HI37"/>
            <calcext:condition calcext:apply-style-name="Weekend" calcext:value="formula-is(OR(WEEKDAY([.HI$10])=1;WEEKDAY([.HI$10])=7))" calcext:base-cell-address="'Gantt Chart'.HI37"/>
            <calcext:condition calcext:apply-style-name="Holiday" calcext:value="formula-is(ISNUMBER(MATCH([.HI$10];Holidays;0)))" calcext:base-cell-address="'Gantt Chart'.HI37"/>
          </calcext:conditional-format>
          <calcext:conditional-format calcext:target-range-address="'Gantt Chart'.HI38:'Gantt Chart'.IH38 'Gantt Chart'.HI37:'Gantt Chart'.HJ37 'Gantt Chart'.HL37:'Gantt Chart'.IH37">
            <calcext:condition calcext:apply-style-name="Task_Completed" calcext:value="formula-is(AND([.$H37]&gt;0;[.HI$10]&gt;=[.$D37];[.HI$10]&lt;=[.$J37];WORKDAY([.$D37];[.$H37]*[.$K37];Holidays)&gt;[.HI$10]))" calcext:base-cell-address="'Gantt Chart'.HI37"/>
            <calcext:condition calcext:apply-style-name="Task_Scheduled" calcext:value="formula-is(AND([.$H37]&gt;0;[.HI$10]&gt;=[.$D37];[.HI$10]&lt;=[.$J37];WORKDAY([.$D37];[.$H37]*[.$K37];Holidays)&lt;=[.HI$10]))" calcext:base-cell-address="'Gantt Chart'.HI37"/>
            <calcext:condition calcext:apply-style-name="Milestone" calcext:value="formula-is(AND([.$D37]&gt;0;[.$J37]=&quot;&quot;;[.$D37]=[.HI$10]))" calcext:base-cell-address="'Gantt Chart'.HI37"/>
          </calcext:conditional-format>
          <calcext:conditional-format calcext:target-range-address="'Gantt Chart'.HK37:'Gantt Chart'.HK37">
            <calcext:condition calcext:apply-style-name="Today" calcext:value="formula-is([.HK$10]=TODAY())" calcext:base-cell-address="'Gantt Chart'.HK37"/>
            <calcext:condition calcext:apply-style-name="Weekend" calcext:value="formula-is(OR(WEEKDAY([.HK$10])=1;WEEKDAY([.HK$10])=7))" calcext:base-cell-address="'Gantt Chart'.HK37"/>
            <calcext:condition calcext:apply-style-name="Holiday" calcext:value="formula-is(ISNUMBER(MATCH([.HK$10];Holidays;0)))" calcext:base-cell-address="'Gantt Chart'.HK37"/>
          </calcext:conditional-format>
          <calcext:conditional-format calcext:target-range-address="'Gantt Chart'.HK37:'Gantt Chart'.HK37">
            <calcext:condition calcext:apply-style-name="Task_Completed" calcext:value="formula-is(AND([.$H37]&gt;0;[.HK$10]&gt;=[.$D37];[.HK$10]&lt;=[.$J37];WORKDAY([.$D37];[.$H37]*[.$K37];Holidays)&gt;[.HK$10]))" calcext:base-cell-address="'Gantt Chart'.HK37"/>
            <calcext:condition calcext:apply-style-name="Task_Scheduled" calcext:value="formula-is(AND([.$H37]&gt;0;[.HK$10]&gt;=[.$D37];[.HK$10]&lt;=[.$J37];WORKDAY([.$D37];[.$H37]*[.$K37];Holidays)&lt;=[.HK$10]))" calcext:base-cell-address="'Gantt Chart'.HK37"/>
            <calcext:condition calcext:apply-style-name="Milestone" calcext:value="formula-is(AND([.$D37]&gt;0;[.$J37]=&quot;&quot;;[.$D37]=[.HK$10]))" calcext:base-cell-address="'Gantt Chart'.HK37"/>
          </calcext:conditional-format>
          <calcext:conditional-format calcext:target-range-address="'Gantt Chart'.II37:'Gantt Chart'.IJ38">
            <calcext:condition calcext:apply-style-name="Today" calcext:value="formula-is([.II$10]=TODAY())" calcext:base-cell-address="'Gantt Chart'.II37"/>
            <calcext:condition calcext:apply-style-name="Weekend" calcext:value="formula-is(OR(WEEKDAY([.II$10])=1;WEEKDAY([.II$10])=7))" calcext:base-cell-address="'Gantt Chart'.II37"/>
            <calcext:condition calcext:apply-style-name="Holiday" calcext:value="formula-is(ISNUMBER(MATCH([.II$10];Holidays;0)))" calcext:base-cell-address="'Gantt Chart'.II37"/>
          </calcext:conditional-format>
          <calcext:conditional-format calcext:target-range-address="'Gantt Chart'.II37:'Gantt Chart'.IJ38">
            <calcext:condition calcext:apply-style-name="Task_Completed" calcext:value="formula-is(AND([.$H37]&gt;0;[.II$10]&gt;=[.$D37];[.II$10]&lt;=[.$J37];WORKDAY([.$D37];[.$H37]*[.$K37];Holidays)&gt;[.II$10]))" calcext:base-cell-address="'Gantt Chart'.II37"/>
            <calcext:condition calcext:apply-style-name="Task_Scheduled" calcext:value="formula-is(AND([.$H37]&gt;0;[.II$10]&gt;=[.$D37];[.II$10]&lt;=[.$J37];WORKDAY([.$D37];[.$H37]*[.$K37];Holidays)&lt;=[.II$10]))" calcext:base-cell-address="'Gantt Chart'.II37"/>
            <calcext:condition calcext:apply-style-name="Milestone" calcext:value="formula-is(AND([.$D37]&gt;0;[.$J37]=&quot;&quot;;[.$D37]=[.II$10]))" calcext:base-cell-address="'Gantt Chart'.II37"/>
          </calcext:conditional-format>
          <calcext:conditional-format calcext:target-range-address="'Gantt Chart'.IK37:'Gantt Chart'.IP38">
            <calcext:condition calcext:apply-style-name="Today" calcext:value="formula-is([.IK$10]=TODAY())" calcext:base-cell-address="'Gantt Chart'.IK37"/>
            <calcext:condition calcext:apply-style-name="Weekend" calcext:value="formula-is(OR(WEEKDAY([.IK$10])=1;WEEKDAY([.IK$10])=7))" calcext:base-cell-address="'Gantt Chart'.IK37"/>
            <calcext:condition calcext:apply-style-name="Holiday" calcext:value="formula-is(ISNUMBER(MATCH([.IK$10];Holidays;0)))" calcext:base-cell-address="'Gantt Chart'.IK37"/>
          </calcext:conditional-format>
          <calcext:conditional-format calcext:target-range-address="'Gantt Chart'.IK37:'Gantt Chart'.IP38">
            <calcext:condition calcext:apply-style-name="Task_Completed" calcext:value="formula-is(AND([.$H37]&gt;0;[.IK$10]&gt;=[.$D37];[.IK$10]&lt;=[.$J37];WORKDAY([.$D37];[.$H37]*[.$K37];Holidays)&gt;[.IK$10]))" calcext:base-cell-address="'Gantt Chart'.IK37"/>
            <calcext:condition calcext:apply-style-name="Task_Scheduled" calcext:value="formula-is(AND([.$H37]&gt;0;[.IK$10]&gt;=[.$D37];[.IK$10]&lt;=[.$J37];WORKDAY([.$D37];[.$H37]*[.$K37];Holidays)&lt;=[.IK$10]))" calcext:base-cell-address="'Gantt Chart'.IK37"/>
            <calcext:condition calcext:apply-style-name="Milestone" calcext:value="formula-is(AND([.$D37]&gt;0;[.$J37]=&quot;&quot;;[.$D37]=[.IK$10]))" calcext:base-cell-address="'Gantt Chart'.IK37"/>
          </calcext:conditional-format>
          <calcext:conditional-format calcext:target-range-address="'Gantt Chart'.IQ38:'Gantt Chart'.JP38 'Gantt Chart'.IQ37:'Gantt Chart'.IR37 'Gantt Chart'.IT37:'Gantt Chart'.JP37">
            <calcext:condition calcext:apply-style-name="Today" calcext:value="formula-is([.IQ$10]=TODAY())" calcext:base-cell-address="'Gantt Chart'.IQ37"/>
            <calcext:condition calcext:apply-style-name="Weekend" calcext:value="formula-is(OR(WEEKDAY([.IQ$10])=1;WEEKDAY([.IQ$10])=7))" calcext:base-cell-address="'Gantt Chart'.IQ37"/>
            <calcext:condition calcext:apply-style-name="Holiday" calcext:value="formula-is(ISNUMBER(MATCH([.IQ$10];Holidays;0)))" calcext:base-cell-address="'Gantt Chart'.IQ37"/>
          </calcext:conditional-format>
          <calcext:conditional-format calcext:target-range-address="'Gantt Chart'.IQ38:'Gantt Chart'.JP38 'Gantt Chart'.IQ37:'Gantt Chart'.IR37 'Gantt Chart'.IT37:'Gantt Chart'.JP37">
            <calcext:condition calcext:apply-style-name="Task_Completed" calcext:value="formula-is(AND([.$H37]&gt;0;[.IQ$10]&gt;=[.$D37];[.IQ$10]&lt;=[.$J37];WORKDAY([.$D37];[.$H37]*[.$K37];Holidays)&gt;[.IQ$10]))" calcext:base-cell-address="'Gantt Chart'.IQ37"/>
            <calcext:condition calcext:apply-style-name="Task_Scheduled" calcext:value="formula-is(AND([.$H37]&gt;0;[.IQ$10]&gt;=[.$D37];[.IQ$10]&lt;=[.$J37];WORKDAY([.$D37];[.$H37]*[.$K37];Holidays)&lt;=[.IQ$10]))" calcext:base-cell-address="'Gantt Chart'.IQ37"/>
            <calcext:condition calcext:apply-style-name="Milestone" calcext:value="formula-is(AND([.$D37]&gt;0;[.$J37]=&quot;&quot;;[.$D37]=[.IQ$10]))" calcext:base-cell-address="'Gantt Chart'.IQ37"/>
          </calcext:conditional-format>
          <calcext:conditional-format calcext:target-range-address="'Gantt Chart'.IS37:'Gantt Chart'.IS37">
            <calcext:condition calcext:apply-style-name="Today" calcext:value="formula-is([.IS$10]=TODAY())" calcext:base-cell-address="'Gantt Chart'.IS37"/>
            <calcext:condition calcext:apply-style-name="Weekend" calcext:value="formula-is(OR(WEEKDAY([.IS$10])=1;WEEKDAY([.IS$10])=7))" calcext:base-cell-address="'Gantt Chart'.IS37"/>
            <calcext:condition calcext:apply-style-name="Holiday" calcext:value="formula-is(ISNUMBER(MATCH([.IS$10];Holidays;0)))" calcext:base-cell-address="'Gantt Chart'.IS37"/>
          </calcext:conditional-format>
          <calcext:conditional-format calcext:target-range-address="'Gantt Chart'.IS37:'Gantt Chart'.IS37">
            <calcext:condition calcext:apply-style-name="Task_Completed" calcext:value="formula-is(AND([.$H37]&gt;0;[.IS$10]&gt;=[.$D37];[.IS$10]&lt;=[.$J37];WORKDAY([.$D37];[.$H37]*[.$K37];Holidays)&gt;[.IS$10]))" calcext:base-cell-address="'Gantt Chart'.IS37"/>
            <calcext:condition calcext:apply-style-name="Task_Scheduled" calcext:value="formula-is(AND([.$H37]&gt;0;[.IS$10]&gt;=[.$D37];[.IS$10]&lt;=[.$J37];WORKDAY([.$D37];[.$H37]*[.$K37];Holidays)&lt;=[.IS$10]))" calcext:base-cell-address="'Gantt Chart'.IS37"/>
            <calcext:condition calcext:apply-style-name="Milestone" calcext:value="formula-is(AND([.$D37]&gt;0;[.$J37]=&quot;&quot;;[.$D37]=[.IS$10]))" calcext:base-cell-address="'Gantt Chart'.IS37"/>
          </calcext:conditional-format>
          <calcext:conditional-format calcext:target-range-address="'Gantt Chart'.JQ37:'Gantt Chart'.JR38">
            <calcext:condition calcext:apply-style-name="Today" calcext:value="formula-is([.JQ$10]=TODAY())" calcext:base-cell-address="'Gantt Chart'.JQ37"/>
            <calcext:condition calcext:apply-style-name="Weekend" calcext:value="formula-is(OR(WEEKDAY([.JQ$10])=1;WEEKDAY([.JQ$10])=7))" calcext:base-cell-address="'Gantt Chart'.JQ37"/>
            <calcext:condition calcext:apply-style-name="Holiday" calcext:value="formula-is(ISNUMBER(MATCH([.JQ$10];Holidays;0)))" calcext:base-cell-address="'Gantt Chart'.JQ37"/>
          </calcext:conditional-format>
          <calcext:conditional-format calcext:target-range-address="'Gantt Chart'.JQ37:'Gantt Chart'.JR38">
            <calcext:condition calcext:apply-style-name="Task_Completed" calcext:value="formula-is(AND([.$H37]&gt;0;[.JQ$10]&gt;=[.$D37];[.JQ$10]&lt;=[.$J37];WORKDAY([.$D37];[.$H37]*[.$K37];Holidays)&gt;[.JQ$10]))" calcext:base-cell-address="'Gantt Chart'.JQ37"/>
            <calcext:condition calcext:apply-style-name="Task_Scheduled" calcext:value="formula-is(AND([.$H37]&gt;0;[.JQ$10]&gt;=[.$D37];[.JQ$10]&lt;=[.$J37];WORKDAY([.$D37];[.$H37]*[.$K37];Holidays)&lt;=[.JQ$10]))" calcext:base-cell-address="'Gantt Chart'.JQ37"/>
            <calcext:condition calcext:apply-style-name="Milestone" calcext:value="formula-is(AND([.$D37]&gt;0;[.$J37]=&quot;&quot;;[.$D37]=[.JQ$10]))" calcext:base-cell-address="'Gantt Chart'.JQ37"/>
          </calcext:conditional-format>
          <calcext:conditional-format calcext:target-range-address="'Gantt Chart'.JS37:'Gantt Chart'.JU38">
            <calcext:condition calcext:apply-style-name="Today" calcext:value="formula-is([.JS$10]=TODAY())" calcext:base-cell-address="'Gantt Chart'.JS37"/>
            <calcext:condition calcext:apply-style-name="Weekend" calcext:value="formula-is(OR(WEEKDAY([.JS$10])=1;WEEKDAY([.JS$10])=7))" calcext:base-cell-address="'Gantt Chart'.JS37"/>
            <calcext:condition calcext:apply-style-name="Holiday" calcext:value="formula-is(ISNUMBER(MATCH([.JS$10];Holidays;0)))" calcext:base-cell-address="'Gantt Chart'.JS37"/>
          </calcext:conditional-format>
          <calcext:conditional-format calcext:target-range-address="'Gantt Chart'.JS37:'Gantt Chart'.JU38">
            <calcext:condition calcext:apply-style-name="Task_Completed" calcext:value="formula-is(AND([.$H37]&gt;0;[.JS$10]&gt;=[.$D37];[.JS$10]&lt;=[.$J37];WORKDAY([.$D37];[.$H37]*[.$K37];Holidays)&gt;[.JS$10]))" calcext:base-cell-address="'Gantt Chart'.JS37"/>
            <calcext:condition calcext:apply-style-name="Task_Scheduled" calcext:value="formula-is(AND([.$H37]&gt;0;[.JS$10]&gt;=[.$D37];[.JS$10]&lt;=[.$J37];WORKDAY([.$D37];[.$H37]*[.$K37];Holidays)&lt;=[.JS$10]))" calcext:base-cell-address="'Gantt Chart'.JS37"/>
            <calcext:condition calcext:apply-style-name="Milestone" calcext:value="formula-is(AND([.$D37]&gt;0;[.$J37]=&quot;&quot;;[.$D37]=[.JS$10]))" calcext:base-cell-address="'Gantt Chart'.JS37"/>
          </calcext:conditional-format>
          <calcext:conditional-format calcext:target-range-address="'Gantt Chart'.HC39:'Gantt Chart'.HH40">
            <calcext:condition calcext:apply-style-name="Today" calcext:value="formula-is([.HC$10]=TODAY())" calcext:base-cell-address="'Gantt Chart'.HC39"/>
            <calcext:condition calcext:apply-style-name="Weekend" calcext:value="formula-is(OR(WEEKDAY([.HC$10])=1;WEEKDAY([.HC$10])=7))" calcext:base-cell-address="'Gantt Chart'.HC39"/>
            <calcext:condition calcext:apply-style-name="Holiday" calcext:value="formula-is(ISNUMBER(MATCH([.HC$10];Holidays;0)))" calcext:base-cell-address="'Gantt Chart'.HC39"/>
          </calcext:conditional-format>
          <calcext:conditional-format calcext:target-range-address="'Gantt Chart'.HC39:'Gantt Chart'.HH40">
            <calcext:condition calcext:apply-style-name="Task_Completed" calcext:value="formula-is(AND([.$H39]&gt;0;[.HC$10]&gt;=[.$D39];[.HC$10]&lt;=[.$J39];WORKDAY([.$D39];[.$H39]*[.$K39];Holidays)&gt;[.HC$10]))" calcext:base-cell-address="'Gantt Chart'.HC39"/>
            <calcext:condition calcext:apply-style-name="Task_Scheduled" calcext:value="formula-is(AND([.$H39]&gt;0;[.HC$10]&gt;=[.$D39];[.HC$10]&lt;=[.$J39];WORKDAY([.$D39];[.$H39]*[.$K39];Holidays)&lt;=[.HC$10]))" calcext:base-cell-address="'Gantt Chart'.HC39"/>
            <calcext:condition calcext:apply-style-name="Milestone" calcext:value="formula-is(AND([.$D39]&gt;0;[.$J39]=&quot;&quot;;[.$D39]=[.HC$10]))" calcext:base-cell-address="'Gantt Chart'.HC39"/>
          </calcext:conditional-format>
          <calcext:conditional-format calcext:target-range-address="'Gantt Chart'.HI40:'Gantt Chart'.IH40 'Gantt Chart'.HI39:'Gantt Chart'.HJ39 'Gantt Chart'.HL39:'Gantt Chart'.IH39">
            <calcext:condition calcext:apply-style-name="Today" calcext:value="formula-is([.HI$10]=TODAY())" calcext:base-cell-address="'Gantt Chart'.HI39"/>
            <calcext:condition calcext:apply-style-name="Weekend" calcext:value="formula-is(OR(WEEKDAY([.HI$10])=1;WEEKDAY([.HI$10])=7))" calcext:base-cell-address="'Gantt Chart'.HI39"/>
            <calcext:condition calcext:apply-style-name="Holiday" calcext:value="formula-is(ISNUMBER(MATCH([.HI$10];Holidays;0)))" calcext:base-cell-address="'Gantt Chart'.HI39"/>
          </calcext:conditional-format>
          <calcext:conditional-format calcext:target-range-address="'Gantt Chart'.HI40:'Gantt Chart'.IH40 'Gantt Chart'.HI39:'Gantt Chart'.HJ39 'Gantt Chart'.HL39:'Gantt Chart'.IH39">
            <calcext:condition calcext:apply-style-name="Task_Completed" calcext:value="formula-is(AND([.$H39]&gt;0;[.HI$10]&gt;=[.$D39];[.HI$10]&lt;=[.$J39];WORKDAY([.$D39];[.$H39]*[.$K39];Holidays)&gt;[.HI$10]))" calcext:base-cell-address="'Gantt Chart'.HI39"/>
            <calcext:condition calcext:apply-style-name="Task_Scheduled" calcext:value="formula-is(AND([.$H39]&gt;0;[.HI$10]&gt;=[.$D39];[.HI$10]&lt;=[.$J39];WORKDAY([.$D39];[.$H39]*[.$K39];Holidays)&lt;=[.HI$10]))" calcext:base-cell-address="'Gantt Chart'.HI39"/>
            <calcext:condition calcext:apply-style-name="Milestone" calcext:value="formula-is(AND([.$D39]&gt;0;[.$J39]=&quot;&quot;;[.$D39]=[.HI$10]))" calcext:base-cell-address="'Gantt Chart'.HI39"/>
          </calcext:conditional-format>
          <calcext:conditional-format calcext:target-range-address="'Gantt Chart'.HK39:'Gantt Chart'.HK39">
            <calcext:condition calcext:apply-style-name="Today" calcext:value="formula-is([.HK$10]=TODAY())" calcext:base-cell-address="'Gantt Chart'.HK39"/>
            <calcext:condition calcext:apply-style-name="Weekend" calcext:value="formula-is(OR(WEEKDAY([.HK$10])=1;WEEKDAY([.HK$10])=7))" calcext:base-cell-address="'Gantt Chart'.HK39"/>
            <calcext:condition calcext:apply-style-name="Holiday" calcext:value="formula-is(ISNUMBER(MATCH([.HK$10];Holidays;0)))" calcext:base-cell-address="'Gantt Chart'.HK39"/>
          </calcext:conditional-format>
          <calcext:conditional-format calcext:target-range-address="'Gantt Chart'.HK39:'Gantt Chart'.HK39">
            <calcext:condition calcext:apply-style-name="Task_Completed" calcext:value="formula-is(AND([.$H39]&gt;0;[.HK$10]&gt;=[.$D39];[.HK$10]&lt;=[.$J39];WORKDAY([.$D39];[.$H39]*[.$K39];Holidays)&gt;[.HK$10]))" calcext:base-cell-address="'Gantt Chart'.HK39"/>
            <calcext:condition calcext:apply-style-name="Task_Scheduled" calcext:value="formula-is(AND([.$H39]&gt;0;[.HK$10]&gt;=[.$D39];[.HK$10]&lt;=[.$J39];WORKDAY([.$D39];[.$H39]*[.$K39];Holidays)&lt;=[.HK$10]))" calcext:base-cell-address="'Gantt Chart'.HK39"/>
            <calcext:condition calcext:apply-style-name="Milestone" calcext:value="formula-is(AND([.$D39]&gt;0;[.$J39]=&quot;&quot;;[.$D39]=[.HK$10]))" calcext:base-cell-address="'Gantt Chart'.HK39"/>
          </calcext:conditional-format>
          <calcext:conditional-format calcext:target-range-address="'Gantt Chart'.II39:'Gantt Chart'.IJ40">
            <calcext:condition calcext:apply-style-name="Today" calcext:value="formula-is([.II$10]=TODAY())" calcext:base-cell-address="'Gantt Chart'.II39"/>
            <calcext:condition calcext:apply-style-name="Weekend" calcext:value="formula-is(OR(WEEKDAY([.II$10])=1;WEEKDAY([.II$10])=7))" calcext:base-cell-address="'Gantt Chart'.II39"/>
            <calcext:condition calcext:apply-style-name="Holiday" calcext:value="formula-is(ISNUMBER(MATCH([.II$10];Holidays;0)))" calcext:base-cell-address="'Gantt Chart'.II39"/>
          </calcext:conditional-format>
          <calcext:conditional-format calcext:target-range-address="'Gantt Chart'.II39:'Gantt Chart'.IJ40">
            <calcext:condition calcext:apply-style-name="Task_Completed" calcext:value="formula-is(AND([.$H39]&gt;0;[.II$10]&gt;=[.$D39];[.II$10]&lt;=[.$J39];WORKDAY([.$D39];[.$H39]*[.$K39];Holidays)&gt;[.II$10]))" calcext:base-cell-address="'Gantt Chart'.II39"/>
            <calcext:condition calcext:apply-style-name="Task_Scheduled" calcext:value="formula-is(AND([.$H39]&gt;0;[.II$10]&gt;=[.$D39];[.II$10]&lt;=[.$J39];WORKDAY([.$D39];[.$H39]*[.$K39];Holidays)&lt;=[.II$10]))" calcext:base-cell-address="'Gantt Chart'.II39"/>
            <calcext:condition calcext:apply-style-name="Milestone" calcext:value="formula-is(AND([.$D39]&gt;0;[.$J39]=&quot;&quot;;[.$D39]=[.II$10]))" calcext:base-cell-address="'Gantt Chart'.II39"/>
          </calcext:conditional-format>
          <calcext:conditional-format calcext:target-range-address="'Gantt Chart'.IK39:'Gantt Chart'.IP40">
            <calcext:condition calcext:apply-style-name="Today" calcext:value="formula-is([.IK$10]=TODAY())" calcext:base-cell-address="'Gantt Chart'.IK39"/>
            <calcext:condition calcext:apply-style-name="Weekend" calcext:value="formula-is(OR(WEEKDAY([.IK$10])=1;WEEKDAY([.IK$10])=7))" calcext:base-cell-address="'Gantt Chart'.IK39"/>
            <calcext:condition calcext:apply-style-name="Holiday" calcext:value="formula-is(ISNUMBER(MATCH([.IK$10];Holidays;0)))" calcext:base-cell-address="'Gantt Chart'.IK39"/>
          </calcext:conditional-format>
          <calcext:conditional-format calcext:target-range-address="'Gantt Chart'.IK39:'Gantt Chart'.IP40">
            <calcext:condition calcext:apply-style-name="Task_Completed" calcext:value="formula-is(AND([.$H39]&gt;0;[.IK$10]&gt;=[.$D39];[.IK$10]&lt;=[.$J39];WORKDAY([.$D39];[.$H39]*[.$K39];Holidays)&gt;[.IK$10]))" calcext:base-cell-address="'Gantt Chart'.IK39"/>
            <calcext:condition calcext:apply-style-name="Task_Scheduled" calcext:value="formula-is(AND([.$H39]&gt;0;[.IK$10]&gt;=[.$D39];[.IK$10]&lt;=[.$J39];WORKDAY([.$D39];[.$H39]*[.$K39];Holidays)&lt;=[.IK$10]))" calcext:base-cell-address="'Gantt Chart'.IK39"/>
            <calcext:condition calcext:apply-style-name="Milestone" calcext:value="formula-is(AND([.$D39]&gt;0;[.$J39]=&quot;&quot;;[.$D39]=[.IK$10]))" calcext:base-cell-address="'Gantt Chart'.IK39"/>
          </calcext:conditional-format>
          <calcext:conditional-format calcext:target-range-address="'Gantt Chart'.IQ40:'Gantt Chart'.JP40 'Gantt Chart'.IQ39:'Gantt Chart'.IR39 'Gantt Chart'.IT39:'Gantt Chart'.JP39">
            <calcext:condition calcext:apply-style-name="Today" calcext:value="formula-is([.IQ$10]=TODAY())" calcext:base-cell-address="'Gantt Chart'.IQ39"/>
            <calcext:condition calcext:apply-style-name="Weekend" calcext:value="formula-is(OR(WEEKDAY([.IQ$10])=1;WEEKDAY([.IQ$10])=7))" calcext:base-cell-address="'Gantt Chart'.IQ39"/>
            <calcext:condition calcext:apply-style-name="Holiday" calcext:value="formula-is(ISNUMBER(MATCH([.IQ$10];Holidays;0)))" calcext:base-cell-address="'Gantt Chart'.IQ39"/>
          </calcext:conditional-format>
          <calcext:conditional-format calcext:target-range-address="'Gantt Chart'.IQ40:'Gantt Chart'.JP40 'Gantt Chart'.IQ39:'Gantt Chart'.IR39 'Gantt Chart'.IT39:'Gantt Chart'.JP39">
            <calcext:condition calcext:apply-style-name="Task_Completed" calcext:value="formula-is(AND([.$H39]&gt;0;[.IQ$10]&gt;=[.$D39];[.IQ$10]&lt;=[.$J39];WORKDAY([.$D39];[.$H39]*[.$K39];Holidays)&gt;[.IQ$10]))" calcext:base-cell-address="'Gantt Chart'.IQ39"/>
            <calcext:condition calcext:apply-style-name="Task_Scheduled" calcext:value="formula-is(AND([.$H39]&gt;0;[.IQ$10]&gt;=[.$D39];[.IQ$10]&lt;=[.$J39];WORKDAY([.$D39];[.$H39]*[.$K39];Holidays)&lt;=[.IQ$10]))" calcext:base-cell-address="'Gantt Chart'.IQ39"/>
            <calcext:condition calcext:apply-style-name="Milestone" calcext:value="formula-is(AND([.$D39]&gt;0;[.$J39]=&quot;&quot;;[.$D39]=[.IQ$10]))" calcext:base-cell-address="'Gantt Chart'.IQ39"/>
          </calcext:conditional-format>
          <calcext:conditional-format calcext:target-range-address="'Gantt Chart'.IS39:'Gantt Chart'.IS39">
            <calcext:condition calcext:apply-style-name="Today" calcext:value="formula-is([.IS$10]=TODAY())" calcext:base-cell-address="'Gantt Chart'.IS39"/>
            <calcext:condition calcext:apply-style-name="Weekend" calcext:value="formula-is(OR(WEEKDAY([.IS$10])=1;WEEKDAY([.IS$10])=7))" calcext:base-cell-address="'Gantt Chart'.IS39"/>
            <calcext:condition calcext:apply-style-name="Holiday" calcext:value="formula-is(ISNUMBER(MATCH([.IS$10];Holidays;0)))" calcext:base-cell-address="'Gantt Chart'.IS39"/>
          </calcext:conditional-format>
          <calcext:conditional-format calcext:target-range-address="'Gantt Chart'.IS39:'Gantt Chart'.IS39">
            <calcext:condition calcext:apply-style-name="Task_Completed" calcext:value="formula-is(AND([.$H39]&gt;0;[.IS$10]&gt;=[.$D39];[.IS$10]&lt;=[.$J39];WORKDAY([.$D39];[.$H39]*[.$K39];Holidays)&gt;[.IS$10]))" calcext:base-cell-address="'Gantt Chart'.IS39"/>
            <calcext:condition calcext:apply-style-name="Task_Scheduled" calcext:value="formula-is(AND([.$H39]&gt;0;[.IS$10]&gt;=[.$D39];[.IS$10]&lt;=[.$J39];WORKDAY([.$D39];[.$H39]*[.$K39];Holidays)&lt;=[.IS$10]))" calcext:base-cell-address="'Gantt Chart'.IS39"/>
            <calcext:condition calcext:apply-style-name="Milestone" calcext:value="formula-is(AND([.$D39]&gt;0;[.$J39]=&quot;&quot;;[.$D39]=[.IS$10]))" calcext:base-cell-address="'Gantt Chart'.IS39"/>
          </calcext:conditional-format>
          <calcext:conditional-format calcext:target-range-address="'Gantt Chart'.JQ39:'Gantt Chart'.JR40">
            <calcext:condition calcext:apply-style-name="Today" calcext:value="formula-is([.JQ$10]=TODAY())" calcext:base-cell-address="'Gantt Chart'.JQ39"/>
            <calcext:condition calcext:apply-style-name="Weekend" calcext:value="formula-is(OR(WEEKDAY([.JQ$10])=1;WEEKDAY([.JQ$10])=7))" calcext:base-cell-address="'Gantt Chart'.JQ39"/>
            <calcext:condition calcext:apply-style-name="Holiday" calcext:value="formula-is(ISNUMBER(MATCH([.JQ$10];Holidays;0)))" calcext:base-cell-address="'Gantt Chart'.JQ39"/>
          </calcext:conditional-format>
          <calcext:conditional-format calcext:target-range-address="'Gantt Chart'.JQ39:'Gantt Chart'.JR40">
            <calcext:condition calcext:apply-style-name="Task_Completed" calcext:value="formula-is(AND([.$H39]&gt;0;[.JQ$10]&gt;=[.$D39];[.JQ$10]&lt;=[.$J39];WORKDAY([.$D39];[.$H39]*[.$K39];Holidays)&gt;[.JQ$10]))" calcext:base-cell-address="'Gantt Chart'.JQ39"/>
            <calcext:condition calcext:apply-style-name="Task_Scheduled" calcext:value="formula-is(AND([.$H39]&gt;0;[.JQ$10]&gt;=[.$D39];[.JQ$10]&lt;=[.$J39];WORKDAY([.$D39];[.$H39]*[.$K39];Holidays)&lt;=[.JQ$10]))" calcext:base-cell-address="'Gantt Chart'.JQ39"/>
            <calcext:condition calcext:apply-style-name="Milestone" calcext:value="formula-is(AND([.$D39]&gt;0;[.$J39]=&quot;&quot;;[.$D39]=[.JQ$10]))" calcext:base-cell-address="'Gantt Chart'.JQ39"/>
          </calcext:conditional-format>
          <calcext:conditional-format calcext:target-range-address="'Gantt Chart'.JS39:'Gantt Chart'.JU40">
            <calcext:condition calcext:apply-style-name="Today" calcext:value="formula-is([.JS$10]=TODAY())" calcext:base-cell-address="'Gantt Chart'.JS39"/>
            <calcext:condition calcext:apply-style-name="Weekend" calcext:value="formula-is(OR(WEEKDAY([.JS$10])=1;WEEKDAY([.JS$10])=7))" calcext:base-cell-address="'Gantt Chart'.JS39"/>
            <calcext:condition calcext:apply-style-name="Holiday" calcext:value="formula-is(ISNUMBER(MATCH([.JS$10];Holidays;0)))" calcext:base-cell-address="'Gantt Chart'.JS39"/>
          </calcext:conditional-format>
          <calcext:conditional-format calcext:target-range-address="'Gantt Chart'.JS39:'Gantt Chart'.JU40">
            <calcext:condition calcext:apply-style-name="Task_Completed" calcext:value="formula-is(AND([.$H39]&gt;0;[.JS$10]&gt;=[.$D39];[.JS$10]&lt;=[.$J39];WORKDAY([.$D39];[.$H39]*[.$K39];Holidays)&gt;[.JS$10]))" calcext:base-cell-address="'Gantt Chart'.JS39"/>
            <calcext:condition calcext:apply-style-name="Task_Scheduled" calcext:value="formula-is(AND([.$H39]&gt;0;[.JS$10]&gt;=[.$D39];[.JS$10]&lt;=[.$J39];WORKDAY([.$D39];[.$H39]*[.$K39];Holidays)&lt;=[.JS$10]))" calcext:base-cell-address="'Gantt Chart'.JS39"/>
            <calcext:condition calcext:apply-style-name="Milestone" calcext:value="formula-is(AND([.$D39]&gt;0;[.$J39]=&quot;&quot;;[.$D39]=[.JS$10]))" calcext:base-cell-address="'Gantt Chart'.JS39"/>
          </calcext:conditional-format>
          <calcext:conditional-format calcext:target-range-address="'Gantt Chart'.HC41:'Gantt Chart'.HH43">
            <calcext:condition calcext:apply-style-name="Today" calcext:value="formula-is([.HC$10]=TODAY())" calcext:base-cell-address="'Gantt Chart'.HC41"/>
            <calcext:condition calcext:apply-style-name="Weekend" calcext:value="formula-is(OR(WEEKDAY([.HC$10])=1;WEEKDAY([.HC$10])=7))" calcext:base-cell-address="'Gantt Chart'.HC41"/>
            <calcext:condition calcext:apply-style-name="Holiday" calcext:value="formula-is(ISNUMBER(MATCH([.HC$10];Holidays;0)))" calcext:base-cell-address="'Gantt Chart'.HC41"/>
          </calcext:conditional-format>
          <calcext:conditional-format calcext:target-range-address="'Gantt Chart'.HC41:'Gantt Chart'.HH43">
            <calcext:condition calcext:apply-style-name="Task_Completed" calcext:value="formula-is(AND([.$H41]&gt;0;[.HC$10]&gt;=[.$D41];[.HC$10]&lt;=[.$J41];WORKDAY([.$D41];[.$H41]*[.$K41];Holidays)&gt;[.HC$10]))" calcext:base-cell-address="'Gantt Chart'.HC41"/>
            <calcext:condition calcext:apply-style-name="Task_Scheduled" calcext:value="formula-is(AND([.$H41]&gt;0;[.HC$10]&gt;=[.$D41];[.HC$10]&lt;=[.$J41];WORKDAY([.$D41];[.$H41]*[.$K41];Holidays)&lt;=[.HC$10]))" calcext:base-cell-address="'Gantt Chart'.HC41"/>
            <calcext:condition calcext:apply-style-name="Milestone" calcext:value="formula-is(AND([.$D41]&gt;0;[.$J41]=&quot;&quot;;[.$D41]=[.HC$10]))" calcext:base-cell-address="'Gantt Chart'.HC41"/>
          </calcext:conditional-format>
          <calcext:conditional-format calcext:target-range-address="'Gantt Chart'.HI43:'Gantt Chart'.IH43 'Gantt Chart'.HI41:'Gantt Chart'.HJ42 'Gantt Chart'.HL41:'Gantt Chart'.IH42">
            <calcext:condition calcext:apply-style-name="Today" calcext:value="formula-is([.HI$10]=TODAY())" calcext:base-cell-address="'Gantt Chart'.HI41"/>
            <calcext:condition calcext:apply-style-name="Weekend" calcext:value="formula-is(OR(WEEKDAY([.HI$10])=1;WEEKDAY([.HI$10])=7))" calcext:base-cell-address="'Gantt Chart'.HI41"/>
            <calcext:condition calcext:apply-style-name="Holiday" calcext:value="formula-is(ISNUMBER(MATCH([.HI$10];Holidays;0)))" calcext:base-cell-address="'Gantt Chart'.HI41"/>
          </calcext:conditional-format>
          <calcext:conditional-format calcext:target-range-address="'Gantt Chart'.HI43:'Gantt Chart'.IH43 'Gantt Chart'.HI41:'Gantt Chart'.HJ42 'Gantt Chart'.HL41:'Gantt Chart'.IH42">
            <calcext:condition calcext:apply-style-name="Task_Completed" calcext:value="formula-is(AND([.$H41]&gt;0;[.HI$10]&gt;=[.$D41];[.HI$10]&lt;=[.$J41];WORKDAY([.$D41];[.$H41]*[.$K41];Holidays)&gt;[.HI$10]))" calcext:base-cell-address="'Gantt Chart'.HI41"/>
            <calcext:condition calcext:apply-style-name="Task_Scheduled" calcext:value="formula-is(AND([.$H41]&gt;0;[.HI$10]&gt;=[.$D41];[.HI$10]&lt;=[.$J41];WORKDAY([.$D41];[.$H41]*[.$K41];Holidays)&lt;=[.HI$10]))" calcext:base-cell-address="'Gantt Chart'.HI41"/>
            <calcext:condition calcext:apply-style-name="Milestone" calcext:value="formula-is(AND([.$D41]&gt;0;[.$J41]=&quot;&quot;;[.$D41]=[.HI$10]))" calcext:base-cell-address="'Gantt Chart'.HI41"/>
          </calcext:conditional-format>
          <calcext:conditional-format calcext:target-range-address="'Gantt Chart'.HK41:'Gantt Chart'.HK42">
            <calcext:condition calcext:apply-style-name="Today" calcext:value="formula-is([.HK$10]=TODAY())" calcext:base-cell-address="'Gantt Chart'.HK41"/>
            <calcext:condition calcext:apply-style-name="Weekend" calcext:value="formula-is(OR(WEEKDAY([.HK$10])=1;WEEKDAY([.HK$10])=7))" calcext:base-cell-address="'Gantt Chart'.HK41"/>
            <calcext:condition calcext:apply-style-name="Holiday" calcext:value="formula-is(ISNUMBER(MATCH([.HK$10];Holidays;0)))" calcext:base-cell-address="'Gantt Chart'.HK41"/>
          </calcext:conditional-format>
          <calcext:conditional-format calcext:target-range-address="'Gantt Chart'.HK41:'Gantt Chart'.HK42">
            <calcext:condition calcext:apply-style-name="Task_Completed" calcext:value="formula-is(AND([.$H41]&gt;0;[.HK$10]&gt;=[.$D41];[.HK$10]&lt;=[.$J41];WORKDAY([.$D41];[.$H41]*[.$K41];Holidays)&gt;[.HK$10]))" calcext:base-cell-address="'Gantt Chart'.HK41"/>
            <calcext:condition calcext:apply-style-name="Task_Scheduled" calcext:value="formula-is(AND([.$H41]&gt;0;[.HK$10]&gt;=[.$D41];[.HK$10]&lt;=[.$J41];WORKDAY([.$D41];[.$H41]*[.$K41];Holidays)&lt;=[.HK$10]))" calcext:base-cell-address="'Gantt Chart'.HK41"/>
            <calcext:condition calcext:apply-style-name="Milestone" calcext:value="formula-is(AND([.$D41]&gt;0;[.$J41]=&quot;&quot;;[.$D41]=[.HK$10]))" calcext:base-cell-address="'Gantt Chart'.HK41"/>
          </calcext:conditional-format>
          <calcext:conditional-format calcext:target-range-address="'Gantt Chart'.II41:'Gantt Chart'.IJ43">
            <calcext:condition calcext:apply-style-name="Today" calcext:value="formula-is([.II$10]=TODAY())" calcext:base-cell-address="'Gantt Chart'.II41"/>
            <calcext:condition calcext:apply-style-name="Weekend" calcext:value="formula-is(OR(WEEKDAY([.II$10])=1;WEEKDAY([.II$10])=7))" calcext:base-cell-address="'Gantt Chart'.II41"/>
            <calcext:condition calcext:apply-style-name="Holiday" calcext:value="formula-is(ISNUMBER(MATCH([.II$10];Holidays;0)))" calcext:base-cell-address="'Gantt Chart'.II41"/>
          </calcext:conditional-format>
          <calcext:conditional-format calcext:target-range-address="'Gantt Chart'.II41:'Gantt Chart'.IJ43">
            <calcext:condition calcext:apply-style-name="Task_Completed" calcext:value="formula-is(AND([.$H41]&gt;0;[.II$10]&gt;=[.$D41];[.II$10]&lt;=[.$J41];WORKDAY([.$D41];[.$H41]*[.$K41];Holidays)&gt;[.II$10]))" calcext:base-cell-address="'Gantt Chart'.II41"/>
            <calcext:condition calcext:apply-style-name="Task_Scheduled" calcext:value="formula-is(AND([.$H41]&gt;0;[.II$10]&gt;=[.$D41];[.II$10]&lt;=[.$J41];WORKDAY([.$D41];[.$H41]*[.$K41];Holidays)&lt;=[.II$10]))" calcext:base-cell-address="'Gantt Chart'.II41"/>
            <calcext:condition calcext:apply-style-name="Milestone" calcext:value="formula-is(AND([.$D41]&gt;0;[.$J41]=&quot;&quot;;[.$D41]=[.II$10]))" calcext:base-cell-address="'Gantt Chart'.II41"/>
          </calcext:conditional-format>
          <calcext:conditional-format calcext:target-range-address="'Gantt Chart'.IK41:'Gantt Chart'.IP43">
            <calcext:condition calcext:apply-style-name="Today" calcext:value="formula-is([.IK$10]=TODAY())" calcext:base-cell-address="'Gantt Chart'.IK41"/>
            <calcext:condition calcext:apply-style-name="Weekend" calcext:value="formula-is(OR(WEEKDAY([.IK$10])=1;WEEKDAY([.IK$10])=7))" calcext:base-cell-address="'Gantt Chart'.IK41"/>
            <calcext:condition calcext:apply-style-name="Holiday" calcext:value="formula-is(ISNUMBER(MATCH([.IK$10];Holidays;0)))" calcext:base-cell-address="'Gantt Chart'.IK41"/>
          </calcext:conditional-format>
          <calcext:conditional-format calcext:target-range-address="'Gantt Chart'.IK41:'Gantt Chart'.IP43">
            <calcext:condition calcext:apply-style-name="Task_Completed" calcext:value="formula-is(AND([.$H41]&gt;0;[.IK$10]&gt;=[.$D41];[.IK$10]&lt;=[.$J41];WORKDAY([.$D41];[.$H41]*[.$K41];Holidays)&gt;[.IK$10]))" calcext:base-cell-address="'Gantt Chart'.IK41"/>
            <calcext:condition calcext:apply-style-name="Task_Scheduled" calcext:value="formula-is(AND([.$H41]&gt;0;[.IK$10]&gt;=[.$D41];[.IK$10]&lt;=[.$J41];WORKDAY([.$D41];[.$H41]*[.$K41];Holidays)&lt;=[.IK$10]))" calcext:base-cell-address="'Gantt Chart'.IK41"/>
            <calcext:condition calcext:apply-style-name="Milestone" calcext:value="formula-is(AND([.$D41]&gt;0;[.$J41]=&quot;&quot;;[.$D41]=[.IK$10]))" calcext:base-cell-address="'Gantt Chart'.IK41"/>
          </calcext:conditional-format>
          <calcext:conditional-format calcext:target-range-address="'Gantt Chart'.IQ43:'Gantt Chart'.JP43 'Gantt Chart'.IQ41:'Gantt Chart'.IR42 'Gantt Chart'.IT41:'Gantt Chart'.JP42">
            <calcext:condition calcext:apply-style-name="Today" calcext:value="formula-is([.IQ$10]=TODAY())" calcext:base-cell-address="'Gantt Chart'.IQ41"/>
            <calcext:condition calcext:apply-style-name="Weekend" calcext:value="formula-is(OR(WEEKDAY([.IQ$10])=1;WEEKDAY([.IQ$10])=7))" calcext:base-cell-address="'Gantt Chart'.IQ41"/>
            <calcext:condition calcext:apply-style-name="Holiday" calcext:value="formula-is(ISNUMBER(MATCH([.IQ$10];Holidays;0)))" calcext:base-cell-address="'Gantt Chart'.IQ41"/>
          </calcext:conditional-format>
          <calcext:conditional-format calcext:target-range-address="'Gantt Chart'.IQ43:'Gantt Chart'.JP43 'Gantt Chart'.IQ41:'Gantt Chart'.IR42 'Gantt Chart'.IT41:'Gantt Chart'.JP42">
            <calcext:condition calcext:apply-style-name="Task_Completed" calcext:value="formula-is(AND([.$H41]&gt;0;[.IQ$10]&gt;=[.$D41];[.IQ$10]&lt;=[.$J41];WORKDAY([.$D41];[.$H41]*[.$K41];Holidays)&gt;[.IQ$10]))" calcext:base-cell-address="'Gantt Chart'.IQ41"/>
            <calcext:condition calcext:apply-style-name="Task_Scheduled" calcext:value="formula-is(AND([.$H41]&gt;0;[.IQ$10]&gt;=[.$D41];[.IQ$10]&lt;=[.$J41];WORKDAY([.$D41];[.$H41]*[.$K41];Holidays)&lt;=[.IQ$10]))" calcext:base-cell-address="'Gantt Chart'.IQ41"/>
            <calcext:condition calcext:apply-style-name="Milestone" calcext:value="formula-is(AND([.$D41]&gt;0;[.$J41]=&quot;&quot;;[.$D41]=[.IQ$10]))" calcext:base-cell-address="'Gantt Chart'.IQ41"/>
          </calcext:conditional-format>
          <calcext:conditional-format calcext:target-range-address="'Gantt Chart'.IS41:'Gantt Chart'.IS42">
            <calcext:condition calcext:apply-style-name="Today" calcext:value="formula-is([.IS$10]=TODAY())" calcext:base-cell-address="'Gantt Chart'.IS41"/>
            <calcext:condition calcext:apply-style-name="Weekend" calcext:value="formula-is(OR(WEEKDAY([.IS$10])=1;WEEKDAY([.IS$10])=7))" calcext:base-cell-address="'Gantt Chart'.IS41"/>
            <calcext:condition calcext:apply-style-name="Holiday" calcext:value="formula-is(ISNUMBER(MATCH([.IS$10];Holidays;0)))" calcext:base-cell-address="'Gantt Chart'.IS41"/>
          </calcext:conditional-format>
          <calcext:conditional-format calcext:target-range-address="'Gantt Chart'.IS41:'Gantt Chart'.IS42">
            <calcext:condition calcext:apply-style-name="Task_Completed" calcext:value="formula-is(AND([.$H41]&gt;0;[.IS$10]&gt;=[.$D41];[.IS$10]&lt;=[.$J41];WORKDAY([.$D41];[.$H41]*[.$K41];Holidays)&gt;[.IS$10]))" calcext:base-cell-address="'Gantt Chart'.IS41"/>
            <calcext:condition calcext:apply-style-name="Task_Scheduled" calcext:value="formula-is(AND([.$H41]&gt;0;[.IS$10]&gt;=[.$D41];[.IS$10]&lt;=[.$J41];WORKDAY([.$D41];[.$H41]*[.$K41];Holidays)&lt;=[.IS$10]))" calcext:base-cell-address="'Gantt Chart'.IS41"/>
            <calcext:condition calcext:apply-style-name="Milestone" calcext:value="formula-is(AND([.$D41]&gt;0;[.$J41]=&quot;&quot;;[.$D41]=[.IS$10]))" calcext:base-cell-address="'Gantt Chart'.IS41"/>
          </calcext:conditional-format>
          <calcext:conditional-format calcext:target-range-address="'Gantt Chart'.JQ41:'Gantt Chart'.JR43">
            <calcext:condition calcext:apply-style-name="Today" calcext:value="formula-is([.JQ$10]=TODAY())" calcext:base-cell-address="'Gantt Chart'.JQ41"/>
            <calcext:condition calcext:apply-style-name="Weekend" calcext:value="formula-is(OR(WEEKDAY([.JQ$10])=1;WEEKDAY([.JQ$10])=7))" calcext:base-cell-address="'Gantt Chart'.JQ41"/>
            <calcext:condition calcext:apply-style-name="Holiday" calcext:value="formula-is(ISNUMBER(MATCH([.JQ$10];Holidays;0)))" calcext:base-cell-address="'Gantt Chart'.JQ41"/>
          </calcext:conditional-format>
          <calcext:conditional-format calcext:target-range-address="'Gantt Chart'.JQ41:'Gantt Chart'.JR43">
            <calcext:condition calcext:apply-style-name="Task_Completed" calcext:value="formula-is(AND([.$H41]&gt;0;[.JQ$10]&gt;=[.$D41];[.JQ$10]&lt;=[.$J41];WORKDAY([.$D41];[.$H41]*[.$K41];Holidays)&gt;[.JQ$10]))" calcext:base-cell-address="'Gantt Chart'.JQ41"/>
            <calcext:condition calcext:apply-style-name="Task_Scheduled" calcext:value="formula-is(AND([.$H41]&gt;0;[.JQ$10]&gt;=[.$D41];[.JQ$10]&lt;=[.$J41];WORKDAY([.$D41];[.$H41]*[.$K41];Holidays)&lt;=[.JQ$10]))" calcext:base-cell-address="'Gantt Chart'.JQ41"/>
            <calcext:condition calcext:apply-style-name="Milestone" calcext:value="formula-is(AND([.$D41]&gt;0;[.$J41]=&quot;&quot;;[.$D41]=[.JQ$10]))" calcext:base-cell-address="'Gantt Chart'.JQ41"/>
          </calcext:conditional-format>
          <calcext:conditional-format calcext:target-range-address="'Gantt Chart'.JS41:'Gantt Chart'.JU43">
            <calcext:condition calcext:apply-style-name="Today" calcext:value="formula-is([.JS$10]=TODAY())" calcext:base-cell-address="'Gantt Chart'.JS41"/>
            <calcext:condition calcext:apply-style-name="Weekend" calcext:value="formula-is(OR(WEEKDAY([.JS$10])=1;WEEKDAY([.JS$10])=7))" calcext:base-cell-address="'Gantt Chart'.JS41"/>
            <calcext:condition calcext:apply-style-name="Holiday" calcext:value="formula-is(ISNUMBER(MATCH([.JS$10];Holidays;0)))" calcext:base-cell-address="'Gantt Chart'.JS41"/>
          </calcext:conditional-format>
          <calcext:conditional-format calcext:target-range-address="'Gantt Chart'.JS41:'Gantt Chart'.JU43">
            <calcext:condition calcext:apply-style-name="Task_Completed" calcext:value="formula-is(AND([.$H41]&gt;0;[.JS$10]&gt;=[.$D41];[.JS$10]&lt;=[.$J41];WORKDAY([.$D41];[.$H41]*[.$K41];Holidays)&gt;[.JS$10]))" calcext:base-cell-address="'Gantt Chart'.JS41"/>
            <calcext:condition calcext:apply-style-name="Task_Scheduled" calcext:value="formula-is(AND([.$H41]&gt;0;[.JS$10]&gt;=[.$D41];[.JS$10]&lt;=[.$J41];WORKDAY([.$D41];[.$H41]*[.$K41];Holidays)&lt;=[.JS$10]))" calcext:base-cell-address="'Gantt Chart'.JS41"/>
            <calcext:condition calcext:apply-style-name="Milestone" calcext:value="formula-is(AND([.$D41]&gt;0;[.$J41]=&quot;&quot;;[.$D41]=[.JS$10]))" calcext:base-cell-address="'Gantt Chart'.JS41"/>
          </calcext:conditional-format>
          <calcext:conditional-format calcext:target-range-address="'Gantt Chart'.HC44:'Gantt Chart'.HH45">
            <calcext:condition calcext:apply-style-name="Today" calcext:value="formula-is([.HC$10]=TODAY())" calcext:base-cell-address="'Gantt Chart'.HC44"/>
            <calcext:condition calcext:apply-style-name="Weekend" calcext:value="formula-is(OR(WEEKDAY([.HC$10])=1;WEEKDAY([.HC$10])=7))" calcext:base-cell-address="'Gantt Chart'.HC44"/>
            <calcext:condition calcext:apply-style-name="Holiday" calcext:value="formula-is(ISNUMBER(MATCH([.HC$10];Holidays;0)))" calcext:base-cell-address="'Gantt Chart'.HC44"/>
          </calcext:conditional-format>
          <calcext:conditional-format calcext:target-range-address="'Gantt Chart'.HC44:'Gantt Chart'.HH45">
            <calcext:condition calcext:apply-style-name="Task_Completed" calcext:value="formula-is(AND([.$H44]&gt;0;[.HC$10]&gt;=[.$D44];[.HC$10]&lt;=[.$J44];WORKDAY([.$D44];[.$H44]*[.$K44];Holidays)&gt;[.HC$10]))" calcext:base-cell-address="'Gantt Chart'.HC44"/>
            <calcext:condition calcext:apply-style-name="Task_Scheduled" calcext:value="formula-is(AND([.$H44]&gt;0;[.HC$10]&gt;=[.$D44];[.HC$10]&lt;=[.$J44];WORKDAY([.$D44];[.$H44]*[.$K44];Holidays)&lt;=[.HC$10]))" calcext:base-cell-address="'Gantt Chart'.HC44"/>
            <calcext:condition calcext:apply-style-name="Milestone" calcext:value="formula-is(AND([.$D44]&gt;0;[.$J44]=&quot;&quot;;[.$D44]=[.HC$10]))" calcext:base-cell-address="'Gantt Chart'.HC44"/>
          </calcext:conditional-format>
          <calcext:conditional-format calcext:target-range-address="'Gantt Chart'.HI45:'Gantt Chart'.IH45 'Gantt Chart'.HI44:'Gantt Chart'.HJ44 'Gantt Chart'.HL44:'Gantt Chart'.IH44">
            <calcext:condition calcext:apply-style-name="Today" calcext:value="formula-is([.HI$10]=TODAY())" calcext:base-cell-address="'Gantt Chart'.HI44"/>
            <calcext:condition calcext:apply-style-name="Weekend" calcext:value="formula-is(OR(WEEKDAY([.HI$10])=1;WEEKDAY([.HI$10])=7))" calcext:base-cell-address="'Gantt Chart'.HI44"/>
            <calcext:condition calcext:apply-style-name="Holiday" calcext:value="formula-is(ISNUMBER(MATCH([.HI$10];Holidays;0)))" calcext:base-cell-address="'Gantt Chart'.HI44"/>
          </calcext:conditional-format>
          <calcext:conditional-format calcext:target-range-address="'Gantt Chart'.HI45:'Gantt Chart'.IH45 'Gantt Chart'.HI44:'Gantt Chart'.HJ44 'Gantt Chart'.HL44:'Gantt Chart'.IH44">
            <calcext:condition calcext:apply-style-name="Task_Completed" calcext:value="formula-is(AND([.$H44]&gt;0;[.HI$10]&gt;=[.$D44];[.HI$10]&lt;=[.$J44];WORKDAY([.$D44];[.$H44]*[.$K44];Holidays)&gt;[.HI$10]))" calcext:base-cell-address="'Gantt Chart'.HI44"/>
            <calcext:condition calcext:apply-style-name="Task_Scheduled" calcext:value="formula-is(AND([.$H44]&gt;0;[.HI$10]&gt;=[.$D44];[.HI$10]&lt;=[.$J44];WORKDAY([.$D44];[.$H44]*[.$K44];Holidays)&lt;=[.HI$10]))" calcext:base-cell-address="'Gantt Chart'.HI44"/>
            <calcext:condition calcext:apply-style-name="Milestone" calcext:value="formula-is(AND([.$D44]&gt;0;[.$J44]=&quot;&quot;;[.$D44]=[.HI$10]))" calcext:base-cell-address="'Gantt Chart'.HI44"/>
          </calcext:conditional-format>
          <calcext:conditional-format calcext:target-range-address="'Gantt Chart'.HK44:'Gantt Chart'.HK44">
            <calcext:condition calcext:apply-style-name="Today" calcext:value="formula-is([.HK$10]=TODAY())" calcext:base-cell-address="'Gantt Chart'.HK44"/>
            <calcext:condition calcext:apply-style-name="Weekend" calcext:value="formula-is(OR(WEEKDAY([.HK$10])=1;WEEKDAY([.HK$10])=7))" calcext:base-cell-address="'Gantt Chart'.HK44"/>
            <calcext:condition calcext:apply-style-name="Holiday" calcext:value="formula-is(ISNUMBER(MATCH([.HK$10];Holidays;0)))" calcext:base-cell-address="'Gantt Chart'.HK44"/>
          </calcext:conditional-format>
          <calcext:conditional-format calcext:target-range-address="'Gantt Chart'.HK44:'Gantt Chart'.HK44">
            <calcext:condition calcext:apply-style-name="Task_Completed" calcext:value="formula-is(AND([.$H44]&gt;0;[.HK$10]&gt;=[.$D44];[.HK$10]&lt;=[.$J44];WORKDAY([.$D44];[.$H44]*[.$K44];Holidays)&gt;[.HK$10]))" calcext:base-cell-address="'Gantt Chart'.HK44"/>
            <calcext:condition calcext:apply-style-name="Task_Scheduled" calcext:value="formula-is(AND([.$H44]&gt;0;[.HK$10]&gt;=[.$D44];[.HK$10]&lt;=[.$J44];WORKDAY([.$D44];[.$H44]*[.$K44];Holidays)&lt;=[.HK$10]))" calcext:base-cell-address="'Gantt Chart'.HK44"/>
            <calcext:condition calcext:apply-style-name="Milestone" calcext:value="formula-is(AND([.$D44]&gt;0;[.$J44]=&quot;&quot;;[.$D44]=[.HK$10]))" calcext:base-cell-address="'Gantt Chart'.HK44"/>
          </calcext:conditional-format>
          <calcext:conditional-format calcext:target-range-address="'Gantt Chart'.II44:'Gantt Chart'.IJ45">
            <calcext:condition calcext:apply-style-name="Today" calcext:value="formula-is([.II$10]=TODAY())" calcext:base-cell-address="'Gantt Chart'.II44"/>
            <calcext:condition calcext:apply-style-name="Weekend" calcext:value="formula-is(OR(WEEKDAY([.II$10])=1;WEEKDAY([.II$10])=7))" calcext:base-cell-address="'Gantt Chart'.II44"/>
            <calcext:condition calcext:apply-style-name="Holiday" calcext:value="formula-is(ISNUMBER(MATCH([.II$10];Holidays;0)))" calcext:base-cell-address="'Gantt Chart'.II44"/>
          </calcext:conditional-format>
          <calcext:conditional-format calcext:target-range-address="'Gantt Chart'.II44:'Gantt Chart'.IJ45">
            <calcext:condition calcext:apply-style-name="Task_Completed" calcext:value="formula-is(AND([.$H44]&gt;0;[.II$10]&gt;=[.$D44];[.II$10]&lt;=[.$J44];WORKDAY([.$D44];[.$H44]*[.$K44];Holidays)&gt;[.II$10]))" calcext:base-cell-address="'Gantt Chart'.II44"/>
            <calcext:condition calcext:apply-style-name="Task_Scheduled" calcext:value="formula-is(AND([.$H44]&gt;0;[.II$10]&gt;=[.$D44];[.II$10]&lt;=[.$J44];WORKDAY([.$D44];[.$H44]*[.$K44];Holidays)&lt;=[.II$10]))" calcext:base-cell-address="'Gantt Chart'.II44"/>
            <calcext:condition calcext:apply-style-name="Milestone" calcext:value="formula-is(AND([.$D44]&gt;0;[.$J44]=&quot;&quot;;[.$D44]=[.II$10]))" calcext:base-cell-address="'Gantt Chart'.II44"/>
          </calcext:conditional-format>
          <calcext:conditional-format calcext:target-range-address="'Gantt Chart'.IK44:'Gantt Chart'.IP45">
            <calcext:condition calcext:apply-style-name="Today" calcext:value="formula-is([.IK$10]=TODAY())" calcext:base-cell-address="'Gantt Chart'.IK44"/>
            <calcext:condition calcext:apply-style-name="Weekend" calcext:value="formula-is(OR(WEEKDAY([.IK$10])=1;WEEKDAY([.IK$10])=7))" calcext:base-cell-address="'Gantt Chart'.IK44"/>
            <calcext:condition calcext:apply-style-name="Holiday" calcext:value="formula-is(ISNUMBER(MATCH([.IK$10];Holidays;0)))" calcext:base-cell-address="'Gantt Chart'.IK44"/>
          </calcext:conditional-format>
          <calcext:conditional-format calcext:target-range-address="'Gantt Chart'.IK44:'Gantt Chart'.IP45">
            <calcext:condition calcext:apply-style-name="Task_Completed" calcext:value="formula-is(AND([.$H44]&gt;0;[.IK$10]&gt;=[.$D44];[.IK$10]&lt;=[.$J44];WORKDAY([.$D44];[.$H44]*[.$K44];Holidays)&gt;[.IK$10]))" calcext:base-cell-address="'Gantt Chart'.IK44"/>
            <calcext:condition calcext:apply-style-name="Task_Scheduled" calcext:value="formula-is(AND([.$H44]&gt;0;[.IK$10]&gt;=[.$D44];[.IK$10]&lt;=[.$J44];WORKDAY([.$D44];[.$H44]*[.$K44];Holidays)&lt;=[.IK$10]))" calcext:base-cell-address="'Gantt Chart'.IK44"/>
            <calcext:condition calcext:apply-style-name="Milestone" calcext:value="formula-is(AND([.$D44]&gt;0;[.$J44]=&quot;&quot;;[.$D44]=[.IK$10]))" calcext:base-cell-address="'Gantt Chart'.IK44"/>
          </calcext:conditional-format>
          <calcext:conditional-format calcext:target-range-address="'Gantt Chart'.IQ45:'Gantt Chart'.JP45 'Gantt Chart'.IQ44:'Gantt Chart'.IR44 'Gantt Chart'.IT44:'Gantt Chart'.JP44">
            <calcext:condition calcext:apply-style-name="Today" calcext:value="formula-is([.IQ$10]=TODAY())" calcext:base-cell-address="'Gantt Chart'.IQ44"/>
            <calcext:condition calcext:apply-style-name="Weekend" calcext:value="formula-is(OR(WEEKDAY([.IQ$10])=1;WEEKDAY([.IQ$10])=7))" calcext:base-cell-address="'Gantt Chart'.IQ44"/>
            <calcext:condition calcext:apply-style-name="Holiday" calcext:value="formula-is(ISNUMBER(MATCH([.IQ$10];Holidays;0)))" calcext:base-cell-address="'Gantt Chart'.IQ44"/>
          </calcext:conditional-format>
          <calcext:conditional-format calcext:target-range-address="'Gantt Chart'.IQ45:'Gantt Chart'.JP45 'Gantt Chart'.IQ44:'Gantt Chart'.IR44 'Gantt Chart'.IT44:'Gantt Chart'.JP44">
            <calcext:condition calcext:apply-style-name="Task_Completed" calcext:value="formula-is(AND([.$H44]&gt;0;[.IQ$10]&gt;=[.$D44];[.IQ$10]&lt;=[.$J44];WORKDAY([.$D44];[.$H44]*[.$K44];Holidays)&gt;[.IQ$10]))" calcext:base-cell-address="'Gantt Chart'.IQ44"/>
            <calcext:condition calcext:apply-style-name="Task_Scheduled" calcext:value="formula-is(AND([.$H44]&gt;0;[.IQ$10]&gt;=[.$D44];[.IQ$10]&lt;=[.$J44];WORKDAY([.$D44];[.$H44]*[.$K44];Holidays)&lt;=[.IQ$10]))" calcext:base-cell-address="'Gantt Chart'.IQ44"/>
            <calcext:condition calcext:apply-style-name="Milestone" calcext:value="formula-is(AND([.$D44]&gt;0;[.$J44]=&quot;&quot;;[.$D44]=[.IQ$10]))" calcext:base-cell-address="'Gantt Chart'.IQ44"/>
          </calcext:conditional-format>
          <calcext:conditional-format calcext:target-range-address="'Gantt Chart'.IS44:'Gantt Chart'.IS44">
            <calcext:condition calcext:apply-style-name="Today" calcext:value="formula-is([.IS$10]=TODAY())" calcext:base-cell-address="'Gantt Chart'.IS44"/>
            <calcext:condition calcext:apply-style-name="Weekend" calcext:value="formula-is(OR(WEEKDAY([.IS$10])=1;WEEKDAY([.IS$10])=7))" calcext:base-cell-address="'Gantt Chart'.IS44"/>
            <calcext:condition calcext:apply-style-name="Holiday" calcext:value="formula-is(ISNUMBER(MATCH([.IS$10];Holidays;0)))" calcext:base-cell-address="'Gantt Chart'.IS44"/>
          </calcext:conditional-format>
          <calcext:conditional-format calcext:target-range-address="'Gantt Chart'.IS44:'Gantt Chart'.IS44">
            <calcext:condition calcext:apply-style-name="Task_Completed" calcext:value="formula-is(AND([.$H44]&gt;0;[.IS$10]&gt;=[.$D44];[.IS$10]&lt;=[.$J44];WORKDAY([.$D44];[.$H44]*[.$K44];Holidays)&gt;[.IS$10]))" calcext:base-cell-address="'Gantt Chart'.IS44"/>
            <calcext:condition calcext:apply-style-name="Task_Scheduled" calcext:value="formula-is(AND([.$H44]&gt;0;[.IS$10]&gt;=[.$D44];[.IS$10]&lt;=[.$J44];WORKDAY([.$D44];[.$H44]*[.$K44];Holidays)&lt;=[.IS$10]))" calcext:base-cell-address="'Gantt Chart'.IS44"/>
            <calcext:condition calcext:apply-style-name="Milestone" calcext:value="formula-is(AND([.$D44]&gt;0;[.$J44]=&quot;&quot;;[.$D44]=[.IS$10]))" calcext:base-cell-address="'Gantt Chart'.IS44"/>
          </calcext:conditional-format>
          <calcext:conditional-format calcext:target-range-address="'Gantt Chart'.JQ44:'Gantt Chart'.JR45">
            <calcext:condition calcext:apply-style-name="Today" calcext:value="formula-is([.JQ$10]=TODAY())" calcext:base-cell-address="'Gantt Chart'.JQ44"/>
            <calcext:condition calcext:apply-style-name="Weekend" calcext:value="formula-is(OR(WEEKDAY([.JQ$10])=1;WEEKDAY([.JQ$10])=7))" calcext:base-cell-address="'Gantt Chart'.JQ44"/>
            <calcext:condition calcext:apply-style-name="Holiday" calcext:value="formula-is(ISNUMBER(MATCH([.JQ$10];Holidays;0)))" calcext:base-cell-address="'Gantt Chart'.JQ44"/>
          </calcext:conditional-format>
          <calcext:conditional-format calcext:target-range-address="'Gantt Chart'.JQ44:'Gantt Chart'.JR45">
            <calcext:condition calcext:apply-style-name="Task_Completed" calcext:value="formula-is(AND([.$H44]&gt;0;[.JQ$10]&gt;=[.$D44];[.JQ$10]&lt;=[.$J44];WORKDAY([.$D44];[.$H44]*[.$K44];Holidays)&gt;[.JQ$10]))" calcext:base-cell-address="'Gantt Chart'.JQ44"/>
            <calcext:condition calcext:apply-style-name="Task_Scheduled" calcext:value="formula-is(AND([.$H44]&gt;0;[.JQ$10]&gt;=[.$D44];[.JQ$10]&lt;=[.$J44];WORKDAY([.$D44];[.$H44]*[.$K44];Holidays)&lt;=[.JQ$10]))" calcext:base-cell-address="'Gantt Chart'.JQ44"/>
            <calcext:condition calcext:apply-style-name="Milestone" calcext:value="formula-is(AND([.$D44]&gt;0;[.$J44]=&quot;&quot;;[.$D44]=[.JQ$10]))" calcext:base-cell-address="'Gantt Chart'.JQ44"/>
          </calcext:conditional-format>
          <calcext:conditional-format calcext:target-range-address="'Gantt Chart'.JS44:'Gantt Chart'.JU45">
            <calcext:condition calcext:apply-style-name="Today" calcext:value="formula-is([.JS$10]=TODAY())" calcext:base-cell-address="'Gantt Chart'.JS44"/>
            <calcext:condition calcext:apply-style-name="Weekend" calcext:value="formula-is(OR(WEEKDAY([.JS$10])=1;WEEKDAY([.JS$10])=7))" calcext:base-cell-address="'Gantt Chart'.JS44"/>
            <calcext:condition calcext:apply-style-name="Holiday" calcext:value="formula-is(ISNUMBER(MATCH([.JS$10];Holidays;0)))" calcext:base-cell-address="'Gantt Chart'.JS44"/>
          </calcext:conditional-format>
          <calcext:conditional-format calcext:target-range-address="'Gantt Chart'.JS44:'Gantt Chart'.JU45">
            <calcext:condition calcext:apply-style-name="Task_Completed" calcext:value="formula-is(AND([.$H44]&gt;0;[.JS$10]&gt;=[.$D44];[.JS$10]&lt;=[.$J44];WORKDAY([.$D44];[.$H44]*[.$K44];Holidays)&gt;[.JS$10]))" calcext:base-cell-address="'Gantt Chart'.JS44"/>
            <calcext:condition calcext:apply-style-name="Task_Scheduled" calcext:value="formula-is(AND([.$H44]&gt;0;[.JS$10]&gt;=[.$D44];[.JS$10]&lt;=[.$J44];WORKDAY([.$D44];[.$H44]*[.$K44];Holidays)&lt;=[.JS$10]))" calcext:base-cell-address="'Gantt Chart'.JS44"/>
            <calcext:condition calcext:apply-style-name="Milestone" calcext:value="formula-is(AND([.$D44]&gt;0;[.$J44]=&quot;&quot;;[.$D44]=[.JS$10]))" calcext:base-cell-address="'Gantt Chart'.JS44"/>
          </calcext:conditional-format>
          <calcext:conditional-format calcext:target-range-address="'Gantt Chart'.HC46:'Gantt Chart'.HH47">
            <calcext:condition calcext:apply-style-name="Today" calcext:value="formula-is([.HC$10]=TODAY())" calcext:base-cell-address="'Gantt Chart'.HC46"/>
            <calcext:condition calcext:apply-style-name="Weekend" calcext:value="formula-is(OR(WEEKDAY([.HC$10])=1;WEEKDAY([.HC$10])=7))" calcext:base-cell-address="'Gantt Chart'.HC46"/>
            <calcext:condition calcext:apply-style-name="Holiday" calcext:value="formula-is(ISNUMBER(MATCH([.HC$10];Holidays;0)))" calcext:base-cell-address="'Gantt Chart'.HC46"/>
          </calcext:conditional-format>
          <calcext:conditional-format calcext:target-range-address="'Gantt Chart'.HC46:'Gantt Chart'.HH47">
            <calcext:condition calcext:apply-style-name="Task_Completed" calcext:value="formula-is(AND([.$H46]&gt;0;[.HC$10]&gt;=[.$D46];[.HC$10]&lt;=[.$J46];WORKDAY([.$D46];[.$H46]*[.$K46];Holidays)&gt;[.HC$10]))" calcext:base-cell-address="'Gantt Chart'.HC46"/>
            <calcext:condition calcext:apply-style-name="Task_Scheduled" calcext:value="formula-is(AND([.$H46]&gt;0;[.HC$10]&gt;=[.$D46];[.HC$10]&lt;=[.$J46];WORKDAY([.$D46];[.$H46]*[.$K46];Holidays)&lt;=[.HC$10]))" calcext:base-cell-address="'Gantt Chart'.HC46"/>
            <calcext:condition calcext:apply-style-name="Milestone" calcext:value="formula-is(AND([.$D46]&gt;0;[.$J46]=&quot;&quot;;[.$D46]=[.HC$10]))" calcext:base-cell-address="'Gantt Chart'.HC46"/>
          </calcext:conditional-format>
          <calcext:conditional-format calcext:target-range-address="'Gantt Chart'.HI47:'Gantt Chart'.IH47 'Gantt Chart'.HI46:'Gantt Chart'.HJ46 'Gantt Chart'.HL46:'Gantt Chart'.IH46">
            <calcext:condition calcext:apply-style-name="Today" calcext:value="formula-is([.HI$10]=TODAY())" calcext:base-cell-address="'Gantt Chart'.HI46"/>
            <calcext:condition calcext:apply-style-name="Weekend" calcext:value="formula-is(OR(WEEKDAY([.HI$10])=1;WEEKDAY([.HI$10])=7))" calcext:base-cell-address="'Gantt Chart'.HI46"/>
            <calcext:condition calcext:apply-style-name="Holiday" calcext:value="formula-is(ISNUMBER(MATCH([.HI$10];Holidays;0)))" calcext:base-cell-address="'Gantt Chart'.HI46"/>
          </calcext:conditional-format>
          <calcext:conditional-format calcext:target-range-address="'Gantt Chart'.HI47:'Gantt Chart'.IH47 'Gantt Chart'.HI46:'Gantt Chart'.HJ46 'Gantt Chart'.HL46:'Gantt Chart'.IH46">
            <calcext:condition calcext:apply-style-name="Task_Completed" calcext:value="formula-is(AND([.$H46]&gt;0;[.HI$10]&gt;=[.$D46];[.HI$10]&lt;=[.$J46];WORKDAY([.$D46];[.$H46]*[.$K46];Holidays)&gt;[.HI$10]))" calcext:base-cell-address="'Gantt Chart'.HI46"/>
            <calcext:condition calcext:apply-style-name="Task_Scheduled" calcext:value="formula-is(AND([.$H46]&gt;0;[.HI$10]&gt;=[.$D46];[.HI$10]&lt;=[.$J46];WORKDAY([.$D46];[.$H46]*[.$K46];Holidays)&lt;=[.HI$10]))" calcext:base-cell-address="'Gantt Chart'.HI46"/>
            <calcext:condition calcext:apply-style-name="Milestone" calcext:value="formula-is(AND([.$D46]&gt;0;[.$J46]=&quot;&quot;;[.$D46]=[.HI$10]))" calcext:base-cell-address="'Gantt Chart'.HI46"/>
          </calcext:conditional-format>
          <calcext:conditional-format calcext:target-range-address="'Gantt Chart'.HK46:'Gantt Chart'.HK46">
            <calcext:condition calcext:apply-style-name="Today" calcext:value="formula-is([.HK$10]=TODAY())" calcext:base-cell-address="'Gantt Chart'.HK46"/>
            <calcext:condition calcext:apply-style-name="Weekend" calcext:value="formula-is(OR(WEEKDAY([.HK$10])=1;WEEKDAY([.HK$10])=7))" calcext:base-cell-address="'Gantt Chart'.HK46"/>
            <calcext:condition calcext:apply-style-name="Holiday" calcext:value="formula-is(ISNUMBER(MATCH([.HK$10];Holidays;0)))" calcext:base-cell-address="'Gantt Chart'.HK46"/>
          </calcext:conditional-format>
          <calcext:conditional-format calcext:target-range-address="'Gantt Chart'.HK46:'Gantt Chart'.HK46">
            <calcext:condition calcext:apply-style-name="Task_Completed" calcext:value="formula-is(AND([.$H46]&gt;0;[.HK$10]&gt;=[.$D46];[.HK$10]&lt;=[.$J46];WORKDAY([.$D46];[.$H46]*[.$K46];Holidays)&gt;[.HK$10]))" calcext:base-cell-address="'Gantt Chart'.HK46"/>
            <calcext:condition calcext:apply-style-name="Task_Scheduled" calcext:value="formula-is(AND([.$H46]&gt;0;[.HK$10]&gt;=[.$D46];[.HK$10]&lt;=[.$J46];WORKDAY([.$D46];[.$H46]*[.$K46];Holidays)&lt;=[.HK$10]))" calcext:base-cell-address="'Gantt Chart'.HK46"/>
            <calcext:condition calcext:apply-style-name="Milestone" calcext:value="formula-is(AND([.$D46]&gt;0;[.$J46]=&quot;&quot;;[.$D46]=[.HK$10]))" calcext:base-cell-address="'Gantt Chart'.HK46"/>
          </calcext:conditional-format>
          <calcext:conditional-format calcext:target-range-address="'Gantt Chart'.II46:'Gantt Chart'.IJ47">
            <calcext:condition calcext:apply-style-name="Today" calcext:value="formula-is([.II$10]=TODAY())" calcext:base-cell-address="'Gantt Chart'.II46"/>
            <calcext:condition calcext:apply-style-name="Weekend" calcext:value="formula-is(OR(WEEKDAY([.II$10])=1;WEEKDAY([.II$10])=7))" calcext:base-cell-address="'Gantt Chart'.II46"/>
            <calcext:condition calcext:apply-style-name="Holiday" calcext:value="formula-is(ISNUMBER(MATCH([.II$10];Holidays;0)))" calcext:base-cell-address="'Gantt Chart'.II46"/>
          </calcext:conditional-format>
          <calcext:conditional-format calcext:target-range-address="'Gantt Chart'.II46:'Gantt Chart'.IJ47">
            <calcext:condition calcext:apply-style-name="Task_Completed" calcext:value="formula-is(AND([.$H46]&gt;0;[.II$10]&gt;=[.$D46];[.II$10]&lt;=[.$J46];WORKDAY([.$D46];[.$H46]*[.$K46];Holidays)&gt;[.II$10]))" calcext:base-cell-address="'Gantt Chart'.II46"/>
            <calcext:condition calcext:apply-style-name="Task_Scheduled" calcext:value="formula-is(AND([.$H46]&gt;0;[.II$10]&gt;=[.$D46];[.II$10]&lt;=[.$J46];WORKDAY([.$D46];[.$H46]*[.$K46];Holidays)&lt;=[.II$10]))" calcext:base-cell-address="'Gantt Chart'.II46"/>
            <calcext:condition calcext:apply-style-name="Milestone" calcext:value="formula-is(AND([.$D46]&gt;0;[.$J46]=&quot;&quot;;[.$D46]=[.II$10]))" calcext:base-cell-address="'Gantt Chart'.II46"/>
          </calcext:conditional-format>
          <calcext:conditional-format calcext:target-range-address="'Gantt Chart'.IK46:'Gantt Chart'.IP47">
            <calcext:condition calcext:apply-style-name="Today" calcext:value="formula-is([.IK$10]=TODAY())" calcext:base-cell-address="'Gantt Chart'.IK46"/>
            <calcext:condition calcext:apply-style-name="Weekend" calcext:value="formula-is(OR(WEEKDAY([.IK$10])=1;WEEKDAY([.IK$10])=7))" calcext:base-cell-address="'Gantt Chart'.IK46"/>
            <calcext:condition calcext:apply-style-name="Holiday" calcext:value="formula-is(ISNUMBER(MATCH([.IK$10];Holidays;0)))" calcext:base-cell-address="'Gantt Chart'.IK46"/>
          </calcext:conditional-format>
          <calcext:conditional-format calcext:target-range-address="'Gantt Chart'.IK46:'Gantt Chart'.IP47">
            <calcext:condition calcext:apply-style-name="Task_Completed" calcext:value="formula-is(AND([.$H46]&gt;0;[.IK$10]&gt;=[.$D46];[.IK$10]&lt;=[.$J46];WORKDAY([.$D46];[.$H46]*[.$K46];Holidays)&gt;[.IK$10]))" calcext:base-cell-address="'Gantt Chart'.IK46"/>
            <calcext:condition calcext:apply-style-name="Task_Scheduled" calcext:value="formula-is(AND([.$H46]&gt;0;[.IK$10]&gt;=[.$D46];[.IK$10]&lt;=[.$J46];WORKDAY([.$D46];[.$H46]*[.$K46];Holidays)&lt;=[.IK$10]))" calcext:base-cell-address="'Gantt Chart'.IK46"/>
            <calcext:condition calcext:apply-style-name="Milestone" calcext:value="formula-is(AND([.$D46]&gt;0;[.$J46]=&quot;&quot;;[.$D46]=[.IK$10]))" calcext:base-cell-address="'Gantt Chart'.IK46"/>
          </calcext:conditional-format>
          <calcext:conditional-format calcext:target-range-address="'Gantt Chart'.IQ47:'Gantt Chart'.JP47 'Gantt Chart'.IQ46:'Gantt Chart'.IR46 'Gantt Chart'.IT46:'Gantt Chart'.JP46">
            <calcext:condition calcext:apply-style-name="Today" calcext:value="formula-is([.IQ$10]=TODAY())" calcext:base-cell-address="'Gantt Chart'.IQ46"/>
            <calcext:condition calcext:apply-style-name="Weekend" calcext:value="formula-is(OR(WEEKDAY([.IQ$10])=1;WEEKDAY([.IQ$10])=7))" calcext:base-cell-address="'Gantt Chart'.IQ46"/>
            <calcext:condition calcext:apply-style-name="Holiday" calcext:value="formula-is(ISNUMBER(MATCH([.IQ$10];Holidays;0)))" calcext:base-cell-address="'Gantt Chart'.IQ46"/>
          </calcext:conditional-format>
          <calcext:conditional-format calcext:target-range-address="'Gantt Chart'.IQ47:'Gantt Chart'.JP47 'Gantt Chart'.IQ46:'Gantt Chart'.IR46 'Gantt Chart'.IT46:'Gantt Chart'.JP46">
            <calcext:condition calcext:apply-style-name="Task_Completed" calcext:value="formula-is(AND([.$H46]&gt;0;[.IQ$10]&gt;=[.$D46];[.IQ$10]&lt;=[.$J46];WORKDAY([.$D46];[.$H46]*[.$K46];Holidays)&gt;[.IQ$10]))" calcext:base-cell-address="'Gantt Chart'.IQ46"/>
            <calcext:condition calcext:apply-style-name="Task_Scheduled" calcext:value="formula-is(AND([.$H46]&gt;0;[.IQ$10]&gt;=[.$D46];[.IQ$10]&lt;=[.$J46];WORKDAY([.$D46];[.$H46]*[.$K46];Holidays)&lt;=[.IQ$10]))" calcext:base-cell-address="'Gantt Chart'.IQ46"/>
            <calcext:condition calcext:apply-style-name="Milestone" calcext:value="formula-is(AND([.$D46]&gt;0;[.$J46]=&quot;&quot;;[.$D46]=[.IQ$10]))" calcext:base-cell-address="'Gantt Chart'.IQ46"/>
          </calcext:conditional-format>
          <calcext:conditional-format calcext:target-range-address="'Gantt Chart'.IS46:'Gantt Chart'.IS46">
            <calcext:condition calcext:apply-style-name="Today" calcext:value="formula-is([.IS$10]=TODAY())" calcext:base-cell-address="'Gantt Chart'.IS46"/>
            <calcext:condition calcext:apply-style-name="Weekend" calcext:value="formula-is(OR(WEEKDAY([.IS$10])=1;WEEKDAY([.IS$10])=7))" calcext:base-cell-address="'Gantt Chart'.IS46"/>
            <calcext:condition calcext:apply-style-name="Holiday" calcext:value="formula-is(ISNUMBER(MATCH([.IS$10];Holidays;0)))" calcext:base-cell-address="'Gantt Chart'.IS46"/>
          </calcext:conditional-format>
          <calcext:conditional-format calcext:target-range-address="'Gantt Chart'.IS46:'Gantt Chart'.IS46">
            <calcext:condition calcext:apply-style-name="Task_Completed" calcext:value="formula-is(AND([.$H46]&gt;0;[.IS$10]&gt;=[.$D46];[.IS$10]&lt;=[.$J46];WORKDAY([.$D46];[.$H46]*[.$K46];Holidays)&gt;[.IS$10]))" calcext:base-cell-address="'Gantt Chart'.IS46"/>
            <calcext:condition calcext:apply-style-name="Task_Scheduled" calcext:value="formula-is(AND([.$H46]&gt;0;[.IS$10]&gt;=[.$D46];[.IS$10]&lt;=[.$J46];WORKDAY([.$D46];[.$H46]*[.$K46];Holidays)&lt;=[.IS$10]))" calcext:base-cell-address="'Gantt Chart'.IS46"/>
            <calcext:condition calcext:apply-style-name="Milestone" calcext:value="formula-is(AND([.$D46]&gt;0;[.$J46]=&quot;&quot;;[.$D46]=[.IS$10]))" calcext:base-cell-address="'Gantt Chart'.IS46"/>
          </calcext:conditional-format>
          <calcext:conditional-format calcext:target-range-address="'Gantt Chart'.JQ46:'Gantt Chart'.JR47">
            <calcext:condition calcext:apply-style-name="Today" calcext:value="formula-is([.JQ$10]=TODAY())" calcext:base-cell-address="'Gantt Chart'.JQ46"/>
            <calcext:condition calcext:apply-style-name="Weekend" calcext:value="formula-is(OR(WEEKDAY([.JQ$10])=1;WEEKDAY([.JQ$10])=7))" calcext:base-cell-address="'Gantt Chart'.JQ46"/>
            <calcext:condition calcext:apply-style-name="Holiday" calcext:value="formula-is(ISNUMBER(MATCH([.JQ$10];Holidays;0)))" calcext:base-cell-address="'Gantt Chart'.JQ46"/>
          </calcext:conditional-format>
          <calcext:conditional-format calcext:target-range-address="'Gantt Chart'.JQ46:'Gantt Chart'.JR47">
            <calcext:condition calcext:apply-style-name="Task_Completed" calcext:value="formula-is(AND([.$H46]&gt;0;[.JQ$10]&gt;=[.$D46];[.JQ$10]&lt;=[.$J46];WORKDAY([.$D46];[.$H46]*[.$K46];Holidays)&gt;[.JQ$10]))" calcext:base-cell-address="'Gantt Chart'.JQ46"/>
            <calcext:condition calcext:apply-style-name="Task_Scheduled" calcext:value="formula-is(AND([.$H46]&gt;0;[.JQ$10]&gt;=[.$D46];[.JQ$10]&lt;=[.$J46];WORKDAY([.$D46];[.$H46]*[.$K46];Holidays)&lt;=[.JQ$10]))" calcext:base-cell-address="'Gantt Chart'.JQ46"/>
            <calcext:condition calcext:apply-style-name="Milestone" calcext:value="formula-is(AND([.$D46]&gt;0;[.$J46]=&quot;&quot;;[.$D46]=[.JQ$10]))" calcext:base-cell-address="'Gantt Chart'.JQ46"/>
          </calcext:conditional-format>
          <calcext:conditional-format calcext:target-range-address="'Gantt Chart'.JS46:'Gantt Chart'.JU47">
            <calcext:condition calcext:apply-style-name="Today" calcext:value="formula-is([.JS$10]=TODAY())" calcext:base-cell-address="'Gantt Chart'.JS46"/>
            <calcext:condition calcext:apply-style-name="Weekend" calcext:value="formula-is(OR(WEEKDAY([.JS$10])=1;WEEKDAY([.JS$10])=7))" calcext:base-cell-address="'Gantt Chart'.JS46"/>
            <calcext:condition calcext:apply-style-name="Holiday" calcext:value="formula-is(ISNUMBER(MATCH([.JS$10];Holidays;0)))" calcext:base-cell-address="'Gantt Chart'.JS46"/>
          </calcext:conditional-format>
          <calcext:conditional-format calcext:target-range-address="'Gantt Chart'.JS46:'Gantt Chart'.JU47">
            <calcext:condition calcext:apply-style-name="Task_Completed" calcext:value="formula-is(AND([.$H46]&gt;0;[.JS$10]&gt;=[.$D46];[.JS$10]&lt;=[.$J46];WORKDAY([.$D46];[.$H46]*[.$K46];Holidays)&gt;[.JS$10]))" calcext:base-cell-address="'Gantt Chart'.JS46"/>
            <calcext:condition calcext:apply-style-name="Task_Scheduled" calcext:value="formula-is(AND([.$H46]&gt;0;[.JS$10]&gt;=[.$D46];[.JS$10]&lt;=[.$J46];WORKDAY([.$D46];[.$H46]*[.$K46];Holidays)&lt;=[.JS$10]))" calcext:base-cell-address="'Gantt Chart'.JS46"/>
            <calcext:condition calcext:apply-style-name="Milestone" calcext:value="formula-is(AND([.$D46]&gt;0;[.$J46]=&quot;&quot;;[.$D46]=[.JS$10]))" calcext:base-cell-address="'Gantt Chart'.JS46"/>
          </calcext:conditional-format>
          <calcext:conditional-format calcext:target-range-address="'Gantt Chart'.HC49:'Gantt Chart'.HH49">
            <calcext:condition calcext:apply-style-name="Today" calcext:value="formula-is([.HC$10]=TODAY())" calcext:base-cell-address="'Gantt Chart'.HC49"/>
            <calcext:condition calcext:apply-style-name="Weekend" calcext:value="formula-is(OR(WEEKDAY([.HC$10])=1;WEEKDAY([.HC$10])=7))" calcext:base-cell-address="'Gantt Chart'.HC49"/>
            <calcext:condition calcext:apply-style-name="Holiday" calcext:value="formula-is(ISNUMBER(MATCH([.HC$10];Holidays;0)))" calcext:base-cell-address="'Gantt Chart'.HC49"/>
          </calcext:conditional-format>
          <calcext:conditional-format calcext:target-range-address="'Gantt Chart'.HC49:'Gantt Chart'.HH49">
            <calcext:condition calcext:apply-style-name="Task_Completed" calcext:value="formula-is(AND([.$H49]&gt;0;[.HC$10]&gt;=[.$D49];[.HC$10]&lt;=[.$J49];WORKDAY([.$D49];[.$H49]*[.$K49];Holidays)&gt;[.HC$10]))" calcext:base-cell-address="'Gantt Chart'.HC49"/>
            <calcext:condition calcext:apply-style-name="Task_Scheduled" calcext:value="formula-is(AND([.$H49]&gt;0;[.HC$10]&gt;=[.$D49];[.HC$10]&lt;=[.$J49];WORKDAY([.$D49];[.$H49]*[.$K49];Holidays)&lt;=[.HC$10]))" calcext:base-cell-address="'Gantt Chart'.HC49"/>
            <calcext:condition calcext:apply-style-name="Milestone" calcext:value="formula-is(AND([.$D49]&gt;0;[.$J49]=&quot;&quot;;[.$D49]=[.HC$10]))" calcext:base-cell-address="'Gantt Chart'.HC49"/>
          </calcext:conditional-format>
          <calcext:conditional-format calcext:target-range-address="'Gantt Chart'.HI49:'Gantt Chart'.IH49">
            <calcext:condition calcext:apply-style-name="Today" calcext:value="formula-is([.HI$10]=TODAY())" calcext:base-cell-address="'Gantt Chart'.HI49"/>
            <calcext:condition calcext:apply-style-name="Weekend" calcext:value="formula-is(OR(WEEKDAY([.HI$10])=1;WEEKDAY([.HI$10])=7))" calcext:base-cell-address="'Gantt Chart'.HI49"/>
            <calcext:condition calcext:apply-style-name="Holiday" calcext:value="formula-is(ISNUMBER(MATCH([.HI$10];Holidays;0)))" calcext:base-cell-address="'Gantt Chart'.HI49"/>
          </calcext:conditional-format>
          <calcext:conditional-format calcext:target-range-address="'Gantt Chart'.HI49:'Gantt Chart'.IH49">
            <calcext:condition calcext:apply-style-name="Task_Completed" calcext:value="formula-is(AND([.$H49]&gt;0;[.HI$10]&gt;=[.$D49];[.HI$10]&lt;=[.$J49];WORKDAY([.$D49];[.$H49]*[.$K49];Holidays)&gt;[.HI$10]))" calcext:base-cell-address="'Gantt Chart'.HI49"/>
            <calcext:condition calcext:apply-style-name="Task_Scheduled" calcext:value="formula-is(AND([.$H49]&gt;0;[.HI$10]&gt;=[.$D49];[.HI$10]&lt;=[.$J49];WORKDAY([.$D49];[.$H49]*[.$K49];Holidays)&lt;=[.HI$10]))" calcext:base-cell-address="'Gantt Chart'.HI49"/>
            <calcext:condition calcext:apply-style-name="Milestone" calcext:value="formula-is(AND([.$D49]&gt;0;[.$J49]=&quot;&quot;;[.$D49]=[.HI$10]))" calcext:base-cell-address="'Gantt Chart'.HI49"/>
          </calcext:conditional-format>
          <calcext:conditional-format calcext:target-range-address="'Gantt Chart'.II49:'Gantt Chart'.IJ49">
            <calcext:condition calcext:apply-style-name="Today" calcext:value="formula-is([.II$10]=TODAY())" calcext:base-cell-address="'Gantt Chart'.II49"/>
            <calcext:condition calcext:apply-style-name="Weekend" calcext:value="formula-is(OR(WEEKDAY([.II$10])=1;WEEKDAY([.II$10])=7))" calcext:base-cell-address="'Gantt Chart'.II49"/>
            <calcext:condition calcext:apply-style-name="Holiday" calcext:value="formula-is(ISNUMBER(MATCH([.II$10];Holidays;0)))" calcext:base-cell-address="'Gantt Chart'.II49"/>
          </calcext:conditional-format>
          <calcext:conditional-format calcext:target-range-address="'Gantt Chart'.II49:'Gantt Chart'.IJ49">
            <calcext:condition calcext:apply-style-name="Task_Completed" calcext:value="formula-is(AND([.$H49]&gt;0;[.II$10]&gt;=[.$D49];[.II$10]&lt;=[.$J49];WORKDAY([.$D49];[.$H49]*[.$K49];Holidays)&gt;[.II$10]))" calcext:base-cell-address="'Gantt Chart'.II49"/>
            <calcext:condition calcext:apply-style-name="Task_Scheduled" calcext:value="formula-is(AND([.$H49]&gt;0;[.II$10]&gt;=[.$D49];[.II$10]&lt;=[.$J49];WORKDAY([.$D49];[.$H49]*[.$K49];Holidays)&lt;=[.II$10]))" calcext:base-cell-address="'Gantt Chart'.II49"/>
            <calcext:condition calcext:apply-style-name="Milestone" calcext:value="formula-is(AND([.$D49]&gt;0;[.$J49]=&quot;&quot;;[.$D49]=[.II$10]))" calcext:base-cell-address="'Gantt Chart'.II49"/>
          </calcext:conditional-format>
          <calcext:conditional-format calcext:target-range-address="'Gantt Chart'.IK49:'Gantt Chart'.IP49">
            <calcext:condition calcext:apply-style-name="Today" calcext:value="formula-is([.IK$10]=TODAY())" calcext:base-cell-address="'Gantt Chart'.IK49"/>
            <calcext:condition calcext:apply-style-name="Weekend" calcext:value="formula-is(OR(WEEKDAY([.IK$10])=1;WEEKDAY([.IK$10])=7))" calcext:base-cell-address="'Gantt Chart'.IK49"/>
            <calcext:condition calcext:apply-style-name="Holiday" calcext:value="formula-is(ISNUMBER(MATCH([.IK$10];Holidays;0)))" calcext:base-cell-address="'Gantt Chart'.IK49"/>
          </calcext:conditional-format>
          <calcext:conditional-format calcext:target-range-address="'Gantt Chart'.IK49:'Gantt Chart'.IP49">
            <calcext:condition calcext:apply-style-name="Task_Completed" calcext:value="formula-is(AND([.$H49]&gt;0;[.IK$10]&gt;=[.$D49];[.IK$10]&lt;=[.$J49];WORKDAY([.$D49];[.$H49]*[.$K49];Holidays)&gt;[.IK$10]))" calcext:base-cell-address="'Gantt Chart'.IK49"/>
            <calcext:condition calcext:apply-style-name="Task_Scheduled" calcext:value="formula-is(AND([.$H49]&gt;0;[.IK$10]&gt;=[.$D49];[.IK$10]&lt;=[.$J49];WORKDAY([.$D49];[.$H49]*[.$K49];Holidays)&lt;=[.IK$10]))" calcext:base-cell-address="'Gantt Chart'.IK49"/>
            <calcext:condition calcext:apply-style-name="Milestone" calcext:value="formula-is(AND([.$D49]&gt;0;[.$J49]=&quot;&quot;;[.$D49]=[.IK$10]))" calcext:base-cell-address="'Gantt Chart'.IK49"/>
          </calcext:conditional-format>
          <calcext:conditional-format calcext:target-range-address="'Gantt Chart'.IQ49:'Gantt Chart'.JP49">
            <calcext:condition calcext:apply-style-name="Today" calcext:value="formula-is([.IQ$10]=TODAY())" calcext:base-cell-address="'Gantt Chart'.IQ49"/>
            <calcext:condition calcext:apply-style-name="Weekend" calcext:value="formula-is(OR(WEEKDAY([.IQ$10])=1;WEEKDAY([.IQ$10])=7))" calcext:base-cell-address="'Gantt Chart'.IQ49"/>
            <calcext:condition calcext:apply-style-name="Holiday" calcext:value="formula-is(ISNUMBER(MATCH([.IQ$10];Holidays;0)))" calcext:base-cell-address="'Gantt Chart'.IQ49"/>
          </calcext:conditional-format>
          <calcext:conditional-format calcext:target-range-address="'Gantt Chart'.IQ49:'Gantt Chart'.JP49">
            <calcext:condition calcext:apply-style-name="Task_Completed" calcext:value="formula-is(AND([.$H49]&gt;0;[.IQ$10]&gt;=[.$D49];[.IQ$10]&lt;=[.$J49];WORKDAY([.$D49];[.$H49]*[.$K49];Holidays)&gt;[.IQ$10]))" calcext:base-cell-address="'Gantt Chart'.IQ49"/>
            <calcext:condition calcext:apply-style-name="Task_Scheduled" calcext:value="formula-is(AND([.$H49]&gt;0;[.IQ$10]&gt;=[.$D49];[.IQ$10]&lt;=[.$J49];WORKDAY([.$D49];[.$H49]*[.$K49];Holidays)&lt;=[.IQ$10]))" calcext:base-cell-address="'Gantt Chart'.IQ49"/>
            <calcext:condition calcext:apply-style-name="Milestone" calcext:value="formula-is(AND([.$D49]&gt;0;[.$J49]=&quot;&quot;;[.$D49]=[.IQ$10]))" calcext:base-cell-address="'Gantt Chart'.IQ49"/>
          </calcext:conditional-format>
          <calcext:conditional-format calcext:target-range-address="'Gantt Chart'.JQ49:'Gantt Chart'.JR49">
            <calcext:condition calcext:apply-style-name="Today" calcext:value="formula-is([.JQ$10]=TODAY())" calcext:base-cell-address="'Gantt Chart'.JQ49"/>
            <calcext:condition calcext:apply-style-name="Weekend" calcext:value="formula-is(OR(WEEKDAY([.JQ$10])=1;WEEKDAY([.JQ$10])=7))" calcext:base-cell-address="'Gantt Chart'.JQ49"/>
            <calcext:condition calcext:apply-style-name="Holiday" calcext:value="formula-is(ISNUMBER(MATCH([.JQ$10];Holidays;0)))" calcext:base-cell-address="'Gantt Chart'.JQ49"/>
          </calcext:conditional-format>
          <calcext:conditional-format calcext:target-range-address="'Gantt Chart'.JQ49:'Gantt Chart'.JR49">
            <calcext:condition calcext:apply-style-name="Task_Completed" calcext:value="formula-is(AND([.$H49]&gt;0;[.JQ$10]&gt;=[.$D49];[.JQ$10]&lt;=[.$J49];WORKDAY([.$D49];[.$H49]*[.$K49];Holidays)&gt;[.JQ$10]))" calcext:base-cell-address="'Gantt Chart'.JQ49"/>
            <calcext:condition calcext:apply-style-name="Task_Scheduled" calcext:value="formula-is(AND([.$H49]&gt;0;[.JQ$10]&gt;=[.$D49];[.JQ$10]&lt;=[.$J49];WORKDAY([.$D49];[.$H49]*[.$K49];Holidays)&lt;=[.JQ$10]))" calcext:base-cell-address="'Gantt Chart'.JQ49"/>
            <calcext:condition calcext:apply-style-name="Milestone" calcext:value="formula-is(AND([.$D49]&gt;0;[.$J49]=&quot;&quot;;[.$D49]=[.JQ$10]))" calcext:base-cell-address="'Gantt Chart'.JQ49"/>
          </calcext:conditional-format>
          <calcext:conditional-format calcext:target-range-address="'Gantt Chart'.JS49:'Gantt Chart'.JU49">
            <calcext:condition calcext:apply-style-name="Today" calcext:value="formula-is([.JS$10]=TODAY())" calcext:base-cell-address="'Gantt Chart'.JS49"/>
            <calcext:condition calcext:apply-style-name="Weekend" calcext:value="formula-is(OR(WEEKDAY([.JS$10])=1;WEEKDAY([.JS$10])=7))" calcext:base-cell-address="'Gantt Chart'.JS49"/>
            <calcext:condition calcext:apply-style-name="Holiday" calcext:value="formula-is(ISNUMBER(MATCH([.JS$10];Holidays;0)))" calcext:base-cell-address="'Gantt Chart'.JS49"/>
          </calcext:conditional-format>
          <calcext:conditional-format calcext:target-range-address="'Gantt Chart'.JS49:'Gantt Chart'.JU49">
            <calcext:condition calcext:apply-style-name="Task_Completed" calcext:value="formula-is(AND([.$H49]&gt;0;[.JS$10]&gt;=[.$D49];[.JS$10]&lt;=[.$J49];WORKDAY([.$D49];[.$H49]*[.$K49];Holidays)&gt;[.JS$10]))" calcext:base-cell-address="'Gantt Chart'.JS49"/>
            <calcext:condition calcext:apply-style-name="Task_Scheduled" calcext:value="formula-is(AND([.$H49]&gt;0;[.JS$10]&gt;=[.$D49];[.JS$10]&lt;=[.$J49];WORKDAY([.$D49];[.$H49]*[.$K49];Holidays)&lt;=[.JS$10]))" calcext:base-cell-address="'Gantt Chart'.JS49"/>
            <calcext:condition calcext:apply-style-name="Milestone" calcext:value="formula-is(AND([.$D49]&gt;0;[.$J49]=&quot;&quot;;[.$D49]=[.JS$10]))" calcext:base-cell-address="'Gantt Chart'.JS49"/>
          </calcext:conditional-format>
          <calcext:conditional-format calcext:target-range-address="'Gantt Chart'.HC50:'Gantt Chart'.HH51">
            <calcext:condition calcext:apply-style-name="Today" calcext:value="formula-is([.HC$10]=TODAY())" calcext:base-cell-address="'Gantt Chart'.HC50"/>
            <calcext:condition calcext:apply-style-name="Weekend" calcext:value="formula-is(OR(WEEKDAY([.HC$10])=1;WEEKDAY([.HC$10])=7))" calcext:base-cell-address="'Gantt Chart'.HC50"/>
            <calcext:condition calcext:apply-style-name="Holiday" calcext:value="formula-is(ISNUMBER(MATCH([.HC$10];Holidays;0)))" calcext:base-cell-address="'Gantt Chart'.HC50"/>
          </calcext:conditional-format>
          <calcext:conditional-format calcext:target-range-address="'Gantt Chart'.HC50:'Gantt Chart'.HH51">
            <calcext:condition calcext:apply-style-name="Task_Completed" calcext:value="formula-is(AND([.$H50]&gt;0;[.HC$10]&gt;=[.$D50];[.HC$10]&lt;=[.$J50];WORKDAY([.$D50];[.$H50]*[.$K50];Holidays)&gt;[.HC$10]))" calcext:base-cell-address="'Gantt Chart'.HC50"/>
            <calcext:condition calcext:apply-style-name="Task_Scheduled" calcext:value="formula-is(AND([.$H50]&gt;0;[.HC$10]&gt;=[.$D50];[.HC$10]&lt;=[.$J50];WORKDAY([.$D50];[.$H50]*[.$K50];Holidays)&lt;=[.HC$10]))" calcext:base-cell-address="'Gantt Chart'.HC50"/>
            <calcext:condition calcext:apply-style-name="Milestone" calcext:value="formula-is(AND([.$D50]&gt;0;[.$J50]=&quot;&quot;;[.$D50]=[.HC$10]))" calcext:base-cell-address="'Gantt Chart'.HC50"/>
          </calcext:conditional-format>
          <calcext:conditional-format calcext:target-range-address="'Gantt Chart'.HI51:'Gantt Chart'.IH51 'Gantt Chart'.HI50:'Gantt Chart'.HJ50 'Gantt Chart'.HL50:'Gantt Chart'.IH50">
            <calcext:condition calcext:apply-style-name="Today" calcext:value="formula-is([.HI$10]=TODAY())" calcext:base-cell-address="'Gantt Chart'.HI50"/>
            <calcext:condition calcext:apply-style-name="Weekend" calcext:value="formula-is(OR(WEEKDAY([.HI$10])=1;WEEKDAY([.HI$10])=7))" calcext:base-cell-address="'Gantt Chart'.HI50"/>
            <calcext:condition calcext:apply-style-name="Holiday" calcext:value="formula-is(ISNUMBER(MATCH([.HI$10];Holidays;0)))" calcext:base-cell-address="'Gantt Chart'.HI50"/>
          </calcext:conditional-format>
          <calcext:conditional-format calcext:target-range-address="'Gantt Chart'.HI51:'Gantt Chart'.IH51 'Gantt Chart'.HI50:'Gantt Chart'.HJ50 'Gantt Chart'.HL50:'Gantt Chart'.IH50">
            <calcext:condition calcext:apply-style-name="Task_Completed" calcext:value="formula-is(AND([.$H50]&gt;0;[.HI$10]&gt;=[.$D50];[.HI$10]&lt;=[.$J50];WORKDAY([.$D50];[.$H50]*[.$K50];Holidays)&gt;[.HI$10]))" calcext:base-cell-address="'Gantt Chart'.HI50"/>
            <calcext:condition calcext:apply-style-name="Task_Scheduled" calcext:value="formula-is(AND([.$H50]&gt;0;[.HI$10]&gt;=[.$D50];[.HI$10]&lt;=[.$J50];WORKDAY([.$D50];[.$H50]*[.$K50];Holidays)&lt;=[.HI$10]))" calcext:base-cell-address="'Gantt Chart'.HI50"/>
            <calcext:condition calcext:apply-style-name="Milestone" calcext:value="formula-is(AND([.$D50]&gt;0;[.$J50]=&quot;&quot;;[.$D50]=[.HI$10]))" calcext:base-cell-address="'Gantt Chart'.HI50"/>
          </calcext:conditional-format>
          <calcext:conditional-format calcext:target-range-address="'Gantt Chart'.HK50:'Gantt Chart'.HK50">
            <calcext:condition calcext:apply-style-name="Today" calcext:value="formula-is([.HK$10]=TODAY())" calcext:base-cell-address="'Gantt Chart'.HK50"/>
            <calcext:condition calcext:apply-style-name="Weekend" calcext:value="formula-is(OR(WEEKDAY([.HK$10])=1;WEEKDAY([.HK$10])=7))" calcext:base-cell-address="'Gantt Chart'.HK50"/>
            <calcext:condition calcext:apply-style-name="Holiday" calcext:value="formula-is(ISNUMBER(MATCH([.HK$10];Holidays;0)))" calcext:base-cell-address="'Gantt Chart'.HK50"/>
          </calcext:conditional-format>
          <calcext:conditional-format calcext:target-range-address="'Gantt Chart'.HK50:'Gantt Chart'.HK50">
            <calcext:condition calcext:apply-style-name="Task_Completed" calcext:value="formula-is(AND([.$H50]&gt;0;[.HK$10]&gt;=[.$D50];[.HK$10]&lt;=[.$J50];WORKDAY([.$D50];[.$H50]*[.$K50];Holidays)&gt;[.HK$10]))" calcext:base-cell-address="'Gantt Chart'.HK50"/>
            <calcext:condition calcext:apply-style-name="Task_Scheduled" calcext:value="formula-is(AND([.$H50]&gt;0;[.HK$10]&gt;=[.$D50];[.HK$10]&lt;=[.$J50];WORKDAY([.$D50];[.$H50]*[.$K50];Holidays)&lt;=[.HK$10]))" calcext:base-cell-address="'Gantt Chart'.HK50"/>
            <calcext:condition calcext:apply-style-name="Milestone" calcext:value="formula-is(AND([.$D50]&gt;0;[.$J50]=&quot;&quot;;[.$D50]=[.HK$10]))" calcext:base-cell-address="'Gantt Chart'.HK50"/>
          </calcext:conditional-format>
          <calcext:conditional-format calcext:target-range-address="'Gantt Chart'.II50:'Gantt Chart'.IJ51">
            <calcext:condition calcext:apply-style-name="Today" calcext:value="formula-is([.II$10]=TODAY())" calcext:base-cell-address="'Gantt Chart'.II50"/>
            <calcext:condition calcext:apply-style-name="Weekend" calcext:value="formula-is(OR(WEEKDAY([.II$10])=1;WEEKDAY([.II$10])=7))" calcext:base-cell-address="'Gantt Chart'.II50"/>
            <calcext:condition calcext:apply-style-name="Holiday" calcext:value="formula-is(ISNUMBER(MATCH([.II$10];Holidays;0)))" calcext:base-cell-address="'Gantt Chart'.II50"/>
          </calcext:conditional-format>
          <calcext:conditional-format calcext:target-range-address="'Gantt Chart'.II50:'Gantt Chart'.IJ51">
            <calcext:condition calcext:apply-style-name="Task_Completed" calcext:value="formula-is(AND([.$H50]&gt;0;[.II$10]&gt;=[.$D50];[.II$10]&lt;=[.$J50];WORKDAY([.$D50];[.$H50]*[.$K50];Holidays)&gt;[.II$10]))" calcext:base-cell-address="'Gantt Chart'.II50"/>
            <calcext:condition calcext:apply-style-name="Task_Scheduled" calcext:value="formula-is(AND([.$H50]&gt;0;[.II$10]&gt;=[.$D50];[.II$10]&lt;=[.$J50];WORKDAY([.$D50];[.$H50]*[.$K50];Holidays)&lt;=[.II$10]))" calcext:base-cell-address="'Gantt Chart'.II50"/>
            <calcext:condition calcext:apply-style-name="Milestone" calcext:value="formula-is(AND([.$D50]&gt;0;[.$J50]=&quot;&quot;;[.$D50]=[.II$10]))" calcext:base-cell-address="'Gantt Chart'.II50"/>
          </calcext:conditional-format>
          <calcext:conditional-format calcext:target-range-address="'Gantt Chart'.IK50:'Gantt Chart'.IP51">
            <calcext:condition calcext:apply-style-name="Today" calcext:value="formula-is([.IK$10]=TODAY())" calcext:base-cell-address="'Gantt Chart'.IK50"/>
            <calcext:condition calcext:apply-style-name="Weekend" calcext:value="formula-is(OR(WEEKDAY([.IK$10])=1;WEEKDAY([.IK$10])=7))" calcext:base-cell-address="'Gantt Chart'.IK50"/>
            <calcext:condition calcext:apply-style-name="Holiday" calcext:value="formula-is(ISNUMBER(MATCH([.IK$10];Holidays;0)))" calcext:base-cell-address="'Gantt Chart'.IK50"/>
          </calcext:conditional-format>
          <calcext:conditional-format calcext:target-range-address="'Gantt Chart'.IK50:'Gantt Chart'.IP51">
            <calcext:condition calcext:apply-style-name="Task_Completed" calcext:value="formula-is(AND([.$H50]&gt;0;[.IK$10]&gt;=[.$D50];[.IK$10]&lt;=[.$J50];WORKDAY([.$D50];[.$H50]*[.$K50];Holidays)&gt;[.IK$10]))" calcext:base-cell-address="'Gantt Chart'.IK50"/>
            <calcext:condition calcext:apply-style-name="Task_Scheduled" calcext:value="formula-is(AND([.$H50]&gt;0;[.IK$10]&gt;=[.$D50];[.IK$10]&lt;=[.$J50];WORKDAY([.$D50];[.$H50]*[.$K50];Holidays)&lt;=[.IK$10]))" calcext:base-cell-address="'Gantt Chart'.IK50"/>
            <calcext:condition calcext:apply-style-name="Milestone" calcext:value="formula-is(AND([.$D50]&gt;0;[.$J50]=&quot;&quot;;[.$D50]=[.IK$10]))" calcext:base-cell-address="'Gantt Chart'.IK50"/>
          </calcext:conditional-format>
          <calcext:conditional-format calcext:target-range-address="'Gantt Chart'.IQ51:'Gantt Chart'.JP51 'Gantt Chart'.IQ50:'Gantt Chart'.IR50 'Gantt Chart'.IT50:'Gantt Chart'.JP50">
            <calcext:condition calcext:apply-style-name="Today" calcext:value="formula-is([.IQ$10]=TODAY())" calcext:base-cell-address="'Gantt Chart'.IQ50"/>
            <calcext:condition calcext:apply-style-name="Weekend" calcext:value="formula-is(OR(WEEKDAY([.IQ$10])=1;WEEKDAY([.IQ$10])=7))" calcext:base-cell-address="'Gantt Chart'.IQ50"/>
            <calcext:condition calcext:apply-style-name="Holiday" calcext:value="formula-is(ISNUMBER(MATCH([.IQ$10];Holidays;0)))" calcext:base-cell-address="'Gantt Chart'.IQ50"/>
          </calcext:conditional-format>
          <calcext:conditional-format calcext:target-range-address="'Gantt Chart'.IQ51:'Gantt Chart'.JP51 'Gantt Chart'.IQ50:'Gantt Chart'.IR50 'Gantt Chart'.IT50:'Gantt Chart'.JP50">
            <calcext:condition calcext:apply-style-name="Task_Completed" calcext:value="formula-is(AND([.$H50]&gt;0;[.IQ$10]&gt;=[.$D50];[.IQ$10]&lt;=[.$J50];WORKDAY([.$D50];[.$H50]*[.$K50];Holidays)&gt;[.IQ$10]))" calcext:base-cell-address="'Gantt Chart'.IQ50"/>
            <calcext:condition calcext:apply-style-name="Task_Scheduled" calcext:value="formula-is(AND([.$H50]&gt;0;[.IQ$10]&gt;=[.$D50];[.IQ$10]&lt;=[.$J50];WORKDAY([.$D50];[.$H50]*[.$K50];Holidays)&lt;=[.IQ$10]))" calcext:base-cell-address="'Gantt Chart'.IQ50"/>
            <calcext:condition calcext:apply-style-name="Milestone" calcext:value="formula-is(AND([.$D50]&gt;0;[.$J50]=&quot;&quot;;[.$D50]=[.IQ$10]))" calcext:base-cell-address="'Gantt Chart'.IQ50"/>
          </calcext:conditional-format>
          <calcext:conditional-format calcext:target-range-address="'Gantt Chart'.IS50:'Gantt Chart'.IS50">
            <calcext:condition calcext:apply-style-name="Today" calcext:value="formula-is([.IS$10]=TODAY())" calcext:base-cell-address="'Gantt Chart'.IS50"/>
            <calcext:condition calcext:apply-style-name="Weekend" calcext:value="formula-is(OR(WEEKDAY([.IS$10])=1;WEEKDAY([.IS$10])=7))" calcext:base-cell-address="'Gantt Chart'.IS50"/>
            <calcext:condition calcext:apply-style-name="Holiday" calcext:value="formula-is(ISNUMBER(MATCH([.IS$10];Holidays;0)))" calcext:base-cell-address="'Gantt Chart'.IS50"/>
          </calcext:conditional-format>
          <calcext:conditional-format calcext:target-range-address="'Gantt Chart'.IS50:'Gantt Chart'.IS50">
            <calcext:condition calcext:apply-style-name="Task_Completed" calcext:value="formula-is(AND([.$H50]&gt;0;[.IS$10]&gt;=[.$D50];[.IS$10]&lt;=[.$J50];WORKDAY([.$D50];[.$H50]*[.$K50];Holidays)&gt;[.IS$10]))" calcext:base-cell-address="'Gantt Chart'.IS50"/>
            <calcext:condition calcext:apply-style-name="Task_Scheduled" calcext:value="formula-is(AND([.$H50]&gt;0;[.IS$10]&gt;=[.$D50];[.IS$10]&lt;=[.$J50];WORKDAY([.$D50];[.$H50]*[.$K50];Holidays)&lt;=[.IS$10]))" calcext:base-cell-address="'Gantt Chart'.IS50"/>
            <calcext:condition calcext:apply-style-name="Milestone" calcext:value="formula-is(AND([.$D50]&gt;0;[.$J50]=&quot;&quot;;[.$D50]=[.IS$10]))" calcext:base-cell-address="'Gantt Chart'.IS50"/>
          </calcext:conditional-format>
          <calcext:conditional-format calcext:target-range-address="'Gantt Chart'.JQ50:'Gantt Chart'.JR51">
            <calcext:condition calcext:apply-style-name="Today" calcext:value="formula-is([.JQ$10]=TODAY())" calcext:base-cell-address="'Gantt Chart'.JQ50"/>
            <calcext:condition calcext:apply-style-name="Weekend" calcext:value="formula-is(OR(WEEKDAY([.JQ$10])=1;WEEKDAY([.JQ$10])=7))" calcext:base-cell-address="'Gantt Chart'.JQ50"/>
            <calcext:condition calcext:apply-style-name="Holiday" calcext:value="formula-is(ISNUMBER(MATCH([.JQ$10];Holidays;0)))" calcext:base-cell-address="'Gantt Chart'.JQ50"/>
          </calcext:conditional-format>
          <calcext:conditional-format calcext:target-range-address="'Gantt Chart'.JQ50:'Gantt Chart'.JR51">
            <calcext:condition calcext:apply-style-name="Task_Completed" calcext:value="formula-is(AND([.$H50]&gt;0;[.JQ$10]&gt;=[.$D50];[.JQ$10]&lt;=[.$J50];WORKDAY([.$D50];[.$H50]*[.$K50];Holidays)&gt;[.JQ$10]))" calcext:base-cell-address="'Gantt Chart'.JQ50"/>
            <calcext:condition calcext:apply-style-name="Task_Scheduled" calcext:value="formula-is(AND([.$H50]&gt;0;[.JQ$10]&gt;=[.$D50];[.JQ$10]&lt;=[.$J50];WORKDAY([.$D50];[.$H50]*[.$K50];Holidays)&lt;=[.JQ$10]))" calcext:base-cell-address="'Gantt Chart'.JQ50"/>
            <calcext:condition calcext:apply-style-name="Milestone" calcext:value="formula-is(AND([.$D50]&gt;0;[.$J50]=&quot;&quot;;[.$D50]=[.JQ$10]))" calcext:base-cell-address="'Gantt Chart'.JQ50"/>
          </calcext:conditional-format>
          <calcext:conditional-format calcext:target-range-address="'Gantt Chart'.JS50:'Gantt Chart'.JU51">
            <calcext:condition calcext:apply-style-name="Today" calcext:value="formula-is([.JS$10]=TODAY())" calcext:base-cell-address="'Gantt Chart'.JS50"/>
            <calcext:condition calcext:apply-style-name="Weekend" calcext:value="formula-is(OR(WEEKDAY([.JS$10])=1;WEEKDAY([.JS$10])=7))" calcext:base-cell-address="'Gantt Chart'.JS50"/>
            <calcext:condition calcext:apply-style-name="Holiday" calcext:value="formula-is(ISNUMBER(MATCH([.JS$10];Holidays;0)))" calcext:base-cell-address="'Gantt Chart'.JS50"/>
          </calcext:conditional-format>
          <calcext:conditional-format calcext:target-range-address="'Gantt Chart'.JS50:'Gantt Chart'.JU51">
            <calcext:condition calcext:apply-style-name="Task_Completed" calcext:value="formula-is(AND([.$H50]&gt;0;[.JS$10]&gt;=[.$D50];[.JS$10]&lt;=[.$J50];WORKDAY([.$D50];[.$H50]*[.$K50];Holidays)&gt;[.JS$10]))" calcext:base-cell-address="'Gantt Chart'.JS50"/>
            <calcext:condition calcext:apply-style-name="Task_Scheduled" calcext:value="formula-is(AND([.$H50]&gt;0;[.JS$10]&gt;=[.$D50];[.JS$10]&lt;=[.$J50];WORKDAY([.$D50];[.$H50]*[.$K50];Holidays)&lt;=[.JS$10]))" calcext:base-cell-address="'Gantt Chart'.JS50"/>
            <calcext:condition calcext:apply-style-name="Milestone" calcext:value="formula-is(AND([.$D50]&gt;0;[.$J50]=&quot;&quot;;[.$D50]=[.JS$10]))" calcext:base-cell-address="'Gantt Chart'.JS50"/>
          </calcext:conditional-format>
          <calcext:conditional-format calcext:target-range-address="'Gantt Chart'.HC52:'Gantt Chart'.HH52">
            <calcext:condition calcext:apply-style-name="Today" calcext:value="formula-is([.HC$10]=TODAY())" calcext:base-cell-address="'Gantt Chart'.HC52"/>
            <calcext:condition calcext:apply-style-name="Weekend" calcext:value="formula-is(OR(WEEKDAY([.HC$10])=1;WEEKDAY([.HC$10])=7))" calcext:base-cell-address="'Gantt Chart'.HC52"/>
            <calcext:condition calcext:apply-style-name="Holiday" calcext:value="formula-is(ISNUMBER(MATCH([.HC$10];Holidays;0)))" calcext:base-cell-address="'Gantt Chart'.HC52"/>
          </calcext:conditional-format>
          <calcext:conditional-format calcext:target-range-address="'Gantt Chart'.HC52:'Gantt Chart'.HH52">
            <calcext:condition calcext:apply-style-name="Task_Completed" calcext:value="formula-is(AND([.$H52]&gt;0;[.HC$10]&gt;=[.$D52];[.HC$10]&lt;=[.$J52];WORKDAY([.$D52];[.$H52]*[.$K52];Holidays)&gt;[.HC$10]))" calcext:base-cell-address="'Gantt Chart'.HC52"/>
            <calcext:condition calcext:apply-style-name="Task_Scheduled" calcext:value="formula-is(AND([.$H52]&gt;0;[.HC$10]&gt;=[.$D52];[.HC$10]&lt;=[.$J52];WORKDAY([.$D52];[.$H52]*[.$K52];Holidays)&lt;=[.HC$10]))" calcext:base-cell-address="'Gantt Chart'.HC52"/>
            <calcext:condition calcext:apply-style-name="Milestone" calcext:value="formula-is(AND([.$D52]&gt;0;[.$J52]=&quot;&quot;;[.$D52]=[.HC$10]))" calcext:base-cell-address="'Gantt Chart'.HC52"/>
          </calcext:conditional-format>
          <calcext:conditional-format calcext:target-range-address="'Gantt Chart'.HI52:'Gantt Chart'.HJ52 'Gantt Chart'.HL52:'Gantt Chart'.IH52">
            <calcext:condition calcext:apply-style-name="Today" calcext:value="formula-is([.HI$10]=TODAY())" calcext:base-cell-address="'Gantt Chart'.HI52"/>
            <calcext:condition calcext:apply-style-name="Weekend" calcext:value="formula-is(OR(WEEKDAY([.HI$10])=1;WEEKDAY([.HI$10])=7))" calcext:base-cell-address="'Gantt Chart'.HI52"/>
            <calcext:condition calcext:apply-style-name="Holiday" calcext:value="formula-is(ISNUMBER(MATCH([.HI$10];Holidays;0)))" calcext:base-cell-address="'Gantt Chart'.HI52"/>
          </calcext:conditional-format>
          <calcext:conditional-format calcext:target-range-address="'Gantt Chart'.HI52:'Gantt Chart'.HJ52 'Gantt Chart'.HL52:'Gantt Chart'.IH52">
            <calcext:condition calcext:apply-style-name="Task_Completed" calcext:value="formula-is(AND([.$H52]&gt;0;[.HI$10]&gt;=[.$D52];[.HI$10]&lt;=[.$J52];WORKDAY([.$D52];[.$H52]*[.$K52];Holidays)&gt;[.HI$10]))" calcext:base-cell-address="'Gantt Chart'.HI52"/>
            <calcext:condition calcext:apply-style-name="Task_Scheduled" calcext:value="formula-is(AND([.$H52]&gt;0;[.HI$10]&gt;=[.$D52];[.HI$10]&lt;=[.$J52];WORKDAY([.$D52];[.$H52]*[.$K52];Holidays)&lt;=[.HI$10]))" calcext:base-cell-address="'Gantt Chart'.HI52"/>
            <calcext:condition calcext:apply-style-name="Milestone" calcext:value="formula-is(AND([.$D52]&gt;0;[.$J52]=&quot;&quot;;[.$D52]=[.HI$10]))" calcext:base-cell-address="'Gantt Chart'.HI52"/>
          </calcext:conditional-format>
          <calcext:conditional-format calcext:target-range-address="'Gantt Chart'.HK52:'Gantt Chart'.HK52">
            <calcext:condition calcext:apply-style-name="Today" calcext:value="formula-is([.HK$10]=TODAY())" calcext:base-cell-address="'Gantt Chart'.HK52"/>
            <calcext:condition calcext:apply-style-name="Weekend" calcext:value="formula-is(OR(WEEKDAY([.HK$10])=1;WEEKDAY([.HK$10])=7))" calcext:base-cell-address="'Gantt Chart'.HK52"/>
            <calcext:condition calcext:apply-style-name="Holiday" calcext:value="formula-is(ISNUMBER(MATCH([.HK$10];Holidays;0)))" calcext:base-cell-address="'Gantt Chart'.HK52"/>
          </calcext:conditional-format>
          <calcext:conditional-format calcext:target-range-address="'Gantt Chart'.HK52:'Gantt Chart'.HK52">
            <calcext:condition calcext:apply-style-name="Task_Completed" calcext:value="formula-is(AND([.$H52]&gt;0;[.HK$10]&gt;=[.$D52];[.HK$10]&lt;=[.$J52];WORKDAY([.$D52];[.$H52]*[.$K52];Holidays)&gt;[.HK$10]))" calcext:base-cell-address="'Gantt Chart'.HK52"/>
            <calcext:condition calcext:apply-style-name="Task_Scheduled" calcext:value="formula-is(AND([.$H52]&gt;0;[.HK$10]&gt;=[.$D52];[.HK$10]&lt;=[.$J52];WORKDAY([.$D52];[.$H52]*[.$K52];Holidays)&lt;=[.HK$10]))" calcext:base-cell-address="'Gantt Chart'.HK52"/>
            <calcext:condition calcext:apply-style-name="Milestone" calcext:value="formula-is(AND([.$D52]&gt;0;[.$J52]=&quot;&quot;;[.$D52]=[.HK$10]))" calcext:base-cell-address="'Gantt Chart'.HK52"/>
          </calcext:conditional-format>
          <calcext:conditional-format calcext:target-range-address="'Gantt Chart'.II52:'Gantt Chart'.IJ52">
            <calcext:condition calcext:apply-style-name="Today" calcext:value="formula-is([.II$10]=TODAY())" calcext:base-cell-address="'Gantt Chart'.II52"/>
            <calcext:condition calcext:apply-style-name="Weekend" calcext:value="formula-is(OR(WEEKDAY([.II$10])=1;WEEKDAY([.II$10])=7))" calcext:base-cell-address="'Gantt Chart'.II52"/>
            <calcext:condition calcext:apply-style-name="Holiday" calcext:value="formula-is(ISNUMBER(MATCH([.II$10];Holidays;0)))" calcext:base-cell-address="'Gantt Chart'.II52"/>
          </calcext:conditional-format>
          <calcext:conditional-format calcext:target-range-address="'Gantt Chart'.II52:'Gantt Chart'.IJ52">
            <calcext:condition calcext:apply-style-name="Task_Completed" calcext:value="formula-is(AND([.$H52]&gt;0;[.II$10]&gt;=[.$D52];[.II$10]&lt;=[.$J52];WORKDAY([.$D52];[.$H52]*[.$K52];Holidays)&gt;[.II$10]))" calcext:base-cell-address="'Gantt Chart'.II52"/>
            <calcext:condition calcext:apply-style-name="Task_Scheduled" calcext:value="formula-is(AND([.$H52]&gt;0;[.II$10]&gt;=[.$D52];[.II$10]&lt;=[.$J52];WORKDAY([.$D52];[.$H52]*[.$K52];Holidays)&lt;=[.II$10]))" calcext:base-cell-address="'Gantt Chart'.II52"/>
            <calcext:condition calcext:apply-style-name="Milestone" calcext:value="formula-is(AND([.$D52]&gt;0;[.$J52]=&quot;&quot;;[.$D52]=[.II$10]))" calcext:base-cell-address="'Gantt Chart'.II52"/>
          </calcext:conditional-format>
          <calcext:conditional-format calcext:target-range-address="'Gantt Chart'.IK52:'Gantt Chart'.IP52">
            <calcext:condition calcext:apply-style-name="Today" calcext:value="formula-is([.IK$10]=TODAY())" calcext:base-cell-address="'Gantt Chart'.IK52"/>
            <calcext:condition calcext:apply-style-name="Weekend" calcext:value="formula-is(OR(WEEKDAY([.IK$10])=1;WEEKDAY([.IK$10])=7))" calcext:base-cell-address="'Gantt Chart'.IK52"/>
            <calcext:condition calcext:apply-style-name="Holiday" calcext:value="formula-is(ISNUMBER(MATCH([.IK$10];Holidays;0)))" calcext:base-cell-address="'Gantt Chart'.IK52"/>
          </calcext:conditional-format>
          <calcext:conditional-format calcext:target-range-address="'Gantt Chart'.IK52:'Gantt Chart'.IP52">
            <calcext:condition calcext:apply-style-name="Task_Completed" calcext:value="formula-is(AND([.$H52]&gt;0;[.IK$10]&gt;=[.$D52];[.IK$10]&lt;=[.$J52];WORKDAY([.$D52];[.$H52]*[.$K52];Holidays)&gt;[.IK$10]))" calcext:base-cell-address="'Gantt Chart'.IK52"/>
            <calcext:condition calcext:apply-style-name="Task_Scheduled" calcext:value="formula-is(AND([.$H52]&gt;0;[.IK$10]&gt;=[.$D52];[.IK$10]&lt;=[.$J52];WORKDAY([.$D52];[.$H52]*[.$K52];Holidays)&lt;=[.IK$10]))" calcext:base-cell-address="'Gantt Chart'.IK52"/>
            <calcext:condition calcext:apply-style-name="Milestone" calcext:value="formula-is(AND([.$D52]&gt;0;[.$J52]=&quot;&quot;;[.$D52]=[.IK$10]))" calcext:base-cell-address="'Gantt Chart'.IK52"/>
          </calcext:conditional-format>
          <calcext:conditional-format calcext:target-range-address="'Gantt Chart'.IQ52:'Gantt Chart'.IR52 'Gantt Chart'.IT52:'Gantt Chart'.JP52">
            <calcext:condition calcext:apply-style-name="Today" calcext:value="formula-is([.IQ$10]=TODAY())" calcext:base-cell-address="'Gantt Chart'.IQ52"/>
            <calcext:condition calcext:apply-style-name="Weekend" calcext:value="formula-is(OR(WEEKDAY([.IQ$10])=1;WEEKDAY([.IQ$10])=7))" calcext:base-cell-address="'Gantt Chart'.IQ52"/>
            <calcext:condition calcext:apply-style-name="Holiday" calcext:value="formula-is(ISNUMBER(MATCH([.IQ$10];Holidays;0)))" calcext:base-cell-address="'Gantt Chart'.IQ52"/>
          </calcext:conditional-format>
          <calcext:conditional-format calcext:target-range-address="'Gantt Chart'.IQ52:'Gantt Chart'.IR52 'Gantt Chart'.IT52:'Gantt Chart'.JP52">
            <calcext:condition calcext:apply-style-name="Task_Completed" calcext:value="formula-is(AND([.$H52]&gt;0;[.IQ$10]&gt;=[.$D52];[.IQ$10]&lt;=[.$J52];WORKDAY([.$D52];[.$H52]*[.$K52];Holidays)&gt;[.IQ$10]))" calcext:base-cell-address="'Gantt Chart'.IQ52"/>
            <calcext:condition calcext:apply-style-name="Task_Scheduled" calcext:value="formula-is(AND([.$H52]&gt;0;[.IQ$10]&gt;=[.$D52];[.IQ$10]&lt;=[.$J52];WORKDAY([.$D52];[.$H52]*[.$K52];Holidays)&lt;=[.IQ$10]))" calcext:base-cell-address="'Gantt Chart'.IQ52"/>
            <calcext:condition calcext:apply-style-name="Milestone" calcext:value="formula-is(AND([.$D52]&gt;0;[.$J52]=&quot;&quot;;[.$D52]=[.IQ$10]))" calcext:base-cell-address="'Gantt Chart'.IQ52"/>
          </calcext:conditional-format>
          <calcext:conditional-format calcext:target-range-address="'Gantt Chart'.IS52:'Gantt Chart'.IS52">
            <calcext:condition calcext:apply-style-name="Today" calcext:value="formula-is([.IS$10]=TODAY())" calcext:base-cell-address="'Gantt Chart'.IS52"/>
            <calcext:condition calcext:apply-style-name="Weekend" calcext:value="formula-is(OR(WEEKDAY([.IS$10])=1;WEEKDAY([.IS$10])=7))" calcext:base-cell-address="'Gantt Chart'.IS52"/>
            <calcext:condition calcext:apply-style-name="Holiday" calcext:value="formula-is(ISNUMBER(MATCH([.IS$10];Holidays;0)))" calcext:base-cell-address="'Gantt Chart'.IS52"/>
          </calcext:conditional-format>
          <calcext:conditional-format calcext:target-range-address="'Gantt Chart'.IS52:'Gantt Chart'.IS52">
            <calcext:condition calcext:apply-style-name="Task_Completed" calcext:value="formula-is(AND([.$H52]&gt;0;[.IS$10]&gt;=[.$D52];[.IS$10]&lt;=[.$J52];WORKDAY([.$D52];[.$H52]*[.$K52];Holidays)&gt;[.IS$10]))" calcext:base-cell-address="'Gantt Chart'.IS52"/>
            <calcext:condition calcext:apply-style-name="Task_Scheduled" calcext:value="formula-is(AND([.$H52]&gt;0;[.IS$10]&gt;=[.$D52];[.IS$10]&lt;=[.$J52];WORKDAY([.$D52];[.$H52]*[.$K52];Holidays)&lt;=[.IS$10]))" calcext:base-cell-address="'Gantt Chart'.IS52"/>
            <calcext:condition calcext:apply-style-name="Milestone" calcext:value="formula-is(AND([.$D52]&gt;0;[.$J52]=&quot;&quot;;[.$D52]=[.IS$10]))" calcext:base-cell-address="'Gantt Chart'.IS52"/>
          </calcext:conditional-format>
          <calcext:conditional-format calcext:target-range-address="'Gantt Chart'.JQ52:'Gantt Chart'.JR52">
            <calcext:condition calcext:apply-style-name="Today" calcext:value="formula-is([.JQ$10]=TODAY())" calcext:base-cell-address="'Gantt Chart'.JQ52"/>
            <calcext:condition calcext:apply-style-name="Weekend" calcext:value="formula-is(OR(WEEKDAY([.JQ$10])=1;WEEKDAY([.JQ$10])=7))" calcext:base-cell-address="'Gantt Chart'.JQ52"/>
            <calcext:condition calcext:apply-style-name="Holiday" calcext:value="formula-is(ISNUMBER(MATCH([.JQ$10];Holidays;0)))" calcext:base-cell-address="'Gantt Chart'.JQ52"/>
          </calcext:conditional-format>
          <calcext:conditional-format calcext:target-range-address="'Gantt Chart'.JQ52:'Gantt Chart'.JR52">
            <calcext:condition calcext:apply-style-name="Task_Completed" calcext:value="formula-is(AND([.$H52]&gt;0;[.JQ$10]&gt;=[.$D52];[.JQ$10]&lt;=[.$J52];WORKDAY([.$D52];[.$H52]*[.$K52];Holidays)&gt;[.JQ$10]))" calcext:base-cell-address="'Gantt Chart'.JQ52"/>
            <calcext:condition calcext:apply-style-name="Task_Scheduled" calcext:value="formula-is(AND([.$H52]&gt;0;[.JQ$10]&gt;=[.$D52];[.JQ$10]&lt;=[.$J52];WORKDAY([.$D52];[.$H52]*[.$K52];Holidays)&lt;=[.JQ$10]))" calcext:base-cell-address="'Gantt Chart'.JQ52"/>
            <calcext:condition calcext:apply-style-name="Milestone" calcext:value="formula-is(AND([.$D52]&gt;0;[.$J52]=&quot;&quot;;[.$D52]=[.JQ$10]))" calcext:base-cell-address="'Gantt Chart'.JQ52"/>
          </calcext:conditional-format>
          <calcext:conditional-format calcext:target-range-address="'Gantt Chart'.JS52:'Gantt Chart'.JU52">
            <calcext:condition calcext:apply-style-name="Today" calcext:value="formula-is([.JS$10]=TODAY())" calcext:base-cell-address="'Gantt Chart'.JS52"/>
            <calcext:condition calcext:apply-style-name="Weekend" calcext:value="formula-is(OR(WEEKDAY([.JS$10])=1;WEEKDAY([.JS$10])=7))" calcext:base-cell-address="'Gantt Chart'.JS52"/>
            <calcext:condition calcext:apply-style-name="Holiday" calcext:value="formula-is(ISNUMBER(MATCH([.JS$10];Holidays;0)))" calcext:base-cell-address="'Gantt Chart'.JS52"/>
          </calcext:conditional-format>
          <calcext:conditional-format calcext:target-range-address="'Gantt Chart'.JS52:'Gantt Chart'.JU52">
            <calcext:condition calcext:apply-style-name="Task_Completed" calcext:value="formula-is(AND([.$H52]&gt;0;[.JS$10]&gt;=[.$D52];[.JS$10]&lt;=[.$J52];WORKDAY([.$D52];[.$H52]*[.$K52];Holidays)&gt;[.JS$10]))" calcext:base-cell-address="'Gantt Chart'.JS52"/>
            <calcext:condition calcext:apply-style-name="Task_Scheduled" calcext:value="formula-is(AND([.$H52]&gt;0;[.JS$10]&gt;=[.$D52];[.JS$10]&lt;=[.$J52];WORKDAY([.$D52];[.$H52]*[.$K52];Holidays)&lt;=[.JS$10]))" calcext:base-cell-address="'Gantt Chart'.JS52"/>
            <calcext:condition calcext:apply-style-name="Milestone" calcext:value="formula-is(AND([.$D52]&gt;0;[.$J52]=&quot;&quot;;[.$D52]=[.JS$10]))" calcext:base-cell-address="'Gantt Chart'.JS52"/>
          </calcext:conditional-format>
          <calcext:conditional-format calcext:target-range-address="'Gantt Chart'.HC54:'Gantt Chart'.HH55">
            <calcext:condition calcext:apply-style-name="Today" calcext:value="formula-is([.HC$10]=TODAY())" calcext:base-cell-address="'Gantt Chart'.HC54"/>
            <calcext:condition calcext:apply-style-name="Weekend" calcext:value="formula-is(OR(WEEKDAY([.HC$10])=1;WEEKDAY([.HC$10])=7))" calcext:base-cell-address="'Gantt Chart'.HC54"/>
            <calcext:condition calcext:apply-style-name="Holiday" calcext:value="formula-is(ISNUMBER(MATCH([.HC$10];Holidays;0)))" calcext:base-cell-address="'Gantt Chart'.HC54"/>
          </calcext:conditional-format>
          <calcext:conditional-format calcext:target-range-address="'Gantt Chart'.HC54:'Gantt Chart'.HH55">
            <calcext:condition calcext:apply-style-name="Task_Completed" calcext:value="formula-is(AND([.$H54]&gt;0;[.HC$10]&gt;=[.$D54];[.HC$10]&lt;=[.$J54];WORKDAY([.$D54];[.$H54]*[.$K54];Holidays)&gt;[.HC$10]))" calcext:base-cell-address="'Gantt Chart'.HC54"/>
            <calcext:condition calcext:apply-style-name="Task_Scheduled" calcext:value="formula-is(AND([.$H54]&gt;0;[.HC$10]&gt;=[.$D54];[.HC$10]&lt;=[.$J54];WORKDAY([.$D54];[.$H54]*[.$K54];Holidays)&lt;=[.HC$10]))" calcext:base-cell-address="'Gantt Chart'.HC54"/>
            <calcext:condition calcext:apply-style-name="Milestone" calcext:value="formula-is(AND([.$D54]&gt;0;[.$J54]=&quot;&quot;;[.$D54]=[.HC$10]))" calcext:base-cell-address="'Gantt Chart'.HC54"/>
          </calcext:conditional-format>
          <calcext:conditional-format calcext:target-range-address="'Gantt Chart'.HI55:'Gantt Chart'.IH55">
            <calcext:condition calcext:apply-style-name="Today" calcext:value="formula-is([.HI$10]=TODAY())" calcext:base-cell-address="'Gantt Chart'.HI55"/>
            <calcext:condition calcext:apply-style-name="Weekend" calcext:value="formula-is(OR(WEEKDAY([.HI$10])=1;WEEKDAY([.HI$10])=7))" calcext:base-cell-address="'Gantt Chart'.HI55"/>
            <calcext:condition calcext:apply-style-name="Holiday" calcext:value="formula-is(ISNUMBER(MATCH([.HI$10];Holidays;0)))" calcext:base-cell-address="'Gantt Chart'.HI55"/>
          </calcext:conditional-format>
          <calcext:conditional-format calcext:target-range-address="'Gantt Chart'.HI55:'Gantt Chart'.IH55">
            <calcext:condition calcext:apply-style-name="Task_Completed" calcext:value="formula-is(AND([.$H55]&gt;0;[.HI$10]&gt;=[.$D55];[.HI$10]&lt;=[.$J55];WORKDAY([.$D55];[.$H55]*[.$K55];Holidays)&gt;[.HI$10]))" calcext:base-cell-address="'Gantt Chart'.HI55"/>
            <calcext:condition calcext:apply-style-name="Task_Scheduled" calcext:value="formula-is(AND([.$H55]&gt;0;[.HI$10]&gt;=[.$D55];[.HI$10]&lt;=[.$J55];WORKDAY([.$D55];[.$H55]*[.$K55];Holidays)&lt;=[.HI$10]))" calcext:base-cell-address="'Gantt Chart'.HI55"/>
            <calcext:condition calcext:apply-style-name="Milestone" calcext:value="formula-is(AND([.$D55]&gt;0;[.$J55]=&quot;&quot;;[.$D55]=[.HI$10]))" calcext:base-cell-address="'Gantt Chart'.HI55"/>
          </calcext:conditional-format>
          <calcext:conditional-format calcext:target-range-address="'Gantt Chart'.II54:'Gantt Chart'.IJ55">
            <calcext:condition calcext:apply-style-name="Today" calcext:value="formula-is([.II$10]=TODAY())" calcext:base-cell-address="'Gantt Chart'.II54"/>
            <calcext:condition calcext:apply-style-name="Weekend" calcext:value="formula-is(OR(WEEKDAY([.II$10])=1;WEEKDAY([.II$10])=7))" calcext:base-cell-address="'Gantt Chart'.II54"/>
            <calcext:condition calcext:apply-style-name="Holiday" calcext:value="formula-is(ISNUMBER(MATCH([.II$10];Holidays;0)))" calcext:base-cell-address="'Gantt Chart'.II54"/>
          </calcext:conditional-format>
          <calcext:conditional-format calcext:target-range-address="'Gantt Chart'.II54:'Gantt Chart'.IJ55">
            <calcext:condition calcext:apply-style-name="Task_Completed" calcext:value="formula-is(AND([.$H54]&gt;0;[.II$10]&gt;=[.$D54];[.II$10]&lt;=[.$J54];WORKDAY([.$D54];[.$H54]*[.$K54];Holidays)&gt;[.II$10]))" calcext:base-cell-address="'Gantt Chart'.II54"/>
            <calcext:condition calcext:apply-style-name="Task_Scheduled" calcext:value="formula-is(AND([.$H54]&gt;0;[.II$10]&gt;=[.$D54];[.II$10]&lt;=[.$J54];WORKDAY([.$D54];[.$H54]*[.$K54];Holidays)&lt;=[.II$10]))" calcext:base-cell-address="'Gantt Chart'.II54"/>
            <calcext:condition calcext:apply-style-name="Milestone" calcext:value="formula-is(AND([.$D54]&gt;0;[.$J54]=&quot;&quot;;[.$D54]=[.II$10]))" calcext:base-cell-address="'Gantt Chart'.II54"/>
          </calcext:conditional-format>
          <calcext:conditional-format calcext:target-range-address="'Gantt Chart'.IK54:'Gantt Chart'.IP55">
            <calcext:condition calcext:apply-style-name="Today" calcext:value="formula-is([.IK$10]=TODAY())" calcext:base-cell-address="'Gantt Chart'.IK54"/>
            <calcext:condition calcext:apply-style-name="Weekend" calcext:value="formula-is(OR(WEEKDAY([.IK$10])=1;WEEKDAY([.IK$10])=7))" calcext:base-cell-address="'Gantt Chart'.IK54"/>
            <calcext:condition calcext:apply-style-name="Holiday" calcext:value="formula-is(ISNUMBER(MATCH([.IK$10];Holidays;0)))" calcext:base-cell-address="'Gantt Chart'.IK54"/>
          </calcext:conditional-format>
          <calcext:conditional-format calcext:target-range-address="'Gantt Chart'.IK54:'Gantt Chart'.IP55">
            <calcext:condition calcext:apply-style-name="Task_Completed" calcext:value="formula-is(AND([.$H54]&gt;0;[.IK$10]&gt;=[.$D54];[.IK$10]&lt;=[.$J54];WORKDAY([.$D54];[.$H54]*[.$K54];Holidays)&gt;[.IK$10]))" calcext:base-cell-address="'Gantt Chart'.IK54"/>
            <calcext:condition calcext:apply-style-name="Task_Scheduled" calcext:value="formula-is(AND([.$H54]&gt;0;[.IK$10]&gt;=[.$D54];[.IK$10]&lt;=[.$J54];WORKDAY([.$D54];[.$H54]*[.$K54];Holidays)&lt;=[.IK$10]))" calcext:base-cell-address="'Gantt Chart'.IK54"/>
            <calcext:condition calcext:apply-style-name="Milestone" calcext:value="formula-is(AND([.$D54]&gt;0;[.$J54]=&quot;&quot;;[.$D54]=[.IK$10]))" calcext:base-cell-address="'Gantt Chart'.IK54"/>
          </calcext:conditional-format>
          <calcext:conditional-format calcext:target-range-address="'Gantt Chart'.IQ55:'Gantt Chart'.JP55">
            <calcext:condition calcext:apply-style-name="Today" calcext:value="formula-is([.IQ$10]=TODAY())" calcext:base-cell-address="'Gantt Chart'.IQ55"/>
            <calcext:condition calcext:apply-style-name="Weekend" calcext:value="formula-is(OR(WEEKDAY([.IQ$10])=1;WEEKDAY([.IQ$10])=7))" calcext:base-cell-address="'Gantt Chart'.IQ55"/>
            <calcext:condition calcext:apply-style-name="Holiday" calcext:value="formula-is(ISNUMBER(MATCH([.IQ$10];Holidays;0)))" calcext:base-cell-address="'Gantt Chart'.IQ55"/>
          </calcext:conditional-format>
          <calcext:conditional-format calcext:target-range-address="'Gantt Chart'.IQ55:'Gantt Chart'.JP55">
            <calcext:condition calcext:apply-style-name="Task_Completed" calcext:value="formula-is(AND([.$H55]&gt;0;[.IQ$10]&gt;=[.$D55];[.IQ$10]&lt;=[.$J55];WORKDAY([.$D55];[.$H55]*[.$K55];Holidays)&gt;[.IQ$10]))" calcext:base-cell-address="'Gantt Chart'.IQ55"/>
            <calcext:condition calcext:apply-style-name="Task_Scheduled" calcext:value="formula-is(AND([.$H55]&gt;0;[.IQ$10]&gt;=[.$D55];[.IQ$10]&lt;=[.$J55];WORKDAY([.$D55];[.$H55]*[.$K55];Holidays)&lt;=[.IQ$10]))" calcext:base-cell-address="'Gantt Chart'.IQ55"/>
            <calcext:condition calcext:apply-style-name="Milestone" calcext:value="formula-is(AND([.$D55]&gt;0;[.$J55]=&quot;&quot;;[.$D55]=[.IQ$10]))" calcext:base-cell-address="'Gantt Chart'.IQ55"/>
          </calcext:conditional-format>
          <calcext:conditional-format calcext:target-range-address="'Gantt Chart'.JQ54:'Gantt Chart'.JR55">
            <calcext:condition calcext:apply-style-name="Today" calcext:value="formula-is([.JQ$10]=TODAY())" calcext:base-cell-address="'Gantt Chart'.JQ54"/>
            <calcext:condition calcext:apply-style-name="Weekend" calcext:value="formula-is(OR(WEEKDAY([.JQ$10])=1;WEEKDAY([.JQ$10])=7))" calcext:base-cell-address="'Gantt Chart'.JQ54"/>
            <calcext:condition calcext:apply-style-name="Holiday" calcext:value="formula-is(ISNUMBER(MATCH([.JQ$10];Holidays;0)))" calcext:base-cell-address="'Gantt Chart'.JQ54"/>
          </calcext:conditional-format>
          <calcext:conditional-format calcext:target-range-address="'Gantt Chart'.JQ54:'Gantt Chart'.JR55">
            <calcext:condition calcext:apply-style-name="Task_Completed" calcext:value="formula-is(AND([.$H54]&gt;0;[.JQ$10]&gt;=[.$D54];[.JQ$10]&lt;=[.$J54];WORKDAY([.$D54];[.$H54]*[.$K54];Holidays)&gt;[.JQ$10]))" calcext:base-cell-address="'Gantt Chart'.JQ54"/>
            <calcext:condition calcext:apply-style-name="Task_Scheduled" calcext:value="formula-is(AND([.$H54]&gt;0;[.JQ$10]&gt;=[.$D54];[.JQ$10]&lt;=[.$J54];WORKDAY([.$D54];[.$H54]*[.$K54];Holidays)&lt;=[.JQ$10]))" calcext:base-cell-address="'Gantt Chart'.JQ54"/>
            <calcext:condition calcext:apply-style-name="Milestone" calcext:value="formula-is(AND([.$D54]&gt;0;[.$J54]=&quot;&quot;;[.$D54]=[.JQ$10]))" calcext:base-cell-address="'Gantt Chart'.JQ54"/>
          </calcext:conditional-format>
          <calcext:conditional-format calcext:target-range-address="'Gantt Chart'.JS55:'Gantt Chart'.JU55 'Gantt Chart'.JU54:'Gantt Chart'.JU54">
            <calcext:condition calcext:apply-style-name="Today" calcext:value="formula-is([.JS$10]=TODAY())" calcext:base-cell-address="'Gantt Chart'.JS54"/>
            <calcext:condition calcext:apply-style-name="Weekend" calcext:value="formula-is(OR(WEEKDAY([.JS$10])=1;WEEKDAY([.JS$10])=7))" calcext:base-cell-address="'Gantt Chart'.JS54"/>
            <calcext:condition calcext:apply-style-name="Holiday" calcext:value="formula-is(ISNUMBER(MATCH([.JS$10];Holidays;0)))" calcext:base-cell-address="'Gantt Chart'.JS54"/>
          </calcext:conditional-format>
          <calcext:conditional-format calcext:target-range-address="'Gantt Chart'.JS55:'Gantt Chart'.JU55 'Gantt Chart'.JU54:'Gantt Chart'.JU54">
            <calcext:condition calcext:apply-style-name="Task_Completed" calcext:value="formula-is(AND([.$H54]&gt;0;[.JS$10]&gt;=[.$D54];[.JS$10]&lt;=[.$J54];WORKDAY([.$D54];[.$H54]*[.$K54];Holidays)&gt;[.JS$10]))" calcext:base-cell-address="'Gantt Chart'.JS54"/>
            <calcext:condition calcext:apply-style-name="Task_Scheduled" calcext:value="formula-is(AND([.$H54]&gt;0;[.JS$10]&gt;=[.$D54];[.JS$10]&lt;=[.$J54];WORKDAY([.$D54];[.$H54]*[.$K54];Holidays)&lt;=[.JS$10]))" calcext:base-cell-address="'Gantt Chart'.JS54"/>
            <calcext:condition calcext:apply-style-name="Milestone" calcext:value="formula-is(AND([.$D54]&gt;0;[.$J54]=&quot;&quot;;[.$D54]=[.JS$10]))" calcext:base-cell-address="'Gantt Chart'.JS54"/>
          </calcext:conditional-format>
          <calcext:conditional-format calcext:target-range-address="'Gantt Chart'.HC56:'Gantt Chart'.HH57">
            <calcext:condition calcext:apply-style-name="Today" calcext:value="formula-is([.HC$10]=TODAY())" calcext:base-cell-address="'Gantt Chart'.HC56"/>
            <calcext:condition calcext:apply-style-name="Weekend" calcext:value="formula-is(OR(WEEKDAY([.HC$10])=1;WEEKDAY([.HC$10])=7))" calcext:base-cell-address="'Gantt Chart'.HC56"/>
            <calcext:condition calcext:apply-style-name="Holiday" calcext:value="formula-is(ISNUMBER(MATCH([.HC$10];Holidays;0)))" calcext:base-cell-address="'Gantt Chart'.HC56"/>
          </calcext:conditional-format>
          <calcext:conditional-format calcext:target-range-address="'Gantt Chart'.HC56:'Gantt Chart'.HH57">
            <calcext:condition calcext:apply-style-name="Task_Completed" calcext:value="formula-is(AND([.$H56]&gt;0;[.HC$10]&gt;=[.$D56];[.HC$10]&lt;=[.$J56];WORKDAY([.$D56];[.$H56]*[.$K56];Holidays)&gt;[.HC$10]))" calcext:base-cell-address="'Gantt Chart'.HC56"/>
            <calcext:condition calcext:apply-style-name="Task_Scheduled" calcext:value="formula-is(AND([.$H56]&gt;0;[.HC$10]&gt;=[.$D56];[.HC$10]&lt;=[.$J56];WORKDAY([.$D56];[.$H56]*[.$K56];Holidays)&lt;=[.HC$10]))" calcext:base-cell-address="'Gantt Chart'.HC56"/>
            <calcext:condition calcext:apply-style-name="Milestone" calcext:value="formula-is(AND([.$D56]&gt;0;[.$J56]=&quot;&quot;;[.$D56]=[.HC$10]))" calcext:base-cell-address="'Gantt Chart'.HC56"/>
          </calcext:conditional-format>
          <calcext:conditional-format calcext:target-range-address="'Gantt Chart'.HI57:'Gantt Chart'.IH57 'Gantt Chart'.HI56:'Gantt Chart'.HJ56 'Gantt Chart'.HL56:'Gantt Chart'.IH56">
            <calcext:condition calcext:apply-style-name="Today" calcext:value="formula-is([.HI$10]=TODAY())" calcext:base-cell-address="'Gantt Chart'.HI56"/>
            <calcext:condition calcext:apply-style-name="Weekend" calcext:value="formula-is(OR(WEEKDAY([.HI$10])=1;WEEKDAY([.HI$10])=7))" calcext:base-cell-address="'Gantt Chart'.HI56"/>
            <calcext:condition calcext:apply-style-name="Holiday" calcext:value="formula-is(ISNUMBER(MATCH([.HI$10];Holidays;0)))" calcext:base-cell-address="'Gantt Chart'.HI56"/>
          </calcext:conditional-format>
          <calcext:conditional-format calcext:target-range-address="'Gantt Chart'.HI57:'Gantt Chart'.IH57 'Gantt Chart'.HI56:'Gantt Chart'.HJ56 'Gantt Chart'.HL56:'Gantt Chart'.IH56">
            <calcext:condition calcext:apply-style-name="Task_Completed" calcext:value="formula-is(AND([.$H56]&gt;0;[.HI$10]&gt;=[.$D56];[.HI$10]&lt;=[.$J56];WORKDAY([.$D56];[.$H56]*[.$K56];Holidays)&gt;[.HI$10]))" calcext:base-cell-address="'Gantt Chart'.HI56"/>
            <calcext:condition calcext:apply-style-name="Task_Scheduled" calcext:value="formula-is(AND([.$H56]&gt;0;[.HI$10]&gt;=[.$D56];[.HI$10]&lt;=[.$J56];WORKDAY([.$D56];[.$H56]*[.$K56];Holidays)&lt;=[.HI$10]))" calcext:base-cell-address="'Gantt Chart'.HI56"/>
            <calcext:condition calcext:apply-style-name="Milestone" calcext:value="formula-is(AND([.$D56]&gt;0;[.$J56]=&quot;&quot;;[.$D56]=[.HI$10]))" calcext:base-cell-address="'Gantt Chart'.HI56"/>
          </calcext:conditional-format>
          <calcext:conditional-format calcext:target-range-address="'Gantt Chart'.HK56:'Gantt Chart'.HK56">
            <calcext:condition calcext:apply-style-name="Today" calcext:value="formula-is([.HK$10]=TODAY())" calcext:base-cell-address="'Gantt Chart'.HK56"/>
            <calcext:condition calcext:apply-style-name="Weekend" calcext:value="formula-is(OR(WEEKDAY([.HK$10])=1;WEEKDAY([.HK$10])=7))" calcext:base-cell-address="'Gantt Chart'.HK56"/>
            <calcext:condition calcext:apply-style-name="Holiday" calcext:value="formula-is(ISNUMBER(MATCH([.HK$10];Holidays;0)))" calcext:base-cell-address="'Gantt Chart'.HK56"/>
          </calcext:conditional-format>
          <calcext:conditional-format calcext:target-range-address="'Gantt Chart'.HK56:'Gantt Chart'.HK56">
            <calcext:condition calcext:apply-style-name="Task_Completed" calcext:value="formula-is(AND([.$H56]&gt;0;[.HK$10]&gt;=[.$D56];[.HK$10]&lt;=[.$J56];WORKDAY([.$D56];[.$H56]*[.$K56];Holidays)&gt;[.HK$10]))" calcext:base-cell-address="'Gantt Chart'.HK56"/>
            <calcext:condition calcext:apply-style-name="Task_Scheduled" calcext:value="formula-is(AND([.$H56]&gt;0;[.HK$10]&gt;=[.$D56];[.HK$10]&lt;=[.$J56];WORKDAY([.$D56];[.$H56]*[.$K56];Holidays)&lt;=[.HK$10]))" calcext:base-cell-address="'Gantt Chart'.HK56"/>
            <calcext:condition calcext:apply-style-name="Milestone" calcext:value="formula-is(AND([.$D56]&gt;0;[.$J56]=&quot;&quot;;[.$D56]=[.HK$10]))" calcext:base-cell-address="'Gantt Chart'.HK56"/>
          </calcext:conditional-format>
          <calcext:conditional-format calcext:target-range-address="'Gantt Chart'.II56:'Gantt Chart'.IJ57">
            <calcext:condition calcext:apply-style-name="Today" calcext:value="formula-is([.II$10]=TODAY())" calcext:base-cell-address="'Gantt Chart'.II56"/>
            <calcext:condition calcext:apply-style-name="Weekend" calcext:value="formula-is(OR(WEEKDAY([.II$10])=1;WEEKDAY([.II$10])=7))" calcext:base-cell-address="'Gantt Chart'.II56"/>
            <calcext:condition calcext:apply-style-name="Holiday" calcext:value="formula-is(ISNUMBER(MATCH([.II$10];Holidays;0)))" calcext:base-cell-address="'Gantt Chart'.II56"/>
          </calcext:conditional-format>
          <calcext:conditional-format calcext:target-range-address="'Gantt Chart'.II56:'Gantt Chart'.IJ57">
            <calcext:condition calcext:apply-style-name="Task_Completed" calcext:value="formula-is(AND([.$H56]&gt;0;[.II$10]&gt;=[.$D56];[.II$10]&lt;=[.$J56];WORKDAY([.$D56];[.$H56]*[.$K56];Holidays)&gt;[.II$10]))" calcext:base-cell-address="'Gantt Chart'.II56"/>
            <calcext:condition calcext:apply-style-name="Task_Scheduled" calcext:value="formula-is(AND([.$H56]&gt;0;[.II$10]&gt;=[.$D56];[.II$10]&lt;=[.$J56];WORKDAY([.$D56];[.$H56]*[.$K56];Holidays)&lt;=[.II$10]))" calcext:base-cell-address="'Gantt Chart'.II56"/>
            <calcext:condition calcext:apply-style-name="Milestone" calcext:value="formula-is(AND([.$D56]&gt;0;[.$J56]=&quot;&quot;;[.$D56]=[.II$10]))" calcext:base-cell-address="'Gantt Chart'.II56"/>
          </calcext:conditional-format>
          <calcext:conditional-format calcext:target-range-address="'Gantt Chart'.IK56:'Gantt Chart'.IP57">
            <calcext:condition calcext:apply-style-name="Today" calcext:value="formula-is([.IK$10]=TODAY())" calcext:base-cell-address="'Gantt Chart'.IK56"/>
            <calcext:condition calcext:apply-style-name="Weekend" calcext:value="formula-is(OR(WEEKDAY([.IK$10])=1;WEEKDAY([.IK$10])=7))" calcext:base-cell-address="'Gantt Chart'.IK56"/>
            <calcext:condition calcext:apply-style-name="Holiday" calcext:value="formula-is(ISNUMBER(MATCH([.IK$10];Holidays;0)))" calcext:base-cell-address="'Gantt Chart'.IK56"/>
          </calcext:conditional-format>
          <calcext:conditional-format calcext:target-range-address="'Gantt Chart'.IK56:'Gantt Chart'.IP57">
            <calcext:condition calcext:apply-style-name="Task_Completed" calcext:value="formula-is(AND([.$H56]&gt;0;[.IK$10]&gt;=[.$D56];[.IK$10]&lt;=[.$J56];WORKDAY([.$D56];[.$H56]*[.$K56];Holidays)&gt;[.IK$10]))" calcext:base-cell-address="'Gantt Chart'.IK56"/>
            <calcext:condition calcext:apply-style-name="Task_Scheduled" calcext:value="formula-is(AND([.$H56]&gt;0;[.IK$10]&gt;=[.$D56];[.IK$10]&lt;=[.$J56];WORKDAY([.$D56];[.$H56]*[.$K56];Holidays)&lt;=[.IK$10]))" calcext:base-cell-address="'Gantt Chart'.IK56"/>
            <calcext:condition calcext:apply-style-name="Milestone" calcext:value="formula-is(AND([.$D56]&gt;0;[.$J56]=&quot;&quot;;[.$D56]=[.IK$10]))" calcext:base-cell-address="'Gantt Chart'.IK56"/>
          </calcext:conditional-format>
          <calcext:conditional-format calcext:target-range-address="'Gantt Chart'.IQ57:'Gantt Chart'.JP57 'Gantt Chart'.IQ56:'Gantt Chart'.IR56 'Gantt Chart'.IT56:'Gantt Chart'.JP56">
            <calcext:condition calcext:apply-style-name="Today" calcext:value="formula-is([.IQ$10]=TODAY())" calcext:base-cell-address="'Gantt Chart'.IQ56"/>
            <calcext:condition calcext:apply-style-name="Weekend" calcext:value="formula-is(OR(WEEKDAY([.IQ$10])=1;WEEKDAY([.IQ$10])=7))" calcext:base-cell-address="'Gantt Chart'.IQ56"/>
            <calcext:condition calcext:apply-style-name="Holiday" calcext:value="formula-is(ISNUMBER(MATCH([.IQ$10];Holidays;0)))" calcext:base-cell-address="'Gantt Chart'.IQ56"/>
          </calcext:conditional-format>
          <calcext:conditional-format calcext:target-range-address="'Gantt Chart'.IQ57:'Gantt Chart'.JP57 'Gantt Chart'.IQ56:'Gantt Chart'.IR56 'Gantt Chart'.IT56:'Gantt Chart'.JP56">
            <calcext:condition calcext:apply-style-name="Task_Completed" calcext:value="formula-is(AND([.$H56]&gt;0;[.IQ$10]&gt;=[.$D56];[.IQ$10]&lt;=[.$J56];WORKDAY([.$D56];[.$H56]*[.$K56];Holidays)&gt;[.IQ$10]))" calcext:base-cell-address="'Gantt Chart'.IQ56"/>
            <calcext:condition calcext:apply-style-name="Task_Scheduled" calcext:value="formula-is(AND([.$H56]&gt;0;[.IQ$10]&gt;=[.$D56];[.IQ$10]&lt;=[.$J56];WORKDAY([.$D56];[.$H56]*[.$K56];Holidays)&lt;=[.IQ$10]))" calcext:base-cell-address="'Gantt Chart'.IQ56"/>
            <calcext:condition calcext:apply-style-name="Milestone" calcext:value="formula-is(AND([.$D56]&gt;0;[.$J56]=&quot;&quot;;[.$D56]=[.IQ$10]))" calcext:base-cell-address="'Gantt Chart'.IQ56"/>
          </calcext:conditional-format>
          <calcext:conditional-format calcext:target-range-address="'Gantt Chart'.IS56:'Gantt Chart'.IS56">
            <calcext:condition calcext:apply-style-name="Today" calcext:value="formula-is([.IS$10]=TODAY())" calcext:base-cell-address="'Gantt Chart'.IS56"/>
            <calcext:condition calcext:apply-style-name="Weekend" calcext:value="formula-is(OR(WEEKDAY([.IS$10])=1;WEEKDAY([.IS$10])=7))" calcext:base-cell-address="'Gantt Chart'.IS56"/>
            <calcext:condition calcext:apply-style-name="Holiday" calcext:value="formula-is(ISNUMBER(MATCH([.IS$10];Holidays;0)))" calcext:base-cell-address="'Gantt Chart'.IS56"/>
          </calcext:conditional-format>
          <calcext:conditional-format calcext:target-range-address="'Gantt Chart'.IS56:'Gantt Chart'.IS56">
            <calcext:condition calcext:apply-style-name="Task_Completed" calcext:value="formula-is(AND([.$H56]&gt;0;[.IS$10]&gt;=[.$D56];[.IS$10]&lt;=[.$J56];WORKDAY([.$D56];[.$H56]*[.$K56];Holidays)&gt;[.IS$10]))" calcext:base-cell-address="'Gantt Chart'.IS56"/>
            <calcext:condition calcext:apply-style-name="Task_Scheduled" calcext:value="formula-is(AND([.$H56]&gt;0;[.IS$10]&gt;=[.$D56];[.IS$10]&lt;=[.$J56];WORKDAY([.$D56];[.$H56]*[.$K56];Holidays)&lt;=[.IS$10]))" calcext:base-cell-address="'Gantt Chart'.IS56"/>
            <calcext:condition calcext:apply-style-name="Milestone" calcext:value="formula-is(AND([.$D56]&gt;0;[.$J56]=&quot;&quot;;[.$D56]=[.IS$10]))" calcext:base-cell-address="'Gantt Chart'.IS56"/>
          </calcext:conditional-format>
          <calcext:conditional-format calcext:target-range-address="'Gantt Chart'.JQ56:'Gantt Chart'.JR57">
            <calcext:condition calcext:apply-style-name="Today" calcext:value="formula-is([.JQ$10]=TODAY())" calcext:base-cell-address="'Gantt Chart'.JQ56"/>
            <calcext:condition calcext:apply-style-name="Weekend" calcext:value="formula-is(OR(WEEKDAY([.JQ$10])=1;WEEKDAY([.JQ$10])=7))" calcext:base-cell-address="'Gantt Chart'.JQ56"/>
            <calcext:condition calcext:apply-style-name="Holiday" calcext:value="formula-is(ISNUMBER(MATCH([.JQ$10];Holidays;0)))" calcext:base-cell-address="'Gantt Chart'.JQ56"/>
          </calcext:conditional-format>
          <calcext:conditional-format calcext:target-range-address="'Gantt Chart'.JQ56:'Gantt Chart'.JR57">
            <calcext:condition calcext:apply-style-name="Task_Completed" calcext:value="formula-is(AND([.$H56]&gt;0;[.JQ$10]&gt;=[.$D56];[.JQ$10]&lt;=[.$J56];WORKDAY([.$D56];[.$H56]*[.$K56];Holidays)&gt;[.JQ$10]))" calcext:base-cell-address="'Gantt Chart'.JQ56"/>
            <calcext:condition calcext:apply-style-name="Task_Scheduled" calcext:value="formula-is(AND([.$H56]&gt;0;[.JQ$10]&gt;=[.$D56];[.JQ$10]&lt;=[.$J56];WORKDAY([.$D56];[.$H56]*[.$K56];Holidays)&lt;=[.JQ$10]))" calcext:base-cell-address="'Gantt Chart'.JQ56"/>
            <calcext:condition calcext:apply-style-name="Milestone" calcext:value="formula-is(AND([.$D56]&gt;0;[.$J56]=&quot;&quot;;[.$D56]=[.JQ$10]))" calcext:base-cell-address="'Gantt Chart'.JQ56"/>
          </calcext:conditional-format>
          <calcext:conditional-format calcext:target-range-address="'Gantt Chart'.JS56:'Gantt Chart'.JU57">
            <calcext:condition calcext:apply-style-name="Today" calcext:value="formula-is([.JS$10]=TODAY())" calcext:base-cell-address="'Gantt Chart'.JS56"/>
            <calcext:condition calcext:apply-style-name="Weekend" calcext:value="formula-is(OR(WEEKDAY([.JS$10])=1;WEEKDAY([.JS$10])=7))" calcext:base-cell-address="'Gantt Chart'.JS56"/>
            <calcext:condition calcext:apply-style-name="Holiday" calcext:value="formula-is(ISNUMBER(MATCH([.JS$10];Holidays;0)))" calcext:base-cell-address="'Gantt Chart'.JS56"/>
          </calcext:conditional-format>
          <calcext:conditional-format calcext:target-range-address="'Gantt Chart'.JS56:'Gantt Chart'.JU57">
            <calcext:condition calcext:apply-style-name="Task_Completed" calcext:value="formula-is(AND([.$H56]&gt;0;[.JS$10]&gt;=[.$D56];[.JS$10]&lt;=[.$J56];WORKDAY([.$D56];[.$H56]*[.$K56];Holidays)&gt;[.JS$10]))" calcext:base-cell-address="'Gantt Chart'.JS56"/>
            <calcext:condition calcext:apply-style-name="Task_Scheduled" calcext:value="formula-is(AND([.$H56]&gt;0;[.JS$10]&gt;=[.$D56];[.JS$10]&lt;=[.$J56];WORKDAY([.$D56];[.$H56]*[.$K56];Holidays)&lt;=[.JS$10]))" calcext:base-cell-address="'Gantt Chart'.JS56"/>
            <calcext:condition calcext:apply-style-name="Milestone" calcext:value="formula-is(AND([.$D56]&gt;0;[.$J56]=&quot;&quot;;[.$D56]=[.JS$10]))" calcext:base-cell-address="'Gantt Chart'.JS56"/>
          </calcext:conditional-format>
          <calcext:conditional-format calcext:target-range-address="'Gantt Chart'.HC58:'Gantt Chart'.HH59">
            <calcext:condition calcext:apply-style-name="Today" calcext:value="formula-is([.HC$10]=TODAY())" calcext:base-cell-address="'Gantt Chart'.HC58"/>
            <calcext:condition calcext:apply-style-name="Weekend" calcext:value="formula-is(OR(WEEKDAY([.HC$10])=1;WEEKDAY([.HC$10])=7))" calcext:base-cell-address="'Gantt Chart'.HC58"/>
            <calcext:condition calcext:apply-style-name="Holiday" calcext:value="formula-is(ISNUMBER(MATCH([.HC$10];Holidays;0)))" calcext:base-cell-address="'Gantt Chart'.HC58"/>
          </calcext:conditional-format>
          <calcext:conditional-format calcext:target-range-address="'Gantt Chart'.HC58:'Gantt Chart'.HH59">
            <calcext:condition calcext:apply-style-name="Task_Completed" calcext:value="formula-is(AND([.$H58]&gt;0;[.HC$10]&gt;=[.$D58];[.HC$10]&lt;=[.$J58];WORKDAY([.$D58];[.$H58]*[.$K58];Holidays)&gt;[.HC$10]))" calcext:base-cell-address="'Gantt Chart'.HC58"/>
            <calcext:condition calcext:apply-style-name="Task_Scheduled" calcext:value="formula-is(AND([.$H58]&gt;0;[.HC$10]&gt;=[.$D58];[.HC$10]&lt;=[.$J58];WORKDAY([.$D58];[.$H58]*[.$K58];Holidays)&lt;=[.HC$10]))" calcext:base-cell-address="'Gantt Chart'.HC58"/>
            <calcext:condition calcext:apply-style-name="Milestone" calcext:value="formula-is(AND([.$D58]&gt;0;[.$J58]=&quot;&quot;;[.$D58]=[.HC$10]))" calcext:base-cell-address="'Gantt Chart'.HC58"/>
          </calcext:conditional-format>
          <calcext:conditional-format calcext:target-range-address="'Gantt Chart'.HI59:'Gantt Chart'.IH59 'Gantt Chart'.HI58:'Gantt Chart'.HJ58 'Gantt Chart'.HL58:'Gantt Chart'.IH58">
            <calcext:condition calcext:apply-style-name="Today" calcext:value="formula-is([.HI$10]=TODAY())" calcext:base-cell-address="'Gantt Chart'.HI58"/>
            <calcext:condition calcext:apply-style-name="Weekend" calcext:value="formula-is(OR(WEEKDAY([.HI$10])=1;WEEKDAY([.HI$10])=7))" calcext:base-cell-address="'Gantt Chart'.HI58"/>
            <calcext:condition calcext:apply-style-name="Holiday" calcext:value="formula-is(ISNUMBER(MATCH([.HI$10];Holidays;0)))" calcext:base-cell-address="'Gantt Chart'.HI58"/>
          </calcext:conditional-format>
          <calcext:conditional-format calcext:target-range-address="'Gantt Chart'.HI59:'Gantt Chart'.IH59 'Gantt Chart'.HI58:'Gantt Chart'.HJ58 'Gantt Chart'.HL58:'Gantt Chart'.IH58">
            <calcext:condition calcext:apply-style-name="Task_Completed" calcext:value="formula-is(AND([.$H58]&gt;0;[.HI$10]&gt;=[.$D58];[.HI$10]&lt;=[.$J58];WORKDAY([.$D58];[.$H58]*[.$K58];Holidays)&gt;[.HI$10]))" calcext:base-cell-address="'Gantt Chart'.HI58"/>
            <calcext:condition calcext:apply-style-name="Task_Scheduled" calcext:value="formula-is(AND([.$H58]&gt;0;[.HI$10]&gt;=[.$D58];[.HI$10]&lt;=[.$J58];WORKDAY([.$D58];[.$H58]*[.$K58];Holidays)&lt;=[.HI$10]))" calcext:base-cell-address="'Gantt Chart'.HI58"/>
            <calcext:condition calcext:apply-style-name="Milestone" calcext:value="formula-is(AND([.$D58]&gt;0;[.$J58]=&quot;&quot;;[.$D58]=[.HI$10]))" calcext:base-cell-address="'Gantt Chart'.HI58"/>
          </calcext:conditional-format>
          <calcext:conditional-format calcext:target-range-address="'Gantt Chart'.HK58:'Gantt Chart'.HK58">
            <calcext:condition calcext:apply-style-name="Today" calcext:value="formula-is([.HK$10]=TODAY())" calcext:base-cell-address="'Gantt Chart'.HK58"/>
            <calcext:condition calcext:apply-style-name="Weekend" calcext:value="formula-is(OR(WEEKDAY([.HK$10])=1;WEEKDAY([.HK$10])=7))" calcext:base-cell-address="'Gantt Chart'.HK58"/>
            <calcext:condition calcext:apply-style-name="Holiday" calcext:value="formula-is(ISNUMBER(MATCH([.HK$10];Holidays;0)))" calcext:base-cell-address="'Gantt Chart'.HK58"/>
          </calcext:conditional-format>
          <calcext:conditional-format calcext:target-range-address="'Gantt Chart'.HK58:'Gantt Chart'.HK58">
            <calcext:condition calcext:apply-style-name="Task_Completed" calcext:value="formula-is(AND([.$H58]&gt;0;[.HK$10]&gt;=[.$D58];[.HK$10]&lt;=[.$J58];WORKDAY([.$D58];[.$H58]*[.$K58];Holidays)&gt;[.HK$10]))" calcext:base-cell-address="'Gantt Chart'.HK58"/>
            <calcext:condition calcext:apply-style-name="Task_Scheduled" calcext:value="formula-is(AND([.$H58]&gt;0;[.HK$10]&gt;=[.$D58];[.HK$10]&lt;=[.$J58];WORKDAY([.$D58];[.$H58]*[.$K58];Holidays)&lt;=[.HK$10]))" calcext:base-cell-address="'Gantt Chart'.HK58"/>
            <calcext:condition calcext:apply-style-name="Milestone" calcext:value="formula-is(AND([.$D58]&gt;0;[.$J58]=&quot;&quot;;[.$D58]=[.HK$10]))" calcext:base-cell-address="'Gantt Chart'.HK58"/>
          </calcext:conditional-format>
          <calcext:conditional-format calcext:target-range-address="'Gantt Chart'.II58:'Gantt Chart'.IJ59">
            <calcext:condition calcext:apply-style-name="Today" calcext:value="formula-is([.II$10]=TODAY())" calcext:base-cell-address="'Gantt Chart'.II58"/>
            <calcext:condition calcext:apply-style-name="Weekend" calcext:value="formula-is(OR(WEEKDAY([.II$10])=1;WEEKDAY([.II$10])=7))" calcext:base-cell-address="'Gantt Chart'.II58"/>
            <calcext:condition calcext:apply-style-name="Holiday" calcext:value="formula-is(ISNUMBER(MATCH([.II$10];Holidays;0)))" calcext:base-cell-address="'Gantt Chart'.II58"/>
          </calcext:conditional-format>
          <calcext:conditional-format calcext:target-range-address="'Gantt Chart'.II58:'Gantt Chart'.IJ59">
            <calcext:condition calcext:apply-style-name="Task_Completed" calcext:value="formula-is(AND([.$H58]&gt;0;[.II$10]&gt;=[.$D58];[.II$10]&lt;=[.$J58];WORKDAY([.$D58];[.$H58]*[.$K58];Holidays)&gt;[.II$10]))" calcext:base-cell-address="'Gantt Chart'.II58"/>
            <calcext:condition calcext:apply-style-name="Task_Scheduled" calcext:value="formula-is(AND([.$H58]&gt;0;[.II$10]&gt;=[.$D58];[.II$10]&lt;=[.$J58];WORKDAY([.$D58];[.$H58]*[.$K58];Holidays)&lt;=[.II$10]))" calcext:base-cell-address="'Gantt Chart'.II58"/>
            <calcext:condition calcext:apply-style-name="Milestone" calcext:value="formula-is(AND([.$D58]&gt;0;[.$J58]=&quot;&quot;;[.$D58]=[.II$10]))" calcext:base-cell-address="'Gantt Chart'.II58"/>
          </calcext:conditional-format>
          <calcext:conditional-format calcext:target-range-address="'Gantt Chart'.IK58:'Gantt Chart'.IP59">
            <calcext:condition calcext:apply-style-name="Today" calcext:value="formula-is([.IK$10]=TODAY())" calcext:base-cell-address="'Gantt Chart'.IK58"/>
            <calcext:condition calcext:apply-style-name="Weekend" calcext:value="formula-is(OR(WEEKDAY([.IK$10])=1;WEEKDAY([.IK$10])=7))" calcext:base-cell-address="'Gantt Chart'.IK58"/>
            <calcext:condition calcext:apply-style-name="Holiday" calcext:value="formula-is(ISNUMBER(MATCH([.IK$10];Holidays;0)))" calcext:base-cell-address="'Gantt Chart'.IK58"/>
          </calcext:conditional-format>
          <calcext:conditional-format calcext:target-range-address="'Gantt Chart'.IK58:'Gantt Chart'.IP59">
            <calcext:condition calcext:apply-style-name="Task_Completed" calcext:value="formula-is(AND([.$H58]&gt;0;[.IK$10]&gt;=[.$D58];[.IK$10]&lt;=[.$J58];WORKDAY([.$D58];[.$H58]*[.$K58];Holidays)&gt;[.IK$10]))" calcext:base-cell-address="'Gantt Chart'.IK58"/>
            <calcext:condition calcext:apply-style-name="Task_Scheduled" calcext:value="formula-is(AND([.$H58]&gt;0;[.IK$10]&gt;=[.$D58];[.IK$10]&lt;=[.$J58];WORKDAY([.$D58];[.$H58]*[.$K58];Holidays)&lt;=[.IK$10]))" calcext:base-cell-address="'Gantt Chart'.IK58"/>
            <calcext:condition calcext:apply-style-name="Milestone" calcext:value="formula-is(AND([.$D58]&gt;0;[.$J58]=&quot;&quot;;[.$D58]=[.IK$10]))" calcext:base-cell-address="'Gantt Chart'.IK58"/>
          </calcext:conditional-format>
          <calcext:conditional-format calcext:target-range-address="'Gantt Chart'.IQ59:'Gantt Chart'.JP59 'Gantt Chart'.IQ58:'Gantt Chart'.IR58 'Gantt Chart'.IT58:'Gantt Chart'.JP58">
            <calcext:condition calcext:apply-style-name="Today" calcext:value="formula-is([.IQ$10]=TODAY())" calcext:base-cell-address="'Gantt Chart'.IQ58"/>
            <calcext:condition calcext:apply-style-name="Weekend" calcext:value="formula-is(OR(WEEKDAY([.IQ$10])=1;WEEKDAY([.IQ$10])=7))" calcext:base-cell-address="'Gantt Chart'.IQ58"/>
            <calcext:condition calcext:apply-style-name="Holiday" calcext:value="formula-is(ISNUMBER(MATCH([.IQ$10];Holidays;0)))" calcext:base-cell-address="'Gantt Chart'.IQ58"/>
          </calcext:conditional-format>
          <calcext:conditional-format calcext:target-range-address="'Gantt Chart'.IQ59:'Gantt Chart'.JP59 'Gantt Chart'.IQ58:'Gantt Chart'.IR58 'Gantt Chart'.IT58:'Gantt Chart'.JP58">
            <calcext:condition calcext:apply-style-name="Task_Completed" calcext:value="formula-is(AND([.$H58]&gt;0;[.IQ$10]&gt;=[.$D58];[.IQ$10]&lt;=[.$J58];WORKDAY([.$D58];[.$H58]*[.$K58];Holidays)&gt;[.IQ$10]))" calcext:base-cell-address="'Gantt Chart'.IQ58"/>
            <calcext:condition calcext:apply-style-name="Task_Scheduled" calcext:value="formula-is(AND([.$H58]&gt;0;[.IQ$10]&gt;=[.$D58];[.IQ$10]&lt;=[.$J58];WORKDAY([.$D58];[.$H58]*[.$K58];Holidays)&lt;=[.IQ$10]))" calcext:base-cell-address="'Gantt Chart'.IQ58"/>
            <calcext:condition calcext:apply-style-name="Milestone" calcext:value="formula-is(AND([.$D58]&gt;0;[.$J58]=&quot;&quot;;[.$D58]=[.IQ$10]))" calcext:base-cell-address="'Gantt Chart'.IQ58"/>
          </calcext:conditional-format>
          <calcext:conditional-format calcext:target-range-address="'Gantt Chart'.IS58:'Gantt Chart'.IS58">
            <calcext:condition calcext:apply-style-name="Today" calcext:value="formula-is([.IS$10]=TODAY())" calcext:base-cell-address="'Gantt Chart'.IS58"/>
            <calcext:condition calcext:apply-style-name="Weekend" calcext:value="formula-is(OR(WEEKDAY([.IS$10])=1;WEEKDAY([.IS$10])=7))" calcext:base-cell-address="'Gantt Chart'.IS58"/>
            <calcext:condition calcext:apply-style-name="Holiday" calcext:value="formula-is(ISNUMBER(MATCH([.IS$10];Holidays;0)))" calcext:base-cell-address="'Gantt Chart'.IS58"/>
          </calcext:conditional-format>
          <calcext:conditional-format calcext:target-range-address="'Gantt Chart'.IS58:'Gantt Chart'.IS58">
            <calcext:condition calcext:apply-style-name="Task_Completed" calcext:value="formula-is(AND([.$H58]&gt;0;[.IS$10]&gt;=[.$D58];[.IS$10]&lt;=[.$J58];WORKDAY([.$D58];[.$H58]*[.$K58];Holidays)&gt;[.IS$10]))" calcext:base-cell-address="'Gantt Chart'.IS58"/>
            <calcext:condition calcext:apply-style-name="Task_Scheduled" calcext:value="formula-is(AND([.$H58]&gt;0;[.IS$10]&gt;=[.$D58];[.IS$10]&lt;=[.$J58];WORKDAY([.$D58];[.$H58]*[.$K58];Holidays)&lt;=[.IS$10]))" calcext:base-cell-address="'Gantt Chart'.IS58"/>
            <calcext:condition calcext:apply-style-name="Milestone" calcext:value="formula-is(AND([.$D58]&gt;0;[.$J58]=&quot;&quot;;[.$D58]=[.IS$10]))" calcext:base-cell-address="'Gantt Chart'.IS58"/>
          </calcext:conditional-format>
          <calcext:conditional-format calcext:target-range-address="'Gantt Chart'.JQ58:'Gantt Chart'.JR59">
            <calcext:condition calcext:apply-style-name="Today" calcext:value="formula-is([.JQ$10]=TODAY())" calcext:base-cell-address="'Gantt Chart'.JQ58"/>
            <calcext:condition calcext:apply-style-name="Weekend" calcext:value="formula-is(OR(WEEKDAY([.JQ$10])=1;WEEKDAY([.JQ$10])=7))" calcext:base-cell-address="'Gantt Chart'.JQ58"/>
            <calcext:condition calcext:apply-style-name="Holiday" calcext:value="formula-is(ISNUMBER(MATCH([.JQ$10];Holidays;0)))" calcext:base-cell-address="'Gantt Chart'.JQ58"/>
          </calcext:conditional-format>
          <calcext:conditional-format calcext:target-range-address="'Gantt Chart'.JQ58:'Gantt Chart'.JR59">
            <calcext:condition calcext:apply-style-name="Task_Completed" calcext:value="formula-is(AND([.$H58]&gt;0;[.JQ$10]&gt;=[.$D58];[.JQ$10]&lt;=[.$J58];WORKDAY([.$D58];[.$H58]*[.$K58];Holidays)&gt;[.JQ$10]))" calcext:base-cell-address="'Gantt Chart'.JQ58"/>
            <calcext:condition calcext:apply-style-name="Task_Scheduled" calcext:value="formula-is(AND([.$H58]&gt;0;[.JQ$10]&gt;=[.$D58];[.JQ$10]&lt;=[.$J58];WORKDAY([.$D58];[.$H58]*[.$K58];Holidays)&lt;=[.JQ$10]))" calcext:base-cell-address="'Gantt Chart'.JQ58"/>
            <calcext:condition calcext:apply-style-name="Milestone" calcext:value="formula-is(AND([.$D58]&gt;0;[.$J58]=&quot;&quot;;[.$D58]=[.JQ$10]))" calcext:base-cell-address="'Gantt Chart'.JQ58"/>
          </calcext:conditional-format>
          <calcext:conditional-format calcext:target-range-address="'Gantt Chart'.JS58:'Gantt Chart'.JU59">
            <calcext:condition calcext:apply-style-name="Today" calcext:value="formula-is([.JS$10]=TODAY())" calcext:base-cell-address="'Gantt Chart'.JS58"/>
            <calcext:condition calcext:apply-style-name="Weekend" calcext:value="formula-is(OR(WEEKDAY([.JS$10])=1;WEEKDAY([.JS$10])=7))" calcext:base-cell-address="'Gantt Chart'.JS58"/>
            <calcext:condition calcext:apply-style-name="Holiday" calcext:value="formula-is(ISNUMBER(MATCH([.JS$10];Holidays;0)))" calcext:base-cell-address="'Gantt Chart'.JS58"/>
          </calcext:conditional-format>
          <calcext:conditional-format calcext:target-range-address="'Gantt Chart'.JS58:'Gantt Chart'.JU59">
            <calcext:condition calcext:apply-style-name="Task_Completed" calcext:value="formula-is(AND([.$H58]&gt;0;[.JS$10]&gt;=[.$D58];[.JS$10]&lt;=[.$J58];WORKDAY([.$D58];[.$H58]*[.$K58];Holidays)&gt;[.JS$10]))" calcext:base-cell-address="'Gantt Chart'.JS58"/>
            <calcext:condition calcext:apply-style-name="Task_Scheduled" calcext:value="formula-is(AND([.$H58]&gt;0;[.JS$10]&gt;=[.$D58];[.JS$10]&lt;=[.$J58];WORKDAY([.$D58];[.$H58]*[.$K58];Holidays)&lt;=[.JS$10]))" calcext:base-cell-address="'Gantt Chart'.JS58"/>
            <calcext:condition calcext:apply-style-name="Milestone" calcext:value="formula-is(AND([.$D58]&gt;0;[.$J58]=&quot;&quot;;[.$D58]=[.JS$10]))" calcext:base-cell-address="'Gantt Chart'.JS58"/>
          </calcext:conditional-format>
          <calcext:conditional-format calcext:target-range-address="'Gantt Chart'.HC60:'Gantt Chart'.HH61">
            <calcext:condition calcext:apply-style-name="Today" calcext:value="formula-is([.HC$10]=TODAY())" calcext:base-cell-address="'Gantt Chart'.HC60"/>
            <calcext:condition calcext:apply-style-name="Weekend" calcext:value="formula-is(OR(WEEKDAY([.HC$10])=1;WEEKDAY([.HC$10])=7))" calcext:base-cell-address="'Gantt Chart'.HC60"/>
            <calcext:condition calcext:apply-style-name="Holiday" calcext:value="formula-is(ISNUMBER(MATCH([.HC$10];Holidays;0)))" calcext:base-cell-address="'Gantt Chart'.HC60"/>
          </calcext:conditional-format>
          <calcext:conditional-format calcext:target-range-address="'Gantt Chart'.HC60:'Gantt Chart'.HH61">
            <calcext:condition calcext:apply-style-name="Task_Completed" calcext:value="formula-is(AND([.$H60]&gt;0;[.HC$10]&gt;=[.$D60];[.HC$10]&lt;=[.$J60];WORKDAY([.$D60];[.$H60]*[.$K60];Holidays)&gt;[.HC$10]))" calcext:base-cell-address="'Gantt Chart'.HC60"/>
            <calcext:condition calcext:apply-style-name="Task_Scheduled" calcext:value="formula-is(AND([.$H60]&gt;0;[.HC$10]&gt;=[.$D60];[.HC$10]&lt;=[.$J60];WORKDAY([.$D60];[.$H60]*[.$K60];Holidays)&lt;=[.HC$10]))" calcext:base-cell-address="'Gantt Chart'.HC60"/>
            <calcext:condition calcext:apply-style-name="Milestone" calcext:value="formula-is(AND([.$D60]&gt;0;[.$J60]=&quot;&quot;;[.$D60]=[.HC$10]))" calcext:base-cell-address="'Gantt Chart'.HC60"/>
          </calcext:conditional-format>
          <calcext:conditional-format calcext:target-range-address="'Gantt Chart'.HI61:'Gantt Chart'.IH61 'Gantt Chart'.HI60:'Gantt Chart'.HJ60 'Gantt Chart'.HL60:'Gantt Chart'.IH60">
            <calcext:condition calcext:apply-style-name="Today" calcext:value="formula-is([.HI$10]=TODAY())" calcext:base-cell-address="'Gantt Chart'.HI60"/>
            <calcext:condition calcext:apply-style-name="Weekend" calcext:value="formula-is(OR(WEEKDAY([.HI$10])=1;WEEKDAY([.HI$10])=7))" calcext:base-cell-address="'Gantt Chart'.HI60"/>
            <calcext:condition calcext:apply-style-name="Holiday" calcext:value="formula-is(ISNUMBER(MATCH([.HI$10];Holidays;0)))" calcext:base-cell-address="'Gantt Chart'.HI60"/>
          </calcext:conditional-format>
          <calcext:conditional-format calcext:target-range-address="'Gantt Chart'.HI61:'Gantt Chart'.IH61 'Gantt Chart'.HI60:'Gantt Chart'.HJ60 'Gantt Chart'.HL60:'Gantt Chart'.IH60">
            <calcext:condition calcext:apply-style-name="Task_Completed" calcext:value="formula-is(AND([.$H60]&gt;0;[.HI$10]&gt;=[.$D60];[.HI$10]&lt;=[.$J60];WORKDAY([.$D60];[.$H60]*[.$K60];Holidays)&gt;[.HI$10]))" calcext:base-cell-address="'Gantt Chart'.HI60"/>
            <calcext:condition calcext:apply-style-name="Task_Scheduled" calcext:value="formula-is(AND([.$H60]&gt;0;[.HI$10]&gt;=[.$D60];[.HI$10]&lt;=[.$J60];WORKDAY([.$D60];[.$H60]*[.$K60];Holidays)&lt;=[.HI$10]))" calcext:base-cell-address="'Gantt Chart'.HI60"/>
            <calcext:condition calcext:apply-style-name="Milestone" calcext:value="formula-is(AND([.$D60]&gt;0;[.$J60]=&quot;&quot;;[.$D60]=[.HI$10]))" calcext:base-cell-address="'Gantt Chart'.HI60"/>
          </calcext:conditional-format>
          <calcext:conditional-format calcext:target-range-address="'Gantt Chart'.HK60:'Gantt Chart'.HK60">
            <calcext:condition calcext:apply-style-name="Today" calcext:value="formula-is([.HK$10]=TODAY())" calcext:base-cell-address="'Gantt Chart'.HK60"/>
            <calcext:condition calcext:apply-style-name="Weekend" calcext:value="formula-is(OR(WEEKDAY([.HK$10])=1;WEEKDAY([.HK$10])=7))" calcext:base-cell-address="'Gantt Chart'.HK60"/>
            <calcext:condition calcext:apply-style-name="Holiday" calcext:value="formula-is(ISNUMBER(MATCH([.HK$10];Holidays;0)))" calcext:base-cell-address="'Gantt Chart'.HK60"/>
          </calcext:conditional-format>
          <calcext:conditional-format calcext:target-range-address="'Gantt Chart'.HK60:'Gantt Chart'.HK60">
            <calcext:condition calcext:apply-style-name="Task_Completed" calcext:value="formula-is(AND([.$H60]&gt;0;[.HK$10]&gt;=[.$D60];[.HK$10]&lt;=[.$J60];WORKDAY([.$D60];[.$H60]*[.$K60];Holidays)&gt;[.HK$10]))" calcext:base-cell-address="'Gantt Chart'.HK60"/>
            <calcext:condition calcext:apply-style-name="Task_Scheduled" calcext:value="formula-is(AND([.$H60]&gt;0;[.HK$10]&gt;=[.$D60];[.HK$10]&lt;=[.$J60];WORKDAY([.$D60];[.$H60]*[.$K60];Holidays)&lt;=[.HK$10]))" calcext:base-cell-address="'Gantt Chart'.HK60"/>
            <calcext:condition calcext:apply-style-name="Milestone" calcext:value="formula-is(AND([.$D60]&gt;0;[.$J60]=&quot;&quot;;[.$D60]=[.HK$10]))" calcext:base-cell-address="'Gantt Chart'.HK60"/>
          </calcext:conditional-format>
          <calcext:conditional-format calcext:target-range-address="'Gantt Chart'.II60:'Gantt Chart'.IJ61">
            <calcext:condition calcext:apply-style-name="Today" calcext:value="formula-is([.II$10]=TODAY())" calcext:base-cell-address="'Gantt Chart'.II60"/>
            <calcext:condition calcext:apply-style-name="Weekend" calcext:value="formula-is(OR(WEEKDAY([.II$10])=1;WEEKDAY([.II$10])=7))" calcext:base-cell-address="'Gantt Chart'.II60"/>
            <calcext:condition calcext:apply-style-name="Holiday" calcext:value="formula-is(ISNUMBER(MATCH([.II$10];Holidays;0)))" calcext:base-cell-address="'Gantt Chart'.II60"/>
          </calcext:conditional-format>
          <calcext:conditional-format calcext:target-range-address="'Gantt Chart'.II60:'Gantt Chart'.IJ61">
            <calcext:condition calcext:apply-style-name="Task_Completed" calcext:value="formula-is(AND([.$H60]&gt;0;[.II$10]&gt;=[.$D60];[.II$10]&lt;=[.$J60];WORKDAY([.$D60];[.$H60]*[.$K60];Holidays)&gt;[.II$10]))" calcext:base-cell-address="'Gantt Chart'.II60"/>
            <calcext:condition calcext:apply-style-name="Task_Scheduled" calcext:value="formula-is(AND([.$H60]&gt;0;[.II$10]&gt;=[.$D60];[.II$10]&lt;=[.$J60];WORKDAY([.$D60];[.$H60]*[.$K60];Holidays)&lt;=[.II$10]))" calcext:base-cell-address="'Gantt Chart'.II60"/>
            <calcext:condition calcext:apply-style-name="Milestone" calcext:value="formula-is(AND([.$D60]&gt;0;[.$J60]=&quot;&quot;;[.$D60]=[.II$10]))" calcext:base-cell-address="'Gantt Chart'.II60"/>
          </calcext:conditional-format>
          <calcext:conditional-format calcext:target-range-address="'Gantt Chart'.IK60:'Gantt Chart'.IP61">
            <calcext:condition calcext:apply-style-name="Today" calcext:value="formula-is([.IK$10]=TODAY())" calcext:base-cell-address="'Gantt Chart'.IK60"/>
            <calcext:condition calcext:apply-style-name="Weekend" calcext:value="formula-is(OR(WEEKDAY([.IK$10])=1;WEEKDAY([.IK$10])=7))" calcext:base-cell-address="'Gantt Chart'.IK60"/>
            <calcext:condition calcext:apply-style-name="Holiday" calcext:value="formula-is(ISNUMBER(MATCH([.IK$10];Holidays;0)))" calcext:base-cell-address="'Gantt Chart'.IK60"/>
          </calcext:conditional-format>
          <calcext:conditional-format calcext:target-range-address="'Gantt Chart'.IK60:'Gantt Chart'.IP61">
            <calcext:condition calcext:apply-style-name="Task_Completed" calcext:value="formula-is(AND([.$H60]&gt;0;[.IK$10]&gt;=[.$D60];[.IK$10]&lt;=[.$J60];WORKDAY([.$D60];[.$H60]*[.$K60];Holidays)&gt;[.IK$10]))" calcext:base-cell-address="'Gantt Chart'.IK60"/>
            <calcext:condition calcext:apply-style-name="Task_Scheduled" calcext:value="formula-is(AND([.$H60]&gt;0;[.IK$10]&gt;=[.$D60];[.IK$10]&lt;=[.$J60];WORKDAY([.$D60];[.$H60]*[.$K60];Holidays)&lt;=[.IK$10]))" calcext:base-cell-address="'Gantt Chart'.IK60"/>
            <calcext:condition calcext:apply-style-name="Milestone" calcext:value="formula-is(AND([.$D60]&gt;0;[.$J60]=&quot;&quot;;[.$D60]=[.IK$10]))" calcext:base-cell-address="'Gantt Chart'.IK60"/>
          </calcext:conditional-format>
          <calcext:conditional-format calcext:target-range-address="'Gantt Chart'.IQ61:'Gantt Chart'.JP61 'Gantt Chart'.IQ60:'Gantt Chart'.IR60 'Gantt Chart'.IT60:'Gantt Chart'.JP60">
            <calcext:condition calcext:apply-style-name="Today" calcext:value="formula-is([.IQ$10]=TODAY())" calcext:base-cell-address="'Gantt Chart'.IQ60"/>
            <calcext:condition calcext:apply-style-name="Weekend" calcext:value="formula-is(OR(WEEKDAY([.IQ$10])=1;WEEKDAY([.IQ$10])=7))" calcext:base-cell-address="'Gantt Chart'.IQ60"/>
            <calcext:condition calcext:apply-style-name="Holiday" calcext:value="formula-is(ISNUMBER(MATCH([.IQ$10];Holidays;0)))" calcext:base-cell-address="'Gantt Chart'.IQ60"/>
          </calcext:conditional-format>
          <calcext:conditional-format calcext:target-range-address="'Gantt Chart'.IQ61:'Gantt Chart'.JP61 'Gantt Chart'.IQ60:'Gantt Chart'.IR60 'Gantt Chart'.IT60:'Gantt Chart'.JP60">
            <calcext:condition calcext:apply-style-name="Task_Completed" calcext:value="formula-is(AND([.$H60]&gt;0;[.IQ$10]&gt;=[.$D60];[.IQ$10]&lt;=[.$J60];WORKDAY([.$D60];[.$H60]*[.$K60];Holidays)&gt;[.IQ$10]))" calcext:base-cell-address="'Gantt Chart'.IQ60"/>
            <calcext:condition calcext:apply-style-name="Task_Scheduled" calcext:value="formula-is(AND([.$H60]&gt;0;[.IQ$10]&gt;=[.$D60];[.IQ$10]&lt;=[.$J60];WORKDAY([.$D60];[.$H60]*[.$K60];Holidays)&lt;=[.IQ$10]))" calcext:base-cell-address="'Gantt Chart'.IQ60"/>
            <calcext:condition calcext:apply-style-name="Milestone" calcext:value="formula-is(AND([.$D60]&gt;0;[.$J60]=&quot;&quot;;[.$D60]=[.IQ$10]))" calcext:base-cell-address="'Gantt Chart'.IQ60"/>
          </calcext:conditional-format>
          <calcext:conditional-format calcext:target-range-address="'Gantt Chart'.IS60:'Gantt Chart'.IS60">
            <calcext:condition calcext:apply-style-name="Today" calcext:value="formula-is([.IS$10]=TODAY())" calcext:base-cell-address="'Gantt Chart'.IS60"/>
            <calcext:condition calcext:apply-style-name="Weekend" calcext:value="formula-is(OR(WEEKDAY([.IS$10])=1;WEEKDAY([.IS$10])=7))" calcext:base-cell-address="'Gantt Chart'.IS60"/>
            <calcext:condition calcext:apply-style-name="Holiday" calcext:value="formula-is(ISNUMBER(MATCH([.IS$10];Holidays;0)))" calcext:base-cell-address="'Gantt Chart'.IS60"/>
          </calcext:conditional-format>
          <calcext:conditional-format calcext:target-range-address="'Gantt Chart'.IS60:'Gantt Chart'.IS60">
            <calcext:condition calcext:apply-style-name="Task_Completed" calcext:value="formula-is(AND([.$H60]&gt;0;[.IS$10]&gt;=[.$D60];[.IS$10]&lt;=[.$J60];WORKDAY([.$D60];[.$H60]*[.$K60];Holidays)&gt;[.IS$10]))" calcext:base-cell-address="'Gantt Chart'.IS60"/>
            <calcext:condition calcext:apply-style-name="Task_Scheduled" calcext:value="formula-is(AND([.$H60]&gt;0;[.IS$10]&gt;=[.$D60];[.IS$10]&lt;=[.$J60];WORKDAY([.$D60];[.$H60]*[.$K60];Holidays)&lt;=[.IS$10]))" calcext:base-cell-address="'Gantt Chart'.IS60"/>
            <calcext:condition calcext:apply-style-name="Milestone" calcext:value="formula-is(AND([.$D60]&gt;0;[.$J60]=&quot;&quot;;[.$D60]=[.IS$10]))" calcext:base-cell-address="'Gantt Chart'.IS60"/>
          </calcext:conditional-format>
          <calcext:conditional-format calcext:target-range-address="'Gantt Chart'.JQ60:'Gantt Chart'.JR61">
            <calcext:condition calcext:apply-style-name="Today" calcext:value="formula-is([.JQ$10]=TODAY())" calcext:base-cell-address="'Gantt Chart'.JQ60"/>
            <calcext:condition calcext:apply-style-name="Weekend" calcext:value="formula-is(OR(WEEKDAY([.JQ$10])=1;WEEKDAY([.JQ$10])=7))" calcext:base-cell-address="'Gantt Chart'.JQ60"/>
            <calcext:condition calcext:apply-style-name="Holiday" calcext:value="formula-is(ISNUMBER(MATCH([.JQ$10];Holidays;0)))" calcext:base-cell-address="'Gantt Chart'.JQ60"/>
          </calcext:conditional-format>
          <calcext:conditional-format calcext:target-range-address="'Gantt Chart'.JQ60:'Gantt Chart'.JR61">
            <calcext:condition calcext:apply-style-name="Task_Completed" calcext:value="formula-is(AND([.$H60]&gt;0;[.JQ$10]&gt;=[.$D60];[.JQ$10]&lt;=[.$J60];WORKDAY([.$D60];[.$H60]*[.$K60];Holidays)&gt;[.JQ$10]))" calcext:base-cell-address="'Gantt Chart'.JQ60"/>
            <calcext:condition calcext:apply-style-name="Task_Scheduled" calcext:value="formula-is(AND([.$H60]&gt;0;[.JQ$10]&gt;=[.$D60];[.JQ$10]&lt;=[.$J60];WORKDAY([.$D60];[.$H60]*[.$K60];Holidays)&lt;=[.JQ$10]))" calcext:base-cell-address="'Gantt Chart'.JQ60"/>
            <calcext:condition calcext:apply-style-name="Milestone" calcext:value="formula-is(AND([.$D60]&gt;0;[.$J60]=&quot;&quot;;[.$D60]=[.JQ$10]))" calcext:base-cell-address="'Gantt Chart'.JQ60"/>
          </calcext:conditional-format>
          <calcext:conditional-format calcext:target-range-address="'Gantt Chart'.JS60:'Gantt Chart'.JU61">
            <calcext:condition calcext:apply-style-name="Today" calcext:value="formula-is([.JS$10]=TODAY())" calcext:base-cell-address="'Gantt Chart'.JS60"/>
            <calcext:condition calcext:apply-style-name="Weekend" calcext:value="formula-is(OR(WEEKDAY([.JS$10])=1;WEEKDAY([.JS$10])=7))" calcext:base-cell-address="'Gantt Chart'.JS60"/>
            <calcext:condition calcext:apply-style-name="Holiday" calcext:value="formula-is(ISNUMBER(MATCH([.JS$10];Holidays;0)))" calcext:base-cell-address="'Gantt Chart'.JS60"/>
          </calcext:conditional-format>
          <calcext:conditional-format calcext:target-range-address="'Gantt Chart'.JS60:'Gantt Chart'.JU61">
            <calcext:condition calcext:apply-style-name="Task_Completed" calcext:value="formula-is(AND([.$H60]&gt;0;[.JS$10]&gt;=[.$D60];[.JS$10]&lt;=[.$J60];WORKDAY([.$D60];[.$H60]*[.$K60];Holidays)&gt;[.JS$10]))" calcext:base-cell-address="'Gantt Chart'.JS60"/>
            <calcext:condition calcext:apply-style-name="Task_Scheduled" calcext:value="formula-is(AND([.$H60]&gt;0;[.JS$10]&gt;=[.$D60];[.JS$10]&lt;=[.$J60];WORKDAY([.$D60];[.$H60]*[.$K60];Holidays)&lt;=[.JS$10]))" calcext:base-cell-address="'Gantt Chart'.JS60"/>
            <calcext:condition calcext:apply-style-name="Milestone" calcext:value="formula-is(AND([.$D60]&gt;0;[.$J60]=&quot;&quot;;[.$D60]=[.JS$10]))" calcext:base-cell-address="'Gantt Chart'.JS60"/>
          </calcext:conditional-format>
          <calcext:conditional-format calcext:target-range-address="'Gantt Chart'.HC62:'Gantt Chart'.HH63">
            <calcext:condition calcext:apply-style-name="Today" calcext:value="formula-is([.HC$10]=TODAY())" calcext:base-cell-address="'Gantt Chart'.HC62"/>
            <calcext:condition calcext:apply-style-name="Weekend" calcext:value="formula-is(OR(WEEKDAY([.HC$10])=1;WEEKDAY([.HC$10])=7))" calcext:base-cell-address="'Gantt Chart'.HC62"/>
            <calcext:condition calcext:apply-style-name="Holiday" calcext:value="formula-is(ISNUMBER(MATCH([.HC$10];Holidays;0)))" calcext:base-cell-address="'Gantt Chart'.HC62"/>
          </calcext:conditional-format>
          <calcext:conditional-format calcext:target-range-address="'Gantt Chart'.HC62:'Gantt Chart'.HH63">
            <calcext:condition calcext:apply-style-name="Task_Completed" calcext:value="formula-is(AND([.$H62]&gt;0;[.HC$10]&gt;=[.$D62];[.HC$10]&lt;=[.$J62];WORKDAY([.$D62];[.$H62]*[.$K62];Holidays)&gt;[.HC$10]))" calcext:base-cell-address="'Gantt Chart'.HC62"/>
            <calcext:condition calcext:apply-style-name="Task_Scheduled" calcext:value="formula-is(AND([.$H62]&gt;0;[.HC$10]&gt;=[.$D62];[.HC$10]&lt;=[.$J62];WORKDAY([.$D62];[.$H62]*[.$K62];Holidays)&lt;=[.HC$10]))" calcext:base-cell-address="'Gantt Chart'.HC62"/>
            <calcext:condition calcext:apply-style-name="Milestone" calcext:value="formula-is(AND([.$D62]&gt;0;[.$J62]=&quot;&quot;;[.$D62]=[.HC$10]))" calcext:base-cell-address="'Gantt Chart'.HC62"/>
          </calcext:conditional-format>
          <calcext:conditional-format calcext:target-range-address="'Gantt Chart'.HI63:'Gantt Chart'.IH63 'Gantt Chart'.HI62:'Gantt Chart'.HJ62 'Gantt Chart'.HL62:'Gantt Chart'.IH62">
            <calcext:condition calcext:apply-style-name="Today" calcext:value="formula-is([.HI$10]=TODAY())" calcext:base-cell-address="'Gantt Chart'.HI62"/>
            <calcext:condition calcext:apply-style-name="Weekend" calcext:value="formula-is(OR(WEEKDAY([.HI$10])=1;WEEKDAY([.HI$10])=7))" calcext:base-cell-address="'Gantt Chart'.HI62"/>
            <calcext:condition calcext:apply-style-name="Holiday" calcext:value="formula-is(ISNUMBER(MATCH([.HI$10];Holidays;0)))" calcext:base-cell-address="'Gantt Chart'.HI62"/>
          </calcext:conditional-format>
          <calcext:conditional-format calcext:target-range-address="'Gantt Chart'.HI63:'Gantt Chart'.IH63 'Gantt Chart'.HI62:'Gantt Chart'.HJ62 'Gantt Chart'.HL62:'Gantt Chart'.IH62">
            <calcext:condition calcext:apply-style-name="Task_Completed" calcext:value="formula-is(AND([.$H62]&gt;0;[.HI$10]&gt;=[.$D62];[.HI$10]&lt;=[.$J62];WORKDAY([.$D62];[.$H62]*[.$K62];Holidays)&gt;[.HI$10]))" calcext:base-cell-address="'Gantt Chart'.HI62"/>
            <calcext:condition calcext:apply-style-name="Task_Scheduled" calcext:value="formula-is(AND([.$H62]&gt;0;[.HI$10]&gt;=[.$D62];[.HI$10]&lt;=[.$J62];WORKDAY([.$D62];[.$H62]*[.$K62];Holidays)&lt;=[.HI$10]))" calcext:base-cell-address="'Gantt Chart'.HI62"/>
            <calcext:condition calcext:apply-style-name="Milestone" calcext:value="formula-is(AND([.$D62]&gt;0;[.$J62]=&quot;&quot;;[.$D62]=[.HI$10]))" calcext:base-cell-address="'Gantt Chart'.HI62"/>
          </calcext:conditional-format>
          <calcext:conditional-format calcext:target-range-address="'Gantt Chart'.HK62:'Gantt Chart'.HK62">
            <calcext:condition calcext:apply-style-name="Today" calcext:value="formula-is([.HK$10]=TODAY())" calcext:base-cell-address="'Gantt Chart'.HK62"/>
            <calcext:condition calcext:apply-style-name="Weekend" calcext:value="formula-is(OR(WEEKDAY([.HK$10])=1;WEEKDAY([.HK$10])=7))" calcext:base-cell-address="'Gantt Chart'.HK62"/>
            <calcext:condition calcext:apply-style-name="Holiday" calcext:value="formula-is(ISNUMBER(MATCH([.HK$10];Holidays;0)))" calcext:base-cell-address="'Gantt Chart'.HK62"/>
          </calcext:conditional-format>
          <calcext:conditional-format calcext:target-range-address="'Gantt Chart'.HK62:'Gantt Chart'.HK62">
            <calcext:condition calcext:apply-style-name="Task_Completed" calcext:value="formula-is(AND([.$H62]&gt;0;[.HK$10]&gt;=[.$D62];[.HK$10]&lt;=[.$J62];WORKDAY([.$D62];[.$H62]*[.$K62];Holidays)&gt;[.HK$10]))" calcext:base-cell-address="'Gantt Chart'.HK62"/>
            <calcext:condition calcext:apply-style-name="Task_Scheduled" calcext:value="formula-is(AND([.$H62]&gt;0;[.HK$10]&gt;=[.$D62];[.HK$10]&lt;=[.$J62];WORKDAY([.$D62];[.$H62]*[.$K62];Holidays)&lt;=[.HK$10]))" calcext:base-cell-address="'Gantt Chart'.HK62"/>
            <calcext:condition calcext:apply-style-name="Milestone" calcext:value="formula-is(AND([.$D62]&gt;0;[.$J62]=&quot;&quot;;[.$D62]=[.HK$10]))" calcext:base-cell-address="'Gantt Chart'.HK62"/>
          </calcext:conditional-format>
          <calcext:conditional-format calcext:target-range-address="'Gantt Chart'.II62:'Gantt Chart'.IJ63">
            <calcext:condition calcext:apply-style-name="Today" calcext:value="formula-is([.II$10]=TODAY())" calcext:base-cell-address="'Gantt Chart'.II62"/>
            <calcext:condition calcext:apply-style-name="Weekend" calcext:value="formula-is(OR(WEEKDAY([.II$10])=1;WEEKDAY([.II$10])=7))" calcext:base-cell-address="'Gantt Chart'.II62"/>
            <calcext:condition calcext:apply-style-name="Holiday" calcext:value="formula-is(ISNUMBER(MATCH([.II$10];Holidays;0)))" calcext:base-cell-address="'Gantt Chart'.II62"/>
          </calcext:conditional-format>
          <calcext:conditional-format calcext:target-range-address="'Gantt Chart'.II62:'Gantt Chart'.IJ63">
            <calcext:condition calcext:apply-style-name="Task_Completed" calcext:value="formula-is(AND([.$H62]&gt;0;[.II$10]&gt;=[.$D62];[.II$10]&lt;=[.$J62];WORKDAY([.$D62];[.$H62]*[.$K62];Holidays)&gt;[.II$10]))" calcext:base-cell-address="'Gantt Chart'.II62"/>
            <calcext:condition calcext:apply-style-name="Task_Scheduled" calcext:value="formula-is(AND([.$H62]&gt;0;[.II$10]&gt;=[.$D62];[.II$10]&lt;=[.$J62];WORKDAY([.$D62];[.$H62]*[.$K62];Holidays)&lt;=[.II$10]))" calcext:base-cell-address="'Gantt Chart'.II62"/>
            <calcext:condition calcext:apply-style-name="Milestone" calcext:value="formula-is(AND([.$D62]&gt;0;[.$J62]=&quot;&quot;;[.$D62]=[.II$10]))" calcext:base-cell-address="'Gantt Chart'.II62"/>
          </calcext:conditional-format>
          <calcext:conditional-format calcext:target-range-address="'Gantt Chart'.IK62:'Gantt Chart'.IP63">
            <calcext:condition calcext:apply-style-name="Today" calcext:value="formula-is([.IK$10]=TODAY())" calcext:base-cell-address="'Gantt Chart'.IK62"/>
            <calcext:condition calcext:apply-style-name="Weekend" calcext:value="formula-is(OR(WEEKDAY([.IK$10])=1;WEEKDAY([.IK$10])=7))" calcext:base-cell-address="'Gantt Chart'.IK62"/>
            <calcext:condition calcext:apply-style-name="Holiday" calcext:value="formula-is(ISNUMBER(MATCH([.IK$10];Holidays;0)))" calcext:base-cell-address="'Gantt Chart'.IK62"/>
          </calcext:conditional-format>
          <calcext:conditional-format calcext:target-range-address="'Gantt Chart'.IK62:'Gantt Chart'.IP63">
            <calcext:condition calcext:apply-style-name="Task_Completed" calcext:value="formula-is(AND([.$H62]&gt;0;[.IK$10]&gt;=[.$D62];[.IK$10]&lt;=[.$J62];WORKDAY([.$D62];[.$H62]*[.$K62];Holidays)&gt;[.IK$10]))" calcext:base-cell-address="'Gantt Chart'.IK62"/>
            <calcext:condition calcext:apply-style-name="Task_Scheduled" calcext:value="formula-is(AND([.$H62]&gt;0;[.IK$10]&gt;=[.$D62];[.IK$10]&lt;=[.$J62];WORKDAY([.$D62];[.$H62]*[.$K62];Holidays)&lt;=[.IK$10]))" calcext:base-cell-address="'Gantt Chart'.IK62"/>
            <calcext:condition calcext:apply-style-name="Milestone" calcext:value="formula-is(AND([.$D62]&gt;0;[.$J62]=&quot;&quot;;[.$D62]=[.IK$10]))" calcext:base-cell-address="'Gantt Chart'.IK62"/>
          </calcext:conditional-format>
          <calcext:conditional-format calcext:target-range-address="'Gantt Chart'.IQ63:'Gantt Chart'.JP63 'Gantt Chart'.IQ62:'Gantt Chart'.IR62 'Gantt Chart'.IT62:'Gantt Chart'.JP62">
            <calcext:condition calcext:apply-style-name="Today" calcext:value="formula-is([.IQ$10]=TODAY())" calcext:base-cell-address="'Gantt Chart'.IQ62"/>
            <calcext:condition calcext:apply-style-name="Weekend" calcext:value="formula-is(OR(WEEKDAY([.IQ$10])=1;WEEKDAY([.IQ$10])=7))" calcext:base-cell-address="'Gantt Chart'.IQ62"/>
            <calcext:condition calcext:apply-style-name="Holiday" calcext:value="formula-is(ISNUMBER(MATCH([.IQ$10];Holidays;0)))" calcext:base-cell-address="'Gantt Chart'.IQ62"/>
          </calcext:conditional-format>
          <calcext:conditional-format calcext:target-range-address="'Gantt Chart'.IQ63:'Gantt Chart'.JP63 'Gantt Chart'.IQ62:'Gantt Chart'.IR62 'Gantt Chart'.IT62:'Gantt Chart'.JP62">
            <calcext:condition calcext:apply-style-name="Task_Completed" calcext:value="formula-is(AND([.$H62]&gt;0;[.IQ$10]&gt;=[.$D62];[.IQ$10]&lt;=[.$J62];WORKDAY([.$D62];[.$H62]*[.$K62];Holidays)&gt;[.IQ$10]))" calcext:base-cell-address="'Gantt Chart'.IQ62"/>
            <calcext:condition calcext:apply-style-name="Task_Scheduled" calcext:value="formula-is(AND([.$H62]&gt;0;[.IQ$10]&gt;=[.$D62];[.IQ$10]&lt;=[.$J62];WORKDAY([.$D62];[.$H62]*[.$K62];Holidays)&lt;=[.IQ$10]))" calcext:base-cell-address="'Gantt Chart'.IQ62"/>
            <calcext:condition calcext:apply-style-name="Milestone" calcext:value="formula-is(AND([.$D62]&gt;0;[.$J62]=&quot;&quot;;[.$D62]=[.IQ$10]))" calcext:base-cell-address="'Gantt Chart'.IQ62"/>
          </calcext:conditional-format>
          <calcext:conditional-format calcext:target-range-address="'Gantt Chart'.IS62:'Gantt Chart'.IS62">
            <calcext:condition calcext:apply-style-name="Today" calcext:value="formula-is([.IS$10]=TODAY())" calcext:base-cell-address="'Gantt Chart'.IS62"/>
            <calcext:condition calcext:apply-style-name="Weekend" calcext:value="formula-is(OR(WEEKDAY([.IS$10])=1;WEEKDAY([.IS$10])=7))" calcext:base-cell-address="'Gantt Chart'.IS62"/>
            <calcext:condition calcext:apply-style-name="Holiday" calcext:value="formula-is(ISNUMBER(MATCH([.IS$10];Holidays;0)))" calcext:base-cell-address="'Gantt Chart'.IS62"/>
          </calcext:conditional-format>
          <calcext:conditional-format calcext:target-range-address="'Gantt Chart'.IS62:'Gantt Chart'.IS62">
            <calcext:condition calcext:apply-style-name="Task_Completed" calcext:value="formula-is(AND([.$H62]&gt;0;[.IS$10]&gt;=[.$D62];[.IS$10]&lt;=[.$J62];WORKDAY([.$D62];[.$H62]*[.$K62];Holidays)&gt;[.IS$10]))" calcext:base-cell-address="'Gantt Chart'.IS62"/>
            <calcext:condition calcext:apply-style-name="Task_Scheduled" calcext:value="formula-is(AND([.$H62]&gt;0;[.IS$10]&gt;=[.$D62];[.IS$10]&lt;=[.$J62];WORKDAY([.$D62];[.$H62]*[.$K62];Holidays)&lt;=[.IS$10]))" calcext:base-cell-address="'Gantt Chart'.IS62"/>
            <calcext:condition calcext:apply-style-name="Milestone" calcext:value="formula-is(AND([.$D62]&gt;0;[.$J62]=&quot;&quot;;[.$D62]=[.IS$10]))" calcext:base-cell-address="'Gantt Chart'.IS62"/>
          </calcext:conditional-format>
          <calcext:conditional-format calcext:target-range-address="'Gantt Chart'.JQ62:'Gantt Chart'.JR63">
            <calcext:condition calcext:apply-style-name="Today" calcext:value="formula-is([.JQ$10]=TODAY())" calcext:base-cell-address="'Gantt Chart'.JQ62"/>
            <calcext:condition calcext:apply-style-name="Weekend" calcext:value="formula-is(OR(WEEKDAY([.JQ$10])=1;WEEKDAY([.JQ$10])=7))" calcext:base-cell-address="'Gantt Chart'.JQ62"/>
            <calcext:condition calcext:apply-style-name="Holiday" calcext:value="formula-is(ISNUMBER(MATCH([.JQ$10];Holidays;0)))" calcext:base-cell-address="'Gantt Chart'.JQ62"/>
          </calcext:conditional-format>
          <calcext:conditional-format calcext:target-range-address="'Gantt Chart'.JQ62:'Gantt Chart'.JR63">
            <calcext:condition calcext:apply-style-name="Task_Completed" calcext:value="formula-is(AND([.$H62]&gt;0;[.JQ$10]&gt;=[.$D62];[.JQ$10]&lt;=[.$J62];WORKDAY([.$D62];[.$H62]*[.$K62];Holidays)&gt;[.JQ$10]))" calcext:base-cell-address="'Gantt Chart'.JQ62"/>
            <calcext:condition calcext:apply-style-name="Task_Scheduled" calcext:value="formula-is(AND([.$H62]&gt;0;[.JQ$10]&gt;=[.$D62];[.JQ$10]&lt;=[.$J62];WORKDAY([.$D62];[.$H62]*[.$K62];Holidays)&lt;=[.JQ$10]))" calcext:base-cell-address="'Gantt Chart'.JQ62"/>
            <calcext:condition calcext:apply-style-name="Milestone" calcext:value="formula-is(AND([.$D62]&gt;0;[.$J62]=&quot;&quot;;[.$D62]=[.JQ$10]))" calcext:base-cell-address="'Gantt Chart'.JQ62"/>
          </calcext:conditional-format>
          <calcext:conditional-format calcext:target-range-address="'Gantt Chart'.JS62:'Gantt Chart'.JU63">
            <calcext:condition calcext:apply-style-name="Today" calcext:value="formula-is([.JS$10]=TODAY())" calcext:base-cell-address="'Gantt Chart'.JS62"/>
            <calcext:condition calcext:apply-style-name="Weekend" calcext:value="formula-is(OR(WEEKDAY([.JS$10])=1;WEEKDAY([.JS$10])=7))" calcext:base-cell-address="'Gantt Chart'.JS62"/>
            <calcext:condition calcext:apply-style-name="Holiday" calcext:value="formula-is(ISNUMBER(MATCH([.JS$10];Holidays;0)))" calcext:base-cell-address="'Gantt Chart'.JS62"/>
          </calcext:conditional-format>
          <calcext:conditional-format calcext:target-range-address="'Gantt Chart'.JS62:'Gantt Chart'.JU63">
            <calcext:condition calcext:apply-style-name="Task_Completed" calcext:value="formula-is(AND([.$H62]&gt;0;[.JS$10]&gt;=[.$D62];[.JS$10]&lt;=[.$J62];WORKDAY([.$D62];[.$H62]*[.$K62];Holidays)&gt;[.JS$10]))" calcext:base-cell-address="'Gantt Chart'.JS62"/>
            <calcext:condition calcext:apply-style-name="Task_Scheduled" calcext:value="formula-is(AND([.$H62]&gt;0;[.JS$10]&gt;=[.$D62];[.JS$10]&lt;=[.$J62];WORKDAY([.$D62];[.$H62]*[.$K62];Holidays)&lt;=[.JS$10]))" calcext:base-cell-address="'Gantt Chart'.JS62"/>
            <calcext:condition calcext:apply-style-name="Milestone" calcext:value="formula-is(AND([.$D62]&gt;0;[.$J62]=&quot;&quot;;[.$D62]=[.JS$10]))" calcext:base-cell-address="'Gantt Chart'.JS62"/>
          </calcext:conditional-format>
          <calcext:conditional-format calcext:target-range-address="'Gantt Chart'.HC48:'Gantt Chart'.IC48">
            <calcext:condition calcext:apply-style-name="Today" calcext:value="formula-is([.HC$10]=TODAY())" calcext:base-cell-address="'Gantt Chart'.HC48"/>
            <calcext:condition calcext:apply-style-name="Weekend" calcext:value="formula-is(OR(WEEKDAY([.HC$10])=1;WEEKDAY([.HC$10])=7))" calcext:base-cell-address="'Gantt Chart'.HC48"/>
            <calcext:condition calcext:apply-style-name="Holiday" calcext:value="formula-is(ISNUMBER(MATCH([.HC$10];Holidays;0)))" calcext:base-cell-address="'Gantt Chart'.HC48"/>
          </calcext:conditional-format>
          <calcext:conditional-format calcext:target-range-address="'Gantt Chart'.HC48:'Gantt Chart'.IC48">
            <calcext:condition calcext:apply-style-name="Task_Completed" calcext:value="formula-is(AND([.$H48]&gt;0;[.HC$10]&gt;=[.$D48];[.HC$10]&lt;=[.$J48];WORKDAY([.$D48];[.$H48]*[.$K48];Holidays)&gt;[.HC$10]))" calcext:base-cell-address="'Gantt Chart'.HC48"/>
            <calcext:condition calcext:apply-style-name="Task_Scheduled" calcext:value="formula-is(AND([.$H48]&gt;0;[.HC$10]&gt;=[.$D48];[.HC$10]&lt;=[.$J48];WORKDAY([.$D48];[.$H48]*[.$K48];Holidays)&lt;=[.HC$10]))" calcext:base-cell-address="'Gantt Chart'.HC48"/>
            <calcext:condition calcext:apply-style-name="Milestone" calcext:value="formula-is(AND([.$D48]&gt;0;[.$J48]=&quot;&quot;;[.$D48]=[.HC$10]))" calcext:base-cell-address="'Gantt Chart'.HC48"/>
          </calcext:conditional-format>
          <calcext:conditional-format calcext:target-range-address="'Gantt Chart'.ID48:'Gantt Chart'.IR48">
            <calcext:condition calcext:apply-style-name="Today" calcext:value="formula-is([.ID$10]=TODAY())" calcext:base-cell-address="'Gantt Chart'.ID48"/>
            <calcext:condition calcext:apply-style-name="Weekend" calcext:value="formula-is(OR(WEEKDAY([.ID$10])=1;WEEKDAY([.ID$10])=7))" calcext:base-cell-address="'Gantt Chart'.ID48"/>
            <calcext:condition calcext:apply-style-name="Holiday" calcext:value="formula-is(ISNUMBER(MATCH([.ID$10];Holidays;0)))" calcext:base-cell-address="'Gantt Chart'.ID48"/>
          </calcext:conditional-format>
          <calcext:conditional-format calcext:target-range-address="'Gantt Chart'.ID48:'Gantt Chart'.IR48">
            <calcext:condition calcext:apply-style-name="Task_Completed" calcext:value="formula-is(AND([.$H48]&gt;0;[.ID$10]&gt;=[.$D48];[.ID$10]&lt;=[.$J48];WORKDAY([.$D48];[.$H48]*[.$K48];Holidays)&gt;[.ID$10]))" calcext:base-cell-address="'Gantt Chart'.ID48"/>
            <calcext:condition calcext:apply-style-name="Task_Scheduled" calcext:value="formula-is(AND([.$H48]&gt;0;[.ID$10]&gt;=[.$D48];[.ID$10]&lt;=[.$J48];WORKDAY([.$D48];[.$H48]*[.$K48];Holidays)&lt;=[.ID$10]))" calcext:base-cell-address="'Gantt Chart'.ID48"/>
            <calcext:condition calcext:apply-style-name="Milestone" calcext:value="formula-is(AND([.$D48]&gt;0;[.$J48]=&quot;&quot;;[.$D48]=[.ID$10]))" calcext:base-cell-address="'Gantt Chart'.ID48"/>
          </calcext:conditional-format>
          <calcext:conditional-format calcext:target-range-address="'Gantt Chart'.IS48:'Gantt Chart'.IX48">
            <calcext:condition calcext:apply-style-name="Today" calcext:value="formula-is([.IS$10]=TODAY())" calcext:base-cell-address="'Gantt Chart'.IS48"/>
            <calcext:condition calcext:apply-style-name="Weekend" calcext:value="formula-is(OR(WEEKDAY([.IS$10])=1;WEEKDAY([.IS$10])=7))" calcext:base-cell-address="'Gantt Chart'.IS48"/>
            <calcext:condition calcext:apply-style-name="Holiday" calcext:value="formula-is(ISNUMBER(MATCH([.IS$10];Holidays;0)))" calcext:base-cell-address="'Gantt Chart'.IS48"/>
          </calcext:conditional-format>
          <calcext:conditional-format calcext:target-range-address="'Gantt Chart'.IS48:'Gantt Chart'.IX48">
            <calcext:condition calcext:apply-style-name="Task_Completed" calcext:value="formula-is(AND([.$H48]&gt;0;[.IS$10]&gt;=[.$D48];[.IS$10]&lt;=[.$J48];WORKDAY([.$D48];[.$H48]*[.$K48];Holidays)&gt;[.IS$10]))" calcext:base-cell-address="'Gantt Chart'.IS48"/>
            <calcext:condition calcext:apply-style-name="Task_Scheduled" calcext:value="formula-is(AND([.$H48]&gt;0;[.IS$10]&gt;=[.$D48];[.IS$10]&lt;=[.$J48];WORKDAY([.$D48];[.$H48]*[.$K48];Holidays)&lt;=[.IS$10]))" calcext:base-cell-address="'Gantt Chart'.IS48"/>
            <calcext:condition calcext:apply-style-name="Milestone" calcext:value="formula-is(AND([.$D48]&gt;0;[.$J48]=&quot;&quot;;[.$D48]=[.IS$10]))" calcext:base-cell-address="'Gantt Chart'.IS48"/>
          </calcext:conditional-format>
          <calcext:conditional-format calcext:target-range-address="'Gantt Chart'.IY48:'Gantt Chart'.IZ48 'Gantt Chart'.JB48:'Gantt Chart'.JU48">
            <calcext:condition calcext:apply-style-name="Today" calcext:value="formula-is([.IY$10]=TODAY())" calcext:base-cell-address="'Gantt Chart'.IY48"/>
            <calcext:condition calcext:apply-style-name="Weekend" calcext:value="formula-is(OR(WEEKDAY([.IY$10])=1;WEEKDAY([.IY$10])=7))" calcext:base-cell-address="'Gantt Chart'.IY48"/>
            <calcext:condition calcext:apply-style-name="Holiday" calcext:value="formula-is(ISNUMBER(MATCH([.IY$10];Holidays;0)))" calcext:base-cell-address="'Gantt Chart'.IY48"/>
          </calcext:conditional-format>
          <calcext:conditional-format calcext:target-range-address="'Gantt Chart'.IY48:'Gantt Chart'.IZ48 'Gantt Chart'.JB48:'Gantt Chart'.JU48">
            <calcext:condition calcext:apply-style-name="Task_Completed" calcext:value="formula-is(AND([.$H48]&gt;0;[.IY$10]&gt;=[.$D48];[.IY$10]&lt;=[.$J48];WORKDAY([.$D48];[.$H48]*[.$K48];Holidays)&gt;[.IY$10]))" calcext:base-cell-address="'Gantt Chart'.IY48"/>
            <calcext:condition calcext:apply-style-name="Task_Scheduled" calcext:value="formula-is(AND([.$H48]&gt;0;[.IY$10]&gt;=[.$D48];[.IY$10]&lt;=[.$J48];WORKDAY([.$D48];[.$H48]*[.$K48];Holidays)&lt;=[.IY$10]))" calcext:base-cell-address="'Gantt Chart'.IY48"/>
            <calcext:condition calcext:apply-style-name="Milestone" calcext:value="formula-is(AND([.$D48]&gt;0;[.$J48]=&quot;&quot;;[.$D48]=[.IY$10]))" calcext:base-cell-address="'Gantt Chart'.IY48"/>
          </calcext:conditional-format>
          <calcext:conditional-format calcext:target-range-address="'Gantt Chart'.JA48:'Gantt Chart'.JA48">
            <calcext:condition calcext:apply-style-name="Today" calcext:value="formula-is([.JA$10]=TODAY())" calcext:base-cell-address="'Gantt Chart'.JA48"/>
            <calcext:condition calcext:apply-style-name="Weekend" calcext:value="formula-is(OR(WEEKDAY([.JA$10])=1;WEEKDAY([.JA$10])=7))" calcext:base-cell-address="'Gantt Chart'.JA48"/>
            <calcext:condition calcext:apply-style-name="Holiday" calcext:value="formula-is(ISNUMBER(MATCH([.JA$10];Holidays;0)))" calcext:base-cell-address="'Gantt Chart'.JA48"/>
          </calcext:conditional-format>
          <calcext:conditional-format calcext:target-range-address="'Gantt Chart'.JA48:'Gantt Chart'.JA48">
            <calcext:condition calcext:apply-style-name="Task_Completed" calcext:value="formula-is(AND([.$H48]&gt;0;[.JA$10]&gt;=[.$D48];[.JA$10]&lt;=[.$J48];WORKDAY([.$D48];[.$H48]*[.$K48];Holidays)&gt;[.JA$10]))" calcext:base-cell-address="'Gantt Chart'.JA48"/>
            <calcext:condition calcext:apply-style-name="Task_Scheduled" calcext:value="formula-is(AND([.$H48]&gt;0;[.JA$10]&gt;=[.$D48];[.JA$10]&lt;=[.$J48];WORKDAY([.$D48];[.$H48]*[.$K48];Holidays)&lt;=[.JA$10]))" calcext:base-cell-address="'Gantt Chart'.JA48"/>
            <calcext:condition calcext:apply-style-name="Milestone" calcext:value="formula-is(AND([.$D48]&gt;0;[.$J48]=&quot;&quot;;[.$D48]=[.JA$10]))" calcext:base-cell-address="'Gantt Chart'.JA48"/>
          </calcext:conditional-format>
          <calcext:conditional-format calcext:target-range-address="'Gantt Chart'.HA53:'Gantt Chart'.HB54">
            <calcext:condition calcext:apply-style-name="Today" calcext:value="formula-is([.HA$10]=TODAY())" calcext:base-cell-address="'Gantt Chart'.HA53"/>
            <calcext:condition calcext:apply-style-name="Weekend" calcext:value="formula-is(OR(WEEKDAY([.HA$10])=1;WEEKDAY([.HA$10])=7))" calcext:base-cell-address="'Gantt Chart'.HA53"/>
            <calcext:condition calcext:apply-style-name="Holiday" calcext:value="formula-is(ISNUMBER(MATCH([.HA$10];Holidays;0)))" calcext:base-cell-address="'Gantt Chart'.HA53"/>
          </calcext:conditional-format>
          <calcext:conditional-format calcext:target-range-address="'Gantt Chart'.HA53:'Gantt Chart'.HB54">
            <calcext:condition calcext:apply-style-name="Task_Completed" calcext:value="formula-is(AND([.$H53]&gt;0;[.HA$10]&gt;=[.$D53];[.HA$10]&lt;=[.$J53];WORKDAY([.$D53];[.$H53]*[.$K53];Holidays)&gt;[.HA$10]))" calcext:base-cell-address="'Gantt Chart'.HA53"/>
            <calcext:condition calcext:apply-style-name="Task_Scheduled" calcext:value="formula-is(AND([.$H53]&gt;0;[.HA$10]&gt;=[.$D53];[.HA$10]&lt;=[.$J53];WORKDAY([.$D53];[.$H53]*[.$K53];Holidays)&lt;=[.HA$10]))" calcext:base-cell-address="'Gantt Chart'.HA53"/>
            <calcext:condition calcext:apply-style-name="Milestone" calcext:value="formula-is(AND([.$D53]&gt;0;[.$J53]=&quot;&quot;;[.$D53]=[.HA$10]))" calcext:base-cell-address="'Gantt Chart'.HA53"/>
          </calcext:conditional-format>
          <calcext:conditional-format calcext:target-range-address="'Gantt Chart'.HC54:'Gantt Chart'.HH54">
            <calcext:condition calcext:apply-style-name="Today" calcext:value="formula-is([.HC$10]=TODAY())" calcext:base-cell-address="'Gantt Chart'.HC54"/>
            <calcext:condition calcext:apply-style-name="Weekend" calcext:value="formula-is(OR(WEEKDAY([.HC$10])=1;WEEKDAY([.HC$10])=7))" calcext:base-cell-address="'Gantt Chart'.HC54"/>
            <calcext:condition calcext:apply-style-name="Holiday" calcext:value="formula-is(ISNUMBER(MATCH([.HC$10];Holidays;0)))" calcext:base-cell-address="'Gantt Chart'.HC54"/>
          </calcext:conditional-format>
          <calcext:conditional-format calcext:target-range-address="'Gantt Chart'.HC54:'Gantt Chart'.HH54">
            <calcext:condition calcext:apply-style-name="Task_Completed" calcext:value="formula-is(AND([.$H54]&gt;0;[.HC$10]&gt;=[.$D54];[.HC$10]&lt;=[.$J54];WORKDAY([.$D54];[.$H54]*[.$K54];Holidays)&gt;[.HC$10]))" calcext:base-cell-address="'Gantt Chart'.HC54"/>
            <calcext:condition calcext:apply-style-name="Task_Scheduled" calcext:value="formula-is(AND([.$H54]&gt;0;[.HC$10]&gt;=[.$D54];[.HC$10]&lt;=[.$J54];WORKDAY([.$D54];[.$H54]*[.$K54];Holidays)&lt;=[.HC$10]))" calcext:base-cell-address="'Gantt Chart'.HC54"/>
            <calcext:condition calcext:apply-style-name="Milestone" calcext:value="formula-is(AND([.$D54]&gt;0;[.$J54]=&quot;&quot;;[.$D54]=[.HC$10]))" calcext:base-cell-address="'Gantt Chart'.HC54"/>
          </calcext:conditional-format>
          <calcext:conditional-format calcext:target-range-address="'Gantt Chart'.HI54:'Gantt Chart'.HJ54 'Gantt Chart'.HL54:'Gantt Chart'.IH54">
            <calcext:condition calcext:apply-style-name="Today" calcext:value="formula-is([.HI$10]=TODAY())" calcext:base-cell-address="'Gantt Chart'.HI54"/>
            <calcext:condition calcext:apply-style-name="Weekend" calcext:value="formula-is(OR(WEEKDAY([.HI$10])=1;WEEKDAY([.HI$10])=7))" calcext:base-cell-address="'Gantt Chart'.HI54"/>
            <calcext:condition calcext:apply-style-name="Holiday" calcext:value="formula-is(ISNUMBER(MATCH([.HI$10];Holidays;0)))" calcext:base-cell-address="'Gantt Chart'.HI54"/>
          </calcext:conditional-format>
          <calcext:conditional-format calcext:target-range-address="'Gantt Chart'.HI54:'Gantt Chart'.HJ54 'Gantt Chart'.HL54:'Gantt Chart'.IH54">
            <calcext:condition calcext:apply-style-name="Task_Completed" calcext:value="formula-is(AND([.$H54]&gt;0;[.HI$10]&gt;=[.$D54];[.HI$10]&lt;=[.$J54];WORKDAY([.$D54];[.$H54]*[.$K54];Holidays)&gt;[.HI$10]))" calcext:base-cell-address="'Gantt Chart'.HI54"/>
            <calcext:condition calcext:apply-style-name="Task_Scheduled" calcext:value="formula-is(AND([.$H54]&gt;0;[.HI$10]&gt;=[.$D54];[.HI$10]&lt;=[.$J54];WORKDAY([.$D54];[.$H54]*[.$K54];Holidays)&lt;=[.HI$10]))" calcext:base-cell-address="'Gantt Chart'.HI54"/>
            <calcext:condition calcext:apply-style-name="Milestone" calcext:value="formula-is(AND([.$D54]&gt;0;[.$J54]=&quot;&quot;;[.$D54]=[.HI$10]))" calcext:base-cell-address="'Gantt Chart'.HI54"/>
          </calcext:conditional-format>
          <calcext:conditional-format calcext:target-range-address="'Gantt Chart'.HK54:'Gantt Chart'.HK54">
            <calcext:condition calcext:apply-style-name="Today" calcext:value="formula-is([.HK$10]=TODAY())" calcext:base-cell-address="'Gantt Chart'.HK54"/>
            <calcext:condition calcext:apply-style-name="Weekend" calcext:value="formula-is(OR(WEEKDAY([.HK$10])=1;WEEKDAY([.HK$10])=7))" calcext:base-cell-address="'Gantt Chart'.HK54"/>
            <calcext:condition calcext:apply-style-name="Holiday" calcext:value="formula-is(ISNUMBER(MATCH([.HK$10];Holidays;0)))" calcext:base-cell-address="'Gantt Chart'.HK54"/>
          </calcext:conditional-format>
          <calcext:conditional-format calcext:target-range-address="'Gantt Chart'.HK54:'Gantt Chart'.HK54">
            <calcext:condition calcext:apply-style-name="Task_Completed" calcext:value="formula-is(AND([.$H54]&gt;0;[.HK$10]&gt;=[.$D54];[.HK$10]&lt;=[.$J54];WORKDAY([.$D54];[.$H54]*[.$K54];Holidays)&gt;[.HK$10]))" calcext:base-cell-address="'Gantt Chart'.HK54"/>
            <calcext:condition calcext:apply-style-name="Task_Scheduled" calcext:value="formula-is(AND([.$H54]&gt;0;[.HK$10]&gt;=[.$D54];[.HK$10]&lt;=[.$J54];WORKDAY([.$D54];[.$H54]*[.$K54];Holidays)&lt;=[.HK$10]))" calcext:base-cell-address="'Gantt Chart'.HK54"/>
            <calcext:condition calcext:apply-style-name="Milestone" calcext:value="formula-is(AND([.$D54]&gt;0;[.$J54]=&quot;&quot;;[.$D54]=[.HK$10]))" calcext:base-cell-address="'Gantt Chart'.HK54"/>
          </calcext:conditional-format>
          <calcext:conditional-format calcext:target-range-address="'Gantt Chart'.II54:'Gantt Chart'.IJ54">
            <calcext:condition calcext:apply-style-name="Today" calcext:value="formula-is([.II$10]=TODAY())" calcext:base-cell-address="'Gantt Chart'.II54"/>
            <calcext:condition calcext:apply-style-name="Weekend" calcext:value="formula-is(OR(WEEKDAY([.II$10])=1;WEEKDAY([.II$10])=7))" calcext:base-cell-address="'Gantt Chart'.II54"/>
            <calcext:condition calcext:apply-style-name="Holiday" calcext:value="formula-is(ISNUMBER(MATCH([.II$10];Holidays;0)))" calcext:base-cell-address="'Gantt Chart'.II54"/>
          </calcext:conditional-format>
          <calcext:conditional-format calcext:target-range-address="'Gantt Chart'.II54:'Gantt Chart'.IJ54">
            <calcext:condition calcext:apply-style-name="Task_Completed" calcext:value="formula-is(AND([.$H54]&gt;0;[.II$10]&gt;=[.$D54];[.II$10]&lt;=[.$J54];WORKDAY([.$D54];[.$H54]*[.$K54];Holidays)&gt;[.II$10]))" calcext:base-cell-address="'Gantt Chart'.II54"/>
            <calcext:condition calcext:apply-style-name="Task_Scheduled" calcext:value="formula-is(AND([.$H54]&gt;0;[.II$10]&gt;=[.$D54];[.II$10]&lt;=[.$J54];WORKDAY([.$D54];[.$H54]*[.$K54];Holidays)&lt;=[.II$10]))" calcext:base-cell-address="'Gantt Chart'.II54"/>
            <calcext:condition calcext:apply-style-name="Milestone" calcext:value="formula-is(AND([.$D54]&gt;0;[.$J54]=&quot;&quot;;[.$D54]=[.II$10]))" calcext:base-cell-address="'Gantt Chart'.II54"/>
          </calcext:conditional-format>
          <calcext:conditional-format calcext:target-range-address="'Gantt Chart'.IK54:'Gantt Chart'.IP54">
            <calcext:condition calcext:apply-style-name="Today" calcext:value="formula-is([.IK$10]=TODAY())" calcext:base-cell-address="'Gantt Chart'.IK54"/>
            <calcext:condition calcext:apply-style-name="Weekend" calcext:value="formula-is(OR(WEEKDAY([.IK$10])=1;WEEKDAY([.IK$10])=7))" calcext:base-cell-address="'Gantt Chart'.IK54"/>
            <calcext:condition calcext:apply-style-name="Holiday" calcext:value="formula-is(ISNUMBER(MATCH([.IK$10];Holidays;0)))" calcext:base-cell-address="'Gantt Chart'.IK54"/>
          </calcext:conditional-format>
          <calcext:conditional-format calcext:target-range-address="'Gantt Chart'.IK54:'Gantt Chart'.IP54">
            <calcext:condition calcext:apply-style-name="Task_Completed" calcext:value="formula-is(AND([.$H54]&gt;0;[.IK$10]&gt;=[.$D54];[.IK$10]&lt;=[.$J54];WORKDAY([.$D54];[.$H54]*[.$K54];Holidays)&gt;[.IK$10]))" calcext:base-cell-address="'Gantt Chart'.IK54"/>
            <calcext:condition calcext:apply-style-name="Task_Scheduled" calcext:value="formula-is(AND([.$H54]&gt;0;[.IK$10]&gt;=[.$D54];[.IK$10]&lt;=[.$J54];WORKDAY([.$D54];[.$H54]*[.$K54];Holidays)&lt;=[.IK$10]))" calcext:base-cell-address="'Gantt Chart'.IK54"/>
            <calcext:condition calcext:apply-style-name="Milestone" calcext:value="formula-is(AND([.$D54]&gt;0;[.$J54]=&quot;&quot;;[.$D54]=[.IK$10]))" calcext:base-cell-address="'Gantt Chart'.IK54"/>
          </calcext:conditional-format>
          <calcext:conditional-format calcext:target-range-address="'Gantt Chart'.IQ54:'Gantt Chart'.IR54 'Gantt Chart'.IT54:'Gantt Chart'.JP54">
            <calcext:condition calcext:apply-style-name="Today" calcext:value="formula-is([.IQ$10]=TODAY())" calcext:base-cell-address="'Gantt Chart'.IQ54"/>
            <calcext:condition calcext:apply-style-name="Weekend" calcext:value="formula-is(OR(WEEKDAY([.IQ$10])=1;WEEKDAY([.IQ$10])=7))" calcext:base-cell-address="'Gantt Chart'.IQ54"/>
            <calcext:condition calcext:apply-style-name="Holiday" calcext:value="formula-is(ISNUMBER(MATCH([.IQ$10];Holidays;0)))" calcext:base-cell-address="'Gantt Chart'.IQ54"/>
          </calcext:conditional-format>
          <calcext:conditional-format calcext:target-range-address="'Gantt Chart'.IQ54:'Gantt Chart'.IR54 'Gantt Chart'.IT54:'Gantt Chart'.JP54">
            <calcext:condition calcext:apply-style-name="Task_Completed" calcext:value="formula-is(AND([.$H54]&gt;0;[.IQ$10]&gt;=[.$D54];[.IQ$10]&lt;=[.$J54];WORKDAY([.$D54];[.$H54]*[.$K54];Holidays)&gt;[.IQ$10]))" calcext:base-cell-address="'Gantt Chart'.IQ54"/>
            <calcext:condition calcext:apply-style-name="Task_Scheduled" calcext:value="formula-is(AND([.$H54]&gt;0;[.IQ$10]&gt;=[.$D54];[.IQ$10]&lt;=[.$J54];WORKDAY([.$D54];[.$H54]*[.$K54];Holidays)&lt;=[.IQ$10]))" calcext:base-cell-address="'Gantt Chart'.IQ54"/>
            <calcext:condition calcext:apply-style-name="Milestone" calcext:value="formula-is(AND([.$D54]&gt;0;[.$J54]=&quot;&quot;;[.$D54]=[.IQ$10]))" calcext:base-cell-address="'Gantt Chart'.IQ54"/>
          </calcext:conditional-format>
          <calcext:conditional-format calcext:target-range-address="'Gantt Chart'.IS54:'Gantt Chart'.IS54">
            <calcext:condition calcext:apply-style-name="Today" calcext:value="formula-is([.IS$10]=TODAY())" calcext:base-cell-address="'Gantt Chart'.IS54"/>
            <calcext:condition calcext:apply-style-name="Weekend" calcext:value="formula-is(OR(WEEKDAY([.IS$10])=1;WEEKDAY([.IS$10])=7))" calcext:base-cell-address="'Gantt Chart'.IS54"/>
            <calcext:condition calcext:apply-style-name="Holiday" calcext:value="formula-is(ISNUMBER(MATCH([.IS$10];Holidays;0)))" calcext:base-cell-address="'Gantt Chart'.IS54"/>
          </calcext:conditional-format>
          <calcext:conditional-format calcext:target-range-address="'Gantt Chart'.IS54:'Gantt Chart'.IS54">
            <calcext:condition calcext:apply-style-name="Task_Completed" calcext:value="formula-is(AND([.$H54]&gt;0;[.IS$10]&gt;=[.$D54];[.IS$10]&lt;=[.$J54];WORKDAY([.$D54];[.$H54]*[.$K54];Holidays)&gt;[.IS$10]))" calcext:base-cell-address="'Gantt Chart'.IS54"/>
            <calcext:condition calcext:apply-style-name="Task_Scheduled" calcext:value="formula-is(AND([.$H54]&gt;0;[.IS$10]&gt;=[.$D54];[.IS$10]&lt;=[.$J54];WORKDAY([.$D54];[.$H54]*[.$K54];Holidays)&lt;=[.IS$10]))" calcext:base-cell-address="'Gantt Chart'.IS54"/>
            <calcext:condition calcext:apply-style-name="Milestone" calcext:value="formula-is(AND([.$D54]&gt;0;[.$J54]=&quot;&quot;;[.$D54]=[.IS$10]))" calcext:base-cell-address="'Gantt Chart'.IS54"/>
          </calcext:conditional-format>
          <calcext:conditional-format calcext:target-range-address="'Gantt Chart'.JQ54:'Gantt Chart'.JR54">
            <calcext:condition calcext:apply-style-name="Today" calcext:value="formula-is([.JQ$10]=TODAY())" calcext:base-cell-address="'Gantt Chart'.JQ54"/>
            <calcext:condition calcext:apply-style-name="Weekend" calcext:value="formula-is(OR(WEEKDAY([.JQ$10])=1;WEEKDAY([.JQ$10])=7))" calcext:base-cell-address="'Gantt Chart'.JQ54"/>
            <calcext:condition calcext:apply-style-name="Holiday" calcext:value="formula-is(ISNUMBER(MATCH([.JQ$10];Holidays;0)))" calcext:base-cell-address="'Gantt Chart'.JQ54"/>
          </calcext:conditional-format>
          <calcext:conditional-format calcext:target-range-address="'Gantt Chart'.JQ54:'Gantt Chart'.JR54">
            <calcext:condition calcext:apply-style-name="Task_Completed" calcext:value="formula-is(AND([.$H54]&gt;0;[.JQ$10]&gt;=[.$D54];[.JQ$10]&lt;=[.$J54];WORKDAY([.$D54];[.$H54]*[.$K54];Holidays)&gt;[.JQ$10]))" calcext:base-cell-address="'Gantt Chart'.JQ54"/>
            <calcext:condition calcext:apply-style-name="Task_Scheduled" calcext:value="formula-is(AND([.$H54]&gt;0;[.JQ$10]&gt;=[.$D54];[.JQ$10]&lt;=[.$J54];WORKDAY([.$D54];[.$H54]*[.$K54];Holidays)&lt;=[.JQ$10]))" calcext:base-cell-address="'Gantt Chart'.JQ54"/>
            <calcext:condition calcext:apply-style-name="Milestone" calcext:value="formula-is(AND([.$D54]&gt;0;[.$J54]=&quot;&quot;;[.$D54]=[.JQ$10]))" calcext:base-cell-address="'Gantt Chart'.JQ54"/>
          </calcext:conditional-format>
          <calcext:conditional-format calcext:target-range-address="'Gantt Chart'.JS54:'Gantt Chart'.JT54">
            <calcext:condition calcext:apply-style-name="Today" calcext:value="formula-is([.JS$10]=TODAY())" calcext:base-cell-address="'Gantt Chart'.JS54"/>
            <calcext:condition calcext:apply-style-name="Weekend" calcext:value="formula-is(OR(WEEKDAY([.JS$10])=1;WEEKDAY([.JS$10])=7))" calcext:base-cell-address="'Gantt Chart'.JS54"/>
            <calcext:condition calcext:apply-style-name="Holiday" calcext:value="formula-is(ISNUMBER(MATCH([.JS$10];Holidays;0)))" calcext:base-cell-address="'Gantt Chart'.JS54"/>
          </calcext:conditional-format>
          <calcext:conditional-format calcext:target-range-address="'Gantt Chart'.JS54:'Gantt Chart'.JT54">
            <calcext:condition calcext:apply-style-name="Task_Completed" calcext:value="formula-is(AND([.$H54]&gt;0;[.JS$10]&gt;=[.$D54];[.JS$10]&lt;=[.$J54];WORKDAY([.$D54];[.$H54]*[.$K54];Holidays)&gt;[.JS$10]))" calcext:base-cell-address="'Gantt Chart'.JS54"/>
            <calcext:condition calcext:apply-style-name="Task_Scheduled" calcext:value="formula-is(AND([.$H54]&gt;0;[.JS$10]&gt;=[.$D54];[.JS$10]&lt;=[.$J54];WORKDAY([.$D54];[.$H54]*[.$K54];Holidays)&lt;=[.JS$10]))" calcext:base-cell-address="'Gantt Chart'.JS54"/>
            <calcext:condition calcext:apply-style-name="Milestone" calcext:value="formula-is(AND([.$D54]&gt;0;[.$J54]=&quot;&quot;;[.$D54]=[.JS$10]))" calcext:base-cell-address="'Gantt Chart'.JS54"/>
          </calcext:conditional-format>
          <calcext:conditional-format calcext:target-range-address="'Gantt Chart'.HC53:'Gantt Chart'.HF53">
            <calcext:condition calcext:apply-style-name="Today" calcext:value="formula-is([.HC$10]=TODAY())" calcext:base-cell-address="'Gantt Chart'.HC53"/>
            <calcext:condition calcext:apply-style-name="Weekend" calcext:value="formula-is(OR(WEEKDAY([.HC$10])=1;WEEKDAY([.HC$10])=7))" calcext:base-cell-address="'Gantt Chart'.HC53"/>
            <calcext:condition calcext:apply-style-name="Holiday" calcext:value="formula-is(ISNUMBER(MATCH([.HC$10];Holidays;0)))" calcext:base-cell-address="'Gantt Chart'.HC53"/>
          </calcext:conditional-format>
          <calcext:conditional-format calcext:target-range-address="'Gantt Chart'.HC53:'Gantt Chart'.HF53">
            <calcext:condition calcext:apply-style-name="Task_Completed" calcext:value="formula-is(AND([.$H53]&gt;0;[.HC$10]&gt;=[.$D53];[.HC$10]&lt;=[.$J53];WORKDAY([.$D53];[.$H53]*[.$K53];Holidays)&gt;[.HC$10]))" calcext:base-cell-address="'Gantt Chart'.HC53"/>
            <calcext:condition calcext:apply-style-name="Task_Scheduled" calcext:value="formula-is(AND([.$H53]&gt;0;[.HC$10]&gt;=[.$D53];[.HC$10]&lt;=[.$J53];WORKDAY([.$D53];[.$H53]*[.$K53];Holidays)&lt;=[.HC$10]))" calcext:base-cell-address="'Gantt Chart'.HC53"/>
            <calcext:condition calcext:apply-style-name="Milestone" calcext:value="formula-is(AND([.$D53]&gt;0;[.$J53]=&quot;&quot;;[.$D53]=[.HC$10]))" calcext:base-cell-address="'Gantt Chart'.HC53"/>
          </calcext:conditional-format>
          <calcext:conditional-format calcext:target-range-address="'Gantt Chart'.HG53:'Gantt Chart'.HH53">
            <calcext:condition calcext:apply-style-name="Today" calcext:value="formula-is([.HG$10]=TODAY())" calcext:base-cell-address="'Gantt Chart'.HG53"/>
            <calcext:condition calcext:apply-style-name="Weekend" calcext:value="formula-is(OR(WEEKDAY([.HG$10])=1;WEEKDAY([.HG$10])=7))" calcext:base-cell-address="'Gantt Chart'.HG53"/>
            <calcext:condition calcext:apply-style-name="Holiday" calcext:value="formula-is(ISNUMBER(MATCH([.HG$10];Holidays;0)))" calcext:base-cell-address="'Gantt Chart'.HG53"/>
          </calcext:conditional-format>
          <calcext:conditional-format calcext:target-range-address="'Gantt Chart'.HG53:'Gantt Chart'.HH53">
            <calcext:condition calcext:apply-style-name="Task_Completed" calcext:value="formula-is(AND([.$H53]&gt;0;[.HG$10]&gt;=[.$D53];[.HG$10]&lt;=[.$J53];WORKDAY([.$D53];[.$H53]*[.$K53];Holidays)&gt;[.HG$10]))" calcext:base-cell-address="'Gantt Chart'.HG53"/>
            <calcext:condition calcext:apply-style-name="Task_Scheduled" calcext:value="formula-is(AND([.$H53]&gt;0;[.HG$10]&gt;=[.$D53];[.HG$10]&lt;=[.$J53];WORKDAY([.$D53];[.$H53]*[.$K53];Holidays)&lt;=[.HG$10]))" calcext:base-cell-address="'Gantt Chart'.HG53"/>
            <calcext:condition calcext:apply-style-name="Milestone" calcext:value="formula-is(AND([.$D53]&gt;0;[.$J53]=&quot;&quot;;[.$D53]=[.HG$10]))" calcext:base-cell-address="'Gantt Chart'.HG53"/>
          </calcext:conditional-format>
          <calcext:conditional-format calcext:target-range-address="'Gantt Chart'.HI53:'Gantt Chart'.HN53">
            <calcext:condition calcext:apply-style-name="Today" calcext:value="formula-is([.HI$10]=TODAY())" calcext:base-cell-address="'Gantt Chart'.HI53"/>
            <calcext:condition calcext:apply-style-name="Weekend" calcext:value="formula-is(OR(WEEKDAY([.HI$10])=1;WEEKDAY([.HI$10])=7))" calcext:base-cell-address="'Gantt Chart'.HI53"/>
            <calcext:condition calcext:apply-style-name="Holiday" calcext:value="formula-is(ISNUMBER(MATCH([.HI$10];Holidays;0)))" calcext:base-cell-address="'Gantt Chart'.HI53"/>
          </calcext:conditional-format>
          <calcext:conditional-format calcext:target-range-address="'Gantt Chart'.HI53:'Gantt Chart'.HN53">
            <calcext:condition calcext:apply-style-name="Task_Completed" calcext:value="formula-is(AND([.$H53]&gt;0;[.HI$10]&gt;=[.$D53];[.HI$10]&lt;=[.$J53];WORKDAY([.$D53];[.$H53]*[.$K53];Holidays)&gt;[.HI$10]))" calcext:base-cell-address="'Gantt Chart'.HI53"/>
            <calcext:condition calcext:apply-style-name="Task_Scheduled" calcext:value="formula-is(AND([.$H53]&gt;0;[.HI$10]&gt;=[.$D53];[.HI$10]&lt;=[.$J53];WORKDAY([.$D53];[.$H53]*[.$K53];Holidays)&lt;=[.HI$10]))" calcext:base-cell-address="'Gantt Chart'.HI53"/>
            <calcext:condition calcext:apply-style-name="Milestone" calcext:value="formula-is(AND([.$D53]&gt;0;[.$J53]=&quot;&quot;;[.$D53]=[.HI$10]))" calcext:base-cell-address="'Gantt Chart'.HI53"/>
          </calcext:conditional-format>
          <calcext:conditional-format calcext:target-range-address="'Gantt Chart'.HO53:'Gantt Chart'.IN53">
            <calcext:condition calcext:apply-style-name="Today" calcext:value="formula-is([.HO$10]=TODAY())" calcext:base-cell-address="'Gantt Chart'.HO53"/>
            <calcext:condition calcext:apply-style-name="Weekend" calcext:value="formula-is(OR(WEEKDAY([.HO$10])=1;WEEKDAY([.HO$10])=7))" calcext:base-cell-address="'Gantt Chart'.HO53"/>
            <calcext:condition calcext:apply-style-name="Holiday" calcext:value="formula-is(ISNUMBER(MATCH([.HO$10];Holidays;0)))" calcext:base-cell-address="'Gantt Chart'.HO53"/>
          </calcext:conditional-format>
          <calcext:conditional-format calcext:target-range-address="'Gantt Chart'.HO53:'Gantt Chart'.IN53">
            <calcext:condition calcext:apply-style-name="Task_Completed" calcext:value="formula-is(AND([.$H53]&gt;0;[.HO$10]&gt;=[.$D53];[.HO$10]&lt;=[.$J53];WORKDAY([.$D53];[.$H53]*[.$K53];Holidays)&gt;[.HO$10]))" calcext:base-cell-address="'Gantt Chart'.HO53"/>
            <calcext:condition calcext:apply-style-name="Task_Scheduled" calcext:value="formula-is(AND([.$H53]&gt;0;[.HO$10]&gt;=[.$D53];[.HO$10]&lt;=[.$J53];WORKDAY([.$D53];[.$H53]*[.$K53];Holidays)&lt;=[.HO$10]))" calcext:base-cell-address="'Gantt Chart'.HO53"/>
            <calcext:condition calcext:apply-style-name="Milestone" calcext:value="formula-is(AND([.$D53]&gt;0;[.$J53]=&quot;&quot;;[.$D53]=[.HO$10]))" calcext:base-cell-address="'Gantt Chart'.HO53"/>
          </calcext:conditional-format>
          <calcext:conditional-format calcext:target-range-address="'Gantt Chart'.IO53:'Gantt Chart'.IP53">
            <calcext:condition calcext:apply-style-name="Today" calcext:value="formula-is([.IO$10]=TODAY())" calcext:base-cell-address="'Gantt Chart'.IO53"/>
            <calcext:condition calcext:apply-style-name="Weekend" calcext:value="formula-is(OR(WEEKDAY([.IO$10])=1;WEEKDAY([.IO$10])=7))" calcext:base-cell-address="'Gantt Chart'.IO53"/>
            <calcext:condition calcext:apply-style-name="Holiday" calcext:value="formula-is(ISNUMBER(MATCH([.IO$10];Holidays;0)))" calcext:base-cell-address="'Gantt Chart'.IO53"/>
          </calcext:conditional-format>
          <calcext:conditional-format calcext:target-range-address="'Gantt Chart'.IO53:'Gantt Chart'.IP53">
            <calcext:condition calcext:apply-style-name="Task_Completed" calcext:value="formula-is(AND([.$H53]&gt;0;[.IO$10]&gt;=[.$D53];[.IO$10]&lt;=[.$J53];WORKDAY([.$D53];[.$H53]*[.$K53];Holidays)&gt;[.IO$10]))" calcext:base-cell-address="'Gantt Chart'.IO53"/>
            <calcext:condition calcext:apply-style-name="Task_Scheduled" calcext:value="formula-is(AND([.$H53]&gt;0;[.IO$10]&gt;=[.$D53];[.IO$10]&lt;=[.$J53];WORKDAY([.$D53];[.$H53]*[.$K53];Holidays)&lt;=[.IO$10]))" calcext:base-cell-address="'Gantt Chart'.IO53"/>
            <calcext:condition calcext:apply-style-name="Milestone" calcext:value="formula-is(AND([.$D53]&gt;0;[.$J53]=&quot;&quot;;[.$D53]=[.IO$10]))" calcext:base-cell-address="'Gantt Chart'.IO53"/>
          </calcext:conditional-format>
          <calcext:conditional-format calcext:target-range-address="'Gantt Chart'.IQ53:'Gantt Chart'.IV53">
            <calcext:condition calcext:apply-style-name="Today" calcext:value="formula-is([.IQ$10]=TODAY())" calcext:base-cell-address="'Gantt Chart'.IQ53"/>
            <calcext:condition calcext:apply-style-name="Weekend" calcext:value="formula-is(OR(WEEKDAY([.IQ$10])=1;WEEKDAY([.IQ$10])=7))" calcext:base-cell-address="'Gantt Chart'.IQ53"/>
            <calcext:condition calcext:apply-style-name="Holiday" calcext:value="formula-is(ISNUMBER(MATCH([.IQ$10];Holidays;0)))" calcext:base-cell-address="'Gantt Chart'.IQ53"/>
          </calcext:conditional-format>
          <calcext:conditional-format calcext:target-range-address="'Gantt Chart'.IQ53:'Gantt Chart'.IV53">
            <calcext:condition calcext:apply-style-name="Task_Completed" calcext:value="formula-is(AND([.$H53]&gt;0;[.IQ$10]&gt;=[.$D53];[.IQ$10]&lt;=[.$J53];WORKDAY([.$D53];[.$H53]*[.$K53];Holidays)&gt;[.IQ$10]))" calcext:base-cell-address="'Gantt Chart'.IQ53"/>
            <calcext:condition calcext:apply-style-name="Task_Scheduled" calcext:value="formula-is(AND([.$H53]&gt;0;[.IQ$10]&gt;=[.$D53];[.IQ$10]&lt;=[.$J53];WORKDAY([.$D53];[.$H53]*[.$K53];Holidays)&lt;=[.IQ$10]))" calcext:base-cell-address="'Gantt Chart'.IQ53"/>
            <calcext:condition calcext:apply-style-name="Milestone" calcext:value="formula-is(AND([.$D53]&gt;0;[.$J53]=&quot;&quot;;[.$D53]=[.IQ$10]))" calcext:base-cell-address="'Gantt Chart'.IQ53"/>
          </calcext:conditional-format>
          <calcext:conditional-format calcext:target-range-address="'Gantt Chart'.IW53:'Gantt Chart'.JN53">
            <calcext:condition calcext:apply-style-name="Today" calcext:value="formula-is([.IW$10]=TODAY())" calcext:base-cell-address="'Gantt Chart'.IW53"/>
            <calcext:condition calcext:apply-style-name="Weekend" calcext:value="formula-is(OR(WEEKDAY([.IW$10])=1;WEEKDAY([.IW$10])=7))" calcext:base-cell-address="'Gantt Chart'.IW53"/>
            <calcext:condition calcext:apply-style-name="Holiday" calcext:value="formula-is(ISNUMBER(MATCH([.IW$10];Holidays;0)))" calcext:base-cell-address="'Gantt Chart'.IW53"/>
          </calcext:conditional-format>
          <calcext:conditional-format calcext:target-range-address="'Gantt Chart'.IW53:'Gantt Chart'.JN53">
            <calcext:condition calcext:apply-style-name="Task_Completed" calcext:value="formula-is(AND([.$H53]&gt;0;[.IW$10]&gt;=[.$D53];[.IW$10]&lt;=[.$J53];WORKDAY([.$D53];[.$H53]*[.$K53];Holidays)&gt;[.IW$10]))" calcext:base-cell-address="'Gantt Chart'.IW53"/>
            <calcext:condition calcext:apply-style-name="Task_Scheduled" calcext:value="formula-is(AND([.$H53]&gt;0;[.IW$10]&gt;=[.$D53];[.IW$10]&lt;=[.$J53];WORKDAY([.$D53];[.$H53]*[.$K53];Holidays)&lt;=[.IW$10]))" calcext:base-cell-address="'Gantt Chart'.IW53"/>
            <calcext:condition calcext:apply-style-name="Milestone" calcext:value="formula-is(AND([.$D53]&gt;0;[.$J53]=&quot;&quot;;[.$D53]=[.IW$10]))" calcext:base-cell-address="'Gantt Chart'.IW53"/>
          </calcext:conditional-format>
          <calcext:conditional-format calcext:target-range-address="'Gantt Chart'.JO53:'Gantt Chart'.JU53">
            <calcext:condition calcext:apply-style-name="Today" calcext:value="formula-is([.JO$10]=TODAY())" calcext:base-cell-address="'Gantt Chart'.JO53"/>
            <calcext:condition calcext:apply-style-name="Weekend" calcext:value="formula-is(OR(WEEKDAY([.JO$10])=1;WEEKDAY([.JO$10])=7))" calcext:base-cell-address="'Gantt Chart'.JO53"/>
            <calcext:condition calcext:apply-style-name="Holiday" calcext:value="formula-is(ISNUMBER(MATCH([.JO$10];Holidays;0)))" calcext:base-cell-address="'Gantt Chart'.JO53"/>
          </calcext:conditional-format>
          <calcext:conditional-format calcext:target-range-address="'Gantt Chart'.JO53:'Gantt Chart'.JU53">
            <calcext:condition calcext:apply-style-name="Task_Completed" calcext:value="formula-is(AND([.$H53]&gt;0;[.JO$10]&gt;=[.$D53];[.JO$10]&lt;=[.$J53];WORKDAY([.$D53];[.$H53]*[.$K53];Holidays)&gt;[.JO$10]))" calcext:base-cell-address="'Gantt Chart'.JO53"/>
            <calcext:condition calcext:apply-style-name="Task_Scheduled" calcext:value="formula-is(AND([.$H53]&gt;0;[.JO$10]&gt;=[.$D53];[.JO$10]&lt;=[.$J53];WORKDAY([.$D53];[.$H53]*[.$K53];Holidays)&lt;=[.JO$10]))" calcext:base-cell-address="'Gantt Chart'.JO53"/>
            <calcext:condition calcext:apply-style-name="Milestone" calcext:value="formula-is(AND([.$D53]&gt;0;[.$J53]=&quot;&quot;;[.$D53]=[.JO$10]))" calcext:base-cell-address="'Gantt Chart'.JO53"/>
          </calcext:conditional-format>
          <calcext:conditional-format calcext:target-range-address="'Gantt Chart'.JV29:'Gantt Chart'.JX29">
            <calcext:condition calcext:apply-style-name="Today" calcext:value="formula-is([.JV$10]=TODAY())" calcext:base-cell-address="'Gantt Chart'.JV29"/>
            <calcext:condition calcext:apply-style-name="Weekend" calcext:value="formula-is(OR(WEEKDAY([.JV$10])=1;WEEKDAY([.JV$10])=7))" calcext:base-cell-address="'Gantt Chart'.JV29"/>
            <calcext:condition calcext:apply-style-name="Holiday" calcext:value="formula-is(ISNUMBER(MATCH([.JV$10];Holidays;0)))" calcext:base-cell-address="'Gantt Chart'.JV29"/>
          </calcext:conditional-format>
          <calcext:conditional-format calcext:target-range-address="'Gantt Chart'.JV29:'Gantt Chart'.JX29">
            <calcext:condition calcext:apply-style-name="Task_Completed" calcext:value="formula-is(AND([.$H29]&gt;0;[.JV$10]&gt;=[.$D29];[.JV$10]&lt;=[.$J29];WORKDAY([.$D29];[.$H29]*[.$K29];Holidays)&gt;[.JV$10]))" calcext:base-cell-address="'Gantt Chart'.JV29"/>
            <calcext:condition calcext:apply-style-name="Task_Scheduled" calcext:value="formula-is(AND([.$H29]&gt;0;[.JV$10]&gt;=[.$D29];[.JV$10]&lt;=[.$J29];WORKDAY([.$D29];[.$H29]*[.$K29];Holidays)&lt;=[.JV$10]))" calcext:base-cell-address="'Gantt Chart'.JV29"/>
            <calcext:condition calcext:apply-style-name="Milestone" calcext:value="formula-is(AND([.$D29]&gt;0;[.$J29]=&quot;&quot;;[.$D29]=[.JV$10]))" calcext:base-cell-address="'Gantt Chart'.JV29"/>
          </calcext:conditional-format>
          <calcext:conditional-format calcext:target-range-address="'Gantt Chart'.JV30:'Gantt Chart'.JX30">
            <calcext:condition calcext:apply-style-name="Today" calcext:value="formula-is([.JV$10]=TODAY())" calcext:base-cell-address="'Gantt Chart'.JV30"/>
            <calcext:condition calcext:apply-style-name="Weekend" calcext:value="formula-is(OR(WEEKDAY([.JV$10])=1;WEEKDAY([.JV$10])=7))" calcext:base-cell-address="'Gantt Chart'.JV30"/>
            <calcext:condition calcext:apply-style-name="Holiday" calcext:value="formula-is(ISNUMBER(MATCH([.JV$10];Holidays;0)))" calcext:base-cell-address="'Gantt Chart'.JV30"/>
          </calcext:conditional-format>
          <calcext:conditional-format calcext:target-range-address="'Gantt Chart'.JV30:'Gantt Chart'.JX30">
            <calcext:condition calcext:apply-style-name="Task_Completed" calcext:value="formula-is(AND([.$H30]&gt;0;[.JV$10]&gt;=[.$D30];[.JV$10]&lt;=[.$J30];WORKDAY([.$D30];[.$H30]*[.$K30];Holidays)&gt;[.JV$10]))" calcext:base-cell-address="'Gantt Chart'.JV30"/>
            <calcext:condition calcext:apply-style-name="Task_Scheduled" calcext:value="formula-is(AND([.$H30]&gt;0;[.JV$10]&gt;=[.$D30];[.JV$10]&lt;=[.$J30];WORKDAY([.$D30];[.$H30]*[.$K30];Holidays)&lt;=[.JV$10]))" calcext:base-cell-address="'Gantt Chart'.JV30"/>
            <calcext:condition calcext:apply-style-name="Milestone" calcext:value="formula-is(AND([.$D30]&gt;0;[.$J30]=&quot;&quot;;[.$D30]=[.JV$10]))" calcext:base-cell-address="'Gantt Chart'.JV30"/>
          </calcext:conditional-format>
          <calcext:conditional-format calcext:target-range-address="'Gantt Chart'.JV31:'Gantt Chart'.JX31">
            <calcext:condition calcext:apply-style-name="Today" calcext:value="formula-is([.JV$10]=TODAY())" calcext:base-cell-address="'Gantt Chart'.JV31"/>
            <calcext:condition calcext:apply-style-name="Weekend" calcext:value="formula-is(OR(WEEKDAY([.JV$10])=1;WEEKDAY([.JV$10])=7))" calcext:base-cell-address="'Gantt Chart'.JV31"/>
            <calcext:condition calcext:apply-style-name="Holiday" calcext:value="formula-is(ISNUMBER(MATCH([.JV$10];Holidays;0)))" calcext:base-cell-address="'Gantt Chart'.JV31"/>
          </calcext:conditional-format>
          <calcext:conditional-format calcext:target-range-address="'Gantt Chart'.JV31:'Gantt Chart'.JX31">
            <calcext:condition calcext:apply-style-name="Task_Completed" calcext:value="formula-is(AND([.$H31]&gt;0;[.JV$10]&gt;=[.$D31];[.JV$10]&lt;=[.$J31];WORKDAY([.$D31];[.$H31]*[.$K31];Holidays)&gt;[.JV$10]))" calcext:base-cell-address="'Gantt Chart'.JV31"/>
            <calcext:condition calcext:apply-style-name="Task_Scheduled" calcext:value="formula-is(AND([.$H31]&gt;0;[.JV$10]&gt;=[.$D31];[.JV$10]&lt;=[.$J31];WORKDAY([.$D31];[.$H31]*[.$K31];Holidays)&lt;=[.JV$10]))" calcext:base-cell-address="'Gantt Chart'.JV31"/>
            <calcext:condition calcext:apply-style-name="Milestone" calcext:value="formula-is(AND([.$D31]&gt;0;[.$J31]=&quot;&quot;;[.$D31]=[.JV$10]))" calcext:base-cell-address="'Gantt Chart'.JV31"/>
          </calcext:conditional-format>
          <calcext:conditional-format calcext:target-range-address="'Gantt Chart'.JV32:'Gantt Chart'.JX32">
            <calcext:condition calcext:apply-style-name="Today" calcext:value="formula-is([.JV$10]=TODAY())" calcext:base-cell-address="'Gantt Chart'.JV32"/>
            <calcext:condition calcext:apply-style-name="Weekend" calcext:value="formula-is(OR(WEEKDAY([.JV$10])=1;WEEKDAY([.JV$10])=7))" calcext:base-cell-address="'Gantt Chart'.JV32"/>
            <calcext:condition calcext:apply-style-name="Holiday" calcext:value="formula-is(ISNUMBER(MATCH([.JV$10];Holidays;0)))" calcext:base-cell-address="'Gantt Chart'.JV32"/>
          </calcext:conditional-format>
          <calcext:conditional-format calcext:target-range-address="'Gantt Chart'.JV32:'Gantt Chart'.JX32">
            <calcext:condition calcext:apply-style-name="Task_Completed" calcext:value="formula-is(AND([.$H32]&gt;0;[.JV$10]&gt;=[.$D32];[.JV$10]&lt;=[.$J32];WORKDAY([.$D32];[.$H32]*[.$K32];Holidays)&gt;[.JV$10]))" calcext:base-cell-address="'Gantt Chart'.JV32"/>
            <calcext:condition calcext:apply-style-name="Task_Scheduled" calcext:value="formula-is(AND([.$H32]&gt;0;[.JV$10]&gt;=[.$D32];[.JV$10]&lt;=[.$J32];WORKDAY([.$D32];[.$H32]*[.$K32];Holidays)&lt;=[.JV$10]))" calcext:base-cell-address="'Gantt Chart'.JV32"/>
            <calcext:condition calcext:apply-style-name="Milestone" calcext:value="formula-is(AND([.$D32]&gt;0;[.$J32]=&quot;&quot;;[.$D32]=[.JV$10]))" calcext:base-cell-address="'Gantt Chart'.JV32"/>
          </calcext:conditional-format>
          <calcext:conditional-format calcext:target-range-address="'Gantt Chart'.JV33:'Gantt Chart'.JX33">
            <calcext:condition calcext:apply-style-name="Today" calcext:value="formula-is([.JV$10]=TODAY())" calcext:base-cell-address="'Gantt Chart'.JV33"/>
            <calcext:condition calcext:apply-style-name="Weekend" calcext:value="formula-is(OR(WEEKDAY([.JV$10])=1;WEEKDAY([.JV$10])=7))" calcext:base-cell-address="'Gantt Chart'.JV33"/>
            <calcext:condition calcext:apply-style-name="Holiday" calcext:value="formula-is(ISNUMBER(MATCH([.JV$10];Holidays;0)))" calcext:base-cell-address="'Gantt Chart'.JV33"/>
          </calcext:conditional-format>
          <calcext:conditional-format calcext:target-range-address="'Gantt Chart'.JV33:'Gantt Chart'.JX33">
            <calcext:condition calcext:apply-style-name="Task_Completed" calcext:value="formula-is(AND([.$H33]&gt;0;[.JV$10]&gt;=[.$D33];[.JV$10]&lt;=[.$J33];WORKDAY([.$D33];[.$H33]*[.$K33];Holidays)&gt;[.JV$10]))" calcext:base-cell-address="'Gantt Chart'.JV33"/>
            <calcext:condition calcext:apply-style-name="Task_Scheduled" calcext:value="formula-is(AND([.$H33]&gt;0;[.JV$10]&gt;=[.$D33];[.JV$10]&lt;=[.$J33];WORKDAY([.$D33];[.$H33]*[.$K33];Holidays)&lt;=[.JV$10]))" calcext:base-cell-address="'Gantt Chart'.JV33"/>
            <calcext:condition calcext:apply-style-name="Milestone" calcext:value="formula-is(AND([.$D33]&gt;0;[.$J33]=&quot;&quot;;[.$D33]=[.JV$10]))" calcext:base-cell-address="'Gantt Chart'.JV33"/>
          </calcext:conditional-format>
          <calcext:conditional-format calcext:target-range-address="'Gantt Chart'.JV34:'Gantt Chart'.JX34">
            <calcext:condition calcext:apply-style-name="Today" calcext:value="formula-is([.JV$10]=TODAY())" calcext:base-cell-address="'Gantt Chart'.JV34"/>
            <calcext:condition calcext:apply-style-name="Weekend" calcext:value="formula-is(OR(WEEKDAY([.JV$10])=1;WEEKDAY([.JV$10])=7))" calcext:base-cell-address="'Gantt Chart'.JV34"/>
            <calcext:condition calcext:apply-style-name="Holiday" calcext:value="formula-is(ISNUMBER(MATCH([.JV$10];Holidays;0)))" calcext:base-cell-address="'Gantt Chart'.JV34"/>
          </calcext:conditional-format>
          <calcext:conditional-format calcext:target-range-address="'Gantt Chart'.JV34:'Gantt Chart'.JX34">
            <calcext:condition calcext:apply-style-name="Task_Completed" calcext:value="formula-is(AND([.$H34]&gt;0;[.JV$10]&gt;=[.$D34];[.JV$10]&lt;=[.$J34];WORKDAY([.$D34];[.$H34]*[.$K34];Holidays)&gt;[.JV$10]))" calcext:base-cell-address="'Gantt Chart'.JV34"/>
            <calcext:condition calcext:apply-style-name="Task_Scheduled" calcext:value="formula-is(AND([.$H34]&gt;0;[.JV$10]&gt;=[.$D34];[.JV$10]&lt;=[.$J34];WORKDAY([.$D34];[.$H34]*[.$K34];Holidays)&lt;=[.JV$10]))" calcext:base-cell-address="'Gantt Chart'.JV34"/>
            <calcext:condition calcext:apply-style-name="Milestone" calcext:value="formula-is(AND([.$D34]&gt;0;[.$J34]=&quot;&quot;;[.$D34]=[.JV$10]))" calcext:base-cell-address="'Gantt Chart'.JV34"/>
          </calcext:conditional-format>
          <calcext:conditional-format calcext:target-range-address="'Gantt Chart'.JV35:'Gantt Chart'.JX35">
            <calcext:condition calcext:apply-style-name="Today" calcext:value="formula-is([.JV$10]=TODAY())" calcext:base-cell-address="'Gantt Chart'.JV35"/>
            <calcext:condition calcext:apply-style-name="Weekend" calcext:value="formula-is(OR(WEEKDAY([.JV$10])=1;WEEKDAY([.JV$10])=7))" calcext:base-cell-address="'Gantt Chart'.JV35"/>
            <calcext:condition calcext:apply-style-name="Holiday" calcext:value="formula-is(ISNUMBER(MATCH([.JV$10];Holidays;0)))" calcext:base-cell-address="'Gantt Chart'.JV35"/>
          </calcext:conditional-format>
          <calcext:conditional-format calcext:target-range-address="'Gantt Chart'.JV35:'Gantt Chart'.JX35">
            <calcext:condition calcext:apply-style-name="Task_Completed" calcext:value="formula-is(AND([.$H35]&gt;0;[.JV$10]&gt;=[.$D35];[.JV$10]&lt;=[.$J35];WORKDAY([.$D35];[.$H35]*[.$K35];Holidays)&gt;[.JV$10]))" calcext:base-cell-address="'Gantt Chart'.JV35"/>
            <calcext:condition calcext:apply-style-name="Task_Scheduled" calcext:value="formula-is(AND([.$H35]&gt;0;[.JV$10]&gt;=[.$D35];[.JV$10]&lt;=[.$J35];WORKDAY([.$D35];[.$H35]*[.$K35];Holidays)&lt;=[.JV$10]))" calcext:base-cell-address="'Gantt Chart'.JV35"/>
            <calcext:condition calcext:apply-style-name="Milestone" calcext:value="formula-is(AND([.$D35]&gt;0;[.$J35]=&quot;&quot;;[.$D35]=[.JV$10]))" calcext:base-cell-address="'Gantt Chart'.JV35"/>
          </calcext:conditional-format>
          <calcext:conditional-format calcext:target-range-address="'Gantt Chart'.JV36:'Gantt Chart'.JX36">
            <calcext:condition calcext:apply-style-name="Today" calcext:value="formula-is([.JV$10]=TODAY())" calcext:base-cell-address="'Gantt Chart'.JV36"/>
            <calcext:condition calcext:apply-style-name="Weekend" calcext:value="formula-is(OR(WEEKDAY([.JV$10])=1;WEEKDAY([.JV$10])=7))" calcext:base-cell-address="'Gantt Chart'.JV36"/>
            <calcext:condition calcext:apply-style-name="Holiday" calcext:value="formula-is(ISNUMBER(MATCH([.JV$10];Holidays;0)))" calcext:base-cell-address="'Gantt Chart'.JV36"/>
          </calcext:conditional-format>
          <calcext:conditional-format calcext:target-range-address="'Gantt Chart'.JV36:'Gantt Chart'.JX36">
            <calcext:condition calcext:apply-style-name="Task_Completed" calcext:value="formula-is(AND([.$H36]&gt;0;[.JV$10]&gt;=[.$D36];[.JV$10]&lt;=[.$J36];WORKDAY([.$D36];[.$H36]*[.$K36];Holidays)&gt;[.JV$10]))" calcext:base-cell-address="'Gantt Chart'.JV36"/>
            <calcext:condition calcext:apply-style-name="Task_Scheduled" calcext:value="formula-is(AND([.$H36]&gt;0;[.JV$10]&gt;=[.$D36];[.JV$10]&lt;=[.$J36];WORKDAY([.$D36];[.$H36]*[.$K36];Holidays)&lt;=[.JV$10]))" calcext:base-cell-address="'Gantt Chart'.JV36"/>
            <calcext:condition calcext:apply-style-name="Milestone" calcext:value="formula-is(AND([.$D36]&gt;0;[.$J36]=&quot;&quot;;[.$D36]=[.JV$10]))" calcext:base-cell-address="'Gantt Chart'.JV36"/>
          </calcext:conditional-format>
          <calcext:conditional-format calcext:target-range-address="'Gantt Chart'.JV37:'Gantt Chart'.JX37">
            <calcext:condition calcext:apply-style-name="Today" calcext:value="formula-is([.JV$10]=TODAY())" calcext:base-cell-address="'Gantt Chart'.JV37"/>
            <calcext:condition calcext:apply-style-name="Weekend" calcext:value="formula-is(OR(WEEKDAY([.JV$10])=1;WEEKDAY([.JV$10])=7))" calcext:base-cell-address="'Gantt Chart'.JV37"/>
            <calcext:condition calcext:apply-style-name="Holiday" calcext:value="formula-is(ISNUMBER(MATCH([.JV$10];Holidays;0)))" calcext:base-cell-address="'Gantt Chart'.JV37"/>
          </calcext:conditional-format>
          <calcext:conditional-format calcext:target-range-address="'Gantt Chart'.JV37:'Gantt Chart'.JX37">
            <calcext:condition calcext:apply-style-name="Task_Completed" calcext:value="formula-is(AND([.$H37]&gt;0;[.JV$10]&gt;=[.$D37];[.JV$10]&lt;=[.$J37];WORKDAY([.$D37];[.$H37]*[.$K37];Holidays)&gt;[.JV$10]))" calcext:base-cell-address="'Gantt Chart'.JV37"/>
            <calcext:condition calcext:apply-style-name="Task_Scheduled" calcext:value="formula-is(AND([.$H37]&gt;0;[.JV$10]&gt;=[.$D37];[.JV$10]&lt;=[.$J37];WORKDAY([.$D37];[.$H37]*[.$K37];Holidays)&lt;=[.JV$10]))" calcext:base-cell-address="'Gantt Chart'.JV37"/>
            <calcext:condition calcext:apply-style-name="Milestone" calcext:value="formula-is(AND([.$D37]&gt;0;[.$J37]=&quot;&quot;;[.$D37]=[.JV$10]))" calcext:base-cell-address="'Gantt Chart'.JV37"/>
          </calcext:conditional-format>
          <calcext:conditional-format calcext:target-range-address="'Gantt Chart'.JV38:'Gantt Chart'.JX38">
            <calcext:condition calcext:apply-style-name="Today" calcext:value="formula-is([.JV$10]=TODAY())" calcext:base-cell-address="'Gantt Chart'.JV38"/>
            <calcext:condition calcext:apply-style-name="Weekend" calcext:value="formula-is(OR(WEEKDAY([.JV$10])=1;WEEKDAY([.JV$10])=7))" calcext:base-cell-address="'Gantt Chart'.JV38"/>
            <calcext:condition calcext:apply-style-name="Holiday" calcext:value="formula-is(ISNUMBER(MATCH([.JV$10];Holidays;0)))" calcext:base-cell-address="'Gantt Chart'.JV38"/>
          </calcext:conditional-format>
          <calcext:conditional-format calcext:target-range-address="'Gantt Chart'.JV38:'Gantt Chart'.JX38">
            <calcext:condition calcext:apply-style-name="Task_Completed" calcext:value="formula-is(AND([.$H38]&gt;0;[.JV$10]&gt;=[.$D38];[.JV$10]&lt;=[.$J38];WORKDAY([.$D38];[.$H38]*[.$K38];Holidays)&gt;[.JV$10]))" calcext:base-cell-address="'Gantt Chart'.JV38"/>
            <calcext:condition calcext:apply-style-name="Task_Scheduled" calcext:value="formula-is(AND([.$H38]&gt;0;[.JV$10]&gt;=[.$D38];[.JV$10]&lt;=[.$J38];WORKDAY([.$D38];[.$H38]*[.$K38];Holidays)&lt;=[.JV$10]))" calcext:base-cell-address="'Gantt Chart'.JV38"/>
            <calcext:condition calcext:apply-style-name="Milestone" calcext:value="formula-is(AND([.$D38]&gt;0;[.$J38]=&quot;&quot;;[.$D38]=[.JV$10]))" calcext:base-cell-address="'Gantt Chart'.JV38"/>
          </calcext:conditional-format>
          <calcext:conditional-format calcext:target-range-address="'Gantt Chart'.JV39:'Gantt Chart'.JX39">
            <calcext:condition calcext:apply-style-name="Today" calcext:value="formula-is([.JV$10]=TODAY())" calcext:base-cell-address="'Gantt Chart'.JV39"/>
            <calcext:condition calcext:apply-style-name="Weekend" calcext:value="formula-is(OR(WEEKDAY([.JV$10])=1;WEEKDAY([.JV$10])=7))" calcext:base-cell-address="'Gantt Chart'.JV39"/>
            <calcext:condition calcext:apply-style-name="Holiday" calcext:value="formula-is(ISNUMBER(MATCH([.JV$10];Holidays;0)))" calcext:base-cell-address="'Gantt Chart'.JV39"/>
          </calcext:conditional-format>
          <calcext:conditional-format calcext:target-range-address="'Gantt Chart'.JV39:'Gantt Chart'.JX39">
            <calcext:condition calcext:apply-style-name="Task_Completed" calcext:value="formula-is(AND([.$H39]&gt;0;[.JV$10]&gt;=[.$D39];[.JV$10]&lt;=[.$J39];WORKDAY([.$D39];[.$H39]*[.$K39];Holidays)&gt;[.JV$10]))" calcext:base-cell-address="'Gantt Chart'.JV39"/>
            <calcext:condition calcext:apply-style-name="Task_Scheduled" calcext:value="formula-is(AND([.$H39]&gt;0;[.JV$10]&gt;=[.$D39];[.JV$10]&lt;=[.$J39];WORKDAY([.$D39];[.$H39]*[.$K39];Holidays)&lt;=[.JV$10]))" calcext:base-cell-address="'Gantt Chart'.JV39"/>
            <calcext:condition calcext:apply-style-name="Milestone" calcext:value="formula-is(AND([.$D39]&gt;0;[.$J39]=&quot;&quot;;[.$D39]=[.JV$10]))" calcext:base-cell-address="'Gantt Chart'.JV39"/>
          </calcext:conditional-format>
          <calcext:conditional-format calcext:target-range-address="'Gantt Chart'.JV40:'Gantt Chart'.JX40">
            <calcext:condition calcext:apply-style-name="Today" calcext:value="formula-is([.JV$10]=TODAY())" calcext:base-cell-address="'Gantt Chart'.JV40"/>
            <calcext:condition calcext:apply-style-name="Weekend" calcext:value="formula-is(OR(WEEKDAY([.JV$10])=1;WEEKDAY([.JV$10])=7))" calcext:base-cell-address="'Gantt Chart'.JV40"/>
            <calcext:condition calcext:apply-style-name="Holiday" calcext:value="formula-is(ISNUMBER(MATCH([.JV$10];Holidays;0)))" calcext:base-cell-address="'Gantt Chart'.JV40"/>
          </calcext:conditional-format>
          <calcext:conditional-format calcext:target-range-address="'Gantt Chart'.JV40:'Gantt Chart'.JX40">
            <calcext:condition calcext:apply-style-name="Task_Completed" calcext:value="formula-is(AND([.$H40]&gt;0;[.JV$10]&gt;=[.$D40];[.JV$10]&lt;=[.$J40];WORKDAY([.$D40];[.$H40]*[.$K40];Holidays)&gt;[.JV$10]))" calcext:base-cell-address="'Gantt Chart'.JV40"/>
            <calcext:condition calcext:apply-style-name="Task_Scheduled" calcext:value="formula-is(AND([.$H40]&gt;0;[.JV$10]&gt;=[.$D40];[.JV$10]&lt;=[.$J40];WORKDAY([.$D40];[.$H40]*[.$K40];Holidays)&lt;=[.JV$10]))" calcext:base-cell-address="'Gantt Chart'.JV40"/>
            <calcext:condition calcext:apply-style-name="Milestone" calcext:value="formula-is(AND([.$D40]&gt;0;[.$J40]=&quot;&quot;;[.$D40]=[.JV$10]))" calcext:base-cell-address="'Gantt Chart'.JV40"/>
          </calcext:conditional-format>
          <calcext:conditional-format calcext:target-range-address="'Gantt Chart'.JV41:'Gantt Chart'.JX42">
            <calcext:condition calcext:apply-style-name="Today" calcext:value="formula-is([.JV$10]=TODAY())" calcext:base-cell-address="'Gantt Chart'.JV41"/>
            <calcext:condition calcext:apply-style-name="Weekend" calcext:value="formula-is(OR(WEEKDAY([.JV$10])=1;WEEKDAY([.JV$10])=7))" calcext:base-cell-address="'Gantt Chart'.JV41"/>
            <calcext:condition calcext:apply-style-name="Holiday" calcext:value="formula-is(ISNUMBER(MATCH([.JV$10];Holidays;0)))" calcext:base-cell-address="'Gantt Chart'.JV41"/>
          </calcext:conditional-format>
          <calcext:conditional-format calcext:target-range-address="'Gantt Chart'.JV41:'Gantt Chart'.JX42">
            <calcext:condition calcext:apply-style-name="Task_Completed" calcext:value="formula-is(AND([.$H41]&gt;0;[.JV$10]&gt;=[.$D41];[.JV$10]&lt;=[.$J41];WORKDAY([.$D41];[.$H41]*[.$K41];Holidays)&gt;[.JV$10]))" calcext:base-cell-address="'Gantt Chart'.JV41"/>
            <calcext:condition calcext:apply-style-name="Task_Scheduled" calcext:value="formula-is(AND([.$H41]&gt;0;[.JV$10]&gt;=[.$D41];[.JV$10]&lt;=[.$J41];WORKDAY([.$D41];[.$H41]*[.$K41];Holidays)&lt;=[.JV$10]))" calcext:base-cell-address="'Gantt Chart'.JV41"/>
            <calcext:condition calcext:apply-style-name="Milestone" calcext:value="formula-is(AND([.$D41]&gt;0;[.$J41]=&quot;&quot;;[.$D41]=[.JV$10]))" calcext:base-cell-address="'Gantt Chart'.JV41"/>
          </calcext:conditional-format>
          <calcext:conditional-format calcext:target-range-address="'Gantt Chart'.JV43:'Gantt Chart'.JX43">
            <calcext:condition calcext:apply-style-name="Today" calcext:value="formula-is([.JV$10]=TODAY())" calcext:base-cell-address="'Gantt Chart'.JV43"/>
            <calcext:condition calcext:apply-style-name="Weekend" calcext:value="formula-is(OR(WEEKDAY([.JV$10])=1;WEEKDAY([.JV$10])=7))" calcext:base-cell-address="'Gantt Chart'.JV43"/>
            <calcext:condition calcext:apply-style-name="Holiday" calcext:value="formula-is(ISNUMBER(MATCH([.JV$10];Holidays;0)))" calcext:base-cell-address="'Gantt Chart'.JV43"/>
          </calcext:conditional-format>
          <calcext:conditional-format calcext:target-range-address="'Gantt Chart'.JV43:'Gantt Chart'.JX43">
            <calcext:condition calcext:apply-style-name="Task_Completed" calcext:value="formula-is(AND([.$H43]&gt;0;[.JV$10]&gt;=[.$D43];[.JV$10]&lt;=[.$J43];WORKDAY([.$D43];[.$H43]*[.$K43];Holidays)&gt;[.JV$10]))" calcext:base-cell-address="'Gantt Chart'.JV43"/>
            <calcext:condition calcext:apply-style-name="Task_Scheduled" calcext:value="formula-is(AND([.$H43]&gt;0;[.JV$10]&gt;=[.$D43];[.JV$10]&lt;=[.$J43];WORKDAY([.$D43];[.$H43]*[.$K43];Holidays)&lt;=[.JV$10]))" calcext:base-cell-address="'Gantt Chart'.JV43"/>
            <calcext:condition calcext:apply-style-name="Milestone" calcext:value="formula-is(AND([.$D43]&gt;0;[.$J43]=&quot;&quot;;[.$D43]=[.JV$10]))" calcext:base-cell-address="'Gantt Chart'.JV43"/>
          </calcext:conditional-format>
          <calcext:conditional-format calcext:target-range-address="'Gantt Chart'.JV44:'Gantt Chart'.JX44">
            <calcext:condition calcext:apply-style-name="Today" calcext:value="formula-is([.JV$10]=TODAY())" calcext:base-cell-address="'Gantt Chart'.JV44"/>
            <calcext:condition calcext:apply-style-name="Weekend" calcext:value="formula-is(OR(WEEKDAY([.JV$10])=1;WEEKDAY([.JV$10])=7))" calcext:base-cell-address="'Gantt Chart'.JV44"/>
            <calcext:condition calcext:apply-style-name="Holiday" calcext:value="formula-is(ISNUMBER(MATCH([.JV$10];Holidays;0)))" calcext:base-cell-address="'Gantt Chart'.JV44"/>
          </calcext:conditional-format>
          <calcext:conditional-format calcext:target-range-address="'Gantt Chart'.JV44:'Gantt Chart'.JX44">
            <calcext:condition calcext:apply-style-name="Task_Completed" calcext:value="formula-is(AND([.$H44]&gt;0;[.JV$10]&gt;=[.$D44];[.JV$10]&lt;=[.$J44];WORKDAY([.$D44];[.$H44]*[.$K44];Holidays)&gt;[.JV$10]))" calcext:base-cell-address="'Gantt Chart'.JV44"/>
            <calcext:condition calcext:apply-style-name="Task_Scheduled" calcext:value="formula-is(AND([.$H44]&gt;0;[.JV$10]&gt;=[.$D44];[.JV$10]&lt;=[.$J44];WORKDAY([.$D44];[.$H44]*[.$K44];Holidays)&lt;=[.JV$10]))" calcext:base-cell-address="'Gantt Chart'.JV44"/>
            <calcext:condition calcext:apply-style-name="Milestone" calcext:value="formula-is(AND([.$D44]&gt;0;[.$J44]=&quot;&quot;;[.$D44]=[.JV$10]))" calcext:base-cell-address="'Gantt Chart'.JV44"/>
          </calcext:conditional-format>
          <calcext:conditional-format calcext:target-range-address="'Gantt Chart'.JV45:'Gantt Chart'.JX45">
            <calcext:condition calcext:apply-style-name="Today" calcext:value="formula-is([.JV$10]=TODAY())" calcext:base-cell-address="'Gantt Chart'.JV45"/>
            <calcext:condition calcext:apply-style-name="Weekend" calcext:value="formula-is(OR(WEEKDAY([.JV$10])=1;WEEKDAY([.JV$10])=7))" calcext:base-cell-address="'Gantt Chart'.JV45"/>
            <calcext:condition calcext:apply-style-name="Holiday" calcext:value="formula-is(ISNUMBER(MATCH([.JV$10];Holidays;0)))" calcext:base-cell-address="'Gantt Chart'.JV45"/>
          </calcext:conditional-format>
          <calcext:conditional-format calcext:target-range-address="'Gantt Chart'.JV45:'Gantt Chart'.JX45">
            <calcext:condition calcext:apply-style-name="Task_Completed" calcext:value="formula-is(AND([.$H45]&gt;0;[.JV$10]&gt;=[.$D45];[.JV$10]&lt;=[.$J45];WORKDAY([.$D45];[.$H45]*[.$K45];Holidays)&gt;[.JV$10]))" calcext:base-cell-address="'Gantt Chart'.JV45"/>
            <calcext:condition calcext:apply-style-name="Task_Scheduled" calcext:value="formula-is(AND([.$H45]&gt;0;[.JV$10]&gt;=[.$D45];[.JV$10]&lt;=[.$J45];WORKDAY([.$D45];[.$H45]*[.$K45];Holidays)&lt;=[.JV$10]))" calcext:base-cell-address="'Gantt Chart'.JV45"/>
            <calcext:condition calcext:apply-style-name="Milestone" calcext:value="formula-is(AND([.$D45]&gt;0;[.$J45]=&quot;&quot;;[.$D45]=[.JV$10]))" calcext:base-cell-address="'Gantt Chart'.JV45"/>
          </calcext:conditional-format>
          <calcext:conditional-format calcext:target-range-address="'Gantt Chart'.JV46:'Gantt Chart'.JX46">
            <calcext:condition calcext:apply-style-name="Today" calcext:value="formula-is([.JV$10]=TODAY())" calcext:base-cell-address="'Gantt Chart'.JV46"/>
            <calcext:condition calcext:apply-style-name="Weekend" calcext:value="formula-is(OR(WEEKDAY([.JV$10])=1;WEEKDAY([.JV$10])=7))" calcext:base-cell-address="'Gantt Chart'.JV46"/>
            <calcext:condition calcext:apply-style-name="Holiday" calcext:value="formula-is(ISNUMBER(MATCH([.JV$10];Holidays;0)))" calcext:base-cell-address="'Gantt Chart'.JV46"/>
          </calcext:conditional-format>
          <calcext:conditional-format calcext:target-range-address="'Gantt Chart'.JV46:'Gantt Chart'.JX46">
            <calcext:condition calcext:apply-style-name="Task_Completed" calcext:value="formula-is(AND([.$H46]&gt;0;[.JV$10]&gt;=[.$D46];[.JV$10]&lt;=[.$J46];WORKDAY([.$D46];[.$H46]*[.$K46];Holidays)&gt;[.JV$10]))" calcext:base-cell-address="'Gantt Chart'.JV46"/>
            <calcext:condition calcext:apply-style-name="Task_Scheduled" calcext:value="formula-is(AND([.$H46]&gt;0;[.JV$10]&gt;=[.$D46];[.JV$10]&lt;=[.$J46];WORKDAY([.$D46];[.$H46]*[.$K46];Holidays)&lt;=[.JV$10]))" calcext:base-cell-address="'Gantt Chart'.JV46"/>
            <calcext:condition calcext:apply-style-name="Milestone" calcext:value="formula-is(AND([.$D46]&gt;0;[.$J46]=&quot;&quot;;[.$D46]=[.JV$10]))" calcext:base-cell-address="'Gantt Chart'.JV46"/>
          </calcext:conditional-format>
          <calcext:conditional-format calcext:target-range-address="'Gantt Chart'.JV47:'Gantt Chart'.JX47">
            <calcext:condition calcext:apply-style-name="Today" calcext:value="formula-is([.JV$10]=TODAY())" calcext:base-cell-address="'Gantt Chart'.JV47"/>
            <calcext:condition calcext:apply-style-name="Weekend" calcext:value="formula-is(OR(WEEKDAY([.JV$10])=1;WEEKDAY([.JV$10])=7))" calcext:base-cell-address="'Gantt Chart'.JV47"/>
            <calcext:condition calcext:apply-style-name="Holiday" calcext:value="formula-is(ISNUMBER(MATCH([.JV$10];Holidays;0)))" calcext:base-cell-address="'Gantt Chart'.JV47"/>
          </calcext:conditional-format>
          <calcext:conditional-format calcext:target-range-address="'Gantt Chart'.JV47:'Gantt Chart'.JX47">
            <calcext:condition calcext:apply-style-name="Task_Completed" calcext:value="formula-is(AND([.$H47]&gt;0;[.JV$10]&gt;=[.$D47];[.JV$10]&lt;=[.$J47];WORKDAY([.$D47];[.$H47]*[.$K47];Holidays)&gt;[.JV$10]))" calcext:base-cell-address="'Gantt Chart'.JV47"/>
            <calcext:condition calcext:apply-style-name="Task_Scheduled" calcext:value="formula-is(AND([.$H47]&gt;0;[.JV$10]&gt;=[.$D47];[.JV$10]&lt;=[.$J47];WORKDAY([.$D47];[.$H47]*[.$K47];Holidays)&lt;=[.JV$10]))" calcext:base-cell-address="'Gantt Chart'.JV47"/>
            <calcext:condition calcext:apply-style-name="Milestone" calcext:value="formula-is(AND([.$D47]&gt;0;[.$J47]=&quot;&quot;;[.$D47]=[.JV$10]))" calcext:base-cell-address="'Gantt Chart'.JV47"/>
          </calcext:conditional-format>
          <calcext:conditional-format calcext:target-range-address="'Gantt Chart'.JV48:'Gantt Chart'.JX48">
            <calcext:condition calcext:apply-style-name="Today" calcext:value="formula-is([.JV$10]=TODAY())" calcext:base-cell-address="'Gantt Chart'.JV48"/>
            <calcext:condition calcext:apply-style-name="Weekend" calcext:value="formula-is(OR(WEEKDAY([.JV$10])=1;WEEKDAY([.JV$10])=7))" calcext:base-cell-address="'Gantt Chart'.JV48"/>
            <calcext:condition calcext:apply-style-name="Holiday" calcext:value="formula-is(ISNUMBER(MATCH([.JV$10];Holidays;0)))" calcext:base-cell-address="'Gantt Chart'.JV48"/>
          </calcext:conditional-format>
          <calcext:conditional-format calcext:target-range-address="'Gantt Chart'.JV48:'Gantt Chart'.JX48">
            <calcext:condition calcext:apply-style-name="Task_Completed" calcext:value="formula-is(AND([.$H48]&gt;0;[.JV$10]&gt;=[.$D48];[.JV$10]&lt;=[.$J48];WORKDAY([.$D48];[.$H48]*[.$K48];Holidays)&gt;[.JV$10]))" calcext:base-cell-address="'Gantt Chart'.JV48"/>
            <calcext:condition calcext:apply-style-name="Task_Scheduled" calcext:value="formula-is(AND([.$H48]&gt;0;[.JV$10]&gt;=[.$D48];[.JV$10]&lt;=[.$J48];WORKDAY([.$D48];[.$H48]*[.$K48];Holidays)&lt;=[.JV$10]))" calcext:base-cell-address="'Gantt Chart'.JV48"/>
            <calcext:condition calcext:apply-style-name="Milestone" calcext:value="formula-is(AND([.$D48]&gt;0;[.$J48]=&quot;&quot;;[.$D48]=[.JV$10]))" calcext:base-cell-address="'Gantt Chart'.JV48"/>
          </calcext:conditional-format>
          <calcext:conditional-format calcext:target-range-address="'Gantt Chart'.JV49:'Gantt Chart'.JX49">
            <calcext:condition calcext:apply-style-name="Today" calcext:value="formula-is([.JV$10]=TODAY())" calcext:base-cell-address="'Gantt Chart'.JV49"/>
            <calcext:condition calcext:apply-style-name="Weekend" calcext:value="formula-is(OR(WEEKDAY([.JV$10])=1;WEEKDAY([.JV$10])=7))" calcext:base-cell-address="'Gantt Chart'.JV49"/>
            <calcext:condition calcext:apply-style-name="Holiday" calcext:value="formula-is(ISNUMBER(MATCH([.JV$10];Holidays;0)))" calcext:base-cell-address="'Gantt Chart'.JV49"/>
          </calcext:conditional-format>
          <calcext:conditional-format calcext:target-range-address="'Gantt Chart'.JV49:'Gantt Chart'.JX49">
            <calcext:condition calcext:apply-style-name="Task_Completed" calcext:value="formula-is(AND([.$H49]&gt;0;[.JV$10]&gt;=[.$D49];[.JV$10]&lt;=[.$J49];WORKDAY([.$D49];[.$H49]*[.$K49];Holidays)&gt;[.JV$10]))" calcext:base-cell-address="'Gantt Chart'.JV49"/>
            <calcext:condition calcext:apply-style-name="Task_Scheduled" calcext:value="formula-is(AND([.$H49]&gt;0;[.JV$10]&gt;=[.$D49];[.JV$10]&lt;=[.$J49];WORKDAY([.$D49];[.$H49]*[.$K49];Holidays)&lt;=[.JV$10]))" calcext:base-cell-address="'Gantt Chart'.JV49"/>
            <calcext:condition calcext:apply-style-name="Milestone" calcext:value="formula-is(AND([.$D49]&gt;0;[.$J49]=&quot;&quot;;[.$D49]=[.JV$10]))" calcext:base-cell-address="'Gantt Chart'.JV49"/>
          </calcext:conditional-format>
          <calcext:conditional-format calcext:target-range-address="'Gantt Chart'.JV50:'Gantt Chart'.JX50">
            <calcext:condition calcext:apply-style-name="Today" calcext:value="formula-is([.JV$10]=TODAY())" calcext:base-cell-address="'Gantt Chart'.JV50"/>
            <calcext:condition calcext:apply-style-name="Weekend" calcext:value="formula-is(OR(WEEKDAY([.JV$10])=1;WEEKDAY([.JV$10])=7))" calcext:base-cell-address="'Gantt Chart'.JV50"/>
            <calcext:condition calcext:apply-style-name="Holiday" calcext:value="formula-is(ISNUMBER(MATCH([.JV$10];Holidays;0)))" calcext:base-cell-address="'Gantt Chart'.JV50"/>
          </calcext:conditional-format>
          <calcext:conditional-format calcext:target-range-address="'Gantt Chart'.JV50:'Gantt Chart'.JX50">
            <calcext:condition calcext:apply-style-name="Task_Completed" calcext:value="formula-is(AND([.$H50]&gt;0;[.JV$10]&gt;=[.$D50];[.JV$10]&lt;=[.$J50];WORKDAY([.$D50];[.$H50]*[.$K50];Holidays)&gt;[.JV$10]))" calcext:base-cell-address="'Gantt Chart'.JV50"/>
            <calcext:condition calcext:apply-style-name="Task_Scheduled" calcext:value="formula-is(AND([.$H50]&gt;0;[.JV$10]&gt;=[.$D50];[.JV$10]&lt;=[.$J50];WORKDAY([.$D50];[.$H50]*[.$K50];Holidays)&lt;=[.JV$10]))" calcext:base-cell-address="'Gantt Chart'.JV50"/>
            <calcext:condition calcext:apply-style-name="Milestone" calcext:value="formula-is(AND([.$D50]&gt;0;[.$J50]=&quot;&quot;;[.$D50]=[.JV$10]))" calcext:base-cell-address="'Gantt Chart'.JV50"/>
          </calcext:conditional-format>
          <calcext:conditional-format calcext:target-range-address="'Gantt Chart'.JV51:'Gantt Chart'.JX51">
            <calcext:condition calcext:apply-style-name="Today" calcext:value="formula-is([.JV$10]=TODAY())" calcext:base-cell-address="'Gantt Chart'.JV51"/>
            <calcext:condition calcext:apply-style-name="Weekend" calcext:value="formula-is(OR(WEEKDAY([.JV$10])=1;WEEKDAY([.JV$10])=7))" calcext:base-cell-address="'Gantt Chart'.JV51"/>
            <calcext:condition calcext:apply-style-name="Holiday" calcext:value="formula-is(ISNUMBER(MATCH([.JV$10];Holidays;0)))" calcext:base-cell-address="'Gantt Chart'.JV51"/>
          </calcext:conditional-format>
          <calcext:conditional-format calcext:target-range-address="'Gantt Chart'.JV51:'Gantt Chart'.JX51">
            <calcext:condition calcext:apply-style-name="Task_Completed" calcext:value="formula-is(AND([.$H51]&gt;0;[.JV$10]&gt;=[.$D51];[.JV$10]&lt;=[.$J51];WORKDAY([.$D51];[.$H51]*[.$K51];Holidays)&gt;[.JV$10]))" calcext:base-cell-address="'Gantt Chart'.JV51"/>
            <calcext:condition calcext:apply-style-name="Task_Scheduled" calcext:value="formula-is(AND([.$H51]&gt;0;[.JV$10]&gt;=[.$D51];[.JV$10]&lt;=[.$J51];WORKDAY([.$D51];[.$H51]*[.$K51];Holidays)&lt;=[.JV$10]))" calcext:base-cell-address="'Gantt Chart'.JV51"/>
            <calcext:condition calcext:apply-style-name="Milestone" calcext:value="formula-is(AND([.$D51]&gt;0;[.$J51]=&quot;&quot;;[.$D51]=[.JV$10]))" calcext:base-cell-address="'Gantt Chart'.JV51"/>
          </calcext:conditional-format>
          <calcext:conditional-format calcext:target-range-address="'Gantt Chart'.JV52:'Gantt Chart'.JX52">
            <calcext:condition calcext:apply-style-name="Today" calcext:value="formula-is([.JV$10]=TODAY())" calcext:base-cell-address="'Gantt Chart'.JV52"/>
            <calcext:condition calcext:apply-style-name="Weekend" calcext:value="formula-is(OR(WEEKDAY([.JV$10])=1;WEEKDAY([.JV$10])=7))" calcext:base-cell-address="'Gantt Chart'.JV52"/>
            <calcext:condition calcext:apply-style-name="Holiday" calcext:value="formula-is(ISNUMBER(MATCH([.JV$10];Holidays;0)))" calcext:base-cell-address="'Gantt Chart'.JV52"/>
          </calcext:conditional-format>
          <calcext:conditional-format calcext:target-range-address="'Gantt Chart'.JV52:'Gantt Chart'.JX52">
            <calcext:condition calcext:apply-style-name="Task_Completed" calcext:value="formula-is(AND([.$H52]&gt;0;[.JV$10]&gt;=[.$D52];[.JV$10]&lt;=[.$J52];WORKDAY([.$D52];[.$H52]*[.$K52];Holidays)&gt;[.JV$10]))" calcext:base-cell-address="'Gantt Chart'.JV52"/>
            <calcext:condition calcext:apply-style-name="Task_Scheduled" calcext:value="formula-is(AND([.$H52]&gt;0;[.JV$10]&gt;=[.$D52];[.JV$10]&lt;=[.$J52];WORKDAY([.$D52];[.$H52]*[.$K52];Holidays)&lt;=[.JV$10]))" calcext:base-cell-address="'Gantt Chart'.JV52"/>
            <calcext:condition calcext:apply-style-name="Milestone" calcext:value="formula-is(AND([.$D52]&gt;0;[.$J52]=&quot;&quot;;[.$D52]=[.JV$10]))" calcext:base-cell-address="'Gantt Chart'.JV52"/>
          </calcext:conditional-format>
          <calcext:conditional-format calcext:target-range-address="'Gantt Chart'.JV53:'Gantt Chart'.JX53">
            <calcext:condition calcext:apply-style-name="Today" calcext:value="formula-is([.JV$10]=TODAY())" calcext:base-cell-address="'Gantt Chart'.JV53"/>
            <calcext:condition calcext:apply-style-name="Weekend" calcext:value="formula-is(OR(WEEKDAY([.JV$10])=1;WEEKDAY([.JV$10])=7))" calcext:base-cell-address="'Gantt Chart'.JV53"/>
            <calcext:condition calcext:apply-style-name="Holiday" calcext:value="formula-is(ISNUMBER(MATCH([.JV$10];Holidays;0)))" calcext:base-cell-address="'Gantt Chart'.JV53"/>
          </calcext:conditional-format>
          <calcext:conditional-format calcext:target-range-address="'Gantt Chart'.JV53:'Gantt Chart'.JX53">
            <calcext:condition calcext:apply-style-name="Task_Completed" calcext:value="formula-is(AND([.$H53]&gt;0;[.JV$10]&gt;=[.$D53];[.JV$10]&lt;=[.$J53];WORKDAY([.$D53];[.$H53]*[.$K53];Holidays)&gt;[.JV$10]))" calcext:base-cell-address="'Gantt Chart'.JV53"/>
            <calcext:condition calcext:apply-style-name="Task_Scheduled" calcext:value="formula-is(AND([.$H53]&gt;0;[.JV$10]&gt;=[.$D53];[.JV$10]&lt;=[.$J53];WORKDAY([.$D53];[.$H53]*[.$K53];Holidays)&lt;=[.JV$10]))" calcext:base-cell-address="'Gantt Chart'.JV53"/>
            <calcext:condition calcext:apply-style-name="Milestone" calcext:value="formula-is(AND([.$D53]&gt;0;[.$J53]=&quot;&quot;;[.$D53]=[.JV$10]))" calcext:base-cell-address="'Gantt Chart'.JV53"/>
          </calcext:conditional-format>
          <calcext:conditional-format calcext:target-range-address="'Gantt Chart'.JV54:'Gantt Chart'.JX54">
            <calcext:condition calcext:apply-style-name="Today" calcext:value="formula-is([.JV$10]=TODAY())" calcext:base-cell-address="'Gantt Chart'.JV54"/>
            <calcext:condition calcext:apply-style-name="Weekend" calcext:value="formula-is(OR(WEEKDAY([.JV$10])=1;WEEKDAY([.JV$10])=7))" calcext:base-cell-address="'Gantt Chart'.JV54"/>
            <calcext:condition calcext:apply-style-name="Holiday" calcext:value="formula-is(ISNUMBER(MATCH([.JV$10];Holidays;0)))" calcext:base-cell-address="'Gantt Chart'.JV54"/>
          </calcext:conditional-format>
          <calcext:conditional-format calcext:target-range-address="'Gantt Chart'.JV54:'Gantt Chart'.JX54">
            <calcext:condition calcext:apply-style-name="Task_Completed" calcext:value="formula-is(AND([.$H54]&gt;0;[.JV$10]&gt;=[.$D54];[.JV$10]&lt;=[.$J54];WORKDAY([.$D54];[.$H54]*[.$K54];Holidays)&gt;[.JV$10]))" calcext:base-cell-address="'Gantt Chart'.JV54"/>
            <calcext:condition calcext:apply-style-name="Task_Scheduled" calcext:value="formula-is(AND([.$H54]&gt;0;[.JV$10]&gt;=[.$D54];[.JV$10]&lt;=[.$J54];WORKDAY([.$D54];[.$H54]*[.$K54];Holidays)&lt;=[.JV$10]))" calcext:base-cell-address="'Gantt Chart'.JV54"/>
            <calcext:condition calcext:apply-style-name="Milestone" calcext:value="formula-is(AND([.$D54]&gt;0;[.$J54]=&quot;&quot;;[.$D54]=[.JV$10]))" calcext:base-cell-address="'Gantt Chart'.JV54"/>
          </calcext:conditional-format>
          <calcext:conditional-format calcext:target-range-address="'Gantt Chart'.JV55:'Gantt Chart'.JX55">
            <calcext:condition calcext:apply-style-name="Today" calcext:value="formula-is([.JV$10]=TODAY())" calcext:base-cell-address="'Gantt Chart'.JV55"/>
            <calcext:condition calcext:apply-style-name="Weekend" calcext:value="formula-is(OR(WEEKDAY([.JV$10])=1;WEEKDAY([.JV$10])=7))" calcext:base-cell-address="'Gantt Chart'.JV55"/>
            <calcext:condition calcext:apply-style-name="Holiday" calcext:value="formula-is(ISNUMBER(MATCH([.JV$10];Holidays;0)))" calcext:base-cell-address="'Gantt Chart'.JV55"/>
          </calcext:conditional-format>
          <calcext:conditional-format calcext:target-range-address="'Gantt Chart'.JV55:'Gantt Chart'.JX55">
            <calcext:condition calcext:apply-style-name="Task_Completed" calcext:value="formula-is(AND([.$H55]&gt;0;[.JV$10]&gt;=[.$D55];[.JV$10]&lt;=[.$J55];WORKDAY([.$D55];[.$H55]*[.$K55];Holidays)&gt;[.JV$10]))" calcext:base-cell-address="'Gantt Chart'.JV55"/>
            <calcext:condition calcext:apply-style-name="Task_Scheduled" calcext:value="formula-is(AND([.$H55]&gt;0;[.JV$10]&gt;=[.$D55];[.JV$10]&lt;=[.$J55];WORKDAY([.$D55];[.$H55]*[.$K55];Holidays)&lt;=[.JV$10]))" calcext:base-cell-address="'Gantt Chart'.JV55"/>
            <calcext:condition calcext:apply-style-name="Milestone" calcext:value="formula-is(AND([.$D55]&gt;0;[.$J55]=&quot;&quot;;[.$D55]=[.JV$10]))" calcext:base-cell-address="'Gantt Chart'.JV55"/>
          </calcext:conditional-format>
          <calcext:conditional-format calcext:target-range-address="'Gantt Chart'.JV56:'Gantt Chart'.JX56">
            <calcext:condition calcext:apply-style-name="Today" calcext:value="formula-is([.JV$10]=TODAY())" calcext:base-cell-address="'Gantt Chart'.JV56"/>
            <calcext:condition calcext:apply-style-name="Weekend" calcext:value="formula-is(OR(WEEKDAY([.JV$10])=1;WEEKDAY([.JV$10])=7))" calcext:base-cell-address="'Gantt Chart'.JV56"/>
            <calcext:condition calcext:apply-style-name="Holiday" calcext:value="formula-is(ISNUMBER(MATCH([.JV$10];Holidays;0)))" calcext:base-cell-address="'Gantt Chart'.JV56"/>
          </calcext:conditional-format>
          <calcext:conditional-format calcext:target-range-address="'Gantt Chart'.JV56:'Gantt Chart'.JX56">
            <calcext:condition calcext:apply-style-name="Task_Completed" calcext:value="formula-is(AND([.$H56]&gt;0;[.JV$10]&gt;=[.$D56];[.JV$10]&lt;=[.$J56];WORKDAY([.$D56];[.$H56]*[.$K56];Holidays)&gt;[.JV$10]))" calcext:base-cell-address="'Gantt Chart'.JV56"/>
            <calcext:condition calcext:apply-style-name="Task_Scheduled" calcext:value="formula-is(AND([.$H56]&gt;0;[.JV$10]&gt;=[.$D56];[.JV$10]&lt;=[.$J56];WORKDAY([.$D56];[.$H56]*[.$K56];Holidays)&lt;=[.JV$10]))" calcext:base-cell-address="'Gantt Chart'.JV56"/>
            <calcext:condition calcext:apply-style-name="Milestone" calcext:value="formula-is(AND([.$D56]&gt;0;[.$J56]=&quot;&quot;;[.$D56]=[.JV$10]))" calcext:base-cell-address="'Gantt Chart'.JV56"/>
          </calcext:conditional-format>
          <calcext:conditional-format calcext:target-range-address="'Gantt Chart'.JV57:'Gantt Chart'.JX57">
            <calcext:condition calcext:apply-style-name="Today" calcext:value="formula-is([.JV$10]=TODAY())" calcext:base-cell-address="'Gantt Chart'.JV57"/>
            <calcext:condition calcext:apply-style-name="Weekend" calcext:value="formula-is(OR(WEEKDAY([.JV$10])=1;WEEKDAY([.JV$10])=7))" calcext:base-cell-address="'Gantt Chart'.JV57"/>
            <calcext:condition calcext:apply-style-name="Holiday" calcext:value="formula-is(ISNUMBER(MATCH([.JV$10];Holidays;0)))" calcext:base-cell-address="'Gantt Chart'.JV57"/>
          </calcext:conditional-format>
          <calcext:conditional-format calcext:target-range-address="'Gantt Chart'.JV57:'Gantt Chart'.JX57">
            <calcext:condition calcext:apply-style-name="Task_Completed" calcext:value="formula-is(AND([.$H57]&gt;0;[.JV$10]&gt;=[.$D57];[.JV$10]&lt;=[.$J57];WORKDAY([.$D57];[.$H57]*[.$K57];Holidays)&gt;[.JV$10]))" calcext:base-cell-address="'Gantt Chart'.JV57"/>
            <calcext:condition calcext:apply-style-name="Task_Scheduled" calcext:value="formula-is(AND([.$H57]&gt;0;[.JV$10]&gt;=[.$D57];[.JV$10]&lt;=[.$J57];WORKDAY([.$D57];[.$H57]*[.$K57];Holidays)&lt;=[.JV$10]))" calcext:base-cell-address="'Gantt Chart'.JV57"/>
            <calcext:condition calcext:apply-style-name="Milestone" calcext:value="formula-is(AND([.$D57]&gt;0;[.$J57]=&quot;&quot;;[.$D57]=[.JV$10]))" calcext:base-cell-address="'Gantt Chart'.JV57"/>
          </calcext:conditional-format>
          <calcext:conditional-format calcext:target-range-address="'Gantt Chart'.JV58:'Gantt Chart'.JX58">
            <calcext:condition calcext:apply-style-name="Today" calcext:value="formula-is([.JV$10]=TODAY())" calcext:base-cell-address="'Gantt Chart'.JV58"/>
            <calcext:condition calcext:apply-style-name="Weekend" calcext:value="formula-is(OR(WEEKDAY([.JV$10])=1;WEEKDAY([.JV$10])=7))" calcext:base-cell-address="'Gantt Chart'.JV58"/>
            <calcext:condition calcext:apply-style-name="Holiday" calcext:value="formula-is(ISNUMBER(MATCH([.JV$10];Holidays;0)))" calcext:base-cell-address="'Gantt Chart'.JV58"/>
          </calcext:conditional-format>
          <calcext:conditional-format calcext:target-range-address="'Gantt Chart'.JV58:'Gantt Chart'.JX58">
            <calcext:condition calcext:apply-style-name="Task_Completed" calcext:value="formula-is(AND([.$H58]&gt;0;[.JV$10]&gt;=[.$D58];[.JV$10]&lt;=[.$J58];WORKDAY([.$D58];[.$H58]*[.$K58];Holidays)&gt;[.JV$10]))" calcext:base-cell-address="'Gantt Chart'.JV58"/>
            <calcext:condition calcext:apply-style-name="Task_Scheduled" calcext:value="formula-is(AND([.$H58]&gt;0;[.JV$10]&gt;=[.$D58];[.JV$10]&lt;=[.$J58];WORKDAY([.$D58];[.$H58]*[.$K58];Holidays)&lt;=[.JV$10]))" calcext:base-cell-address="'Gantt Chart'.JV58"/>
            <calcext:condition calcext:apply-style-name="Milestone" calcext:value="formula-is(AND([.$D58]&gt;0;[.$J58]=&quot;&quot;;[.$D58]=[.JV$10]))" calcext:base-cell-address="'Gantt Chart'.JV58"/>
          </calcext:conditional-format>
          <calcext:conditional-format calcext:target-range-address="'Gantt Chart'.JV59:'Gantt Chart'.JX59">
            <calcext:condition calcext:apply-style-name="Today" calcext:value="formula-is([.JV$10]=TODAY())" calcext:base-cell-address="'Gantt Chart'.JV59"/>
            <calcext:condition calcext:apply-style-name="Weekend" calcext:value="formula-is(OR(WEEKDAY([.JV$10])=1;WEEKDAY([.JV$10])=7))" calcext:base-cell-address="'Gantt Chart'.JV59"/>
            <calcext:condition calcext:apply-style-name="Holiday" calcext:value="formula-is(ISNUMBER(MATCH([.JV$10];Holidays;0)))" calcext:base-cell-address="'Gantt Chart'.JV59"/>
          </calcext:conditional-format>
          <calcext:conditional-format calcext:target-range-address="'Gantt Chart'.JV59:'Gantt Chart'.JX59">
            <calcext:condition calcext:apply-style-name="Task_Completed" calcext:value="formula-is(AND([.$H59]&gt;0;[.JV$10]&gt;=[.$D59];[.JV$10]&lt;=[.$J59];WORKDAY([.$D59];[.$H59]*[.$K59];Holidays)&gt;[.JV$10]))" calcext:base-cell-address="'Gantt Chart'.JV59"/>
            <calcext:condition calcext:apply-style-name="Task_Scheduled" calcext:value="formula-is(AND([.$H59]&gt;0;[.JV$10]&gt;=[.$D59];[.JV$10]&lt;=[.$J59];WORKDAY([.$D59];[.$H59]*[.$K59];Holidays)&lt;=[.JV$10]))" calcext:base-cell-address="'Gantt Chart'.JV59"/>
            <calcext:condition calcext:apply-style-name="Milestone" calcext:value="formula-is(AND([.$D59]&gt;0;[.$J59]=&quot;&quot;;[.$D59]=[.JV$10]))" calcext:base-cell-address="'Gantt Chart'.JV59"/>
          </calcext:conditional-format>
          <calcext:conditional-format calcext:target-range-address="'Gantt Chart'.JV60:'Gantt Chart'.JX60">
            <calcext:condition calcext:apply-style-name="Today" calcext:value="formula-is([.JV$10]=TODAY())" calcext:base-cell-address="'Gantt Chart'.JV60"/>
            <calcext:condition calcext:apply-style-name="Weekend" calcext:value="formula-is(OR(WEEKDAY([.JV$10])=1;WEEKDAY([.JV$10])=7))" calcext:base-cell-address="'Gantt Chart'.JV60"/>
            <calcext:condition calcext:apply-style-name="Holiday" calcext:value="formula-is(ISNUMBER(MATCH([.JV$10];Holidays;0)))" calcext:base-cell-address="'Gantt Chart'.JV60"/>
          </calcext:conditional-format>
          <calcext:conditional-format calcext:target-range-address="'Gantt Chart'.JV60:'Gantt Chart'.JX60">
            <calcext:condition calcext:apply-style-name="Task_Completed" calcext:value="formula-is(AND([.$H60]&gt;0;[.JV$10]&gt;=[.$D60];[.JV$10]&lt;=[.$J60];WORKDAY([.$D60];[.$H60]*[.$K60];Holidays)&gt;[.JV$10]))" calcext:base-cell-address="'Gantt Chart'.JV60"/>
            <calcext:condition calcext:apply-style-name="Task_Scheduled" calcext:value="formula-is(AND([.$H60]&gt;0;[.JV$10]&gt;=[.$D60];[.JV$10]&lt;=[.$J60];WORKDAY([.$D60];[.$H60]*[.$K60];Holidays)&lt;=[.JV$10]))" calcext:base-cell-address="'Gantt Chart'.JV60"/>
            <calcext:condition calcext:apply-style-name="Milestone" calcext:value="formula-is(AND([.$D60]&gt;0;[.$J60]=&quot;&quot;;[.$D60]=[.JV$10]))" calcext:base-cell-address="'Gantt Chart'.JV60"/>
          </calcext:conditional-format>
          <calcext:conditional-format calcext:target-range-address="'Gantt Chart'.JV61:'Gantt Chart'.JX61">
            <calcext:condition calcext:apply-style-name="Today" calcext:value="formula-is([.JV$10]=TODAY())" calcext:base-cell-address="'Gantt Chart'.JV61"/>
            <calcext:condition calcext:apply-style-name="Weekend" calcext:value="formula-is(OR(WEEKDAY([.JV$10])=1;WEEKDAY([.JV$10])=7))" calcext:base-cell-address="'Gantt Chart'.JV61"/>
            <calcext:condition calcext:apply-style-name="Holiday" calcext:value="formula-is(ISNUMBER(MATCH([.JV$10];Holidays;0)))" calcext:base-cell-address="'Gantt Chart'.JV61"/>
          </calcext:conditional-format>
          <calcext:conditional-format calcext:target-range-address="'Gantt Chart'.JV61:'Gantt Chart'.JX61">
            <calcext:condition calcext:apply-style-name="Task_Completed" calcext:value="formula-is(AND([.$H61]&gt;0;[.JV$10]&gt;=[.$D61];[.JV$10]&lt;=[.$J61];WORKDAY([.$D61];[.$H61]*[.$K61];Holidays)&gt;[.JV$10]))" calcext:base-cell-address="'Gantt Chart'.JV61"/>
            <calcext:condition calcext:apply-style-name="Task_Scheduled" calcext:value="formula-is(AND([.$H61]&gt;0;[.JV$10]&gt;=[.$D61];[.JV$10]&lt;=[.$J61];WORKDAY([.$D61];[.$H61]*[.$K61];Holidays)&lt;=[.JV$10]))" calcext:base-cell-address="'Gantt Chart'.JV61"/>
            <calcext:condition calcext:apply-style-name="Milestone" calcext:value="formula-is(AND([.$D61]&gt;0;[.$J61]=&quot;&quot;;[.$D61]=[.JV$10]))" calcext:base-cell-address="'Gantt Chart'.JV61"/>
          </calcext:conditional-format>
          <calcext:conditional-format calcext:target-range-address="'Gantt Chart'.JV62:'Gantt Chart'.JX62">
            <calcext:condition calcext:apply-style-name="Today" calcext:value="formula-is([.JV$10]=TODAY())" calcext:base-cell-address="'Gantt Chart'.JV62"/>
            <calcext:condition calcext:apply-style-name="Weekend" calcext:value="formula-is(OR(WEEKDAY([.JV$10])=1;WEEKDAY([.JV$10])=7))" calcext:base-cell-address="'Gantt Chart'.JV62"/>
            <calcext:condition calcext:apply-style-name="Holiday" calcext:value="formula-is(ISNUMBER(MATCH([.JV$10];Holidays;0)))" calcext:base-cell-address="'Gantt Chart'.JV62"/>
          </calcext:conditional-format>
          <calcext:conditional-format calcext:target-range-address="'Gantt Chart'.JV62:'Gantt Chart'.JX62">
            <calcext:condition calcext:apply-style-name="Task_Completed" calcext:value="formula-is(AND([.$H62]&gt;0;[.JV$10]&gt;=[.$D62];[.JV$10]&lt;=[.$J62];WORKDAY([.$D62];[.$H62]*[.$K62];Holidays)&gt;[.JV$10]))" calcext:base-cell-address="'Gantt Chart'.JV62"/>
            <calcext:condition calcext:apply-style-name="Task_Scheduled" calcext:value="formula-is(AND([.$H62]&gt;0;[.JV$10]&gt;=[.$D62];[.JV$10]&lt;=[.$J62];WORKDAY([.$D62];[.$H62]*[.$K62];Holidays)&lt;=[.JV$10]))" calcext:base-cell-address="'Gantt Chart'.JV62"/>
            <calcext:condition calcext:apply-style-name="Milestone" calcext:value="formula-is(AND([.$D62]&gt;0;[.$J62]=&quot;&quot;;[.$D62]=[.JV$10]))" calcext:base-cell-address="'Gantt Chart'.JV62"/>
          </calcext:conditional-format>
          <calcext:conditional-format calcext:target-range-address="'Gantt Chart'.JV63:'Gantt Chart'.JX63">
            <calcext:condition calcext:apply-style-name="Today" calcext:value="formula-is([.JV$10]=TODAY())" calcext:base-cell-address="'Gantt Chart'.JV63"/>
            <calcext:condition calcext:apply-style-name="Weekend" calcext:value="formula-is(OR(WEEKDAY([.JV$10])=1;WEEKDAY([.JV$10])=7))" calcext:base-cell-address="'Gantt Chart'.JV63"/>
            <calcext:condition calcext:apply-style-name="Holiday" calcext:value="formula-is(ISNUMBER(MATCH([.JV$10];Holidays;0)))" calcext:base-cell-address="'Gantt Chart'.JV63"/>
          </calcext:conditional-format>
          <calcext:conditional-format calcext:target-range-address="'Gantt Chart'.JV63:'Gantt Chart'.JX63">
            <calcext:condition calcext:apply-style-name="Task_Completed" calcext:value="formula-is(AND([.$H63]&gt;0;[.JV$10]&gt;=[.$D63];[.JV$10]&lt;=[.$J63];WORKDAY([.$D63];[.$H63]*[.$K63];Holidays)&gt;[.JV$10]))" calcext:base-cell-address="'Gantt Chart'.JV63"/>
            <calcext:condition calcext:apply-style-name="Task_Scheduled" calcext:value="formula-is(AND([.$H63]&gt;0;[.JV$10]&gt;=[.$D63];[.JV$10]&lt;=[.$J63];WORKDAY([.$D63];[.$H63]*[.$K63];Holidays)&lt;=[.JV$10]))" calcext:base-cell-address="'Gantt Chart'.JV63"/>
            <calcext:condition calcext:apply-style-name="Milestone" calcext:value="formula-is(AND([.$D63]&gt;0;[.$J63]=&quot;&quot;;[.$D63]=[.JV$10]))" calcext:base-cell-address="'Gantt Chart'.JV63"/>
          </calcext:conditional-format>
          <calcext:conditional-format calcext:target-range-address="'Gantt Chart'.JY27:'Gantt Chart'.JZ27">
            <calcext:condition calcext:apply-style-name="Today" calcext:value="formula-is([.JY$10]=TODAY())" calcext:base-cell-address="'Gantt Chart'.JY27"/>
            <calcext:condition calcext:apply-style-name="Weekend" calcext:value="formula-is(OR(WEEKDAY([.JY$10])=1;WEEKDAY([.JY$10])=7))" calcext:base-cell-address="'Gantt Chart'.JY27"/>
            <calcext:condition calcext:apply-style-name="Holiday" calcext:value="formula-is(ISNUMBER(MATCH([.JY$10];Holidays;0)))" calcext:base-cell-address="'Gantt Chart'.JY27"/>
          </calcext:conditional-format>
          <calcext:conditional-format calcext:target-range-address="'Gantt Chart'.JY27:'Gantt Chart'.JZ27">
            <calcext:condition calcext:apply-style-name="Task_Completed" calcext:value="formula-is(AND([.$H27]&gt;0;[.JY$10]&gt;=[.$D27];[.JY$10]&lt;=[.$J27];WORKDAY([.$D27];[.$H27]*[.$K27];Holidays)&gt;[.JY$10]))" calcext:base-cell-address="'Gantt Chart'.JY27"/>
            <calcext:condition calcext:apply-style-name="Task_Scheduled" calcext:value="formula-is(AND([.$H27]&gt;0;[.JY$10]&gt;=[.$D27];[.JY$10]&lt;=[.$J27];WORKDAY([.$D27];[.$H27]*[.$K27];Holidays)&lt;=[.JY$10]))" calcext:base-cell-address="'Gantt Chart'.JY27"/>
            <calcext:condition calcext:apply-style-name="Milestone" calcext:value="formula-is(AND([.$D27]&gt;0;[.$J27]=&quot;&quot;;[.$D27]=[.JY$10]))" calcext:base-cell-address="'Gantt Chart'.JY27"/>
          </calcext:conditional-format>
          <calcext:conditional-format calcext:target-range-address="'Gantt Chart'.KA27:'Gantt Chart'.KB27">
            <calcext:condition calcext:apply-style-name="Today" calcext:value="formula-is([.KA$10]=TODAY())" calcext:base-cell-address="'Gantt Chart'.KA27"/>
            <calcext:condition calcext:apply-style-name="Weekend" calcext:value="formula-is(OR(WEEKDAY([.KA$10])=1;WEEKDAY([.KA$10])=7))" calcext:base-cell-address="'Gantt Chart'.KA27"/>
            <calcext:condition calcext:apply-style-name="Holiday" calcext:value="formula-is(ISNUMBER(MATCH([.KA$10];Holidays;0)))" calcext:base-cell-address="'Gantt Chart'.KA27"/>
          </calcext:conditional-format>
          <calcext:conditional-format calcext:target-range-address="'Gantt Chart'.KA27:'Gantt Chart'.KB27">
            <calcext:condition calcext:apply-style-name="Task_Completed" calcext:value="formula-is(AND([.$H27]&gt;0;[.KA$10]&gt;=[.$D27];[.KA$10]&lt;=[.$J27];WORKDAY([.$D27];[.$H27]*[.$K27];Holidays)&gt;[.KA$10]))" calcext:base-cell-address="'Gantt Chart'.KA27"/>
            <calcext:condition calcext:apply-style-name="Task_Scheduled" calcext:value="formula-is(AND([.$H27]&gt;0;[.KA$10]&gt;=[.$D27];[.KA$10]&lt;=[.$J27];WORKDAY([.$D27];[.$H27]*[.$K27];Holidays)&lt;=[.KA$10]))" calcext:base-cell-address="'Gantt Chart'.KA27"/>
            <calcext:condition calcext:apply-style-name="Milestone" calcext:value="formula-is(AND([.$D27]&gt;0;[.$J27]=&quot;&quot;;[.$D27]=[.KA$10]))" calcext:base-cell-address="'Gantt Chart'.KA27"/>
          </calcext:conditional-format>
          <calcext:conditional-format calcext:target-range-address="'Gantt Chart'.KC27:'Gantt Chart'.KC27">
            <calcext:condition calcext:apply-style-name="Today" calcext:value="formula-is([.KC$10]=TODAY())" calcext:base-cell-address="'Gantt Chart'.KC27"/>
            <calcext:condition calcext:apply-style-name="Weekend" calcext:value="formula-is(OR(WEEKDAY([.KC$10])=1;WEEKDAY([.KC$10])=7))" calcext:base-cell-address="'Gantt Chart'.KC27"/>
            <calcext:condition calcext:apply-style-name="Holiday" calcext:value="formula-is(ISNUMBER(MATCH([.KC$10];Holidays;0)))" calcext:base-cell-address="'Gantt Chart'.KC27"/>
          </calcext:conditional-format>
          <calcext:conditional-format calcext:target-range-address="'Gantt Chart'.KC27:'Gantt Chart'.KC27">
            <calcext:condition calcext:apply-style-name="Task_Completed" calcext:value="formula-is(AND([.$H27]&gt;0;[.KC$10]&gt;=[.$D27];[.KC$10]&lt;=[.$J27];WORKDAY([.$D27];[.$H27]*[.$K27];Holidays)&gt;[.KC$10]))" calcext:base-cell-address="'Gantt Chart'.KC27"/>
            <calcext:condition calcext:apply-style-name="Task_Scheduled" calcext:value="formula-is(AND([.$H27]&gt;0;[.KC$10]&gt;=[.$D27];[.KC$10]&lt;=[.$J27];WORKDAY([.$D27];[.$H27]*[.$K27];Holidays)&lt;=[.KC$10]))" calcext:base-cell-address="'Gantt Chart'.KC27"/>
            <calcext:condition calcext:apply-style-name="Milestone" calcext:value="formula-is(AND([.$D27]&gt;0;[.$J27]=&quot;&quot;;[.$D27]=[.KC$10]))" calcext:base-cell-address="'Gantt Chart'.KC27"/>
          </calcext:conditional-format>
          <calcext:conditional-format calcext:target-range-address="'Gantt Chart'.JY28:'Gantt Chart'.JZ28">
            <calcext:condition calcext:apply-style-name="Today" calcext:value="formula-is([.JY$10]=TODAY())" calcext:base-cell-address="'Gantt Chart'.JY28"/>
            <calcext:condition calcext:apply-style-name="Weekend" calcext:value="formula-is(OR(WEEKDAY([.JY$10])=1;WEEKDAY([.JY$10])=7))" calcext:base-cell-address="'Gantt Chart'.JY28"/>
            <calcext:condition calcext:apply-style-name="Holiday" calcext:value="formula-is(ISNUMBER(MATCH([.JY$10];Holidays;0)))" calcext:base-cell-address="'Gantt Chart'.JY28"/>
          </calcext:conditional-format>
          <calcext:conditional-format calcext:target-range-address="'Gantt Chart'.JY28:'Gantt Chart'.JZ28">
            <calcext:condition calcext:apply-style-name="Task_Completed" calcext:value="formula-is(AND([.$H28]&gt;0;[.JY$10]&gt;=[.$D28];[.JY$10]&lt;=[.$J28];WORKDAY([.$D28];[.$H28]*[.$K28];Holidays)&gt;[.JY$10]))" calcext:base-cell-address="'Gantt Chart'.JY28"/>
            <calcext:condition calcext:apply-style-name="Task_Scheduled" calcext:value="formula-is(AND([.$H28]&gt;0;[.JY$10]&gt;=[.$D28];[.JY$10]&lt;=[.$J28];WORKDAY([.$D28];[.$H28]*[.$K28];Holidays)&lt;=[.JY$10]))" calcext:base-cell-address="'Gantt Chart'.JY28"/>
            <calcext:condition calcext:apply-style-name="Milestone" calcext:value="formula-is(AND([.$D28]&gt;0;[.$J28]=&quot;&quot;;[.$D28]=[.JY$10]))" calcext:base-cell-address="'Gantt Chart'.JY28"/>
          </calcext:conditional-format>
          <calcext:conditional-format calcext:target-range-address="'Gantt Chart'.KA28:'Gantt Chart'.KB28">
            <calcext:condition calcext:apply-style-name="Today" calcext:value="formula-is([.KA$10]=TODAY())" calcext:base-cell-address="'Gantt Chart'.KA28"/>
            <calcext:condition calcext:apply-style-name="Weekend" calcext:value="formula-is(OR(WEEKDAY([.KA$10])=1;WEEKDAY([.KA$10])=7))" calcext:base-cell-address="'Gantt Chart'.KA28"/>
            <calcext:condition calcext:apply-style-name="Holiday" calcext:value="formula-is(ISNUMBER(MATCH([.KA$10];Holidays;0)))" calcext:base-cell-address="'Gantt Chart'.KA28"/>
          </calcext:conditional-format>
          <calcext:conditional-format calcext:target-range-address="'Gantt Chart'.KA28:'Gantt Chart'.KB28">
            <calcext:condition calcext:apply-style-name="Task_Completed" calcext:value="formula-is(AND([.$H28]&gt;0;[.KA$10]&gt;=[.$D28];[.KA$10]&lt;=[.$J28];WORKDAY([.$D28];[.$H28]*[.$K28];Holidays)&gt;[.KA$10]))" calcext:base-cell-address="'Gantt Chart'.KA28"/>
            <calcext:condition calcext:apply-style-name="Task_Scheduled" calcext:value="formula-is(AND([.$H28]&gt;0;[.KA$10]&gt;=[.$D28];[.KA$10]&lt;=[.$J28];WORKDAY([.$D28];[.$H28]*[.$K28];Holidays)&lt;=[.KA$10]))" calcext:base-cell-address="'Gantt Chart'.KA28"/>
            <calcext:condition calcext:apply-style-name="Milestone" calcext:value="formula-is(AND([.$D28]&gt;0;[.$J28]=&quot;&quot;;[.$D28]=[.KA$10]))" calcext:base-cell-address="'Gantt Chart'.KA28"/>
          </calcext:conditional-format>
          <calcext:conditional-format calcext:target-range-address="'Gantt Chart'.KC28:'Gantt Chart'.KC28">
            <calcext:condition calcext:apply-style-name="Today" calcext:value="formula-is([.KC$10]=TODAY())" calcext:base-cell-address="'Gantt Chart'.KC28"/>
            <calcext:condition calcext:apply-style-name="Weekend" calcext:value="formula-is(OR(WEEKDAY([.KC$10])=1;WEEKDAY([.KC$10])=7))" calcext:base-cell-address="'Gantt Chart'.KC28"/>
            <calcext:condition calcext:apply-style-name="Holiday" calcext:value="formula-is(ISNUMBER(MATCH([.KC$10];Holidays;0)))" calcext:base-cell-address="'Gantt Chart'.KC28"/>
          </calcext:conditional-format>
          <calcext:conditional-format calcext:target-range-address="'Gantt Chart'.KC28:'Gantt Chart'.KC28">
            <calcext:condition calcext:apply-style-name="Task_Completed" calcext:value="formula-is(AND([.$H28]&gt;0;[.KC$10]&gt;=[.$D28];[.KC$10]&lt;=[.$J28];WORKDAY([.$D28];[.$H28]*[.$K28];Holidays)&gt;[.KC$10]))" calcext:base-cell-address="'Gantt Chart'.KC28"/>
            <calcext:condition calcext:apply-style-name="Task_Scheduled" calcext:value="formula-is(AND([.$H28]&gt;0;[.KC$10]&gt;=[.$D28];[.KC$10]&lt;=[.$J28];WORKDAY([.$D28];[.$H28]*[.$K28];Holidays)&lt;=[.KC$10]))" calcext:base-cell-address="'Gantt Chart'.KC28"/>
            <calcext:condition calcext:apply-style-name="Milestone" calcext:value="formula-is(AND([.$D28]&gt;0;[.$J28]=&quot;&quot;;[.$D28]=[.KC$10]))" calcext:base-cell-address="'Gantt Chart'.KC28"/>
          </calcext:conditional-format>
          <calcext:conditional-format calcext:target-range-address="'Gantt Chart'.JY29:'Gantt Chart'.JZ29">
            <calcext:condition calcext:apply-style-name="Today" calcext:value="formula-is([.JY$10]=TODAY())" calcext:base-cell-address="'Gantt Chart'.JY29"/>
            <calcext:condition calcext:apply-style-name="Weekend" calcext:value="formula-is(OR(WEEKDAY([.JY$10])=1;WEEKDAY([.JY$10])=7))" calcext:base-cell-address="'Gantt Chart'.JY29"/>
            <calcext:condition calcext:apply-style-name="Holiday" calcext:value="formula-is(ISNUMBER(MATCH([.JY$10];Holidays;0)))" calcext:base-cell-address="'Gantt Chart'.JY29"/>
          </calcext:conditional-format>
          <calcext:conditional-format calcext:target-range-address="'Gantt Chart'.JY29:'Gantt Chart'.JZ29">
            <calcext:condition calcext:apply-style-name="Task_Completed" calcext:value="formula-is(AND([.$H29]&gt;0;[.JY$10]&gt;=[.$D29];[.JY$10]&lt;=[.$J29];WORKDAY([.$D29];[.$H29]*[.$K29];Holidays)&gt;[.JY$10]))" calcext:base-cell-address="'Gantt Chart'.JY29"/>
            <calcext:condition calcext:apply-style-name="Task_Scheduled" calcext:value="formula-is(AND([.$H29]&gt;0;[.JY$10]&gt;=[.$D29];[.JY$10]&lt;=[.$J29];WORKDAY([.$D29];[.$H29]*[.$K29];Holidays)&lt;=[.JY$10]))" calcext:base-cell-address="'Gantt Chart'.JY29"/>
            <calcext:condition calcext:apply-style-name="Milestone" calcext:value="formula-is(AND([.$D29]&gt;0;[.$J29]=&quot;&quot;;[.$D29]=[.JY$10]))" calcext:base-cell-address="'Gantt Chart'.JY29"/>
          </calcext:conditional-format>
          <calcext:conditional-format calcext:target-range-address="'Gantt Chart'.KA29:'Gantt Chart'.KB29">
            <calcext:condition calcext:apply-style-name="Today" calcext:value="formula-is([.KA$10]=TODAY())" calcext:base-cell-address="'Gantt Chart'.KA29"/>
            <calcext:condition calcext:apply-style-name="Weekend" calcext:value="formula-is(OR(WEEKDAY([.KA$10])=1;WEEKDAY([.KA$10])=7))" calcext:base-cell-address="'Gantt Chart'.KA29"/>
            <calcext:condition calcext:apply-style-name="Holiday" calcext:value="formula-is(ISNUMBER(MATCH([.KA$10];Holidays;0)))" calcext:base-cell-address="'Gantt Chart'.KA29"/>
          </calcext:conditional-format>
          <calcext:conditional-format calcext:target-range-address="'Gantt Chart'.KA29:'Gantt Chart'.KB29">
            <calcext:condition calcext:apply-style-name="Task_Completed" calcext:value="formula-is(AND([.$H29]&gt;0;[.KA$10]&gt;=[.$D29];[.KA$10]&lt;=[.$J29];WORKDAY([.$D29];[.$H29]*[.$K29];Holidays)&gt;[.KA$10]))" calcext:base-cell-address="'Gantt Chart'.KA29"/>
            <calcext:condition calcext:apply-style-name="Task_Scheduled" calcext:value="formula-is(AND([.$H29]&gt;0;[.KA$10]&gt;=[.$D29];[.KA$10]&lt;=[.$J29];WORKDAY([.$D29];[.$H29]*[.$K29];Holidays)&lt;=[.KA$10]))" calcext:base-cell-address="'Gantt Chart'.KA29"/>
            <calcext:condition calcext:apply-style-name="Milestone" calcext:value="formula-is(AND([.$D29]&gt;0;[.$J29]=&quot;&quot;;[.$D29]=[.KA$10]))" calcext:base-cell-address="'Gantt Chart'.KA29"/>
          </calcext:conditional-format>
          <calcext:conditional-format calcext:target-range-address="'Gantt Chart'.KC29:'Gantt Chart'.KC29">
            <calcext:condition calcext:apply-style-name="Today" calcext:value="formula-is([.KC$10]=TODAY())" calcext:base-cell-address="'Gantt Chart'.KC29"/>
            <calcext:condition calcext:apply-style-name="Weekend" calcext:value="formula-is(OR(WEEKDAY([.KC$10])=1;WEEKDAY([.KC$10])=7))" calcext:base-cell-address="'Gantt Chart'.KC29"/>
            <calcext:condition calcext:apply-style-name="Holiday" calcext:value="formula-is(ISNUMBER(MATCH([.KC$10];Holidays;0)))" calcext:base-cell-address="'Gantt Chart'.KC29"/>
          </calcext:conditional-format>
          <calcext:conditional-format calcext:target-range-address="'Gantt Chart'.KC29:'Gantt Chart'.KC29">
            <calcext:condition calcext:apply-style-name="Task_Completed" calcext:value="formula-is(AND([.$H29]&gt;0;[.KC$10]&gt;=[.$D29];[.KC$10]&lt;=[.$J29];WORKDAY([.$D29];[.$H29]*[.$K29];Holidays)&gt;[.KC$10]))" calcext:base-cell-address="'Gantt Chart'.KC29"/>
            <calcext:condition calcext:apply-style-name="Task_Scheduled" calcext:value="formula-is(AND([.$H29]&gt;0;[.KC$10]&gt;=[.$D29];[.KC$10]&lt;=[.$J29];WORKDAY([.$D29];[.$H29]*[.$K29];Holidays)&lt;=[.KC$10]))" calcext:base-cell-address="'Gantt Chart'.KC29"/>
            <calcext:condition calcext:apply-style-name="Milestone" calcext:value="formula-is(AND([.$D29]&gt;0;[.$J29]=&quot;&quot;;[.$D29]=[.KC$10]))" calcext:base-cell-address="'Gantt Chart'.KC29"/>
          </calcext:conditional-format>
          <calcext:conditional-format calcext:target-range-address="'Gantt Chart'.JY30:'Gantt Chart'.JZ30">
            <calcext:condition calcext:apply-style-name="Today" calcext:value="formula-is([.JY$10]=TODAY())" calcext:base-cell-address="'Gantt Chart'.JY30"/>
            <calcext:condition calcext:apply-style-name="Weekend" calcext:value="formula-is(OR(WEEKDAY([.JY$10])=1;WEEKDAY([.JY$10])=7))" calcext:base-cell-address="'Gantt Chart'.JY30"/>
            <calcext:condition calcext:apply-style-name="Holiday" calcext:value="formula-is(ISNUMBER(MATCH([.JY$10];Holidays;0)))" calcext:base-cell-address="'Gantt Chart'.JY30"/>
          </calcext:conditional-format>
          <calcext:conditional-format calcext:target-range-address="'Gantt Chart'.JY30:'Gantt Chart'.JZ30">
            <calcext:condition calcext:apply-style-name="Task_Completed" calcext:value="formula-is(AND([.$H30]&gt;0;[.JY$10]&gt;=[.$D30];[.JY$10]&lt;=[.$J30];WORKDAY([.$D30];[.$H30]*[.$K30];Holidays)&gt;[.JY$10]))" calcext:base-cell-address="'Gantt Chart'.JY30"/>
            <calcext:condition calcext:apply-style-name="Task_Scheduled" calcext:value="formula-is(AND([.$H30]&gt;0;[.JY$10]&gt;=[.$D30];[.JY$10]&lt;=[.$J30];WORKDAY([.$D30];[.$H30]*[.$K30];Holidays)&lt;=[.JY$10]))" calcext:base-cell-address="'Gantt Chart'.JY30"/>
            <calcext:condition calcext:apply-style-name="Milestone" calcext:value="formula-is(AND([.$D30]&gt;0;[.$J30]=&quot;&quot;;[.$D30]=[.JY$10]))" calcext:base-cell-address="'Gantt Chart'.JY30"/>
          </calcext:conditional-format>
          <calcext:conditional-format calcext:target-range-address="'Gantt Chart'.KA30:'Gantt Chart'.KB30">
            <calcext:condition calcext:apply-style-name="Today" calcext:value="formula-is([.KA$10]=TODAY())" calcext:base-cell-address="'Gantt Chart'.KA30"/>
            <calcext:condition calcext:apply-style-name="Weekend" calcext:value="formula-is(OR(WEEKDAY([.KA$10])=1;WEEKDAY([.KA$10])=7))" calcext:base-cell-address="'Gantt Chart'.KA30"/>
            <calcext:condition calcext:apply-style-name="Holiday" calcext:value="formula-is(ISNUMBER(MATCH([.KA$10];Holidays;0)))" calcext:base-cell-address="'Gantt Chart'.KA30"/>
          </calcext:conditional-format>
          <calcext:conditional-format calcext:target-range-address="'Gantt Chart'.KA30:'Gantt Chart'.KB30">
            <calcext:condition calcext:apply-style-name="Task_Completed" calcext:value="formula-is(AND([.$H30]&gt;0;[.KA$10]&gt;=[.$D30];[.KA$10]&lt;=[.$J30];WORKDAY([.$D30];[.$H30]*[.$K30];Holidays)&gt;[.KA$10]))" calcext:base-cell-address="'Gantt Chart'.KA30"/>
            <calcext:condition calcext:apply-style-name="Task_Scheduled" calcext:value="formula-is(AND([.$H30]&gt;0;[.KA$10]&gt;=[.$D30];[.KA$10]&lt;=[.$J30];WORKDAY([.$D30];[.$H30]*[.$K30];Holidays)&lt;=[.KA$10]))" calcext:base-cell-address="'Gantt Chart'.KA30"/>
            <calcext:condition calcext:apply-style-name="Milestone" calcext:value="formula-is(AND([.$D30]&gt;0;[.$J30]=&quot;&quot;;[.$D30]=[.KA$10]))" calcext:base-cell-address="'Gantt Chart'.KA30"/>
          </calcext:conditional-format>
          <calcext:conditional-format calcext:target-range-address="'Gantt Chart'.KC30:'Gantt Chart'.KC30">
            <calcext:condition calcext:apply-style-name="Today" calcext:value="formula-is([.KC$10]=TODAY())" calcext:base-cell-address="'Gantt Chart'.KC30"/>
            <calcext:condition calcext:apply-style-name="Weekend" calcext:value="formula-is(OR(WEEKDAY([.KC$10])=1;WEEKDAY([.KC$10])=7))" calcext:base-cell-address="'Gantt Chart'.KC30"/>
            <calcext:condition calcext:apply-style-name="Holiday" calcext:value="formula-is(ISNUMBER(MATCH([.KC$10];Holidays;0)))" calcext:base-cell-address="'Gantt Chart'.KC30"/>
          </calcext:conditional-format>
          <calcext:conditional-format calcext:target-range-address="'Gantt Chart'.KC30:'Gantt Chart'.KC30">
            <calcext:condition calcext:apply-style-name="Task_Completed" calcext:value="formula-is(AND([.$H30]&gt;0;[.KC$10]&gt;=[.$D30];[.KC$10]&lt;=[.$J30];WORKDAY([.$D30];[.$H30]*[.$K30];Holidays)&gt;[.KC$10]))" calcext:base-cell-address="'Gantt Chart'.KC30"/>
            <calcext:condition calcext:apply-style-name="Task_Scheduled" calcext:value="formula-is(AND([.$H30]&gt;0;[.KC$10]&gt;=[.$D30];[.KC$10]&lt;=[.$J30];WORKDAY([.$D30];[.$H30]*[.$K30];Holidays)&lt;=[.KC$10]))" calcext:base-cell-address="'Gantt Chart'.KC30"/>
            <calcext:condition calcext:apply-style-name="Milestone" calcext:value="formula-is(AND([.$D30]&gt;0;[.$J30]=&quot;&quot;;[.$D30]=[.KC$10]))" calcext:base-cell-address="'Gantt Chart'.KC30"/>
          </calcext:conditional-format>
          <calcext:conditional-format calcext:target-range-address="'Gantt Chart'.JY31:'Gantt Chart'.JZ31">
            <calcext:condition calcext:apply-style-name="Today" calcext:value="formula-is([.JY$10]=TODAY())" calcext:base-cell-address="'Gantt Chart'.JY31"/>
            <calcext:condition calcext:apply-style-name="Weekend" calcext:value="formula-is(OR(WEEKDAY([.JY$10])=1;WEEKDAY([.JY$10])=7))" calcext:base-cell-address="'Gantt Chart'.JY31"/>
            <calcext:condition calcext:apply-style-name="Holiday" calcext:value="formula-is(ISNUMBER(MATCH([.JY$10];Holidays;0)))" calcext:base-cell-address="'Gantt Chart'.JY31"/>
          </calcext:conditional-format>
          <calcext:conditional-format calcext:target-range-address="'Gantt Chart'.JY31:'Gantt Chart'.JZ31">
            <calcext:condition calcext:apply-style-name="Task_Completed" calcext:value="formula-is(AND([.$H31]&gt;0;[.JY$10]&gt;=[.$D31];[.JY$10]&lt;=[.$J31];WORKDAY([.$D31];[.$H31]*[.$K31];Holidays)&gt;[.JY$10]))" calcext:base-cell-address="'Gantt Chart'.JY31"/>
            <calcext:condition calcext:apply-style-name="Task_Scheduled" calcext:value="formula-is(AND([.$H31]&gt;0;[.JY$10]&gt;=[.$D31];[.JY$10]&lt;=[.$J31];WORKDAY([.$D31];[.$H31]*[.$K31];Holidays)&lt;=[.JY$10]))" calcext:base-cell-address="'Gantt Chart'.JY31"/>
            <calcext:condition calcext:apply-style-name="Milestone" calcext:value="formula-is(AND([.$D31]&gt;0;[.$J31]=&quot;&quot;;[.$D31]=[.JY$10]))" calcext:base-cell-address="'Gantt Chart'.JY31"/>
          </calcext:conditional-format>
          <calcext:conditional-format calcext:target-range-address="'Gantt Chart'.KA31:'Gantt Chart'.KB31">
            <calcext:condition calcext:apply-style-name="Today" calcext:value="formula-is([.KA$10]=TODAY())" calcext:base-cell-address="'Gantt Chart'.KA31"/>
            <calcext:condition calcext:apply-style-name="Weekend" calcext:value="formula-is(OR(WEEKDAY([.KA$10])=1;WEEKDAY([.KA$10])=7))" calcext:base-cell-address="'Gantt Chart'.KA31"/>
            <calcext:condition calcext:apply-style-name="Holiday" calcext:value="formula-is(ISNUMBER(MATCH([.KA$10];Holidays;0)))" calcext:base-cell-address="'Gantt Chart'.KA31"/>
          </calcext:conditional-format>
          <calcext:conditional-format calcext:target-range-address="'Gantt Chart'.KA31:'Gantt Chart'.KB31">
            <calcext:condition calcext:apply-style-name="Task_Completed" calcext:value="formula-is(AND([.$H31]&gt;0;[.KA$10]&gt;=[.$D31];[.KA$10]&lt;=[.$J31];WORKDAY([.$D31];[.$H31]*[.$K31];Holidays)&gt;[.KA$10]))" calcext:base-cell-address="'Gantt Chart'.KA31"/>
            <calcext:condition calcext:apply-style-name="Task_Scheduled" calcext:value="formula-is(AND([.$H31]&gt;0;[.KA$10]&gt;=[.$D31];[.KA$10]&lt;=[.$J31];WORKDAY([.$D31];[.$H31]*[.$K31];Holidays)&lt;=[.KA$10]))" calcext:base-cell-address="'Gantt Chart'.KA31"/>
            <calcext:condition calcext:apply-style-name="Milestone" calcext:value="formula-is(AND([.$D31]&gt;0;[.$J31]=&quot;&quot;;[.$D31]=[.KA$10]))" calcext:base-cell-address="'Gantt Chart'.KA31"/>
          </calcext:conditional-format>
          <calcext:conditional-format calcext:target-range-address="'Gantt Chart'.KC31:'Gantt Chart'.KC31">
            <calcext:condition calcext:apply-style-name="Today" calcext:value="formula-is([.KC$10]=TODAY())" calcext:base-cell-address="'Gantt Chart'.KC31"/>
            <calcext:condition calcext:apply-style-name="Weekend" calcext:value="formula-is(OR(WEEKDAY([.KC$10])=1;WEEKDAY([.KC$10])=7))" calcext:base-cell-address="'Gantt Chart'.KC31"/>
            <calcext:condition calcext:apply-style-name="Holiday" calcext:value="formula-is(ISNUMBER(MATCH([.KC$10];Holidays;0)))" calcext:base-cell-address="'Gantt Chart'.KC31"/>
          </calcext:conditional-format>
          <calcext:conditional-format calcext:target-range-address="'Gantt Chart'.KC31:'Gantt Chart'.KC31">
            <calcext:condition calcext:apply-style-name="Task_Completed" calcext:value="formula-is(AND([.$H31]&gt;0;[.KC$10]&gt;=[.$D31];[.KC$10]&lt;=[.$J31];WORKDAY([.$D31];[.$H31]*[.$K31];Holidays)&gt;[.KC$10]))" calcext:base-cell-address="'Gantt Chart'.KC31"/>
            <calcext:condition calcext:apply-style-name="Task_Scheduled" calcext:value="formula-is(AND([.$H31]&gt;0;[.KC$10]&gt;=[.$D31];[.KC$10]&lt;=[.$J31];WORKDAY([.$D31];[.$H31]*[.$K31];Holidays)&lt;=[.KC$10]))" calcext:base-cell-address="'Gantt Chart'.KC31"/>
            <calcext:condition calcext:apply-style-name="Milestone" calcext:value="formula-is(AND([.$D31]&gt;0;[.$J31]=&quot;&quot;;[.$D31]=[.KC$10]))" calcext:base-cell-address="'Gantt Chart'.KC31"/>
          </calcext:conditional-format>
          <calcext:conditional-format calcext:target-range-address="'Gantt Chart'.JY32:'Gantt Chart'.JZ32">
            <calcext:condition calcext:apply-style-name="Today" calcext:value="formula-is([.JY$10]=TODAY())" calcext:base-cell-address="'Gantt Chart'.JY32"/>
            <calcext:condition calcext:apply-style-name="Weekend" calcext:value="formula-is(OR(WEEKDAY([.JY$10])=1;WEEKDAY([.JY$10])=7))" calcext:base-cell-address="'Gantt Chart'.JY32"/>
            <calcext:condition calcext:apply-style-name="Holiday" calcext:value="formula-is(ISNUMBER(MATCH([.JY$10];Holidays;0)))" calcext:base-cell-address="'Gantt Chart'.JY32"/>
          </calcext:conditional-format>
          <calcext:conditional-format calcext:target-range-address="'Gantt Chart'.JY32:'Gantt Chart'.JZ32">
            <calcext:condition calcext:apply-style-name="Task_Completed" calcext:value="formula-is(AND([.$H32]&gt;0;[.JY$10]&gt;=[.$D32];[.JY$10]&lt;=[.$J32];WORKDAY([.$D32];[.$H32]*[.$K32];Holidays)&gt;[.JY$10]))" calcext:base-cell-address="'Gantt Chart'.JY32"/>
            <calcext:condition calcext:apply-style-name="Task_Scheduled" calcext:value="formula-is(AND([.$H32]&gt;0;[.JY$10]&gt;=[.$D32];[.JY$10]&lt;=[.$J32];WORKDAY([.$D32];[.$H32]*[.$K32];Holidays)&lt;=[.JY$10]))" calcext:base-cell-address="'Gantt Chart'.JY32"/>
            <calcext:condition calcext:apply-style-name="Milestone" calcext:value="formula-is(AND([.$D32]&gt;0;[.$J32]=&quot;&quot;;[.$D32]=[.JY$10]))" calcext:base-cell-address="'Gantt Chart'.JY32"/>
          </calcext:conditional-format>
          <calcext:conditional-format calcext:target-range-address="'Gantt Chart'.KA32:'Gantt Chart'.KB32">
            <calcext:condition calcext:apply-style-name="Today" calcext:value="formula-is([.KA$10]=TODAY())" calcext:base-cell-address="'Gantt Chart'.KA32"/>
            <calcext:condition calcext:apply-style-name="Weekend" calcext:value="formula-is(OR(WEEKDAY([.KA$10])=1;WEEKDAY([.KA$10])=7))" calcext:base-cell-address="'Gantt Chart'.KA32"/>
            <calcext:condition calcext:apply-style-name="Holiday" calcext:value="formula-is(ISNUMBER(MATCH([.KA$10];Holidays;0)))" calcext:base-cell-address="'Gantt Chart'.KA32"/>
          </calcext:conditional-format>
          <calcext:conditional-format calcext:target-range-address="'Gantt Chart'.KA32:'Gantt Chart'.KB32">
            <calcext:condition calcext:apply-style-name="Task_Completed" calcext:value="formula-is(AND([.$H32]&gt;0;[.KA$10]&gt;=[.$D32];[.KA$10]&lt;=[.$J32];WORKDAY([.$D32];[.$H32]*[.$K32];Holidays)&gt;[.KA$10]))" calcext:base-cell-address="'Gantt Chart'.KA32"/>
            <calcext:condition calcext:apply-style-name="Task_Scheduled" calcext:value="formula-is(AND([.$H32]&gt;0;[.KA$10]&gt;=[.$D32];[.KA$10]&lt;=[.$J32];WORKDAY([.$D32];[.$H32]*[.$K32];Holidays)&lt;=[.KA$10]))" calcext:base-cell-address="'Gantt Chart'.KA32"/>
            <calcext:condition calcext:apply-style-name="Milestone" calcext:value="formula-is(AND([.$D32]&gt;0;[.$J32]=&quot;&quot;;[.$D32]=[.KA$10]))" calcext:base-cell-address="'Gantt Chart'.KA32"/>
          </calcext:conditional-format>
          <calcext:conditional-format calcext:target-range-address="'Gantt Chart'.KC32:'Gantt Chart'.KC32">
            <calcext:condition calcext:apply-style-name="Today" calcext:value="formula-is([.KC$10]=TODAY())" calcext:base-cell-address="'Gantt Chart'.KC32"/>
            <calcext:condition calcext:apply-style-name="Weekend" calcext:value="formula-is(OR(WEEKDAY([.KC$10])=1;WEEKDAY([.KC$10])=7))" calcext:base-cell-address="'Gantt Chart'.KC32"/>
            <calcext:condition calcext:apply-style-name="Holiday" calcext:value="formula-is(ISNUMBER(MATCH([.KC$10];Holidays;0)))" calcext:base-cell-address="'Gantt Chart'.KC32"/>
          </calcext:conditional-format>
          <calcext:conditional-format calcext:target-range-address="'Gantt Chart'.KC32:'Gantt Chart'.KC32">
            <calcext:condition calcext:apply-style-name="Task_Completed" calcext:value="formula-is(AND([.$H32]&gt;0;[.KC$10]&gt;=[.$D32];[.KC$10]&lt;=[.$J32];WORKDAY([.$D32];[.$H32]*[.$K32];Holidays)&gt;[.KC$10]))" calcext:base-cell-address="'Gantt Chart'.KC32"/>
            <calcext:condition calcext:apply-style-name="Task_Scheduled" calcext:value="formula-is(AND([.$H32]&gt;0;[.KC$10]&gt;=[.$D32];[.KC$10]&lt;=[.$J32];WORKDAY([.$D32];[.$H32]*[.$K32];Holidays)&lt;=[.KC$10]))" calcext:base-cell-address="'Gantt Chart'.KC32"/>
            <calcext:condition calcext:apply-style-name="Milestone" calcext:value="formula-is(AND([.$D32]&gt;0;[.$J32]=&quot;&quot;;[.$D32]=[.KC$10]))" calcext:base-cell-address="'Gantt Chart'.KC32"/>
          </calcext:conditional-format>
          <calcext:conditional-format calcext:target-range-address="'Gantt Chart'.JY33:'Gantt Chart'.JZ33">
            <calcext:condition calcext:apply-style-name="Today" calcext:value="formula-is([.JY$10]=TODAY())" calcext:base-cell-address="'Gantt Chart'.JY33"/>
            <calcext:condition calcext:apply-style-name="Weekend" calcext:value="formula-is(OR(WEEKDAY([.JY$10])=1;WEEKDAY([.JY$10])=7))" calcext:base-cell-address="'Gantt Chart'.JY33"/>
            <calcext:condition calcext:apply-style-name="Holiday" calcext:value="formula-is(ISNUMBER(MATCH([.JY$10];Holidays;0)))" calcext:base-cell-address="'Gantt Chart'.JY33"/>
          </calcext:conditional-format>
          <calcext:conditional-format calcext:target-range-address="'Gantt Chart'.JY33:'Gantt Chart'.JZ33">
            <calcext:condition calcext:apply-style-name="Task_Completed" calcext:value="formula-is(AND([.$H33]&gt;0;[.JY$10]&gt;=[.$D33];[.JY$10]&lt;=[.$J33];WORKDAY([.$D33];[.$H33]*[.$K33];Holidays)&gt;[.JY$10]))" calcext:base-cell-address="'Gantt Chart'.JY33"/>
            <calcext:condition calcext:apply-style-name="Task_Scheduled" calcext:value="formula-is(AND([.$H33]&gt;0;[.JY$10]&gt;=[.$D33];[.JY$10]&lt;=[.$J33];WORKDAY([.$D33];[.$H33]*[.$K33];Holidays)&lt;=[.JY$10]))" calcext:base-cell-address="'Gantt Chart'.JY33"/>
            <calcext:condition calcext:apply-style-name="Milestone" calcext:value="formula-is(AND([.$D33]&gt;0;[.$J33]=&quot;&quot;;[.$D33]=[.JY$10]))" calcext:base-cell-address="'Gantt Chart'.JY33"/>
          </calcext:conditional-format>
          <calcext:conditional-format calcext:target-range-address="'Gantt Chart'.KA33:'Gantt Chart'.KB33">
            <calcext:condition calcext:apply-style-name="Today" calcext:value="formula-is([.KA$10]=TODAY())" calcext:base-cell-address="'Gantt Chart'.KA33"/>
            <calcext:condition calcext:apply-style-name="Weekend" calcext:value="formula-is(OR(WEEKDAY([.KA$10])=1;WEEKDAY([.KA$10])=7))" calcext:base-cell-address="'Gantt Chart'.KA33"/>
            <calcext:condition calcext:apply-style-name="Holiday" calcext:value="formula-is(ISNUMBER(MATCH([.KA$10];Holidays;0)))" calcext:base-cell-address="'Gantt Chart'.KA33"/>
          </calcext:conditional-format>
          <calcext:conditional-format calcext:target-range-address="'Gantt Chart'.KA33:'Gantt Chart'.KB33">
            <calcext:condition calcext:apply-style-name="Task_Completed" calcext:value="formula-is(AND([.$H33]&gt;0;[.KA$10]&gt;=[.$D33];[.KA$10]&lt;=[.$J33];WORKDAY([.$D33];[.$H33]*[.$K33];Holidays)&gt;[.KA$10]))" calcext:base-cell-address="'Gantt Chart'.KA33"/>
            <calcext:condition calcext:apply-style-name="Task_Scheduled" calcext:value="formula-is(AND([.$H33]&gt;0;[.KA$10]&gt;=[.$D33];[.KA$10]&lt;=[.$J33];WORKDAY([.$D33];[.$H33]*[.$K33];Holidays)&lt;=[.KA$10]))" calcext:base-cell-address="'Gantt Chart'.KA33"/>
            <calcext:condition calcext:apply-style-name="Milestone" calcext:value="formula-is(AND([.$D33]&gt;0;[.$J33]=&quot;&quot;;[.$D33]=[.KA$10]))" calcext:base-cell-address="'Gantt Chart'.KA33"/>
          </calcext:conditional-format>
          <calcext:conditional-format calcext:target-range-address="'Gantt Chart'.KC33:'Gantt Chart'.KC33">
            <calcext:condition calcext:apply-style-name="Today" calcext:value="formula-is([.KC$10]=TODAY())" calcext:base-cell-address="'Gantt Chart'.KC33"/>
            <calcext:condition calcext:apply-style-name="Weekend" calcext:value="formula-is(OR(WEEKDAY([.KC$10])=1;WEEKDAY([.KC$10])=7))" calcext:base-cell-address="'Gantt Chart'.KC33"/>
            <calcext:condition calcext:apply-style-name="Holiday" calcext:value="formula-is(ISNUMBER(MATCH([.KC$10];Holidays;0)))" calcext:base-cell-address="'Gantt Chart'.KC33"/>
          </calcext:conditional-format>
          <calcext:conditional-format calcext:target-range-address="'Gantt Chart'.KC33:'Gantt Chart'.KC33">
            <calcext:condition calcext:apply-style-name="Task_Completed" calcext:value="formula-is(AND([.$H33]&gt;0;[.KC$10]&gt;=[.$D33];[.KC$10]&lt;=[.$J33];WORKDAY([.$D33];[.$H33]*[.$K33];Holidays)&gt;[.KC$10]))" calcext:base-cell-address="'Gantt Chart'.KC33"/>
            <calcext:condition calcext:apply-style-name="Task_Scheduled" calcext:value="formula-is(AND([.$H33]&gt;0;[.KC$10]&gt;=[.$D33];[.KC$10]&lt;=[.$J33];WORKDAY([.$D33];[.$H33]*[.$K33];Holidays)&lt;=[.KC$10]))" calcext:base-cell-address="'Gantt Chart'.KC33"/>
            <calcext:condition calcext:apply-style-name="Milestone" calcext:value="formula-is(AND([.$D33]&gt;0;[.$J33]=&quot;&quot;;[.$D33]=[.KC$10]))" calcext:base-cell-address="'Gantt Chart'.KC33"/>
          </calcext:conditional-format>
          <calcext:conditional-format calcext:target-range-address="'Gantt Chart'.JY34:'Gantt Chart'.JZ34">
            <calcext:condition calcext:apply-style-name="Today" calcext:value="formula-is([.JY$10]=TODAY())" calcext:base-cell-address="'Gantt Chart'.JY34"/>
            <calcext:condition calcext:apply-style-name="Weekend" calcext:value="formula-is(OR(WEEKDAY([.JY$10])=1;WEEKDAY([.JY$10])=7))" calcext:base-cell-address="'Gantt Chart'.JY34"/>
            <calcext:condition calcext:apply-style-name="Holiday" calcext:value="formula-is(ISNUMBER(MATCH([.JY$10];Holidays;0)))" calcext:base-cell-address="'Gantt Chart'.JY34"/>
          </calcext:conditional-format>
          <calcext:conditional-format calcext:target-range-address="'Gantt Chart'.JY34:'Gantt Chart'.JZ34">
            <calcext:condition calcext:apply-style-name="Task_Completed" calcext:value="formula-is(AND([.$H34]&gt;0;[.JY$10]&gt;=[.$D34];[.JY$10]&lt;=[.$J34];WORKDAY([.$D34];[.$H34]*[.$K34];Holidays)&gt;[.JY$10]))" calcext:base-cell-address="'Gantt Chart'.JY34"/>
            <calcext:condition calcext:apply-style-name="Task_Scheduled" calcext:value="formula-is(AND([.$H34]&gt;0;[.JY$10]&gt;=[.$D34];[.JY$10]&lt;=[.$J34];WORKDAY([.$D34];[.$H34]*[.$K34];Holidays)&lt;=[.JY$10]))" calcext:base-cell-address="'Gantt Chart'.JY34"/>
            <calcext:condition calcext:apply-style-name="Milestone" calcext:value="formula-is(AND([.$D34]&gt;0;[.$J34]=&quot;&quot;;[.$D34]=[.JY$10]))" calcext:base-cell-address="'Gantt Chart'.JY34"/>
          </calcext:conditional-format>
          <calcext:conditional-format calcext:target-range-address="'Gantt Chart'.KA34:'Gantt Chart'.KB34">
            <calcext:condition calcext:apply-style-name="Today" calcext:value="formula-is([.KA$10]=TODAY())" calcext:base-cell-address="'Gantt Chart'.KA34"/>
            <calcext:condition calcext:apply-style-name="Weekend" calcext:value="formula-is(OR(WEEKDAY([.KA$10])=1;WEEKDAY([.KA$10])=7))" calcext:base-cell-address="'Gantt Chart'.KA34"/>
            <calcext:condition calcext:apply-style-name="Holiday" calcext:value="formula-is(ISNUMBER(MATCH([.KA$10];Holidays;0)))" calcext:base-cell-address="'Gantt Chart'.KA34"/>
          </calcext:conditional-format>
          <calcext:conditional-format calcext:target-range-address="'Gantt Chart'.KA34:'Gantt Chart'.KB34">
            <calcext:condition calcext:apply-style-name="Task_Completed" calcext:value="formula-is(AND([.$H34]&gt;0;[.KA$10]&gt;=[.$D34];[.KA$10]&lt;=[.$J34];WORKDAY([.$D34];[.$H34]*[.$K34];Holidays)&gt;[.KA$10]))" calcext:base-cell-address="'Gantt Chart'.KA34"/>
            <calcext:condition calcext:apply-style-name="Task_Scheduled" calcext:value="formula-is(AND([.$H34]&gt;0;[.KA$10]&gt;=[.$D34];[.KA$10]&lt;=[.$J34];WORKDAY([.$D34];[.$H34]*[.$K34];Holidays)&lt;=[.KA$10]))" calcext:base-cell-address="'Gantt Chart'.KA34"/>
            <calcext:condition calcext:apply-style-name="Milestone" calcext:value="formula-is(AND([.$D34]&gt;0;[.$J34]=&quot;&quot;;[.$D34]=[.KA$10]))" calcext:base-cell-address="'Gantt Chart'.KA34"/>
          </calcext:conditional-format>
          <calcext:conditional-format calcext:target-range-address="'Gantt Chart'.KC34:'Gantt Chart'.KC34">
            <calcext:condition calcext:apply-style-name="Today" calcext:value="formula-is([.KC$10]=TODAY())" calcext:base-cell-address="'Gantt Chart'.KC34"/>
            <calcext:condition calcext:apply-style-name="Weekend" calcext:value="formula-is(OR(WEEKDAY([.KC$10])=1;WEEKDAY([.KC$10])=7))" calcext:base-cell-address="'Gantt Chart'.KC34"/>
            <calcext:condition calcext:apply-style-name="Holiday" calcext:value="formula-is(ISNUMBER(MATCH([.KC$10];Holidays;0)))" calcext:base-cell-address="'Gantt Chart'.KC34"/>
          </calcext:conditional-format>
          <calcext:conditional-format calcext:target-range-address="'Gantt Chart'.KC34:'Gantt Chart'.KC34">
            <calcext:condition calcext:apply-style-name="Task_Completed" calcext:value="formula-is(AND([.$H34]&gt;0;[.KC$10]&gt;=[.$D34];[.KC$10]&lt;=[.$J34];WORKDAY([.$D34];[.$H34]*[.$K34];Holidays)&gt;[.KC$10]))" calcext:base-cell-address="'Gantt Chart'.KC34"/>
            <calcext:condition calcext:apply-style-name="Task_Scheduled" calcext:value="formula-is(AND([.$H34]&gt;0;[.KC$10]&gt;=[.$D34];[.KC$10]&lt;=[.$J34];WORKDAY([.$D34];[.$H34]*[.$K34];Holidays)&lt;=[.KC$10]))" calcext:base-cell-address="'Gantt Chart'.KC34"/>
            <calcext:condition calcext:apply-style-name="Milestone" calcext:value="formula-is(AND([.$D34]&gt;0;[.$J34]=&quot;&quot;;[.$D34]=[.KC$10]))" calcext:base-cell-address="'Gantt Chart'.KC34"/>
          </calcext:conditional-format>
          <calcext:conditional-format calcext:target-range-address="'Gantt Chart'.JY35:'Gantt Chart'.JZ35">
            <calcext:condition calcext:apply-style-name="Today" calcext:value="formula-is([.JY$10]=TODAY())" calcext:base-cell-address="'Gantt Chart'.JY35"/>
            <calcext:condition calcext:apply-style-name="Weekend" calcext:value="formula-is(OR(WEEKDAY([.JY$10])=1;WEEKDAY([.JY$10])=7))" calcext:base-cell-address="'Gantt Chart'.JY35"/>
            <calcext:condition calcext:apply-style-name="Holiday" calcext:value="formula-is(ISNUMBER(MATCH([.JY$10];Holidays;0)))" calcext:base-cell-address="'Gantt Chart'.JY35"/>
          </calcext:conditional-format>
          <calcext:conditional-format calcext:target-range-address="'Gantt Chart'.JY35:'Gantt Chart'.JZ35">
            <calcext:condition calcext:apply-style-name="Task_Completed" calcext:value="formula-is(AND([.$H35]&gt;0;[.JY$10]&gt;=[.$D35];[.JY$10]&lt;=[.$J35];WORKDAY([.$D35];[.$H35]*[.$K35];Holidays)&gt;[.JY$10]))" calcext:base-cell-address="'Gantt Chart'.JY35"/>
            <calcext:condition calcext:apply-style-name="Task_Scheduled" calcext:value="formula-is(AND([.$H35]&gt;0;[.JY$10]&gt;=[.$D35];[.JY$10]&lt;=[.$J35];WORKDAY([.$D35];[.$H35]*[.$K35];Holidays)&lt;=[.JY$10]))" calcext:base-cell-address="'Gantt Chart'.JY35"/>
            <calcext:condition calcext:apply-style-name="Milestone" calcext:value="formula-is(AND([.$D35]&gt;0;[.$J35]=&quot;&quot;;[.$D35]=[.JY$10]))" calcext:base-cell-address="'Gantt Chart'.JY35"/>
          </calcext:conditional-format>
          <calcext:conditional-format calcext:target-range-address="'Gantt Chart'.KA35:'Gantt Chart'.KB35">
            <calcext:condition calcext:apply-style-name="Today" calcext:value="formula-is([.KA$10]=TODAY())" calcext:base-cell-address="'Gantt Chart'.KA35"/>
            <calcext:condition calcext:apply-style-name="Weekend" calcext:value="formula-is(OR(WEEKDAY([.KA$10])=1;WEEKDAY([.KA$10])=7))" calcext:base-cell-address="'Gantt Chart'.KA35"/>
            <calcext:condition calcext:apply-style-name="Holiday" calcext:value="formula-is(ISNUMBER(MATCH([.KA$10];Holidays;0)))" calcext:base-cell-address="'Gantt Chart'.KA35"/>
          </calcext:conditional-format>
          <calcext:conditional-format calcext:target-range-address="'Gantt Chart'.KA35:'Gantt Chart'.KB35">
            <calcext:condition calcext:apply-style-name="Task_Completed" calcext:value="formula-is(AND([.$H35]&gt;0;[.KA$10]&gt;=[.$D35];[.KA$10]&lt;=[.$J35];WORKDAY([.$D35];[.$H35]*[.$K35];Holidays)&gt;[.KA$10]))" calcext:base-cell-address="'Gantt Chart'.KA35"/>
            <calcext:condition calcext:apply-style-name="Task_Scheduled" calcext:value="formula-is(AND([.$H35]&gt;0;[.KA$10]&gt;=[.$D35];[.KA$10]&lt;=[.$J35];WORKDAY([.$D35];[.$H35]*[.$K35];Holidays)&lt;=[.KA$10]))" calcext:base-cell-address="'Gantt Chart'.KA35"/>
            <calcext:condition calcext:apply-style-name="Milestone" calcext:value="formula-is(AND([.$D35]&gt;0;[.$J35]=&quot;&quot;;[.$D35]=[.KA$10]))" calcext:base-cell-address="'Gantt Chart'.KA35"/>
          </calcext:conditional-format>
          <calcext:conditional-format calcext:target-range-address="'Gantt Chart'.KC35:'Gantt Chart'.KC35">
            <calcext:condition calcext:apply-style-name="Today" calcext:value="formula-is([.KC$10]=TODAY())" calcext:base-cell-address="'Gantt Chart'.KC35"/>
            <calcext:condition calcext:apply-style-name="Weekend" calcext:value="formula-is(OR(WEEKDAY([.KC$10])=1;WEEKDAY([.KC$10])=7))" calcext:base-cell-address="'Gantt Chart'.KC35"/>
            <calcext:condition calcext:apply-style-name="Holiday" calcext:value="formula-is(ISNUMBER(MATCH([.KC$10];Holidays;0)))" calcext:base-cell-address="'Gantt Chart'.KC35"/>
          </calcext:conditional-format>
          <calcext:conditional-format calcext:target-range-address="'Gantt Chart'.KC35:'Gantt Chart'.KC35">
            <calcext:condition calcext:apply-style-name="Task_Completed" calcext:value="formula-is(AND([.$H35]&gt;0;[.KC$10]&gt;=[.$D35];[.KC$10]&lt;=[.$J35];WORKDAY([.$D35];[.$H35]*[.$K35];Holidays)&gt;[.KC$10]))" calcext:base-cell-address="'Gantt Chart'.KC35"/>
            <calcext:condition calcext:apply-style-name="Task_Scheduled" calcext:value="formula-is(AND([.$H35]&gt;0;[.KC$10]&gt;=[.$D35];[.KC$10]&lt;=[.$J35];WORKDAY([.$D35];[.$H35]*[.$K35];Holidays)&lt;=[.KC$10]))" calcext:base-cell-address="'Gantt Chart'.KC35"/>
            <calcext:condition calcext:apply-style-name="Milestone" calcext:value="formula-is(AND([.$D35]&gt;0;[.$J35]=&quot;&quot;;[.$D35]=[.KC$10]))" calcext:base-cell-address="'Gantt Chart'.KC35"/>
          </calcext:conditional-format>
          <calcext:conditional-format calcext:target-range-address="'Gantt Chart'.JY36:'Gantt Chart'.JZ36">
            <calcext:condition calcext:apply-style-name="Today" calcext:value="formula-is([.JY$10]=TODAY())" calcext:base-cell-address="'Gantt Chart'.JY36"/>
            <calcext:condition calcext:apply-style-name="Weekend" calcext:value="formula-is(OR(WEEKDAY([.JY$10])=1;WEEKDAY([.JY$10])=7))" calcext:base-cell-address="'Gantt Chart'.JY36"/>
            <calcext:condition calcext:apply-style-name="Holiday" calcext:value="formula-is(ISNUMBER(MATCH([.JY$10];Holidays;0)))" calcext:base-cell-address="'Gantt Chart'.JY36"/>
          </calcext:conditional-format>
          <calcext:conditional-format calcext:target-range-address="'Gantt Chart'.JY36:'Gantt Chart'.JZ36">
            <calcext:condition calcext:apply-style-name="Task_Completed" calcext:value="formula-is(AND([.$H36]&gt;0;[.JY$10]&gt;=[.$D36];[.JY$10]&lt;=[.$J36];WORKDAY([.$D36];[.$H36]*[.$K36];Holidays)&gt;[.JY$10]))" calcext:base-cell-address="'Gantt Chart'.JY36"/>
            <calcext:condition calcext:apply-style-name="Task_Scheduled" calcext:value="formula-is(AND([.$H36]&gt;0;[.JY$10]&gt;=[.$D36];[.JY$10]&lt;=[.$J36];WORKDAY([.$D36];[.$H36]*[.$K36];Holidays)&lt;=[.JY$10]))" calcext:base-cell-address="'Gantt Chart'.JY36"/>
            <calcext:condition calcext:apply-style-name="Milestone" calcext:value="formula-is(AND([.$D36]&gt;0;[.$J36]=&quot;&quot;;[.$D36]=[.JY$10]))" calcext:base-cell-address="'Gantt Chart'.JY36"/>
          </calcext:conditional-format>
          <calcext:conditional-format calcext:target-range-address="'Gantt Chart'.KA36:'Gantt Chart'.KB36">
            <calcext:condition calcext:apply-style-name="Today" calcext:value="formula-is([.KA$10]=TODAY())" calcext:base-cell-address="'Gantt Chart'.KA36"/>
            <calcext:condition calcext:apply-style-name="Weekend" calcext:value="formula-is(OR(WEEKDAY([.KA$10])=1;WEEKDAY([.KA$10])=7))" calcext:base-cell-address="'Gantt Chart'.KA36"/>
            <calcext:condition calcext:apply-style-name="Holiday" calcext:value="formula-is(ISNUMBER(MATCH([.KA$10];Holidays;0)))" calcext:base-cell-address="'Gantt Chart'.KA36"/>
          </calcext:conditional-format>
          <calcext:conditional-format calcext:target-range-address="'Gantt Chart'.KA36:'Gantt Chart'.KB36">
            <calcext:condition calcext:apply-style-name="Task_Completed" calcext:value="formula-is(AND([.$H36]&gt;0;[.KA$10]&gt;=[.$D36];[.KA$10]&lt;=[.$J36];WORKDAY([.$D36];[.$H36]*[.$K36];Holidays)&gt;[.KA$10]))" calcext:base-cell-address="'Gantt Chart'.KA36"/>
            <calcext:condition calcext:apply-style-name="Task_Scheduled" calcext:value="formula-is(AND([.$H36]&gt;0;[.KA$10]&gt;=[.$D36];[.KA$10]&lt;=[.$J36];WORKDAY([.$D36];[.$H36]*[.$K36];Holidays)&lt;=[.KA$10]))" calcext:base-cell-address="'Gantt Chart'.KA36"/>
            <calcext:condition calcext:apply-style-name="Milestone" calcext:value="formula-is(AND([.$D36]&gt;0;[.$J36]=&quot;&quot;;[.$D36]=[.KA$10]))" calcext:base-cell-address="'Gantt Chart'.KA36"/>
          </calcext:conditional-format>
          <calcext:conditional-format calcext:target-range-address="'Gantt Chart'.KC36:'Gantt Chart'.KC36">
            <calcext:condition calcext:apply-style-name="Today" calcext:value="formula-is([.KC$10]=TODAY())" calcext:base-cell-address="'Gantt Chart'.KC36"/>
            <calcext:condition calcext:apply-style-name="Weekend" calcext:value="formula-is(OR(WEEKDAY([.KC$10])=1;WEEKDAY([.KC$10])=7))" calcext:base-cell-address="'Gantt Chart'.KC36"/>
            <calcext:condition calcext:apply-style-name="Holiday" calcext:value="formula-is(ISNUMBER(MATCH([.KC$10];Holidays;0)))" calcext:base-cell-address="'Gantt Chart'.KC36"/>
          </calcext:conditional-format>
          <calcext:conditional-format calcext:target-range-address="'Gantt Chart'.KC36:'Gantt Chart'.KC36">
            <calcext:condition calcext:apply-style-name="Task_Completed" calcext:value="formula-is(AND([.$H36]&gt;0;[.KC$10]&gt;=[.$D36];[.KC$10]&lt;=[.$J36];WORKDAY([.$D36];[.$H36]*[.$K36];Holidays)&gt;[.KC$10]))" calcext:base-cell-address="'Gantt Chart'.KC36"/>
            <calcext:condition calcext:apply-style-name="Task_Scheduled" calcext:value="formula-is(AND([.$H36]&gt;0;[.KC$10]&gt;=[.$D36];[.KC$10]&lt;=[.$J36];WORKDAY([.$D36];[.$H36]*[.$K36];Holidays)&lt;=[.KC$10]))" calcext:base-cell-address="'Gantt Chart'.KC36"/>
            <calcext:condition calcext:apply-style-name="Milestone" calcext:value="formula-is(AND([.$D36]&gt;0;[.$J36]=&quot;&quot;;[.$D36]=[.KC$10]))" calcext:base-cell-address="'Gantt Chart'.KC36"/>
          </calcext:conditional-format>
          <calcext:conditional-format calcext:target-range-address="'Gantt Chart'.JY37:'Gantt Chart'.JZ37">
            <calcext:condition calcext:apply-style-name="Today" calcext:value="formula-is([.JY$10]=TODAY())" calcext:base-cell-address="'Gantt Chart'.JY37"/>
            <calcext:condition calcext:apply-style-name="Weekend" calcext:value="formula-is(OR(WEEKDAY([.JY$10])=1;WEEKDAY([.JY$10])=7))" calcext:base-cell-address="'Gantt Chart'.JY37"/>
            <calcext:condition calcext:apply-style-name="Holiday" calcext:value="formula-is(ISNUMBER(MATCH([.JY$10];Holidays;0)))" calcext:base-cell-address="'Gantt Chart'.JY37"/>
          </calcext:conditional-format>
          <calcext:conditional-format calcext:target-range-address="'Gantt Chart'.JY37:'Gantt Chart'.JZ37">
            <calcext:condition calcext:apply-style-name="Task_Completed" calcext:value="formula-is(AND([.$H37]&gt;0;[.JY$10]&gt;=[.$D37];[.JY$10]&lt;=[.$J37];WORKDAY([.$D37];[.$H37]*[.$K37];Holidays)&gt;[.JY$10]))" calcext:base-cell-address="'Gantt Chart'.JY37"/>
            <calcext:condition calcext:apply-style-name="Task_Scheduled" calcext:value="formula-is(AND([.$H37]&gt;0;[.JY$10]&gt;=[.$D37];[.JY$10]&lt;=[.$J37];WORKDAY([.$D37];[.$H37]*[.$K37];Holidays)&lt;=[.JY$10]))" calcext:base-cell-address="'Gantt Chart'.JY37"/>
            <calcext:condition calcext:apply-style-name="Milestone" calcext:value="formula-is(AND([.$D37]&gt;0;[.$J37]=&quot;&quot;;[.$D37]=[.JY$10]))" calcext:base-cell-address="'Gantt Chart'.JY37"/>
          </calcext:conditional-format>
          <calcext:conditional-format calcext:target-range-address="'Gantt Chart'.KA37:'Gantt Chart'.KB37">
            <calcext:condition calcext:apply-style-name="Today" calcext:value="formula-is([.KA$10]=TODAY())" calcext:base-cell-address="'Gantt Chart'.KA37"/>
            <calcext:condition calcext:apply-style-name="Weekend" calcext:value="formula-is(OR(WEEKDAY([.KA$10])=1;WEEKDAY([.KA$10])=7))" calcext:base-cell-address="'Gantt Chart'.KA37"/>
            <calcext:condition calcext:apply-style-name="Holiday" calcext:value="formula-is(ISNUMBER(MATCH([.KA$10];Holidays;0)))" calcext:base-cell-address="'Gantt Chart'.KA37"/>
          </calcext:conditional-format>
          <calcext:conditional-format calcext:target-range-address="'Gantt Chart'.KA37:'Gantt Chart'.KB37">
            <calcext:condition calcext:apply-style-name="Task_Completed" calcext:value="formula-is(AND([.$H37]&gt;0;[.KA$10]&gt;=[.$D37];[.KA$10]&lt;=[.$J37];WORKDAY([.$D37];[.$H37]*[.$K37];Holidays)&gt;[.KA$10]))" calcext:base-cell-address="'Gantt Chart'.KA37"/>
            <calcext:condition calcext:apply-style-name="Task_Scheduled" calcext:value="formula-is(AND([.$H37]&gt;0;[.KA$10]&gt;=[.$D37];[.KA$10]&lt;=[.$J37];WORKDAY([.$D37];[.$H37]*[.$K37];Holidays)&lt;=[.KA$10]))" calcext:base-cell-address="'Gantt Chart'.KA37"/>
            <calcext:condition calcext:apply-style-name="Milestone" calcext:value="formula-is(AND([.$D37]&gt;0;[.$J37]=&quot;&quot;;[.$D37]=[.KA$10]))" calcext:base-cell-address="'Gantt Chart'.KA37"/>
          </calcext:conditional-format>
          <calcext:conditional-format calcext:target-range-address="'Gantt Chart'.KC37:'Gantt Chart'.KC37">
            <calcext:condition calcext:apply-style-name="Today" calcext:value="formula-is([.KC$10]=TODAY())" calcext:base-cell-address="'Gantt Chart'.KC37"/>
            <calcext:condition calcext:apply-style-name="Weekend" calcext:value="formula-is(OR(WEEKDAY([.KC$10])=1;WEEKDAY([.KC$10])=7))" calcext:base-cell-address="'Gantt Chart'.KC37"/>
            <calcext:condition calcext:apply-style-name="Holiday" calcext:value="formula-is(ISNUMBER(MATCH([.KC$10];Holidays;0)))" calcext:base-cell-address="'Gantt Chart'.KC37"/>
          </calcext:conditional-format>
          <calcext:conditional-format calcext:target-range-address="'Gantt Chart'.KC37:'Gantt Chart'.KC37">
            <calcext:condition calcext:apply-style-name="Task_Completed" calcext:value="formula-is(AND([.$H37]&gt;0;[.KC$10]&gt;=[.$D37];[.KC$10]&lt;=[.$J37];WORKDAY([.$D37];[.$H37]*[.$K37];Holidays)&gt;[.KC$10]))" calcext:base-cell-address="'Gantt Chart'.KC37"/>
            <calcext:condition calcext:apply-style-name="Task_Scheduled" calcext:value="formula-is(AND([.$H37]&gt;0;[.KC$10]&gt;=[.$D37];[.KC$10]&lt;=[.$J37];WORKDAY([.$D37];[.$H37]*[.$K37];Holidays)&lt;=[.KC$10]))" calcext:base-cell-address="'Gantt Chart'.KC37"/>
            <calcext:condition calcext:apply-style-name="Milestone" calcext:value="formula-is(AND([.$D37]&gt;0;[.$J37]=&quot;&quot;;[.$D37]=[.KC$10]))" calcext:base-cell-address="'Gantt Chart'.KC37"/>
          </calcext:conditional-format>
          <calcext:conditional-format calcext:target-range-address="'Gantt Chart'.JY38:'Gantt Chart'.JZ38">
            <calcext:condition calcext:apply-style-name="Today" calcext:value="formula-is([.JY$10]=TODAY())" calcext:base-cell-address="'Gantt Chart'.JY38"/>
            <calcext:condition calcext:apply-style-name="Weekend" calcext:value="formula-is(OR(WEEKDAY([.JY$10])=1;WEEKDAY([.JY$10])=7))" calcext:base-cell-address="'Gantt Chart'.JY38"/>
            <calcext:condition calcext:apply-style-name="Holiday" calcext:value="formula-is(ISNUMBER(MATCH([.JY$10];Holidays;0)))" calcext:base-cell-address="'Gantt Chart'.JY38"/>
          </calcext:conditional-format>
          <calcext:conditional-format calcext:target-range-address="'Gantt Chart'.JY38:'Gantt Chart'.JZ38">
            <calcext:condition calcext:apply-style-name="Task_Completed" calcext:value="formula-is(AND([.$H38]&gt;0;[.JY$10]&gt;=[.$D38];[.JY$10]&lt;=[.$J38];WORKDAY([.$D38];[.$H38]*[.$K38];Holidays)&gt;[.JY$10]))" calcext:base-cell-address="'Gantt Chart'.JY38"/>
            <calcext:condition calcext:apply-style-name="Task_Scheduled" calcext:value="formula-is(AND([.$H38]&gt;0;[.JY$10]&gt;=[.$D38];[.JY$10]&lt;=[.$J38];WORKDAY([.$D38];[.$H38]*[.$K38];Holidays)&lt;=[.JY$10]))" calcext:base-cell-address="'Gantt Chart'.JY38"/>
            <calcext:condition calcext:apply-style-name="Milestone" calcext:value="formula-is(AND([.$D38]&gt;0;[.$J38]=&quot;&quot;;[.$D38]=[.JY$10]))" calcext:base-cell-address="'Gantt Chart'.JY38"/>
          </calcext:conditional-format>
          <calcext:conditional-format calcext:target-range-address="'Gantt Chart'.KA38:'Gantt Chart'.KB38">
            <calcext:condition calcext:apply-style-name="Today" calcext:value="formula-is([.KA$10]=TODAY())" calcext:base-cell-address="'Gantt Chart'.KA38"/>
            <calcext:condition calcext:apply-style-name="Weekend" calcext:value="formula-is(OR(WEEKDAY([.KA$10])=1;WEEKDAY([.KA$10])=7))" calcext:base-cell-address="'Gantt Chart'.KA38"/>
            <calcext:condition calcext:apply-style-name="Holiday" calcext:value="formula-is(ISNUMBER(MATCH([.KA$10];Holidays;0)))" calcext:base-cell-address="'Gantt Chart'.KA38"/>
          </calcext:conditional-format>
          <calcext:conditional-format calcext:target-range-address="'Gantt Chart'.KA38:'Gantt Chart'.KB38">
            <calcext:condition calcext:apply-style-name="Task_Completed" calcext:value="formula-is(AND([.$H38]&gt;0;[.KA$10]&gt;=[.$D38];[.KA$10]&lt;=[.$J38];WORKDAY([.$D38];[.$H38]*[.$K38];Holidays)&gt;[.KA$10]))" calcext:base-cell-address="'Gantt Chart'.KA38"/>
            <calcext:condition calcext:apply-style-name="Task_Scheduled" calcext:value="formula-is(AND([.$H38]&gt;0;[.KA$10]&gt;=[.$D38];[.KA$10]&lt;=[.$J38];WORKDAY([.$D38];[.$H38]*[.$K38];Holidays)&lt;=[.KA$10]))" calcext:base-cell-address="'Gantt Chart'.KA38"/>
            <calcext:condition calcext:apply-style-name="Milestone" calcext:value="formula-is(AND([.$D38]&gt;0;[.$J38]=&quot;&quot;;[.$D38]=[.KA$10]))" calcext:base-cell-address="'Gantt Chart'.KA38"/>
          </calcext:conditional-format>
          <calcext:conditional-format calcext:target-range-address="'Gantt Chart'.KC38:'Gantt Chart'.KC38">
            <calcext:condition calcext:apply-style-name="Today" calcext:value="formula-is([.KC$10]=TODAY())" calcext:base-cell-address="'Gantt Chart'.KC38"/>
            <calcext:condition calcext:apply-style-name="Weekend" calcext:value="formula-is(OR(WEEKDAY([.KC$10])=1;WEEKDAY([.KC$10])=7))" calcext:base-cell-address="'Gantt Chart'.KC38"/>
            <calcext:condition calcext:apply-style-name="Holiday" calcext:value="formula-is(ISNUMBER(MATCH([.KC$10];Holidays;0)))" calcext:base-cell-address="'Gantt Chart'.KC38"/>
          </calcext:conditional-format>
          <calcext:conditional-format calcext:target-range-address="'Gantt Chart'.KC38:'Gantt Chart'.KC38">
            <calcext:condition calcext:apply-style-name="Task_Completed" calcext:value="formula-is(AND([.$H38]&gt;0;[.KC$10]&gt;=[.$D38];[.KC$10]&lt;=[.$J38];WORKDAY([.$D38];[.$H38]*[.$K38];Holidays)&gt;[.KC$10]))" calcext:base-cell-address="'Gantt Chart'.KC38"/>
            <calcext:condition calcext:apply-style-name="Task_Scheduled" calcext:value="formula-is(AND([.$H38]&gt;0;[.KC$10]&gt;=[.$D38];[.KC$10]&lt;=[.$J38];WORKDAY([.$D38];[.$H38]*[.$K38];Holidays)&lt;=[.KC$10]))" calcext:base-cell-address="'Gantt Chart'.KC38"/>
            <calcext:condition calcext:apply-style-name="Milestone" calcext:value="formula-is(AND([.$D38]&gt;0;[.$J38]=&quot;&quot;;[.$D38]=[.KC$10]))" calcext:base-cell-address="'Gantt Chart'.KC38"/>
          </calcext:conditional-format>
          <calcext:conditional-format calcext:target-range-address="'Gantt Chart'.JY39:'Gantt Chart'.JZ39">
            <calcext:condition calcext:apply-style-name="Today" calcext:value="formula-is([.JY$10]=TODAY())" calcext:base-cell-address="'Gantt Chart'.JY39"/>
            <calcext:condition calcext:apply-style-name="Weekend" calcext:value="formula-is(OR(WEEKDAY([.JY$10])=1;WEEKDAY([.JY$10])=7))" calcext:base-cell-address="'Gantt Chart'.JY39"/>
            <calcext:condition calcext:apply-style-name="Holiday" calcext:value="formula-is(ISNUMBER(MATCH([.JY$10];Holidays;0)))" calcext:base-cell-address="'Gantt Chart'.JY39"/>
          </calcext:conditional-format>
          <calcext:conditional-format calcext:target-range-address="'Gantt Chart'.JY39:'Gantt Chart'.JZ39">
            <calcext:condition calcext:apply-style-name="Task_Completed" calcext:value="formula-is(AND([.$H39]&gt;0;[.JY$10]&gt;=[.$D39];[.JY$10]&lt;=[.$J39];WORKDAY([.$D39];[.$H39]*[.$K39];Holidays)&gt;[.JY$10]))" calcext:base-cell-address="'Gantt Chart'.JY39"/>
            <calcext:condition calcext:apply-style-name="Task_Scheduled" calcext:value="formula-is(AND([.$H39]&gt;0;[.JY$10]&gt;=[.$D39];[.JY$10]&lt;=[.$J39];WORKDAY([.$D39];[.$H39]*[.$K39];Holidays)&lt;=[.JY$10]))" calcext:base-cell-address="'Gantt Chart'.JY39"/>
            <calcext:condition calcext:apply-style-name="Milestone" calcext:value="formula-is(AND([.$D39]&gt;0;[.$J39]=&quot;&quot;;[.$D39]=[.JY$10]))" calcext:base-cell-address="'Gantt Chart'.JY39"/>
          </calcext:conditional-format>
          <calcext:conditional-format calcext:target-range-address="'Gantt Chart'.KA39:'Gantt Chart'.KB39">
            <calcext:condition calcext:apply-style-name="Today" calcext:value="formula-is([.KA$10]=TODAY())" calcext:base-cell-address="'Gantt Chart'.KA39"/>
            <calcext:condition calcext:apply-style-name="Weekend" calcext:value="formula-is(OR(WEEKDAY([.KA$10])=1;WEEKDAY([.KA$10])=7))" calcext:base-cell-address="'Gantt Chart'.KA39"/>
            <calcext:condition calcext:apply-style-name="Holiday" calcext:value="formula-is(ISNUMBER(MATCH([.KA$10];Holidays;0)))" calcext:base-cell-address="'Gantt Chart'.KA39"/>
          </calcext:conditional-format>
          <calcext:conditional-format calcext:target-range-address="'Gantt Chart'.KA39:'Gantt Chart'.KB39">
            <calcext:condition calcext:apply-style-name="Task_Completed" calcext:value="formula-is(AND([.$H39]&gt;0;[.KA$10]&gt;=[.$D39];[.KA$10]&lt;=[.$J39];WORKDAY([.$D39];[.$H39]*[.$K39];Holidays)&gt;[.KA$10]))" calcext:base-cell-address="'Gantt Chart'.KA39"/>
            <calcext:condition calcext:apply-style-name="Task_Scheduled" calcext:value="formula-is(AND([.$H39]&gt;0;[.KA$10]&gt;=[.$D39];[.KA$10]&lt;=[.$J39];WORKDAY([.$D39];[.$H39]*[.$K39];Holidays)&lt;=[.KA$10]))" calcext:base-cell-address="'Gantt Chart'.KA39"/>
            <calcext:condition calcext:apply-style-name="Milestone" calcext:value="formula-is(AND([.$D39]&gt;0;[.$J39]=&quot;&quot;;[.$D39]=[.KA$10]))" calcext:base-cell-address="'Gantt Chart'.KA39"/>
          </calcext:conditional-format>
          <calcext:conditional-format calcext:target-range-address="'Gantt Chart'.KC39:'Gantt Chart'.KC39">
            <calcext:condition calcext:apply-style-name="Today" calcext:value="formula-is([.KC$10]=TODAY())" calcext:base-cell-address="'Gantt Chart'.KC39"/>
            <calcext:condition calcext:apply-style-name="Weekend" calcext:value="formula-is(OR(WEEKDAY([.KC$10])=1;WEEKDAY([.KC$10])=7))" calcext:base-cell-address="'Gantt Chart'.KC39"/>
            <calcext:condition calcext:apply-style-name="Holiday" calcext:value="formula-is(ISNUMBER(MATCH([.KC$10];Holidays;0)))" calcext:base-cell-address="'Gantt Chart'.KC39"/>
          </calcext:conditional-format>
          <calcext:conditional-format calcext:target-range-address="'Gantt Chart'.KC39:'Gantt Chart'.KC39">
            <calcext:condition calcext:apply-style-name="Task_Completed" calcext:value="formula-is(AND([.$H39]&gt;0;[.KC$10]&gt;=[.$D39];[.KC$10]&lt;=[.$J39];WORKDAY([.$D39];[.$H39]*[.$K39];Holidays)&gt;[.KC$10]))" calcext:base-cell-address="'Gantt Chart'.KC39"/>
            <calcext:condition calcext:apply-style-name="Task_Scheduled" calcext:value="formula-is(AND([.$H39]&gt;0;[.KC$10]&gt;=[.$D39];[.KC$10]&lt;=[.$J39];WORKDAY([.$D39];[.$H39]*[.$K39];Holidays)&lt;=[.KC$10]))" calcext:base-cell-address="'Gantt Chart'.KC39"/>
            <calcext:condition calcext:apply-style-name="Milestone" calcext:value="formula-is(AND([.$D39]&gt;0;[.$J39]=&quot;&quot;;[.$D39]=[.KC$10]))" calcext:base-cell-address="'Gantt Chart'.KC39"/>
          </calcext:conditional-format>
          <calcext:conditional-format calcext:target-range-address="'Gantt Chart'.JY40:'Gantt Chart'.JZ40">
            <calcext:condition calcext:apply-style-name="Today" calcext:value="formula-is([.JY$10]=TODAY())" calcext:base-cell-address="'Gantt Chart'.JY40"/>
            <calcext:condition calcext:apply-style-name="Weekend" calcext:value="formula-is(OR(WEEKDAY([.JY$10])=1;WEEKDAY([.JY$10])=7))" calcext:base-cell-address="'Gantt Chart'.JY40"/>
            <calcext:condition calcext:apply-style-name="Holiday" calcext:value="formula-is(ISNUMBER(MATCH([.JY$10];Holidays;0)))" calcext:base-cell-address="'Gantt Chart'.JY40"/>
          </calcext:conditional-format>
          <calcext:conditional-format calcext:target-range-address="'Gantt Chart'.JY40:'Gantt Chart'.JZ40">
            <calcext:condition calcext:apply-style-name="Task_Completed" calcext:value="formula-is(AND([.$H40]&gt;0;[.JY$10]&gt;=[.$D40];[.JY$10]&lt;=[.$J40];WORKDAY([.$D40];[.$H40]*[.$K40];Holidays)&gt;[.JY$10]))" calcext:base-cell-address="'Gantt Chart'.JY40"/>
            <calcext:condition calcext:apply-style-name="Task_Scheduled" calcext:value="formula-is(AND([.$H40]&gt;0;[.JY$10]&gt;=[.$D40];[.JY$10]&lt;=[.$J40];WORKDAY([.$D40];[.$H40]*[.$K40];Holidays)&lt;=[.JY$10]))" calcext:base-cell-address="'Gantt Chart'.JY40"/>
            <calcext:condition calcext:apply-style-name="Milestone" calcext:value="formula-is(AND([.$D40]&gt;0;[.$J40]=&quot;&quot;;[.$D40]=[.JY$10]))" calcext:base-cell-address="'Gantt Chart'.JY40"/>
          </calcext:conditional-format>
          <calcext:conditional-format calcext:target-range-address="'Gantt Chart'.KA40:'Gantt Chart'.KB40">
            <calcext:condition calcext:apply-style-name="Today" calcext:value="formula-is([.KA$10]=TODAY())" calcext:base-cell-address="'Gantt Chart'.KA40"/>
            <calcext:condition calcext:apply-style-name="Weekend" calcext:value="formula-is(OR(WEEKDAY([.KA$10])=1;WEEKDAY([.KA$10])=7))" calcext:base-cell-address="'Gantt Chart'.KA40"/>
            <calcext:condition calcext:apply-style-name="Holiday" calcext:value="formula-is(ISNUMBER(MATCH([.KA$10];Holidays;0)))" calcext:base-cell-address="'Gantt Chart'.KA40"/>
          </calcext:conditional-format>
          <calcext:conditional-format calcext:target-range-address="'Gantt Chart'.KA40:'Gantt Chart'.KB40">
            <calcext:condition calcext:apply-style-name="Task_Completed" calcext:value="formula-is(AND([.$H40]&gt;0;[.KA$10]&gt;=[.$D40];[.KA$10]&lt;=[.$J40];WORKDAY([.$D40];[.$H40]*[.$K40];Holidays)&gt;[.KA$10]))" calcext:base-cell-address="'Gantt Chart'.KA40"/>
            <calcext:condition calcext:apply-style-name="Task_Scheduled" calcext:value="formula-is(AND([.$H40]&gt;0;[.KA$10]&gt;=[.$D40];[.KA$10]&lt;=[.$J40];WORKDAY([.$D40];[.$H40]*[.$K40];Holidays)&lt;=[.KA$10]))" calcext:base-cell-address="'Gantt Chart'.KA40"/>
            <calcext:condition calcext:apply-style-name="Milestone" calcext:value="formula-is(AND([.$D40]&gt;0;[.$J40]=&quot;&quot;;[.$D40]=[.KA$10]))" calcext:base-cell-address="'Gantt Chart'.KA40"/>
          </calcext:conditional-format>
          <calcext:conditional-format calcext:target-range-address="'Gantt Chart'.KC40:'Gantt Chart'.KC40">
            <calcext:condition calcext:apply-style-name="Today" calcext:value="formula-is([.KC$10]=TODAY())" calcext:base-cell-address="'Gantt Chart'.KC40"/>
            <calcext:condition calcext:apply-style-name="Weekend" calcext:value="formula-is(OR(WEEKDAY([.KC$10])=1;WEEKDAY([.KC$10])=7))" calcext:base-cell-address="'Gantt Chart'.KC40"/>
            <calcext:condition calcext:apply-style-name="Holiday" calcext:value="formula-is(ISNUMBER(MATCH([.KC$10];Holidays;0)))" calcext:base-cell-address="'Gantt Chart'.KC40"/>
          </calcext:conditional-format>
          <calcext:conditional-format calcext:target-range-address="'Gantt Chart'.KC40:'Gantt Chart'.KC40">
            <calcext:condition calcext:apply-style-name="Task_Completed" calcext:value="formula-is(AND([.$H40]&gt;0;[.KC$10]&gt;=[.$D40];[.KC$10]&lt;=[.$J40];WORKDAY([.$D40];[.$H40]*[.$K40];Holidays)&gt;[.KC$10]))" calcext:base-cell-address="'Gantt Chart'.KC40"/>
            <calcext:condition calcext:apply-style-name="Task_Scheduled" calcext:value="formula-is(AND([.$H40]&gt;0;[.KC$10]&gt;=[.$D40];[.KC$10]&lt;=[.$J40];WORKDAY([.$D40];[.$H40]*[.$K40];Holidays)&lt;=[.KC$10]))" calcext:base-cell-address="'Gantt Chart'.KC40"/>
            <calcext:condition calcext:apply-style-name="Milestone" calcext:value="formula-is(AND([.$D40]&gt;0;[.$J40]=&quot;&quot;;[.$D40]=[.KC$10]))" calcext:base-cell-address="'Gantt Chart'.KC40"/>
          </calcext:conditional-format>
          <calcext:conditional-format calcext:target-range-address="'Gantt Chart'.JY41:'Gantt Chart'.JZ42">
            <calcext:condition calcext:apply-style-name="Today" calcext:value="formula-is([.JY$10]=TODAY())" calcext:base-cell-address="'Gantt Chart'.JY41"/>
            <calcext:condition calcext:apply-style-name="Weekend" calcext:value="formula-is(OR(WEEKDAY([.JY$10])=1;WEEKDAY([.JY$10])=7))" calcext:base-cell-address="'Gantt Chart'.JY41"/>
            <calcext:condition calcext:apply-style-name="Holiday" calcext:value="formula-is(ISNUMBER(MATCH([.JY$10];Holidays;0)))" calcext:base-cell-address="'Gantt Chart'.JY41"/>
          </calcext:conditional-format>
          <calcext:conditional-format calcext:target-range-address="'Gantt Chart'.JY41:'Gantt Chart'.JZ42">
            <calcext:condition calcext:apply-style-name="Task_Completed" calcext:value="formula-is(AND([.$H41]&gt;0;[.JY$10]&gt;=[.$D41];[.JY$10]&lt;=[.$J41];WORKDAY([.$D41];[.$H41]*[.$K41];Holidays)&gt;[.JY$10]))" calcext:base-cell-address="'Gantt Chart'.JY41"/>
            <calcext:condition calcext:apply-style-name="Task_Scheduled" calcext:value="formula-is(AND([.$H41]&gt;0;[.JY$10]&gt;=[.$D41];[.JY$10]&lt;=[.$J41];WORKDAY([.$D41];[.$H41]*[.$K41];Holidays)&lt;=[.JY$10]))" calcext:base-cell-address="'Gantt Chart'.JY41"/>
            <calcext:condition calcext:apply-style-name="Milestone" calcext:value="formula-is(AND([.$D41]&gt;0;[.$J41]=&quot;&quot;;[.$D41]=[.JY$10]))" calcext:base-cell-address="'Gantt Chart'.JY41"/>
          </calcext:conditional-format>
          <calcext:conditional-format calcext:target-range-address="'Gantt Chart'.KA41:'Gantt Chart'.KB42">
            <calcext:condition calcext:apply-style-name="Today" calcext:value="formula-is([.KA$10]=TODAY())" calcext:base-cell-address="'Gantt Chart'.KA41"/>
            <calcext:condition calcext:apply-style-name="Weekend" calcext:value="formula-is(OR(WEEKDAY([.KA$10])=1;WEEKDAY([.KA$10])=7))" calcext:base-cell-address="'Gantt Chart'.KA41"/>
            <calcext:condition calcext:apply-style-name="Holiday" calcext:value="formula-is(ISNUMBER(MATCH([.KA$10];Holidays;0)))" calcext:base-cell-address="'Gantt Chart'.KA41"/>
          </calcext:conditional-format>
          <calcext:conditional-format calcext:target-range-address="'Gantt Chart'.KA41:'Gantt Chart'.KB42">
            <calcext:condition calcext:apply-style-name="Task_Completed" calcext:value="formula-is(AND([.$H41]&gt;0;[.KA$10]&gt;=[.$D41];[.KA$10]&lt;=[.$J41];WORKDAY([.$D41];[.$H41]*[.$K41];Holidays)&gt;[.KA$10]))" calcext:base-cell-address="'Gantt Chart'.KA41"/>
            <calcext:condition calcext:apply-style-name="Task_Scheduled" calcext:value="formula-is(AND([.$H41]&gt;0;[.KA$10]&gt;=[.$D41];[.KA$10]&lt;=[.$J41];WORKDAY([.$D41];[.$H41]*[.$K41];Holidays)&lt;=[.KA$10]))" calcext:base-cell-address="'Gantt Chart'.KA41"/>
            <calcext:condition calcext:apply-style-name="Milestone" calcext:value="formula-is(AND([.$D41]&gt;0;[.$J41]=&quot;&quot;;[.$D41]=[.KA$10]))" calcext:base-cell-address="'Gantt Chart'.KA41"/>
          </calcext:conditional-format>
          <calcext:conditional-format calcext:target-range-address="'Gantt Chart'.KC41:'Gantt Chart'.KC42">
            <calcext:condition calcext:apply-style-name="Today" calcext:value="formula-is([.KC$10]=TODAY())" calcext:base-cell-address="'Gantt Chart'.KC41"/>
            <calcext:condition calcext:apply-style-name="Weekend" calcext:value="formula-is(OR(WEEKDAY([.KC$10])=1;WEEKDAY([.KC$10])=7))" calcext:base-cell-address="'Gantt Chart'.KC41"/>
            <calcext:condition calcext:apply-style-name="Holiday" calcext:value="formula-is(ISNUMBER(MATCH([.KC$10];Holidays;0)))" calcext:base-cell-address="'Gantt Chart'.KC41"/>
          </calcext:conditional-format>
          <calcext:conditional-format calcext:target-range-address="'Gantt Chart'.KC41:'Gantt Chart'.KC42">
            <calcext:condition calcext:apply-style-name="Task_Completed" calcext:value="formula-is(AND([.$H41]&gt;0;[.KC$10]&gt;=[.$D41];[.KC$10]&lt;=[.$J41];WORKDAY([.$D41];[.$H41]*[.$K41];Holidays)&gt;[.KC$10]))" calcext:base-cell-address="'Gantt Chart'.KC41"/>
            <calcext:condition calcext:apply-style-name="Task_Scheduled" calcext:value="formula-is(AND([.$H41]&gt;0;[.KC$10]&gt;=[.$D41];[.KC$10]&lt;=[.$J41];WORKDAY([.$D41];[.$H41]*[.$K41];Holidays)&lt;=[.KC$10]))" calcext:base-cell-address="'Gantt Chart'.KC41"/>
            <calcext:condition calcext:apply-style-name="Milestone" calcext:value="formula-is(AND([.$D41]&gt;0;[.$J41]=&quot;&quot;;[.$D41]=[.KC$10]))" calcext:base-cell-address="'Gantt Chart'.KC41"/>
          </calcext:conditional-format>
          <calcext:conditional-format calcext:target-range-address="'Gantt Chart'.JY43:'Gantt Chart'.JZ43">
            <calcext:condition calcext:apply-style-name="Today" calcext:value="formula-is([.JY$10]=TODAY())" calcext:base-cell-address="'Gantt Chart'.JY43"/>
            <calcext:condition calcext:apply-style-name="Weekend" calcext:value="formula-is(OR(WEEKDAY([.JY$10])=1;WEEKDAY([.JY$10])=7))" calcext:base-cell-address="'Gantt Chart'.JY43"/>
            <calcext:condition calcext:apply-style-name="Holiday" calcext:value="formula-is(ISNUMBER(MATCH([.JY$10];Holidays;0)))" calcext:base-cell-address="'Gantt Chart'.JY43"/>
          </calcext:conditional-format>
          <calcext:conditional-format calcext:target-range-address="'Gantt Chart'.JY43:'Gantt Chart'.JZ43">
            <calcext:condition calcext:apply-style-name="Task_Completed" calcext:value="formula-is(AND([.$H43]&gt;0;[.JY$10]&gt;=[.$D43];[.JY$10]&lt;=[.$J43];WORKDAY([.$D43];[.$H43]*[.$K43];Holidays)&gt;[.JY$10]))" calcext:base-cell-address="'Gantt Chart'.JY43"/>
            <calcext:condition calcext:apply-style-name="Task_Scheduled" calcext:value="formula-is(AND([.$H43]&gt;0;[.JY$10]&gt;=[.$D43];[.JY$10]&lt;=[.$J43];WORKDAY([.$D43];[.$H43]*[.$K43];Holidays)&lt;=[.JY$10]))" calcext:base-cell-address="'Gantt Chart'.JY43"/>
            <calcext:condition calcext:apply-style-name="Milestone" calcext:value="formula-is(AND([.$D43]&gt;0;[.$J43]=&quot;&quot;;[.$D43]=[.JY$10]))" calcext:base-cell-address="'Gantt Chart'.JY43"/>
          </calcext:conditional-format>
          <calcext:conditional-format calcext:target-range-address="'Gantt Chart'.KA43:'Gantt Chart'.KB43">
            <calcext:condition calcext:apply-style-name="Today" calcext:value="formula-is([.KA$10]=TODAY())" calcext:base-cell-address="'Gantt Chart'.KA43"/>
            <calcext:condition calcext:apply-style-name="Weekend" calcext:value="formula-is(OR(WEEKDAY([.KA$10])=1;WEEKDAY([.KA$10])=7))" calcext:base-cell-address="'Gantt Chart'.KA43"/>
            <calcext:condition calcext:apply-style-name="Holiday" calcext:value="formula-is(ISNUMBER(MATCH([.KA$10];Holidays;0)))" calcext:base-cell-address="'Gantt Chart'.KA43"/>
          </calcext:conditional-format>
          <calcext:conditional-format calcext:target-range-address="'Gantt Chart'.KA43:'Gantt Chart'.KB43">
            <calcext:condition calcext:apply-style-name="Task_Completed" calcext:value="formula-is(AND([.$H43]&gt;0;[.KA$10]&gt;=[.$D43];[.KA$10]&lt;=[.$J43];WORKDAY([.$D43];[.$H43]*[.$K43];Holidays)&gt;[.KA$10]))" calcext:base-cell-address="'Gantt Chart'.KA43"/>
            <calcext:condition calcext:apply-style-name="Task_Scheduled" calcext:value="formula-is(AND([.$H43]&gt;0;[.KA$10]&gt;=[.$D43];[.KA$10]&lt;=[.$J43];WORKDAY([.$D43];[.$H43]*[.$K43];Holidays)&lt;=[.KA$10]))" calcext:base-cell-address="'Gantt Chart'.KA43"/>
            <calcext:condition calcext:apply-style-name="Milestone" calcext:value="formula-is(AND([.$D43]&gt;0;[.$J43]=&quot;&quot;;[.$D43]=[.KA$10]))" calcext:base-cell-address="'Gantt Chart'.KA43"/>
          </calcext:conditional-format>
          <calcext:conditional-format calcext:target-range-address="'Gantt Chart'.KC43:'Gantt Chart'.KC43">
            <calcext:condition calcext:apply-style-name="Today" calcext:value="formula-is([.KC$10]=TODAY())" calcext:base-cell-address="'Gantt Chart'.KC43"/>
            <calcext:condition calcext:apply-style-name="Weekend" calcext:value="formula-is(OR(WEEKDAY([.KC$10])=1;WEEKDAY([.KC$10])=7))" calcext:base-cell-address="'Gantt Chart'.KC43"/>
            <calcext:condition calcext:apply-style-name="Holiday" calcext:value="formula-is(ISNUMBER(MATCH([.KC$10];Holidays;0)))" calcext:base-cell-address="'Gantt Chart'.KC43"/>
          </calcext:conditional-format>
          <calcext:conditional-format calcext:target-range-address="'Gantt Chart'.KC43:'Gantt Chart'.KC43">
            <calcext:condition calcext:apply-style-name="Task_Completed" calcext:value="formula-is(AND([.$H43]&gt;0;[.KC$10]&gt;=[.$D43];[.KC$10]&lt;=[.$J43];WORKDAY([.$D43];[.$H43]*[.$K43];Holidays)&gt;[.KC$10]))" calcext:base-cell-address="'Gantt Chart'.KC43"/>
            <calcext:condition calcext:apply-style-name="Task_Scheduled" calcext:value="formula-is(AND([.$H43]&gt;0;[.KC$10]&gt;=[.$D43];[.KC$10]&lt;=[.$J43];WORKDAY([.$D43];[.$H43]*[.$K43];Holidays)&lt;=[.KC$10]))" calcext:base-cell-address="'Gantt Chart'.KC43"/>
            <calcext:condition calcext:apply-style-name="Milestone" calcext:value="formula-is(AND([.$D43]&gt;0;[.$J43]=&quot;&quot;;[.$D43]=[.KC$10]))" calcext:base-cell-address="'Gantt Chart'.KC43"/>
          </calcext:conditional-format>
          <calcext:conditional-format calcext:target-range-address="'Gantt Chart'.JY44:'Gantt Chart'.JZ44">
            <calcext:condition calcext:apply-style-name="Today" calcext:value="formula-is([.JY$10]=TODAY())" calcext:base-cell-address="'Gantt Chart'.JY44"/>
            <calcext:condition calcext:apply-style-name="Weekend" calcext:value="formula-is(OR(WEEKDAY([.JY$10])=1;WEEKDAY([.JY$10])=7))" calcext:base-cell-address="'Gantt Chart'.JY44"/>
            <calcext:condition calcext:apply-style-name="Holiday" calcext:value="formula-is(ISNUMBER(MATCH([.JY$10];Holidays;0)))" calcext:base-cell-address="'Gantt Chart'.JY44"/>
          </calcext:conditional-format>
          <calcext:conditional-format calcext:target-range-address="'Gantt Chart'.JY44:'Gantt Chart'.JZ44">
            <calcext:condition calcext:apply-style-name="Task_Completed" calcext:value="formula-is(AND([.$H44]&gt;0;[.JY$10]&gt;=[.$D44];[.JY$10]&lt;=[.$J44];WORKDAY([.$D44];[.$H44]*[.$K44];Holidays)&gt;[.JY$10]))" calcext:base-cell-address="'Gantt Chart'.JY44"/>
            <calcext:condition calcext:apply-style-name="Task_Scheduled" calcext:value="formula-is(AND([.$H44]&gt;0;[.JY$10]&gt;=[.$D44];[.JY$10]&lt;=[.$J44];WORKDAY([.$D44];[.$H44]*[.$K44];Holidays)&lt;=[.JY$10]))" calcext:base-cell-address="'Gantt Chart'.JY44"/>
            <calcext:condition calcext:apply-style-name="Milestone" calcext:value="formula-is(AND([.$D44]&gt;0;[.$J44]=&quot;&quot;;[.$D44]=[.JY$10]))" calcext:base-cell-address="'Gantt Chart'.JY44"/>
          </calcext:conditional-format>
          <calcext:conditional-format calcext:target-range-address="'Gantt Chart'.KA44:'Gantt Chart'.KB44">
            <calcext:condition calcext:apply-style-name="Today" calcext:value="formula-is([.KA$10]=TODAY())" calcext:base-cell-address="'Gantt Chart'.KA44"/>
            <calcext:condition calcext:apply-style-name="Weekend" calcext:value="formula-is(OR(WEEKDAY([.KA$10])=1;WEEKDAY([.KA$10])=7))" calcext:base-cell-address="'Gantt Chart'.KA44"/>
            <calcext:condition calcext:apply-style-name="Holiday" calcext:value="formula-is(ISNUMBER(MATCH([.KA$10];Holidays;0)))" calcext:base-cell-address="'Gantt Chart'.KA44"/>
          </calcext:conditional-format>
          <calcext:conditional-format calcext:target-range-address="'Gantt Chart'.KA44:'Gantt Chart'.KB44">
            <calcext:condition calcext:apply-style-name="Task_Completed" calcext:value="formula-is(AND([.$H44]&gt;0;[.KA$10]&gt;=[.$D44];[.KA$10]&lt;=[.$J44];WORKDAY([.$D44];[.$H44]*[.$K44];Holidays)&gt;[.KA$10]))" calcext:base-cell-address="'Gantt Chart'.KA44"/>
            <calcext:condition calcext:apply-style-name="Task_Scheduled" calcext:value="formula-is(AND([.$H44]&gt;0;[.KA$10]&gt;=[.$D44];[.KA$10]&lt;=[.$J44];WORKDAY([.$D44];[.$H44]*[.$K44];Holidays)&lt;=[.KA$10]))" calcext:base-cell-address="'Gantt Chart'.KA44"/>
            <calcext:condition calcext:apply-style-name="Milestone" calcext:value="formula-is(AND([.$D44]&gt;0;[.$J44]=&quot;&quot;;[.$D44]=[.KA$10]))" calcext:base-cell-address="'Gantt Chart'.KA44"/>
          </calcext:conditional-format>
          <calcext:conditional-format calcext:target-range-address="'Gantt Chart'.KC44:'Gantt Chart'.KC44">
            <calcext:condition calcext:apply-style-name="Today" calcext:value="formula-is([.KC$10]=TODAY())" calcext:base-cell-address="'Gantt Chart'.KC44"/>
            <calcext:condition calcext:apply-style-name="Weekend" calcext:value="formula-is(OR(WEEKDAY([.KC$10])=1;WEEKDAY([.KC$10])=7))" calcext:base-cell-address="'Gantt Chart'.KC44"/>
            <calcext:condition calcext:apply-style-name="Holiday" calcext:value="formula-is(ISNUMBER(MATCH([.KC$10];Holidays;0)))" calcext:base-cell-address="'Gantt Chart'.KC44"/>
          </calcext:conditional-format>
          <calcext:conditional-format calcext:target-range-address="'Gantt Chart'.KC44:'Gantt Chart'.KC44">
            <calcext:condition calcext:apply-style-name="Task_Completed" calcext:value="formula-is(AND([.$H44]&gt;0;[.KC$10]&gt;=[.$D44];[.KC$10]&lt;=[.$J44];WORKDAY([.$D44];[.$H44]*[.$K44];Holidays)&gt;[.KC$10]))" calcext:base-cell-address="'Gantt Chart'.KC44"/>
            <calcext:condition calcext:apply-style-name="Task_Scheduled" calcext:value="formula-is(AND([.$H44]&gt;0;[.KC$10]&gt;=[.$D44];[.KC$10]&lt;=[.$J44];WORKDAY([.$D44];[.$H44]*[.$K44];Holidays)&lt;=[.KC$10]))" calcext:base-cell-address="'Gantt Chart'.KC44"/>
            <calcext:condition calcext:apply-style-name="Milestone" calcext:value="formula-is(AND([.$D44]&gt;0;[.$J44]=&quot;&quot;;[.$D44]=[.KC$10]))" calcext:base-cell-address="'Gantt Chart'.KC44"/>
          </calcext:conditional-format>
          <calcext:conditional-format calcext:target-range-address="'Gantt Chart'.JY45:'Gantt Chart'.JZ45">
            <calcext:condition calcext:apply-style-name="Today" calcext:value="formula-is([.JY$10]=TODAY())" calcext:base-cell-address="'Gantt Chart'.JY45"/>
            <calcext:condition calcext:apply-style-name="Weekend" calcext:value="formula-is(OR(WEEKDAY([.JY$10])=1;WEEKDAY([.JY$10])=7))" calcext:base-cell-address="'Gantt Chart'.JY45"/>
            <calcext:condition calcext:apply-style-name="Holiday" calcext:value="formula-is(ISNUMBER(MATCH([.JY$10];Holidays;0)))" calcext:base-cell-address="'Gantt Chart'.JY45"/>
          </calcext:conditional-format>
          <calcext:conditional-format calcext:target-range-address="'Gantt Chart'.JY45:'Gantt Chart'.JZ45">
            <calcext:condition calcext:apply-style-name="Task_Completed" calcext:value="formula-is(AND([.$H45]&gt;0;[.JY$10]&gt;=[.$D45];[.JY$10]&lt;=[.$J45];WORKDAY([.$D45];[.$H45]*[.$K45];Holidays)&gt;[.JY$10]))" calcext:base-cell-address="'Gantt Chart'.JY45"/>
            <calcext:condition calcext:apply-style-name="Task_Scheduled" calcext:value="formula-is(AND([.$H45]&gt;0;[.JY$10]&gt;=[.$D45];[.JY$10]&lt;=[.$J45];WORKDAY([.$D45];[.$H45]*[.$K45];Holidays)&lt;=[.JY$10]))" calcext:base-cell-address="'Gantt Chart'.JY45"/>
            <calcext:condition calcext:apply-style-name="Milestone" calcext:value="formula-is(AND([.$D45]&gt;0;[.$J45]=&quot;&quot;;[.$D45]=[.JY$10]))" calcext:base-cell-address="'Gantt Chart'.JY45"/>
          </calcext:conditional-format>
          <calcext:conditional-format calcext:target-range-address="'Gantt Chart'.KA45:'Gantt Chart'.KB45">
            <calcext:condition calcext:apply-style-name="Today" calcext:value="formula-is([.KA$10]=TODAY())" calcext:base-cell-address="'Gantt Chart'.KA45"/>
            <calcext:condition calcext:apply-style-name="Weekend" calcext:value="formula-is(OR(WEEKDAY([.KA$10])=1;WEEKDAY([.KA$10])=7))" calcext:base-cell-address="'Gantt Chart'.KA45"/>
            <calcext:condition calcext:apply-style-name="Holiday" calcext:value="formula-is(ISNUMBER(MATCH([.KA$10];Holidays;0)))" calcext:base-cell-address="'Gantt Chart'.KA45"/>
          </calcext:conditional-format>
          <calcext:conditional-format calcext:target-range-address="'Gantt Chart'.KA45:'Gantt Chart'.KB45">
            <calcext:condition calcext:apply-style-name="Task_Completed" calcext:value="formula-is(AND([.$H45]&gt;0;[.KA$10]&gt;=[.$D45];[.KA$10]&lt;=[.$J45];WORKDAY([.$D45];[.$H45]*[.$K45];Holidays)&gt;[.KA$10]))" calcext:base-cell-address="'Gantt Chart'.KA45"/>
            <calcext:condition calcext:apply-style-name="Task_Scheduled" calcext:value="formula-is(AND([.$H45]&gt;0;[.KA$10]&gt;=[.$D45];[.KA$10]&lt;=[.$J45];WORKDAY([.$D45];[.$H45]*[.$K45];Holidays)&lt;=[.KA$10]))" calcext:base-cell-address="'Gantt Chart'.KA45"/>
            <calcext:condition calcext:apply-style-name="Milestone" calcext:value="formula-is(AND([.$D45]&gt;0;[.$J45]=&quot;&quot;;[.$D45]=[.KA$10]))" calcext:base-cell-address="'Gantt Chart'.KA45"/>
          </calcext:conditional-format>
          <calcext:conditional-format calcext:target-range-address="'Gantt Chart'.KC45:'Gantt Chart'.KC45">
            <calcext:condition calcext:apply-style-name="Today" calcext:value="formula-is([.KC$10]=TODAY())" calcext:base-cell-address="'Gantt Chart'.KC45"/>
            <calcext:condition calcext:apply-style-name="Weekend" calcext:value="formula-is(OR(WEEKDAY([.KC$10])=1;WEEKDAY([.KC$10])=7))" calcext:base-cell-address="'Gantt Chart'.KC45"/>
            <calcext:condition calcext:apply-style-name="Holiday" calcext:value="formula-is(ISNUMBER(MATCH([.KC$10];Holidays;0)))" calcext:base-cell-address="'Gantt Chart'.KC45"/>
          </calcext:conditional-format>
          <calcext:conditional-format calcext:target-range-address="'Gantt Chart'.KC45:'Gantt Chart'.KC45">
            <calcext:condition calcext:apply-style-name="Task_Completed" calcext:value="formula-is(AND([.$H45]&gt;0;[.KC$10]&gt;=[.$D45];[.KC$10]&lt;=[.$J45];WORKDAY([.$D45];[.$H45]*[.$K45];Holidays)&gt;[.KC$10]))" calcext:base-cell-address="'Gantt Chart'.KC45"/>
            <calcext:condition calcext:apply-style-name="Task_Scheduled" calcext:value="formula-is(AND([.$H45]&gt;0;[.KC$10]&gt;=[.$D45];[.KC$10]&lt;=[.$J45];WORKDAY([.$D45];[.$H45]*[.$K45];Holidays)&lt;=[.KC$10]))" calcext:base-cell-address="'Gantt Chart'.KC45"/>
            <calcext:condition calcext:apply-style-name="Milestone" calcext:value="formula-is(AND([.$D45]&gt;0;[.$J45]=&quot;&quot;;[.$D45]=[.KC$10]))" calcext:base-cell-address="'Gantt Chart'.KC45"/>
          </calcext:conditional-format>
          <calcext:conditional-format calcext:target-range-address="'Gantt Chart'.JY46:'Gantt Chart'.JZ46">
            <calcext:condition calcext:apply-style-name="Today" calcext:value="formula-is([.JY$10]=TODAY())" calcext:base-cell-address="'Gantt Chart'.JY46"/>
            <calcext:condition calcext:apply-style-name="Weekend" calcext:value="formula-is(OR(WEEKDAY([.JY$10])=1;WEEKDAY([.JY$10])=7))" calcext:base-cell-address="'Gantt Chart'.JY46"/>
            <calcext:condition calcext:apply-style-name="Holiday" calcext:value="formula-is(ISNUMBER(MATCH([.JY$10];Holidays;0)))" calcext:base-cell-address="'Gantt Chart'.JY46"/>
          </calcext:conditional-format>
          <calcext:conditional-format calcext:target-range-address="'Gantt Chart'.JY46:'Gantt Chart'.JZ46">
            <calcext:condition calcext:apply-style-name="Task_Completed" calcext:value="formula-is(AND([.$H46]&gt;0;[.JY$10]&gt;=[.$D46];[.JY$10]&lt;=[.$J46];WORKDAY([.$D46];[.$H46]*[.$K46];Holidays)&gt;[.JY$10]))" calcext:base-cell-address="'Gantt Chart'.JY46"/>
            <calcext:condition calcext:apply-style-name="Task_Scheduled" calcext:value="formula-is(AND([.$H46]&gt;0;[.JY$10]&gt;=[.$D46];[.JY$10]&lt;=[.$J46];WORKDAY([.$D46];[.$H46]*[.$K46];Holidays)&lt;=[.JY$10]))" calcext:base-cell-address="'Gantt Chart'.JY46"/>
            <calcext:condition calcext:apply-style-name="Milestone" calcext:value="formula-is(AND([.$D46]&gt;0;[.$J46]=&quot;&quot;;[.$D46]=[.JY$10]))" calcext:base-cell-address="'Gantt Chart'.JY46"/>
          </calcext:conditional-format>
          <calcext:conditional-format calcext:target-range-address="'Gantt Chart'.KA46:'Gantt Chart'.KB46">
            <calcext:condition calcext:apply-style-name="Today" calcext:value="formula-is([.KA$10]=TODAY())" calcext:base-cell-address="'Gantt Chart'.KA46"/>
            <calcext:condition calcext:apply-style-name="Weekend" calcext:value="formula-is(OR(WEEKDAY([.KA$10])=1;WEEKDAY([.KA$10])=7))" calcext:base-cell-address="'Gantt Chart'.KA46"/>
            <calcext:condition calcext:apply-style-name="Holiday" calcext:value="formula-is(ISNUMBER(MATCH([.KA$10];Holidays;0)))" calcext:base-cell-address="'Gantt Chart'.KA46"/>
          </calcext:conditional-format>
          <calcext:conditional-format calcext:target-range-address="'Gantt Chart'.KA46:'Gantt Chart'.KB46">
            <calcext:condition calcext:apply-style-name="Task_Completed" calcext:value="formula-is(AND([.$H46]&gt;0;[.KA$10]&gt;=[.$D46];[.KA$10]&lt;=[.$J46];WORKDAY([.$D46];[.$H46]*[.$K46];Holidays)&gt;[.KA$10]))" calcext:base-cell-address="'Gantt Chart'.KA46"/>
            <calcext:condition calcext:apply-style-name="Task_Scheduled" calcext:value="formula-is(AND([.$H46]&gt;0;[.KA$10]&gt;=[.$D46];[.KA$10]&lt;=[.$J46];WORKDAY([.$D46];[.$H46]*[.$K46];Holidays)&lt;=[.KA$10]))" calcext:base-cell-address="'Gantt Chart'.KA46"/>
            <calcext:condition calcext:apply-style-name="Milestone" calcext:value="formula-is(AND([.$D46]&gt;0;[.$J46]=&quot;&quot;;[.$D46]=[.KA$10]))" calcext:base-cell-address="'Gantt Chart'.KA46"/>
          </calcext:conditional-format>
          <calcext:conditional-format calcext:target-range-address="'Gantt Chart'.KC46:'Gantt Chart'.KC46">
            <calcext:condition calcext:apply-style-name="Today" calcext:value="formula-is([.KC$10]=TODAY())" calcext:base-cell-address="'Gantt Chart'.KC46"/>
            <calcext:condition calcext:apply-style-name="Weekend" calcext:value="formula-is(OR(WEEKDAY([.KC$10])=1;WEEKDAY([.KC$10])=7))" calcext:base-cell-address="'Gantt Chart'.KC46"/>
            <calcext:condition calcext:apply-style-name="Holiday" calcext:value="formula-is(ISNUMBER(MATCH([.KC$10];Holidays;0)))" calcext:base-cell-address="'Gantt Chart'.KC46"/>
          </calcext:conditional-format>
          <calcext:conditional-format calcext:target-range-address="'Gantt Chart'.KC46:'Gantt Chart'.KC46">
            <calcext:condition calcext:apply-style-name="Task_Completed" calcext:value="formula-is(AND([.$H46]&gt;0;[.KC$10]&gt;=[.$D46];[.KC$10]&lt;=[.$J46];WORKDAY([.$D46];[.$H46]*[.$K46];Holidays)&gt;[.KC$10]))" calcext:base-cell-address="'Gantt Chart'.KC46"/>
            <calcext:condition calcext:apply-style-name="Task_Scheduled" calcext:value="formula-is(AND([.$H46]&gt;0;[.KC$10]&gt;=[.$D46];[.KC$10]&lt;=[.$J46];WORKDAY([.$D46];[.$H46]*[.$K46];Holidays)&lt;=[.KC$10]))" calcext:base-cell-address="'Gantt Chart'.KC46"/>
            <calcext:condition calcext:apply-style-name="Milestone" calcext:value="formula-is(AND([.$D46]&gt;0;[.$J46]=&quot;&quot;;[.$D46]=[.KC$10]))" calcext:base-cell-address="'Gantt Chart'.KC46"/>
          </calcext:conditional-format>
          <calcext:conditional-format calcext:target-range-address="'Gantt Chart'.JY47:'Gantt Chart'.JZ47">
            <calcext:condition calcext:apply-style-name="Today" calcext:value="formula-is([.JY$10]=TODAY())" calcext:base-cell-address="'Gantt Chart'.JY47"/>
            <calcext:condition calcext:apply-style-name="Weekend" calcext:value="formula-is(OR(WEEKDAY([.JY$10])=1;WEEKDAY([.JY$10])=7))" calcext:base-cell-address="'Gantt Chart'.JY47"/>
            <calcext:condition calcext:apply-style-name="Holiday" calcext:value="formula-is(ISNUMBER(MATCH([.JY$10];Holidays;0)))" calcext:base-cell-address="'Gantt Chart'.JY47"/>
          </calcext:conditional-format>
          <calcext:conditional-format calcext:target-range-address="'Gantt Chart'.JY47:'Gantt Chart'.JZ47">
            <calcext:condition calcext:apply-style-name="Task_Completed" calcext:value="formula-is(AND([.$H47]&gt;0;[.JY$10]&gt;=[.$D47];[.JY$10]&lt;=[.$J47];WORKDAY([.$D47];[.$H47]*[.$K47];Holidays)&gt;[.JY$10]))" calcext:base-cell-address="'Gantt Chart'.JY47"/>
            <calcext:condition calcext:apply-style-name="Task_Scheduled" calcext:value="formula-is(AND([.$H47]&gt;0;[.JY$10]&gt;=[.$D47];[.JY$10]&lt;=[.$J47];WORKDAY([.$D47];[.$H47]*[.$K47];Holidays)&lt;=[.JY$10]))" calcext:base-cell-address="'Gantt Chart'.JY47"/>
            <calcext:condition calcext:apply-style-name="Milestone" calcext:value="formula-is(AND([.$D47]&gt;0;[.$J47]=&quot;&quot;;[.$D47]=[.JY$10]))" calcext:base-cell-address="'Gantt Chart'.JY47"/>
          </calcext:conditional-format>
          <calcext:conditional-format calcext:target-range-address="'Gantt Chart'.KA47:'Gantt Chart'.KB47">
            <calcext:condition calcext:apply-style-name="Today" calcext:value="formula-is([.KA$10]=TODAY())" calcext:base-cell-address="'Gantt Chart'.KA47"/>
            <calcext:condition calcext:apply-style-name="Weekend" calcext:value="formula-is(OR(WEEKDAY([.KA$10])=1;WEEKDAY([.KA$10])=7))" calcext:base-cell-address="'Gantt Chart'.KA47"/>
            <calcext:condition calcext:apply-style-name="Holiday" calcext:value="formula-is(ISNUMBER(MATCH([.KA$10];Holidays;0)))" calcext:base-cell-address="'Gantt Chart'.KA47"/>
          </calcext:conditional-format>
          <calcext:conditional-format calcext:target-range-address="'Gantt Chart'.KA47:'Gantt Chart'.KB47">
            <calcext:condition calcext:apply-style-name="Task_Completed" calcext:value="formula-is(AND([.$H47]&gt;0;[.KA$10]&gt;=[.$D47];[.KA$10]&lt;=[.$J47];WORKDAY([.$D47];[.$H47]*[.$K47];Holidays)&gt;[.KA$10]))" calcext:base-cell-address="'Gantt Chart'.KA47"/>
            <calcext:condition calcext:apply-style-name="Task_Scheduled" calcext:value="formula-is(AND([.$H47]&gt;0;[.KA$10]&gt;=[.$D47];[.KA$10]&lt;=[.$J47];WORKDAY([.$D47];[.$H47]*[.$K47];Holidays)&lt;=[.KA$10]))" calcext:base-cell-address="'Gantt Chart'.KA47"/>
            <calcext:condition calcext:apply-style-name="Milestone" calcext:value="formula-is(AND([.$D47]&gt;0;[.$J47]=&quot;&quot;;[.$D47]=[.KA$10]))" calcext:base-cell-address="'Gantt Chart'.KA47"/>
          </calcext:conditional-format>
          <calcext:conditional-format calcext:target-range-address="'Gantt Chart'.KC47:'Gantt Chart'.KC47">
            <calcext:condition calcext:apply-style-name="Today" calcext:value="formula-is([.KC$10]=TODAY())" calcext:base-cell-address="'Gantt Chart'.KC47"/>
            <calcext:condition calcext:apply-style-name="Weekend" calcext:value="formula-is(OR(WEEKDAY([.KC$10])=1;WEEKDAY([.KC$10])=7))" calcext:base-cell-address="'Gantt Chart'.KC47"/>
            <calcext:condition calcext:apply-style-name="Holiday" calcext:value="formula-is(ISNUMBER(MATCH([.KC$10];Holidays;0)))" calcext:base-cell-address="'Gantt Chart'.KC47"/>
          </calcext:conditional-format>
          <calcext:conditional-format calcext:target-range-address="'Gantt Chart'.KC47:'Gantt Chart'.KC47">
            <calcext:condition calcext:apply-style-name="Task_Completed" calcext:value="formula-is(AND([.$H47]&gt;0;[.KC$10]&gt;=[.$D47];[.KC$10]&lt;=[.$J47];WORKDAY([.$D47];[.$H47]*[.$K47];Holidays)&gt;[.KC$10]))" calcext:base-cell-address="'Gantt Chart'.KC47"/>
            <calcext:condition calcext:apply-style-name="Task_Scheduled" calcext:value="formula-is(AND([.$H47]&gt;0;[.KC$10]&gt;=[.$D47];[.KC$10]&lt;=[.$J47];WORKDAY([.$D47];[.$H47]*[.$K47];Holidays)&lt;=[.KC$10]))" calcext:base-cell-address="'Gantt Chart'.KC47"/>
            <calcext:condition calcext:apply-style-name="Milestone" calcext:value="formula-is(AND([.$D47]&gt;0;[.$J47]=&quot;&quot;;[.$D47]=[.KC$10]))" calcext:base-cell-address="'Gantt Chart'.KC47"/>
          </calcext:conditional-format>
          <calcext:conditional-format calcext:target-range-address="'Gantt Chart'.JY48:'Gantt Chart'.JZ48">
            <calcext:condition calcext:apply-style-name="Today" calcext:value="formula-is([.JY$10]=TODAY())" calcext:base-cell-address="'Gantt Chart'.JY48"/>
            <calcext:condition calcext:apply-style-name="Weekend" calcext:value="formula-is(OR(WEEKDAY([.JY$10])=1;WEEKDAY([.JY$10])=7))" calcext:base-cell-address="'Gantt Chart'.JY48"/>
            <calcext:condition calcext:apply-style-name="Holiday" calcext:value="formula-is(ISNUMBER(MATCH([.JY$10];Holidays;0)))" calcext:base-cell-address="'Gantt Chart'.JY48"/>
          </calcext:conditional-format>
          <calcext:conditional-format calcext:target-range-address="'Gantt Chart'.JY48:'Gantt Chart'.JZ48">
            <calcext:condition calcext:apply-style-name="Task_Completed" calcext:value="formula-is(AND([.$H48]&gt;0;[.JY$10]&gt;=[.$D48];[.JY$10]&lt;=[.$J48];WORKDAY([.$D48];[.$H48]*[.$K48];Holidays)&gt;[.JY$10]))" calcext:base-cell-address="'Gantt Chart'.JY48"/>
            <calcext:condition calcext:apply-style-name="Task_Scheduled" calcext:value="formula-is(AND([.$H48]&gt;0;[.JY$10]&gt;=[.$D48];[.JY$10]&lt;=[.$J48];WORKDAY([.$D48];[.$H48]*[.$K48];Holidays)&lt;=[.JY$10]))" calcext:base-cell-address="'Gantt Chart'.JY48"/>
            <calcext:condition calcext:apply-style-name="Milestone" calcext:value="formula-is(AND([.$D48]&gt;0;[.$J48]=&quot;&quot;;[.$D48]=[.JY$10]))" calcext:base-cell-address="'Gantt Chart'.JY48"/>
          </calcext:conditional-format>
          <calcext:conditional-format calcext:target-range-address="'Gantt Chart'.KA48:'Gantt Chart'.KB48">
            <calcext:condition calcext:apply-style-name="Today" calcext:value="formula-is([.KA$10]=TODAY())" calcext:base-cell-address="'Gantt Chart'.KA48"/>
            <calcext:condition calcext:apply-style-name="Weekend" calcext:value="formula-is(OR(WEEKDAY([.KA$10])=1;WEEKDAY([.KA$10])=7))" calcext:base-cell-address="'Gantt Chart'.KA48"/>
            <calcext:condition calcext:apply-style-name="Holiday" calcext:value="formula-is(ISNUMBER(MATCH([.KA$10];Holidays;0)))" calcext:base-cell-address="'Gantt Chart'.KA48"/>
          </calcext:conditional-format>
          <calcext:conditional-format calcext:target-range-address="'Gantt Chart'.KA48:'Gantt Chart'.KB48">
            <calcext:condition calcext:apply-style-name="Task_Completed" calcext:value="formula-is(AND([.$H48]&gt;0;[.KA$10]&gt;=[.$D48];[.KA$10]&lt;=[.$J48];WORKDAY([.$D48];[.$H48]*[.$K48];Holidays)&gt;[.KA$10]))" calcext:base-cell-address="'Gantt Chart'.KA48"/>
            <calcext:condition calcext:apply-style-name="Task_Scheduled" calcext:value="formula-is(AND([.$H48]&gt;0;[.KA$10]&gt;=[.$D48];[.KA$10]&lt;=[.$J48];WORKDAY([.$D48];[.$H48]*[.$K48];Holidays)&lt;=[.KA$10]))" calcext:base-cell-address="'Gantt Chart'.KA48"/>
            <calcext:condition calcext:apply-style-name="Milestone" calcext:value="formula-is(AND([.$D48]&gt;0;[.$J48]=&quot;&quot;;[.$D48]=[.KA$10]))" calcext:base-cell-address="'Gantt Chart'.KA48"/>
          </calcext:conditional-format>
          <calcext:conditional-format calcext:target-range-address="'Gantt Chart'.KC48:'Gantt Chart'.KC48">
            <calcext:condition calcext:apply-style-name="Today" calcext:value="formula-is([.KC$10]=TODAY())" calcext:base-cell-address="'Gantt Chart'.KC48"/>
            <calcext:condition calcext:apply-style-name="Weekend" calcext:value="formula-is(OR(WEEKDAY([.KC$10])=1;WEEKDAY([.KC$10])=7))" calcext:base-cell-address="'Gantt Chart'.KC48"/>
            <calcext:condition calcext:apply-style-name="Holiday" calcext:value="formula-is(ISNUMBER(MATCH([.KC$10];Holidays;0)))" calcext:base-cell-address="'Gantt Chart'.KC48"/>
          </calcext:conditional-format>
          <calcext:conditional-format calcext:target-range-address="'Gantt Chart'.KC48:'Gantt Chart'.KC48">
            <calcext:condition calcext:apply-style-name="Task_Completed" calcext:value="formula-is(AND([.$H48]&gt;0;[.KC$10]&gt;=[.$D48];[.KC$10]&lt;=[.$J48];WORKDAY([.$D48];[.$H48]*[.$K48];Holidays)&gt;[.KC$10]))" calcext:base-cell-address="'Gantt Chart'.KC48"/>
            <calcext:condition calcext:apply-style-name="Task_Scheduled" calcext:value="formula-is(AND([.$H48]&gt;0;[.KC$10]&gt;=[.$D48];[.KC$10]&lt;=[.$J48];WORKDAY([.$D48];[.$H48]*[.$K48];Holidays)&lt;=[.KC$10]))" calcext:base-cell-address="'Gantt Chart'.KC48"/>
            <calcext:condition calcext:apply-style-name="Milestone" calcext:value="formula-is(AND([.$D48]&gt;0;[.$J48]=&quot;&quot;;[.$D48]=[.KC$10]))" calcext:base-cell-address="'Gantt Chart'.KC48"/>
          </calcext:conditional-format>
          <calcext:conditional-format calcext:target-range-address="'Gantt Chart'.JY49:'Gantt Chart'.JZ49">
            <calcext:condition calcext:apply-style-name="Today" calcext:value="formula-is([.JY$10]=TODAY())" calcext:base-cell-address="'Gantt Chart'.JY49"/>
            <calcext:condition calcext:apply-style-name="Weekend" calcext:value="formula-is(OR(WEEKDAY([.JY$10])=1;WEEKDAY([.JY$10])=7))" calcext:base-cell-address="'Gantt Chart'.JY49"/>
            <calcext:condition calcext:apply-style-name="Holiday" calcext:value="formula-is(ISNUMBER(MATCH([.JY$10];Holidays;0)))" calcext:base-cell-address="'Gantt Chart'.JY49"/>
          </calcext:conditional-format>
          <calcext:conditional-format calcext:target-range-address="'Gantt Chart'.JY49:'Gantt Chart'.JZ49">
            <calcext:condition calcext:apply-style-name="Task_Completed" calcext:value="formula-is(AND([.$H49]&gt;0;[.JY$10]&gt;=[.$D49];[.JY$10]&lt;=[.$J49];WORKDAY([.$D49];[.$H49]*[.$K49];Holidays)&gt;[.JY$10]))" calcext:base-cell-address="'Gantt Chart'.JY49"/>
            <calcext:condition calcext:apply-style-name="Task_Scheduled" calcext:value="formula-is(AND([.$H49]&gt;0;[.JY$10]&gt;=[.$D49];[.JY$10]&lt;=[.$J49];WORKDAY([.$D49];[.$H49]*[.$K49];Holidays)&lt;=[.JY$10]))" calcext:base-cell-address="'Gantt Chart'.JY49"/>
            <calcext:condition calcext:apply-style-name="Milestone" calcext:value="formula-is(AND([.$D49]&gt;0;[.$J49]=&quot;&quot;;[.$D49]=[.JY$10]))" calcext:base-cell-address="'Gantt Chart'.JY49"/>
          </calcext:conditional-format>
          <calcext:conditional-format calcext:target-range-address="'Gantt Chart'.KA49:'Gantt Chart'.KB49">
            <calcext:condition calcext:apply-style-name="Today" calcext:value="formula-is([.KA$10]=TODAY())" calcext:base-cell-address="'Gantt Chart'.KA49"/>
            <calcext:condition calcext:apply-style-name="Weekend" calcext:value="formula-is(OR(WEEKDAY([.KA$10])=1;WEEKDAY([.KA$10])=7))" calcext:base-cell-address="'Gantt Chart'.KA49"/>
            <calcext:condition calcext:apply-style-name="Holiday" calcext:value="formula-is(ISNUMBER(MATCH([.KA$10];Holidays;0)))" calcext:base-cell-address="'Gantt Chart'.KA49"/>
          </calcext:conditional-format>
          <calcext:conditional-format calcext:target-range-address="'Gantt Chart'.KA49:'Gantt Chart'.KB49">
            <calcext:condition calcext:apply-style-name="Task_Completed" calcext:value="formula-is(AND([.$H49]&gt;0;[.KA$10]&gt;=[.$D49];[.KA$10]&lt;=[.$J49];WORKDAY([.$D49];[.$H49]*[.$K49];Holidays)&gt;[.KA$10]))" calcext:base-cell-address="'Gantt Chart'.KA49"/>
            <calcext:condition calcext:apply-style-name="Task_Scheduled" calcext:value="formula-is(AND([.$H49]&gt;0;[.KA$10]&gt;=[.$D49];[.KA$10]&lt;=[.$J49];WORKDAY([.$D49];[.$H49]*[.$K49];Holidays)&lt;=[.KA$10]))" calcext:base-cell-address="'Gantt Chart'.KA49"/>
            <calcext:condition calcext:apply-style-name="Milestone" calcext:value="formula-is(AND([.$D49]&gt;0;[.$J49]=&quot;&quot;;[.$D49]=[.KA$10]))" calcext:base-cell-address="'Gantt Chart'.KA49"/>
          </calcext:conditional-format>
          <calcext:conditional-format calcext:target-range-address="'Gantt Chart'.KC49:'Gantt Chart'.KC49">
            <calcext:condition calcext:apply-style-name="Today" calcext:value="formula-is([.KC$10]=TODAY())" calcext:base-cell-address="'Gantt Chart'.KC49"/>
            <calcext:condition calcext:apply-style-name="Weekend" calcext:value="formula-is(OR(WEEKDAY([.KC$10])=1;WEEKDAY([.KC$10])=7))" calcext:base-cell-address="'Gantt Chart'.KC49"/>
            <calcext:condition calcext:apply-style-name="Holiday" calcext:value="formula-is(ISNUMBER(MATCH([.KC$10];Holidays;0)))" calcext:base-cell-address="'Gantt Chart'.KC49"/>
          </calcext:conditional-format>
          <calcext:conditional-format calcext:target-range-address="'Gantt Chart'.KC49:'Gantt Chart'.KC49">
            <calcext:condition calcext:apply-style-name="Task_Completed" calcext:value="formula-is(AND([.$H49]&gt;0;[.KC$10]&gt;=[.$D49];[.KC$10]&lt;=[.$J49];WORKDAY([.$D49];[.$H49]*[.$K49];Holidays)&gt;[.KC$10]))" calcext:base-cell-address="'Gantt Chart'.KC49"/>
            <calcext:condition calcext:apply-style-name="Task_Scheduled" calcext:value="formula-is(AND([.$H49]&gt;0;[.KC$10]&gt;=[.$D49];[.KC$10]&lt;=[.$J49];WORKDAY([.$D49];[.$H49]*[.$K49];Holidays)&lt;=[.KC$10]))" calcext:base-cell-address="'Gantt Chart'.KC49"/>
            <calcext:condition calcext:apply-style-name="Milestone" calcext:value="formula-is(AND([.$D49]&gt;0;[.$J49]=&quot;&quot;;[.$D49]=[.KC$10]))" calcext:base-cell-address="'Gantt Chart'.KC49"/>
          </calcext:conditional-format>
          <calcext:conditional-format calcext:target-range-address="'Gantt Chart'.JY50:'Gantt Chart'.JZ50">
            <calcext:condition calcext:apply-style-name="Today" calcext:value="formula-is([.JY$10]=TODAY())" calcext:base-cell-address="'Gantt Chart'.JY50"/>
            <calcext:condition calcext:apply-style-name="Weekend" calcext:value="formula-is(OR(WEEKDAY([.JY$10])=1;WEEKDAY([.JY$10])=7))" calcext:base-cell-address="'Gantt Chart'.JY50"/>
            <calcext:condition calcext:apply-style-name="Holiday" calcext:value="formula-is(ISNUMBER(MATCH([.JY$10];Holidays;0)))" calcext:base-cell-address="'Gantt Chart'.JY50"/>
          </calcext:conditional-format>
          <calcext:conditional-format calcext:target-range-address="'Gantt Chart'.JY50:'Gantt Chart'.JZ50">
            <calcext:condition calcext:apply-style-name="Task_Completed" calcext:value="formula-is(AND([.$H50]&gt;0;[.JY$10]&gt;=[.$D50];[.JY$10]&lt;=[.$J50];WORKDAY([.$D50];[.$H50]*[.$K50];Holidays)&gt;[.JY$10]))" calcext:base-cell-address="'Gantt Chart'.JY50"/>
            <calcext:condition calcext:apply-style-name="Task_Scheduled" calcext:value="formula-is(AND([.$H50]&gt;0;[.JY$10]&gt;=[.$D50];[.JY$10]&lt;=[.$J50];WORKDAY([.$D50];[.$H50]*[.$K50];Holidays)&lt;=[.JY$10]))" calcext:base-cell-address="'Gantt Chart'.JY50"/>
            <calcext:condition calcext:apply-style-name="Milestone" calcext:value="formula-is(AND([.$D50]&gt;0;[.$J50]=&quot;&quot;;[.$D50]=[.JY$10]))" calcext:base-cell-address="'Gantt Chart'.JY50"/>
          </calcext:conditional-format>
          <calcext:conditional-format calcext:target-range-address="'Gantt Chart'.KA50:'Gantt Chart'.KB50">
            <calcext:condition calcext:apply-style-name="Today" calcext:value="formula-is([.KA$10]=TODAY())" calcext:base-cell-address="'Gantt Chart'.KA50"/>
            <calcext:condition calcext:apply-style-name="Weekend" calcext:value="formula-is(OR(WEEKDAY([.KA$10])=1;WEEKDAY([.KA$10])=7))" calcext:base-cell-address="'Gantt Chart'.KA50"/>
            <calcext:condition calcext:apply-style-name="Holiday" calcext:value="formula-is(ISNUMBER(MATCH([.KA$10];Holidays;0)))" calcext:base-cell-address="'Gantt Chart'.KA50"/>
          </calcext:conditional-format>
          <calcext:conditional-format calcext:target-range-address="'Gantt Chart'.KA50:'Gantt Chart'.KB50">
            <calcext:condition calcext:apply-style-name="Task_Completed" calcext:value="formula-is(AND([.$H50]&gt;0;[.KA$10]&gt;=[.$D50];[.KA$10]&lt;=[.$J50];WORKDAY([.$D50];[.$H50]*[.$K50];Holidays)&gt;[.KA$10]))" calcext:base-cell-address="'Gantt Chart'.KA50"/>
            <calcext:condition calcext:apply-style-name="Task_Scheduled" calcext:value="formula-is(AND([.$H50]&gt;0;[.KA$10]&gt;=[.$D50];[.KA$10]&lt;=[.$J50];WORKDAY([.$D50];[.$H50]*[.$K50];Holidays)&lt;=[.KA$10]))" calcext:base-cell-address="'Gantt Chart'.KA50"/>
            <calcext:condition calcext:apply-style-name="Milestone" calcext:value="formula-is(AND([.$D50]&gt;0;[.$J50]=&quot;&quot;;[.$D50]=[.KA$10]))" calcext:base-cell-address="'Gantt Chart'.KA50"/>
          </calcext:conditional-format>
          <calcext:conditional-format calcext:target-range-address="'Gantt Chart'.KC50:'Gantt Chart'.KC50">
            <calcext:condition calcext:apply-style-name="Today" calcext:value="formula-is([.KC$10]=TODAY())" calcext:base-cell-address="'Gantt Chart'.KC50"/>
            <calcext:condition calcext:apply-style-name="Weekend" calcext:value="formula-is(OR(WEEKDAY([.KC$10])=1;WEEKDAY([.KC$10])=7))" calcext:base-cell-address="'Gantt Chart'.KC50"/>
            <calcext:condition calcext:apply-style-name="Holiday" calcext:value="formula-is(ISNUMBER(MATCH([.KC$10];Holidays;0)))" calcext:base-cell-address="'Gantt Chart'.KC50"/>
          </calcext:conditional-format>
          <calcext:conditional-format calcext:target-range-address="'Gantt Chart'.KC50:'Gantt Chart'.KC50">
            <calcext:condition calcext:apply-style-name="Task_Completed" calcext:value="formula-is(AND([.$H50]&gt;0;[.KC$10]&gt;=[.$D50];[.KC$10]&lt;=[.$J50];WORKDAY([.$D50];[.$H50]*[.$K50];Holidays)&gt;[.KC$10]))" calcext:base-cell-address="'Gantt Chart'.KC50"/>
            <calcext:condition calcext:apply-style-name="Task_Scheduled" calcext:value="formula-is(AND([.$H50]&gt;0;[.KC$10]&gt;=[.$D50];[.KC$10]&lt;=[.$J50];WORKDAY([.$D50];[.$H50]*[.$K50];Holidays)&lt;=[.KC$10]))" calcext:base-cell-address="'Gantt Chart'.KC50"/>
            <calcext:condition calcext:apply-style-name="Milestone" calcext:value="formula-is(AND([.$D50]&gt;0;[.$J50]=&quot;&quot;;[.$D50]=[.KC$10]))" calcext:base-cell-address="'Gantt Chart'.KC50"/>
          </calcext:conditional-format>
          <calcext:conditional-format calcext:target-range-address="'Gantt Chart'.JY51:'Gantt Chart'.JZ51">
            <calcext:condition calcext:apply-style-name="Today" calcext:value="formula-is([.JY$10]=TODAY())" calcext:base-cell-address="'Gantt Chart'.JY51"/>
            <calcext:condition calcext:apply-style-name="Weekend" calcext:value="formula-is(OR(WEEKDAY([.JY$10])=1;WEEKDAY([.JY$10])=7))" calcext:base-cell-address="'Gantt Chart'.JY51"/>
            <calcext:condition calcext:apply-style-name="Holiday" calcext:value="formula-is(ISNUMBER(MATCH([.JY$10];Holidays;0)))" calcext:base-cell-address="'Gantt Chart'.JY51"/>
          </calcext:conditional-format>
          <calcext:conditional-format calcext:target-range-address="'Gantt Chart'.JY51:'Gantt Chart'.JZ51">
            <calcext:condition calcext:apply-style-name="Task_Completed" calcext:value="formula-is(AND([.$H51]&gt;0;[.JY$10]&gt;=[.$D51];[.JY$10]&lt;=[.$J51];WORKDAY([.$D51];[.$H51]*[.$K51];Holidays)&gt;[.JY$10]))" calcext:base-cell-address="'Gantt Chart'.JY51"/>
            <calcext:condition calcext:apply-style-name="Task_Scheduled" calcext:value="formula-is(AND([.$H51]&gt;0;[.JY$10]&gt;=[.$D51];[.JY$10]&lt;=[.$J51];WORKDAY([.$D51];[.$H51]*[.$K51];Holidays)&lt;=[.JY$10]))" calcext:base-cell-address="'Gantt Chart'.JY51"/>
            <calcext:condition calcext:apply-style-name="Milestone" calcext:value="formula-is(AND([.$D51]&gt;0;[.$J51]=&quot;&quot;;[.$D51]=[.JY$10]))" calcext:base-cell-address="'Gantt Chart'.JY51"/>
          </calcext:conditional-format>
          <calcext:conditional-format calcext:target-range-address="'Gantt Chart'.KA51:'Gantt Chart'.KB51">
            <calcext:condition calcext:apply-style-name="Today" calcext:value="formula-is([.KA$10]=TODAY())" calcext:base-cell-address="'Gantt Chart'.KA51"/>
            <calcext:condition calcext:apply-style-name="Weekend" calcext:value="formula-is(OR(WEEKDAY([.KA$10])=1;WEEKDAY([.KA$10])=7))" calcext:base-cell-address="'Gantt Chart'.KA51"/>
            <calcext:condition calcext:apply-style-name="Holiday" calcext:value="formula-is(ISNUMBER(MATCH([.KA$10];Holidays;0)))" calcext:base-cell-address="'Gantt Chart'.KA51"/>
          </calcext:conditional-format>
          <calcext:conditional-format calcext:target-range-address="'Gantt Chart'.KA51:'Gantt Chart'.KB51">
            <calcext:condition calcext:apply-style-name="Task_Completed" calcext:value="formula-is(AND([.$H51]&gt;0;[.KA$10]&gt;=[.$D51];[.KA$10]&lt;=[.$J51];WORKDAY([.$D51];[.$H51]*[.$K51];Holidays)&gt;[.KA$10]))" calcext:base-cell-address="'Gantt Chart'.KA51"/>
            <calcext:condition calcext:apply-style-name="Task_Scheduled" calcext:value="formula-is(AND([.$H51]&gt;0;[.KA$10]&gt;=[.$D51];[.KA$10]&lt;=[.$J51];WORKDAY([.$D51];[.$H51]*[.$K51];Holidays)&lt;=[.KA$10]))" calcext:base-cell-address="'Gantt Chart'.KA51"/>
            <calcext:condition calcext:apply-style-name="Milestone" calcext:value="formula-is(AND([.$D51]&gt;0;[.$J51]=&quot;&quot;;[.$D51]=[.KA$10]))" calcext:base-cell-address="'Gantt Chart'.KA51"/>
          </calcext:conditional-format>
          <calcext:conditional-format calcext:target-range-address="'Gantt Chart'.KC51:'Gantt Chart'.KC51">
            <calcext:condition calcext:apply-style-name="Today" calcext:value="formula-is([.KC$10]=TODAY())" calcext:base-cell-address="'Gantt Chart'.KC51"/>
            <calcext:condition calcext:apply-style-name="Weekend" calcext:value="formula-is(OR(WEEKDAY([.KC$10])=1;WEEKDAY([.KC$10])=7))" calcext:base-cell-address="'Gantt Chart'.KC51"/>
            <calcext:condition calcext:apply-style-name="Holiday" calcext:value="formula-is(ISNUMBER(MATCH([.KC$10];Holidays;0)))" calcext:base-cell-address="'Gantt Chart'.KC51"/>
          </calcext:conditional-format>
          <calcext:conditional-format calcext:target-range-address="'Gantt Chart'.KC51:'Gantt Chart'.KC51">
            <calcext:condition calcext:apply-style-name="Task_Completed" calcext:value="formula-is(AND([.$H51]&gt;0;[.KC$10]&gt;=[.$D51];[.KC$10]&lt;=[.$J51];WORKDAY([.$D51];[.$H51]*[.$K51];Holidays)&gt;[.KC$10]))" calcext:base-cell-address="'Gantt Chart'.KC51"/>
            <calcext:condition calcext:apply-style-name="Task_Scheduled" calcext:value="formula-is(AND([.$H51]&gt;0;[.KC$10]&gt;=[.$D51];[.KC$10]&lt;=[.$J51];WORKDAY([.$D51];[.$H51]*[.$K51];Holidays)&lt;=[.KC$10]))" calcext:base-cell-address="'Gantt Chart'.KC51"/>
            <calcext:condition calcext:apply-style-name="Milestone" calcext:value="formula-is(AND([.$D51]&gt;0;[.$J51]=&quot;&quot;;[.$D51]=[.KC$10]))" calcext:base-cell-address="'Gantt Chart'.KC51"/>
          </calcext:conditional-format>
          <calcext:conditional-format calcext:target-range-address="'Gantt Chart'.JY52:'Gantt Chart'.JZ52">
            <calcext:condition calcext:apply-style-name="Today" calcext:value="formula-is([.JY$10]=TODAY())" calcext:base-cell-address="'Gantt Chart'.JY52"/>
            <calcext:condition calcext:apply-style-name="Weekend" calcext:value="formula-is(OR(WEEKDAY([.JY$10])=1;WEEKDAY([.JY$10])=7))" calcext:base-cell-address="'Gantt Chart'.JY52"/>
            <calcext:condition calcext:apply-style-name="Holiday" calcext:value="formula-is(ISNUMBER(MATCH([.JY$10];Holidays;0)))" calcext:base-cell-address="'Gantt Chart'.JY52"/>
          </calcext:conditional-format>
          <calcext:conditional-format calcext:target-range-address="'Gantt Chart'.JY52:'Gantt Chart'.JZ52">
            <calcext:condition calcext:apply-style-name="Task_Completed" calcext:value="formula-is(AND([.$H52]&gt;0;[.JY$10]&gt;=[.$D52];[.JY$10]&lt;=[.$J52];WORKDAY([.$D52];[.$H52]*[.$K52];Holidays)&gt;[.JY$10]))" calcext:base-cell-address="'Gantt Chart'.JY52"/>
            <calcext:condition calcext:apply-style-name="Task_Scheduled" calcext:value="formula-is(AND([.$H52]&gt;0;[.JY$10]&gt;=[.$D52];[.JY$10]&lt;=[.$J52];WORKDAY([.$D52];[.$H52]*[.$K52];Holidays)&lt;=[.JY$10]))" calcext:base-cell-address="'Gantt Chart'.JY52"/>
            <calcext:condition calcext:apply-style-name="Milestone" calcext:value="formula-is(AND([.$D52]&gt;0;[.$J52]=&quot;&quot;;[.$D52]=[.JY$10]))" calcext:base-cell-address="'Gantt Chart'.JY52"/>
          </calcext:conditional-format>
          <calcext:conditional-format calcext:target-range-address="'Gantt Chart'.KA52:'Gantt Chart'.KB52">
            <calcext:condition calcext:apply-style-name="Today" calcext:value="formula-is([.KA$10]=TODAY())" calcext:base-cell-address="'Gantt Chart'.KA52"/>
            <calcext:condition calcext:apply-style-name="Weekend" calcext:value="formula-is(OR(WEEKDAY([.KA$10])=1;WEEKDAY([.KA$10])=7))" calcext:base-cell-address="'Gantt Chart'.KA52"/>
            <calcext:condition calcext:apply-style-name="Holiday" calcext:value="formula-is(ISNUMBER(MATCH([.KA$10];Holidays;0)))" calcext:base-cell-address="'Gantt Chart'.KA52"/>
          </calcext:conditional-format>
          <calcext:conditional-format calcext:target-range-address="'Gantt Chart'.KA52:'Gantt Chart'.KB52">
            <calcext:condition calcext:apply-style-name="Task_Completed" calcext:value="formula-is(AND([.$H52]&gt;0;[.KA$10]&gt;=[.$D52];[.KA$10]&lt;=[.$J52];WORKDAY([.$D52];[.$H52]*[.$K52];Holidays)&gt;[.KA$10]))" calcext:base-cell-address="'Gantt Chart'.KA52"/>
            <calcext:condition calcext:apply-style-name="Task_Scheduled" calcext:value="formula-is(AND([.$H52]&gt;0;[.KA$10]&gt;=[.$D52];[.KA$10]&lt;=[.$J52];WORKDAY([.$D52];[.$H52]*[.$K52];Holidays)&lt;=[.KA$10]))" calcext:base-cell-address="'Gantt Chart'.KA52"/>
            <calcext:condition calcext:apply-style-name="Milestone" calcext:value="formula-is(AND([.$D52]&gt;0;[.$J52]=&quot;&quot;;[.$D52]=[.KA$10]))" calcext:base-cell-address="'Gantt Chart'.KA52"/>
          </calcext:conditional-format>
          <calcext:conditional-format calcext:target-range-address="'Gantt Chart'.KC52:'Gantt Chart'.KC52">
            <calcext:condition calcext:apply-style-name="Today" calcext:value="formula-is([.KC$10]=TODAY())" calcext:base-cell-address="'Gantt Chart'.KC52"/>
            <calcext:condition calcext:apply-style-name="Weekend" calcext:value="formula-is(OR(WEEKDAY([.KC$10])=1;WEEKDAY([.KC$10])=7))" calcext:base-cell-address="'Gantt Chart'.KC52"/>
            <calcext:condition calcext:apply-style-name="Holiday" calcext:value="formula-is(ISNUMBER(MATCH([.KC$10];Holidays;0)))" calcext:base-cell-address="'Gantt Chart'.KC52"/>
          </calcext:conditional-format>
          <calcext:conditional-format calcext:target-range-address="'Gantt Chart'.KC52:'Gantt Chart'.KC52">
            <calcext:condition calcext:apply-style-name="Task_Completed" calcext:value="formula-is(AND([.$H52]&gt;0;[.KC$10]&gt;=[.$D52];[.KC$10]&lt;=[.$J52];WORKDAY([.$D52];[.$H52]*[.$K52];Holidays)&gt;[.KC$10]))" calcext:base-cell-address="'Gantt Chart'.KC52"/>
            <calcext:condition calcext:apply-style-name="Task_Scheduled" calcext:value="formula-is(AND([.$H52]&gt;0;[.KC$10]&gt;=[.$D52];[.KC$10]&lt;=[.$J52];WORKDAY([.$D52];[.$H52]*[.$K52];Holidays)&lt;=[.KC$10]))" calcext:base-cell-address="'Gantt Chart'.KC52"/>
            <calcext:condition calcext:apply-style-name="Milestone" calcext:value="formula-is(AND([.$D52]&gt;0;[.$J52]=&quot;&quot;;[.$D52]=[.KC$10]))" calcext:base-cell-address="'Gantt Chart'.KC52"/>
          </calcext:conditional-format>
          <calcext:conditional-format calcext:target-range-address="'Gantt Chart'.JY53:'Gantt Chart'.JZ53">
            <calcext:condition calcext:apply-style-name="Today" calcext:value="formula-is([.JY$10]=TODAY())" calcext:base-cell-address="'Gantt Chart'.JY53"/>
            <calcext:condition calcext:apply-style-name="Weekend" calcext:value="formula-is(OR(WEEKDAY([.JY$10])=1;WEEKDAY([.JY$10])=7))" calcext:base-cell-address="'Gantt Chart'.JY53"/>
            <calcext:condition calcext:apply-style-name="Holiday" calcext:value="formula-is(ISNUMBER(MATCH([.JY$10];Holidays;0)))" calcext:base-cell-address="'Gantt Chart'.JY53"/>
          </calcext:conditional-format>
          <calcext:conditional-format calcext:target-range-address="'Gantt Chart'.JY53:'Gantt Chart'.JZ53">
            <calcext:condition calcext:apply-style-name="Task_Completed" calcext:value="formula-is(AND([.$H53]&gt;0;[.JY$10]&gt;=[.$D53];[.JY$10]&lt;=[.$J53];WORKDAY([.$D53];[.$H53]*[.$K53];Holidays)&gt;[.JY$10]))" calcext:base-cell-address="'Gantt Chart'.JY53"/>
            <calcext:condition calcext:apply-style-name="Task_Scheduled" calcext:value="formula-is(AND([.$H53]&gt;0;[.JY$10]&gt;=[.$D53];[.JY$10]&lt;=[.$J53];WORKDAY([.$D53];[.$H53]*[.$K53];Holidays)&lt;=[.JY$10]))" calcext:base-cell-address="'Gantt Chart'.JY53"/>
            <calcext:condition calcext:apply-style-name="Milestone" calcext:value="formula-is(AND([.$D53]&gt;0;[.$J53]=&quot;&quot;;[.$D53]=[.JY$10]))" calcext:base-cell-address="'Gantt Chart'.JY53"/>
          </calcext:conditional-format>
          <calcext:conditional-format calcext:target-range-address="'Gantt Chart'.KA53:'Gantt Chart'.KB53">
            <calcext:condition calcext:apply-style-name="Today" calcext:value="formula-is([.KA$10]=TODAY())" calcext:base-cell-address="'Gantt Chart'.KA53"/>
            <calcext:condition calcext:apply-style-name="Weekend" calcext:value="formula-is(OR(WEEKDAY([.KA$10])=1;WEEKDAY([.KA$10])=7))" calcext:base-cell-address="'Gantt Chart'.KA53"/>
            <calcext:condition calcext:apply-style-name="Holiday" calcext:value="formula-is(ISNUMBER(MATCH([.KA$10];Holidays;0)))" calcext:base-cell-address="'Gantt Chart'.KA53"/>
          </calcext:conditional-format>
          <calcext:conditional-format calcext:target-range-address="'Gantt Chart'.KA53:'Gantt Chart'.KB53">
            <calcext:condition calcext:apply-style-name="Task_Completed" calcext:value="formula-is(AND([.$H53]&gt;0;[.KA$10]&gt;=[.$D53];[.KA$10]&lt;=[.$J53];WORKDAY([.$D53];[.$H53]*[.$K53];Holidays)&gt;[.KA$10]))" calcext:base-cell-address="'Gantt Chart'.KA53"/>
            <calcext:condition calcext:apply-style-name="Task_Scheduled" calcext:value="formula-is(AND([.$H53]&gt;0;[.KA$10]&gt;=[.$D53];[.KA$10]&lt;=[.$J53];WORKDAY([.$D53];[.$H53]*[.$K53];Holidays)&lt;=[.KA$10]))" calcext:base-cell-address="'Gantt Chart'.KA53"/>
            <calcext:condition calcext:apply-style-name="Milestone" calcext:value="formula-is(AND([.$D53]&gt;0;[.$J53]=&quot;&quot;;[.$D53]=[.KA$10]))" calcext:base-cell-address="'Gantt Chart'.KA53"/>
          </calcext:conditional-format>
          <calcext:conditional-format calcext:target-range-address="'Gantt Chart'.KC53:'Gantt Chart'.KC53">
            <calcext:condition calcext:apply-style-name="Today" calcext:value="formula-is([.KC$10]=TODAY())" calcext:base-cell-address="'Gantt Chart'.KC53"/>
            <calcext:condition calcext:apply-style-name="Weekend" calcext:value="formula-is(OR(WEEKDAY([.KC$10])=1;WEEKDAY([.KC$10])=7))" calcext:base-cell-address="'Gantt Chart'.KC53"/>
            <calcext:condition calcext:apply-style-name="Holiday" calcext:value="formula-is(ISNUMBER(MATCH([.KC$10];Holidays;0)))" calcext:base-cell-address="'Gantt Chart'.KC53"/>
          </calcext:conditional-format>
          <calcext:conditional-format calcext:target-range-address="'Gantt Chart'.KC53:'Gantt Chart'.KC53">
            <calcext:condition calcext:apply-style-name="Task_Completed" calcext:value="formula-is(AND([.$H53]&gt;0;[.KC$10]&gt;=[.$D53];[.KC$10]&lt;=[.$J53];WORKDAY([.$D53];[.$H53]*[.$K53];Holidays)&gt;[.KC$10]))" calcext:base-cell-address="'Gantt Chart'.KC53"/>
            <calcext:condition calcext:apply-style-name="Task_Scheduled" calcext:value="formula-is(AND([.$H53]&gt;0;[.KC$10]&gt;=[.$D53];[.KC$10]&lt;=[.$J53];WORKDAY([.$D53];[.$H53]*[.$K53];Holidays)&lt;=[.KC$10]))" calcext:base-cell-address="'Gantt Chart'.KC53"/>
            <calcext:condition calcext:apply-style-name="Milestone" calcext:value="formula-is(AND([.$D53]&gt;0;[.$J53]=&quot;&quot;;[.$D53]=[.KC$10]))" calcext:base-cell-address="'Gantt Chart'.KC53"/>
          </calcext:conditional-format>
          <calcext:conditional-format calcext:target-range-address="'Gantt Chart'.JY54:'Gantt Chart'.JZ54">
            <calcext:condition calcext:apply-style-name="Today" calcext:value="formula-is([.JY$10]=TODAY())" calcext:base-cell-address="'Gantt Chart'.JY54"/>
            <calcext:condition calcext:apply-style-name="Weekend" calcext:value="formula-is(OR(WEEKDAY([.JY$10])=1;WEEKDAY([.JY$10])=7))" calcext:base-cell-address="'Gantt Chart'.JY54"/>
            <calcext:condition calcext:apply-style-name="Holiday" calcext:value="formula-is(ISNUMBER(MATCH([.JY$10];Holidays;0)))" calcext:base-cell-address="'Gantt Chart'.JY54"/>
          </calcext:conditional-format>
          <calcext:conditional-format calcext:target-range-address="'Gantt Chart'.JY54:'Gantt Chart'.JZ54">
            <calcext:condition calcext:apply-style-name="Task_Completed" calcext:value="formula-is(AND([.$H54]&gt;0;[.JY$10]&gt;=[.$D54];[.JY$10]&lt;=[.$J54];WORKDAY([.$D54];[.$H54]*[.$K54];Holidays)&gt;[.JY$10]))" calcext:base-cell-address="'Gantt Chart'.JY54"/>
            <calcext:condition calcext:apply-style-name="Task_Scheduled" calcext:value="formula-is(AND([.$H54]&gt;0;[.JY$10]&gt;=[.$D54];[.JY$10]&lt;=[.$J54];WORKDAY([.$D54];[.$H54]*[.$K54];Holidays)&lt;=[.JY$10]))" calcext:base-cell-address="'Gantt Chart'.JY54"/>
            <calcext:condition calcext:apply-style-name="Milestone" calcext:value="formula-is(AND([.$D54]&gt;0;[.$J54]=&quot;&quot;;[.$D54]=[.JY$10]))" calcext:base-cell-address="'Gantt Chart'.JY54"/>
          </calcext:conditional-format>
          <calcext:conditional-format calcext:target-range-address="'Gantt Chart'.KA54:'Gantt Chart'.KB54">
            <calcext:condition calcext:apply-style-name="Today" calcext:value="formula-is([.KA$10]=TODAY())" calcext:base-cell-address="'Gantt Chart'.KA54"/>
            <calcext:condition calcext:apply-style-name="Weekend" calcext:value="formula-is(OR(WEEKDAY([.KA$10])=1;WEEKDAY([.KA$10])=7))" calcext:base-cell-address="'Gantt Chart'.KA54"/>
            <calcext:condition calcext:apply-style-name="Holiday" calcext:value="formula-is(ISNUMBER(MATCH([.KA$10];Holidays;0)))" calcext:base-cell-address="'Gantt Chart'.KA54"/>
          </calcext:conditional-format>
          <calcext:conditional-format calcext:target-range-address="'Gantt Chart'.KA54:'Gantt Chart'.KB54">
            <calcext:condition calcext:apply-style-name="Task_Completed" calcext:value="formula-is(AND([.$H54]&gt;0;[.KA$10]&gt;=[.$D54];[.KA$10]&lt;=[.$J54];WORKDAY([.$D54];[.$H54]*[.$K54];Holidays)&gt;[.KA$10]))" calcext:base-cell-address="'Gantt Chart'.KA54"/>
            <calcext:condition calcext:apply-style-name="Task_Scheduled" calcext:value="formula-is(AND([.$H54]&gt;0;[.KA$10]&gt;=[.$D54];[.KA$10]&lt;=[.$J54];WORKDAY([.$D54];[.$H54]*[.$K54];Holidays)&lt;=[.KA$10]))" calcext:base-cell-address="'Gantt Chart'.KA54"/>
            <calcext:condition calcext:apply-style-name="Milestone" calcext:value="formula-is(AND([.$D54]&gt;0;[.$J54]=&quot;&quot;;[.$D54]=[.KA$10]))" calcext:base-cell-address="'Gantt Chart'.KA54"/>
          </calcext:conditional-format>
          <calcext:conditional-format calcext:target-range-address="'Gantt Chart'.KC54:'Gantt Chart'.KC54">
            <calcext:condition calcext:apply-style-name="Today" calcext:value="formula-is([.KC$10]=TODAY())" calcext:base-cell-address="'Gantt Chart'.KC54"/>
            <calcext:condition calcext:apply-style-name="Weekend" calcext:value="formula-is(OR(WEEKDAY([.KC$10])=1;WEEKDAY([.KC$10])=7))" calcext:base-cell-address="'Gantt Chart'.KC54"/>
            <calcext:condition calcext:apply-style-name="Holiday" calcext:value="formula-is(ISNUMBER(MATCH([.KC$10];Holidays;0)))" calcext:base-cell-address="'Gantt Chart'.KC54"/>
          </calcext:conditional-format>
          <calcext:conditional-format calcext:target-range-address="'Gantt Chart'.KC54:'Gantt Chart'.KC54">
            <calcext:condition calcext:apply-style-name="Task_Completed" calcext:value="formula-is(AND([.$H54]&gt;0;[.KC$10]&gt;=[.$D54];[.KC$10]&lt;=[.$J54];WORKDAY([.$D54];[.$H54]*[.$K54];Holidays)&gt;[.KC$10]))" calcext:base-cell-address="'Gantt Chart'.KC54"/>
            <calcext:condition calcext:apply-style-name="Task_Scheduled" calcext:value="formula-is(AND([.$H54]&gt;0;[.KC$10]&gt;=[.$D54];[.KC$10]&lt;=[.$J54];WORKDAY([.$D54];[.$H54]*[.$K54];Holidays)&lt;=[.KC$10]))" calcext:base-cell-address="'Gantt Chart'.KC54"/>
            <calcext:condition calcext:apply-style-name="Milestone" calcext:value="formula-is(AND([.$D54]&gt;0;[.$J54]=&quot;&quot;;[.$D54]=[.KC$10]))" calcext:base-cell-address="'Gantt Chart'.KC54"/>
          </calcext:conditional-format>
          <calcext:conditional-format calcext:target-range-address="'Gantt Chart'.JY55:'Gantt Chart'.JZ55">
            <calcext:condition calcext:apply-style-name="Today" calcext:value="formula-is([.JY$10]=TODAY())" calcext:base-cell-address="'Gantt Chart'.JY55"/>
            <calcext:condition calcext:apply-style-name="Weekend" calcext:value="formula-is(OR(WEEKDAY([.JY$10])=1;WEEKDAY([.JY$10])=7))" calcext:base-cell-address="'Gantt Chart'.JY55"/>
            <calcext:condition calcext:apply-style-name="Holiday" calcext:value="formula-is(ISNUMBER(MATCH([.JY$10];Holidays;0)))" calcext:base-cell-address="'Gantt Chart'.JY55"/>
          </calcext:conditional-format>
          <calcext:conditional-format calcext:target-range-address="'Gantt Chart'.JY55:'Gantt Chart'.JZ55">
            <calcext:condition calcext:apply-style-name="Task_Completed" calcext:value="formula-is(AND([.$H55]&gt;0;[.JY$10]&gt;=[.$D55];[.JY$10]&lt;=[.$J55];WORKDAY([.$D55];[.$H55]*[.$K55];Holidays)&gt;[.JY$10]))" calcext:base-cell-address="'Gantt Chart'.JY55"/>
            <calcext:condition calcext:apply-style-name="Task_Scheduled" calcext:value="formula-is(AND([.$H55]&gt;0;[.JY$10]&gt;=[.$D55];[.JY$10]&lt;=[.$J55];WORKDAY([.$D55];[.$H55]*[.$K55];Holidays)&lt;=[.JY$10]))" calcext:base-cell-address="'Gantt Chart'.JY55"/>
            <calcext:condition calcext:apply-style-name="Milestone" calcext:value="formula-is(AND([.$D55]&gt;0;[.$J55]=&quot;&quot;;[.$D55]=[.JY$10]))" calcext:base-cell-address="'Gantt Chart'.JY55"/>
          </calcext:conditional-format>
          <calcext:conditional-format calcext:target-range-address="'Gantt Chart'.KA55:'Gantt Chart'.KB55">
            <calcext:condition calcext:apply-style-name="Today" calcext:value="formula-is([.KA$10]=TODAY())" calcext:base-cell-address="'Gantt Chart'.KA55"/>
            <calcext:condition calcext:apply-style-name="Weekend" calcext:value="formula-is(OR(WEEKDAY([.KA$10])=1;WEEKDAY([.KA$10])=7))" calcext:base-cell-address="'Gantt Chart'.KA55"/>
            <calcext:condition calcext:apply-style-name="Holiday" calcext:value="formula-is(ISNUMBER(MATCH([.KA$10];Holidays;0)))" calcext:base-cell-address="'Gantt Chart'.KA55"/>
          </calcext:conditional-format>
          <calcext:conditional-format calcext:target-range-address="'Gantt Chart'.KA55:'Gantt Chart'.KB55">
            <calcext:condition calcext:apply-style-name="Task_Completed" calcext:value="formula-is(AND([.$H55]&gt;0;[.KA$10]&gt;=[.$D55];[.KA$10]&lt;=[.$J55];WORKDAY([.$D55];[.$H55]*[.$K55];Holidays)&gt;[.KA$10]))" calcext:base-cell-address="'Gantt Chart'.KA55"/>
            <calcext:condition calcext:apply-style-name="Task_Scheduled" calcext:value="formula-is(AND([.$H55]&gt;0;[.KA$10]&gt;=[.$D55];[.KA$10]&lt;=[.$J55];WORKDAY([.$D55];[.$H55]*[.$K55];Holidays)&lt;=[.KA$10]))" calcext:base-cell-address="'Gantt Chart'.KA55"/>
            <calcext:condition calcext:apply-style-name="Milestone" calcext:value="formula-is(AND([.$D55]&gt;0;[.$J55]=&quot;&quot;;[.$D55]=[.KA$10]))" calcext:base-cell-address="'Gantt Chart'.KA55"/>
          </calcext:conditional-format>
          <calcext:conditional-format calcext:target-range-address="'Gantt Chart'.KC55:'Gantt Chart'.KC55">
            <calcext:condition calcext:apply-style-name="Today" calcext:value="formula-is([.KC$10]=TODAY())" calcext:base-cell-address="'Gantt Chart'.KC55"/>
            <calcext:condition calcext:apply-style-name="Weekend" calcext:value="formula-is(OR(WEEKDAY([.KC$10])=1;WEEKDAY([.KC$10])=7))" calcext:base-cell-address="'Gantt Chart'.KC55"/>
            <calcext:condition calcext:apply-style-name="Holiday" calcext:value="formula-is(ISNUMBER(MATCH([.KC$10];Holidays;0)))" calcext:base-cell-address="'Gantt Chart'.KC55"/>
          </calcext:conditional-format>
          <calcext:conditional-format calcext:target-range-address="'Gantt Chart'.KC55:'Gantt Chart'.KC55">
            <calcext:condition calcext:apply-style-name="Task_Completed" calcext:value="formula-is(AND([.$H55]&gt;0;[.KC$10]&gt;=[.$D55];[.KC$10]&lt;=[.$J55];WORKDAY([.$D55];[.$H55]*[.$K55];Holidays)&gt;[.KC$10]))" calcext:base-cell-address="'Gantt Chart'.KC55"/>
            <calcext:condition calcext:apply-style-name="Task_Scheduled" calcext:value="formula-is(AND([.$H55]&gt;0;[.KC$10]&gt;=[.$D55];[.KC$10]&lt;=[.$J55];WORKDAY([.$D55];[.$H55]*[.$K55];Holidays)&lt;=[.KC$10]))" calcext:base-cell-address="'Gantt Chart'.KC55"/>
            <calcext:condition calcext:apply-style-name="Milestone" calcext:value="formula-is(AND([.$D55]&gt;0;[.$J55]=&quot;&quot;;[.$D55]=[.KC$10]))" calcext:base-cell-address="'Gantt Chart'.KC55"/>
          </calcext:conditional-format>
          <calcext:conditional-format calcext:target-range-address="'Gantt Chart'.JY56:'Gantt Chart'.JZ56">
            <calcext:condition calcext:apply-style-name="Today" calcext:value="formula-is([.JY$10]=TODAY())" calcext:base-cell-address="'Gantt Chart'.JY56"/>
            <calcext:condition calcext:apply-style-name="Weekend" calcext:value="formula-is(OR(WEEKDAY([.JY$10])=1;WEEKDAY([.JY$10])=7))" calcext:base-cell-address="'Gantt Chart'.JY56"/>
            <calcext:condition calcext:apply-style-name="Holiday" calcext:value="formula-is(ISNUMBER(MATCH([.JY$10];Holidays;0)))" calcext:base-cell-address="'Gantt Chart'.JY56"/>
          </calcext:conditional-format>
          <calcext:conditional-format calcext:target-range-address="'Gantt Chart'.JY56:'Gantt Chart'.JZ56">
            <calcext:condition calcext:apply-style-name="Task_Completed" calcext:value="formula-is(AND([.$H56]&gt;0;[.JY$10]&gt;=[.$D56];[.JY$10]&lt;=[.$J56];WORKDAY([.$D56];[.$H56]*[.$K56];Holidays)&gt;[.JY$10]))" calcext:base-cell-address="'Gantt Chart'.JY56"/>
            <calcext:condition calcext:apply-style-name="Task_Scheduled" calcext:value="formula-is(AND([.$H56]&gt;0;[.JY$10]&gt;=[.$D56];[.JY$10]&lt;=[.$J56];WORKDAY([.$D56];[.$H56]*[.$K56];Holidays)&lt;=[.JY$10]))" calcext:base-cell-address="'Gantt Chart'.JY56"/>
            <calcext:condition calcext:apply-style-name="Milestone" calcext:value="formula-is(AND([.$D56]&gt;0;[.$J56]=&quot;&quot;;[.$D56]=[.JY$10]))" calcext:base-cell-address="'Gantt Chart'.JY56"/>
          </calcext:conditional-format>
          <calcext:conditional-format calcext:target-range-address="'Gantt Chart'.KA56:'Gantt Chart'.KB56">
            <calcext:condition calcext:apply-style-name="Today" calcext:value="formula-is([.KA$10]=TODAY())" calcext:base-cell-address="'Gantt Chart'.KA56"/>
            <calcext:condition calcext:apply-style-name="Weekend" calcext:value="formula-is(OR(WEEKDAY([.KA$10])=1;WEEKDAY([.KA$10])=7))" calcext:base-cell-address="'Gantt Chart'.KA56"/>
            <calcext:condition calcext:apply-style-name="Holiday" calcext:value="formula-is(ISNUMBER(MATCH([.KA$10];Holidays;0)))" calcext:base-cell-address="'Gantt Chart'.KA56"/>
          </calcext:conditional-format>
          <calcext:conditional-format calcext:target-range-address="'Gantt Chart'.KA56:'Gantt Chart'.KB56">
            <calcext:condition calcext:apply-style-name="Task_Completed" calcext:value="formula-is(AND([.$H56]&gt;0;[.KA$10]&gt;=[.$D56];[.KA$10]&lt;=[.$J56];WORKDAY([.$D56];[.$H56]*[.$K56];Holidays)&gt;[.KA$10]))" calcext:base-cell-address="'Gantt Chart'.KA56"/>
            <calcext:condition calcext:apply-style-name="Task_Scheduled" calcext:value="formula-is(AND([.$H56]&gt;0;[.KA$10]&gt;=[.$D56];[.KA$10]&lt;=[.$J56];WORKDAY([.$D56];[.$H56]*[.$K56];Holidays)&lt;=[.KA$10]))" calcext:base-cell-address="'Gantt Chart'.KA56"/>
            <calcext:condition calcext:apply-style-name="Milestone" calcext:value="formula-is(AND([.$D56]&gt;0;[.$J56]=&quot;&quot;;[.$D56]=[.KA$10]))" calcext:base-cell-address="'Gantt Chart'.KA56"/>
          </calcext:conditional-format>
          <calcext:conditional-format calcext:target-range-address="'Gantt Chart'.KC56:'Gantt Chart'.KC56">
            <calcext:condition calcext:apply-style-name="Today" calcext:value="formula-is([.KC$10]=TODAY())" calcext:base-cell-address="'Gantt Chart'.KC56"/>
            <calcext:condition calcext:apply-style-name="Weekend" calcext:value="formula-is(OR(WEEKDAY([.KC$10])=1;WEEKDAY([.KC$10])=7))" calcext:base-cell-address="'Gantt Chart'.KC56"/>
            <calcext:condition calcext:apply-style-name="Holiday" calcext:value="formula-is(ISNUMBER(MATCH([.KC$10];Holidays;0)))" calcext:base-cell-address="'Gantt Chart'.KC56"/>
          </calcext:conditional-format>
          <calcext:conditional-format calcext:target-range-address="'Gantt Chart'.KC56:'Gantt Chart'.KC56">
            <calcext:condition calcext:apply-style-name="Task_Completed" calcext:value="formula-is(AND([.$H56]&gt;0;[.KC$10]&gt;=[.$D56];[.KC$10]&lt;=[.$J56];WORKDAY([.$D56];[.$H56]*[.$K56];Holidays)&gt;[.KC$10]))" calcext:base-cell-address="'Gantt Chart'.KC56"/>
            <calcext:condition calcext:apply-style-name="Task_Scheduled" calcext:value="formula-is(AND([.$H56]&gt;0;[.KC$10]&gt;=[.$D56];[.KC$10]&lt;=[.$J56];WORKDAY([.$D56];[.$H56]*[.$K56];Holidays)&lt;=[.KC$10]))" calcext:base-cell-address="'Gantt Chart'.KC56"/>
            <calcext:condition calcext:apply-style-name="Milestone" calcext:value="formula-is(AND([.$D56]&gt;0;[.$J56]=&quot;&quot;;[.$D56]=[.KC$10]))" calcext:base-cell-address="'Gantt Chart'.KC56"/>
          </calcext:conditional-format>
          <calcext:conditional-format calcext:target-range-address="'Gantt Chart'.JY57:'Gantt Chart'.JZ57">
            <calcext:condition calcext:apply-style-name="Today" calcext:value="formula-is([.JY$10]=TODAY())" calcext:base-cell-address="'Gantt Chart'.JY57"/>
            <calcext:condition calcext:apply-style-name="Weekend" calcext:value="formula-is(OR(WEEKDAY([.JY$10])=1;WEEKDAY([.JY$10])=7))" calcext:base-cell-address="'Gantt Chart'.JY57"/>
            <calcext:condition calcext:apply-style-name="Holiday" calcext:value="formula-is(ISNUMBER(MATCH([.JY$10];Holidays;0)))" calcext:base-cell-address="'Gantt Chart'.JY57"/>
          </calcext:conditional-format>
          <calcext:conditional-format calcext:target-range-address="'Gantt Chart'.JY57:'Gantt Chart'.JZ57">
            <calcext:condition calcext:apply-style-name="Task_Completed" calcext:value="formula-is(AND([.$H57]&gt;0;[.JY$10]&gt;=[.$D57];[.JY$10]&lt;=[.$J57];WORKDAY([.$D57];[.$H57]*[.$K57];Holidays)&gt;[.JY$10]))" calcext:base-cell-address="'Gantt Chart'.JY57"/>
            <calcext:condition calcext:apply-style-name="Task_Scheduled" calcext:value="formula-is(AND([.$H57]&gt;0;[.JY$10]&gt;=[.$D57];[.JY$10]&lt;=[.$J57];WORKDAY([.$D57];[.$H57]*[.$K57];Holidays)&lt;=[.JY$10]))" calcext:base-cell-address="'Gantt Chart'.JY57"/>
            <calcext:condition calcext:apply-style-name="Milestone" calcext:value="formula-is(AND([.$D57]&gt;0;[.$J57]=&quot;&quot;;[.$D57]=[.JY$10]))" calcext:base-cell-address="'Gantt Chart'.JY57"/>
          </calcext:conditional-format>
          <calcext:conditional-format calcext:target-range-address="'Gantt Chart'.KA57:'Gantt Chart'.KB57">
            <calcext:condition calcext:apply-style-name="Today" calcext:value="formula-is([.KA$10]=TODAY())" calcext:base-cell-address="'Gantt Chart'.KA57"/>
            <calcext:condition calcext:apply-style-name="Weekend" calcext:value="formula-is(OR(WEEKDAY([.KA$10])=1;WEEKDAY([.KA$10])=7))" calcext:base-cell-address="'Gantt Chart'.KA57"/>
            <calcext:condition calcext:apply-style-name="Holiday" calcext:value="formula-is(ISNUMBER(MATCH([.KA$10];Holidays;0)))" calcext:base-cell-address="'Gantt Chart'.KA57"/>
          </calcext:conditional-format>
          <calcext:conditional-format calcext:target-range-address="'Gantt Chart'.KA57:'Gantt Chart'.KB57">
            <calcext:condition calcext:apply-style-name="Task_Completed" calcext:value="formula-is(AND([.$H57]&gt;0;[.KA$10]&gt;=[.$D57];[.KA$10]&lt;=[.$J57];WORKDAY([.$D57];[.$H57]*[.$K57];Holidays)&gt;[.KA$10]))" calcext:base-cell-address="'Gantt Chart'.KA57"/>
            <calcext:condition calcext:apply-style-name="Task_Scheduled" calcext:value="formula-is(AND([.$H57]&gt;0;[.KA$10]&gt;=[.$D57];[.KA$10]&lt;=[.$J57];WORKDAY([.$D57];[.$H57]*[.$K57];Holidays)&lt;=[.KA$10]))" calcext:base-cell-address="'Gantt Chart'.KA57"/>
            <calcext:condition calcext:apply-style-name="Milestone" calcext:value="formula-is(AND([.$D57]&gt;0;[.$J57]=&quot;&quot;;[.$D57]=[.KA$10]))" calcext:base-cell-address="'Gantt Chart'.KA57"/>
          </calcext:conditional-format>
          <calcext:conditional-format calcext:target-range-address="'Gantt Chart'.KC57:'Gantt Chart'.KC57">
            <calcext:condition calcext:apply-style-name="Today" calcext:value="formula-is([.KC$10]=TODAY())" calcext:base-cell-address="'Gantt Chart'.KC57"/>
            <calcext:condition calcext:apply-style-name="Weekend" calcext:value="formula-is(OR(WEEKDAY([.KC$10])=1;WEEKDAY([.KC$10])=7))" calcext:base-cell-address="'Gantt Chart'.KC57"/>
            <calcext:condition calcext:apply-style-name="Holiday" calcext:value="formula-is(ISNUMBER(MATCH([.KC$10];Holidays;0)))" calcext:base-cell-address="'Gantt Chart'.KC57"/>
          </calcext:conditional-format>
          <calcext:conditional-format calcext:target-range-address="'Gantt Chart'.KC57:'Gantt Chart'.KC57">
            <calcext:condition calcext:apply-style-name="Task_Completed" calcext:value="formula-is(AND([.$H57]&gt;0;[.KC$10]&gt;=[.$D57];[.KC$10]&lt;=[.$J57];WORKDAY([.$D57];[.$H57]*[.$K57];Holidays)&gt;[.KC$10]))" calcext:base-cell-address="'Gantt Chart'.KC57"/>
            <calcext:condition calcext:apply-style-name="Task_Scheduled" calcext:value="formula-is(AND([.$H57]&gt;0;[.KC$10]&gt;=[.$D57];[.KC$10]&lt;=[.$J57];WORKDAY([.$D57];[.$H57]*[.$K57];Holidays)&lt;=[.KC$10]))" calcext:base-cell-address="'Gantt Chart'.KC57"/>
            <calcext:condition calcext:apply-style-name="Milestone" calcext:value="formula-is(AND([.$D57]&gt;0;[.$J57]=&quot;&quot;;[.$D57]=[.KC$10]))" calcext:base-cell-address="'Gantt Chart'.KC57"/>
          </calcext:conditional-format>
          <calcext:conditional-format calcext:target-range-address="'Gantt Chart'.JY58:'Gantt Chart'.JZ58">
            <calcext:condition calcext:apply-style-name="Today" calcext:value="formula-is([.JY$10]=TODAY())" calcext:base-cell-address="'Gantt Chart'.JY58"/>
            <calcext:condition calcext:apply-style-name="Weekend" calcext:value="formula-is(OR(WEEKDAY([.JY$10])=1;WEEKDAY([.JY$10])=7))" calcext:base-cell-address="'Gantt Chart'.JY58"/>
            <calcext:condition calcext:apply-style-name="Holiday" calcext:value="formula-is(ISNUMBER(MATCH([.JY$10];Holidays;0)))" calcext:base-cell-address="'Gantt Chart'.JY58"/>
          </calcext:conditional-format>
          <calcext:conditional-format calcext:target-range-address="'Gantt Chart'.JY58:'Gantt Chart'.JZ58">
            <calcext:condition calcext:apply-style-name="Task_Completed" calcext:value="formula-is(AND([.$H58]&gt;0;[.JY$10]&gt;=[.$D58];[.JY$10]&lt;=[.$J58];WORKDAY([.$D58];[.$H58]*[.$K58];Holidays)&gt;[.JY$10]))" calcext:base-cell-address="'Gantt Chart'.JY58"/>
            <calcext:condition calcext:apply-style-name="Task_Scheduled" calcext:value="formula-is(AND([.$H58]&gt;0;[.JY$10]&gt;=[.$D58];[.JY$10]&lt;=[.$J58];WORKDAY([.$D58];[.$H58]*[.$K58];Holidays)&lt;=[.JY$10]))" calcext:base-cell-address="'Gantt Chart'.JY58"/>
            <calcext:condition calcext:apply-style-name="Milestone" calcext:value="formula-is(AND([.$D58]&gt;0;[.$J58]=&quot;&quot;;[.$D58]=[.JY$10]))" calcext:base-cell-address="'Gantt Chart'.JY58"/>
          </calcext:conditional-format>
          <calcext:conditional-format calcext:target-range-address="'Gantt Chart'.KA58:'Gantt Chart'.KB58">
            <calcext:condition calcext:apply-style-name="Today" calcext:value="formula-is([.KA$10]=TODAY())" calcext:base-cell-address="'Gantt Chart'.KA58"/>
            <calcext:condition calcext:apply-style-name="Weekend" calcext:value="formula-is(OR(WEEKDAY([.KA$10])=1;WEEKDAY([.KA$10])=7))" calcext:base-cell-address="'Gantt Chart'.KA58"/>
            <calcext:condition calcext:apply-style-name="Holiday" calcext:value="formula-is(ISNUMBER(MATCH([.KA$10];Holidays;0)))" calcext:base-cell-address="'Gantt Chart'.KA58"/>
          </calcext:conditional-format>
          <calcext:conditional-format calcext:target-range-address="'Gantt Chart'.KA58:'Gantt Chart'.KB58">
            <calcext:condition calcext:apply-style-name="Task_Completed" calcext:value="formula-is(AND([.$H58]&gt;0;[.KA$10]&gt;=[.$D58];[.KA$10]&lt;=[.$J58];WORKDAY([.$D58];[.$H58]*[.$K58];Holidays)&gt;[.KA$10]))" calcext:base-cell-address="'Gantt Chart'.KA58"/>
            <calcext:condition calcext:apply-style-name="Task_Scheduled" calcext:value="formula-is(AND([.$H58]&gt;0;[.KA$10]&gt;=[.$D58];[.KA$10]&lt;=[.$J58];WORKDAY([.$D58];[.$H58]*[.$K58];Holidays)&lt;=[.KA$10]))" calcext:base-cell-address="'Gantt Chart'.KA58"/>
            <calcext:condition calcext:apply-style-name="Milestone" calcext:value="formula-is(AND([.$D58]&gt;0;[.$J58]=&quot;&quot;;[.$D58]=[.KA$10]))" calcext:base-cell-address="'Gantt Chart'.KA58"/>
          </calcext:conditional-format>
          <calcext:conditional-format calcext:target-range-address="'Gantt Chart'.KC58:'Gantt Chart'.KC58">
            <calcext:condition calcext:apply-style-name="Today" calcext:value="formula-is([.KC$10]=TODAY())" calcext:base-cell-address="'Gantt Chart'.KC58"/>
            <calcext:condition calcext:apply-style-name="Weekend" calcext:value="formula-is(OR(WEEKDAY([.KC$10])=1;WEEKDAY([.KC$10])=7))" calcext:base-cell-address="'Gantt Chart'.KC58"/>
            <calcext:condition calcext:apply-style-name="Holiday" calcext:value="formula-is(ISNUMBER(MATCH([.KC$10];Holidays;0)))" calcext:base-cell-address="'Gantt Chart'.KC58"/>
          </calcext:conditional-format>
          <calcext:conditional-format calcext:target-range-address="'Gantt Chart'.KC58:'Gantt Chart'.KC58">
            <calcext:condition calcext:apply-style-name="Task_Completed" calcext:value="formula-is(AND([.$H58]&gt;0;[.KC$10]&gt;=[.$D58];[.KC$10]&lt;=[.$J58];WORKDAY([.$D58];[.$H58]*[.$K58];Holidays)&gt;[.KC$10]))" calcext:base-cell-address="'Gantt Chart'.KC58"/>
            <calcext:condition calcext:apply-style-name="Task_Scheduled" calcext:value="formula-is(AND([.$H58]&gt;0;[.KC$10]&gt;=[.$D58];[.KC$10]&lt;=[.$J58];WORKDAY([.$D58];[.$H58]*[.$K58];Holidays)&lt;=[.KC$10]))" calcext:base-cell-address="'Gantt Chart'.KC58"/>
            <calcext:condition calcext:apply-style-name="Milestone" calcext:value="formula-is(AND([.$D58]&gt;0;[.$J58]=&quot;&quot;;[.$D58]=[.KC$10]))" calcext:base-cell-address="'Gantt Chart'.KC58"/>
          </calcext:conditional-format>
          <calcext:conditional-format calcext:target-range-address="'Gantt Chart'.JY59:'Gantt Chart'.JZ59">
            <calcext:condition calcext:apply-style-name="Today" calcext:value="formula-is([.JY$10]=TODAY())" calcext:base-cell-address="'Gantt Chart'.JY59"/>
            <calcext:condition calcext:apply-style-name="Weekend" calcext:value="formula-is(OR(WEEKDAY([.JY$10])=1;WEEKDAY([.JY$10])=7))" calcext:base-cell-address="'Gantt Chart'.JY59"/>
            <calcext:condition calcext:apply-style-name="Holiday" calcext:value="formula-is(ISNUMBER(MATCH([.JY$10];Holidays;0)))" calcext:base-cell-address="'Gantt Chart'.JY59"/>
          </calcext:conditional-format>
          <calcext:conditional-format calcext:target-range-address="'Gantt Chart'.JY59:'Gantt Chart'.JZ59">
            <calcext:condition calcext:apply-style-name="Task_Completed" calcext:value="formula-is(AND([.$H59]&gt;0;[.JY$10]&gt;=[.$D59];[.JY$10]&lt;=[.$J59];WORKDAY([.$D59];[.$H59]*[.$K59];Holidays)&gt;[.JY$10]))" calcext:base-cell-address="'Gantt Chart'.JY59"/>
            <calcext:condition calcext:apply-style-name="Task_Scheduled" calcext:value="formula-is(AND([.$H59]&gt;0;[.JY$10]&gt;=[.$D59];[.JY$10]&lt;=[.$J59];WORKDAY([.$D59];[.$H59]*[.$K59];Holidays)&lt;=[.JY$10]))" calcext:base-cell-address="'Gantt Chart'.JY59"/>
            <calcext:condition calcext:apply-style-name="Milestone" calcext:value="formula-is(AND([.$D59]&gt;0;[.$J59]=&quot;&quot;;[.$D59]=[.JY$10]))" calcext:base-cell-address="'Gantt Chart'.JY59"/>
          </calcext:conditional-format>
          <calcext:conditional-format calcext:target-range-address="'Gantt Chart'.KA59:'Gantt Chart'.KB59">
            <calcext:condition calcext:apply-style-name="Today" calcext:value="formula-is([.KA$10]=TODAY())" calcext:base-cell-address="'Gantt Chart'.KA59"/>
            <calcext:condition calcext:apply-style-name="Weekend" calcext:value="formula-is(OR(WEEKDAY([.KA$10])=1;WEEKDAY([.KA$10])=7))" calcext:base-cell-address="'Gantt Chart'.KA59"/>
            <calcext:condition calcext:apply-style-name="Holiday" calcext:value="formula-is(ISNUMBER(MATCH([.KA$10];Holidays;0)))" calcext:base-cell-address="'Gantt Chart'.KA59"/>
          </calcext:conditional-format>
          <calcext:conditional-format calcext:target-range-address="'Gantt Chart'.KA59:'Gantt Chart'.KB59">
            <calcext:condition calcext:apply-style-name="Task_Completed" calcext:value="formula-is(AND([.$H59]&gt;0;[.KA$10]&gt;=[.$D59];[.KA$10]&lt;=[.$J59];WORKDAY([.$D59];[.$H59]*[.$K59];Holidays)&gt;[.KA$10]))" calcext:base-cell-address="'Gantt Chart'.KA59"/>
            <calcext:condition calcext:apply-style-name="Task_Scheduled" calcext:value="formula-is(AND([.$H59]&gt;0;[.KA$10]&gt;=[.$D59];[.KA$10]&lt;=[.$J59];WORKDAY([.$D59];[.$H59]*[.$K59];Holidays)&lt;=[.KA$10]))" calcext:base-cell-address="'Gantt Chart'.KA59"/>
            <calcext:condition calcext:apply-style-name="Milestone" calcext:value="formula-is(AND([.$D59]&gt;0;[.$J59]=&quot;&quot;;[.$D59]=[.KA$10]))" calcext:base-cell-address="'Gantt Chart'.KA59"/>
          </calcext:conditional-format>
          <calcext:conditional-format calcext:target-range-address="'Gantt Chart'.KC59:'Gantt Chart'.KC59">
            <calcext:condition calcext:apply-style-name="Today" calcext:value="formula-is([.KC$10]=TODAY())" calcext:base-cell-address="'Gantt Chart'.KC59"/>
            <calcext:condition calcext:apply-style-name="Weekend" calcext:value="formula-is(OR(WEEKDAY([.KC$10])=1;WEEKDAY([.KC$10])=7))" calcext:base-cell-address="'Gantt Chart'.KC59"/>
            <calcext:condition calcext:apply-style-name="Holiday" calcext:value="formula-is(ISNUMBER(MATCH([.KC$10];Holidays;0)))" calcext:base-cell-address="'Gantt Chart'.KC59"/>
          </calcext:conditional-format>
          <calcext:conditional-format calcext:target-range-address="'Gantt Chart'.KC59:'Gantt Chart'.KC59">
            <calcext:condition calcext:apply-style-name="Task_Completed" calcext:value="formula-is(AND([.$H59]&gt;0;[.KC$10]&gt;=[.$D59];[.KC$10]&lt;=[.$J59];WORKDAY([.$D59];[.$H59]*[.$K59];Holidays)&gt;[.KC$10]))" calcext:base-cell-address="'Gantt Chart'.KC59"/>
            <calcext:condition calcext:apply-style-name="Task_Scheduled" calcext:value="formula-is(AND([.$H59]&gt;0;[.KC$10]&gt;=[.$D59];[.KC$10]&lt;=[.$J59];WORKDAY([.$D59];[.$H59]*[.$K59];Holidays)&lt;=[.KC$10]))" calcext:base-cell-address="'Gantt Chart'.KC59"/>
            <calcext:condition calcext:apply-style-name="Milestone" calcext:value="formula-is(AND([.$D59]&gt;0;[.$J59]=&quot;&quot;;[.$D59]=[.KC$10]))" calcext:base-cell-address="'Gantt Chart'.KC59"/>
          </calcext:conditional-format>
          <calcext:conditional-format calcext:target-range-address="'Gantt Chart'.JY60:'Gantt Chart'.JZ60">
            <calcext:condition calcext:apply-style-name="Today" calcext:value="formula-is([.JY$10]=TODAY())" calcext:base-cell-address="'Gantt Chart'.JY60"/>
            <calcext:condition calcext:apply-style-name="Weekend" calcext:value="formula-is(OR(WEEKDAY([.JY$10])=1;WEEKDAY([.JY$10])=7))" calcext:base-cell-address="'Gantt Chart'.JY60"/>
            <calcext:condition calcext:apply-style-name="Holiday" calcext:value="formula-is(ISNUMBER(MATCH([.JY$10];Holidays;0)))" calcext:base-cell-address="'Gantt Chart'.JY60"/>
          </calcext:conditional-format>
          <calcext:conditional-format calcext:target-range-address="'Gantt Chart'.JY60:'Gantt Chart'.JZ60">
            <calcext:condition calcext:apply-style-name="Task_Completed" calcext:value="formula-is(AND([.$H60]&gt;0;[.JY$10]&gt;=[.$D60];[.JY$10]&lt;=[.$J60];WORKDAY([.$D60];[.$H60]*[.$K60];Holidays)&gt;[.JY$10]))" calcext:base-cell-address="'Gantt Chart'.JY60"/>
            <calcext:condition calcext:apply-style-name="Task_Scheduled" calcext:value="formula-is(AND([.$H60]&gt;0;[.JY$10]&gt;=[.$D60];[.JY$10]&lt;=[.$J60];WORKDAY([.$D60];[.$H60]*[.$K60];Holidays)&lt;=[.JY$10]))" calcext:base-cell-address="'Gantt Chart'.JY60"/>
            <calcext:condition calcext:apply-style-name="Milestone" calcext:value="formula-is(AND([.$D60]&gt;0;[.$J60]=&quot;&quot;;[.$D60]=[.JY$10]))" calcext:base-cell-address="'Gantt Chart'.JY60"/>
          </calcext:conditional-format>
          <calcext:conditional-format calcext:target-range-address="'Gantt Chart'.KA60:'Gantt Chart'.KB60">
            <calcext:condition calcext:apply-style-name="Today" calcext:value="formula-is([.KA$10]=TODAY())" calcext:base-cell-address="'Gantt Chart'.KA60"/>
            <calcext:condition calcext:apply-style-name="Weekend" calcext:value="formula-is(OR(WEEKDAY([.KA$10])=1;WEEKDAY([.KA$10])=7))" calcext:base-cell-address="'Gantt Chart'.KA60"/>
            <calcext:condition calcext:apply-style-name="Holiday" calcext:value="formula-is(ISNUMBER(MATCH([.KA$10];Holidays;0)))" calcext:base-cell-address="'Gantt Chart'.KA60"/>
          </calcext:conditional-format>
          <calcext:conditional-format calcext:target-range-address="'Gantt Chart'.KA60:'Gantt Chart'.KB60">
            <calcext:condition calcext:apply-style-name="Task_Completed" calcext:value="formula-is(AND([.$H60]&gt;0;[.KA$10]&gt;=[.$D60];[.KA$10]&lt;=[.$J60];WORKDAY([.$D60];[.$H60]*[.$K60];Holidays)&gt;[.KA$10]))" calcext:base-cell-address="'Gantt Chart'.KA60"/>
            <calcext:condition calcext:apply-style-name="Task_Scheduled" calcext:value="formula-is(AND([.$H60]&gt;0;[.KA$10]&gt;=[.$D60];[.KA$10]&lt;=[.$J60];WORKDAY([.$D60];[.$H60]*[.$K60];Holidays)&lt;=[.KA$10]))" calcext:base-cell-address="'Gantt Chart'.KA60"/>
            <calcext:condition calcext:apply-style-name="Milestone" calcext:value="formula-is(AND([.$D60]&gt;0;[.$J60]=&quot;&quot;;[.$D60]=[.KA$10]))" calcext:base-cell-address="'Gantt Chart'.KA60"/>
          </calcext:conditional-format>
          <calcext:conditional-format calcext:target-range-address="'Gantt Chart'.KC60:'Gantt Chart'.KC60">
            <calcext:condition calcext:apply-style-name="Today" calcext:value="formula-is([.KC$10]=TODAY())" calcext:base-cell-address="'Gantt Chart'.KC60"/>
            <calcext:condition calcext:apply-style-name="Weekend" calcext:value="formula-is(OR(WEEKDAY([.KC$10])=1;WEEKDAY([.KC$10])=7))" calcext:base-cell-address="'Gantt Chart'.KC60"/>
            <calcext:condition calcext:apply-style-name="Holiday" calcext:value="formula-is(ISNUMBER(MATCH([.KC$10];Holidays;0)))" calcext:base-cell-address="'Gantt Chart'.KC60"/>
          </calcext:conditional-format>
          <calcext:conditional-format calcext:target-range-address="'Gantt Chart'.KC60:'Gantt Chart'.KC60">
            <calcext:condition calcext:apply-style-name="Task_Completed" calcext:value="formula-is(AND([.$H60]&gt;0;[.KC$10]&gt;=[.$D60];[.KC$10]&lt;=[.$J60];WORKDAY([.$D60];[.$H60]*[.$K60];Holidays)&gt;[.KC$10]))" calcext:base-cell-address="'Gantt Chart'.KC60"/>
            <calcext:condition calcext:apply-style-name="Task_Scheduled" calcext:value="formula-is(AND([.$H60]&gt;0;[.KC$10]&gt;=[.$D60];[.KC$10]&lt;=[.$J60];WORKDAY([.$D60];[.$H60]*[.$K60];Holidays)&lt;=[.KC$10]))" calcext:base-cell-address="'Gantt Chart'.KC60"/>
            <calcext:condition calcext:apply-style-name="Milestone" calcext:value="formula-is(AND([.$D60]&gt;0;[.$J60]=&quot;&quot;;[.$D60]=[.KC$10]))" calcext:base-cell-address="'Gantt Chart'.KC60"/>
          </calcext:conditional-format>
          <calcext:conditional-format calcext:target-range-address="'Gantt Chart'.JY61:'Gantt Chart'.JZ61">
            <calcext:condition calcext:apply-style-name="Today" calcext:value="formula-is([.JY$10]=TODAY())" calcext:base-cell-address="'Gantt Chart'.JY61"/>
            <calcext:condition calcext:apply-style-name="Weekend" calcext:value="formula-is(OR(WEEKDAY([.JY$10])=1;WEEKDAY([.JY$10])=7))" calcext:base-cell-address="'Gantt Chart'.JY61"/>
            <calcext:condition calcext:apply-style-name="Holiday" calcext:value="formula-is(ISNUMBER(MATCH([.JY$10];Holidays;0)))" calcext:base-cell-address="'Gantt Chart'.JY61"/>
          </calcext:conditional-format>
          <calcext:conditional-format calcext:target-range-address="'Gantt Chart'.JY61:'Gantt Chart'.JZ61">
            <calcext:condition calcext:apply-style-name="Task_Completed" calcext:value="formula-is(AND([.$H61]&gt;0;[.JY$10]&gt;=[.$D61];[.JY$10]&lt;=[.$J61];WORKDAY([.$D61];[.$H61]*[.$K61];Holidays)&gt;[.JY$10]))" calcext:base-cell-address="'Gantt Chart'.JY61"/>
            <calcext:condition calcext:apply-style-name="Task_Scheduled" calcext:value="formula-is(AND([.$H61]&gt;0;[.JY$10]&gt;=[.$D61];[.JY$10]&lt;=[.$J61];WORKDAY([.$D61];[.$H61]*[.$K61];Holidays)&lt;=[.JY$10]))" calcext:base-cell-address="'Gantt Chart'.JY61"/>
            <calcext:condition calcext:apply-style-name="Milestone" calcext:value="formula-is(AND([.$D61]&gt;0;[.$J61]=&quot;&quot;;[.$D61]=[.JY$10]))" calcext:base-cell-address="'Gantt Chart'.JY61"/>
          </calcext:conditional-format>
          <calcext:conditional-format calcext:target-range-address="'Gantt Chart'.KA61:'Gantt Chart'.KB61">
            <calcext:condition calcext:apply-style-name="Today" calcext:value="formula-is([.KA$10]=TODAY())" calcext:base-cell-address="'Gantt Chart'.KA61"/>
            <calcext:condition calcext:apply-style-name="Weekend" calcext:value="formula-is(OR(WEEKDAY([.KA$10])=1;WEEKDAY([.KA$10])=7))" calcext:base-cell-address="'Gantt Chart'.KA61"/>
            <calcext:condition calcext:apply-style-name="Holiday" calcext:value="formula-is(ISNUMBER(MATCH([.KA$10];Holidays;0)))" calcext:base-cell-address="'Gantt Chart'.KA61"/>
          </calcext:conditional-format>
          <calcext:conditional-format calcext:target-range-address="'Gantt Chart'.KA61:'Gantt Chart'.KB61">
            <calcext:condition calcext:apply-style-name="Task_Completed" calcext:value="formula-is(AND([.$H61]&gt;0;[.KA$10]&gt;=[.$D61];[.KA$10]&lt;=[.$J61];WORKDAY([.$D61];[.$H61]*[.$K61];Holidays)&gt;[.KA$10]))" calcext:base-cell-address="'Gantt Chart'.KA61"/>
            <calcext:condition calcext:apply-style-name="Task_Scheduled" calcext:value="formula-is(AND([.$H61]&gt;0;[.KA$10]&gt;=[.$D61];[.KA$10]&lt;=[.$J61];WORKDAY([.$D61];[.$H61]*[.$K61];Holidays)&lt;=[.KA$10]))" calcext:base-cell-address="'Gantt Chart'.KA61"/>
            <calcext:condition calcext:apply-style-name="Milestone" calcext:value="formula-is(AND([.$D61]&gt;0;[.$J61]=&quot;&quot;;[.$D61]=[.KA$10]))" calcext:base-cell-address="'Gantt Chart'.KA61"/>
          </calcext:conditional-format>
          <calcext:conditional-format calcext:target-range-address="'Gantt Chart'.KC61:'Gantt Chart'.KC61">
            <calcext:condition calcext:apply-style-name="Today" calcext:value="formula-is([.KC$10]=TODAY())" calcext:base-cell-address="'Gantt Chart'.KC61"/>
            <calcext:condition calcext:apply-style-name="Weekend" calcext:value="formula-is(OR(WEEKDAY([.KC$10])=1;WEEKDAY([.KC$10])=7))" calcext:base-cell-address="'Gantt Chart'.KC61"/>
            <calcext:condition calcext:apply-style-name="Holiday" calcext:value="formula-is(ISNUMBER(MATCH([.KC$10];Holidays;0)))" calcext:base-cell-address="'Gantt Chart'.KC61"/>
          </calcext:conditional-format>
          <calcext:conditional-format calcext:target-range-address="'Gantt Chart'.KC61:'Gantt Chart'.KC61">
            <calcext:condition calcext:apply-style-name="Task_Completed" calcext:value="formula-is(AND([.$H61]&gt;0;[.KC$10]&gt;=[.$D61];[.KC$10]&lt;=[.$J61];WORKDAY([.$D61];[.$H61]*[.$K61];Holidays)&gt;[.KC$10]))" calcext:base-cell-address="'Gantt Chart'.KC61"/>
            <calcext:condition calcext:apply-style-name="Task_Scheduled" calcext:value="formula-is(AND([.$H61]&gt;0;[.KC$10]&gt;=[.$D61];[.KC$10]&lt;=[.$J61];WORKDAY([.$D61];[.$H61]*[.$K61];Holidays)&lt;=[.KC$10]))" calcext:base-cell-address="'Gantt Chart'.KC61"/>
            <calcext:condition calcext:apply-style-name="Milestone" calcext:value="formula-is(AND([.$D61]&gt;0;[.$J61]=&quot;&quot;;[.$D61]=[.KC$10]))" calcext:base-cell-address="'Gantt Chart'.KC61"/>
          </calcext:conditional-format>
          <calcext:conditional-format calcext:target-range-address="'Gantt Chart'.JY62:'Gantt Chart'.JZ62">
            <calcext:condition calcext:apply-style-name="Today" calcext:value="formula-is([.JY$10]=TODAY())" calcext:base-cell-address="'Gantt Chart'.JY62"/>
            <calcext:condition calcext:apply-style-name="Weekend" calcext:value="formula-is(OR(WEEKDAY([.JY$10])=1;WEEKDAY([.JY$10])=7))" calcext:base-cell-address="'Gantt Chart'.JY62"/>
            <calcext:condition calcext:apply-style-name="Holiday" calcext:value="formula-is(ISNUMBER(MATCH([.JY$10];Holidays;0)))" calcext:base-cell-address="'Gantt Chart'.JY62"/>
          </calcext:conditional-format>
          <calcext:conditional-format calcext:target-range-address="'Gantt Chart'.JY62:'Gantt Chart'.JZ62">
            <calcext:condition calcext:apply-style-name="Task_Completed" calcext:value="formula-is(AND([.$H62]&gt;0;[.JY$10]&gt;=[.$D62];[.JY$10]&lt;=[.$J62];WORKDAY([.$D62];[.$H62]*[.$K62];Holidays)&gt;[.JY$10]))" calcext:base-cell-address="'Gantt Chart'.JY62"/>
            <calcext:condition calcext:apply-style-name="Task_Scheduled" calcext:value="formula-is(AND([.$H62]&gt;0;[.JY$10]&gt;=[.$D62];[.JY$10]&lt;=[.$J62];WORKDAY([.$D62];[.$H62]*[.$K62];Holidays)&lt;=[.JY$10]))" calcext:base-cell-address="'Gantt Chart'.JY62"/>
            <calcext:condition calcext:apply-style-name="Milestone" calcext:value="formula-is(AND([.$D62]&gt;0;[.$J62]=&quot;&quot;;[.$D62]=[.JY$10]))" calcext:base-cell-address="'Gantt Chart'.JY62"/>
          </calcext:conditional-format>
          <calcext:conditional-format calcext:target-range-address="'Gantt Chart'.KA62:'Gantt Chart'.KB62">
            <calcext:condition calcext:apply-style-name="Today" calcext:value="formula-is([.KA$10]=TODAY())" calcext:base-cell-address="'Gantt Chart'.KA62"/>
            <calcext:condition calcext:apply-style-name="Weekend" calcext:value="formula-is(OR(WEEKDAY([.KA$10])=1;WEEKDAY([.KA$10])=7))" calcext:base-cell-address="'Gantt Chart'.KA62"/>
            <calcext:condition calcext:apply-style-name="Holiday" calcext:value="formula-is(ISNUMBER(MATCH([.KA$10];Holidays;0)))" calcext:base-cell-address="'Gantt Chart'.KA62"/>
          </calcext:conditional-format>
          <calcext:conditional-format calcext:target-range-address="'Gantt Chart'.KA62:'Gantt Chart'.KB62">
            <calcext:condition calcext:apply-style-name="Task_Completed" calcext:value="formula-is(AND([.$H62]&gt;0;[.KA$10]&gt;=[.$D62];[.KA$10]&lt;=[.$J62];WORKDAY([.$D62];[.$H62]*[.$K62];Holidays)&gt;[.KA$10]))" calcext:base-cell-address="'Gantt Chart'.KA62"/>
            <calcext:condition calcext:apply-style-name="Task_Scheduled" calcext:value="formula-is(AND([.$H62]&gt;0;[.KA$10]&gt;=[.$D62];[.KA$10]&lt;=[.$J62];WORKDAY([.$D62];[.$H62]*[.$K62];Holidays)&lt;=[.KA$10]))" calcext:base-cell-address="'Gantt Chart'.KA62"/>
            <calcext:condition calcext:apply-style-name="Milestone" calcext:value="formula-is(AND([.$D62]&gt;0;[.$J62]=&quot;&quot;;[.$D62]=[.KA$10]))" calcext:base-cell-address="'Gantt Chart'.KA62"/>
          </calcext:conditional-format>
          <calcext:conditional-format calcext:target-range-address="'Gantt Chart'.KC62:'Gantt Chart'.KC62">
            <calcext:condition calcext:apply-style-name="Today" calcext:value="formula-is([.KC$10]=TODAY())" calcext:base-cell-address="'Gantt Chart'.KC62"/>
            <calcext:condition calcext:apply-style-name="Weekend" calcext:value="formula-is(OR(WEEKDAY([.KC$10])=1;WEEKDAY([.KC$10])=7))" calcext:base-cell-address="'Gantt Chart'.KC62"/>
            <calcext:condition calcext:apply-style-name="Holiday" calcext:value="formula-is(ISNUMBER(MATCH([.KC$10];Holidays;0)))" calcext:base-cell-address="'Gantt Chart'.KC62"/>
          </calcext:conditional-format>
          <calcext:conditional-format calcext:target-range-address="'Gantt Chart'.KC62:'Gantt Chart'.KC62">
            <calcext:condition calcext:apply-style-name="Task_Completed" calcext:value="formula-is(AND([.$H62]&gt;0;[.KC$10]&gt;=[.$D62];[.KC$10]&lt;=[.$J62];WORKDAY([.$D62];[.$H62]*[.$K62];Holidays)&gt;[.KC$10]))" calcext:base-cell-address="'Gantt Chart'.KC62"/>
            <calcext:condition calcext:apply-style-name="Task_Scheduled" calcext:value="formula-is(AND([.$H62]&gt;0;[.KC$10]&gt;=[.$D62];[.KC$10]&lt;=[.$J62];WORKDAY([.$D62];[.$H62]*[.$K62];Holidays)&lt;=[.KC$10]))" calcext:base-cell-address="'Gantt Chart'.KC62"/>
            <calcext:condition calcext:apply-style-name="Milestone" calcext:value="formula-is(AND([.$D62]&gt;0;[.$J62]=&quot;&quot;;[.$D62]=[.KC$10]))" calcext:base-cell-address="'Gantt Chart'.KC62"/>
          </calcext:conditional-format>
          <calcext:conditional-format calcext:target-range-address="'Gantt Chart'.JY63:'Gantt Chart'.JZ63">
            <calcext:condition calcext:apply-style-name="Today" calcext:value="formula-is([.JY$10]=TODAY())" calcext:base-cell-address="'Gantt Chart'.JY63"/>
            <calcext:condition calcext:apply-style-name="Weekend" calcext:value="formula-is(OR(WEEKDAY([.JY$10])=1;WEEKDAY([.JY$10])=7))" calcext:base-cell-address="'Gantt Chart'.JY63"/>
            <calcext:condition calcext:apply-style-name="Holiday" calcext:value="formula-is(ISNUMBER(MATCH([.JY$10];Holidays;0)))" calcext:base-cell-address="'Gantt Chart'.JY63"/>
          </calcext:conditional-format>
          <calcext:conditional-format calcext:target-range-address="'Gantt Chart'.JY63:'Gantt Chart'.JZ63">
            <calcext:condition calcext:apply-style-name="Task_Completed" calcext:value="formula-is(AND([.$H63]&gt;0;[.JY$10]&gt;=[.$D63];[.JY$10]&lt;=[.$J63];WORKDAY([.$D63];[.$H63]*[.$K63];Holidays)&gt;[.JY$10]))" calcext:base-cell-address="'Gantt Chart'.JY63"/>
            <calcext:condition calcext:apply-style-name="Task_Scheduled" calcext:value="formula-is(AND([.$H63]&gt;0;[.JY$10]&gt;=[.$D63];[.JY$10]&lt;=[.$J63];WORKDAY([.$D63];[.$H63]*[.$K63];Holidays)&lt;=[.JY$10]))" calcext:base-cell-address="'Gantt Chart'.JY63"/>
            <calcext:condition calcext:apply-style-name="Milestone" calcext:value="formula-is(AND([.$D63]&gt;0;[.$J63]=&quot;&quot;;[.$D63]=[.JY$10]))" calcext:base-cell-address="'Gantt Chart'.JY63"/>
          </calcext:conditional-format>
          <calcext:conditional-format calcext:target-range-address="'Gantt Chart'.KA63:'Gantt Chart'.KB63">
            <calcext:condition calcext:apply-style-name="Today" calcext:value="formula-is([.KA$10]=TODAY())" calcext:base-cell-address="'Gantt Chart'.KA63"/>
            <calcext:condition calcext:apply-style-name="Weekend" calcext:value="formula-is(OR(WEEKDAY([.KA$10])=1;WEEKDAY([.KA$10])=7))" calcext:base-cell-address="'Gantt Chart'.KA63"/>
            <calcext:condition calcext:apply-style-name="Holiday" calcext:value="formula-is(ISNUMBER(MATCH([.KA$10];Holidays;0)))" calcext:base-cell-address="'Gantt Chart'.KA63"/>
          </calcext:conditional-format>
          <calcext:conditional-format calcext:target-range-address="'Gantt Chart'.KA63:'Gantt Chart'.KB63">
            <calcext:condition calcext:apply-style-name="Task_Completed" calcext:value="formula-is(AND([.$H63]&gt;0;[.KA$10]&gt;=[.$D63];[.KA$10]&lt;=[.$J63];WORKDAY([.$D63];[.$H63]*[.$K63];Holidays)&gt;[.KA$10]))" calcext:base-cell-address="'Gantt Chart'.KA63"/>
            <calcext:condition calcext:apply-style-name="Task_Scheduled" calcext:value="formula-is(AND([.$H63]&gt;0;[.KA$10]&gt;=[.$D63];[.KA$10]&lt;=[.$J63];WORKDAY([.$D63];[.$H63]*[.$K63];Holidays)&lt;=[.KA$10]))" calcext:base-cell-address="'Gantt Chart'.KA63"/>
            <calcext:condition calcext:apply-style-name="Milestone" calcext:value="formula-is(AND([.$D63]&gt;0;[.$J63]=&quot;&quot;;[.$D63]=[.KA$10]))" calcext:base-cell-address="'Gantt Chart'.KA63"/>
          </calcext:conditional-format>
          <calcext:conditional-format calcext:target-range-address="'Gantt Chart'.KC63:'Gantt Chart'.KC63">
            <calcext:condition calcext:apply-style-name="Today" calcext:value="formula-is([.KC$10]=TODAY())" calcext:base-cell-address="'Gantt Chart'.KC63"/>
            <calcext:condition calcext:apply-style-name="Weekend" calcext:value="formula-is(OR(WEEKDAY([.KC$10])=1;WEEKDAY([.KC$10])=7))" calcext:base-cell-address="'Gantt Chart'.KC63"/>
            <calcext:condition calcext:apply-style-name="Holiday" calcext:value="formula-is(ISNUMBER(MATCH([.KC$10];Holidays;0)))" calcext:base-cell-address="'Gantt Chart'.KC63"/>
          </calcext:conditional-format>
          <calcext:conditional-format calcext:target-range-address="'Gantt Chart'.KC63:'Gantt Chart'.KC63">
            <calcext:condition calcext:apply-style-name="Task_Completed" calcext:value="formula-is(AND([.$H63]&gt;0;[.KC$10]&gt;=[.$D63];[.KC$10]&lt;=[.$J63];WORKDAY([.$D63];[.$H63]*[.$K63];Holidays)&gt;[.KC$10]))" calcext:base-cell-address="'Gantt Chart'.KC63"/>
            <calcext:condition calcext:apply-style-name="Task_Scheduled" calcext:value="formula-is(AND([.$H63]&gt;0;[.KC$10]&gt;=[.$D63];[.KC$10]&lt;=[.$J63];WORKDAY([.$D63];[.$H63]*[.$K63];Holidays)&lt;=[.KC$10]))" calcext:base-cell-address="'Gantt Chart'.KC63"/>
            <calcext:condition calcext:apply-style-name="Milestone" calcext:value="formula-is(AND([.$D63]&gt;0;[.$J63]=&quot;&quot;;[.$D63]=[.KC$10]))" calcext:base-cell-address="'Gantt Chart'.KC63"/>
          </calcext:conditional-format>
        </calcext:conditional-formats>
      </table:table>
      <table:named-expressions>
        <table:named-range table:name="Chart_Body" table:base-cell-address="$'Gantt Chart'.$A$5" table:cell-range-address="$'Gantt Chart'.$O$11:.$FE$36"/>
        <table:named-range table:name="Chart_Headers" table:base-cell-address="$'Gantt Chart'.$A$5" table:cell-range-address="$'Gantt Chart'.$O$8:.$FE$10"/>
        <table:named-range table:name="Chart_Space" table:base-cell-address="$'Gantt Chart'.$A$5" table:cell-range-address="$'Gantt Chart'.$O$8:.$FE$36"/>
        <table:named-range table:name="Holidays" table:base-cell-address="$'Gantt Chart'.$B$66" table:cell-range-address="$'Gantt Chart'.$D$151:.$D$171"/>
        <table:named-range table:name="Print_Area" table:base-cell-address="$'Gantt Chart'.$A$1" table:cell-range-address="$'Gantt Chart'.$A$1:.$GM$36"/>
        <table:named-range table:name="Tasks_Due_Dates" table:base-cell-address="$'Gantt Chart'.$F$30" table:cell-range-address="$'Gantt Chart'.$J$11:.$J$36"/>
        <table:named-range table:name="Tasks_Duration" table:base-cell-address="$'Gantt Chart'.$E$30" table:cell-range-address="$'Gantt Chart'.$H$11:.$H$36"/>
        <table:named-range table:name="Tasks_Percent_Complete" table:base-cell-address="$'Gantt Chart'.$D$11" table:cell-range-address="$'Gantt Chart'.$K$11:.$K$36"/>
        <table:named-range table:name="Tasks_Start_Dates" table:base-cell-address="$'Gantt Chart'.$D$11" table:cell-range-address="$'Gantt Chart'.$D$11:.$D$3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Inconsolata" svg:font-family="Inconsolata" style:font-pitch="fixed"/>
    <style:font-face style:name="Mangal" svg:font-family="Mang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pt" fo:country="P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4P0"/>
    </number:currency-style>
    <number:number-style style:name="N126P0" style:volatile="true">
      <number:number number:decimal-places="0" loext:min-decimal-places="0" number:min-integer-digits="1" number:grouping="true"/>
      <number:text> €</number:text>
    </number:number-style>
    <number:number-style style:name="N126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9P0" style:volatile="true">
      <number:number number:decimal-places="2" loext:min-decimal-places="2" number:min-integer-digits="1" number:grouping="true"/>
      <number:text> €</number:text>
    </number:number-style>
    <number:number-style style:name="N12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number:text>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4P0"/>
    </number:number-style>
    <number:number-style style:name="N138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8P2" style:volatile="true">
      <loext:fill-character> </loext:fill-character>
      <number:text>-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2" style:volatile="true">
      <loext:fill-character> </loext:fill-character>
      <number:text>-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6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0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loext:min-decimal-places="1" number:min-integer-digits="3" number:min-exponent-digits="1" loext:exponent-interval="3" loext:forced-exponent-sign="true"/>
    </number:number-style>
    <number:date-style style:name="N155">
      <number:day number:style="long"/>
    </number:date-style>
    <number:percentage-style style:name="N156">
      <number:number number:decimal-places="1" loext:min-decimal-places="1" number:min-integer-digits="1"/>
      <number:text>%</number:text>
    </number:percentage-style>
    <number:date-style style:name="N157">
      <number:month number:textual="true"/>
      <number:text>-</number:text>
      <number:year/>
    </number:date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date-style style:name="N174">
      <number:day number:style="long"/>
      <number:text> - </number:text>
      <number:month number:textual="true"/>
      <number:text> - </number:text>
      <number:year/>
    </number:date-style>
    <number:date-style style:name="N176P0" style:volatile="true">
      <number:month/>
      <number:text>-</number:text>
      <number:day/>
      <number:text>-</number:text>
      <number:year/>
    </number:date-style>
    <number:text-style style:name="N176">
      <number:text-content/>
      <style:map style:condition="value()&lt;=1.79769313486232E+308" style:apply-style-name="N176P0"/>
    </number:text-style>
    <number:number-style style:name="N177">
      <number:number number:decimal-places="0" loext:min-decimal-places="0" number:min-integer-digits="2"/>
    </number:number-style>
    <number:date-style style:name="N178">
      <number:day number:style="long"/>
      <number:text>-</number:text>
      <number:month number:textual="true"/>
      <number:text>-</number:text>
      <number:year number:style="long"/>
    </number:date-style>
    <number:number-style style:name="N17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first-page-number="continue" style:scale-to="100%"/>
      <style:header-style>
        <style:header-footer-properties fo:margin-left="3.46pt" fo:margin-right="3.46pt" fo:margin-bottom="0pt"/>
      </style:header-style>
      <style:footer-style>
        <style:header-footer-properties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 style:data-style-name="N2" text:time-value="15:51:58.1931915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52M57S</meta:editing-duration>
    <meta:editing-cycles>245</meta:editing-cycles>
    <meta:generator>LibreOffice/5.1.4.2$Linux_X86_64 LibreOffice_project/10m0$Build-2</meta:generator>
    <dc:date>2016-10-17T16:04:59.360268382</dc:date>
    <meta:document-statistic meta:table-count="1" meta:cell-count="1126" meta:object-count="0"/>
    <meta:user-defined meta:name="Info 1"/>
    <meta:user-defined meta:name="Info 2"/>
    <meta:user-defined meta:name="Info 3"/>
    <meta:user-defined meta:name="Info 4"/>
  </office:meta>
</office:document-meta>
</file>